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4"/>
    <style:style style:name="ce4" style:family="table-cell" style:parent-style-name="Default" style:data-style-name="N115"/>
    <style:style style:name="ce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 table:print-ranges="Лист1.G2:Лист1.G2"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общ.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/>
          <table:table-cell>
            <draw:frame table:end-cell-address="Лист1.R17" table:end-x="0.268cm" table:end-y="0.234cm" draw:z-index="0" draw:style-name="gr1" draw:text-style-name="P1" svg:width="15.999cm" svg:height="9.105cm" svg:x="0.073cm" svg:y="0.047cm">
              <draw:object draw:notify-on-update-of-ranges="Лист1.G2:Лист1.G13 Лист1.I2:Лист1.I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+6*RAND()" office:value-type="float" office:value="32.0122418033425" calcext:value-type="float">
            <text:p>32,0122</text:p>
          </table:table-cell>
          <table:table-cell table:formula="of:=NORMINV(RAND();30;5)" office:value-type="float" office:value="32.6841706367017" calcext:value-type="float">
            <text:p>32,6842</text:p>
          </table:table-cell>
          <table:table-cell table:formula="of:=48+24*RAND()" office:value-type="float" office:value="68.8793933959678" calcext:value-type="float">
            <text:p>68,8794</text:p>
          </table:table-cell>
          <table:table-cell table:formula="of:=(([.C2]+[.D2])/([.C2]*[.D2]))+[.B2]" office:value-type="float" office:value="32.0573557840672" calcext:value-type="float">
            <text:p>32,0574</text:p>
          </table:table-cell>
          <table:table-cell/>
          <table:table-cell office:value-type="float" office:value="27.3" calcext:value-type="float">
            <text:p>27,3</text:p>
          </table:table-cell>
          <table:table-cell office:value-type="float" office:value="27" calcext:value-type="float">
            <text:p>27</text:p>
          </table:table-cell>
          <table:table-cell table:number-matrix-columns-spanned="1" table:number-matrix-rows-spanned="12" table:formula="of:=FREQUENCY([.B2:.B1501];[.H2:.H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7+6*RAND()" office:value-type="float" office:value="32.9976612052415" calcext:value-type="float">
            <text:p>32,9977</text:p>
          </table:table-cell>
          <table:table-cell table:formula="of:=NORMINV(RAND();30;5)" office:value-type="float" office:value="28.5592093707935" calcext:value-type="float">
            <text:p>28,5592</text:p>
          </table:table-cell>
          <table:table-cell table:formula="of:=48+24*RAND()" office:value-type="float" office:value="57.8203219464049" calcext:value-type="float">
            <text:p>57,8203</text:p>
          </table:table-cell>
          <table:table-cell table:formula="of:=(([.C3]+[.D3])/([.C3]*[.D3]))+[.B3]" office:value-type="float" office:value="33.0499711374816" calcext:value-type="float">
            <text:p>33,0500</text:p>
          </table:table-cell>
          <table:table-cell/>
          <table:table-cell office:value-type="float" office:value="27.9" calcext:value-type="float">
            <text:p>27,9</text:p>
          </table:table-cell>
          <table:table-cell office:value-type="float" office:value="27.6" calcext:value-type="float">
            <text:p>27,6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7+6*RAND()" office:value-type="float" office:value="32.2248298523482" calcext:value-type="float">
            <text:p>32,2248</text:p>
          </table:table-cell>
          <table:table-cell table:formula="of:=NORMINV(RAND();30;5)" office:value-type="float" office:value="27.950646501807" calcext:value-type="float">
            <text:p>27,9506</text:p>
          </table:table-cell>
          <table:table-cell table:formula="of:=48+24*RAND()" office:value-type="float" office:value="61.4200070304796" calcext:value-type="float">
            <text:p>61,4200</text:p>
          </table:table-cell>
          <table:table-cell table:formula="of:=(([.C4]+[.D4])/([.C4]*[.D4]))+[.B4]" office:value-type="float" office:value="32.2768885398267" calcext:value-type="float">
            <text:p>32,2769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28.2" calcext:value-type="float">
            <text:p>28,2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7+6*RAND()" office:value-type="float" office:value="28.717215975048" calcext:value-type="float">
            <text:p>28,7172</text:p>
          </table:table-cell>
          <table:table-cell table:formula="of:=NORMINV(RAND();30;5)" office:value-type="float" office:value="28.0435629966936" calcext:value-type="float">
            <text:p>28,0436</text:p>
          </table:table-cell>
          <table:table-cell table:formula="of:=48+24*RAND()" office:value-type="float" office:value="60.0851501030847" calcext:value-type="float">
            <text:p>60,0852</text:p>
          </table:table-cell>
          <table:table-cell table:formula="of:=(([.C5]+[.D5])/([.C5]*[.D5]))+[.B5]" office:value-type="float" office:value="28.7695178294105" calcext:value-type="float">
            <text:p>28,7695</text:p>
          </table:table-cell>
          <table:table-cell/>
          <table:table-cell office:value-type="float" office:value="29.1" calcext:value-type="float">
            <text:p>29,1</text:p>
          </table:table-cell>
          <table:table-cell office:value-type="float" office:value="28.8" calcext:value-type="float">
            <text:p>28,8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7+6*RAND()" office:value-type="float" office:value="28.6358883983921" calcext:value-type="float">
            <text:p>28,6359</text:p>
          </table:table-cell>
          <table:table-cell table:formula="of:=NORMINV(RAND();30;5)" office:value-type="float" office:value="33.3833859432645" calcext:value-type="float">
            <text:p>33,3834</text:p>
          </table:table-cell>
          <table:table-cell table:formula="of:=48+24*RAND()" office:value-type="float" office:value="56.3780123451725" calcext:value-type="float">
            <text:p>56,3780</text:p>
          </table:table-cell>
          <table:table-cell table:formula="of:=(([.C6]+[.D6])/([.C6]*[.D6]))+[.B6]" office:value-type="float" office:value="28.6835808300038" calcext:value-type="float">
            <text:p>28,6836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29.4" calcext:value-type="float">
            <text:p>29,4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7+6*RAND()" office:value-type="float" office:value="30.1939621742349" calcext:value-type="float">
            <text:p>30,1940</text:p>
          </table:table-cell>
          <table:table-cell table:formula="of:=NORMINV(RAND();30;5)" office:value-type="float" office:value="25.0134531429558" calcext:value-type="float">
            <text:p>25,0135</text:p>
          </table:table-cell>
          <table:table-cell table:formula="of:=48+24*RAND()" office:value-type="float" office:value="52.0345777692273" calcext:value-type="float">
            <text:p>52,0346</text:p>
          </table:table-cell>
          <table:table-cell table:formula="of:=(([.C7]+[.D7])/([.C7]*[.D7]))+[.B7]" office:value-type="float" office:value="30.2531586508749" calcext:value-type="float">
            <text:p>30,2532</text:p>
          </table:table-cell>
          <table:table-cell/>
          <table:table-cell office:value-type="float" office:value="30.3" calcext:value-type="float">
            <text:p>30,3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7+6*RAND()" office:value-type="float" office:value="29.0095651585143" calcext:value-type="float">
            <text:p>29,0096</text:p>
          </table:table-cell>
          <table:table-cell table:formula="of:=NORMINV(RAND();30;5)" office:value-type="float" office:value="26.1370496625588" calcext:value-type="float">
            <text:p>26,1370</text:p>
          </table:table-cell>
          <table:table-cell table:formula="of:=48+24*RAND()" office:value-type="float" office:value="48.9109459156171" calcext:value-type="float">
            <text:p>48,9109</text:p>
          </table:table-cell>
          <table:table-cell table:formula="of:=(([.C8]+[.D8])/([.C8]*[.D8]))+[.B8]" office:value-type="float" office:value="29.0682703450476" calcext:value-type="float">
            <text:p>29,0683</text:p>
          </table:table-cell>
          <table:table-cell/>
          <table:table-cell office:value-type="float" office:value="30.9" calcext:value-type="float">
            <text:p>30,9</text:p>
          </table:table-cell>
          <table:table-cell office:value-type="float" office:value="30.6" calcext:value-type="float">
            <text:p>30,6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7+6*RAND()" office:value-type="float" office:value="27.1568795240019" calcext:value-type="float">
            <text:p>27,1569</text:p>
          </table:table-cell>
          <table:table-cell table:formula="of:=NORMINV(RAND();30;5)" office:value-type="float" office:value="34.2814220426786" calcext:value-type="float">
            <text:p>34,2814</text:p>
          </table:table-cell>
          <table:table-cell table:formula="of:=48+24*RAND()" office:value-type="float" office:value="68.9074855176732" calcext:value-type="float">
            <text:p>68,9075</text:p>
          </table:table-cell>
          <table:table-cell table:formula="of:=(([.C9]+[.D9])/([.C9]*[.D9]))+[.B9]" office:value-type="float" office:value="27.2005620539584" calcext:value-type="float">
            <text:p>27,2006</text:p>
          </table:table-cell>
          <table:table-cell/>
          <table:table-cell office:value-type="float" office:value="31.5" calcext:value-type="float">
            <text:p>31,5</text:p>
          </table:table-cell>
          <table:table-cell office:value-type="float" office:value="31.2" calcext:value-type="float">
            <text:p>31,2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7+6*RAND()" office:value-type="float" office:value="31.4769267321099" calcext:value-type="float">
            <text:p>31,4769</text:p>
          </table:table-cell>
          <table:table-cell table:formula="of:=NORMINV(RAND();30;5)" office:value-type="float" office:value="28.5176914297901" calcext:value-type="float">
            <text:p>28,5177</text:p>
          </table:table-cell>
          <table:table-cell table:formula="of:=48+24*RAND()" office:value-type="float" office:value="58.1509402217343" calcext:value-type="float">
            <text:p>58,1509</text:p>
          </table:table-cell>
          <table:table-cell table:formula="of:=(([.C10]+[.D10])/([.C10]*[.D10]))+[.B10]" office:value-type="float" office:value="31.5291893106576" calcext:value-type="float">
            <text:p>31,5292</text:p>
          </table:table-cell>
          <table:table-cell/>
          <table:table-cell office:value-type="float" office:value="32.1" calcext:value-type="float">
            <text:p>32,1</text:p>
          </table:table-cell>
          <table:table-cell office:value-type="float" office:value="31.8" calcext:value-type="float">
            <text:p>31,8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7+6*RAND()" office:value-type="float" office:value="27.5634260068182" calcext:value-type="float">
            <text:p>27,5634</text:p>
          </table:table-cell>
          <table:table-cell table:formula="of:=MIN(NORMINV(RAND();30;5))" office:value-type="float" office:value="31.5746289364676" calcext:value-type="float">
            <text:p>31,5746</text:p>
          </table:table-cell>
          <table:table-cell table:formula="of:=48+24*RAND()" office:value-type="float" office:value="57.9156102212146" calcext:value-type="float">
            <text:p>57,9156</text:p>
          </table:table-cell>
          <table:table-cell table:formula="of:=(([.C11]+[.D11])/([.C11]*[.D11]))+[.B11]" office:value-type="float" office:value="27.6123635065096" calcext:value-type="float">
            <text:p>27,6124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2.4" calcext:value-type="float">
            <text:p>32,4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7+6*RAND()" office:value-type="float" office:value="30.4234733458143" calcext:value-type="float">
            <text:p>30,4235</text:p>
          </table:table-cell>
          <table:table-cell table:formula="of:=NORMINV(RAND();30;5)" office:value-type="float" office:value="35.0024560222996" calcext:value-type="float">
            <text:p>35,0025</text:p>
          </table:table-cell>
          <table:table-cell table:formula="of:=48+24*RAND()" office:value-type="float" office:value="61.1268487209454" calcext:value-type="float">
            <text:p>61,1268</text:p>
          </table:table-cell>
          <table:table-cell table:formula="of:=(([.C12]+[.D12])/([.C12]*[.D12]))+[.B12]" office:value-type="float" office:value="30.4684021930211" calcext:value-type="float">
            <text:p>30,4684</text:p>
          </table:table-cell>
          <table:table-cell/>
          <table:table-cell office:value-type="float" office:value="33.3" calcext:value-type="float">
            <text:p>33,3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7+6*RAND()" office:value-type="float" office:value="32.5377288640011" calcext:value-type="float">
            <text:p>32,5377</text:p>
          </table:table-cell>
          <table:table-cell table:formula="of:=NORMINV(RAND();30;5)" office:value-type="float" office:value="24.3540705856788" calcext:value-type="float">
            <text:p>24,3541</text:p>
          </table:table-cell>
          <table:table-cell table:formula="of:=48+24*RAND()" office:value-type="float" office:value="60.9739680709317" calcext:value-type="float">
            <text:p>60,9740</text:p>
          </table:table-cell>
          <table:table-cell table:formula="of:=(([.C13]+[.D13])/([.C13]*[.D13]))+[.B13]" office:value-type="float" office:value="32.5951902032238" calcext:value-type="float">
            <text:p>32,5952</text:p>
          </table:table-cell>
          <table:table-cell/>
          <table:table-cell office:value-type="float" office:value="33.9" calcext:value-type="float">
            <text:p>33,9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7+6*RAND()" office:value-type="float" office:value="28.4060457099695" calcext:value-type="float">
            <text:p>28,4060</text:p>
          </table:table-cell>
          <table:table-cell table:formula="of:=NORMINV(RAND();30;5)" office:value-type="float" office:value="31.3109558079475" calcext:value-type="float">
            <text:p>31,3110</text:p>
          </table:table-cell>
          <table:table-cell table:formula="of:=48+24*RAND()" office:value-type="float" office:value="56.8238705797121" calcext:value-type="float">
            <text:p>56,8239</text:p>
          </table:table-cell>
          <table:table-cell table:formula="of:=(([.C14]+[.D14])/([.C14]*[.D14]))+[.B14]" office:value-type="float" office:value="28.4555816507639" calcext:value-type="float">
            <text:p>28,455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7+6*RAND()" office:value-type="float" office:value="31.8772046787199" calcext:value-type="float">
            <text:p>31,8772</text:p>
          </table:table-cell>
          <table:table-cell table:formula="of:=NORMINV(RAND();30;5)" office:value-type="float" office:value="25.7675811760242" calcext:value-type="float">
            <text:p>25,7676</text:p>
          </table:table-cell>
          <table:table-cell table:formula="of:=48+24*RAND()" office:value-type="float" office:value="63.1005261959508" calcext:value-type="float">
            <text:p>63,1005</text:p>
          </table:table-cell>
          <table:table-cell table:formula="of:=(([.C15]+[.D15])/([.C15]*[.D15]))+[.B15]" office:value-type="float" office:value="31.9318608615394" calcext:value-type="float">
            <text:p>31,931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7+6*RAND()" office:value-type="float" office:value="28.3211577830371" calcext:value-type="float">
            <text:p>28,3212</text:p>
          </table:table-cell>
          <table:table-cell table:formula="of:=NORMINV(RAND();30;5)" office:value-type="float" office:value="40.6876225002437" calcext:value-type="float">
            <text:p>40,6876</text:p>
          </table:table-cell>
          <table:table-cell table:formula="of:=48+24*RAND()" office:value-type="float" office:value="59.9829839011654" calcext:value-type="float">
            <text:p>59,9830</text:p>
          </table:table-cell>
          <table:table-cell table:formula="of:=(([.C16]+[.D16])/([.C16]*[.D16]))+[.B16]" office:value-type="float" office:value="28.3624066767065" calcext:value-type="float">
            <text:p>28,3624</text:p>
          </table:table-cell>
          <table:table-cell/>
          <table:table-cell office:value-type="string" calcext:value-type="string">
            <text:p>мин R1 =</text:p>
          </table:table-cell>
          <table:table-cell table:formula="of:=MIN([.B2:.B1501])" office:value-type="float" office:value="27.0064203024376" calcext:value-type="float">
            <text:p>27,006420302437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7+6*RAND()" office:value-type="float" office:value="30.3352565460373" calcext:value-type="float">
            <text:p>30,3353</text:p>
          </table:table-cell>
          <table:table-cell table:formula="of:=NORMINV(RAND();30;5)" office:value-type="float" office:value="20.181782765328" calcext:value-type="float">
            <text:p>20,1818</text:p>
          </table:table-cell>
          <table:table-cell table:formula="of:=48+24*RAND()" office:value-type="float" office:value="66.0274374196306" calcext:value-type="float">
            <text:p>66,0274</text:p>
          </table:table-cell>
          <table:table-cell table:formula="of:=(([.C17]+[.D17])/([.C17]*[.D17]))+[.B17]" office:value-type="float" office:value="30.3999514015442" calcext:value-type="float">
            <text:p>30,4000</text:p>
          </table:table-cell>
          <table:table-cell/>
          <table:table-cell office:value-type="string" calcext:value-type="string">
            <text:p>макс R1 =</text:p>
          </table:table-cell>
          <table:table-cell table:formula="of:=MAX([.B2:.B1501])" office:value-type="float" office:value="32.9976612052415" calcext:value-type="float">
            <text:p>32,997661205241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7+6*RAND()" office:value-type="float" office:value="27.7508136138786" calcext:value-type="float">
            <text:p>27,7508</text:p>
          </table:table-cell>
          <table:table-cell table:formula="of:=NORMINV(RAND();30;5)" office:value-type="float" office:value="20.2576555164227" calcext:value-type="float">
            <text:p>20,2577</text:p>
          </table:table-cell>
          <table:table-cell table:formula="of:=48+24*RAND()" office:value-type="float" office:value="66.0625761291012" calcext:value-type="float">
            <text:p>66,0626</text:p>
          </table:table-cell>
          <table:table-cell table:formula="of:=(([.C18]+[.D18])/([.C18]*[.D18]))+[.B18]" office:value-type="float" office:value="27.8153148310941" calcext:value-type="float">
            <text:p>27,8153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7+6*RAND()" office:value-type="float" office:value="27.6478146768641" calcext:value-type="float">
            <text:p>27,6478</text:p>
          </table:table-cell>
          <table:table-cell table:formula="of:=NORMINV(RAND();30;5)" office:value-type="float" office:value="33.7881581913389" calcext:value-type="float">
            <text:p>33,7882</text:p>
          </table:table-cell>
          <table:table-cell table:formula="of:=48+24*RAND()" office:value-type="float" office:value="61.6637574126944" calcext:value-type="float">
            <text:p>61,6638</text:p>
          </table:table-cell>
          <table:table-cell table:formula="of:=(([.C19]+[.D19])/([.C19]*[.D19]))+[.B19]" office:value-type="float" office:value="27.6936278259656" calcext:value-type="float">
            <text:p>27,6936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7+6*RAND()" office:value-type="float" office:value="27.7529461055528" calcext:value-type="float">
            <text:p>27,7529</text:p>
          </table:table-cell>
          <table:table-cell table:formula="of:=NORMINV(RAND();30;5)" office:value-type="float" office:value="27.5546419858652" calcext:value-type="float">
            <text:p>27,5546</text:p>
          </table:table-cell>
          <table:table-cell table:formula="of:=48+24*RAND()" office:value-type="float" office:value="51.5060968184844" calcext:value-type="float">
            <text:p>51,5061</text:p>
          </table:table-cell>
          <table:table-cell table:formula="of:=(([.C20]+[.D20])/([.C20]*[.D20]))+[.B20]" office:value-type="float" office:value="27.808652808599" calcext:value-type="float">
            <text:p>27,8087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2:.I13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7+6*RAND()" office:value-type="float" office:value="28.0587727578823" calcext:value-type="float">
            <text:p>28,0588</text:p>
          </table:table-cell>
          <table:table-cell table:formula="of:=NORMINV(RAND();30;5)" office:value-type="float" office:value="38.2856026048424" calcext:value-type="float">
            <text:p>38,2856</text:p>
          </table:table-cell>
          <table:table-cell table:formula="of:=48+24*RAND()" office:value-type="float" office:value="48.1717904275283" calcext:value-type="float">
            <text:p>48,1718</text:p>
          </table:table-cell>
          <table:table-cell table:formula="of:=(([.C21]+[.D21])/([.C21]*[.D21]))+[.B21]" office:value-type="float" office:value="28.1056512744773" calcext:value-type="float">
            <text:p>28,1057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7+6*RAND()" office:value-type="float" office:value="32.3083622774575" calcext:value-type="float">
            <text:p>32,3084</text:p>
          </table:table-cell>
          <table:table-cell table:formula="of:=NORMINV(RAND();30;5)" office:value-type="float" office:value="39.8630577443528" calcext:value-type="float">
            <text:p>39,8631</text:p>
          </table:table-cell>
          <table:table-cell table:formula="of:=48+24*RAND()" office:value-type="float" office:value="55.5683699743822" calcext:value-type="float">
            <text:p>55,5684</text:p>
          </table:table-cell>
          <table:table-cell table:formula="of:=(([.C22]+[.D22])/([.C22]*[.D22]))+[.B22]" office:value-type="float" office:value="32.3514440094781" calcext:value-type="float">
            <text:p>32,351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7+6*RAND()" office:value-type="float" office:value="31.3529392944183" calcext:value-type="float">
            <text:p>31,3529</text:p>
          </table:table-cell>
          <table:table-cell table:formula="of:=NORMINV(RAND();30;5)" office:value-type="float" office:value="32.2418316990499" calcext:value-type="float">
            <text:p>32,2418</text:p>
          </table:table-cell>
          <table:table-cell table:formula="of:=48+24*RAND()" office:value-type="float" office:value="54.7389572476968" calcext:value-type="float">
            <text:p>54,7390</text:p>
          </table:table-cell>
          <table:table-cell table:formula="of:=(([.C23]+[.D23])/([.C23]*[.D23]))+[.B23]" office:value-type="float" office:value="31.402223426846" calcext:value-type="float">
            <text:p>31,40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7+6*RAND()" office:value-type="float" office:value="29.4818657774013" calcext:value-type="float">
            <text:p>29,4819</text:p>
          </table:table-cell>
          <table:table-cell table:formula="of:=NORMINV(RAND();30;5)" office:value-type="float" office:value="31.6951603303099" calcext:value-type="float">
            <text:p>31,6952</text:p>
          </table:table-cell>
          <table:table-cell table:formula="of:=48+24*RAND()" office:value-type="float" office:value="63.6573041109368" calcext:value-type="float">
            <text:p>63,6573</text:p>
          </table:table-cell>
          <table:table-cell table:formula="of:=(([.C24]+[.D24])/([.C24]*[.D24]))+[.B24]" office:value-type="float" office:value="29.5291254519806" calcext:value-type="float">
            <text:p>29,5291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/>
          <table:table-cell>
            <draw:frame table:end-cell-address="Лист1.R40" table:end-x="0.214cm" table:end-y="0.154cm" draw:z-index="1" draw:style-name="gr1" draw:text-style-name="P1" svg:width="15.999cm" svg:height="8.999cm" svg:x="0.019cm" svg:y="0.073cm">
              <draw:object draw:notify-on-update-of-ranges="Лист1.G25:Лист1.G36 Лист1.I25:Лист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7+6*RAND()" office:value-type="float" office:value="31.1270011451561" calcext:value-type="float">
            <text:p>31,1270</text:p>
          </table:table-cell>
          <table:table-cell table:formula="of:=NORMINV(RAND();30;5)" office:value-type="float" office:value="28.587431987322" calcext:value-type="float">
            <text:p>28,5874</text:p>
          </table:table-cell>
          <table:table-cell table:formula="of:=48+24*RAND()" office:value-type="float" office:value="50.9282343937084" calcext:value-type="float">
            <text:p>50,9282</text:p>
          </table:table-cell>
          <table:table-cell table:formula="of:=(([.C25]+[.D25])/([.C25]*[.D25]))+[.B25]" office:value-type="float" office:value="31.1816170255082" calcext:value-type="float">
            <text:p>31,1816</text:p>
          </table:table-cell>
          <table:table-cell/>
          <table:table-cell office:value-type="float" office:value="13.8" calcext:value-type="float">
            <text:p>13,8</text:p>
          </table:table-cell>
          <table:table-cell office:value-type="float" office:value="12" calcext:value-type="float">
            <text:p>12</text:p>
          </table:table-cell>
          <table:table-cell table:number-matrix-columns-spanned="1" table:number-matrix-rows-spanned="12" table:formula="of:=FREQUENCY([.C2:.C2001];[.H25:.H3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7+6*RAND()" office:value-type="float" office:value="27.5028640294913" calcext:value-type="float">
            <text:p>27,5029</text:p>
          </table:table-cell>
          <table:table-cell table:formula="of:=NORMINV(RAND();30;5)" office:value-type="float" office:value="19.4863715872405" calcext:value-type="float">
            <text:p>19,4864</text:p>
          </table:table-cell>
          <table:table-cell table:formula="of:=48+24*RAND()" office:value-type="float" office:value="54.8429857911542" calcext:value-type="float">
            <text:p>54,8430</text:p>
          </table:table-cell>
          <table:table-cell table:formula="of:=(([.C26]+[.D26])/([.C26]*[.D26]))+[.B26]" office:value-type="float" office:value="27.5724158188141" calcext:value-type="float">
            <text:p>27,5724</text:p>
          </table:table-cell>
          <table:table-cell/>
          <table:table-cell office:value-type="float" office:value="17.4" calcext:value-type="float">
            <text:p>17,4</text:p>
          </table:table-cell>
          <table:table-cell office:value-type="float" office:value="15.6" calcext:value-type="float">
            <text:p>15,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7+6*RAND()" office:value-type="float" office:value="31.3128640281502" calcext:value-type="float">
            <text:p>31,3129</text:p>
          </table:table-cell>
          <table:table-cell table:formula="of:=NORMINV(RAND();30;5)" office:value-type="float" office:value="23.1977143976964" calcext:value-type="float">
            <text:p>23,1977</text:p>
          </table:table-cell>
          <table:table-cell table:formula="of:=48+24*RAND()" office:value-type="float" office:value="66.5438714576885" calcext:value-type="float">
            <text:p>66,5439</text:p>
          </table:table-cell>
          <table:table-cell table:formula="of:=(([.C27]+[.D27])/([.C27]*[.D27]))+[.B27]" office:value-type="float" office:value="31.370999403188" calcext:value-type="float">
            <text:p>31,37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.2" calcext:value-type="float">
            <text:p>19,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7+6*RAND()" office:value-type="float" office:value="32.524974209955" calcext:value-type="float">
            <text:p>32,5250</text:p>
          </table:table-cell>
          <table:table-cell table:formula="of:=NORMINV(RAND();30;5)" office:value-type="float" office:value="25.4515949806172" calcext:value-type="float">
            <text:p>25,4516</text:p>
          </table:table-cell>
          <table:table-cell table:formula="of:=48+24*RAND()" office:value-type="float" office:value="69.8160336418077" calcext:value-type="float">
            <text:p>69,8160</text:p>
          </table:table-cell>
          <table:table-cell table:formula="of:=(([.C28]+[.D28])/([.C28]*[.D28]))+[.B28]" office:value-type="float" office:value="32.5785878358036" calcext:value-type="float">
            <text:p>32,5786</text:p>
          </table:table-cell>
          <table:table-cell/>
          <table:table-cell office:value-type="float" office:value="24.6" calcext:value-type="float">
            <text:p>24,6</text:p>
          </table:table-cell>
          <table:table-cell office:value-type="float" office:value="22.8" calcext:value-type="float">
            <text:p>22,8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7+6*RAND()" office:value-type="float" office:value="27.677087403601" calcext:value-type="float">
            <text:p>27,6771</text:p>
          </table:table-cell>
          <table:table-cell table:formula="of:=NORMINV(RAND();30;5)" office:value-type="float" office:value="24.938887031998" calcext:value-type="float">
            <text:p>24,9389</text:p>
          </table:table-cell>
          <table:table-cell table:formula="of:=48+24*RAND()" office:value-type="float" office:value="57.7274653231725" calcext:value-type="float">
            <text:p>57,7275</text:p>
          </table:table-cell>
          <table:table-cell table:formula="of:=(([.C29]+[.D29])/([.C29]*[.D29]))+[.B29]" office:value-type="float" office:value="27.734508200814" calcext:value-type="float">
            <text:p>27,7345</text:p>
          </table:table-cell>
          <table:table-cell/>
          <table:table-cell office:value-type="float" office:value="28.2" calcext:value-type="float">
            <text:p>28,2</text:p>
          </table:table-cell>
          <table:table-cell office:value-type="float" office:value="26.4" calcext:value-type="float">
            <text:p>26,4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7+6*RAND()" office:value-type="float" office:value="29.6245023279917" calcext:value-type="float">
            <text:p>29,6245</text:p>
          </table:table-cell>
          <table:table-cell table:formula="of:=NORMINV(RAND();30;5)" office:value-type="float" office:value="19.6151498670441" calcext:value-type="float">
            <text:p>19,6151</text:p>
          </table:table-cell>
          <table:table-cell table:formula="of:=48+24*RAND()" office:value-type="float" office:value="66.4992872038856" calcext:value-type="float">
            <text:p>66,4993</text:p>
          </table:table-cell>
          <table:table-cell table:formula="of:=(([.C30]+[.D30])/([.C30]*[.D30]))+[.B30]" office:value-type="float" office:value="29.6905210854376" calcext:value-type="float">
            <text:p>29,6905</text:p>
          </table:table-cell>
          <table:table-cell/>
          <table:table-cell office:value-type="float" office:value="31.8" calcext:value-type="float">
            <text:p>31,8</text:p>
          </table:table-cell>
          <table:table-cell office:value-type="float" office:value="30" calcext:value-type="float">
            <text:p>30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7+6*RAND()" office:value-type="float" office:value="29.997038069414" calcext:value-type="float">
            <text:p>29,9970</text:p>
          </table:table-cell>
          <table:table-cell table:formula="of:=NORMINV(RAND();30;5)" office:value-type="float" office:value="32.5126139882386" calcext:value-type="float">
            <text:p>32,5126</text:p>
          </table:table-cell>
          <table:table-cell table:formula="of:=48+24*RAND()" office:value-type="float" office:value="57.2509767757729" calcext:value-type="float">
            <text:p>57,2510</text:p>
          </table:table-cell>
          <table:table-cell table:formula="of:=(([.C31]+[.D31])/([.C31]*[.D31]))+[.B31]" office:value-type="float" office:value="30.0452623134735" calcext:value-type="float">
            <text:p>30,0453</text:p>
          </table:table-cell>
          <table:table-cell/>
          <table:table-cell office:value-type="float" office:value="35.4" calcext:value-type="float">
            <text:p>35,4</text:p>
          </table:table-cell>
          <table:table-cell office:value-type="float" office:value="33.6" calcext:value-type="float">
            <text:p>33,6</text:p>
          </table:table-cell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7+6*RAND()" office:value-type="float" office:value="31.5643057732377" calcext:value-type="float">
            <text:p>31,5643</text:p>
          </table:table-cell>
          <table:table-cell table:formula="of:=NORMINV(RAND();30;5)" office:value-type="float" office:value="37.7674571720149" calcext:value-type="float">
            <text:p>37,7675</text:p>
          </table:table-cell>
          <table:table-cell table:formula="of:=48+24*RAND()" office:value-type="float" office:value="66.1674844874069" calcext:value-type="float">
            <text:p>66,1675</text:p>
          </table:table-cell>
          <table:table-cell table:formula="of:=(([.C32]+[.D32])/([.C32]*[.D32]))+[.B32]" office:value-type="float" office:value="31.6058967583426" calcext:value-type="float">
            <text:p>31,605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7.2" calcext:value-type="float">
            <text:p>37,2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7+6*RAND()" office:value-type="float" office:value="32.7841670291964" calcext:value-type="float">
            <text:p>32,7842</text:p>
          </table:table-cell>
          <table:table-cell table:formula="of:=NORMINV(RAND();30;5)" office:value-type="float" office:value="17.6969112351516" calcext:value-type="float">
            <text:p>17,6969</text:p>
          </table:table-cell>
          <table:table-cell table:formula="of:=48+24*RAND()" office:value-type="float" office:value="70.5384705075994" calcext:value-type="float">
            <text:p>70,5385</text:p>
          </table:table-cell>
          <table:table-cell table:formula="of:=(([.C33]+[.D33])/([.C33]*[.D33]))+[.B33]" office:value-type="float" office:value="32.8548507264111" calcext:value-type="float">
            <text:p>32,8549</text:p>
          </table:table-cell>
          <table:table-cell/>
          <table:table-cell office:value-type="float" office:value="42.6" calcext:value-type="float">
            <text:p>42,6</text:p>
          </table:table-cell>
          <table:table-cell office:value-type="float" office:value="40.8" calcext:value-type="float">
            <text:p>40,8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7+6*RAND()" office:value-type="float" office:value="29.0691435572226" calcext:value-type="float">
            <text:p>29,0691</text:p>
          </table:table-cell>
          <table:table-cell table:formula="of:=NORMINV(RAND();30;5)" office:value-type="float" office:value="29.5427807469037" calcext:value-type="float">
            <text:p>29,5428</text:p>
          </table:table-cell>
          <table:table-cell table:formula="of:=48+24*RAND()" office:value-type="float" office:value="55.3113877633587" calcext:value-type="float">
            <text:p>55,3114</text:p>
          </table:table-cell>
          <table:table-cell table:formula="of:=(([.C34]+[.D34])/([.C34]*[.D34]))+[.B34]" office:value-type="float" office:value="29.1210722339395" calcext:value-type="float">
            <text:p>29,1211</text:p>
          </table:table-cell>
          <table:table-cell/>
          <table:table-cell office:value-type="float" office:value="46.2" calcext:value-type="float">
            <text:p>46,2</text:p>
          </table:table-cell>
          <table:table-cell office:value-type="float" office:value="44.4" calcext:value-type="float">
            <text:p>44,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7+6*RAND()" office:value-type="float" office:value="27.0348840735387" calcext:value-type="float">
            <text:p>27,0349</text:p>
          </table:table-cell>
          <table:table-cell table:formula="of:=NORMINV(RAND();30;5)" office:value-type="float" office:value="28.7539896647837" calcext:value-type="float">
            <text:p>28,7540</text:p>
          </table:table-cell>
          <table:table-cell table:formula="of:=48+24*RAND()" office:value-type="float" office:value="58.4001113930717" calcext:value-type="float">
            <text:p>58,4001</text:p>
          </table:table-cell>
          <table:table-cell table:formula="of:=(([.C35]+[.D35])/([.C35]*[.D35]))+[.B35]" office:value-type="float" office:value="27.0867851110985" calcext:value-type="float">
            <text:p>27,0868</text:p>
          </table:table-cell>
          <table:table-cell/>
          <table:table-cell office:value-type="float" office:value="49.8" calcext:value-type="float">
            <text:p>49,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7+6*RAND()" office:value-type="float" office:value="27.6763964302372" calcext:value-type="float">
            <text:p>27,6764</text:p>
          </table:table-cell>
          <table:table-cell table:formula="of:=NORMINV(RAND();30;5)" office:value-type="float" office:value="37.0879038911966" calcext:value-type="float">
            <text:p>37,0879</text:p>
          </table:table-cell>
          <table:table-cell table:formula="of:=48+24*RAND()" office:value-type="float" office:value="57.4536316366866" calcext:value-type="float">
            <text:p>57,4536</text:p>
          </table:table-cell>
          <table:table-cell table:formula="of:=(([.C36]+[.D36])/([.C36]*[.D36]))+[.B36]" office:value-type="float" office:value="27.7207647392833" calcext:value-type="float">
            <text:p>27,7208</text:p>
          </table:table-cell>
          <table:table-cell/>
          <table:table-cell office:value-type="float" office:value="53.4" calcext:value-type="float">
            <text:p>53,4</text:p>
          </table:table-cell>
          <table:table-cell office:value-type="float" office:value="51.6" calcext:value-type="float">
            <text:p>51,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7+6*RAND()" office:value-type="float" office:value="28.5685934924986" calcext:value-type="float">
            <text:p>28,5686</text:p>
          </table:table-cell>
          <table:table-cell table:formula="of:=NORMINV(RAND();30;5)" office:value-type="float" office:value="28.6854941143652" calcext:value-type="float">
            <text:p>28,6855</text:p>
          </table:table-cell>
          <table:table-cell table:formula="of:=48+24*RAND()" office:value-type="float" office:value="68.9857279909775" calcext:value-type="float">
            <text:p>68,9857</text:p>
          </table:table-cell>
          <table:table-cell table:formula="of:=(([.C37]+[.D37])/([.C37]*[.D37]))+[.B37]" office:value-type="float" office:value="28.6179500697695" calcext:value-type="float">
            <text:p>28,618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7+6*RAND()" office:value-type="float" office:value="31.4247436264996" calcext:value-type="float">
            <text:p>31,4247</text:p>
          </table:table-cell>
          <table:table-cell table:formula="of:=NORMINV(RAND();30;5)" office:value-type="float" office:value="34.075010550548" calcext:value-type="float">
            <text:p>34,0750</text:p>
          </table:table-cell>
          <table:table-cell table:formula="of:=48+24*RAND()" office:value-type="float" office:value="50.0831894343719" calcext:value-type="float">
            <text:p>50,0832</text:p>
          </table:table-cell>
          <table:table-cell table:formula="of:=(([.C38]+[.D38])/([.C38]*[.D38]))+[.B38]" office:value-type="float" office:value="31.4740574255244" calcext:value-type="float">
            <text:p>31,474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7+6*RAND()" office:value-type="float" office:value="30.6273328063544" calcext:value-type="float">
            <text:p>30,6273</text:p>
          </table:table-cell>
          <table:table-cell table:formula="of:=NORMINV(RAND();30;5)" office:value-type="float" office:value="38.1725741181438" calcext:value-type="float">
            <text:p>38,1726</text:p>
          </table:table-cell>
          <table:table-cell table:formula="of:=48+24*RAND()" office:value-type="float" office:value="60.2092587472871" calcext:value-type="float">
            <text:p>60,2093</text:p>
          </table:table-cell>
          <table:table-cell table:formula="of:=(([.C39]+[.D39])/([.C39]*[.D39]))+[.B39]" office:value-type="float" office:value="30.6701383662233" calcext:value-type="float">
            <text:p>30,6701</text:p>
          </table:table-cell>
          <table:table-cell/>
          <table:table-cell office:value-type="string" calcext:value-type="string">
            <text:p>мин R2 =</text:p>
          </table:table-cell>
          <table:table-cell table:formula="of:=MIN([.C2:.C1501])" office:value-type="float" office:value="13.5081595299241" calcext:value-type="float">
            <text:p>13,508159529924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7+6*RAND()" office:value-type="float" office:value="32.1189674825873" calcext:value-type="float">
            <text:p>32,1190</text:p>
          </table:table-cell>
          <table:table-cell table:formula="of:=NORMINV(RAND();30;5)" office:value-type="float" office:value="29.1989911847973" calcext:value-type="float">
            <text:p>29,1990</text:p>
          </table:table-cell>
          <table:table-cell table:formula="of:=48+24*RAND()" office:value-type="float" office:value="51.4015940101817" calcext:value-type="float">
            <text:p>51,4016</text:p>
          </table:table-cell>
          <table:table-cell table:formula="of:=(([.C40]+[.D40])/([.C40]*[.D40]))+[.B40]" office:value-type="float" office:value="32.1726698907305" calcext:value-type="float">
            <text:p>32,1727</text:p>
          </table:table-cell>
          <table:table-cell/>
          <table:table-cell office:value-type="string" calcext:value-type="string">
            <text:p>макс R2 =</text:p>
          </table:table-cell>
          <table:table-cell table:formula="of:=MAX([.C2:.C1501])" office:value-type="float" office:value="47.3564031379711" calcext:value-type="float">
            <text:p>47,356403137971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7+6*RAND()" office:value-type="float" office:value="27.2637010461185" calcext:value-type="float">
            <text:p>27,2637</text:p>
          </table:table-cell>
          <table:table-cell table:formula="of:=NORMINV(RAND();30;5)" office:value-type="float" office:value="31.3896411264427" calcext:value-type="float">
            <text:p>31,3896</text:p>
          </table:table-cell>
          <table:table-cell table:formula="of:=48+24*RAND()" office:value-type="float" office:value="59.9726457064971" calcext:value-type="float">
            <text:p>59,9726</text:p>
          </table:table-cell>
          <table:table-cell table:formula="of:=(([.C41]+[.D41])/([.C41]*[.D41]))+[.B41]" office:value-type="float" office:value="27.3122329582741" calcext:value-type="float">
            <text:p>27,312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7+6*RAND()" office:value-type="float" office:value="27.4201284928713" calcext:value-type="float">
            <text:p>27,4201</text:p>
          </table:table-cell>
          <table:table-cell table:formula="of:=NORMINV(RAND();30;5)" office:value-type="float" office:value="26.0136035052192" calcext:value-type="float">
            <text:p>26,0136</text:p>
          </table:table-cell>
          <table:table-cell table:formula="of:=48+24*RAND()" office:value-type="float" office:value="68.2395992232487" calcext:value-type="float">
            <text:p>68,2396</text:p>
          </table:table-cell>
          <table:table-cell table:formula="of:=(([.C42]+[.D42])/([.C42]*[.D42]))+[.B42]" office:value-type="float" office:value="27.4732241661748" calcext:value-type="float">
            <text:p>27,4732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7+6*RAND()" office:value-type="float" office:value="32.4180561171379" calcext:value-type="float">
            <text:p>32,4181</text:p>
          </table:table-cell>
          <table:table-cell table:formula="of:=NORMINV(RAND();30;5)" office:value-type="float" office:value="17.4834562211199" calcext:value-type="float">
            <text:p>17,4835</text:p>
          </table:table-cell>
          <table:table-cell table:formula="of:=48+24*RAND()" office:value-type="float" office:value="56.5526465876028" calcext:value-type="float">
            <text:p>56,5526</text:p>
          </table:table-cell>
          <table:table-cell table:formula="of:=(([.C43]+[.D43])/([.C43]*[.D43]))+[.B43]" office:value-type="float" office:value="32.4929356842973" calcext:value-type="float">
            <text:p>32,4929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25:.I36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7+6*RAND()" office:value-type="float" office:value="27.6265806492884" calcext:value-type="float">
            <text:p>27,6266</text:p>
          </table:table-cell>
          <table:table-cell table:formula="of:=NORMINV(RAND();30;5)" office:value-type="float" office:value="26.1650682388777" calcext:value-type="float">
            <text:p>26,1651</text:p>
          </table:table-cell>
          <table:table-cell table:formula="of:=48+24*RAND()" office:value-type="float" office:value="56.6801246004179" calcext:value-type="float">
            <text:p>56,6801</text:p>
          </table:table-cell>
          <table:table-cell table:formula="of:=(([.C44]+[.D44])/([.C44]*[.D44]))+[.B44]" office:value-type="float" office:value="27.6824424132197" calcext:value-type="float">
            <text:p>27,682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7+6*RAND()" office:value-type="float" office:value="31.6974887566175" calcext:value-type="float">
            <text:p>31,6975</text:p>
          </table:table-cell>
          <table:table-cell table:formula="of:=NORMINV(RAND();30;5)" office:value-type="float" office:value="28.7090554286952" calcext:value-type="float">
            <text:p>28,7091</text:p>
          </table:table-cell>
          <table:table-cell table:formula="of:=48+24*RAND()" office:value-type="float" office:value="64.7956340415403" calcext:value-type="float">
            <text:p>64,7956</text:p>
          </table:table-cell>
          <table:table-cell table:formula="of:=(([.C45]+[.D45])/([.C45]*[.D45]))+[.B45]" office:value-type="float" office:value="31.7477541105132" calcext:value-type="float">
            <text:p>31,74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7+6*RAND()" office:value-type="float" office:value="32.6500950080808" calcext:value-type="float">
            <text:p>32,6501</text:p>
          </table:table-cell>
          <table:table-cell table:formula="of:=NORMINV(RAND();30;5)" office:value-type="float" office:value="26.5037127759864" calcext:value-type="float">
            <text:p>26,5037</text:p>
          </table:table-cell>
          <table:table-cell table:formula="of:=48+24*RAND()" office:value-type="float" office:value="49.8897764598951" calcext:value-type="float">
            <text:p>49,8898</text:p>
          </table:table-cell>
          <table:table-cell table:formula="of:=(([.C46]+[.D46])/([.C46]*[.D46]))+[.B46]" office:value-type="float" office:value="32.7078697577308" calcext:value-type="float">
            <text:p>32,7079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7+6*RAND()" office:value-type="float" office:value="32.4983802277129" calcext:value-type="float">
            <text:p>32,4984</text:p>
          </table:table-cell>
          <table:table-cell table:formula="of:=NORMINV(RAND();30;5)" office:value-type="float" office:value="28.5255113343058" calcext:value-type="float">
            <text:p>28,5255</text:p>
          </table:table-cell>
          <table:table-cell table:formula="of:=48+24*RAND()" office:value-type="float" office:value="56.2829670226201" calcext:value-type="float">
            <text:p>56,2830</text:p>
          </table:table-cell>
          <table:table-cell table:formula="of:=(([.C47]+[.D47])/([.C47]*[.D47]))+[.B47]" office:value-type="float" office:value="32.5512039315448" calcext:value-type="float">
            <text:p>32,5512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/>
          <table:table-cell>
            <draw:frame table:end-cell-address="Лист1.R63" table:end-x="0.248cm" table:end-y="0.112cm" draw:z-index="2" draw:style-name="gr1" draw:text-style-name="P1" svg:width="15.998cm" svg:height="9.005cm" svg:x="0.054cm" svg:y="0.025cm">
              <draw:object draw:notify-on-update-of-ranges="Лист1.G48:Лист1.G59 Лист1.I48:Лист1.I5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7+6*RAND()" office:value-type="float" office:value="29.689210093813" calcext:value-type="float">
            <text:p>29,6892</text:p>
          </table:table-cell>
          <table:table-cell table:formula="of:=NORMINV(RAND();30;5)" office:value-type="float" office:value="27.7329544315397" calcext:value-type="float">
            <text:p>27,7330</text:p>
          </table:table-cell>
          <table:table-cell table:formula="of:=48+24*RAND()" office:value-type="float" office:value="59.7149577559903" calcext:value-type="float">
            <text:p>59,7150</text:p>
          </table:table-cell>
          <table:table-cell table:formula="of:=(([.C48]+[.D48])/([.C48]*[.D48]))+[.B48]" office:value-type="float" office:value="29.7420145017758" calcext:value-type="float">
            <text:p>29,7420</text:p>
          </table:table-cell>
          <table:table-cell/>
          <table:table-cell office:value-type="float" office:value="49.25" calcext:value-type="float">
            <text:p>49,25</text:p>
          </table:table-cell>
          <table:table-cell office:value-type="float" office:value="48" calcext:value-type="float">
            <text:p>48</text:p>
          </table:table-cell>
          <table:table-cell table:number-matrix-columns-spanned="1" table:number-matrix-rows-spanned="12" table:formula="of:=FREQUENCY([.D2:.D1501];[.H48:.H5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7+6*RAND()" office:value-type="float" office:value="27.9939732353669" calcext:value-type="float">
            <text:p>27,9940</text:p>
          </table:table-cell>
          <table:table-cell table:formula="of:=NORMINV(RAND();30;5)" office:value-type="float" office:value="24.9587405449417" calcext:value-type="float">
            <text:p>24,9587</text:p>
          </table:table-cell>
          <table:table-cell table:formula="of:=48+24*RAND()" office:value-type="float" office:value="56.9234941257164" calcext:value-type="float">
            <text:p>56,9235</text:p>
          </table:table-cell>
          <table:table-cell table:formula="of:=(([.C49]+[.D49])/([.C49]*[.D49]))+[.B49]" office:value-type="float" office:value="28.0516067984367" calcext:value-type="float">
            <text:p>28,0516</text:p>
          </table:table-cell>
          <table:table-cell/>
          <table:table-cell office:value-type="float" office:value="51.75" calcext:value-type="float">
            <text:p>51,75</text:p>
          </table:table-cell>
          <table:table-cell office:value-type="float" office:value="50.5" calcext:value-type="float">
            <text:p>50,5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7+6*RAND()" office:value-type="float" office:value="32.126843318576" calcext:value-type="float">
            <text:p>32,1268</text:p>
          </table:table-cell>
          <table:table-cell table:formula="of:=NORMINV(RAND();30;5)" office:value-type="float" office:value="41.6972559742249" calcext:value-type="float">
            <text:p>41,6973</text:p>
          </table:table-cell>
          <table:table-cell table:formula="of:=48+24*RAND()" office:value-type="float" office:value="68.2133736396208" calcext:value-type="float">
            <text:p>68,2134</text:p>
          </table:table-cell>
          <table:table-cell table:formula="of:=(([.C50]+[.D50])/([.C50]*[.D50]))+[.B50]" office:value-type="float" office:value="32.1654855939377" calcext:value-type="float">
            <text:p>32,1655</text:p>
          </table:table-cell>
          <table:table-cell/>
          <table:table-cell office:value-type="float" office:value="54.25" calcext:value-type="float">
            <text:p>54,25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7+6*RAND()" office:value-type="float" office:value="32.1941422058735" calcext:value-type="float">
            <text:p>32,1941</text:p>
          </table:table-cell>
          <table:table-cell table:formula="of:=NORMINV(RAND();30;5)" office:value-type="float" office:value="25.2453759042858" calcext:value-type="float">
            <text:p>25,2454</text:p>
          </table:table-cell>
          <table:table-cell table:formula="of:=48+24*RAND()" office:value-type="float" office:value="60.843978359364" calcext:value-type="float">
            <text:p>60,8440</text:p>
          </table:table-cell>
          <table:table-cell table:formula="of:=(([.C51]+[.D51])/([.C51]*[.D51]))+[.B51]" office:value-type="float" office:value="32.2501889005439" calcext:value-type="float">
            <text:p>32,2502</text:p>
          </table:table-cell>
          <table:table-cell/>
          <table:table-cell office:value-type="float" office:value="56.75" calcext:value-type="float">
            <text:p>56,75</text:p>
          </table:table-cell>
          <table:table-cell office:value-type="float" office:value="55.5" calcext:value-type="float">
            <text:p>55,5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7+6*RAND()" office:value-type="float" office:value="28.9906803981867" calcext:value-type="float">
            <text:p>28,9907</text:p>
          </table:table-cell>
          <table:table-cell table:formula="of:=NORMINV(RAND();30;5)" office:value-type="float" office:value="25.7498642928385" calcext:value-type="float">
            <text:p>25,7499</text:p>
          </table:table-cell>
          <table:table-cell table:formula="of:=48+24*RAND()" office:value-type="float" office:value="50.9818877829239" calcext:value-type="float">
            <text:p>50,9819</text:p>
          </table:table-cell>
          <table:table-cell table:formula="of:=(([.C52]+[.D52])/([.C52]*[.D52]))+[.B52]" office:value-type="float" office:value="29.0491303634815" calcext:value-type="float">
            <text:p>29,0491</text:p>
          </table:table-cell>
          <table:table-cell/>
          <table:table-cell office:value-type="float" office:value="59.25" calcext:value-type="float">
            <text:p>59,25</text:p>
          </table:table-cell>
          <table:table-cell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7+6*RAND()" office:value-type="float" office:value="29.5892282591667" calcext:value-type="float">
            <text:p>29,5892</text:p>
          </table:table-cell>
          <table:table-cell table:formula="of:=NORMINV(RAND();30;5)" office:value-type="float" office:value="35.5253479497532" calcext:value-type="float">
            <text:p>35,5253</text:p>
          </table:table-cell>
          <table:table-cell table:formula="of:=48+24*RAND()" office:value-type="float" office:value="55.1704134950414" calcext:value-type="float">
            <text:p>55,1704</text:p>
          </table:table-cell>
          <table:table-cell table:formula="of:=(([.C53]+[.D53])/([.C53]*[.D53]))+[.B53]" office:value-type="float" office:value="29.6355028313258" calcext:value-type="float">
            <text:p>29,6355</text:p>
          </table:table-cell>
          <table:table-cell/>
          <table:table-cell office:value-type="float" office:value="61.75" calcext:value-type="float">
            <text:p>61,75</text:p>
          </table:table-cell>
          <table:table-cell office:value-type="float" office:value="60.5" calcext:value-type="float">
            <text:p>60,5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7+6*RAND()" office:value-type="float" office:value="32.3062292423565" calcext:value-type="float">
            <text:p>32,3062</text:p>
          </table:table-cell>
          <table:table-cell table:formula="of:=NORMINV(RAND();30;5)" office:value-type="float" office:value="32.7076983015681" calcext:value-type="float">
            <text:p>32,7077</text:p>
          </table:table-cell>
          <table:table-cell table:formula="of:=48+24*RAND()" office:value-type="float" office:value="67.420039976947" calcext:value-type="float">
            <text:p>67,4200</text:p>
          </table:table-cell>
          <table:table-cell table:formula="of:=(([.C54]+[.D54])/([.C54]*[.D54]))+[.B54]" office:value-type="float" office:value="32.3516354695083" calcext:value-type="float">
            <text:p>32,3516</text:p>
          </table:table-cell>
          <table:table-cell/>
          <table:table-cell office:value-type="float" office:value="64.25" calcext:value-type="float">
            <text:p>64,25</text:p>
          </table:table-cell>
          <table:table-cell office:value-type="float" office:value="63" calcext:value-type="float">
            <text:p>63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7+6*RAND()" office:value-type="float" office:value="31.4887302007992" calcext:value-type="float">
            <text:p>31,4887</text:p>
          </table:table-cell>
          <table:table-cell table:formula="of:=NORMINV(RAND();30;5)" office:value-type="float" office:value="30.5808699694855" calcext:value-type="float">
            <text:p>30,5809</text:p>
          </table:table-cell>
          <table:table-cell table:formula="of:=48+24*RAND()" office:value-type="float" office:value="49.1606069477275" calcext:value-type="float">
            <text:p>49,1606</text:p>
          </table:table-cell>
          <table:table-cell table:formula="of:=(([.C55]+[.D55])/([.C55]*[.D55]))+[.B55]" office:value-type="float" office:value="31.5417718724599" calcext:value-type="float">
            <text:p>31,5418</text:p>
          </table:table-cell>
          <table:table-cell/>
          <table:table-cell office:value-type="float" office:value="66.75" calcext:value-type="float">
            <text:p>66,75</text:p>
          </table:table-cell>
          <table:table-cell office:value-type="float" office:value="65.5" calcext:value-type="float">
            <text:p>65,5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7+6*RAND()" office:value-type="float" office:value="27.260467824759" calcext:value-type="float">
            <text:p>27,2605</text:p>
          </table:table-cell>
          <table:table-cell table:formula="of:=NORMINV(RAND();30;5)" office:value-type="float" office:value="31.8924944439841" calcext:value-type="float">
            <text:p>31,8925</text:p>
          </table:table-cell>
          <table:table-cell table:formula="of:=48+24*RAND()" office:value-type="float" office:value="55.8758044252172" calcext:value-type="float">
            <text:p>55,8758</text:p>
          </table:table-cell>
          <table:table-cell table:formula="of:=(([.C56]+[.D56])/([.C56]*[.D56]))+[.B56]" office:value-type="float" office:value="27.3097199986118" calcext:value-type="float">
            <text:p>27,3097</text:p>
          </table:table-cell>
          <table:table-cell/>
          <table:table-cell office:value-type="float" office:value="69.25" calcext:value-type="float">
            <text:p>69,25</text:p>
          </table:table-cell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7+6*RAND()" office:value-type="float" office:value="31.5725959616248" calcext:value-type="float">
            <text:p>31,5726</text:p>
          </table:table-cell>
          <table:table-cell table:formula="of:=NORMINV(RAND();30;5)" office:value-type="float" office:value="37.4355390193059" calcext:value-type="float">
            <text:p>37,4355</text:p>
          </table:table-cell>
          <table:table-cell table:formula="of:=48+24*RAND()" office:value-type="float" office:value="68.4232006324455" calcext:value-type="float">
            <text:p>68,4232</text:p>
          </table:table-cell>
          <table:table-cell table:formula="of:=(([.C57]+[.D57])/([.C57]*[.D57]))+[.B57]" office:value-type="float" office:value="31.6139234719384" calcext:value-type="float">
            <text:p>31,6139</text:p>
          </table:table-cell>
          <table:table-cell/>
          <table:table-cell office:value-type="float" office:value="71.75" calcext:value-type="float">
            <text:p>71,75</text:p>
          </table:table-cell>
          <table:table-cell office:value-type="float" office:value="70.5" calcext:value-type="float">
            <text:p>70,5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7+6*RAND()" office:value-type="float" office:value="27.4086053569336" calcext:value-type="float">
            <text:p>27,4086</text:p>
          </table:table-cell>
          <table:table-cell table:formula="of:=NORMINV(RAND();30;5)" office:value-type="float" office:value="24.3454461385477" calcext:value-type="float">
            <text:p>24,3454</text:p>
          </table:table-cell>
          <table:table-cell table:formula="of:=48+24*RAND()" office:value-type="float" office:value="66.2764279106632" calcext:value-type="float">
            <text:p>66,2764</text:p>
          </table:table-cell>
          <table:table-cell table:formula="of:=(([.C58]+[.D58])/([.C58]*[.D58]))+[.B58]" office:value-type="float" office:value="27.4647691212551" calcext:value-type="float">
            <text:p>27,4648</text:p>
          </table:table-cell>
          <table:table-cell/>
          <table:table-cell office:value-type="float" office:value="74.25" calcext:value-type="float">
            <text:p>74,2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7+6*RAND()" office:value-type="float" office:value="27.931128727505" calcext:value-type="float">
            <text:p>27,9311</text:p>
          </table:table-cell>
          <table:table-cell table:formula="of:=NORMINV(RAND();30;5)" office:value-type="float" office:value="30.9512188563437" calcext:value-type="float">
            <text:p>30,9512</text:p>
          </table:table-cell>
          <table:table-cell table:formula="of:=48+24*RAND()" office:value-type="float" office:value="57.1580769801512" calcext:value-type="float">
            <text:p>57,1581</text:p>
          </table:table-cell>
          <table:table-cell table:formula="of:=(([.C59]+[.D59])/([.C59]*[.D59]))+[.B59]" office:value-type="float" office:value="27.9809329730049" calcext:value-type="float">
            <text:p>27,9809</text:p>
          </table:table-cell>
          <table:table-cell/>
          <table:table-cell office:value-type="float" office:value="76.75" calcext:value-type="float">
            <text:p>76,75</text:p>
          </table:table-cell>
          <table:table-cell office:value-type="float" office:value="75.5" calcext:value-type="float">
            <text:p>75,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7+6*RAND()" office:value-type="float" office:value="28.7470269792248" calcext:value-type="float">
            <text:p>28,7470</text:p>
          </table:table-cell>
          <table:table-cell table:formula="of:=NORMINV(RAND();30;5)" office:value-type="float" office:value="35.7268385343215" calcext:value-type="float">
            <text:p>35,7268</text:p>
          </table:table-cell>
          <table:table-cell table:formula="of:=48+24*RAND()" office:value-type="float" office:value="58.40072268527" calcext:value-type="float">
            <text:p>58,4007</text:p>
          </table:table-cell>
          <table:table-cell table:formula="of:=(([.C60]+[.D60])/([.C60]*[.D60]))+[.B60]" office:value-type="float" office:value="28.7921402170492" calcext:value-type="float">
            <text:p>28,792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7+6*RAND()" office:value-type="float" office:value="30.0479870794807" calcext:value-type="float">
            <text:p>30,0480</text:p>
          </table:table-cell>
          <table:table-cell table:formula="of:=NORMINV(RAND();30;5)" office:value-type="float" office:value="30.8380278988477" calcext:value-type="float">
            <text:p>30,8380</text:p>
          </table:table-cell>
          <table:table-cell table:formula="of:=48+24*RAND()" office:value-type="float" office:value="54.6887955805287" calcext:value-type="float">
            <text:p>54,6888</text:p>
          </table:table-cell>
          <table:table-cell table:formula="of:=(([.C61]+[.D61])/([.C61]*[.D61]))+[.B61]" office:value-type="float" office:value="30.0986998557228" calcext:value-type="float">
            <text:p>30,098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7+6*RAND()" office:value-type="float" office:value="32.2123089388479" calcext:value-type="float">
            <text:p>32,2123</text:p>
          </table:table-cell>
          <table:table-cell table:formula="of:=NORMINV(RAND();30;5)" office:value-type="float" office:value="33.7891068753899" calcext:value-type="float">
            <text:p>33,7891</text:p>
          </table:table-cell>
          <table:table-cell table:formula="of:=48+24*RAND()" office:value-type="float" office:value="70.8110876893625" calcext:value-type="float">
            <text:p>70,8111</text:p>
          </table:table-cell>
          <table:table-cell table:formula="of:=(([.C62]+[.D62])/([.C62]*[.D62]))+[.B62]" office:value-type="float" office:value="32.2560263578882" calcext:value-type="float">
            <text:p>32,2560</text:p>
          </table:table-cell>
          <table:table-cell/>
          <table:table-cell office:value-type="string" calcext:value-type="string">
            <text:p>мин R3 =</text:p>
          </table:table-cell>
          <table:table-cell table:formula="of:=MIN([.D2:.D1501])" office:value-type="float" office:value="48.0239887582138" calcext:value-type="float">
            <text:p>48,023988758213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7+6*RAND()" office:value-type="float" office:value="31.0264356241096" calcext:value-type="float">
            <text:p>31,0264</text:p>
          </table:table-cell>
          <table:table-cell table:formula="of:=NORMINV(RAND();30;5)" office:value-type="float" office:value="35.8736721505212" calcext:value-type="float">
            <text:p>35,8737</text:p>
          </table:table-cell>
          <table:table-cell table:formula="of:=48+24*RAND()" office:value-type="float" office:value="64.7252285024151" calcext:value-type="float">
            <text:p>64,7252</text:p>
          </table:table-cell>
          <table:table-cell table:formula="of:=(([.C63]+[.D63])/([.C63]*[.D63]))+[.B63]" office:value-type="float" office:value="31.069761146479" calcext:value-type="float">
            <text:p>31,0698</text:p>
          </table:table-cell>
          <table:table-cell/>
          <table:table-cell office:value-type="string" calcext:value-type="string">
            <text:p>макс R3 =</text:p>
          </table:table-cell>
          <table:table-cell table:formula="of:=MAX([.D2:.D1501])" office:value-type="float" office:value="71.9973870674148" calcext:value-type="float">
            <text:p>71,997387067414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7+6*RAND()" office:value-type="float" office:value="32.422367105959" calcext:value-type="float">
            <text:p>32,4224</text:p>
          </table:table-cell>
          <table:table-cell table:formula="of:=NORMINV(RAND();30;5)" office:value-type="float" office:value="31.0503304804399" calcext:value-type="float">
            <text:p>31,0503</text:p>
          </table:table-cell>
          <table:table-cell table:formula="of:=48+24*RAND()" office:value-type="float" office:value="58.5914613856003" calcext:value-type="float">
            <text:p>58,5915</text:p>
          </table:table-cell>
          <table:table-cell table:formula="of:=(([.C64]+[.D64])/([.C64]*[.D64]))+[.B64]" office:value-type="float" office:value="32.4716402156397" calcext:value-type="float">
            <text:p>32,471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7+6*RAND()" office:value-type="float" office:value="31.7899875298608" calcext:value-type="float">
            <text:p>31,7900</text:p>
          </table:table-cell>
          <table:table-cell table:formula="of:=NORMINV(RAND();30;5)" office:value-type="float" office:value="26.840668723797" calcext:value-type="float">
            <text:p>26,8407</text:p>
          </table:table-cell>
          <table:table-cell table:formula="of:=48+24*RAND()" office:value-type="float" office:value="66.5624023368582" calcext:value-type="float">
            <text:p>66,5624</text:p>
          </table:table-cell>
          <table:table-cell table:formula="of:=(([.C65]+[.D65])/([.C65]*[.D65]))+[.B65]" office:value-type="float" office:value="31.8422679219626" calcext:value-type="float">
            <text:p>31,842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7+6*RAND()" office:value-type="float" office:value="27.3277883317787" calcext:value-type="float">
            <text:p>27,3278</text:p>
          </table:table-cell>
          <table:table-cell table:formula="of:=NORMINV(RAND();30;5)" office:value-type="float" office:value="35.7282317046308" calcext:value-type="float">
            <text:p>35,7282</text:p>
          </table:table-cell>
          <table:table-cell table:formula="of:=48+24*RAND()" office:value-type="float" office:value="70.2589239282534" calcext:value-type="float">
            <text:p>70,2589</text:p>
          </table:table-cell>
          <table:table-cell table:formula="of:=(([.C66]+[.D66])/([.C66]*[.D66]))+[.B66]" office:value-type="float" office:value="27.370010469794" calcext:value-type="float">
            <text:p>27,3700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48:.I59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7+6*RAND()" office:value-type="float" office:value="29.5482065740507" calcext:value-type="float">
            <text:p>29,5482</text:p>
          </table:table-cell>
          <table:table-cell table:formula="of:=NORMINV(RAND();30;5)" office:value-type="float" office:value="25.8944625718366" calcext:value-type="float">
            <text:p>25,8945</text:p>
          </table:table-cell>
          <table:table-cell table:formula="of:=48+24*RAND()" office:value-type="float" office:value="51.0480656744912" calcext:value-type="float">
            <text:p>51,0481</text:p>
          </table:table-cell>
          <table:table-cell table:formula="of:=(([.C67]+[.D67])/([.C67]*[.D67]))+[.B67]" office:value-type="float" office:value="29.6064142501114" calcext:value-type="float">
            <text:p>29,6064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7+6*RAND()" office:value-type="float" office:value="29.8045511806849" calcext:value-type="float">
            <text:p>29,8046</text:p>
          </table:table-cell>
          <table:table-cell table:formula="of:=NORMINV(RAND();30;5)" office:value-type="float" office:value="36.2141738070417" calcext:value-type="float">
            <text:p>36,2142</text:p>
          </table:table-cell>
          <table:table-cell table:formula="of:=48+24*RAND()" office:value-type="float" office:value="61.5473377844319" calcext:value-type="float">
            <text:p>61,5473</text:p>
          </table:table-cell>
          <table:table-cell table:formula="of:=(([.C68]+[.D68])/([.C68]*[.D68]))+[.B68]" office:value-type="float" office:value="29.8484123346977" calcext:value-type="float">
            <text:p>29,8484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7+6*RAND()" office:value-type="float" office:value="31.1632524908055" calcext:value-type="float">
            <text:p>31,1633</text:p>
          </table:table-cell>
          <table:table-cell table:formula="of:=NORMINV(RAND();30;5)" office:value-type="float" office:value="25.2841196677319" calcext:value-type="float">
            <text:p>25,2841</text:p>
          </table:table-cell>
          <table:table-cell table:formula="of:=48+24*RAND()" office:value-type="float" office:value="58.7250995775685" calcext:value-type="float">
            <text:p>58,7251</text:p>
          </table:table-cell>
          <table:table-cell table:formula="of:=(([.C69]+[.D69])/([.C69]*[.D69]))+[.B69]" office:value-type="float" office:value="31.2198315015188" calcext:value-type="float">
            <text:p>31,2198</text:p>
          </table:table-cell>
          <table:table-cell table:number-columns-repeated="5"/>
          <table:table-cell>
            <draw:frame draw:z-index="3" draw:style-name="gr1" draw:text-style-name="P1" svg:width="15.999cm" svg:height="8.999cm" svg:x="0.07cm" svg:y="0.338cm">
              <draw:object draw:notify-on-update-of-ranges="Лист1.G71:Лист1.G82 Лист1.I71:Лист1.I8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7+6*RAND()" office:value-type="float" office:value="28.1638038859237" calcext:value-type="float">
            <text:p>28,1638</text:p>
          </table:table-cell>
          <table:table-cell table:formula="of:=NORMINV(RAND();30;5)" office:value-type="float" office:value="25.4408830863753" calcext:value-type="float">
            <text:p>25,4409</text:p>
          </table:table-cell>
          <table:table-cell table:formula="of:=48+24*RAND()" office:value-type="float" office:value="70.5257001416758" calcext:value-type="float">
            <text:p>70,5257</text:p>
          </table:table-cell>
          <table:table-cell table:formula="of:=(([.C70]+[.D70])/([.C70]*[.D70]))+[.B70]" office:value-type="float" office:value="28.2172899258389" calcext:value-type="float">
            <text:p>28,2173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7+6*RAND()" office:value-type="float" office:value="32.6415513020474" calcext:value-type="float">
            <text:p>32,6416</text:p>
          </table:table-cell>
          <table:table-cell table:formula="of:=NORMINV(RAND();30;5)" office:value-type="float" office:value="31.8261783354076" calcext:value-type="float">
            <text:p>31,8262</text:p>
          </table:table-cell>
          <table:table-cell table:formula="of:=48+24*RAND()" office:value-type="float" office:value="58.4662619093433" calcext:value-type="float">
            <text:p>58,4663</text:p>
          </table:table-cell>
          <table:table-cell table:formula="of:=(([.C71]+[.D71])/([.C71]*[.D71]))+[.B71]" office:value-type="float" office:value="32.6900758580957" calcext:value-type="float">
            <text:p>32,6901</text:p>
          </table:table-cell>
          <table:table-cell/>
          <table:table-cell office:value-type="float" office:value="27.35" calcext:value-type="float">
            <text:p>27,35</text:p>
          </table:table-cell>
          <table:table-cell office:value-type="float" office:value="27" calcext:value-type="float">
            <text:p>27</text:p>
          </table:table-cell>
          <table:table-cell table:number-matrix-columns-spanned="1" table:number-matrix-rows-spanned="12" table:formula="of:=FREQUENCY([.E2:.E1501];[.H71:.H8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7+6*RAND()" office:value-type="float" office:value="27.4240618713666" calcext:value-type="float">
            <text:p>27,4241</text:p>
          </table:table-cell>
          <table:table-cell table:formula="of:=NORMINV(RAND();30;5)" office:value-type="float" office:value="30.2325494967304" calcext:value-type="float">
            <text:p>30,2325</text:p>
          </table:table-cell>
          <table:table-cell table:formula="of:=48+24*RAND()" office:value-type="float" office:value="67.6070487471297" calcext:value-type="float">
            <text:p>67,6070</text:p>
          </table:table-cell>
          <table:table-cell table:formula="of:=(([.C72]+[.D72])/([.C72]*[.D72]))+[.B72]" office:value-type="float" office:value="27.4719301609921" calcext:value-type="float">
            <text:p>27,4719</text:p>
          </table:table-cell>
          <table:table-cell/>
          <table:table-cell office:value-type="float" office:value="28.05" calcext:value-type="float">
            <text:p>28,05</text:p>
          </table:table-cell>
          <table:table-cell office:value-type="float" office:value="27.7" calcext:value-type="float">
            <text:p>27,7</text:p>
          </table:table-cell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7+6*RAND()" office:value-type="float" office:value="32.1631352438126" calcext:value-type="float">
            <text:p>32,1631</text:p>
          </table:table-cell>
          <table:table-cell table:formula="of:=NORMINV(RAND();30;5)" office:value-type="float" office:value="30.4752780633942" calcext:value-type="float">
            <text:p>30,4753</text:p>
          </table:table-cell>
          <table:table-cell table:formula="of:=48+24*RAND()" office:value-type="float" office:value="66.9144049650058" calcext:value-type="float">
            <text:p>66,9144</text:p>
          </table:table-cell>
          <table:table-cell table:formula="of:=(([.C73]+[.D73])/([.C73]*[.D73]))+[.B73]" office:value-type="float" office:value="32.2108931914546" calcext:value-type="float">
            <text:p>32,2109</text:p>
          </table:table-cell>
          <table:table-cell/>
          <table:table-cell office:value-type="float" office:value="28.75" calcext:value-type="float">
            <text:p>28,75</text:p>
          </table:table-cell>
          <table:table-cell office:value-type="float" office:value="28.4" calcext:value-type="float">
            <text:p>28,4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7+6*RAND()" office:value-type="float" office:value="32.323958032066" calcext:value-type="float">
            <text:p>32,3240</text:p>
          </table:table-cell>
          <table:table-cell table:formula="of:=NORMINV(RAND();30;5)" office:value-type="float" office:value="34.8003157756795" calcext:value-type="float">
            <text:p>34,8003</text:p>
          </table:table-cell>
          <table:table-cell table:formula="of:=48+24*RAND()" office:value-type="float" office:value="60.9425278874114" calcext:value-type="float">
            <text:p>60,9425</text:p>
          </table:table-cell>
          <table:table-cell table:formula="of:=(([.C74]+[.D74])/([.C74]*[.D74]))+[.B74]" office:value-type="float" office:value="32.3691023060342" calcext:value-type="float">
            <text:p>32,3691</text:p>
          </table:table-cell>
          <table:table-cell/>
          <table:table-cell office:value-type="float" office:value="29.45" calcext:value-type="float">
            <text:p>29,45</text:p>
          </table:table-cell>
          <table:table-cell office:value-type="float" office:value="29.1" calcext:value-type="float">
            <text:p>29,1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7+6*RAND()" office:value-type="float" office:value="31.526773562422" calcext:value-type="float">
            <text:p>31,5268</text:p>
          </table:table-cell>
          <table:table-cell table:formula="of:=NORMINV(RAND();30;5)" office:value-type="float" office:value="36.988763798699" calcext:value-type="float">
            <text:p>36,9888</text:p>
          </table:table-cell>
          <table:table-cell table:formula="of:=48+24*RAND()" office:value-type="float" office:value="57.7638585520908" calcext:value-type="float">
            <text:p>57,7639</text:p>
          </table:table-cell>
          <table:table-cell table:formula="of:=(([.C75]+[.D75])/([.C75]*[.D75]))+[.B75]" office:value-type="float" office:value="31.571120662443" calcext:value-type="float">
            <text:p>31,5711</text:p>
          </table:table-cell>
          <table:table-cell/>
          <table:table-cell office:value-type="float" office:value="30.15" calcext:value-type="float">
            <text:p>30,15</text:p>
          </table:table-cell>
          <table:table-cell office:value-type="float" office:value="29.8" calcext:value-type="float">
            <text:p>29,8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7+6*RAND()" office:value-type="float" office:value="30.7261308690067" calcext:value-type="float">
            <text:p>30,7261</text:p>
          </table:table-cell>
          <table:table-cell table:formula="of:=NORMINV(RAND();30;5)" office:value-type="float" office:value="35.0245466979459" calcext:value-type="float">
            <text:p>35,0245</text:p>
          </table:table-cell>
          <table:table-cell table:formula="of:=48+24*RAND()" office:value-type="float" office:value="54.4137102859095" calcext:value-type="float">
            <text:p>54,4137</text:p>
          </table:table-cell>
          <table:table-cell table:formula="of:=(([.C76]+[.D76])/([.C76]*[.D76]))+[.B76]" office:value-type="float" office:value="30.7730599947544" calcext:value-type="float">
            <text:p>30,7731</text:p>
          </table:table-cell>
          <table:table-cell/>
          <table:table-cell office:value-type="float" office:value="30.85" calcext:value-type="float">
            <text:p>30,85</text:p>
          </table:table-cell>
          <table:table-cell office:value-type="float" office:value="30.5" calcext:value-type="float">
            <text:p>30,5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7+6*RAND()" office:value-type="float" office:value="27.3195616251323" calcext:value-type="float">
            <text:p>27,3196</text:p>
          </table:table-cell>
          <table:table-cell table:formula="of:=NORMINV(RAND();30;5)" office:value-type="float" office:value="33.524776680274" calcext:value-type="float">
            <text:p>33,5248</text:p>
          </table:table-cell>
          <table:table-cell table:formula="of:=48+24*RAND()" office:value-type="float" office:value="49.2381836911663" calcext:value-type="float">
            <text:p>49,2382</text:p>
          </table:table-cell>
          <table:table-cell table:formula="of:=(([.C77]+[.D77])/([.C77]*[.D77]))+[.B77]" office:value-type="float" office:value="27.3696997513058" calcext:value-type="float">
            <text:p>27,3697</text:p>
          </table:table-cell>
          <table:table-cell/>
          <table:table-cell office:value-type="float" office:value="31.55" calcext:value-type="float">
            <text:p>31,55</text:p>
          </table:table-cell>
          <table:table-cell office:value-type="float" office:value="31.2" calcext:value-type="float">
            <text:p>31,2</text:p>
          </table:table-cell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7+6*RAND()" office:value-type="float" office:value="28.2046750292648" calcext:value-type="float">
            <text:p>28,2047</text:p>
          </table:table-cell>
          <table:table-cell table:formula="of:=NORMINV(RAND();30;5)" office:value-type="float" office:value="28.229755627672" calcext:value-type="float">
            <text:p>28,2298</text:p>
          </table:table-cell>
          <table:table-cell table:formula="of:=48+24*RAND()" office:value-type="float" office:value="52.3980019865558" calcext:value-type="float">
            <text:p>52,3980</text:p>
          </table:table-cell>
          <table:table-cell table:formula="of:=(([.C78]+[.D78])/([.C78]*[.D78]))+[.B78]" office:value-type="float" office:value="28.2591833416111" calcext:value-type="float">
            <text:p>28,2592</text:p>
          </table:table-cell>
          <table:table-cell/>
          <table:table-cell office:value-type="float" office:value="32.25" calcext:value-type="float">
            <text:p>32,25</text:p>
          </table:table-cell>
          <table:table-cell office:value-type="float" office:value="31.9" calcext:value-type="float">
            <text:p>31,9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7+6*RAND()" office:value-type="float" office:value="28.2378888765816" calcext:value-type="float">
            <text:p>28,2379</text:p>
          </table:table-cell>
          <table:table-cell table:formula="of:=NORMINV(RAND();30;5)" office:value-type="float" office:value="29.504928100752" calcext:value-type="float">
            <text:p>29,5049</text:p>
          </table:table-cell>
          <table:table-cell table:formula="of:=48+24*RAND()" office:value-type="float" office:value="62.4487915998325" calcext:value-type="float">
            <text:p>62,4488</text:p>
          </table:table-cell>
          <table:table-cell table:formula="of:=(([.C79]+[.D79])/([.C79]*[.D79]))+[.B79]" office:value-type="float" office:value="28.287794639856" calcext:value-type="float">
            <text:p>28,2878</text:p>
          </table:table-cell>
          <table:table-cell/>
          <table:table-cell office:value-type="float" office:value="32.95" calcext:value-type="float">
            <text:p>32,95</text:p>
          </table:table-cell>
          <table:table-cell office:value-type="float" office:value="32.6" calcext:value-type="float">
            <text:p>32,6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7+6*RAND()" office:value-type="float" office:value="27.0890149630141" calcext:value-type="float">
            <text:p>27,0890</text:p>
          </table:table-cell>
          <table:table-cell table:formula="of:=NORMINV(RAND();30;5)" office:value-type="float" office:value="32.0675346205586" calcext:value-type="float">
            <text:p>32,0675</text:p>
          </table:table-cell>
          <table:table-cell table:formula="of:=48+24*RAND()" office:value-type="float" office:value="49.8887646244839" calcext:value-type="float">
            <text:p>49,8888</text:p>
          </table:table-cell>
          <table:table-cell table:formula="of:=(([.C80]+[.D80])/([.C80]*[.D80]))+[.B80]" office:value-type="float" office:value="27.1402437434888" calcext:value-type="float">
            <text:p>27,1402</text:p>
          </table:table-cell>
          <table:table-cell/>
          <table:table-cell office:value-type="float" office:value="33.65" calcext:value-type="float">
            <text:p>33,65</text:p>
          </table:table-cell>
          <table:table-cell office:value-type="float" office:value="33.3" calcext:value-type="float">
            <text:p>33,3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7+6*RAND()" office:value-type="float" office:value="27.4448058886919" calcext:value-type="float">
            <text:p>27,4448</text:p>
          </table:table-cell>
          <table:table-cell table:formula="of:=NORMINV(RAND();30;5)" office:value-type="float" office:value="26.9757066075302" calcext:value-type="float">
            <text:p>26,9757</text:p>
          </table:table-cell>
          <table:table-cell table:formula="of:=48+24*RAND()" office:value-type="float" office:value="55.4888399289921" calcext:value-type="float">
            <text:p>55,4888</text:p>
          </table:table-cell>
          <table:table-cell table:formula="of:=(([.C81]+[.D81])/([.C81]*[.D81]))+[.B81]" office:value-type="float" office:value="27.4998979218615" calcext:value-type="float">
            <text:p>27,4999</text:p>
          </table:table-cell>
          <table:table-cell/>
          <table:table-cell office:value-type="float" office:value="34.35" calcext:value-type="float">
            <text:p>34,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7+6*RAND()" office:value-type="float" office:value="30.927035089815" calcext:value-type="float">
            <text:p>30,9270</text:p>
          </table:table-cell>
          <table:table-cell table:formula="of:=NORMINV(RAND();30;5)" office:value-type="float" office:value="30.0318845703022" calcext:value-type="float">
            <text:p>30,0319</text:p>
          </table:table-cell>
          <table:table-cell table:formula="of:=48+24*RAND()" office:value-type="float" office:value="62.1873858449981" calcext:value-type="float">
            <text:p>62,1874</text:p>
          </table:table-cell>
          <table:table-cell table:formula="of:=(([.C82]+[.D82])/([.C82]*[.D82]))+[.B82]" office:value-type="float" office:value="30.9764134649891" calcext:value-type="float">
            <text:p>30,9764</text:p>
          </table:table-cell>
          <table:table-cell/>
          <table:table-cell office:value-type="float" office:value="35.05" calcext:value-type="float">
            <text:p>35,05</text:p>
          </table:table-cell>
          <table:table-cell office:value-type="float" office:value="34.7" calcext:value-type="float">
            <text:p>34,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7+6*RAND()" office:value-type="float" office:value="28.475614663912" calcext:value-type="float">
            <text:p>28,4756</text:p>
          </table:table-cell>
          <table:table-cell table:formula="of:=NORMINV(RAND();30;5)" office:value-type="float" office:value="34.0177506196911" calcext:value-type="float">
            <text:p>34,0178</text:p>
          </table:table-cell>
          <table:table-cell table:formula="of:=48+24*RAND()" office:value-type="float" office:value="52.3809920372441" calcext:value-type="float">
            <text:p>52,3810</text:p>
          </table:table-cell>
          <table:table-cell table:formula="of:=(([.C83]+[.D83])/([.C83]*[.D83]))+[.B83]" office:value-type="float" office:value="28.5241019760606" calcext:value-type="float">
            <text:p>28,524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7+6*RAND()" office:value-type="float" office:value="28.8149582657497" calcext:value-type="float">
            <text:p>28,8150</text:p>
          </table:table-cell>
          <table:table-cell table:formula="of:=NORMINV(RAND();30;5)" office:value-type="float" office:value="36.3405301513799" calcext:value-type="float">
            <text:p>36,3405</text:p>
          </table:table-cell>
          <table:table-cell table:formula="of:=48+24*RAND()" office:value-type="float" office:value="59.3707267222926" calcext:value-type="float">
            <text:p>59,3707</text:p>
          </table:table-cell>
          <table:table-cell table:formula="of:=(([.C84]+[.D84])/([.C84]*[.D84]))+[.B84]" office:value-type="float" office:value="28.8593190684267" calcext:value-type="float">
            <text:p>28,859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7+6*RAND()" office:value-type="float" office:value="32.7066613000352" calcext:value-type="float">
            <text:p>32,7067</text:p>
          </table:table-cell>
          <table:table-cell table:formula="of:=NORMINV(RAND();30;5)" office:value-type="float" office:value="28.7362555409966" calcext:value-type="float">
            <text:p>28,7363</text:p>
          </table:table-cell>
          <table:table-cell table:formula="of:=48+24*RAND()" office:value-type="float" office:value="67.0745068760589" calcext:value-type="float">
            <text:p>67,0745</text:p>
          </table:table-cell>
          <table:table-cell table:formula="of:=(([.C85]+[.D85])/([.C85]*[.D85]))+[.B85]" office:value-type="float" office:value="32.7563693390567" calcext:value-type="float">
            <text:p>32,7564</text:p>
          </table:table-cell>
          <table:table-cell/>
          <table:table-cell office:value-type="string" calcext:value-type="string">
            <text:p>мин Rобщ=</text:p>
          </table:table-cell>
          <table:table-cell table:formula="of:=MIN([.E2:.E1501])" office:value-type="float" office:value="27.0581280979535" calcext:value-type="float">
            <text:p>27,058128097953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7+6*RAND()" office:value-type="float" office:value="28.0403164818417" calcext:value-type="float">
            <text:p>28,0403</text:p>
          </table:table-cell>
          <table:table-cell table:formula="of:=NORMINV(RAND();30;5)" office:value-type="float" office:value="32.1663262546157" calcext:value-type="float">
            <text:p>32,1663</text:p>
          </table:table-cell>
          <table:table-cell table:formula="of:=48+24*RAND()" office:value-type="float" office:value="64.3282125508413" calcext:value-type="float">
            <text:p>64,3282</text:p>
          </table:table-cell>
          <table:table-cell table:formula="of:=(([.C86]+[.D86])/([.C86]*[.D86]))+[.B86]" office:value-type="float" office:value="28.0869501725629" calcext:value-type="float">
            <text:p>28,0870</text:p>
          </table:table-cell>
          <table:table-cell/>
          <table:table-cell office:value-type="string" calcext:value-type="string">
            <text:p>макс Rобщ=</text:p>
          </table:table-cell>
          <table:table-cell table:formula="of:=MAX([.E2:.E1501])" office:value-type="float" office:value="33.0751030607018" calcext:value-type="float">
            <text:p>33,075103060701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7+6*RAND()" office:value-type="float" office:value="30.4603164747823" calcext:value-type="float">
            <text:p>30,4603</text:p>
          </table:table-cell>
          <table:table-cell table:formula="of:=NORMINV(RAND();30;5)" office:value-type="float" office:value="25.221295100056" calcext:value-type="float">
            <text:p>25,2213</text:p>
          </table:table-cell>
          <table:table-cell table:formula="of:=48+24*RAND()" office:value-type="float" office:value="49.7904052203521" calcext:value-type="float">
            <text:p>49,7904</text:p>
          </table:table-cell>
          <table:table-cell table:formula="of:=(([.C87]+[.D87])/([.C87]*[.D87]))+[.B87]" office:value-type="float" office:value="30.5200497001309" calcext:value-type="float">
            <text:p>30,520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7+6*RAND()" office:value-type="float" office:value="31.2705894664396" calcext:value-type="float">
            <text:p>31,2706</text:p>
          </table:table-cell>
          <table:table-cell table:formula="of:=NORMINV(RAND();30;5)" office:value-type="float" office:value="30.2182288236795" calcext:value-type="float">
            <text:p>30,2182</text:p>
          </table:table-cell>
          <table:table-cell table:formula="of:=48+24*RAND()" office:value-type="float" office:value="55.3534589437768" calcext:value-type="float">
            <text:p>55,3535</text:p>
          </table:table-cell>
          <table:table-cell table:formula="of:=(([.C88]+[.D88])/([.C88]*[.D88]))+[.B88]" office:value-type="float" office:value="31.3217477927777" calcext:value-type="float">
            <text:p>31,321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7+6*RAND()" office:value-type="float" office:value="30.2154202654492" calcext:value-type="float">
            <text:p>30,2154</text:p>
          </table:table-cell>
          <table:table-cell table:formula="of:=NORMINV(RAND();30;5)" office:value-type="float" office:value="30.7427330761406" calcext:value-type="float">
            <text:p>30,7427</text:p>
          </table:table-cell>
          <table:table-cell table:formula="of:=48+24*RAND()" office:value-type="float" office:value="50.1168551808223" calcext:value-type="float">
            <text:p>50,1169</text:p>
          </table:table-cell>
          <table:table-cell table:formula="of:=(([.C89]+[.D89])/([.C89]*[.D89]))+[.B89]" office:value-type="float" office:value="30.2679016446751" calcext:value-type="float">
            <text:p>30,2679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71:.I82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7+6*RAND()" office:value-type="float" office:value="29.6752831146587" calcext:value-type="float">
            <text:p>29,6753</text:p>
          </table:table-cell>
          <table:table-cell table:formula="of:=NORMINV(RAND();30;5)" office:value-type="float" office:value="24.0931000247281" calcext:value-type="float">
            <text:p>24,0931</text:p>
          </table:table-cell>
          <table:table-cell table:formula="of:=48+24*RAND()" office:value-type="float" office:value="70.4581218631938" calcext:value-type="float">
            <text:p>70,4581</text:p>
          </table:table-cell>
          <table:table-cell table:formula="of:=(([.C90]+[.D90])/([.C90]*[.D90]))+[.B90]" office:value-type="float" office:value="29.7309816018445" calcext:value-type="float">
            <text:p>29,731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7+6*RAND()" office:value-type="float" office:value="27.7835534478072" calcext:value-type="float">
            <text:p>27,7836</text:p>
          </table:table-cell>
          <table:table-cell table:formula="of:=NORMINV(RAND();30;5)" office:value-type="float" office:value="30.7712408119372" calcext:value-type="float">
            <text:p>30,7712</text:p>
          </table:table-cell>
          <table:table-cell table:formula="of:=48+24*RAND()" office:value-type="float" office:value="63.1265708198771" calcext:value-type="float">
            <text:p>63,1266</text:p>
          </table:table-cell>
          <table:table-cell table:formula="of:=(([.C91]+[.D91])/([.C91]*[.D91]))+[.B91]" office:value-type="float" office:value="27.8318925148002" calcext:value-type="float">
            <text:p>27,831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7+6*RAND()" office:value-type="float" office:value="27.7842040231917" calcext:value-type="float">
            <text:p>27,7842</text:p>
          </table:table-cell>
          <table:table-cell table:formula="of:=NORMINV(RAND();30;5)" office:value-type="float" office:value="27.4817631325005" calcext:value-type="float">
            <text:p>27,4818</text:p>
          </table:table-cell>
          <table:table-cell table:formula="of:=48+24*RAND()" office:value-type="float" office:value="70.6818530252203" calcext:value-type="float">
            <text:p>70,6819</text:p>
          </table:table-cell>
          <table:table-cell table:formula="of:=(([.C92]+[.D92])/([.C92]*[.D92]))+[.B92]" office:value-type="float" office:value="27.8347396934175" calcext:value-type="float">
            <text:p>27,834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7+6*RAND()" office:value-type="float" office:value="30.4011432558764" calcext:value-type="float">
            <text:p>30,4011</text:p>
          </table:table-cell>
          <table:table-cell table:formula="of:=NORMINV(RAND();30;5)" office:value-type="float" office:value="31.9968716744892" calcext:value-type="float">
            <text:p>31,9969</text:p>
          </table:table-cell>
          <table:table-cell table:formula="of:=48+24*RAND()" office:value-type="float" office:value="62.0021661920473" calcext:value-type="float">
            <text:p>62,0022</text:p>
          </table:table-cell>
          <table:table-cell table:formula="of:=(([.C93]+[.D93])/([.C93]*[.D93]))+[.B93]" office:value-type="float" office:value="30.4485247799327" calcext:value-type="float">
            <text:p>30,4485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7+6*RAND()" office:value-type="float" office:value="28.4472204458434" calcext:value-type="float">
            <text:p>28,4472</text:p>
          </table:table-cell>
          <table:table-cell table:formula="of:=NORMINV(RAND();30;5)" office:value-type="float" office:value="29.4776575432193" calcext:value-type="float">
            <text:p>29,4777</text:p>
          </table:table-cell>
          <table:table-cell table:formula="of:=48+24*RAND()" office:value-type="float" office:value="51.1771829472855" calcext:value-type="float">
            <text:p>51,1772</text:p>
          </table:table-cell>
          <table:table-cell table:formula="of:=(([.C94]+[.D94])/([.C94]*[.D94]))+[.B94]" office:value-type="float" office:value="28.5006844018902" calcext:value-type="float">
            <text:p>28,5007</text:p>
          </table:table-cell>
          <table:table-cell/>
          <table:table-cell table:style-name="ce5" office:value-type="string" calcext:value-type="string">
            <text:p>Нижняя граница</text:p>
          </table:table-cell>
          <table:table-cell table:style-name="ce10"/>
          <table:table-cell table:style-name="ce5" office:value-type="string" calcext:value-type="string">
            <text:p>Значение</text:p>
          </table:table-cell>
          <table:table-cell table:style-name="ce12"/>
          <table:table-cell table:style-name="ce10" office:value-type="string" calcext:value-type="string">
            <text:p>Кол-во значений ниже границы</text:p>
          </table:table-cell>
          <table:table-cell table:style-name="ce10" table:number-columns-repeated="2"/>
          <table:table-cell table:style-name="ce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7+6*RAND()" office:value-type="float" office:value="32.755979250418" calcext:value-type="float">
            <text:p>32,7560</text:p>
          </table:table-cell>
          <table:table-cell table:formula="of:=NORMINV(RAND();30;5)" office:value-type="float" office:value="32.5266976980622" calcext:value-type="float">
            <text:p>32,5267</text:p>
          </table:table-cell>
          <table:table-cell table:formula="of:=48+24*RAND()" office:value-type="float" office:value="64.6800157064572" calcext:value-type="float">
            <text:p>64,6800</text:p>
          </table:table-cell>
          <table:table-cell table:formula="of:=(([.C95]+[.D95])/([.C95]*[.D95]))+[.B95]" office:value-type="float" office:value="32.8021839519985" calcext:value-type="float">
            <text:p>32,8022</text:p>
          </table:table-cell>
          <table:table-cell/>
          <table:table-cell table:style-name="ce6" office:value-type="string" calcext:value-type="string">
            <text:p>R-</text:p>
          </table:table-cell>
          <table:table-cell table:style-name="ce8"/>
          <table:table-cell table:style-name="ce6" table:formula="of:=MIN(AVERAGE([.E2:.E1501]);MEDIAN([.E2:.E1501])-STDEV([.E2:.E1501]))" office:value-type="float" office:value="28.1751093560739" calcext:value-type="float">
            <text:p>28,1751093560739</text:p>
          </table:table-cell>
          <table:table-cell table:style-name="ce13"/>
          <table:table-cell table:style-name="ce8" table:formula="of:=COUNTIF([.E2:.E1501];&quot;&lt;&quot;&amp;[.I95])" office:value-type="float" office:value="291" calcext:value-type="float">
            <text:p>291</text:p>
          </table:table-cell>
          <table:table-cell table:style-name="ce8" table:number-columns-repeated="2"/>
          <table:table-cell table:style-name="ce1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7+6*RAND()" office:value-type="float" office:value="27.566466166405" calcext:value-type="float">
            <text:p>27,5665</text:p>
          </table:table-cell>
          <table:table-cell table:formula="of:=NORMINV(RAND();30;5)" office:value-type="float" office:value="27.6275847010173" calcext:value-type="float">
            <text:p>27,6276</text:p>
          </table:table-cell>
          <table:table-cell table:formula="of:=48+24*RAND()" office:value-type="float" office:value="68.1746406750754" calcext:value-type="float">
            <text:p>68,1746</text:p>
          </table:table-cell>
          <table:table-cell table:formula="of:=(([.C96]+[.D96])/([.C96]*[.D96]))+[.B96]" office:value-type="float" office:value="27.6173300856089" calcext:value-type="float">
            <text:p>27,6173</text:p>
          </table:table-cell>
          <table:table-cell/>
          <table:table-cell table:style-name="ce5" office:value-type="string" calcext:value-type="string">
            <text:p>Верхняя граница</text:p>
          </table:table-cell>
          <table:table-cell table:style-name="ce10"/>
          <table:table-cell table:style-name="ce5" office:value-type="string" calcext:value-type="string">
            <text:p>Значение</text:p>
          </table:table-cell>
          <table:table-cell table:style-name="ce12"/>
          <table:table-cell table:style-name="ce10" office:value-type="string" calcext:value-type="string">
            <text:p>Кол-во значений выше границы</text:p>
          </table:table-cell>
          <table:table-cell table:style-name="ce10" table:number-columns-repeated="2"/>
          <table:table-cell table:style-name="ce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7+6*RAND()" office:value-type="float" office:value="30.8188938496169" calcext:value-type="float">
            <text:p>30,8189</text:p>
          </table:table-cell>
          <table:table-cell table:formula="of:=NORMINV(RAND();30;5)" office:value-type="float" office:value="24.90768429276" calcext:value-type="float">
            <text:p>24,9077</text:p>
          </table:table-cell>
          <table:table-cell table:formula="of:=48+24*RAND()" office:value-type="float" office:value="69.0504892347381" calcext:value-type="float">
            <text:p>69,0505</text:p>
          </table:table-cell>
          <table:table-cell table:formula="of:=(([.C97]+[.D97])/([.C97]*[.D97]))+[.B97]" office:value-type="float" office:value="30.8735242588132" calcext:value-type="float">
            <text:p>30,8735</text:p>
          </table:table-cell>
          <table:table-cell/>
          <table:table-cell table:style-name="ce7" office:value-type="string" calcext:value-type="string">
            <text:p>R+</text:p>
          </table:table-cell>
          <table:table-cell table:style-name="ce11"/>
          <table:table-cell table:style-name="ce7" table:formula="of:=MAX(AVERAGE([.E2:.E1501]);MEDIAN([.E2:.E1501]))+STDEV([.E2:.E1501])" office:value-type="float" office:value="31.6496870884664" calcext:value-type="float">
            <text:p>31,6496870884664</text:p>
          </table:table-cell>
          <table:table-cell table:style-name="ce14"/>
          <table:table-cell table:style-name="ce11" table:formula="of:=COUNTIF([.E2:.E1501];&quot;&gt;&quot;&amp;[.I97])" office:value-type="float" office:value="313" calcext:value-type="float">
            <text:p>313</text:p>
          </table:table-cell>
          <table:table-cell table:style-name="ce11" table:number-columns-repeated="2"/>
          <table:table-cell table:style-name="ce1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7+6*RAND()" office:value-type="float" office:value="30.9591026951093" calcext:value-type="float">
            <text:p>30,9591</text:p>
          </table:table-cell>
          <table:table-cell table:formula="of:=NORMINV(RAND();30;5)" office:value-type="float" office:value="28.4309201969522" calcext:value-type="float">
            <text:p>28,4309</text:p>
          </table:table-cell>
          <table:table-cell table:formula="of:=48+24*RAND()" office:value-type="float" office:value="70.0622913809493" calcext:value-type="float">
            <text:p>70,0623</text:p>
          </table:table-cell>
          <table:table-cell table:formula="of:=(([.C98]+[.D98])/([.C98]*[.D98]))+[.B98]" office:value-type="float" office:value="31.008548681577" calcext:value-type="float">
            <text:p>31,0085</text:p>
          </table:table-cell>
          <table:table-cell/>
          <table:table-cell table:style-name="ce8"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7+6*RAND()" office:value-type="float" office:value="28.2676117757801" calcext:value-type="float">
            <text:p>28,2676</text:p>
          </table:table-cell>
          <table:table-cell table:formula="of:=NORMINV(RAND();30;5)" office:value-type="float" office:value="23.3601301765437" calcext:value-type="float">
            <text:p>23,3601</text:p>
          </table:table-cell>
          <table:table-cell table:formula="of:=48+24*RAND()" office:value-type="float" office:value="63.2480421485379" calcext:value-type="float">
            <text:p>63,2480</text:p>
          </table:table-cell>
          <table:table-cell table:formula="of:=(([.C99]+[.D99])/([.C99]*[.D99]))+[.B99]" office:value-type="float" office:value="28.3262305224944" calcext:value-type="float">
            <text:p>28,3262</text:p>
          </table:table-cell>
          <table:table-cell/>
          <table:table-cell table:style-name="ce8"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7+6*RAND()" office:value-type="float" office:value="28.899914681213" calcext:value-type="float">
            <text:p>28,8999</text:p>
          </table:table-cell>
          <table:table-cell table:formula="of:=NORMINV(RAND();30;5)" office:value-type="float" office:value="26.4049598441023" calcext:value-type="float">
            <text:p>26,4050</text:p>
          </table:table-cell>
          <table:table-cell table:formula="of:=48+24*RAND()" office:value-type="float" office:value="71.0488061858341" calcext:value-type="float">
            <text:p>71,0488</text:p>
          </table:table-cell>
          <table:table-cell table:formula="of:=(([.C100]+[.D100])/([.C100]*[.D100]))+[.B100]" office:value-type="float" office:value="28.9518611858785" calcext:value-type="float">
            <text:p>28,9519</text:p>
          </table:table-cell>
          <table:table-cell/>
          <table:table-cell table:style-name="ce8" office:value-type="string" calcext:value-type="string">
            <text:p>Вероятность попадания в интервал от R- до R+</text:p>
          </table:table-cell>
          <table:table-cell table:style-name="ce8"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7+6*RAND()" office:value-type="float" office:value="30.0173325932119" calcext:value-type="float">
            <text:p>30,0173</text:p>
          </table:table-cell>
          <table:table-cell table:formula="of:=NORMINV(RAND();30;5)" office:value-type="float" office:value="40.9269951628778" calcext:value-type="float">
            <text:p>40,9270</text:p>
          </table:table-cell>
          <table:table-cell table:formula="of:=48+24*RAND()" office:value-type="float" office:value="61.6664806148037" calcext:value-type="float">
            <text:p>61,6665</text:p>
          </table:table-cell>
          <table:table-cell table:formula="of:=(([.C101]+[.D101])/([.C101]*[.D101]))+[.B101]" office:value-type="float" office:value="30.0579826091339" calcext:value-type="float">
            <text:p>30,0580</text:p>
          </table:table-cell>
          <table:table-cell/>
          <table:table-cell table:style-name="ce8" office:value-type="string" calcext:value-type="string">
            <text:p>P(R)=(n- «R-» - «R+»)/n</text:p>
          </table:table-cell>
          <table:table-cell table:style-name="ce8"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7+6*RAND()" office:value-type="float" office:value="31.0275339384098" calcext:value-type="float">
            <text:p>31,0275</text:p>
          </table:table-cell>
          <table:table-cell table:formula="of:=NORMINV(RAND();30;5)" office:value-type="float" office:value="28.4491461646486" calcext:value-type="float">
            <text:p>28,4491</text:p>
          </table:table-cell>
          <table:table-cell table:formula="of:=48+24*RAND()" office:value-type="float" office:value="59.3337566731498" calcext:value-type="float">
            <text:p>59,3338</text:p>
          </table:table-cell>
          <table:table-cell table:formula="of:=(([.C102]+[.D102])/([.C102]*[.D102]))+[.B102]" office:value-type="float" office:value="31.0795381905564" calcext:value-type="float">
            <text:p>31,0795</text:p>
          </table:table-cell>
          <table:table-cell/>
          <table:table-cell table:style-name="ce9" office:value-type="string" calcext:value-type="string">
            <text:p>P(S)</text:p>
          </table:table-cell>
          <table:table-cell table:style-name="ce9" table:formula="of:=(1500-[.K95]-[.K97])/1500" office:value-type="float" office:value="0.597333333333333" calcext:value-type="float">
            <text:p>0,597333333333333</text:p>
          </table:table-cell>
          <table:table-cell table:style-name="ce8"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7+6*RAND()" office:value-type="float" office:value="28.3591994459275" calcext:value-type="float">
            <text:p>28,3592</text:p>
          </table:table-cell>
          <table:table-cell table:formula="of:=NORMINV(RAND();30;5)" office:value-type="float" office:value="33.3129147802876" calcext:value-type="float">
            <text:p>33,3129</text:p>
          </table:table-cell>
          <table:table-cell table:formula="of:=48+24*RAND()" office:value-type="float" office:value="61.3880035048351" calcext:value-type="float">
            <text:p>61,3880</text:p>
          </table:table-cell>
          <table:table-cell table:formula="of:=(([.C103]+[.D103])/([.C103]*[.D103]))+[.B103]" office:value-type="float" office:value="28.4055076615899" calcext:value-type="float">
            <text:p>28,4055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7+6*RAND()" office:value-type="float" office:value="29.0378766052891" calcext:value-type="float">
            <text:p>29,0379</text:p>
          </table:table-cell>
          <table:table-cell table:formula="of:=NORMINV(RAND();30;5)" office:value-type="float" office:value="37.7650088560055" calcext:value-type="float">
            <text:p>37,7650</text:p>
          </table:table-cell>
          <table:table-cell table:formula="of:=48+24*RAND()" office:value-type="float" office:value="48.1272271787748" calcext:value-type="float">
            <text:p>48,1272</text:p>
          </table:table-cell>
          <table:table-cell table:formula="of:=(([.C104]+[.D104])/([.C104]*[.D104]))+[.B104]" office:value-type="float" office:value="29.0851344028127" calcext:value-type="float">
            <text:p>29,0851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7+6*RAND()" office:value-type="float" office:value="28.9544193574693" calcext:value-type="float">
            <text:p>28,9544</text:p>
          </table:table-cell>
          <table:table-cell table:formula="of:=NORMINV(RAND();30;5)" office:value-type="float" office:value="29.6786280341372" calcext:value-type="float">
            <text:p>29,6786</text:p>
          </table:table-cell>
          <table:table-cell table:formula="of:=48+24*RAND()" office:value-type="float" office:value="56.0043835854158" calcext:value-type="float">
            <text:p>56,0044</text:p>
          </table:table-cell>
          <table:table-cell table:formula="of:=(([.C105]+[.D105])/([.C105]*[.D105]))+[.B105]" office:value-type="float" office:value="29.0059693825079" calcext:value-type="float">
            <text:p>29,006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7+6*RAND()" office:value-type="float" office:value="32.5344121672679" calcext:value-type="float">
            <text:p>32,5344</text:p>
          </table:table-cell>
          <table:table-cell table:formula="of:=NORMINV(RAND();30;5)" office:value-type="float" office:value="36.2569138995834" calcext:value-type="float">
            <text:p>36,2569</text:p>
          </table:table-cell>
          <table:table-cell table:formula="of:=48+24*RAND()" office:value-type="float" office:value="48.2399731809273" calcext:value-type="float">
            <text:p>48,2400</text:p>
          </table:table-cell>
          <table:table-cell table:formula="of:=(([.C106]+[.D106])/([.C106]*[.D106]))+[.B106]" office:value-type="float" office:value="32.5827228101319" calcext:value-type="float">
            <text:p>32,5827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7+6*RAND()" office:value-type="float" office:value="30.93289256352" calcext:value-type="float">
            <text:p>30,9329</text:p>
          </table:table-cell>
          <table:table-cell table:formula="of:=NORMINV(RAND();30;5)" office:value-type="float" office:value="28.1524310430501" calcext:value-type="float">
            <text:p>28,1524</text:p>
          </table:table-cell>
          <table:table-cell table:formula="of:=48+24*RAND()" office:value-type="float" office:value="69.508581421338" calcext:value-type="float">
            <text:p>69,5086</text:p>
          </table:table-cell>
          <table:table-cell table:formula="of:=(([.C107]+[.D107])/([.C107]*[.D107]))+[.B107]" office:value-type="float" office:value="30.9828001874365" calcext:value-type="float">
            <text:p>30,9828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7+6*RAND()" office:value-type="float" office:value="31.0702163747046" calcext:value-type="float">
            <text:p>31,0702</text:p>
          </table:table-cell>
          <table:table-cell table:formula="of:=NORMINV(RAND();30;5)" office:value-type="float" office:value="21.9894123597927" calcext:value-type="float">
            <text:p>21,9894</text:p>
          </table:table-cell>
          <table:table-cell table:formula="of:=48+24*RAND()" office:value-type="float" office:value="48.7737872293219" calcext:value-type="float">
            <text:p>48,7738</text:p>
          </table:table-cell>
          <table:table-cell table:formula="of:=(([.C108]+[.D108])/([.C108]*[.D108]))+[.B108]" office:value-type="float" office:value="31.1361956222853" calcext:value-type="float">
            <text:p>31,136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7+6*RAND()" office:value-type="float" office:value="29.8567191807088" calcext:value-type="float">
            <text:p>29,8567</text:p>
          </table:table-cell>
          <table:table-cell table:formula="of:=NORMINV(RAND();30;5)" office:value-type="float" office:value="27.3797768747021" calcext:value-type="float">
            <text:p>27,3798</text:p>
          </table:table-cell>
          <table:table-cell table:formula="of:=48+24*RAND()" office:value-type="float" office:value="58.7435755440965" calcext:value-type="float">
            <text:p>58,7436</text:p>
          </table:table-cell>
          <table:table-cell table:formula="of:=(([.C109]+[.D109])/([.C109]*[.D109]))+[.B109]" office:value-type="float" office:value="29.9102656259582" calcext:value-type="float">
            <text:p>29,910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7+6*RAND()" office:value-type="float" office:value="30.0962449118961" calcext:value-type="float">
            <text:p>30,0962</text:p>
          </table:table-cell>
          <table:table-cell table:formula="of:=NORMINV(RAND();30;5)" office:value-type="float" office:value="33.0414511423342" calcext:value-type="float">
            <text:p>33,0415</text:p>
          </table:table-cell>
          <table:table-cell table:formula="of:=48+24*RAND()" office:value-type="float" office:value="62.7912285430357" calcext:value-type="float">
            <text:p>62,7912</text:p>
          </table:table-cell>
          <table:table-cell table:formula="of:=(([.C110]+[.D110])/([.C110]*[.D110]))+[.B110]" office:value-type="float" office:value="30.142435717739" calcext:value-type="float">
            <text:p>30,1424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7+6*RAND()" office:value-type="float" office:value="32.4621172898915" calcext:value-type="float">
            <text:p>32,4621</text:p>
          </table:table-cell>
          <table:table-cell table:formula="of:=NORMINV(RAND();30;5)" office:value-type="float" office:value="29.4482952518036" calcext:value-type="float">
            <text:p>29,4483</text:p>
          </table:table-cell>
          <table:table-cell table:formula="of:=48+24*RAND()" office:value-type="float" office:value="50.5669554686174" calcext:value-type="float">
            <text:p>50,5670</text:p>
          </table:table-cell>
          <table:table-cell table:formula="of:=(([.C111]+[.D111])/([.C111]*[.D111]))+[.B111]" office:value-type="float" office:value="32.5158508734546" calcext:value-type="float">
            <text:p>32,515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7+6*RAND()" office:value-type="float" office:value="28.3866022063885" calcext:value-type="float">
            <text:p>28,3866</text:p>
          </table:table-cell>
          <table:table-cell table:formula="of:=NORMINV(RAND();30;5)" office:value-type="float" office:value="27.3733821770538" calcext:value-type="float">
            <text:p>27,3734</text:p>
          </table:table-cell>
          <table:table-cell table:formula="of:=48+24*RAND()" office:value-type="float" office:value="59.1224105330184" calcext:value-type="float">
            <text:p>59,1224</text:p>
          </table:table-cell>
          <table:table-cell table:formula="of:=(([.C112]+[.D112])/([.C112]*[.D112]))+[.B112]" office:value-type="float" office:value="28.4400481057479" calcext:value-type="float">
            <text:p>28,440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7+6*RAND()" office:value-type="float" office:value="32.5380484980997" calcext:value-type="float">
            <text:p>32,5380</text:p>
          </table:table-cell>
          <table:table-cell table:formula="of:=NORMINV(RAND();30;5)" office:value-type="float" office:value="27.8101982480022" calcext:value-type="float">
            <text:p>27,8102</text:p>
          </table:table-cell>
          <table:table-cell table:formula="of:=48+24*RAND()" office:value-type="float" office:value="67.0821958864108" calcext:value-type="float">
            <text:p>67,0822</text:p>
          </table:table-cell>
          <table:table-cell table:formula="of:=(([.C113]+[.D113])/([.C113]*[.D113]))+[.B113]" office:value-type="float" office:value="32.5889136152113" calcext:value-type="float">
            <text:p>32,5889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7+6*RAND()" office:value-type="float" office:value="27.3391548574436" calcext:value-type="float">
            <text:p>27,3392</text:p>
          </table:table-cell>
          <table:table-cell table:formula="of:=NORMINV(RAND();30;5)" office:value-type="float" office:value="22.6578618393733" calcext:value-type="float">
            <text:p>22,6579</text:p>
          </table:table-cell>
          <table:table-cell table:formula="of:=48+24*RAND()" office:value-type="float" office:value="66.8627683455125" calcext:value-type="float">
            <text:p>66,8628</text:p>
          </table:table-cell>
          <table:table-cell table:formula="of:=(([.C114]+[.D114])/([.C114]*[.D114]))+[.B114]" office:value-type="float" office:value="27.3982456551156" calcext:value-type="float">
            <text:p>27,398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7+6*RAND()" office:value-type="float" office:value="32.1980577770155" calcext:value-type="float">
            <text:p>32,1981</text:p>
          </table:table-cell>
          <table:table-cell table:formula="of:=NORMINV(RAND();30;5)" office:value-type="float" office:value="27.4913258105007" calcext:value-type="float">
            <text:p>27,4913</text:p>
          </table:table-cell>
          <table:table-cell table:formula="of:=48+24*RAND()" office:value-type="float" office:value="54.7695241598412" calcext:value-type="float">
            <text:p>54,7695</text:p>
          </table:table-cell>
          <table:table-cell table:formula="of:=(([.C115]+[.D115])/([.C115]*[.D115]))+[.B115]" office:value-type="float" office:value="32.25269121616" calcext:value-type="float">
            <text:p>32,252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7+6*RAND()" office:value-type="float" office:value="31.0517479993869" calcext:value-type="float">
            <text:p>31,0517</text:p>
          </table:table-cell>
          <table:table-cell table:formula="of:=NORMINV(RAND();30;5)" office:value-type="float" office:value="33.7815812527068" calcext:value-type="float">
            <text:p>33,7816</text:p>
          </table:table-cell>
          <table:table-cell table:formula="of:=48+24*RAND()" office:value-type="float" office:value="66.3547648536041" calcext:value-type="float">
            <text:p>66,3548</text:p>
          </table:table-cell>
          <table:table-cell table:formula="of:=(([.C116]+[.D116])/([.C116]*[.D116]))+[.B116]" office:value-type="float" office:value="31.0964204370628" calcext:value-type="float">
            <text:p>31,096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7+6*RAND()" office:value-type="float" office:value="32.1349583098199" calcext:value-type="float">
            <text:p>32,1350</text:p>
          </table:table-cell>
          <table:table-cell table:formula="of:=NORMINV(RAND();30;5)" office:value-type="float" office:value="33.8600937540464" calcext:value-type="float">
            <text:p>33,8601</text:p>
          </table:table-cell>
          <table:table-cell table:formula="of:=48+24*RAND()" office:value-type="float" office:value="52.727863711305" calcext:value-type="float">
            <text:p>52,7279</text:p>
          </table:table-cell>
          <table:table-cell table:formula="of:=(([.C117]+[.D117])/([.C117]*[.D117]))+[.B117]" office:value-type="float" office:value="32.1834569054294" calcext:value-type="float">
            <text:p>32,1835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7+6*RAND()" office:value-type="float" office:value="29.8477226800751" calcext:value-type="float">
            <text:p>29,8477</text:p>
          </table:table-cell>
          <table:table-cell table:formula="of:=NORMINV(RAND();30;5)" office:value-type="float" office:value="24.9157617668285" calcext:value-type="float">
            <text:p>24,9158</text:p>
          </table:table-cell>
          <table:table-cell table:formula="of:=48+24*RAND()" office:value-type="float" office:value="70.297126843594" calcext:value-type="float">
            <text:p>70,2971</text:p>
          </table:table-cell>
          <table:table-cell table:formula="of:=(([.C118]+[.D118])/([.C118]*[.D118]))+[.B118]" office:value-type="float" office:value="29.902083249388" calcext:value-type="float">
            <text:p>29,902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7+6*RAND()" office:value-type="float" office:value="30.0085254160222" calcext:value-type="float">
            <text:p>30,0085</text:p>
          </table:table-cell>
          <table:table-cell table:formula="of:=NORMINV(RAND();30;5)" office:value-type="float" office:value="35.0581872275215" calcext:value-type="float">
            <text:p>35,0582</text:p>
          </table:table-cell>
          <table:table-cell table:formula="of:=48+24*RAND()" office:value-type="float" office:value="62.4254137622193" calcext:value-type="float">
            <text:p>62,4254</text:p>
          </table:table-cell>
          <table:table-cell table:formula="of:=(([.C119]+[.D119])/([.C119]*[.D119]))+[.B119]" office:value-type="float" office:value="30.0530685405436" calcext:value-type="float">
            <text:p>30,0531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7+6*RAND()" office:value-type="float" office:value="32.393645620672" calcext:value-type="float">
            <text:p>32,3936</text:p>
          </table:table-cell>
          <table:table-cell table:formula="of:=NORMINV(RAND();30;5)" office:value-type="float" office:value="36.7212268649184" calcext:value-type="float">
            <text:p>36,7212</text:p>
          </table:table-cell>
          <table:table-cell table:formula="of:=48+24*RAND()" office:value-type="float" office:value="51.8548849811778" calcext:value-type="float">
            <text:p>51,8549</text:p>
          </table:table-cell>
          <table:table-cell table:formula="of:=(([.C120]+[.D120])/([.C120]*[.D120]))+[.B120]" office:value-type="float" office:value="32.4401624124889" calcext:value-type="float">
            <text:p>32,4402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7+6*RAND()" office:value-type="float" office:value="29.98953596293" calcext:value-type="float">
            <text:p>29,9895</text:p>
          </table:table-cell>
          <table:table-cell table:formula="of:=NORMINV(RAND();30;5)" office:value-type="float" office:value="26.6065700587918" calcext:value-type="float">
            <text:p>26,6066</text:p>
          </table:table-cell>
          <table:table-cell table:formula="of:=48+24*RAND()" office:value-type="float" office:value="67.1015772102401" calcext:value-type="float">
            <text:p>67,1016</text:p>
          </table:table-cell>
          <table:table-cell table:formula="of:=(([.C121]+[.D121])/([.C121]*[.D121]))+[.B121]" office:value-type="float" office:value="30.0420234440325" calcext:value-type="float">
            <text:p>30,042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27+6*RAND()" office:value-type="float" office:value="28.3395116503816" calcext:value-type="float">
            <text:p>28,3395</text:p>
          </table:table-cell>
          <table:table-cell table:formula="of:=NORMINV(RAND();30;5)" office:value-type="float" office:value="33.1131736055561" calcext:value-type="float">
            <text:p>33,1132</text:p>
          </table:table-cell>
          <table:table-cell table:formula="of:=48+24*RAND()" office:value-type="float" office:value="67.1238897191361" calcext:value-type="float">
            <text:p>67,1239</text:p>
          </table:table-cell>
          <table:table-cell table:formula="of:=(([.C122]+[.D122])/([.C122]*[.D122]))+[.B122]" office:value-type="float" office:value="28.3846089370968" calcext:value-type="float">
            <text:p>28,3846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27+6*RAND()" office:value-type="float" office:value="29.1444435550366" calcext:value-type="float">
            <text:p>29,1444</text:p>
          </table:table-cell>
          <table:table-cell table:formula="of:=NORMINV(RAND();30;5)" office:value-type="float" office:value="24.6418395703836" calcext:value-type="float">
            <text:p>24,6418</text:p>
          </table:table-cell>
          <table:table-cell table:formula="of:=48+24*RAND()" office:value-type="float" office:value="61.0417809588835" calcext:value-type="float">
            <text:p>61,0418</text:p>
          </table:table-cell>
          <table:table-cell table:formula="of:=(([.C123]+[.D123])/([.C123]*[.D123]))+[.B123]" office:value-type="float" office:value="29.2014071627866" calcext:value-type="float">
            <text:p>29,201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27+6*RAND()" office:value-type="float" office:value="32.0935953317676" calcext:value-type="float">
            <text:p>32,0936</text:p>
          </table:table-cell>
          <table:table-cell table:formula="of:=NORMINV(RAND();30;5)" office:value-type="float" office:value="26.7017910740125" calcext:value-type="float">
            <text:p>26,7018</text:p>
          </table:table-cell>
          <table:table-cell table:formula="of:=48+24*RAND()" office:value-type="float" office:value="64.621730399318" calcext:value-type="float">
            <text:p>64,6217</text:p>
          </table:table-cell>
          <table:table-cell table:formula="of:=(([.C124]+[.D124])/([.C124]*[.D124]))+[.B124]" office:value-type="float" office:value="32.1465206737749" calcext:value-type="float">
            <text:p>32,146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27+6*RAND()" office:value-type="float" office:value="27.7268674119841" calcext:value-type="float">
            <text:p>27,7269</text:p>
          </table:table-cell>
          <table:table-cell table:formula="of:=NORMINV(RAND();30;5)" office:value-type="float" office:value="36.4051223926828" calcext:value-type="float">
            <text:p>36,4051</text:p>
          </table:table-cell>
          <table:table-cell table:formula="of:=48+24*RAND()" office:value-type="float" office:value="56.0697938734666" calcext:value-type="float">
            <text:p>56,0698</text:p>
          </table:table-cell>
          <table:table-cell table:formula="of:=(([.C125]+[.D125])/([.C125]*[.D125]))+[.B125]" office:value-type="float" office:value="27.7721709887881" calcext:value-type="float">
            <text:p>27,772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27+6*RAND()" office:value-type="float" office:value="27.5597156861331" calcext:value-type="float">
            <text:p>27,5597</text:p>
          </table:table-cell>
          <table:table-cell table:formula="of:=NORMINV(RAND();30;5)" office:value-type="float" office:value="34.1902845645641" calcext:value-type="float">
            <text:p>34,1903</text:p>
          </table:table-cell>
          <table:table-cell table:formula="of:=48+24*RAND()" office:value-type="float" office:value="67.728233682923" calcext:value-type="float">
            <text:p>67,7282</text:p>
          </table:table-cell>
          <table:table-cell table:formula="of:=(([.C126]+[.D126])/([.C126]*[.D126]))+[.B126]" office:value-type="float" office:value="27.6037286521" calcext:value-type="float">
            <text:p>27,6037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27+6*RAND()" office:value-type="float" office:value="32.1814142020885" calcext:value-type="float">
            <text:p>32,1814</text:p>
          </table:table-cell>
          <table:table-cell table:formula="of:=NORMINV(RAND();30;5)" office:value-type="float" office:value="16.1652362066251" calcext:value-type="float">
            <text:p>16,1652</text:p>
          </table:table-cell>
          <table:table-cell table:formula="of:=48+24*RAND()" office:value-type="float" office:value="63.9391155978665" calcext:value-type="float">
            <text:p>63,9391</text:p>
          </table:table-cell>
          <table:table-cell table:formula="of:=(([.C127]+[.D127])/([.C127]*[.D127]))+[.B127]" office:value-type="float" office:value="32.2589152243035" calcext:value-type="float">
            <text:p>32,2589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27+6*RAND()" office:value-type="float" office:value="29.7067402002867" calcext:value-type="float">
            <text:p>29,7067</text:p>
          </table:table-cell>
          <table:table-cell table:formula="of:=NORMINV(RAND();30;5)" office:value-type="float" office:value="28.6194820027774" calcext:value-type="float">
            <text:p>28,6195</text:p>
          </table:table-cell>
          <table:table-cell table:formula="of:=48+24*RAND()" office:value-type="float" office:value="58.4263450345025" calcext:value-type="float">
            <text:p>58,4263</text:p>
          </table:table-cell>
          <table:table-cell table:formula="of:=(([.C128]+[.D128])/([.C128]*[.D128]))+[.B128]" office:value-type="float" office:value="29.7587970002774" calcext:value-type="float">
            <text:p>29,758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7+6*RAND()" office:value-type="float" office:value="28.5411395283882" calcext:value-type="float">
            <text:p>28,5411</text:p>
          </table:table-cell>
          <table:table-cell table:formula="of:=NORMINV(RAND();30;5)" office:value-type="float" office:value="31.8413192706765" calcext:value-type="float">
            <text:p>31,8413</text:p>
          </table:table-cell>
          <table:table-cell table:formula="of:=48+24*RAND()" office:value-type="float" office:value="71.7576821492985" calcext:value-type="float">
            <text:p>71,7577</text:p>
          </table:table-cell>
          <table:table-cell table:formula="of:=(([.C129]+[.D129])/([.C129]*[.D129]))+[.B129]" office:value-type="float" office:value="28.5864810524358" calcext:value-type="float">
            <text:p>28,5865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27+6*RAND()" office:value-type="float" office:value="27.6661440480966" calcext:value-type="float">
            <text:p>27,6661</text:p>
          </table:table-cell>
          <table:table-cell table:formula="of:=NORMINV(RAND();30;5)" office:value-type="float" office:value="33.5718417226896" calcext:value-type="float">
            <text:p>33,5718</text:p>
          </table:table-cell>
          <table:table-cell table:formula="of:=48+24*RAND()" office:value-type="float" office:value="51.8990838574246" calcext:value-type="float">
            <text:p>51,8991</text:p>
          </table:table-cell>
          <table:table-cell table:formula="of:=(([.C130]+[.D130])/([.C130]*[.D130]))+[.B130]" office:value-type="float" office:value="27.7151990784222" calcext:value-type="float">
            <text:p>27,715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7+6*RAND()" office:value-type="float" office:value="29.9121556968894" calcext:value-type="float">
            <text:p>29,9122</text:p>
          </table:table-cell>
          <table:table-cell table:formula="of:=NORMINV(RAND();30;5)" office:value-type="float" office:value="24.7285969933857" calcext:value-type="float">
            <text:p>24,7286</text:p>
          </table:table-cell>
          <table:table-cell table:formula="of:=48+24*RAND()" office:value-type="float" office:value="50.2561475979164" calcext:value-type="float">
            <text:p>50,2561</text:p>
          </table:table-cell>
          <table:table-cell table:formula="of:=(([.C131]+[.D131])/([.C131]*[.D131]))+[.B131]" office:value-type="float" office:value="29.9724927708319" calcext:value-type="float">
            <text:p>29,9725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27+6*RAND()" office:value-type="float" office:value="31.6099726126995" calcext:value-type="float">
            <text:p>31,6100</text:p>
          </table:table-cell>
          <table:table-cell table:formula="of:=NORMINV(RAND();30;5)" office:value-type="float" office:value="25.1689453885934" calcext:value-type="float">
            <text:p>25,1689</text:p>
          </table:table-cell>
          <table:table-cell table:formula="of:=48+24*RAND()" office:value-type="float" office:value="65.4527773791924" calcext:value-type="float">
            <text:p>65,4528</text:p>
          </table:table-cell>
          <table:table-cell table:formula="of:=(([.C132]+[.D132])/([.C132]*[.D132]))+[.B132]" office:value-type="float" office:value="31.6649823050151" calcext:value-type="float">
            <text:p>31,665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27+6*RAND()" office:value-type="float" office:value="27.696547014406" calcext:value-type="float">
            <text:p>27,6965</text:p>
          </table:table-cell>
          <table:table-cell table:formula="of:=NORMINV(RAND();30;5)" office:value-type="float" office:value="28.117481462457" calcext:value-type="float">
            <text:p>28,1175</text:p>
          </table:table-cell>
          <table:table-cell table:formula="of:=48+24*RAND()" office:value-type="float" office:value="61.5885608000681" calcext:value-type="float">
            <text:p>61,5886</text:p>
          </table:table-cell>
          <table:table-cell table:formula="of:=(([.C133]+[.D133])/([.C133]*[.D133]))+[.B133]" office:value-type="float" office:value="27.7483488588448" calcext:value-type="float">
            <text:p>27,7483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27+6*RAND()" office:value-type="float" office:value="27.5357925246935" calcext:value-type="float">
            <text:p>27,5358</text:p>
          </table:table-cell>
          <table:table-cell table:formula="of:=NORMINV(RAND();30;5)" office:value-type="float" office:value="31.3440848755379" calcext:value-type="float">
            <text:p>31,3441</text:p>
          </table:table-cell>
          <table:table-cell table:formula="of:=48+24*RAND()" office:value-type="float" office:value="65.7543411450461" calcext:value-type="float">
            <text:p>65,7543</text:p>
          </table:table-cell>
          <table:table-cell table:formula="of:=(([.C134]+[.D134])/([.C134]*[.D134]))+[.B134]" office:value-type="float" office:value="27.5829045923302" calcext:value-type="float">
            <text:p>27,5829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27+6*RAND()" office:value-type="float" office:value="28.692951183999" calcext:value-type="float">
            <text:p>28,6930</text:p>
          </table:table-cell>
          <table:table-cell table:formula="of:=NORMINV(RAND();30;5)" office:value-type="float" office:value="25.5009539716482" calcext:value-type="float">
            <text:p>25,5010</text:p>
          </table:table-cell>
          <table:table-cell table:formula="of:=48+24*RAND()" office:value-type="float" office:value="49.0954333199188" calcext:value-type="float">
            <text:p>49,0954</text:p>
          </table:table-cell>
          <table:table-cell table:formula="of:=(([.C135]+[.D135])/([.C135]*[.D135]))+[.B135]" office:value-type="float" office:value="28.7525338964495" calcext:value-type="float">
            <text:p>28,752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27+6*RAND()" office:value-type="float" office:value="31.8659079547506" calcext:value-type="float">
            <text:p>31,8659</text:p>
          </table:table-cell>
          <table:table-cell table:formula="of:=NORMINV(RAND();30;5)" office:value-type="float" office:value="38.159591450478" calcext:value-type="float">
            <text:p>38,1596</text:p>
          </table:table-cell>
          <table:table-cell table:formula="of:=48+24*RAND()" office:value-type="float" office:value="61.2504886770621" calcext:value-type="float">
            <text:p>61,2505</text:p>
          </table:table-cell>
          <table:table-cell table:formula="of:=(([.C136]+[.D136])/([.C136]*[.D136]))+[.B136]" office:value-type="float" office:value="31.9084400864025" calcext:value-type="float">
            <text:p>31,9084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27+6*RAND()" office:value-type="float" office:value="31.2826552034821" calcext:value-type="float">
            <text:p>31,2827</text:p>
          </table:table-cell>
          <table:table-cell table:formula="of:=NORMINV(RAND();30;5)" office:value-type="float" office:value="34.8762726025117" calcext:value-type="float">
            <text:p>34,8763</text:p>
          </table:table-cell>
          <table:table-cell table:formula="of:=48+24*RAND()" office:value-type="float" office:value="51.0950106075034" calcext:value-type="float">
            <text:p>51,0950</text:p>
          </table:table-cell>
          <table:table-cell table:formula="of:=(([.C137]+[.D137])/([.C137]*[.D137]))+[.B137]" office:value-type="float" office:value="31.3308993748959" calcext:value-type="float">
            <text:p>31,3309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27+6*RAND()" office:value-type="float" office:value="32.7755426068325" calcext:value-type="float">
            <text:p>32,7755</text:p>
          </table:table-cell>
          <table:table-cell table:formula="of:=NORMINV(RAND();30;5)" office:value-type="float" office:value="33.314189868454" calcext:value-type="float">
            <text:p>33,3142</text:p>
          </table:table-cell>
          <table:table-cell table:formula="of:=48+24*RAND()" office:value-type="float" office:value="52.4501106748357" calcext:value-type="float">
            <text:p>52,4501</text:p>
          </table:table-cell>
          <table:table-cell table:formula="of:=(([.C138]+[.D138])/([.C138]*[.D138]))+[.B138]" office:value-type="float" office:value="32.8246255825511" calcext:value-type="float">
            <text:p>32,824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27+6*RAND()" office:value-type="float" office:value="32.9171110906173" calcext:value-type="float">
            <text:p>32,9171</text:p>
          </table:table-cell>
          <table:table-cell table:formula="of:=NORMINV(RAND();30;5)" office:value-type="float" office:value="28.7963103583196" calcext:value-type="float">
            <text:p>28,7963</text:p>
          </table:table-cell>
          <table:table-cell table:formula="of:=48+24*RAND()" office:value-type="float" office:value="66.6421543965116" calcext:value-type="float">
            <text:p>66,6422</text:p>
          </table:table-cell>
          <table:table-cell table:formula="of:=(([.C139]+[.D139])/([.C139]*[.D139]))+[.B139]" office:value-type="float" office:value="32.9668432790516" calcext:value-type="float">
            <text:p>32,9668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27+6*RAND()" office:value-type="float" office:value="30.2483861690853" calcext:value-type="float">
            <text:p>30,2484</text:p>
          </table:table-cell>
          <table:table-cell table:formula="of:=NORMINV(RAND();30;5)" office:value-type="float" office:value="38.7009097901724" calcext:value-type="float">
            <text:p>38,7009</text:p>
          </table:table-cell>
          <table:table-cell table:formula="of:=48+24*RAND()" office:value-type="float" office:value="62.9519158573821" calcext:value-type="float">
            <text:p>62,9519</text:p>
          </table:table-cell>
          <table:table-cell table:formula="of:=(([.C140]+[.D140])/([.C140]*[.D140]))+[.B140]" office:value-type="float" office:value="30.290110494972" calcext:value-type="float">
            <text:p>30,290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7+6*RAND()" office:value-type="float" office:value="28.9492369384971" calcext:value-type="float">
            <text:p>28,9492</text:p>
          </table:table-cell>
          <table:table-cell table:formula="of:=NORMINV(RAND();30;5)" office:value-type="float" office:value="30.9999426406355" calcext:value-type="float">
            <text:p>30,9999</text:p>
          </table:table-cell>
          <table:table-cell table:formula="of:=48+24*RAND()" office:value-type="float" office:value="63.6784697631374" calcext:value-type="float">
            <text:p>63,6785</text:p>
          </table:table-cell>
          <table:table-cell table:formula="of:=(([.C141]+[.D141])/([.C141]*[.D141]))+[.B141]" office:value-type="float" office:value="28.9971989576546" calcext:value-type="float">
            <text:p>28,997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27+6*RAND()" office:value-type="float" office:value="28.2029085222166" calcext:value-type="float">
            <text:p>28,2029</text:p>
          </table:table-cell>
          <table:table-cell table:formula="of:=NORMINV(RAND();30;5)" office:value-type="float" office:value="29.1853645465435" calcext:value-type="float">
            <text:p>29,1854</text:p>
          </table:table-cell>
          <table:table-cell table:formula="of:=48+24*RAND()" office:value-type="float" office:value="63.4710620949045" calcext:value-type="float">
            <text:p>63,4711</text:p>
          </table:table-cell>
          <table:table-cell table:formula="of:=(([.C142]+[.D142])/([.C142]*[.D142]))+[.B142]" office:value-type="float" office:value="28.252927482418" calcext:value-type="float">
            <text:p>28,2529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27+6*RAND()" office:value-type="float" office:value="31.742051318055" calcext:value-type="float">
            <text:p>31,7421</text:p>
          </table:table-cell>
          <table:table-cell table:formula="of:=NORMINV(RAND();30;5)" office:value-type="float" office:value="22.2502363420581" calcext:value-type="float">
            <text:p>22,2502</text:p>
          </table:table-cell>
          <table:table-cell table:formula="of:=48+24*RAND()" office:value-type="float" office:value="63.4815908493474" calcext:value-type="float">
            <text:p>63,4816</text:p>
          </table:table-cell>
          <table:table-cell table:formula="of:=(([.C143]+[.D143])/([.C143]*[.D143]))+[.B143]" office:value-type="float" office:value="31.8027472591849" calcext:value-type="float">
            <text:p>31,8027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27+6*RAND()" office:value-type="float" office:value="30.9082424954977" calcext:value-type="float">
            <text:p>30,9082</text:p>
          </table:table-cell>
          <table:table-cell table:formula="of:=NORMINV(RAND();30;5)" office:value-type="float" office:value="29.835850909915" calcext:value-type="float">
            <text:p>29,8359</text:p>
          </table:table-cell>
          <table:table-cell table:formula="of:=48+24*RAND()" office:value-type="float" office:value="54.8129251571372" calcext:value-type="float">
            <text:p>54,8129</text:p>
          </table:table-cell>
          <table:table-cell table:formula="of:=(([.C144]+[.D144])/([.C144]*[.D144]))+[.B144]" office:value-type="float" office:value="30.9600030923326" calcext:value-type="float">
            <text:p>30,960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27+6*RAND()" office:value-type="float" office:value="32.035712583689" calcext:value-type="float">
            <text:p>32,0357</text:p>
          </table:table-cell>
          <table:table-cell table:formula="of:=NORMINV(RAND();30;5)" office:value-type="float" office:value="33.9898158968075" calcext:value-type="float">
            <text:p>33,9898</text:p>
          </table:table-cell>
          <table:table-cell table:formula="of:=48+24*RAND()" office:value-type="float" office:value="64.7528894981369" calcext:value-type="float">
            <text:p>64,7529</text:p>
          </table:table-cell>
          <table:table-cell table:formula="of:=(([.C145]+[.D145])/([.C145]*[.D145]))+[.B145]" office:value-type="float" office:value="32.0805764870909" calcext:value-type="float">
            <text:p>32,0806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27+6*RAND()" office:value-type="float" office:value="28.4069880384486" calcext:value-type="float">
            <text:p>28,4070</text:p>
          </table:table-cell>
          <table:table-cell table:formula="of:=NORMINV(RAND();30;5)" office:value-type="float" office:value="18.0096043582575" calcext:value-type="float">
            <text:p>18,0096</text:p>
          </table:table-cell>
          <table:table-cell table:formula="of:=48+24*RAND()" office:value-type="float" office:value="61.4068589592353" calcext:value-type="float">
            <text:p>61,4069</text:p>
          </table:table-cell>
          <table:table-cell table:formula="of:=(([.C146]+[.D146])/([.C146]*[.D146]))+[.B146]" office:value-type="float" office:value="28.478798792514" calcext:value-type="float">
            <text:p>28,4788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27+6*RAND()" office:value-type="float" office:value="27.8785020697396" calcext:value-type="float">
            <text:p>27,8785</text:p>
          </table:table-cell>
          <table:table-cell table:formula="of:=NORMINV(RAND();30;5)" office:value-type="float" office:value="29.8829228262601" calcext:value-type="float">
            <text:p>29,8829</text:p>
          </table:table-cell>
          <table:table-cell table:formula="of:=48+24*RAND()" office:value-type="float" office:value="61.4112254446372" calcext:value-type="float">
            <text:p>61,4112</text:p>
          </table:table-cell>
          <table:table-cell table:formula="of:=(([.C147]+[.D147])/([.C147]*[.D147]))+[.B147]" office:value-type="float" office:value="27.9282496663719" calcext:value-type="float">
            <text:p>27,928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27+6*RAND()" office:value-type="float" office:value="28.539401328424" calcext:value-type="float">
            <text:p>28,5394</text:p>
          </table:table-cell>
          <table:table-cell table:formula="of:=NORMINV(RAND();30;5)" office:value-type="float" office:value="23.8981137468978" calcext:value-type="float">
            <text:p>23,8981</text:p>
          </table:table-cell>
          <table:table-cell table:formula="of:=48+24*RAND()" office:value-type="float" office:value="52.6691380580887" calcext:value-type="float">
            <text:p>52,6691</text:p>
          </table:table-cell>
          <table:table-cell table:formula="of:=(([.C148]+[.D148])/([.C148]*[.D148]))+[.B148]" office:value-type="float" office:value="28.6002320859048" calcext:value-type="float">
            <text:p>28,600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27+6*RAND()" office:value-type="float" office:value="27.3260783257429" calcext:value-type="float">
            <text:p>27,3261</text:p>
          </table:table-cell>
          <table:table-cell table:formula="of:=NORMINV(RAND();30;5)" office:value-type="float" office:value="35.8130500786275" calcext:value-type="float">
            <text:p>35,8131</text:p>
          </table:table-cell>
          <table:table-cell table:formula="of:=48+24*RAND()" office:value-type="float" office:value="59.6116556944326" calcext:value-type="float">
            <text:p>59,6117</text:p>
          </table:table-cell>
          <table:table-cell table:formula="of:=(([.C149]+[.D149])/([.C149]*[.D149]))+[.B149]" office:value-type="float" office:value="27.3707763508531" calcext:value-type="float">
            <text:p>27,3708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27+6*RAND()" office:value-type="float" office:value="32.6040064569097" calcext:value-type="float">
            <text:p>32,6040</text:p>
          </table:table-cell>
          <table:table-cell table:formula="of:=NORMINV(RAND();30;5)" office:value-type="float" office:value="26.3282481676521" calcext:value-type="float">
            <text:p>26,3282</text:p>
          </table:table-cell>
          <table:table-cell table:formula="of:=48+24*RAND()" office:value-type="float" office:value="63.0259412163869" calcext:value-type="float">
            <text:p>63,0259</text:p>
          </table:table-cell>
          <table:table-cell table:formula="of:=(([.C150]+[.D150])/([.C150]*[.D150]))+[.B150]" office:value-type="float" office:value="32.6578549576742" calcext:value-type="float">
            <text:p>32,657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7+6*RAND()" office:value-type="float" office:value="28.0921050945763" calcext:value-type="float">
            <text:p>28,0921</text:p>
          </table:table-cell>
          <table:table-cell table:formula="of:=NORMINV(RAND();30;5)" office:value-type="float" office:value="23.6244594630815" calcext:value-type="float">
            <text:p>23,6245</text:p>
          </table:table-cell>
          <table:table-cell table:formula="of:=48+24*RAND()" office:value-type="float" office:value="57.4733689455316" calcext:value-type="float">
            <text:p>57,4734</text:p>
          </table:table-cell>
          <table:table-cell table:formula="of:=(([.C151]+[.D151])/([.C151]*[.D151]))+[.B151]" office:value-type="float" office:value="28.1518334682279" calcext:value-type="float">
            <text:p>28,151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27+6*RAND()" office:value-type="float" office:value="32.4541408766527" calcext:value-type="float">
            <text:p>32,4541</text:p>
          </table:table-cell>
          <table:table-cell table:formula="of:=NORMINV(RAND();30;5)" office:value-type="float" office:value="28.9589847882314" calcext:value-type="float">
            <text:p>28,9590</text:p>
          </table:table-cell>
          <table:table-cell table:formula="of:=48+24*RAND()" office:value-type="float" office:value="55.0318907713518" calcext:value-type="float">
            <text:p>55,0319</text:p>
          </table:table-cell>
          <table:table-cell table:formula="of:=(([.C152]+[.D152])/([.C152]*[.D152]))+[.B152]" office:value-type="float" office:value="32.5068437558081" calcext:value-type="float">
            <text:p>32,5068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27+6*RAND()" office:value-type="float" office:value="31.9719012344722" calcext:value-type="float">
            <text:p>31,9719</text:p>
          </table:table-cell>
          <table:table-cell table:formula="of:=NORMINV(RAND();30;5)" office:value-type="float" office:value="28.8658028670703" calcext:value-type="float">
            <text:p>28,8658</text:p>
          </table:table-cell>
          <table:table-cell table:formula="of:=48+24*RAND()" office:value-type="float" office:value="54.7789435302839" calcext:value-type="float">
            <text:p>54,7789</text:p>
          </table:table-cell>
          <table:table-cell table:formula="of:=(([.C153]+[.D153])/([.C153]*[.D153]))+[.B153]" office:value-type="float" office:value="32.0247994930518" calcext:value-type="float">
            <text:p>32,024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27+6*RAND()" office:value-type="float" office:value="30.1676951770205" calcext:value-type="float">
            <text:p>30,1677</text:p>
          </table:table-cell>
          <table:table-cell table:formula="of:=NORMINV(RAND();30;5)" office:value-type="float" office:value="32.0865043010361" calcext:value-type="float">
            <text:p>32,0865</text:p>
          </table:table-cell>
          <table:table-cell table:formula="of:=48+24*RAND()" office:value-type="float" office:value="64.9242450250313" calcext:value-type="float">
            <text:p>64,9242</text:p>
          </table:table-cell>
          <table:table-cell table:formula="of:=(([.C154]+[.D154])/([.C154]*[.D154]))+[.B154]" office:value-type="float" office:value="30.2142634943887" calcext:value-type="float">
            <text:p>30,214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27+6*RAND()" office:value-type="float" office:value="32.4695419168565" calcext:value-type="float">
            <text:p>32,4695</text:p>
          </table:table-cell>
          <table:table-cell table:formula="of:=NORMINV(RAND();30;5)" office:value-type="float" office:value="22.0203383741901" calcext:value-type="float">
            <text:p>22,0203</text:p>
          </table:table-cell>
          <table:table-cell table:formula="of:=48+24*RAND()" office:value-type="float" office:value="55.6975005129352" calcext:value-type="float">
            <text:p>55,6975</text:p>
          </table:table-cell>
          <table:table-cell table:formula="of:=(([.C155]+[.D155])/([.C155]*[.D155]))+[.B155]" office:value-type="float" office:value="32.5329086067282" calcext:value-type="float">
            <text:p>32,5329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27+6*RAND()" office:value-type="float" office:value="31.9295080478769" calcext:value-type="float">
            <text:p>31,9295</text:p>
          </table:table-cell>
          <table:table-cell table:formula="of:=NORMINV(RAND();30;5)" office:value-type="float" office:value="24.2726301442723" calcext:value-type="float">
            <text:p>24,2726</text:p>
          </table:table-cell>
          <table:table-cell table:formula="of:=48+24*RAND()" office:value-type="float" office:value="62.0990296220407" calcext:value-type="float">
            <text:p>62,0990</text:p>
          </table:table-cell>
          <table:table-cell table:formula="of:=(([.C156]+[.D156])/([.C156]*[.D156]))+[.B156]" office:value-type="float" office:value="31.9868100258205" calcext:value-type="float">
            <text:p>31,9868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27+6*RAND()" office:value-type="float" office:value="28.688108595321" calcext:value-type="float">
            <text:p>28,6881</text:p>
          </table:table-cell>
          <table:table-cell table:formula="of:=NORMINV(RAND();30;5)" office:value-type="float" office:value="32.777558289306" calcext:value-type="float">
            <text:p>32,7776</text:p>
          </table:table-cell>
          <table:table-cell table:formula="of:=48+24*RAND()" office:value-type="float" office:value="55.2740111136809" calcext:value-type="float">
            <text:p>55,2740</text:p>
          </table:table-cell>
          <table:table-cell table:formula="of:=(([.C157]+[.D157])/([.C157]*[.D157]))+[.B157]" office:value-type="float" office:value="28.7367089592318" calcext:value-type="float">
            <text:p>28,7367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27+6*RAND()" office:value-type="float" office:value="30.3755804852117" calcext:value-type="float">
            <text:p>30,3756</text:p>
          </table:table-cell>
          <table:table-cell table:formula="of:=NORMINV(RAND();30;5)" office:value-type="float" office:value="37.8778980572186" calcext:value-type="float">
            <text:p>37,8779</text:p>
          </table:table-cell>
          <table:table-cell table:formula="of:=48+24*RAND()" office:value-type="float" office:value="70.279422073625" calcext:value-type="float">
            <text:p>70,2794</text:p>
          </table:table-cell>
          <table:table-cell table:formula="of:=(([.C158]+[.D158])/([.C158]*[.D158]))+[.B158]" office:value-type="float" office:value="30.4162100214929" calcext:value-type="float">
            <text:p>30,4162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27+6*RAND()" office:value-type="float" office:value="28.1970785313752" calcext:value-type="float">
            <text:p>28,1971</text:p>
          </table:table-cell>
          <table:table-cell table:formula="of:=NORMINV(RAND();30;5)" office:value-type="float" office:value="26.4530345126853" calcext:value-type="float">
            <text:p>26,4530</text:p>
          </table:table-cell>
          <table:table-cell table:formula="of:=48+24*RAND()" office:value-type="float" office:value="56.8358731186017" calcext:value-type="float">
            <text:p>56,8359</text:p>
          </table:table-cell>
          <table:table-cell table:formula="of:=(([.C159]+[.D159])/([.C159]*[.D159]))+[.B159]" office:value-type="float" office:value="28.2524758994049" calcext:value-type="float">
            <text:p>28,252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27+6*RAND()" office:value-type="float" office:value="32.9858852697071" calcext:value-type="float">
            <text:p>32,9859</text:p>
          </table:table-cell>
          <table:table-cell table:formula="of:=NORMINV(RAND();30;5)" office:value-type="float" office:value="26.1057710239712" calcext:value-type="float">
            <text:p>26,1058</text:p>
          </table:table-cell>
          <table:table-cell table:formula="of:=48+24*RAND()" office:value-type="float" office:value="53.9012332828715" calcext:value-type="float">
            <text:p>53,9012</text:p>
          </table:table-cell>
          <table:table-cell table:formula="of:=(([.C160]+[.D160])/([.C160]*[.D160]))+[.B160]" office:value-type="float" office:value="33.0427434272979" calcext:value-type="float">
            <text:p>33,0427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7+6*RAND()" office:value-type="float" office:value="29.3163790788967" calcext:value-type="float">
            <text:p>29,3164</text:p>
          </table:table-cell>
          <table:table-cell table:formula="of:=NORMINV(RAND();30;5)" office:value-type="float" office:value="33.5032498600024" calcext:value-type="float">
            <text:p>33,5032</text:p>
          </table:table-cell>
          <table:table-cell table:formula="of:=48+24*RAND()" office:value-type="float" office:value="62.1641867263243" calcext:value-type="float">
            <text:p>62,1642</text:p>
          </table:table-cell>
          <table:table-cell table:formula="of:=(([.C161]+[.D161])/([.C161]*[.D161]))+[.B161]" office:value-type="float" office:value="29.3623133622046" calcext:value-type="float">
            <text:p>29,362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27+6*RAND()" office:value-type="float" office:value="28.4026154873427" calcext:value-type="float">
            <text:p>28,4026</text:p>
          </table:table-cell>
          <table:table-cell table:formula="of:=NORMINV(RAND();30;5)" office:value-type="float" office:value="26.4522213326438" calcext:value-type="float">
            <text:p>26,4522</text:p>
          </table:table-cell>
          <table:table-cell table:formula="of:=48+24*RAND()" office:value-type="float" office:value="58.2874664375559" calcext:value-type="float">
            <text:p>58,2875</text:p>
          </table:table-cell>
          <table:table-cell table:formula="of:=(([.C162]+[.D162])/([.C162]*[.D162]))+[.B162]" office:value-type="float" office:value="28.4575758428396" calcext:value-type="float">
            <text:p>28,4576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27+6*RAND()" office:value-type="float" office:value="29.0899534940254" calcext:value-type="float">
            <text:p>29,0900</text:p>
          </table:table-cell>
          <table:table-cell table:formula="of:=NORMINV(RAND();30;5)" office:value-type="float" office:value="25.8761996005167" calcext:value-type="float">
            <text:p>25,8762</text:p>
          </table:table-cell>
          <table:table-cell table:formula="of:=48+24*RAND()" office:value-type="float" office:value="63.4732772698626" calcext:value-type="float">
            <text:p>63,4733</text:p>
          </table:table-cell>
          <table:table-cell table:formula="of:=(([.C163]+[.D163])/([.C163]*[.D163]))+[.B163]" office:value-type="float" office:value="29.1443537068963" calcext:value-type="float">
            <text:p>29,1444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27+6*RAND()" office:value-type="float" office:value="31.7745762888808" calcext:value-type="float">
            <text:p>31,7746</text:p>
          </table:table-cell>
          <table:table-cell table:formula="of:=NORMINV(RAND();30;5)" office:value-type="float" office:value="29.1360478940439" calcext:value-type="float">
            <text:p>29,1360</text:p>
          </table:table-cell>
          <table:table-cell table:formula="of:=48+24*RAND()" office:value-type="float" office:value="51.1511914534494" calcext:value-type="float">
            <text:p>51,1512</text:p>
          </table:table-cell>
          <table:table-cell table:formula="of:=(([.C164]+[.D164])/([.C164]*[.D164]))+[.B164]" office:value-type="float" office:value="31.8284479204197" calcext:value-type="float">
            <text:p>31,828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27+6*RAND()" office:value-type="float" office:value="30.3368209067266" calcext:value-type="float">
            <text:p>30,3368</text:p>
          </table:table-cell>
          <table:table-cell table:formula="of:=NORMINV(RAND();30;5)" office:value-type="float" office:value="22.4209979640391" calcext:value-type="float">
            <text:p>22,4210</text:p>
          </table:table-cell>
          <table:table-cell table:formula="of:=48+24*RAND()" office:value-type="float" office:value="69.3995974073187" calcext:value-type="float">
            <text:p>69,3996</text:p>
          </table:table-cell>
          <table:table-cell table:formula="of:=(([.C165]+[.D165])/([.C165]*[.D165]))+[.B165]" office:value-type="float" office:value="30.3958312599322" calcext:value-type="float">
            <text:p>30,3958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27+6*RAND()" office:value-type="float" office:value="30.8838100105058" calcext:value-type="float">
            <text:p>30,8838</text:p>
          </table:table-cell>
          <table:table-cell table:formula="of:=NORMINV(RAND();30;5)" office:value-type="float" office:value="30.3398050898794" calcext:value-type="float">
            <text:p>30,3398</text:p>
          </table:table-cell>
          <table:table-cell table:formula="of:=48+24*RAND()" office:value-type="float" office:value="54.0308630419895" calcext:value-type="float">
            <text:p>54,0309</text:p>
          </table:table-cell>
          <table:table-cell table:formula="of:=(([.C166]+[.D166])/([.C166]*[.D166]))+[.B166]" office:value-type="float" office:value="30.9352779518353" calcext:value-type="float">
            <text:p>30,9353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27+6*RAND()" office:value-type="float" office:value="28.6991767573636" calcext:value-type="float">
            <text:p>28,6992</text:p>
          </table:table-cell>
          <table:table-cell table:formula="of:=NORMINV(RAND();30;5)" office:value-type="float" office:value="33.0826124097275" calcext:value-type="float">
            <text:p>33,0826</text:p>
          </table:table-cell>
          <table:table-cell table:formula="of:=48+24*RAND()" office:value-type="float" office:value="55.2934660529718" calcext:value-type="float">
            <text:p>55,2935</text:p>
          </table:table-cell>
          <table:table-cell table:formula="of:=(([.C167]+[.D167])/([.C167]*[.D167]))+[.B167]" office:value-type="float" office:value="28.7474894358072" calcext:value-type="float">
            <text:p>28,747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27+6*RAND()" office:value-type="float" office:value="31.1427089183126" calcext:value-type="float">
            <text:p>31,1427</text:p>
          </table:table-cell>
          <table:table-cell table:formula="of:=NORMINV(RAND();30;5)" office:value-type="float" office:value="31.0658126640303" calcext:value-type="float">
            <text:p>31,0658</text:p>
          </table:table-cell>
          <table:table-cell table:formula="of:=48+24*RAND()" office:value-type="float" office:value="58.0063581978902" calcext:value-type="float">
            <text:p>58,0064</text:p>
          </table:table-cell>
          <table:table-cell table:formula="of:=(([.C168]+[.D168])/([.C168]*[.D168]))+[.B168]" office:value-type="float" office:value="31.1921381338359" calcext:value-type="float">
            <text:p>31,192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27+6*RAND()" office:value-type="float" office:value="30.7279496302363" calcext:value-type="float">
            <text:p>30,7279</text:p>
          </table:table-cell>
          <table:table-cell table:formula="of:=NORMINV(RAND();30;5)" office:value-type="float" office:value="36.6378449388969" calcext:value-type="float">
            <text:p>36,6378</text:p>
          </table:table-cell>
          <table:table-cell table:formula="of:=48+24*RAND()" office:value-type="float" office:value="57.2239190088585" calcext:value-type="float">
            <text:p>57,2239</text:p>
          </table:table-cell>
          <table:table-cell table:formula="of:=(([.C169]+[.D169])/([.C169]*[.D169]))+[.B169]" office:value-type="float" office:value="30.7727190219922" calcext:value-type="float">
            <text:p>30,772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27+6*RAND()" office:value-type="float" office:value="28.2318295610603" calcext:value-type="float">
            <text:p>28,2318</text:p>
          </table:table-cell>
          <table:table-cell table:formula="of:=NORMINV(RAND();30;5)" office:value-type="float" office:value="33.109886244866" calcext:value-type="float">
            <text:p>33,1099</text:p>
          </table:table-cell>
          <table:table-cell table:formula="of:=48+24*RAND()" office:value-type="float" office:value="71.1771520944312" calcext:value-type="float">
            <text:p>71,1772</text:p>
          </table:table-cell>
          <table:table-cell table:formula="of:=(([.C170]+[.D170])/([.C170]*[.D170]))+[.B170]" office:value-type="float" office:value="28.2760814728649" calcext:value-type="float">
            <text:p>28,2761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7+6*RAND()" office:value-type="float" office:value="32.5912698854227" calcext:value-type="float">
            <text:p>32,5913</text:p>
          </table:table-cell>
          <table:table-cell table:formula="of:=NORMINV(RAND();30;5)" office:value-type="float" office:value="27.2880579745335" calcext:value-type="float">
            <text:p>27,2881</text:p>
          </table:table-cell>
          <table:table-cell table:formula="of:=48+24*RAND()" office:value-type="float" office:value="62.8200882794336" calcext:value-type="float">
            <text:p>62,8201</text:p>
          </table:table-cell>
          <table:table-cell table:formula="of:=(([.C171]+[.D171])/([.C171]*[.D171]))+[.B171]" office:value-type="float" office:value="32.6438344273161" calcext:value-type="float">
            <text:p>32,643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27+6*RAND()" office:value-type="float" office:value="32.1299820060376" calcext:value-type="float">
            <text:p>32,1300</text:p>
          </table:table-cell>
          <table:table-cell table:formula="of:=NORMINV(RAND();30;5)" office:value-type="float" office:value="28.420204390287" calcext:value-type="float">
            <text:p>28,4202</text:p>
          </table:table-cell>
          <table:table-cell table:formula="of:=48+24*RAND()" office:value-type="float" office:value="48.2594273658469" calcext:value-type="float">
            <text:p>48,2594</text:p>
          </table:table-cell>
          <table:table-cell table:formula="of:=(([.C172]+[.D172])/([.C172]*[.D172]))+[.B172]" office:value-type="float" office:value="32.1858895813196" calcext:value-type="float">
            <text:p>32,1859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27+6*RAND()" office:value-type="float" office:value="31.5371093235444" calcext:value-type="float">
            <text:p>31,5371</text:p>
          </table:table-cell>
          <table:table-cell table:formula="of:=NORMINV(RAND();30;5)" office:value-type="float" office:value="26.053143584865" calcext:value-type="float">
            <text:p>26,0531</text:p>
          </table:table-cell>
          <table:table-cell table:formula="of:=48+24*RAND()" office:value-type="float" office:value="65.0610467484221" calcext:value-type="float">
            <text:p>65,0610</text:p>
          </table:table-cell>
          <table:table-cell table:formula="of:=(([.C173]+[.D173])/([.C173]*[.D173]))+[.B173]" office:value-type="float" office:value="31.5908625876025" calcext:value-type="float">
            <text:p>31,590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27+6*RAND()" office:value-type="float" office:value="30.4318913861644" calcext:value-type="float">
            <text:p>30,4319</text:p>
          </table:table-cell>
          <table:table-cell table:formula="of:=NORMINV(RAND();30;5)" office:value-type="float" office:value="26.2084190503403" calcext:value-type="float">
            <text:p>26,2084</text:p>
          </table:table-cell>
          <table:table-cell table:formula="of:=48+24*RAND()" office:value-type="float" office:value="50.7519661495462" calcext:value-type="float">
            <text:p>50,7520</text:p>
          </table:table-cell>
          <table:table-cell table:formula="of:=(([.C174]+[.D174])/([.C174]*[.D174]))+[.B174]" office:value-type="float" office:value="30.4897507343747" calcext:value-type="float">
            <text:p>30,4898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27+6*RAND()" office:value-type="float" office:value="29.333080025157" calcext:value-type="float">
            <text:p>29,3331</text:p>
          </table:table-cell>
          <table:table-cell table:formula="of:=NORMINV(RAND();30;5)" office:value-type="float" office:value="30.3111544214055" calcext:value-type="float">
            <text:p>30,3112</text:p>
          </table:table-cell>
          <table:table-cell table:formula="of:=48+24*RAND()" office:value-type="float" office:value="67.7417771117762" calcext:value-type="float">
            <text:p>67,7418</text:p>
          </table:table-cell>
          <table:table-cell table:formula="of:=(([.C175]+[.D175])/([.C175]*[.D175]))+[.B175]" office:value-type="float" office:value="29.3808331196368" calcext:value-type="float">
            <text:p>29,3808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27+6*RAND()" office:value-type="float" office:value="32.1714020550717" calcext:value-type="float">
            <text:p>32,1714</text:p>
          </table:table-cell>
          <table:table-cell table:formula="of:=NORMINV(RAND();30;5)" office:value-type="float" office:value="20.6024393047156" calcext:value-type="float">
            <text:p>20,6024</text:p>
          </table:table-cell>
          <table:table-cell table:formula="of:=48+24*RAND()" office:value-type="float" office:value="59.3465960109606" calcext:value-type="float">
            <text:p>59,3466</text:p>
          </table:table-cell>
          <table:table-cell table:formula="of:=(([.C176]+[.D176])/([.C176]*[.D176]))+[.B176]" office:value-type="float" office:value="32.2367901629717" calcext:value-type="float">
            <text:p>32,2368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27+6*RAND()" office:value-type="float" office:value="30.7170958842617" calcext:value-type="float">
            <text:p>30,7171</text:p>
          </table:table-cell>
          <table:table-cell table:formula="of:=NORMINV(RAND();30;5)" office:value-type="float" office:value="21.4221311991152" calcext:value-type="float">
            <text:p>21,4221</text:p>
          </table:table-cell>
          <table:table-cell table:formula="of:=48+24*RAND()" office:value-type="float" office:value="60.5908364178613" calcext:value-type="float">
            <text:p>60,5908</text:p>
          </table:table-cell>
          <table:table-cell table:formula="of:=(([.C177]+[.D177])/([.C177]*[.D177]))+[.B177]" office:value-type="float" office:value="30.7802807263601" calcext:value-type="float">
            <text:p>30,7803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27+6*RAND()" office:value-type="float" office:value="31.1860856094863" calcext:value-type="float">
            <text:p>31,1861</text:p>
          </table:table-cell>
          <table:table-cell table:formula="of:=NORMINV(RAND();30;5)" office:value-type="float" office:value="27.4125783066424" calcext:value-type="float">
            <text:p>27,4126</text:p>
          </table:table-cell>
          <table:table-cell table:formula="of:=48+24*RAND()" office:value-type="float" office:value="64.808092684485" calcext:value-type="float">
            <text:p>64,8081</text:p>
          </table:table-cell>
          <table:table-cell table:formula="of:=(([.C178]+[.D178])/([.C178]*[.D178]))+[.B178]" office:value-type="float" office:value="31.2379953851768" calcext:value-type="float">
            <text:p>31,238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27+6*RAND()" office:value-type="float" office:value="32.6445348921698" calcext:value-type="float">
            <text:p>32,6445</text:p>
          </table:table-cell>
          <table:table-cell table:formula="of:=NORMINV(RAND();30;5)" office:value-type="float" office:value="28.8554922083594" calcext:value-type="float">
            <text:p>28,8555</text:p>
          </table:table-cell>
          <table:table-cell table:formula="of:=48+24*RAND()" office:value-type="float" office:value="50.9063171641901" calcext:value-type="float">
            <text:p>50,9063</text:p>
          </table:table-cell>
          <table:table-cell table:formula="of:=(([.C179]+[.D179])/([.C179]*[.D179]))+[.B179]" office:value-type="float" office:value="32.6988342672602" calcext:value-type="float">
            <text:p>32,6988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27+6*RAND()" office:value-type="float" office:value="29.3660060630646" calcext:value-type="float">
            <text:p>29,3660</text:p>
          </table:table-cell>
          <table:table-cell table:formula="of:=NORMINV(RAND();30;5)" office:value-type="float" office:value="34.850724062084" calcext:value-type="float">
            <text:p>34,8507</text:p>
          </table:table-cell>
          <table:table-cell table:formula="of:=48+24*RAND()" office:value-type="float" office:value="70.1370054641739" calcext:value-type="float">
            <text:p>70,1370</text:p>
          </table:table-cell>
          <table:table-cell table:formula="of:=(([.C180]+[.D180])/([.C180]*[.D180]))+[.B180]" office:value-type="float" office:value="29.4089576801024" calcext:value-type="float">
            <text:p>29,409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7+6*RAND()" office:value-type="float" office:value="31.3967882960569" calcext:value-type="float">
            <text:p>31,3968</text:p>
          </table:table-cell>
          <table:table-cell table:formula="of:=NORMINV(RAND();30;5)" office:value-type="float" office:value="43.4885043432453" calcext:value-type="float">
            <text:p>43,4885</text:p>
          </table:table-cell>
          <table:table-cell table:formula="of:=48+24*RAND()" office:value-type="float" office:value="68.1400466328487" calcext:value-type="float">
            <text:p>68,1400</text:p>
          </table:table-cell>
          <table:table-cell table:formula="of:=(([.C181]+[.D181])/([.C181]*[.D181]))+[.B181]" office:value-type="float" office:value="31.434458536235" calcext:value-type="float">
            <text:p>31,4345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27+6*RAND()" office:value-type="float" office:value="30.115188687807" calcext:value-type="float">
            <text:p>30,1152</text:p>
          </table:table-cell>
          <table:table-cell table:formula="of:=NORMINV(RAND();30;5)" office:value-type="float" office:value="27.80920355843" calcext:value-type="float">
            <text:p>27,8092</text:p>
          </table:table-cell>
          <table:table-cell table:formula="of:=48+24*RAND()" office:value-type="float" office:value="51.6922614863142" calcext:value-type="float">
            <text:p>51,6923</text:p>
          </table:table-cell>
          <table:table-cell table:formula="of:=(([.C182]+[.D182])/([.C182]*[.D182]))+[.B182]" office:value-type="float" office:value="30.170493261407" calcext:value-type="float">
            <text:p>30,170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27+6*RAND()" office:value-type="float" office:value="28.9686932747718" calcext:value-type="float">
            <text:p>28,9687</text:p>
          </table:table-cell>
          <table:table-cell table:formula="of:=NORMINV(RAND();30;5)" office:value-type="float" office:value="27.3585737462295" calcext:value-type="float">
            <text:p>27,3586</text:p>
          </table:table-cell>
          <table:table-cell table:formula="of:=48+24*RAND()" office:value-type="float" office:value="56.279477362521" calcext:value-type="float">
            <text:p>56,2795</text:p>
          </table:table-cell>
          <table:table-cell table:formula="of:=(([.C183]+[.D183])/([.C183]*[.D183]))+[.B183]" office:value-type="float" office:value="29.0230133541341" calcext:value-type="float">
            <text:p>29,023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27+6*RAND()" office:value-type="float" office:value="29.0511903448496" calcext:value-type="float">
            <text:p>29,0512</text:p>
          </table:table-cell>
          <table:table-cell table:formula="of:=NORMINV(RAND();30;5)" office:value-type="float" office:value="26.7568282809863" calcext:value-type="float">
            <text:p>26,7568</text:p>
          </table:table-cell>
          <table:table-cell table:formula="of:=48+24*RAND()" office:value-type="float" office:value="67.9148256713525" calcext:value-type="float">
            <text:p>67,9148</text:p>
          </table:table-cell>
          <table:table-cell table:formula="of:=(([.C184]+[.D184])/([.C184]*[.D184]))+[.B184]" office:value-type="float" office:value="29.1032883078268" calcext:value-type="float">
            <text:p>29,1033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27+6*RAND()" office:value-type="float" office:value="32.5586971642915" calcext:value-type="float">
            <text:p>32,5587</text:p>
          </table:table-cell>
          <table:table-cell table:formula="of:=NORMINV(RAND();30;5)" office:value-type="float" office:value="28.2327907362131" calcext:value-type="float">
            <text:p>28,2328</text:p>
          </table:table-cell>
          <table:table-cell table:formula="of:=48+24*RAND()" office:value-type="float" office:value="65.464899818413" calcext:value-type="float">
            <text:p>65,4649</text:p>
          </table:table-cell>
          <table:table-cell table:formula="of:=(([.C185]+[.D185])/([.C185]*[.D185]))+[.B185]" office:value-type="float" office:value="32.6093923326716" calcext:value-type="float">
            <text:p>32,609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27+6*RAND()" office:value-type="float" office:value="31.3397366611753" calcext:value-type="float">
            <text:p>31,3397</text:p>
          </table:table-cell>
          <table:table-cell table:formula="of:=NORMINV(RAND();30;5)" office:value-type="float" office:value="35.7757245303106" calcext:value-type="float">
            <text:p>35,7757</text:p>
          </table:table-cell>
          <table:table-cell table:formula="of:=48+24*RAND()" office:value-type="float" office:value="67.2825802518055" calcext:value-type="float">
            <text:p>67,2826</text:p>
          </table:table-cell>
          <table:table-cell table:formula="of:=(([.C186]+[.D186])/([.C186]*[.D186]))+[.B186]" office:value-type="float" office:value="31.382551263892" calcext:value-type="float">
            <text:p>31,382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27+6*RAND()" office:value-type="float" office:value="27.244256899925" calcext:value-type="float">
            <text:p>27,2443</text:p>
          </table:table-cell>
          <table:table-cell table:formula="of:=NORMINV(RAND();30;5)" office:value-type="float" office:value="27.0803185384033" calcext:value-type="float">
            <text:p>27,0803</text:p>
          </table:table-cell>
          <table:table-cell table:formula="of:=48+24*RAND()" office:value-type="float" office:value="66.6109266048297" calcext:value-type="float">
            <text:p>66,6109</text:p>
          </table:table-cell>
          <table:table-cell table:formula="of:=(([.C187]+[.D187])/([.C187]*[.D187]))+[.B187]" office:value-type="float" office:value="27.2961966394252" calcext:value-type="float">
            <text:p>27,296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27+6*RAND()" office:value-type="float" office:value="32.5244151831139" calcext:value-type="float">
            <text:p>32,5244</text:p>
          </table:table-cell>
          <table:table-cell table:formula="of:=NORMINV(RAND();30;5)" office:value-type="float" office:value="32.7449972860518" calcext:value-type="float">
            <text:p>32,7450</text:p>
          </table:table-cell>
          <table:table-cell table:formula="of:=48+24*RAND()" office:value-type="float" office:value="67.7542839171365" calcext:value-type="float">
            <text:p>67,7543</text:p>
          </table:table-cell>
          <table:table-cell table:formula="of:=(([.C188]+[.D188])/([.C188]*[.D188]))+[.B188]" office:value-type="float" office:value="32.5697134135928" calcext:value-type="float">
            <text:p>32,5697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27+6*RAND()" office:value-type="float" office:value="29.4770380065311" calcext:value-type="float">
            <text:p>29,4770</text:p>
          </table:table-cell>
          <table:table-cell table:formula="of:=NORMINV(RAND();30;5)" office:value-type="float" office:value="21.9069816142203" calcext:value-type="float">
            <text:p>21,9070</text:p>
          </table:table-cell>
          <table:table-cell table:formula="of:=48+24*RAND()" office:value-type="float" office:value="58.4963128482923" calcext:value-type="float">
            <text:p>58,4963</text:p>
          </table:table-cell>
          <table:table-cell table:formula="of:=(([.C189]+[.D189])/([.C189]*[.D189]))+[.B189]" office:value-type="float" office:value="29.5397806493374" calcext:value-type="float">
            <text:p>29,539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27+6*RAND()" office:value-type="float" office:value="31.6053124058526" calcext:value-type="float">
            <text:p>31,6053</text:p>
          </table:table-cell>
          <table:table-cell table:formula="of:=NORMINV(RAND();30;5)" office:value-type="float" office:value="34.3389140157984" calcext:value-type="float">
            <text:p>34,3389</text:p>
          </table:table-cell>
          <table:table-cell table:formula="of:=48+24*RAND()" office:value-type="float" office:value="59.1235644361004" calcext:value-type="float">
            <text:p>59,1236</text:p>
          </table:table-cell>
          <table:table-cell table:formula="of:=(([.C190]+[.D190])/([.C190]*[.D190]))+[.B190]" office:value-type="float" office:value="31.6513476158254" calcext:value-type="float">
            <text:p>31,651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7+6*RAND()" office:value-type="float" office:value="29.2911144022364" calcext:value-type="float">
            <text:p>29,2911</text:p>
          </table:table-cell>
          <table:table-cell table:formula="of:=NORMINV(RAND();30;5)" office:value-type="float" office:value="30.1460278023951" calcext:value-type="float">
            <text:p>30,1460</text:p>
          </table:table-cell>
          <table:table-cell table:formula="of:=48+24*RAND()" office:value-type="float" office:value="67.1626891689375" calcext:value-type="float">
            <text:p>67,1627</text:p>
          </table:table-cell>
          <table:table-cell table:formula="of:=(([.C191]+[.D191])/([.C191]*[.D191]))+[.B191]" office:value-type="float" office:value="29.3391754875961" calcext:value-type="float">
            <text:p>29,339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27+6*RAND()" office:value-type="float" office:value="27.5001391440164" calcext:value-type="float">
            <text:p>27,5001</text:p>
          </table:table-cell>
          <table:table-cell table:formula="of:=NORMINV(RAND();30;5)" office:value-type="float" office:value="27.5161277739681" calcext:value-type="float">
            <text:p>27,5161</text:p>
          </table:table-cell>
          <table:table-cell table:formula="of:=48+24*RAND()" office:value-type="float" office:value="56.1429578857496" calcext:value-type="float">
            <text:p>56,1430</text:p>
          </table:table-cell>
          <table:table-cell table:formula="of:=(([.C192]+[.D192])/([.C192]*[.D192]))+[.B192]" office:value-type="float" office:value="27.5542931397709" calcext:value-type="float">
            <text:p>27,5543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27+6*RAND()" office:value-type="float" office:value="28.4269741431344" calcext:value-type="float">
            <text:p>28,4270</text:p>
          </table:table-cell>
          <table:table-cell table:formula="of:=NORMINV(RAND();30;5)" office:value-type="float" office:value="35.4270325657956" calcext:value-type="float">
            <text:p>35,4270</text:p>
          </table:table-cell>
          <table:table-cell table:formula="of:=48+24*RAND()" office:value-type="float" office:value="67.8554634070024" calcext:value-type="float">
            <text:p>67,8555</text:p>
          </table:table-cell>
          <table:table-cell table:formula="of:=(([.C193]+[.D193])/([.C193]*[.D193]))+[.B193]" office:value-type="float" office:value="28.4699383824934" calcext:value-type="float">
            <text:p>28,4699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27+6*RAND()" office:value-type="float" office:value="30.6175361371133" calcext:value-type="float">
            <text:p>30,6175</text:p>
          </table:table-cell>
          <table:table-cell table:formula="of:=NORMINV(RAND();30;5)" office:value-type="float" office:value="33.1476303858936" calcext:value-type="float">
            <text:p>33,1476</text:p>
          </table:table-cell>
          <table:table-cell table:formula="of:=48+24*RAND()" office:value-type="float" office:value="66.4426113674417" calcext:value-type="float">
            <text:p>66,4426</text:p>
          </table:table-cell>
          <table:table-cell table:formula="of:=(([.C194]+[.D194])/([.C194]*[.D194]))+[.B194]" office:value-type="float" office:value="30.6627547885345" calcext:value-type="float">
            <text:p>30,662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27+6*RAND()" office:value-type="float" office:value="32.402927842224" calcext:value-type="float">
            <text:p>32,4029</text:p>
          </table:table-cell>
          <table:table-cell table:formula="of:=NORMINV(RAND();30;5)" office:value-type="float" office:value="29.5662579489471" calcext:value-type="float">
            <text:p>29,5663</text:p>
          </table:table-cell>
          <table:table-cell table:formula="of:=48+24*RAND()" office:value-type="float" office:value="49.3629990750924" calcext:value-type="float">
            <text:p>49,3630</text:p>
          </table:table-cell>
          <table:table-cell table:formula="of:=(([.C195]+[.D195])/([.C195]*[.D195]))+[.B195]" office:value-type="float" office:value="32.4570082696686" calcext:value-type="float">
            <text:p>32,457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27+6*RAND()" office:value-type="float" office:value="30.8911914762575" calcext:value-type="float">
            <text:p>30,8912</text:p>
          </table:table-cell>
          <table:table-cell table:formula="of:=NORMINV(RAND();30;5)" office:value-type="float" office:value="29.1004676880701" calcext:value-type="float">
            <text:p>29,1005</text:p>
          </table:table-cell>
          <table:table-cell table:formula="of:=48+24*RAND()" office:value-type="float" office:value="66.3603586507961" calcext:value-type="float">
            <text:p>66,3604</text:p>
          </table:table-cell>
          <table:table-cell table:formula="of:=(([.C196]+[.D196])/([.C196]*[.D196]))+[.B196]" office:value-type="float" office:value="30.940624422564" calcext:value-type="float">
            <text:p>30,940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27+6*RAND()" office:value-type="float" office:value="32.6289743247908" calcext:value-type="float">
            <text:p>32,6290</text:p>
          </table:table-cell>
          <table:table-cell table:formula="of:=NORMINV(RAND();30;5)" office:value-type="float" office:value="26.0359797878972" calcext:value-type="float">
            <text:p>26,0360</text:p>
          </table:table-cell>
          <table:table-cell table:formula="of:=48+24*RAND()" office:value-type="float" office:value="53.1611356465146" calcext:value-type="float">
            <text:p>53,1611</text:p>
          </table:table-cell>
          <table:table-cell table:formula="of:=(([.C197]+[.D197])/([.C197]*[.D197]))+[.B197]" office:value-type="float" office:value="32.686193446609" calcext:value-type="float">
            <text:p>32,6862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27+6*RAND()" office:value-type="float" office:value="32.8678696684074" calcext:value-type="float">
            <text:p>32,8679</text:p>
          </table:table-cell>
          <table:table-cell table:formula="of:=NORMINV(RAND();30;5)" office:value-type="float" office:value="32.5345784035398" calcext:value-type="float">
            <text:p>32,5346</text:p>
          </table:table-cell>
          <table:table-cell table:formula="of:=48+24*RAND()" office:value-type="float" office:value="67.8472533384338" calcext:value-type="float">
            <text:p>67,8473</text:p>
          </table:table-cell>
          <table:table-cell table:formula="of:=(([.C198]+[.D198])/([.C198]*[.D198]))+[.B198]" office:value-type="float" office:value="32.9133451871897" calcext:value-type="float">
            <text:p>32,9133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27+6*RAND()" office:value-type="float" office:value="32.605112815043" calcext:value-type="float">
            <text:p>32,6051</text:p>
          </table:table-cell>
          <table:table-cell table:formula="of:=NORMINV(RAND();30;5)" office:value-type="float" office:value="31.6446845987217" calcext:value-type="float">
            <text:p>31,6447</text:p>
          </table:table-cell>
          <table:table-cell table:formula="of:=48+24*RAND()" office:value-type="float" office:value="49.6885967412964" calcext:value-type="float">
            <text:p>49,6886</text:p>
          </table:table-cell>
          <table:table-cell table:formula="of:=(([.C199]+[.D199])/([.C199]*[.D199]))+[.B199]" office:value-type="float" office:value="32.656839040756" calcext:value-type="float">
            <text:p>32,656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27+6*RAND()" office:value-type="float" office:value="27.1204979165923" calcext:value-type="float">
            <text:p>27,1205</text:p>
          </table:table-cell>
          <table:table-cell table:formula="of:=NORMINV(RAND();30;5)" office:value-type="float" office:value="28.8026654372753" calcext:value-type="float">
            <text:p>28,8027</text:p>
          </table:table-cell>
          <table:table-cell table:formula="of:=48+24*RAND()" office:value-type="float" office:value="53.0025230208412" calcext:value-type="float">
            <text:p>53,0025</text:p>
          </table:table-cell>
          <table:table-cell table:formula="of:=(([.C200]+[.D200])/([.C200]*[.D200]))+[.B200]" office:value-type="float" office:value="27.1740839519527" calcext:value-type="float">
            <text:p>27,174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7+6*RAND()" office:value-type="float" office:value="32.1375985813793" calcext:value-type="float">
            <text:p>32,1376</text:p>
          </table:table-cell>
          <table:table-cell table:formula="of:=NORMINV(RAND();30;5)" office:value-type="float" office:value="28.5855163233576" calcext:value-type="float">
            <text:p>28,5855</text:p>
          </table:table-cell>
          <table:table-cell table:formula="of:=48+24*RAND()" office:value-type="float" office:value="66.1506587387994" calcext:value-type="float">
            <text:p>66,1507</text:p>
          </table:table-cell>
          <table:table-cell table:formula="of:=(([.C201]+[.D201])/([.C201]*[.D201]))+[.B201]" office:value-type="float" office:value="32.1876983398234" calcext:value-type="float">
            <text:p>32,187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27+6*RAND()" office:value-type="float" office:value="29.5242978280876" calcext:value-type="float">
            <text:p>29,5243</text:p>
          </table:table-cell>
          <table:table-cell table:formula="of:=NORMINV(RAND();30;5)" office:value-type="float" office:value="27.5148461513393" calcext:value-type="float">
            <text:p>27,5148</text:p>
          </table:table-cell>
          <table:table-cell table:formula="of:=48+24*RAND()" office:value-type="float" office:value="49.2624675398693" calcext:value-type="float">
            <text:p>49,2625</text:p>
          </table:table-cell>
          <table:table-cell table:formula="of:=(([.C202]+[.D202])/([.C202]*[.D202]))+[.B202]" office:value-type="float" office:value="29.5809412735367" calcext:value-type="float">
            <text:p>29,580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27+6*RAND()" office:value-type="float" office:value="28.6737230687868" calcext:value-type="float">
            <text:p>28,6737</text:p>
          </table:table-cell>
          <table:table-cell table:formula="of:=NORMINV(RAND();30;5)" office:value-type="float" office:value="33.8965744481007" calcext:value-type="float">
            <text:p>33,8966</text:p>
          </table:table-cell>
          <table:table-cell table:formula="of:=48+24*RAND()" office:value-type="float" office:value="57.8505956260487" calcext:value-type="float">
            <text:p>57,8506</text:p>
          </table:table-cell>
          <table:table-cell table:formula="of:=(([.C203]+[.D203])/([.C203]*[.D203]))+[.B203]" office:value-type="float" office:value="28.7205104816756" calcext:value-type="float">
            <text:p>28,720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27+6*RAND()" office:value-type="float" office:value="30.1449308304582" calcext:value-type="float">
            <text:p>30,1449</text:p>
          </table:table-cell>
          <table:table-cell table:formula="of:=NORMINV(RAND();30;5)" office:value-type="float" office:value="29.716791187676" calcext:value-type="float">
            <text:p>29,7168</text:p>
          </table:table-cell>
          <table:table-cell table:formula="of:=48+24*RAND()" office:value-type="float" office:value="62.0823417278007" calcext:value-type="float">
            <text:p>62,0823</text:p>
          </table:table-cell>
          <table:table-cell table:formula="of:=(([.C204]+[.D204])/([.C204]*[.D204]))+[.B204]" office:value-type="float" office:value="30.1946894790231" calcext:value-type="float">
            <text:p>30,1947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27+6*RAND()" office:value-type="float" office:value="28.2548530271743" calcext:value-type="float">
            <text:p>28,2549</text:p>
          </table:table-cell>
          <table:table-cell table:formula="of:=NORMINV(RAND();30;5)" office:value-type="float" office:value="23.7975783670743" calcext:value-type="float">
            <text:p>23,7976</text:p>
          </table:table-cell>
          <table:table-cell table:formula="of:=48+24*RAND()" office:value-type="float" office:value="58.1286928066984" calcext:value-type="float">
            <text:p>58,1287</text:p>
          </table:table-cell>
          <table:table-cell table:formula="of:=(([.C205]+[.D205])/([.C205]*[.D205]))+[.B205]" office:value-type="float" office:value="28.3140773176302" calcext:value-type="float">
            <text:p>28,314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27+6*RAND()" office:value-type="float" office:value="29.3347660296131" calcext:value-type="float">
            <text:p>29,3348</text:p>
          </table:table-cell>
          <table:table-cell table:formula="of:=NORMINV(RAND();30;5)" office:value-type="float" office:value="28.2301593125217" calcext:value-type="float">
            <text:p>28,2302</text:p>
          </table:table-cell>
          <table:table-cell table:formula="of:=48+24*RAND()" office:value-type="float" office:value="54.2649926478043" calcext:value-type="float">
            <text:p>54,2650</text:p>
          </table:table-cell>
          <table:table-cell table:formula="of:=(([.C206]+[.D206])/([.C206]*[.D206]))+[.B206]" office:value-type="float" office:value="29.3886172251416" calcext:value-type="float">
            <text:p>29,388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27+6*RAND()" office:value-type="float" office:value="27.0222111947369" calcext:value-type="float">
            <text:p>27,0222</text:p>
          </table:table-cell>
          <table:table-cell table:formula="of:=NORMINV(RAND();30;5)" office:value-type="float" office:value="35.7111973816967" calcext:value-type="float">
            <text:p>35,7112</text:p>
          </table:table-cell>
          <table:table-cell table:formula="of:=48+24*RAND()" office:value-type="float" office:value="49.1136598018929" calcext:value-type="float">
            <text:p>49,1137</text:p>
          </table:table-cell>
          <table:table-cell table:formula="of:=(([.C207]+[.D207])/([.C207]*[.D207]))+[.B207]" office:value-type="float" office:value="27.0705745504897" calcext:value-type="float">
            <text:p>27,070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27+6*RAND()" office:value-type="float" office:value="28.3481777922716" calcext:value-type="float">
            <text:p>28,3482</text:p>
          </table:table-cell>
          <table:table-cell table:formula="of:=NORMINV(RAND();30;5)" office:value-type="float" office:value="27.0332604107506" calcext:value-type="float">
            <text:p>27,0333</text:p>
          </table:table-cell>
          <table:table-cell table:formula="of:=48+24*RAND()" office:value-type="float" office:value="50.9416028698906" calcext:value-type="float">
            <text:p>50,9416</text:p>
          </table:table-cell>
          <table:table-cell table:formula="of:=(([.C208]+[.D208])/([.C208]*[.D208]))+[.B208]" office:value-type="float" office:value="28.4047995814113" calcext:value-type="float">
            <text:p>28,4048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27+6*RAND()" office:value-type="float" office:value="28.0654358624015" calcext:value-type="float">
            <text:p>28,0654</text:p>
          </table:table-cell>
          <table:table-cell table:formula="of:=NORMINV(RAND();30;5)" office:value-type="float" office:value="30.8235249971417" calcext:value-type="float">
            <text:p>30,8235</text:p>
          </table:table-cell>
          <table:table-cell table:formula="of:=48+24*RAND()" office:value-type="float" office:value="49.0490852566436" calcext:value-type="float">
            <text:p>49,0491</text:p>
          </table:table-cell>
          <table:table-cell table:formula="of:=(([.C209]+[.D209])/([.C209]*[.D209]))+[.B209]" office:value-type="float" office:value="28.1182663551916" calcext:value-type="float">
            <text:p>28,1183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27+6*RAND()" office:value-type="float" office:value="27.4564276558813" calcext:value-type="float">
            <text:p>27,4564</text:p>
          </table:table-cell>
          <table:table-cell table:formula="of:=NORMINV(RAND();30;5)" office:value-type="float" office:value="34.1926586400242" calcext:value-type="float">
            <text:p>34,1927</text:p>
          </table:table-cell>
          <table:table-cell table:formula="of:=48+24*RAND()" office:value-type="float" office:value="59.3749713962898" calcext:value-type="float">
            <text:p>59,3750</text:p>
          </table:table-cell>
          <table:table-cell table:formula="of:=(([.C210]+[.D210])/([.C210]*[.D210]))+[.B210]" office:value-type="float" office:value="27.5025158132855" calcext:value-type="float">
            <text:p>27,5025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7+6*RAND()" office:value-type="float" office:value="28.4361530940514" calcext:value-type="float">
            <text:p>28,4362</text:p>
          </table:table-cell>
          <table:table-cell table:formula="of:=NORMINV(RAND();30;5)" office:value-type="float" office:value="35.6651799293321" calcext:value-type="float">
            <text:p>35,6652</text:p>
          </table:table-cell>
          <table:table-cell table:formula="of:=48+24*RAND()" office:value-type="float" office:value="62.5076920101419" calcext:value-type="float">
            <text:p>62,5077</text:p>
          </table:table-cell>
          <table:table-cell table:formula="of:=(([.C211]+[.D211])/([.C211]*[.D211]))+[.B211]" office:value-type="float" office:value="28.480189677082" calcext:value-type="float">
            <text:p>28,480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27+6*RAND()" office:value-type="float" office:value="29.5359612100292" calcext:value-type="float">
            <text:p>29,5360</text:p>
          </table:table-cell>
          <table:table-cell table:formula="of:=NORMINV(RAND();30;5)" office:value-type="float" office:value="32.5580354378907" calcext:value-type="float">
            <text:p>32,5580</text:p>
          </table:table-cell>
          <table:table-cell table:formula="of:=48+24*RAND()" office:value-type="float" office:value="56.8168398113921" calcext:value-type="float">
            <text:p>56,8168</text:p>
          </table:table-cell>
          <table:table-cell table:formula="of:=(([.C212]+[.D212])/([.C212]*[.D212]))+[.B212]" office:value-type="float" office:value="29.5842760096553" calcext:value-type="float">
            <text:p>29,584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27+6*RAND()" office:value-type="float" office:value="29.0542159576435" calcext:value-type="float">
            <text:p>29,0542</text:p>
          </table:table-cell>
          <table:table-cell table:formula="of:=NORMINV(RAND();30;5)" office:value-type="float" office:value="35.3058913433557" calcext:value-type="float">
            <text:p>35,3059</text:p>
          </table:table-cell>
          <table:table-cell table:formula="of:=48+24*RAND()" office:value-type="float" office:value="62.14183927048" calcext:value-type="float">
            <text:p>62,1418</text:p>
          </table:table-cell>
          <table:table-cell table:formula="of:=(([.C213]+[.D213])/([.C213]*[.D213]))+[.B213]" office:value-type="float" office:value="29.0986320600733" calcext:value-type="float">
            <text:p>29,0986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27+6*RAND()" office:value-type="float" office:value="31.1669545958284" calcext:value-type="float">
            <text:p>31,1670</text:p>
          </table:table-cell>
          <table:table-cell table:formula="of:=NORMINV(RAND();30;5)" office:value-type="float" office:value="35.4050994404035" calcext:value-type="float">
            <text:p>35,4051</text:p>
          </table:table-cell>
          <table:table-cell table:formula="of:=48+24*RAND()" office:value-type="float" office:value="61.1487446883693" calcext:value-type="float">
            <text:p>61,1487</text:p>
          </table:table-cell>
          <table:table-cell table:formula="of:=(([.C214]+[.D214])/([.C214]*[.D214]))+[.B214]" office:value-type="float" office:value="31.2115526801953" calcext:value-type="float">
            <text:p>31,2116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27+6*RAND()" office:value-type="float" office:value="28.7886260489468" calcext:value-type="float">
            <text:p>28,7886</text:p>
          </table:table-cell>
          <table:table-cell table:formula="of:=NORMINV(RAND();30;5)" office:value-type="float" office:value="34.3727752774418" calcext:value-type="float">
            <text:p>34,3728</text:p>
          </table:table-cell>
          <table:table-cell table:formula="of:=48+24*RAND()" office:value-type="float" office:value="64.2475083684549" calcext:value-type="float">
            <text:p>64,2475</text:p>
          </table:table-cell>
          <table:table-cell table:formula="of:=(([.C215]+[.D215])/([.C215]*[.D215]))+[.B215]" office:value-type="float" office:value="28.8332836468417" calcext:value-type="float">
            <text:p>28,8333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27+6*RAND()" office:value-type="float" office:value="31.004307205556" calcext:value-type="float">
            <text:p>31,0043</text:p>
          </table:table-cell>
          <table:table-cell table:formula="of:=NORMINV(RAND();30;5)" office:value-type="float" office:value="23.7838333252719" calcext:value-type="float">
            <text:p>23,7838</text:p>
          </table:table-cell>
          <table:table-cell table:formula="of:=48+24*RAND()" office:value-type="float" office:value="63.3818451343104" calcext:value-type="float">
            <text:p>63,3818</text:p>
          </table:table-cell>
          <table:table-cell table:formula="of:=(([.C216]+[.D216])/([.C216]*[.D216]))+[.B216]" office:value-type="float" office:value="31.0621299611074" calcext:value-type="float">
            <text:p>31,0621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27+6*RAND()" office:value-type="float" office:value="27.751297469018" calcext:value-type="float">
            <text:p>27,7513</text:p>
          </table:table-cell>
          <table:table-cell table:formula="of:=NORMINV(RAND();30;5)" office:value-type="float" office:value="35.3029677124327" calcext:value-type="float">
            <text:p>35,3030</text:p>
          </table:table-cell>
          <table:table-cell table:formula="of:=48+24*RAND()" office:value-type="float" office:value="48.5986787388101" calcext:value-type="float">
            <text:p>48,5987</text:p>
          </table:table-cell>
          <table:table-cell table:formula="of:=(([.C217]+[.D217])/([.C217]*[.D217]))+[.B217]" office:value-type="float" office:value="27.8002003905909" calcext:value-type="float">
            <text:p>27,8002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27+6*RAND()" office:value-type="float" office:value="31.15979263396" calcext:value-type="float">
            <text:p>31,1598</text:p>
          </table:table-cell>
          <table:table-cell table:formula="of:=NORMINV(RAND();30;5)" office:value-type="float" office:value="35.2658553372808" calcext:value-type="float">
            <text:p>35,2659</text:p>
          </table:table-cell>
          <table:table-cell table:formula="of:=48+24*RAND()" office:value-type="float" office:value="71.6091254493222" calcext:value-type="float">
            <text:p>71,6091</text:p>
          </table:table-cell>
          <table:table-cell table:formula="of:=(([.C218]+[.D218])/([.C218]*[.D218]))+[.B218]" office:value-type="float" office:value="31.2021133744703" calcext:value-type="float">
            <text:p>31,202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27+6*RAND()" office:value-type="float" office:value="31.3724148252513" calcext:value-type="float">
            <text:p>31,3724</text:p>
          </table:table-cell>
          <table:table-cell table:formula="of:=NORMINV(RAND();30;5)" office:value-type="float" office:value="34.2066569030738" calcext:value-type="float">
            <text:p>34,2067</text:p>
          </table:table-cell>
          <table:table-cell table:formula="of:=48+24*RAND()" office:value-type="float" office:value="52.8064031274989" calcext:value-type="float">
            <text:p>52,8064</text:p>
          </table:table-cell>
          <table:table-cell table:formula="of:=(([.C219]+[.D219])/([.C219]*[.D219]))+[.B219]" office:value-type="float" office:value="31.4205859984408" calcext:value-type="float">
            <text:p>31,420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27+6*RAND()" office:value-type="float" office:value="32.0498354339507" calcext:value-type="float">
            <text:p>32,0498</text:p>
          </table:table-cell>
          <table:table-cell table:formula="of:=NORMINV(RAND();30;5)" office:value-type="float" office:value="28.3169769228415" calcext:value-type="float">
            <text:p>28,3170</text:p>
          </table:table-cell>
          <table:table-cell table:formula="of:=48+24*RAND()" office:value-type="float" office:value="63.666605358012" calcext:value-type="float">
            <text:p>63,6666</text:p>
          </table:table-cell>
          <table:table-cell table:formula="of:=(([.C220]+[.D220])/([.C220]*[.D220]))+[.B220]" office:value-type="float" office:value="32.1008567595418" calcext:value-type="float">
            <text:p>32,1009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7+6*RAND()" office:value-type="float" office:value="31.3281894524116" calcext:value-type="float">
            <text:p>31,3282</text:p>
          </table:table-cell>
          <table:table-cell table:formula="of:=NORMINV(RAND();30;5)" office:value-type="float" office:value="36.3699590850667" calcext:value-type="float">
            <text:p>36,3700</text:p>
          </table:table-cell>
          <table:table-cell table:formula="of:=48+24*RAND()" office:value-type="float" office:value="56.1072491956875" calcext:value-type="float">
            <text:p>56,1072</text:p>
          </table:table-cell>
          <table:table-cell table:formula="of:=(([.C221]+[.D221])/([.C221]*[.D221]))+[.B221]" office:value-type="float" office:value="31.3735076805532" calcext:value-type="float">
            <text:p>31,3735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27+6*RAND()" office:value-type="float" office:value="28.6869714686181" calcext:value-type="float">
            <text:p>28,6870</text:p>
          </table:table-cell>
          <table:table-cell table:formula="of:=NORMINV(RAND();30;5)" office:value-type="float" office:value="13.5081595299241" calcext:value-type="float">
            <text:p>13,5082</text:p>
          </table:table-cell>
          <table:table-cell table:formula="of:=48+24*RAND()" office:value-type="float" office:value="63.0113014457747" calcext:value-type="float">
            <text:p>63,0113</text:p>
          </table:table-cell>
          <table:table-cell table:formula="of:=(([.C222]+[.D222])/([.C222]*[.D222]))+[.B222]" office:value-type="float" office:value="28.7768709676074" calcext:value-type="float">
            <text:p>28,7769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27+6*RAND()" office:value-type="float" office:value="32.1947928832378" calcext:value-type="float">
            <text:p>32,1948</text:p>
          </table:table-cell>
          <table:table-cell table:formula="of:=NORMINV(RAND();30;5)" office:value-type="float" office:value="35.3040197662495" calcext:value-type="float">
            <text:p>35,3040</text:p>
          </table:table-cell>
          <table:table-cell table:formula="of:=48+24*RAND()" office:value-type="float" office:value="71.0820150235668" calcext:value-type="float">
            <text:p>71,0820</text:p>
          </table:table-cell>
          <table:table-cell table:formula="of:=(([.C223]+[.D223])/([.C223]*[.D223]))+[.B223]" office:value-type="float" office:value="32.2371865258197" calcext:value-type="float">
            <text:p>32,237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27+6*RAND()" office:value-type="float" office:value="30.6022888489533" calcext:value-type="float">
            <text:p>30,6023</text:p>
          </table:table-cell>
          <table:table-cell table:formula="of:=NORMINV(RAND();30;5)" office:value-type="float" office:value="26.7408439474545" calcext:value-type="float">
            <text:p>26,7408</text:p>
          </table:table-cell>
          <table:table-cell table:formula="of:=48+24*RAND()" office:value-type="float" office:value="69.0155380731449" calcext:value-type="float">
            <text:p>69,0155</text:p>
          </table:table-cell>
          <table:table-cell table:formula="of:=(([.C224]+[.D224])/([.C224]*[.D224]))+[.B224]" office:value-type="float" office:value="30.6541743172486" calcext:value-type="float">
            <text:p>30,654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27+6*RAND()" office:value-type="float" office:value="29.7632902900223" calcext:value-type="float">
            <text:p>29,7633</text:p>
          </table:table-cell>
          <table:table-cell table:formula="of:=NORMINV(RAND();30;5)" office:value-type="float" office:value="32.3587416971319" calcext:value-type="float">
            <text:p>32,3587</text:p>
          </table:table-cell>
          <table:table-cell table:formula="of:=48+24*RAND()" office:value-type="float" office:value="54.813957712613" calcext:value-type="float">
            <text:p>54,8140</text:p>
          </table:table-cell>
          <table:table-cell table:formula="of:=(([.C225]+[.D225])/([.C225]*[.D225]))+[.B225]" office:value-type="float" office:value="29.8124373687753" calcext:value-type="float">
            <text:p>29,8124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27+6*RAND()" office:value-type="float" office:value="32.6479389674496" calcext:value-type="float">
            <text:p>32,6479</text:p>
          </table:table-cell>
          <table:table-cell table:formula="of:=NORMINV(RAND();30;5)" office:value-type="float" office:value="29.2102581179568" calcext:value-type="float">
            <text:p>29,2103</text:p>
          </table:table-cell>
          <table:table-cell table:formula="of:=48+24*RAND()" office:value-type="float" office:value="66.4615888064727" calcext:value-type="float">
            <text:p>66,4616</text:p>
          </table:table-cell>
          <table:table-cell table:formula="of:=(([.C226]+[.D226])/([.C226]*[.D226]))+[.B226]" office:value-type="float" office:value="32.6972198009086" calcext:value-type="float">
            <text:p>32,6972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27+6*RAND()" office:value-type="float" office:value="32.9929914877284" calcext:value-type="float">
            <text:p>32,9930</text:p>
          </table:table-cell>
          <table:table-cell table:formula="of:=NORMINV(RAND();30;5)" office:value-type="float" office:value="31.2150915167201" calcext:value-type="float">
            <text:p>31,2151</text:p>
          </table:table-cell>
          <table:table-cell table:formula="of:=48+24*RAND()" office:value-type="float" office:value="56.1681355023757" calcext:value-type="float">
            <text:p>56,1681</text:p>
          </table:table-cell>
          <table:table-cell table:formula="of:=(([.C227]+[.D227])/([.C227]*[.D227]))+[.B227]" office:value-type="float" office:value="33.0428309627028" calcext:value-type="float">
            <text:p>33,0428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27+6*RAND()" office:value-type="float" office:value="29.1331225682516" calcext:value-type="float">
            <text:p>29,1331</text:p>
          </table:table-cell>
          <table:table-cell table:formula="of:=NORMINV(RAND();30;5)" office:value-type="float" office:value="32.4593919248154" calcext:value-type="float">
            <text:p>32,4594</text:p>
          </table:table-cell>
          <table:table-cell table:formula="of:=48+24*RAND()" office:value-type="float" office:value="67.863192348741" calcext:value-type="float">
            <text:p>67,8632</text:p>
          </table:table-cell>
          <table:table-cell table:formula="of:=(([.C228]+[.D228])/([.C228]*[.D228]))+[.B228]" office:value-type="float" office:value="29.1786658210597" calcext:value-type="float">
            <text:p>29,1787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27+6*RAND()" office:value-type="float" office:value="27.1603494628798" calcext:value-type="float">
            <text:p>27,1603</text:p>
          </table:table-cell>
          <table:table-cell table:formula="of:=NORMINV(RAND();30;5)" office:value-type="float" office:value="29.8183719819047" calcext:value-type="float">
            <text:p>29,8184</text:p>
          </table:table-cell>
          <table:table-cell table:formula="of:=48+24*RAND()" office:value-type="float" office:value="68.552293910645" calcext:value-type="float">
            <text:p>68,5523</text:p>
          </table:table-cell>
          <table:table-cell table:formula="of:=(([.C229]+[.D229])/([.C229]*[.D229]))+[.B229]" office:value-type="float" office:value="27.208473238276" calcext:value-type="float">
            <text:p>27,2085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27+6*RAND()" office:value-type="float" office:value="29.8112199499737" calcext:value-type="float">
            <text:p>29,8112</text:p>
          </table:table-cell>
          <table:table-cell table:formula="of:=NORMINV(RAND();30;5)" office:value-type="float" office:value="33.1803605182354" calcext:value-type="float">
            <text:p>33,1804</text:p>
          </table:table-cell>
          <table:table-cell table:formula="of:=48+24*RAND()" office:value-type="float" office:value="61.0818085921928" calcext:value-type="float">
            <text:p>61,0818</text:p>
          </table:table-cell>
          <table:table-cell table:formula="of:=(([.C230]+[.D230])/([.C230]*[.D230]))+[.B230]" office:value-type="float" office:value="29.8577297466607" calcext:value-type="float">
            <text:p>29,857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7+6*RAND()" office:value-type="float" office:value="29.3611778381746" calcext:value-type="float">
            <text:p>29,3612</text:p>
          </table:table-cell>
          <table:table-cell table:formula="of:=NORMINV(RAND();30;5)" office:value-type="float" office:value="26.466653142767" calcext:value-type="float">
            <text:p>26,4667</text:p>
          </table:table-cell>
          <table:table-cell table:formula="of:=48+24*RAND()" office:value-type="float" office:value="65.8385804062709" calcext:value-type="float">
            <text:p>65,8386</text:p>
          </table:table-cell>
          <table:table-cell table:formula="of:=(([.C231]+[.D231])/([.C231]*[.D231]))+[.B231]" office:value-type="float" office:value="29.4141498956412" calcext:value-type="float">
            <text:p>29,4141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27+6*RAND()" office:value-type="float" office:value="28.4300687152427" calcext:value-type="float">
            <text:p>28,4301</text:p>
          </table:table-cell>
          <table:table-cell table:formula="of:=NORMINV(RAND();30;5)" office:value-type="float" office:value="32.6456126603927" calcext:value-type="float">
            <text:p>32,6456</text:p>
          </table:table-cell>
          <table:table-cell table:formula="of:=48+24*RAND()" office:value-type="float" office:value="60.8624802427366" calcext:value-type="float">
            <text:p>60,8625</text:p>
          </table:table-cell>
          <table:table-cell table:formula="of:=(([.C232]+[.D232])/([.C232]*[.D232]))+[.B232]" office:value-type="float" office:value="28.4771311866464" calcext:value-type="float">
            <text:p>28,477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27+6*RAND()" office:value-type="float" office:value="30.664093391737" calcext:value-type="float">
            <text:p>30,6641</text:p>
          </table:table-cell>
          <table:table-cell table:formula="of:=NORMINV(RAND();30;5)" office:value-type="float" office:value="28.0360576391603" calcext:value-type="float">
            <text:p>28,0361</text:p>
          </table:table-cell>
          <table:table-cell table:formula="of:=48+24*RAND()" office:value-type="float" office:value="60.6942621683702" calcext:value-type="float">
            <text:p>60,6943</text:p>
          </table:table-cell>
          <table:table-cell table:formula="of:=(([.C233]+[.D233])/([.C233]*[.D233]))+[.B233]" office:value-type="float" office:value="30.7162377667359" calcext:value-type="float">
            <text:p>30,716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27+6*RAND()" office:value-type="float" office:value="31.5889338024426" calcext:value-type="float">
            <text:p>31,5889</text:p>
          </table:table-cell>
          <table:table-cell table:formula="of:=NORMINV(RAND();30;5)" office:value-type="float" office:value="31.4738154807281" calcext:value-type="float">
            <text:p>31,4738</text:p>
          </table:table-cell>
          <table:table-cell table:formula="of:=48+24*RAND()" office:value-type="float" office:value="68.0161449769512" calcext:value-type="float">
            <text:p>68,0161</text:p>
          </table:table-cell>
          <table:table-cell table:formula="of:=(([.C234]+[.D234])/([.C234]*[.D234]))+[.B234]" office:value-type="float" office:value="31.6354086367982" calcext:value-type="float">
            <text:p>31,635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27+6*RAND()" office:value-type="float" office:value="31.8387901985552" calcext:value-type="float">
            <text:p>31,8388</text:p>
          </table:table-cell>
          <table:table-cell table:formula="of:=NORMINV(RAND();30;5)" office:value-type="float" office:value="24.2221424818645" calcext:value-type="float">
            <text:p>24,2221</text:p>
          </table:table-cell>
          <table:table-cell table:formula="of:=48+24*RAND()" office:value-type="float" office:value="66.6112006707117" calcext:value-type="float">
            <text:p>66,6112</text:p>
          </table:table-cell>
          <table:table-cell table:formula="of:=(([.C235]+[.D235])/([.C235]*[.D235]))+[.B235]" office:value-type="float" office:value="31.8950872283759" calcext:value-type="float">
            <text:p>31,8951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27+6*RAND()" office:value-type="float" office:value="32.8355522879865" calcext:value-type="float">
            <text:p>32,8356</text:p>
          </table:table-cell>
          <table:table-cell table:formula="of:=NORMINV(RAND();30;5)" office:value-type="float" office:value="35.7953184341137" calcext:value-type="float">
            <text:p>35,7953</text:p>
          </table:table-cell>
          <table:table-cell table:formula="of:=48+24*RAND()" office:value-type="float" office:value="61.7698375219479" calcext:value-type="float">
            <text:p>61,7698</text:p>
          </table:table-cell>
          <table:table-cell table:formula="of:=(([.C236]+[.D236])/([.C236]*[.D236]))+[.B236]" office:value-type="float" office:value="32.879678033289" calcext:value-type="float">
            <text:p>32,8797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27+6*RAND()" office:value-type="float" office:value="30.789934826782" calcext:value-type="float">
            <text:p>30,7899</text:p>
          </table:table-cell>
          <table:table-cell table:formula="of:=NORMINV(RAND();30;5)" office:value-type="float" office:value="29.0040879222151" calcext:value-type="float">
            <text:p>29,0041</text:p>
          </table:table-cell>
          <table:table-cell table:formula="of:=48+24*RAND()" office:value-type="float" office:value="49.3824718510732" calcext:value-type="float">
            <text:p>49,3825</text:p>
          </table:table-cell>
          <table:table-cell table:formula="of:=(([.C237]+[.D237])/([.C237]*[.D237]))+[.B237]" office:value-type="float" office:value="30.8446628254374" calcext:value-type="float">
            <text:p>30,8447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27+6*RAND()" office:value-type="float" office:value="29.1060030197259" calcext:value-type="float">
            <text:p>29,1060</text:p>
          </table:table-cell>
          <table:table-cell table:formula="of:=NORMINV(RAND();30;5)" office:value-type="float" office:value="31.8727721062464" calcext:value-type="float">
            <text:p>31,8728</text:p>
          </table:table-cell>
          <table:table-cell table:formula="of:=48+24*RAND()" office:value-type="float" office:value="49.5606722189114" calcext:value-type="float">
            <text:p>49,5607</text:p>
          </table:table-cell>
          <table:table-cell table:formula="of:=(([.C238]+[.D238])/([.C238]*[.D238]))+[.B238]" office:value-type="float" office:value="29.1575550505448" calcext:value-type="float">
            <text:p>29,1576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27+6*RAND()" office:value-type="float" office:value="28.7494853634853" calcext:value-type="float">
            <text:p>28,7495</text:p>
          </table:table-cell>
          <table:table-cell table:formula="of:=NORMINV(RAND();30;5)" office:value-type="float" office:value="29.0359659634048" calcext:value-type="float">
            <text:p>29,0360</text:p>
          </table:table-cell>
          <table:table-cell table:formula="of:=48+24*RAND()" office:value-type="float" office:value="59.5633900193498" calcext:value-type="float">
            <text:p>59,5634</text:p>
          </table:table-cell>
          <table:table-cell table:formula="of:=(([.C239]+[.D239])/([.C239]*[.D239]))+[.B239]" office:value-type="float" office:value="28.8007142455913" calcext:value-type="float">
            <text:p>28,8007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27+6*RAND()" office:value-type="float" office:value="32.892143848585" calcext:value-type="float">
            <text:p>32,8921</text:p>
          </table:table-cell>
          <table:table-cell table:formula="of:=NORMINV(RAND();30;5)" office:value-type="float" office:value="28.4553923111923" calcext:value-type="float">
            <text:p>28,4554</text:p>
          </table:table-cell>
          <table:table-cell table:formula="of:=48+24*RAND()" office:value-type="float" office:value="61.3457642672583" calcext:value-type="float">
            <text:p>61,3458</text:p>
          </table:table-cell>
          <table:table-cell table:formula="of:=(([.C240]+[.D240])/([.C240]*[.D240]))+[.B240]" office:value-type="float" office:value="32.9435876166033" calcext:value-type="float">
            <text:p>32,943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7+6*RAND()" office:value-type="float" office:value="28.6425652743783" calcext:value-type="float">
            <text:p>28,6426</text:p>
          </table:table-cell>
          <table:table-cell table:formula="of:=NORMINV(RAND();30;5)" office:value-type="float" office:value="31.41514371326" calcext:value-type="float">
            <text:p>31,4151</text:p>
          </table:table-cell>
          <table:table-cell table:formula="of:=48+24*RAND()" office:value-type="float" office:value="70.7615813696757" calcext:value-type="float">
            <text:p>70,7616</text:p>
          </table:table-cell>
          <table:table-cell table:formula="of:=(([.C241]+[.D241])/([.C241]*[.D241]))+[.B241]" office:value-type="float" office:value="28.6885290184787" calcext:value-type="float">
            <text:p>28,688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27+6*RAND()" office:value-type="float" office:value="29.84796203929" calcext:value-type="float">
            <text:p>29,8480</text:p>
          </table:table-cell>
          <table:table-cell table:formula="of:=NORMINV(RAND();30;5)" office:value-type="float" office:value="28.3332223746437" calcext:value-type="float">
            <text:p>28,3332</text:p>
          </table:table-cell>
          <table:table-cell table:formula="of:=48+24*RAND()" office:value-type="float" office:value="57.5811294140294" calcext:value-type="float">
            <text:p>57,5811</text:p>
          </table:table-cell>
          <table:table-cell table:formula="of:=(([.C242]+[.D242])/([.C242]*[.D242]))+[.B242]" office:value-type="float" office:value="29.9006230958801" calcext:value-type="float">
            <text:p>29,9006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27+6*RAND()" office:value-type="float" office:value="31.0961595175322" calcext:value-type="float">
            <text:p>31,0962</text:p>
          </table:table-cell>
          <table:table-cell table:formula="of:=NORMINV(RAND();30;5)" office:value-type="float" office:value="21.6224903792623" calcext:value-type="float">
            <text:p>21,6225</text:p>
          </table:table-cell>
          <table:table-cell table:formula="of:=48+24*RAND()" office:value-type="float" office:value="71.872865899466" calcext:value-type="float">
            <text:p>71,8729</text:p>
          </table:table-cell>
          <table:table-cell table:formula="of:=(([.C243]+[.D243])/([.C243]*[.D243]))+[.B243]" office:value-type="float" office:value="31.1563211158743" calcext:value-type="float">
            <text:p>31,1563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27+6*RAND()" office:value-type="float" office:value="29.7943069918547" calcext:value-type="float">
            <text:p>29,7943</text:p>
          </table:table-cell>
          <table:table-cell table:formula="of:=NORMINV(RAND();30;5)" office:value-type="float" office:value="31.6064907970697" calcext:value-type="float">
            <text:p>31,6065</text:p>
          </table:table-cell>
          <table:table-cell table:formula="of:=48+24*RAND()" office:value-type="float" office:value="62.811210799031" calcext:value-type="float">
            <text:p>62,8112</text:p>
          </table:table-cell>
          <table:table-cell table:formula="of:=(([.C244]+[.D244])/([.C244]*[.D244]))+[.B244]" office:value-type="float" office:value="29.8418667874289" calcext:value-type="float">
            <text:p>29,8419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27+6*RAND()" office:value-type="float" office:value="32.9721334276255" calcext:value-type="float">
            <text:p>32,9721</text:p>
          </table:table-cell>
          <table:table-cell table:formula="of:=NORMINV(RAND();30;5)" office:value-type="float" office:value="31.9724355691532" calcext:value-type="float">
            <text:p>31,9724</text:p>
          </table:table-cell>
          <table:table-cell table:formula="of:=48+24*RAND()" office:value-type="float" office:value="71.4599684374407" calcext:value-type="float">
            <text:p>71,4600</text:p>
          </table:table-cell>
          <table:table-cell table:formula="of:=(([.C245]+[.D245])/([.C245]*[.D245]))+[.B245]" office:value-type="float" office:value="33.0174042181122" calcext:value-type="float">
            <text:p>33,017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27+6*RAND()" office:value-type="float" office:value="29.27076772484" calcext:value-type="float">
            <text:p>29,2708</text:p>
          </table:table-cell>
          <table:table-cell table:formula="of:=NORMINV(RAND();30;5)" office:value-type="float" office:value="24.1350369441658" calcext:value-type="float">
            <text:p>24,1350</text:p>
          </table:table-cell>
          <table:table-cell table:formula="of:=48+24*RAND()" office:value-type="float" office:value="65.4062524465844" calcext:value-type="float">
            <text:p>65,4063</text:p>
          </table:table-cell>
          <table:table-cell table:formula="of:=(([.C246]+[.D246])/([.C246]*[.D246]))+[.B246]" office:value-type="float" office:value="29.3274903222636" calcext:value-type="float">
            <text:p>29,327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27+6*RAND()" office:value-type="float" office:value="32.184227680089" calcext:value-type="float">
            <text:p>32,1842</text:p>
          </table:table-cell>
          <table:table-cell table:formula="of:=NORMINV(RAND();30;5)" office:value-type="float" office:value="21.9971537685565" calcext:value-type="float">
            <text:p>21,9972</text:p>
          </table:table-cell>
          <table:table-cell table:formula="of:=48+24*RAND()" office:value-type="float" office:value="55.4691268326715" calcext:value-type="float">
            <text:p>55,4691</text:p>
          </table:table-cell>
          <table:table-cell table:formula="of:=(([.C247]+[.D247])/([.C247]*[.D247]))+[.B247]" office:value-type="float" office:value="32.2477161534866" calcext:value-type="float">
            <text:p>32,2477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27+6*RAND()" office:value-type="float" office:value="29.0516910224687" calcext:value-type="float">
            <text:p>29,0517</text:p>
          </table:table-cell>
          <table:table-cell table:formula="of:=NORMINV(RAND();30;5)" office:value-type="float" office:value="24.5717595608474" calcext:value-type="float">
            <text:p>24,5718</text:p>
          </table:table-cell>
          <table:table-cell table:formula="of:=48+24*RAND()" office:value-type="float" office:value="63.8756082924083" calcext:value-type="float">
            <text:p>63,8756</text:p>
          </table:table-cell>
          <table:table-cell table:formula="of:=(([.C248]+[.D248])/([.C248]*[.D248]))+[.B248]" office:value-type="float" office:value="29.1080435768868" calcext:value-type="float">
            <text:p>29,108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27+6*RAND()" office:value-type="float" office:value="30.9943364050705" calcext:value-type="float">
            <text:p>30,9943</text:p>
          </table:table-cell>
          <table:table-cell table:formula="of:=NORMINV(RAND();30;5)" office:value-type="float" office:value="27.9880809985997" calcext:value-type="float">
            <text:p>27,9881</text:p>
          </table:table-cell>
          <table:table-cell table:formula="of:=48+24*RAND()" office:value-type="float" office:value="67.1932057728991" calcext:value-type="float">
            <text:p>67,1932</text:p>
          </table:table-cell>
          <table:table-cell table:formula="of:=(([.C249]+[.D249])/([.C249]*[.D249]))+[.B249]" office:value-type="float" office:value="31.0449483571323" calcext:value-type="float">
            <text:p>31,0449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27+6*RAND()" office:value-type="float" office:value="32.3326366965193" calcext:value-type="float">
            <text:p>32,3326</text:p>
          </table:table-cell>
          <table:table-cell table:formula="of:=NORMINV(RAND();30;5)" office:value-type="float" office:value="29.6629796804908" calcext:value-type="float">
            <text:p>29,6630</text:p>
          </table:table-cell>
          <table:table-cell table:formula="of:=48+24*RAND()" office:value-type="float" office:value="55.5816759774461" calcext:value-type="float">
            <text:p>55,5817</text:p>
          </table:table-cell>
          <table:table-cell table:formula="of:=(([.C250]+[.D250])/([.C250]*[.D250]))+[.B250]" office:value-type="float" office:value="32.3843402923971" calcext:value-type="float">
            <text:p>32,3843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7+6*RAND()" office:value-type="float" office:value="32.840697548585" calcext:value-type="float">
            <text:p>32,8407</text:p>
          </table:table-cell>
          <table:table-cell table:formula="of:=NORMINV(RAND();30;5)" office:value-type="float" office:value="29.1963143014518" calcext:value-type="float">
            <text:p>29,1963</text:p>
          </table:table-cell>
          <table:table-cell table:formula="of:=48+24*RAND()" office:value-type="float" office:value="50.2566373469308" calcext:value-type="float">
            <text:p>50,2566</text:p>
          </table:table-cell>
          <table:table-cell table:formula="of:=(([.C251]+[.D251])/([.C251]*[.D251]))+[.B251]" office:value-type="float" office:value="32.8948463164357" calcext:value-type="float">
            <text:p>32,8948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27+6*RAND()" office:value-type="float" office:value="32.9564852623735" calcext:value-type="float">
            <text:p>32,9565</text:p>
          </table:table-cell>
          <table:table-cell table:formula="of:=NORMINV(RAND();30;5)" office:value-type="float" office:value="32.8160885616345" calcext:value-type="float">
            <text:p>32,8161</text:p>
          </table:table-cell>
          <table:table-cell table:formula="of:=48+24*RAND()" office:value-type="float" office:value="65.3427976621315" calcext:value-type="float">
            <text:p>65,3428</text:p>
          </table:table-cell>
          <table:table-cell table:formula="of:=(([.C252]+[.D252])/([.C252]*[.D252]))+[.B252]" office:value-type="float" office:value="33.0022620256565" calcext:value-type="float">
            <text:p>33,0023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27+6*RAND()" office:value-type="float" office:value="29.3308329556603" calcext:value-type="float">
            <text:p>29,3308</text:p>
          </table:table-cell>
          <table:table-cell table:formula="of:=NORMINV(RAND();30;5)" office:value-type="float" office:value="28.1794477865099" calcext:value-type="float">
            <text:p>28,1794</text:p>
          </table:table-cell>
          <table:table-cell table:formula="of:=48+24*RAND()" office:value-type="float" office:value="69.3402461120859" calcext:value-type="float">
            <text:p>69,3402</text:p>
          </table:table-cell>
          <table:table-cell table:formula="of:=(([.C253]+[.D253])/([.C253]*[.D253]))+[.B253]" office:value-type="float" office:value="29.3807414504905" calcext:value-type="float">
            <text:p>29,3807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27+6*RAND()" office:value-type="float" office:value="29.3260566189419" calcext:value-type="float">
            <text:p>29,3261</text:p>
          </table:table-cell>
          <table:table-cell table:formula="of:=NORMINV(RAND();30;5)" office:value-type="float" office:value="28.797871584484" calcext:value-type="float">
            <text:p>28,7979</text:p>
          </table:table-cell>
          <table:table-cell table:formula="of:=48+24*RAND()" office:value-type="float" office:value="56.7750563146547" calcext:value-type="float">
            <text:p>56,7751</text:p>
          </table:table-cell>
          <table:table-cell table:formula="of:=(([.C254]+[.D254])/([.C254]*[.D254]))+[.B254]" office:value-type="float" office:value="29.3783947761441" calcext:value-type="float">
            <text:p>29,3784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27+6*RAND()" office:value-type="float" office:value="31.7933695327956" calcext:value-type="float">
            <text:p>31,7934</text:p>
          </table:table-cell>
          <table:table-cell table:formula="of:=NORMINV(RAND();30;5)" office:value-type="float" office:value="27.4205989589917" calcext:value-type="float">
            <text:p>27,4206</text:p>
          </table:table-cell>
          <table:table-cell table:formula="of:=48+24*RAND()" office:value-type="float" office:value="60.8198655014858" calcext:value-type="float">
            <text:p>60,8199</text:p>
          </table:table-cell>
          <table:table-cell table:formula="of:=(([.C255]+[.D255])/([.C255]*[.D255]))+[.B255]" office:value-type="float" office:value="31.8462804625386" calcext:value-type="float">
            <text:p>31,8463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27+6*RAND()" office:value-type="float" office:value="30.1569876617286" calcext:value-type="float">
            <text:p>30,1570</text:p>
          </table:table-cell>
          <table:table-cell table:formula="of:=NORMINV(RAND();30;5)" office:value-type="float" office:value="28.7838619313569" calcext:value-type="float">
            <text:p>28,7839</text:p>
          </table:table-cell>
          <table:table-cell table:formula="of:=48+24*RAND()" office:value-type="float" office:value="50.7437049234286" calcext:value-type="float">
            <text:p>50,7437</text:p>
          </table:table-cell>
          <table:table-cell table:formula="of:=(([.C256]+[.D256])/([.C256]*[.D256]))+[.B256]" office:value-type="float" office:value="30.2114362293998" calcext:value-type="float">
            <text:p>30,2114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27+6*RAND()" office:value-type="float" office:value="29.2179329136852" calcext:value-type="float">
            <text:p>29,2179</text:p>
          </table:table-cell>
          <table:table-cell table:formula="of:=NORMINV(RAND();30;5)" office:value-type="float" office:value="27.4252232822983" calcext:value-type="float">
            <text:p>27,4252</text:p>
          </table:table-cell>
          <table:table-cell table:formula="of:=48+24*RAND()" office:value-type="float" office:value="50.899929673411" calcext:value-type="float">
            <text:p>50,8999</text:p>
          </table:table-cell>
          <table:table-cell table:formula="of:=(([.C257]+[.D257])/([.C257]*[.D257]))+[.B257]" office:value-type="float" office:value="29.2740420905187" calcext:value-type="float">
            <text:p>29,274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27+6*RAND()" office:value-type="float" office:value="31.9775973816868" calcext:value-type="float">
            <text:p>31,9776</text:p>
          </table:table-cell>
          <table:table-cell table:formula="of:=NORMINV(RAND();30;5)" office:value-type="float" office:value="37.8165887622724" calcext:value-type="float">
            <text:p>37,8166</text:p>
          </table:table-cell>
          <table:table-cell table:formula="of:=48+24*RAND()" office:value-type="float" office:value="63.7149950237945" calcext:value-type="float">
            <text:p>63,7150</text:p>
          </table:table-cell>
          <table:table-cell table:formula="of:=(([.C258]+[.D258])/([.C258]*[.D258]))+[.B258]" office:value-type="float" office:value="32.0197356958224" calcext:value-type="float">
            <text:p>32,0197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27+6*RAND()" office:value-type="float" office:value="32.0229972882662" calcext:value-type="float">
            <text:p>32,0230</text:p>
          </table:table-cell>
          <table:table-cell table:formula="of:=NORMINV(RAND();30;5)" office:value-type="float" office:value="32.219767789235" calcext:value-type="float">
            <text:p>32,2198</text:p>
          </table:table-cell>
          <table:table-cell table:formula="of:=48+24*RAND()" office:value-type="float" office:value="71.8724215300754" calcext:value-type="float">
            <text:p>71,8724</text:p>
          </table:table-cell>
          <table:table-cell table:formula="of:=(([.C259]+[.D259])/([.C259]*[.D259]))+[.B259]" office:value-type="float" office:value="32.0679476777831" calcext:value-type="float">
            <text:p>32,0679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27+6*RAND()" office:value-type="float" office:value="27.9230463446584" calcext:value-type="float">
            <text:p>27,9230</text:p>
          </table:table-cell>
          <table:table-cell table:formula="of:=NORMINV(RAND();30;5)" office:value-type="float" office:value="34.1952651486637" calcext:value-type="float">
            <text:p>34,1953</text:p>
          </table:table-cell>
          <table:table-cell table:formula="of:=48+24*RAND()" office:value-type="float" office:value="66.8201034134254" calcext:value-type="float">
            <text:p>66,8201</text:p>
          </table:table-cell>
          <table:table-cell table:formula="of:=(([.C260]+[.D260])/([.C260]*[.D260]))+[.B260]" office:value-type="float" office:value="27.9672557154344" calcext:value-type="float">
            <text:p>27,9673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7+6*RAND()" office:value-type="float" office:value="28.1468492166605" calcext:value-type="float">
            <text:p>28,1468</text:p>
          </table:table-cell>
          <table:table-cell table:formula="of:=NORMINV(RAND();30;5)" office:value-type="float" office:value="29.2559240053196" calcext:value-type="float">
            <text:p>29,2559</text:p>
          </table:table-cell>
          <table:table-cell table:formula="of:=48+24*RAND()" office:value-type="float" office:value="58.8691247748211" calcext:value-type="float">
            <text:p>58,8691</text:p>
          </table:table-cell>
          <table:table-cell table:formula="of:=(([.C261]+[.D261])/([.C261]*[.D261]))+[.B261]" office:value-type="float" office:value="28.1980171612907" calcext:value-type="float">
            <text:p>28,198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27+6*RAND()" office:value-type="float" office:value="31.151513009565" calcext:value-type="float">
            <text:p>31,1515</text:p>
          </table:table-cell>
          <table:table-cell table:formula="of:=NORMINV(RAND();30;5)" office:value-type="float" office:value="34.7992441537603" calcext:value-type="float">
            <text:p>34,7992</text:p>
          </table:table-cell>
          <table:table-cell table:formula="of:=48+24*RAND()" office:value-type="float" office:value="70.5478082438931" calcext:value-type="float">
            <text:p>70,5478</text:p>
          </table:table-cell>
          <table:table-cell table:formula="of:=(([.C262]+[.D262])/([.C262]*[.D262]))+[.B262]" office:value-type="float" office:value="31.1944240506927" calcext:value-type="float">
            <text:p>31,194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27+6*RAND()" office:value-type="float" office:value="32.056291212095" calcext:value-type="float">
            <text:p>32,0563</text:p>
          </table:table-cell>
          <table:table-cell table:formula="of:=NORMINV(RAND();30;5)" office:value-type="float" office:value="32.7694912304154" calcext:value-type="float">
            <text:p>32,7695</text:p>
          </table:table-cell>
          <table:table-cell table:formula="of:=48+24*RAND()" office:value-type="float" office:value="49.9882395705208" calcext:value-type="float">
            <text:p>49,9882</text:p>
          </table:table-cell>
          <table:table-cell table:formula="of:=(([.C263]+[.D263])/([.C263]*[.D263]))+[.B263]" office:value-type="float" office:value="32.1068121067451" calcext:value-type="float">
            <text:p>32,1068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27+6*RAND()" office:value-type="float" office:value="29.1312847787049" calcext:value-type="float">
            <text:p>29,1313</text:p>
          </table:table-cell>
          <table:table-cell table:formula="of:=NORMINV(RAND();30;5)" office:value-type="float" office:value="33.9155110433179" calcext:value-type="float">
            <text:p>33,9155</text:p>
          </table:table-cell>
          <table:table-cell table:formula="of:=48+24*RAND()" office:value-type="float" office:value="61.8036123393104" calcext:value-type="float">
            <text:p>61,8036</text:p>
          </table:table-cell>
          <table:table-cell table:formula="of:=(([.C264]+[.D264])/([.C264]*[.D264]))+[.B264]" office:value-type="float" office:value="29.1769500968177" calcext:value-type="float">
            <text:p>29,177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27+6*RAND()" office:value-type="float" office:value="29.4128680753056" calcext:value-type="float">
            <text:p>29,4129</text:p>
          </table:table-cell>
          <table:table-cell table:formula="of:=NORMINV(RAND();30;5)" office:value-type="float" office:value="30.2142800556461" calcext:value-type="float">
            <text:p>30,2143</text:p>
          </table:table-cell>
          <table:table-cell table:formula="of:=48+24*RAND()" office:value-type="float" office:value="69.6370941018686" calcext:value-type="float">
            <text:p>69,6371</text:p>
          </table:table-cell>
          <table:table-cell table:formula="of:=(([.C265]+[.D265])/([.C265]*[.D265]))+[.B265]" office:value-type="float" office:value="29.4603251709" calcext:value-type="float">
            <text:p>29,460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27+6*RAND()" office:value-type="float" office:value="27.0676856862847" calcext:value-type="float">
            <text:p>27,0677</text:p>
          </table:table-cell>
          <table:table-cell table:formula="of:=NORMINV(RAND();30;5)" office:value-type="float" office:value="27.5431106477786" calcext:value-type="float">
            <text:p>27,5431</text:p>
          </table:table-cell>
          <table:table-cell table:formula="of:=48+24*RAND()" office:value-type="float" office:value="56.434695485048" calcext:value-type="float">
            <text:p>56,4347</text:p>
          </table:table-cell>
          <table:table-cell table:formula="of:=(([.C266]+[.D266])/([.C266]*[.D266]))+[.B266]" office:value-type="float" office:value="27.1217120019813" calcext:value-type="float">
            <text:p>27,1217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27+6*RAND()" office:value-type="float" office:value="32.0585139894392" calcext:value-type="float">
            <text:p>32,0585</text:p>
          </table:table-cell>
          <table:table-cell table:formula="of:=NORMINV(RAND();30;5)" office:value-type="float" office:value="29.5367916227353" calcext:value-type="float">
            <text:p>29,5368</text:p>
          </table:table-cell>
          <table:table-cell table:formula="of:=48+24*RAND()" office:value-type="float" office:value="63.2434922670946" calcext:value-type="float">
            <text:p>63,2435</text:p>
          </table:table-cell>
          <table:table-cell table:formula="of:=(([.C267]+[.D267])/([.C267]*[.D267]))+[.B267]" office:value-type="float" office:value="32.1081819736639" calcext:value-type="float">
            <text:p>32,1082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27+6*RAND()" office:value-type="float" office:value="29.4511437986512" calcext:value-type="float">
            <text:p>29,4511</text:p>
          </table:table-cell>
          <table:table-cell table:formula="of:=NORMINV(RAND();30;5)" office:value-type="float" office:value="26.7917631729626" calcext:value-type="float">
            <text:p>26,7918</text:p>
          </table:table-cell>
          <table:table-cell table:formula="of:=48+24*RAND()" office:value-type="float" office:value="52.1654201997444" calcext:value-type="float">
            <text:p>52,1654</text:p>
          </table:table-cell>
          <table:table-cell table:formula="of:=(([.C268]+[.D268])/([.C268]*[.D268]))+[.B268]" office:value-type="float" office:value="29.5076384901985" calcext:value-type="float">
            <text:p>29,507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27+6*RAND()" office:value-type="float" office:value="29.7663976557087" calcext:value-type="float">
            <text:p>29,7664</text:p>
          </table:table-cell>
          <table:table-cell table:formula="of:=NORMINV(RAND();30;5)" office:value-type="float" office:value="29.796856246928" calcext:value-type="float">
            <text:p>29,7969</text:p>
          </table:table-cell>
          <table:table-cell table:formula="of:=48+24*RAND()" office:value-type="float" office:value="56.4291294487193" calcext:value-type="float">
            <text:p>56,4291</text:p>
          </table:table-cell>
          <table:table-cell table:formula="of:=(([.C269]+[.D269])/([.C269]*[.D269]))+[.B269]" office:value-type="float" office:value="29.8176795869067" calcext:value-type="float">
            <text:p>29,8177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27+6*RAND()" office:value-type="float" office:value="31.8878496552352" calcext:value-type="float">
            <text:p>31,8878</text:p>
          </table:table-cell>
          <table:table-cell table:formula="of:=NORMINV(RAND();30;5)" office:value-type="float" office:value="22.9563061947183" calcext:value-type="float">
            <text:p>22,9563</text:p>
          </table:table-cell>
          <table:table-cell table:formula="of:=48+24*RAND()" office:value-type="float" office:value="64.1397018274292" calcext:value-type="float">
            <text:p>64,1397</text:p>
          </table:table-cell>
          <table:table-cell table:formula="of:=(([.C270]+[.D270])/([.C270]*[.D270]))+[.B270]" office:value-type="float" office:value="31.9470016376972" calcext:value-type="float">
            <text:p>31,947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7+6*RAND()" office:value-type="float" office:value="31.6007082543802" calcext:value-type="float">
            <text:p>31,6007</text:p>
          </table:table-cell>
          <table:table-cell table:formula="of:=NORMINV(RAND();30;5)" office:value-type="float" office:value="29.7681710585146" calcext:value-type="float">
            <text:p>29,7682</text:p>
          </table:table-cell>
          <table:table-cell table:formula="of:=48+24*RAND()" office:value-type="float" office:value="53.4031664868817" calcext:value-type="float">
            <text:p>53,4032</text:p>
          </table:table-cell>
          <table:table-cell table:formula="of:=(([.C271]+[.D271])/([.C271]*[.D271]))+[.B271]" office:value-type="float" office:value="31.653026662857" calcext:value-type="float">
            <text:p>31,653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27+6*RAND()" office:value-type="float" office:value="28.5023106385488" calcext:value-type="float">
            <text:p>28,5023</text:p>
          </table:table-cell>
          <table:table-cell table:formula="of:=NORMINV(RAND();30;5)" office:value-type="float" office:value="31.6919835363493" calcext:value-type="float">
            <text:p>31,6920</text:p>
          </table:table-cell>
          <table:table-cell table:formula="of:=48+24*RAND()" office:value-type="float" office:value="57.1926160873845" calcext:value-type="float">
            <text:p>57,1926</text:p>
          </table:table-cell>
          <table:table-cell table:formula="of:=(([.C272]+[.D272])/([.C272]*[.D272]))+[.B272]" office:value-type="float" office:value="28.5513491339268" calcext:value-type="float">
            <text:p>28,5513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27+6*RAND()" office:value-type="float" office:value="30.8155170141254" calcext:value-type="float">
            <text:p>30,8155</text:p>
          </table:table-cell>
          <table:table-cell table:formula="of:=NORMINV(RAND();30;5)" office:value-type="float" office:value="38.5823779195621" calcext:value-type="float">
            <text:p>38,5824</text:p>
          </table:table-cell>
          <table:table-cell table:formula="of:=48+24*RAND()" office:value-type="float" office:value="55.4510153895244" calcext:value-type="float">
            <text:p>55,4510</text:p>
          </table:table-cell>
          <table:table-cell table:formula="of:=(([.C273]+[.D273])/([.C273]*[.D273]))+[.B273]" office:value-type="float" office:value="30.8594695173656" calcext:value-type="float">
            <text:p>30,859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27+6*RAND()" office:value-type="float" office:value="29.3059372447897" calcext:value-type="float">
            <text:p>29,3059</text:p>
          </table:table-cell>
          <table:table-cell table:formula="of:=NORMINV(RAND();30;5)" office:value-type="float" office:value="27.9204070826241" calcext:value-type="float">
            <text:p>27,9204</text:p>
          </table:table-cell>
          <table:table-cell table:formula="of:=48+24*RAND()" office:value-type="float" office:value="69.5085342591628" calcext:value-type="float">
            <text:p>69,5085</text:p>
          </table:table-cell>
          <table:table-cell table:formula="of:=(([.C274]+[.D274])/([.C274]*[.D274]))+[.B274]" office:value-type="float" office:value="29.3561400640802" calcext:value-type="float">
            <text:p>29,3561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27+6*RAND()" office:value-type="float" office:value="28.1056104975287" calcext:value-type="float">
            <text:p>28,1056</text:p>
          </table:table-cell>
          <table:table-cell table:formula="of:=NORMINV(RAND();30;5)" office:value-type="float" office:value="35.4216409044643" calcext:value-type="float">
            <text:p>35,4216</text:p>
          </table:table-cell>
          <table:table-cell table:formula="of:=48+24*RAND()" office:value-type="float" office:value="49.5495786191896" calcext:value-type="float">
            <text:p>49,5496</text:p>
          </table:table-cell>
          <table:table-cell table:formula="of:=(([.C275]+[.D275])/([.C275]*[.D275]))+[.B275]" office:value-type="float" office:value="28.1540236329241" calcext:value-type="float">
            <text:p>28,154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27+6*RAND()" office:value-type="float" office:value="28.7992154841777" calcext:value-type="float">
            <text:p>28,7992</text:p>
          </table:table-cell>
          <table:table-cell table:formula="of:=NORMINV(RAND();30;5)" office:value-type="float" office:value="20.9632465118908" calcext:value-type="float">
            <text:p>20,9632</text:p>
          </table:table-cell>
          <table:table-cell table:formula="of:=48+24*RAND()" office:value-type="float" office:value="69.8535584835336" calcext:value-type="float">
            <text:p>69,8536</text:p>
          </table:table-cell>
          <table:table-cell table:formula="of:=(([.C276]+[.D276])/([.C276]*[.D276]))+[.B276]" office:value-type="float" office:value="28.8612336821191" calcext:value-type="float">
            <text:p>28,8612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27+6*RAND()" office:value-type="float" office:value="29.1936697473284" calcext:value-type="float">
            <text:p>29,1937</text:p>
          </table:table-cell>
          <table:table-cell table:formula="of:=NORMINV(RAND();30;5)" office:value-type="float" office:value="23.8488954740561" calcext:value-type="float">
            <text:p>23,8489</text:p>
          </table:table-cell>
          <table:table-cell table:formula="of:=48+24*RAND()" office:value-type="float" office:value="52.0276153860614" calcext:value-type="float">
            <text:p>52,0276</text:p>
          </table:table-cell>
          <table:table-cell table:formula="of:=(([.C277]+[.D277])/([.C277]*[.D277]))+[.B277]" office:value-type="float" office:value="29.2548209722293" calcext:value-type="float">
            <text:p>29,2548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27+6*RAND()" office:value-type="float" office:value="29.5226766576525" calcext:value-type="float">
            <text:p>29,5227</text:p>
          </table:table-cell>
          <table:table-cell table:formula="of:=NORMINV(RAND();30;5)" office:value-type="float" office:value="27.5968369227951" calcext:value-type="float">
            <text:p>27,5968</text:p>
          </table:table-cell>
          <table:table-cell table:formula="of:=48+24*RAND()" office:value-type="float" office:value="54.6444990271702" calcext:value-type="float">
            <text:p>54,6445</text:p>
          </table:table-cell>
          <table:table-cell table:formula="of:=(([.C278]+[.D278])/([.C278]*[.D278]))+[.B278]" office:value-type="float" office:value="29.5772127982355" calcext:value-type="float">
            <text:p>29,577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27+6*RAND()" office:value-type="float" office:value="30.4583994552959" calcext:value-type="float">
            <text:p>30,4584</text:p>
          </table:table-cell>
          <table:table-cell table:formula="of:=NORMINV(RAND();30;5)" office:value-type="float" office:value="24.4409899952441" calcext:value-type="float">
            <text:p>24,4410</text:p>
          </table:table-cell>
          <table:table-cell table:formula="of:=48+24*RAND()" office:value-type="float" office:value="59.4112764755264" calcext:value-type="float">
            <text:p>59,4113</text:p>
          </table:table-cell>
          <table:table-cell table:formula="of:=(([.C279]+[.D279])/([.C279]*[.D279]))+[.B279]" office:value-type="float" office:value="30.5161461497162" calcext:value-type="float">
            <text:p>30,5161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27+6*RAND()" office:value-type="float" office:value="27.7267566996161" calcext:value-type="float">
            <text:p>27,7268</text:p>
          </table:table-cell>
          <table:table-cell table:formula="of:=NORMINV(RAND();30;5)" office:value-type="float" office:value="28.7042580888446" calcext:value-type="float">
            <text:p>28,7043</text:p>
          </table:table-cell>
          <table:table-cell table:formula="of:=48+24*RAND()" office:value-type="float" office:value="57.9986725402996" calcext:value-type="float">
            <text:p>57,9987</text:p>
          </table:table-cell>
          <table:table-cell table:formula="of:=(([.C280]+[.D280])/([.C280]*[.D280]))+[.B280]" office:value-type="float" office:value="27.7788365103564" calcext:value-type="float">
            <text:p>27,7788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7+6*RAND()" office:value-type="float" office:value="32.0071247506421" calcext:value-type="float">
            <text:p>32,0071</text:p>
          </table:table-cell>
          <table:table-cell table:formula="of:=NORMINV(RAND();30;5)" office:value-type="float" office:value="29.7759759452258" calcext:value-type="float">
            <text:p>29,7760</text:p>
          </table:table-cell>
          <table:table-cell table:formula="of:=48+24*RAND()" office:value-type="float" office:value="49.5921022044495" calcext:value-type="float">
            <text:p>49,5921</text:p>
          </table:table-cell>
          <table:table-cell table:formula="of:=(([.C281]+[.D281])/([.C281]*[.D281]))+[.B281]" office:value-type="float" office:value="32.0608733734571" calcext:value-type="float">
            <text:p>32,0609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27+6*RAND()" office:value-type="float" office:value="27.8939704222139" calcext:value-type="float">
            <text:p>27,8940</text:p>
          </table:table-cell>
          <table:table-cell table:formula="of:=NORMINV(RAND();30;5)" office:value-type="float" office:value="26.0920288486535" calcext:value-type="float">
            <text:p>26,0920</text:p>
          </table:table-cell>
          <table:table-cell table:formula="of:=48+24*RAND()" office:value-type="float" office:value="64.8099642405286" calcext:value-type="float">
            <text:p>64,8100</text:p>
          </table:table-cell>
          <table:table-cell table:formula="of:=(([.C282]+[.D282])/([.C282]*[.D282]))+[.B282]" office:value-type="float" office:value="27.9477260296433" calcext:value-type="float">
            <text:p>27,9477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27+6*RAND()" office:value-type="float" office:value="28.8477809533943" calcext:value-type="float">
            <text:p>28,8478</text:p>
          </table:table-cell>
          <table:table-cell table:formula="of:=NORMINV(RAND();30;5)" office:value-type="float" office:value="30.977576107544" calcext:value-type="float">
            <text:p>30,9776</text:p>
          </table:table-cell>
          <table:table-cell table:formula="of:=48+24*RAND()" office:value-type="float" office:value="57.0824821991846" calcext:value-type="float">
            <text:p>57,0825</text:p>
          </table:table-cell>
          <table:table-cell table:formula="of:=(([.C283]+[.D283])/([.C283]*[.D283]))+[.B283]" office:value-type="float" office:value="28.8975808780992" calcext:value-type="float">
            <text:p>28,8976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27+6*RAND()" office:value-type="float" office:value="28.0696482828353" calcext:value-type="float">
            <text:p>28,0696</text:p>
          </table:table-cell>
          <table:table-cell table:formula="of:=NORMINV(RAND();30;5)" office:value-type="float" office:value="25.4578863725196" calcext:value-type="float">
            <text:p>25,4579</text:p>
          </table:table-cell>
          <table:table-cell table:formula="of:=48+24*RAND()" office:value-type="float" office:value="59.6460032863542" calcext:value-type="float">
            <text:p>59,6460</text:p>
          </table:table-cell>
          <table:table-cell table:formula="of:=(([.C284]+[.D284])/([.C284]*[.D284]))+[.B284]" office:value-type="float" office:value="28.1256944242202" calcext:value-type="float">
            <text:p>28,1257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27+6*RAND()" office:value-type="float" office:value="32.5200791743118" calcext:value-type="float">
            <text:p>32,5201</text:p>
          </table:table-cell>
          <table:table-cell table:formula="of:=NORMINV(RAND();30;5)" office:value-type="float" office:value="35.8589042133415" calcext:value-type="float">
            <text:p>35,8589</text:p>
          </table:table-cell>
          <table:table-cell table:formula="of:=48+24*RAND()" office:value-type="float" office:value="55.3024387629703" calcext:value-type="float">
            <text:p>55,3024</text:p>
          </table:table-cell>
          <table:table-cell table:formula="of:=(([.C285]+[.D285])/([.C285]*[.D285]))+[.B285]" office:value-type="float" office:value="32.5660486358685" calcext:value-type="float">
            <text:p>32,566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27+6*RAND()" office:value-type="float" office:value="29.6364789640065" calcext:value-type="float">
            <text:p>29,6365</text:p>
          </table:table-cell>
          <table:table-cell table:formula="of:=NORMINV(RAND();30;5)" office:value-type="float" office:value="24.2708023899184" calcext:value-type="float">
            <text:p>24,2708</text:p>
          </table:table-cell>
          <table:table-cell table:formula="of:=48+24*RAND()" office:value-type="float" office:value="60.0287265563384" calcext:value-type="float">
            <text:p>60,0287</text:p>
          </table:table-cell>
          <table:table-cell table:formula="of:=(([.C286]+[.D286])/([.C286]*[.D286]))+[.B286]" office:value-type="float" office:value="29.6943394241601" calcext:value-type="float">
            <text:p>29,6943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27+6*RAND()" office:value-type="float" office:value="27.3260467022192" calcext:value-type="float">
            <text:p>27,3260</text:p>
          </table:table-cell>
          <table:table-cell table:formula="of:=NORMINV(RAND();30;5)" office:value-type="float" office:value="30.0166259575292" calcext:value-type="float">
            <text:p>30,0166</text:p>
          </table:table-cell>
          <table:table-cell table:formula="of:=48+24*RAND()" office:value-type="float" office:value="51.7914441833273" calcext:value-type="float">
            <text:p>51,7914</text:p>
          </table:table-cell>
          <table:table-cell table:formula="of:=(([.C287]+[.D287])/([.C287]*[.D287]))+[.B287]" office:value-type="float" office:value="27.3786697809444" calcext:value-type="float">
            <text:p>27,3787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27+6*RAND()" office:value-type="float" office:value="29.413197334623" calcext:value-type="float">
            <text:p>29,4132</text:p>
          </table:table-cell>
          <table:table-cell table:formula="of:=NORMINV(RAND();30;5)" office:value-type="float" office:value="30.3564398514532" calcext:value-type="float">
            <text:p>30,3564</text:p>
          </table:table-cell>
          <table:table-cell table:formula="of:=48+24*RAND()" office:value-type="float" office:value="60.6879480527714" calcext:value-type="float">
            <text:p>60,6879</text:p>
          </table:table-cell>
          <table:table-cell table:formula="of:=(([.C288]+[.D288])/([.C288]*[.D288]))+[.B288]" office:value-type="float" office:value="29.4626170101817" calcext:value-type="float">
            <text:p>29,4626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27+6*RAND()" office:value-type="float" office:value="32.895333309425" calcext:value-type="float">
            <text:p>32,8953</text:p>
          </table:table-cell>
          <table:table-cell table:formula="of:=NORMINV(RAND();30;5)" office:value-type="float" office:value="37.6740838282067" calcext:value-type="float">
            <text:p>37,6741</text:p>
          </table:table-cell>
          <table:table-cell table:formula="of:=48+24*RAND()" office:value-type="float" office:value="67.3057480836287" calcext:value-type="float">
            <text:p>67,3057</text:p>
          </table:table-cell>
          <table:table-cell table:formula="of:=(([.C289]+[.D289])/([.C289]*[.D289]))+[.B289]" office:value-type="float" office:value="32.936734327195" calcext:value-type="float">
            <text:p>32,9367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27+6*RAND()" office:value-type="float" office:value="30.0989480072167" calcext:value-type="float">
            <text:p>30,0989</text:p>
          </table:table-cell>
          <table:table-cell table:formula="of:=NORMINV(RAND();30;5)" office:value-type="float" office:value="22.8308674412602" calcext:value-type="float">
            <text:p>22,8309</text:p>
          </table:table-cell>
          <table:table-cell table:formula="of:=48+24*RAND()" office:value-type="float" office:value="52.8628717185929" calcext:value-type="float">
            <text:p>52,8629</text:p>
          </table:table-cell>
          <table:table-cell table:formula="of:=(([.C290]+[.D290])/([.C290]*[.D290]))+[.B290]" office:value-type="float" office:value="30.1616652265211" calcext:value-type="float">
            <text:p>30,1617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7+6*RAND()" office:value-type="float" office:value="32.0314709914383" calcext:value-type="float">
            <text:p>32,0315</text:p>
          </table:table-cell>
          <table:table-cell table:formula="of:=NORMINV(RAND();30;5)" office:value-type="float" office:value="19.7864782908454" calcext:value-type="float">
            <text:p>19,7865</text:p>
          </table:table-cell>
          <table:table-cell table:formula="of:=48+24*RAND()" office:value-type="float" office:value="52.4056202368811" calcext:value-type="float">
            <text:p>52,4056</text:p>
          </table:table-cell>
          <table:table-cell table:formula="of:=(([.C291]+[.D291])/([.C291]*[.D291]))+[.B291]" office:value-type="float" office:value="32.1010924789569" calcext:value-type="float">
            <text:p>32,1011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27+6*RAND()" office:value-type="float" office:value="32.2084674385842" calcext:value-type="float">
            <text:p>32,2085</text:p>
          </table:table-cell>
          <table:table-cell table:formula="of:=NORMINV(RAND();30;5)" office:value-type="float" office:value="20.7311230898969" calcext:value-type="float">
            <text:p>20,7311</text:p>
          </table:table-cell>
          <table:table-cell table:formula="of:=48+24*RAND()" office:value-type="float" office:value="52.5980159444734" calcext:value-type="float">
            <text:p>52,5980</text:p>
          </table:table-cell>
          <table:table-cell table:formula="of:=(([.C292]+[.D292])/([.C292]*[.D292]))+[.B292]" office:value-type="float" office:value="32.275716216004" calcext:value-type="float">
            <text:p>32,2757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27+6*RAND()" office:value-type="float" office:value="29.1343395563308" calcext:value-type="float">
            <text:p>29,1343</text:p>
          </table:table-cell>
          <table:table-cell table:formula="of:=NORMINV(RAND();30;5)" office:value-type="float" office:value="29.6626878441268" calcext:value-type="float">
            <text:p>29,6627</text:p>
          </table:table-cell>
          <table:table-cell table:formula="of:=48+24*RAND()" office:value-type="float" office:value="60.6805491009727" calcext:value-type="float">
            <text:p>60,6805</text:p>
          </table:table-cell>
          <table:table-cell table:formula="of:=(([.C293]+[.D293])/([.C293]*[.D293]))+[.B293]" office:value-type="float" office:value="29.1845316883256" calcext:value-type="float">
            <text:p>29,1845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27+6*RAND()" office:value-type="float" office:value="28.6147627600003" calcext:value-type="float">
            <text:p>28,6148</text:p>
          </table:table-cell>
          <table:table-cell table:formula="of:=NORMINV(RAND();30;5)" office:value-type="float" office:value="23.4022625511497" calcext:value-type="float">
            <text:p>23,4023</text:p>
          </table:table-cell>
          <table:table-cell table:formula="of:=48+24*RAND()" office:value-type="float" office:value="54.7710118582472" calcext:value-type="float">
            <text:p>54,7710</text:p>
          </table:table-cell>
          <table:table-cell table:formula="of:=(([.C294]+[.D294])/([.C294]*[.D294]))+[.B294]" office:value-type="float" office:value="28.6757515042978" calcext:value-type="float">
            <text:p>28,6758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27+6*RAND()" office:value-type="float" office:value="27.2423018056434" calcext:value-type="float">
            <text:p>27,2423</text:p>
          </table:table-cell>
          <table:table-cell table:formula="of:=NORMINV(RAND();30;5)" office:value-type="float" office:value="30.5672530301048" calcext:value-type="float">
            <text:p>30,5673</text:p>
          </table:table-cell>
          <table:table-cell table:formula="of:=48+24*RAND()" office:value-type="float" office:value="68.7011153055355" calcext:value-type="float">
            <text:p>68,7011</text:p>
          </table:table-cell>
          <table:table-cell table:formula="of:=(([.C295]+[.D295])/([.C295]*[.D295]))+[.B295]" office:value-type="float" office:value="27.2895723587516" calcext:value-type="float">
            <text:p>27,2896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27+6*RAND()" office:value-type="float" office:value="31.8393677633721" calcext:value-type="float">
            <text:p>31,8394</text:p>
          </table:table-cell>
          <table:table-cell table:formula="of:=NORMINV(RAND();30;5)" office:value-type="float" office:value="32.5934009310543" calcext:value-type="float">
            <text:p>32,5934</text:p>
          </table:table-cell>
          <table:table-cell table:formula="of:=48+24*RAND()" office:value-type="float" office:value="50.8128500143066" calcext:value-type="float">
            <text:p>50,8129</text:p>
          </table:table-cell>
          <table:table-cell table:formula="of:=(([.C296]+[.D296])/([.C296]*[.D296]))+[.B296]" office:value-type="float" office:value="31.8897288818629" calcext:value-type="float">
            <text:p>31,8897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27+6*RAND()" office:value-type="float" office:value="32.1782118554693" calcext:value-type="float">
            <text:p>32,1782</text:p>
          </table:table-cell>
          <table:table-cell table:formula="of:=NORMINV(RAND();30;5)" office:value-type="float" office:value="32.1684285119693" calcext:value-type="float">
            <text:p>32,1684</text:p>
          </table:table-cell>
          <table:table-cell table:formula="of:=48+24*RAND()" office:value-type="float" office:value="68.3620925238356" calcext:value-type="float">
            <text:p>68,3621</text:p>
          </table:table-cell>
          <table:table-cell table:formula="of:=(([.C297]+[.D297])/([.C297]*[.D297]))+[.B297]" office:value-type="float" office:value="32.2239262256103" calcext:value-type="float">
            <text:p>32,2239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27+6*RAND()" office:value-type="float" office:value="31.7959004400764" calcext:value-type="float">
            <text:p>31,7959</text:p>
          </table:table-cell>
          <table:table-cell table:formula="of:=NORMINV(RAND();30;5)" office:value-type="float" office:value="24.5336546896537" calcext:value-type="float">
            <text:p>24,5337</text:p>
          </table:table-cell>
          <table:table-cell table:formula="of:=48+24*RAND()" office:value-type="float" office:value="61.0366187458858" calcext:value-type="float">
            <text:p>61,0366</text:p>
          </table:table-cell>
          <table:table-cell table:formula="of:=(([.C298]+[.D298])/([.C298]*[.D298]))+[.B298]" office:value-type="float" office:value="31.8530443831553" calcext:value-type="float">
            <text:p>31,853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27+6*RAND()" office:value-type="float" office:value="30.8924041574355" calcext:value-type="float">
            <text:p>30,8924</text:p>
          </table:table-cell>
          <table:table-cell table:formula="of:=NORMINV(RAND();30;5)" office:value-type="float" office:value="27.4117735425945" calcext:value-type="float">
            <text:p>27,4118</text:p>
          </table:table-cell>
          <table:table-cell table:formula="of:=48+24*RAND()" office:value-type="float" office:value="55.5135159390047" calcext:value-type="float">
            <text:p>55,5135</text:p>
          </table:table-cell>
          <table:table-cell table:formula="of:=(([.C299]+[.D299])/([.C299]*[.D299]))+[.B299]" office:value-type="float" office:value="30.9468984635212" calcext:value-type="float">
            <text:p>30,9469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27+6*RAND()" office:value-type="float" office:value="32.7975774498191" calcext:value-type="float">
            <text:p>32,7976</text:p>
          </table:table-cell>
          <table:table-cell table:formula="of:=NORMINV(RAND();30;5)" office:value-type="float" office:value="34.4404595716806" calcext:value-type="float">
            <text:p>34,4405</text:p>
          </table:table-cell>
          <table:table-cell table:formula="of:=48+24*RAND()" office:value-type="float" office:value="49.5068567628041" calcext:value-type="float">
            <text:p>49,5069</text:p>
          </table:table-cell>
          <table:table-cell table:formula="of:=(([.C300]+[.D300])/([.C300]*[.D300]))+[.B300]" office:value-type="float" office:value="32.8468122892064" calcext:value-type="float">
            <text:p>32,8468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7+6*RAND()" office:value-type="float" office:value="28.8471621943172" calcext:value-type="float">
            <text:p>28,8472</text:p>
          </table:table-cell>
          <table:table-cell table:formula="of:=NORMINV(RAND();30;5)" office:value-type="float" office:value="28.6353003385714" calcext:value-type="float">
            <text:p>28,6353</text:p>
          </table:table-cell>
          <table:table-cell table:formula="of:=48+24*RAND()" office:value-type="float" office:value="66.4942502668127" calcext:value-type="float">
            <text:p>66,4943</text:p>
          </table:table-cell>
          <table:table-cell table:formula="of:=(([.C301]+[.D301])/([.C301]*[.D301]))+[.B301]" office:value-type="float" office:value="28.8971230202054" calcext:value-type="float">
            <text:p>28,8971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27+6*RAND()" office:value-type="float" office:value="28.2807425314095" calcext:value-type="float">
            <text:p>28,2807</text:p>
          </table:table-cell>
          <table:table-cell table:formula="of:=NORMINV(RAND();30;5)" office:value-type="float" office:value="23.395643763559" calcext:value-type="float">
            <text:p>23,3956</text:p>
          </table:table-cell>
          <table:table-cell table:formula="of:=48+24*RAND()" office:value-type="float" office:value="70.9261630168185" calcext:value-type="float">
            <text:p>70,9262</text:p>
          </table:table-cell>
          <table:table-cell table:formula="of:=(([.C302]+[.D302])/([.C302]*[.D302]))+[.B302]" office:value-type="float" office:value="28.3375847009298" calcext:value-type="float">
            <text:p>28,3376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27+6*RAND()" office:value-type="float" office:value="30.7939034665469" calcext:value-type="float">
            <text:p>30,7939</text:p>
          </table:table-cell>
          <table:table-cell table:formula="of:=NORMINV(RAND();30;5)" office:value-type="float" office:value="20.615024597443" calcext:value-type="float">
            <text:p>20,6150</text:p>
          </table:table-cell>
          <table:table-cell table:formula="of:=48+24*RAND()" office:value-type="float" office:value="50.7424579588696" calcext:value-type="float">
            <text:p>50,7425</text:p>
          </table:table-cell>
          <table:table-cell table:formula="of:=(([.C303]+[.D303])/([.C303]*[.D303]))+[.B303]" office:value-type="float" office:value="30.8621191386022" calcext:value-type="float">
            <text:p>30,8621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27+6*RAND()" office:value-type="float" office:value="31.1536276980769" calcext:value-type="float">
            <text:p>31,1536</text:p>
          </table:table-cell>
          <table:table-cell table:formula="of:=NORMINV(RAND();30;5)" office:value-type="float" office:value="25.7662791102541" calcext:value-type="float">
            <text:p>25,7663</text:p>
          </table:table-cell>
          <table:table-cell table:formula="of:=48+24*RAND()" office:value-type="float" office:value="56.810093334876" calcext:value-type="float">
            <text:p>56,8101</text:p>
          </table:table-cell>
          <table:table-cell table:formula="of:=(([.C304]+[.D304])/([.C304]*[.D304]))+[.B304]" office:value-type="float" office:value="31.2100406194937" calcext:value-type="float">
            <text:p>31,210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27+6*RAND()" office:value-type="float" office:value="32.2925745898392" calcext:value-type="float">
            <text:p>32,2926</text:p>
          </table:table-cell>
          <table:table-cell table:formula="of:=NORMINV(RAND();30;5)" office:value-type="float" office:value="39.8946672617938" calcext:value-type="float">
            <text:p>39,8947</text:p>
          </table:table-cell>
          <table:table-cell table:formula="of:=48+24*RAND()" office:value-type="float" office:value="57.2057519042864" calcext:value-type="float">
            <text:p>57,2058</text:p>
          </table:table-cell>
          <table:table-cell table:formula="of:=(([.C305]+[.D305])/([.C305]*[.D305]))+[.B305]" office:value-type="float" office:value="32.3351213562738" calcext:value-type="float">
            <text:p>32,3351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27+6*RAND()" office:value-type="float" office:value="28.3641101110261" calcext:value-type="float">
            <text:p>28,3641</text:p>
          </table:table-cell>
          <table:table-cell table:formula="of:=NORMINV(RAND();30;5)" office:value-type="float" office:value="34.3890775448519" calcext:value-type="float">
            <text:p>34,3891</text:p>
          </table:table-cell>
          <table:table-cell table:formula="of:=48+24*RAND()" office:value-type="float" office:value="61.7412671847269" calcext:value-type="float">
            <text:p>61,7413</text:p>
          </table:table-cell>
          <table:table-cell table:formula="of:=(([.C306]+[.D306])/([.C306]*[.D306]))+[.B306]" office:value-type="float" office:value="28.4093857339797" calcext:value-type="float">
            <text:p>28,4094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27+6*RAND()" office:value-type="float" office:value="28.1111181203742" calcext:value-type="float">
            <text:p>28,1111</text:p>
          </table:table-cell>
          <table:table-cell table:formula="of:=NORMINV(RAND();30;5)" office:value-type="float" office:value="30.2233818518179" calcext:value-type="float">
            <text:p>30,2234</text:p>
          </table:table-cell>
          <table:table-cell table:formula="of:=48+24*RAND()" office:value-type="float" office:value="59.9571548877284" calcext:value-type="float">
            <text:p>59,9572</text:p>
          </table:table-cell>
          <table:table-cell table:formula="of:=(([.C307]+[.D307])/([.C307]*[.D307]))+[.B307]" office:value-type="float" office:value="28.1608836627096" calcext:value-type="float">
            <text:p>28,1609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27+6*RAND()" office:value-type="float" office:value="31.2984939019661" calcext:value-type="float">
            <text:p>31,2985</text:p>
          </table:table-cell>
          <table:table-cell table:formula="of:=NORMINV(RAND();30;5)" office:value-type="float" office:value="25.971274519301" calcext:value-type="float">
            <text:p>25,9713</text:p>
          </table:table-cell>
          <table:table-cell table:formula="of:=48+24*RAND()" office:value-type="float" office:value="49.1244482165203" calcext:value-type="float">
            <text:p>49,1244</text:p>
          </table:table-cell>
          <table:table-cell table:formula="of:=(([.C308]+[.D308])/([.C308]*[.D308]))+[.B308]" office:value-type="float" office:value="31.3573544434872" calcext:value-type="float">
            <text:p>31,3574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27+6*RAND()" office:value-type="float" office:value="32.7606210045051" calcext:value-type="float">
            <text:p>32,7606</text:p>
          </table:table-cell>
          <table:table-cell table:formula="of:=NORMINV(RAND();30;5)" office:value-type="float" office:value="28.3077377116684" calcext:value-type="float">
            <text:p>28,3077</text:p>
          </table:table-cell>
          <table:table-cell table:formula="of:=48+24*RAND()" office:value-type="float" office:value="58.6764398915693" calcext:value-type="float">
            <text:p>58,6764</text:p>
          </table:table-cell>
          <table:table-cell table:formula="of:=(([.C309]+[.D309])/([.C309]*[.D309]))+[.B309]" office:value-type="float" office:value="32.8129896502328" calcext:value-type="float">
            <text:p>32,813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27+6*RAND()" office:value-type="float" office:value="29.1059773780871" calcext:value-type="float">
            <text:p>29,1060</text:p>
          </table:table-cell>
          <table:table-cell table:formula="of:=NORMINV(RAND();30;5)" office:value-type="float" office:value="26.69875204374" calcext:value-type="float">
            <text:p>26,6988</text:p>
          </table:table-cell>
          <table:table-cell table:formula="of:=48+24*RAND()" office:value-type="float" office:value="66.472053215839" calcext:value-type="float">
            <text:p>66,4721</text:p>
          </table:table-cell>
          <table:table-cell table:formula="of:=(([.C310]+[.D310])/([.C310]*[.D310]))+[.B310]" office:value-type="float" office:value="29.1584762284757" calcext:value-type="float">
            <text:p>29,1585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7+6*RAND()" office:value-type="float" office:value="32.8019664406311" calcext:value-type="float">
            <text:p>32,8020</text:p>
          </table:table-cell>
          <table:table-cell table:formula="of:=NORMINV(RAND();30;5)" office:value-type="float" office:value="26.578880125979" calcext:value-type="float">
            <text:p>26,5789</text:p>
          </table:table-cell>
          <table:table-cell table:formula="of:=48+24*RAND()" office:value-type="float" office:value="49.3698954591528" calcext:value-type="float">
            <text:p>49,3699</text:p>
          </table:table-cell>
          <table:table-cell table:formula="of:=(([.C311]+[.D311])/([.C311]*[.D311]))+[.B311]" office:value-type="float" office:value="32.8598455568009" calcext:value-type="float">
            <text:p>32,8598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27+6*RAND()" office:value-type="float" office:value="28.1918054635171" calcext:value-type="float">
            <text:p>28,1918</text:p>
          </table:table-cell>
          <table:table-cell table:formula="of:=NORMINV(RAND();30;5)" office:value-type="float" office:value="34.0176090209924" calcext:value-type="float">
            <text:p>34,0176</text:p>
          </table:table-cell>
          <table:table-cell table:formula="of:=48+24*RAND()" office:value-type="float" office:value="60.6718929028139" calcext:value-type="float">
            <text:p>60,6719</text:p>
          </table:table-cell>
          <table:table-cell table:formula="of:=(([.C312]+[.D312])/([.C312]*[.D312]))+[.B312]" office:value-type="float" office:value="28.2376840999954" calcext:value-type="float">
            <text:p>28,2377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27+6*RAND()" office:value-type="float" office:value="28.3587786226999" calcext:value-type="float">
            <text:p>28,3588</text:p>
          </table:table-cell>
          <table:table-cell table:formula="of:=NORMINV(RAND();30;5)" office:value-type="float" office:value="33.2498888372242" calcext:value-type="float">
            <text:p>33,2499</text:p>
          </table:table-cell>
          <table:table-cell table:formula="of:=48+24*RAND()" office:value-type="float" office:value="49.2787206592038" calcext:value-type="float">
            <text:p>49,2787</text:p>
          </table:table-cell>
          <table:table-cell table:formula="of:=(([.C313]+[.D313])/([.C313]*[.D313]))+[.B313]" office:value-type="float" office:value="28.4091466458235" calcext:value-type="float">
            <text:p>28,4091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27+6*RAND()" office:value-type="float" office:value="30.8856575984973" calcext:value-type="float">
            <text:p>30,8857</text:p>
          </table:table-cell>
          <table:table-cell table:formula="of:=NORMINV(RAND();30;5)" office:value-type="float" office:value="35.6383106082842" calcext:value-type="float">
            <text:p>35,6383</text:p>
          </table:table-cell>
          <table:table-cell table:formula="of:=48+24*RAND()" office:value-type="float" office:value="56.9505034508184" calcext:value-type="float">
            <text:p>56,9505</text:p>
          </table:table-cell>
          <table:table-cell table:formula="of:=(([.C314]+[.D314])/([.C314]*[.D314]))+[.B314]" office:value-type="float" office:value="30.9312763972468" calcext:value-type="float">
            <text:p>30,9313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27+6*RAND()" office:value-type="float" office:value="30.4456937389914" calcext:value-type="float">
            <text:p>30,4457</text:p>
          </table:table-cell>
          <table:table-cell table:formula="of:=NORMINV(RAND();30;5)" office:value-type="float" office:value="41.8845324185159" calcext:value-type="float">
            <text:p>41,8845</text:p>
          </table:table-cell>
          <table:table-cell table:formula="of:=48+24*RAND()" office:value-type="float" office:value="49.7637354908511" calcext:value-type="float">
            <text:p>49,7637</text:p>
          </table:table-cell>
          <table:table-cell table:formula="of:=(([.C315]+[.D315])/([.C315]*[.D315]))+[.B315]" office:value-type="float" office:value="30.4896638555593" calcext:value-type="float">
            <text:p>30,4897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27+6*RAND()" office:value-type="float" office:value="27.1805005625356" calcext:value-type="float">
            <text:p>27,1805</text:p>
          </table:table-cell>
          <table:table-cell table:formula="of:=NORMINV(RAND();30;5)" office:value-type="float" office:value="22.09402425262" calcext:value-type="float">
            <text:p>22,0940</text:p>
          </table:table-cell>
          <table:table-cell table:formula="of:=48+24*RAND()" office:value-type="float" office:value="48.3641657894477" calcext:value-type="float">
            <text:p>48,3642</text:p>
          </table:table-cell>
          <table:table-cell table:formula="of:=(([.C316]+[.D316])/([.C316]*[.D316]))+[.B316]" office:value-type="float" office:value="27.2464381351163" calcext:value-type="float">
            <text:p>27,246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27+6*RAND()" office:value-type="float" office:value="31.3814452125225" calcext:value-type="float">
            <text:p>31,3814</text:p>
          </table:table-cell>
          <table:table-cell table:formula="of:=NORMINV(RAND();30;5)" office:value-type="float" office:value="30.3033475335766" calcext:value-type="float">
            <text:p>30,3033</text:p>
          </table:table-cell>
          <table:table-cell table:formula="of:=48+24*RAND()" office:value-type="float" office:value="51.0003531267867" calcext:value-type="float">
            <text:p>51,0004</text:p>
          </table:table-cell>
          <table:table-cell table:formula="of:=(([.C317]+[.D317])/([.C317]*[.D317]))+[.B317]" office:value-type="float" office:value="31.4340525744345" calcext:value-type="float">
            <text:p>31,4341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27+6*RAND()" office:value-type="float" office:value="28.5913067862857" calcext:value-type="float">
            <text:p>28,5913</text:p>
          </table:table-cell>
          <table:table-cell table:formula="of:=NORMINV(RAND();30;5)" office:value-type="float" office:value="33.9545127968067" calcext:value-type="float">
            <text:p>33,9545</text:p>
          </table:table-cell>
          <table:table-cell table:formula="of:=48+24*RAND()" office:value-type="float" office:value="57.9556901408359" calcext:value-type="float">
            <text:p>57,9557</text:p>
          </table:table-cell>
          <table:table-cell table:formula="of:=(([.C318]+[.D318])/([.C318]*[.D318]))+[.B318]" office:value-type="float" office:value="28.6380125136551" calcext:value-type="float">
            <text:p>28,638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27+6*RAND()" office:value-type="float" office:value="32.8508286389988" calcext:value-type="float">
            <text:p>32,8508</text:p>
          </table:table-cell>
          <table:table-cell table:formula="of:=NORMINV(RAND();30;5)" office:value-type="float" office:value="30.5816908935025" calcext:value-type="float">
            <text:p>30,5817</text:p>
          </table:table-cell>
          <table:table-cell table:formula="of:=48+24*RAND()" office:value-type="float" office:value="71.5303881028667" calcext:value-type="float">
            <text:p>71,5304</text:p>
          </table:table-cell>
          <table:table-cell table:formula="of:=(([.C319]+[.D319])/([.C319]*[.D319]))+[.B319]" office:value-type="float" office:value="32.8975080150955" calcext:value-type="float">
            <text:p>32,8975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27+6*RAND()" office:value-type="float" office:value="28.9603980698157" calcext:value-type="float">
            <text:p>28,9604</text:p>
          </table:table-cell>
          <table:table-cell table:formula="of:=NORMINV(RAND();30;5)" office:value-type="float" office:value="30.6779021023688" calcext:value-type="float">
            <text:p>30,6779</text:p>
          </table:table-cell>
          <table:table-cell table:formula="of:=48+24*RAND()" office:value-type="float" office:value="51.8980603488162" calcext:value-type="float">
            <text:p>51,8981</text:p>
          </table:table-cell>
          <table:table-cell table:formula="of:=(([.C320]+[.D320])/([.C320]*[.D320]))+[.B320]" office:value-type="float" office:value="29.0122633657573" calcext:value-type="float">
            <text:p>29,0123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7+6*RAND()" office:value-type="float" office:value="31.1996363850776" calcext:value-type="float">
            <text:p>31,1996</text:p>
          </table:table-cell>
          <table:table-cell table:formula="of:=NORMINV(RAND();30;5)" office:value-type="float" office:value="27.6390724981074" calcext:value-type="float">
            <text:p>27,6391</text:p>
          </table:table-cell>
          <table:table-cell table:formula="of:=48+24*RAND()" office:value-type="float" office:value="64.8368498152122" calcext:value-type="float">
            <text:p>64,8368</text:p>
          </table:table-cell>
          <table:table-cell table:formula="of:=(([.C321]+[.D321])/([.C321]*[.D321]))+[.B321]" office:value-type="float" office:value="31.2512403772284" calcext:value-type="float">
            <text:p>31,2512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27+6*RAND()" office:value-type="float" office:value="32.5336800708901" calcext:value-type="float">
            <text:p>32,5337</text:p>
          </table:table-cell>
          <table:table-cell table:formula="of:=NORMINV(RAND();30;5)" office:value-type="float" office:value="47.3564031379711" calcext:value-type="float">
            <text:p>47,3564</text:p>
          </table:table-cell>
          <table:table-cell table:formula="of:=48+24*RAND()" office:value-type="float" office:value="56.6863373341039" calcext:value-type="float">
            <text:p>56,6863</text:p>
          </table:table-cell>
          <table:table-cell table:formula="of:=(([.C322]+[.D322])/([.C322]*[.D322]))+[.B322]" office:value-type="float" office:value="32.5724374746287" calcext:value-type="float">
            <text:p>32,5724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27+6*RAND()" office:value-type="float" office:value="32.935465115821" calcext:value-type="float">
            <text:p>32,9355</text:p>
          </table:table-cell>
          <table:table-cell table:formula="of:=NORMINV(RAND();30;5)" office:value-type="float" office:value="37.7375357988227" calcext:value-type="float">
            <text:p>37,7375</text:p>
          </table:table-cell>
          <table:table-cell table:formula="of:=48+24*RAND()" office:value-type="float" office:value="70.6868672808632" calcext:value-type="float">
            <text:p>70,6869</text:p>
          </table:table-cell>
          <table:table-cell table:formula="of:=(([.C323]+[.D323])/([.C323]*[.D323]))+[.B323]" office:value-type="float" office:value="32.9761108307546" calcext:value-type="float">
            <text:p>32,9761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27+6*RAND()" office:value-type="float" office:value="29.9074952176306" calcext:value-type="float">
            <text:p>29,9075</text:p>
          </table:table-cell>
          <table:table-cell table:formula="of:=NORMINV(RAND();30;5)" office:value-type="float" office:value="30.1902328270775" calcext:value-type="float">
            <text:p>30,1902</text:p>
          </table:table-cell>
          <table:table-cell table:formula="of:=48+24*RAND()" office:value-type="float" office:value="53.0603626845405" calcext:value-type="float">
            <text:p>53,0604</text:p>
          </table:table-cell>
          <table:table-cell table:formula="of:=(([.C324]+[.D324])/([.C324]*[.D324]))+[.B324]" office:value-type="float" office:value="29.9594649729714" calcext:value-type="float">
            <text:p>29,959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27+6*RAND()" office:value-type="float" office:value="31.7812994455453" calcext:value-type="float">
            <text:p>31,7813</text:p>
          </table:table-cell>
          <table:table-cell table:formula="of:=NORMINV(RAND();30;5)" office:value-type="float" office:value="31.9005815379959" calcext:value-type="float">
            <text:p>31,9006</text:p>
          </table:table-cell>
          <table:table-cell table:formula="of:=48+24*RAND()" office:value-type="float" office:value="64.3271243954077" calcext:value-type="float">
            <text:p>64,3271</text:p>
          </table:table-cell>
          <table:table-cell table:formula="of:=(([.C325]+[.D325])/([.C325]*[.D325]))+[.B325]" office:value-type="float" office:value="31.8281923782458" calcext:value-type="float">
            <text:p>31,8282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27+6*RAND()" office:value-type="float" office:value="30.7067315087188" calcext:value-type="float">
            <text:p>30,7067</text:p>
          </table:table-cell>
          <table:table-cell table:formula="of:=NORMINV(RAND();30;5)" office:value-type="float" office:value="26.7889471495846" calcext:value-type="float">
            <text:p>26,7889</text:p>
          </table:table-cell>
          <table:table-cell table:formula="of:=48+24*RAND()" office:value-type="float" office:value="69.3356724986807" calcext:value-type="float">
            <text:p>69,3357</text:p>
          </table:table-cell>
          <table:table-cell table:formula="of:=(([.C326]+[.D326])/([.C326]*[.D326]))+[.B326]" office:value-type="float" office:value="30.7584829270364" calcext:value-type="float">
            <text:p>30,7585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27+6*RAND()" office:value-type="float" office:value="27.6587574498262" calcext:value-type="float">
            <text:p>27,6588</text:p>
          </table:table-cell>
          <table:table-cell table:formula="of:=NORMINV(RAND();30;5)" office:value-type="float" office:value="32.5350716595099" calcext:value-type="float">
            <text:p>32,5351</text:p>
          </table:table-cell>
          <table:table-cell table:formula="of:=48+24*RAND()" office:value-type="float" office:value="61.5434384113178" calcext:value-type="float">
            <text:p>61,5434</text:p>
          </table:table-cell>
          <table:table-cell table:formula="of:=(([.C327]+[.D327])/([.C327]*[.D327]))+[.B327]" office:value-type="float" office:value="27.7057421983509" calcext:value-type="float">
            <text:p>27,7057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27+6*RAND()" office:value-type="float" office:value="32.7237962640356" calcext:value-type="float">
            <text:p>32,7238</text:p>
          </table:table-cell>
          <table:table-cell table:formula="of:=NORMINV(RAND();30;5)" office:value-type="float" office:value="33.8357223304723" calcext:value-type="float">
            <text:p>33,8357</text:p>
          </table:table-cell>
          <table:table-cell table:formula="of:=48+24*RAND()" office:value-type="float" office:value="59.5338903302327" calcext:value-type="float">
            <text:p>59,5339</text:p>
          </table:table-cell>
          <table:table-cell table:formula="of:=(([.C328]+[.D328])/([.C328]*[.D328]))+[.B328]" office:value-type="float" office:value="32.7701479826869" calcext:value-type="float">
            <text:p>32,7701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27+6*RAND()" office:value-type="float" office:value="29.2785658647772" calcext:value-type="float">
            <text:p>29,2786</text:p>
          </table:table-cell>
          <table:table-cell table:formula="of:=NORMINV(RAND();30;5)" office:value-type="float" office:value="32.1779714180068" calcext:value-type="float">
            <text:p>32,1780</text:p>
          </table:table-cell>
          <table:table-cell table:formula="of:=48+24*RAND()" office:value-type="float" office:value="53.0325512783602" calcext:value-type="float">
            <text:p>53,0326</text:p>
          </table:table-cell>
          <table:table-cell table:formula="of:=(([.C329]+[.D329])/([.C329]*[.D329]))+[.B329]" office:value-type="float" office:value="29.328499369259" calcext:value-type="float">
            <text:p>29,3285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27+6*RAND()" office:value-type="float" office:value="32.7522857130971" calcext:value-type="float">
            <text:p>32,7523</text:p>
          </table:table-cell>
          <table:table-cell table:formula="of:=NORMINV(RAND();30;5)" office:value-type="float" office:value="24.483420476322" calcext:value-type="float">
            <text:p>24,4834</text:p>
          </table:table-cell>
          <table:table-cell table:formula="of:=48+24*RAND()" office:value-type="float" office:value="59.785746303387" calcext:value-type="float">
            <text:p>59,7857</text:p>
          </table:table-cell>
          <table:table-cell table:formula="of:=(([.C330]+[.D330])/([.C330]*[.D330]))+[.B330]" office:value-type="float" office:value="32.8098560742281" calcext:value-type="float">
            <text:p>32,8099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7+6*RAND()" office:value-type="float" office:value="32.2212700636592" calcext:value-type="float">
            <text:p>32,2213</text:p>
          </table:table-cell>
          <table:table-cell table:formula="of:=NORMINV(RAND();30;5)" office:value-type="float" office:value="25.0231507319547" calcext:value-type="float">
            <text:p>25,0232</text:p>
          </table:table-cell>
          <table:table-cell table:formula="of:=48+24*RAND()" office:value-type="float" office:value="62.5123886978254" calcext:value-type="float">
            <text:p>62,5124</text:p>
          </table:table-cell>
          <table:table-cell table:formula="of:=(([.C331]+[.D331])/([.C331]*[.D331]))+[.B331]" office:value-type="float" office:value="32.2772298858794" calcext:value-type="float">
            <text:p>32,2772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27+6*RAND()" office:value-type="float" office:value="27.4298332810868" calcext:value-type="float">
            <text:p>27,4298</text:p>
          </table:table-cell>
          <table:table-cell table:formula="of:=NORMINV(RAND();30;5)" office:value-type="float" office:value="39.3231807632467" calcext:value-type="float">
            <text:p>39,3232</text:p>
          </table:table-cell>
          <table:table-cell table:formula="of:=48+24*RAND()" office:value-type="float" office:value="61.0528178913519" calcext:value-type="float">
            <text:p>61,0528</text:p>
          </table:table-cell>
          <table:table-cell table:formula="of:=(([.C332]+[.D332])/([.C332]*[.D332]))+[.B332]" office:value-type="float" office:value="27.4716428342313" calcext:value-type="float">
            <text:p>27,4716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27+6*RAND()" office:value-type="float" office:value="29.3885832249653" calcext:value-type="float">
            <text:p>29,3886</text:p>
          </table:table-cell>
          <table:table-cell table:formula="of:=NORMINV(RAND();30;5)" office:value-type="float" office:value="25.5382467800603" calcext:value-type="float">
            <text:p>25,5382</text:p>
          </table:table-cell>
          <table:table-cell table:formula="of:=48+24*RAND()" office:value-type="float" office:value="66.6226381184533" calcext:value-type="float">
            <text:p>66,6226</text:p>
          </table:table-cell>
          <table:table-cell table:formula="of:=(([.C333]+[.D333])/([.C333]*[.D333]))+[.B333]" office:value-type="float" office:value="29.4427500937207" calcext:value-type="float">
            <text:p>29,4428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27+6*RAND()" office:value-type="float" office:value="32.3477620950434" calcext:value-type="float">
            <text:p>32,3478</text:p>
          </table:table-cell>
          <table:table-cell table:formula="of:=NORMINV(RAND();30;5)" office:value-type="float" office:value="28.4798216462607" calcext:value-type="float">
            <text:p>28,4798</text:p>
          </table:table-cell>
          <table:table-cell table:formula="of:=48+24*RAND()" office:value-type="float" office:value="58.2537943879142" calcext:value-type="float">
            <text:p>58,2538</text:p>
          </table:table-cell>
          <table:table-cell table:formula="of:=(([.C334]+[.D334])/([.C334]*[.D334]))+[.B334]" office:value-type="float" office:value="32.4000409382526" calcext:value-type="float">
            <text:p>32,4000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27+6*RAND()" office:value-type="float" office:value="27.9050826772582" calcext:value-type="float">
            <text:p>27,9051</text:p>
          </table:table-cell>
          <table:table-cell table:formula="of:=NORMINV(RAND();30;5)" office:value-type="float" office:value="27.8603516676177" calcext:value-type="float">
            <text:p>27,8604</text:p>
          </table:table-cell>
          <table:table-cell table:formula="of:=48+24*RAND()" office:value-type="float" office:value="54.3029661616311" calcext:value-type="float">
            <text:p>54,3030</text:p>
          </table:table-cell>
          <table:table-cell table:formula="of:=(([.C335]+[.D335])/([.C335]*[.D335]))+[.B335]" office:value-type="float" office:value="27.9593911789986" calcext:value-type="float">
            <text:p>27,9594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27+6*RAND()" office:value-type="float" office:value="29.79438375053" calcext:value-type="float">
            <text:p>29,7944</text:p>
          </table:table-cell>
          <table:table-cell table:formula="of:=NORMINV(RAND();30;5)" office:value-type="float" office:value="30.0324801940897" calcext:value-type="float">
            <text:p>30,0325</text:p>
          </table:table-cell>
          <table:table-cell table:formula="of:=48+24*RAND()" office:value-type="float" office:value="55.200591285713" calcext:value-type="float">
            <text:p>55,2006</text:p>
          </table:table-cell>
          <table:table-cell table:formula="of:=(([.C336]+[.D336])/([.C336]*[.D336]))+[.B336]" office:value-type="float" office:value="29.8457967817678" calcext:value-type="float">
            <text:p>29,8458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27+6*RAND()" office:value-type="float" office:value="30.373998062918" calcext:value-type="float">
            <text:p>30,3740</text:p>
          </table:table-cell>
          <table:table-cell table:formula="of:=NORMINV(RAND();30;5)" office:value-type="float" office:value="35.248544825328" calcext:value-type="float">
            <text:p>35,2485</text:p>
          </table:table-cell>
          <table:table-cell table:formula="of:=48+24*RAND()" office:value-type="float" office:value="53.7236952139065" calcext:value-type="float">
            <text:p>53,7237</text:p>
          </table:table-cell>
          <table:table-cell table:formula="of:=(([.C337]+[.D337])/([.C337]*[.D337]))+[.B337]" office:value-type="float" office:value="30.4209817889769" calcext:value-type="float">
            <text:p>30,4210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27+6*RAND()" office:value-type="float" office:value="31.3984712117817" calcext:value-type="float">
            <text:p>31,3985</text:p>
          </table:table-cell>
          <table:table-cell table:formula="of:=NORMINV(RAND();30;5)" office:value-type="float" office:value="27.6236000427434" calcext:value-type="float">
            <text:p>27,6236</text:p>
          </table:table-cell>
          <table:table-cell table:formula="of:=48+24*RAND()" office:value-type="float" office:value="49.0153961637989" calcext:value-type="float">
            <text:p>49,0154</text:p>
          </table:table-cell>
          <table:table-cell table:formula="of:=(([.C338]+[.D338])/([.C338]*[.D338]))+[.B338]" office:value-type="float" office:value="31.4550738942487" calcext:value-type="float">
            <text:p>31,4551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27+6*RAND()" office:value-type="float" office:value="31.625059022801" calcext:value-type="float">
            <text:p>31,6251</text:p>
          </table:table-cell>
          <table:table-cell table:formula="of:=NORMINV(RAND();30;5)" office:value-type="float" office:value="28.3754492370875" calcext:value-type="float">
            <text:p>28,3754</text:p>
          </table:table-cell>
          <table:table-cell table:formula="of:=48+24*RAND()" office:value-type="float" office:value="65.922552167438" calcext:value-type="float">
            <text:p>65,9226</text:p>
          </table:table-cell>
          <table:table-cell table:formula="of:=(([.C339]+[.D339])/([.C339]*[.D339]))+[.B339]" office:value-type="float" office:value="31.6754700712131" calcext:value-type="float">
            <text:p>31,6755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27+6*RAND()" office:value-type="float" office:value="29.8605541053694" calcext:value-type="float">
            <text:p>29,8606</text:p>
          </table:table-cell>
          <table:table-cell table:formula="of:=NORMINV(RAND();30;5)" office:value-type="float" office:value="30.9073070952607" calcext:value-type="float">
            <text:p>30,9073</text:p>
          </table:table-cell>
          <table:table-cell table:formula="of:=48+24*RAND()" office:value-type="float" office:value="64.6545504732058" calcext:value-type="float">
            <text:p>64,6546</text:p>
          </table:table-cell>
          <table:table-cell table:formula="of:=(([.C340]+[.D340])/([.C340]*[.D340]))+[.B340]" office:value-type="float" office:value="29.9083757292417" calcext:value-type="float">
            <text:p>29,9084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7+6*RAND()" office:value-type="float" office:value="32.6013247745577" calcext:value-type="float">
            <text:p>32,6013</text:p>
          </table:table-cell>
          <table:table-cell table:formula="of:=NORMINV(RAND();30;5)" office:value-type="float" office:value="28.3262260069427" calcext:value-type="float">
            <text:p>28,3262</text:p>
          </table:table-cell>
          <table:table-cell table:formula="of:=48+24*RAND()" office:value-type="float" office:value="63.8063110141084" calcext:value-type="float">
            <text:p>63,8063</text:p>
          </table:table-cell>
          <table:table-cell table:formula="of:=(([.C341]+[.D341])/([.C341]*[.D341]))+[.B341]" office:value-type="float" office:value="32.6523001787376" calcext:value-type="float">
            <text:p>32,6523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27+6*RAND()" office:value-type="float" office:value="28.3344404411037" calcext:value-type="float">
            <text:p>28,3344</text:p>
          </table:table-cell>
          <table:table-cell table:formula="of:=NORMINV(RAND();30;5)" office:value-type="float" office:value="26.781538475663" calcext:value-type="float">
            <text:p>26,7815</text:p>
          </table:table-cell>
          <table:table-cell table:formula="of:=48+24*RAND()" office:value-type="float" office:value="56.6476805498824" calcext:value-type="float">
            <text:p>56,6477</text:p>
          </table:table-cell>
          <table:table-cell table:formula="of:=(([.C342]+[.D342])/([.C342]*[.D342]))+[.B342]" office:value-type="float" office:value="28.3894325689325" calcext:value-type="float">
            <text:p>28,389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27+6*RAND()" office:value-type="float" office:value="31.1301181430463" calcext:value-type="float">
            <text:p>31,1301</text:p>
          </table:table-cell>
          <table:table-cell table:formula="of:=NORMINV(RAND();30;5)" office:value-type="float" office:value="23.3746020640701" calcext:value-type="float">
            <text:p>23,3746</text:p>
          </table:table-cell>
          <table:table-cell table:formula="of:=48+24*RAND()" office:value-type="float" office:value="63.3739686207846" calcext:value-type="float">
            <text:p>63,3740</text:p>
          </table:table-cell>
          <table:table-cell table:formula="of:=(([.C343]+[.D343])/([.C343]*[.D343]))+[.B343]" office:value-type="float" office:value="31.18867896952" calcext:value-type="float">
            <text:p>31,1887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27+6*RAND()" office:value-type="float" office:value="31.668146222597" calcext:value-type="float">
            <text:p>31,6681</text:p>
          </table:table-cell>
          <table:table-cell table:formula="of:=NORMINV(RAND();30;5)" office:value-type="float" office:value="30.879779778837" calcext:value-type="float">
            <text:p>30,8798</text:p>
          </table:table-cell>
          <table:table-cell table:formula="of:=48+24*RAND()" office:value-type="float" office:value="55.6065383506939" calcext:value-type="float">
            <text:p>55,6065</text:p>
          </table:table-cell>
          <table:table-cell table:formula="of:=(([.C344]+[.D344])/([.C344]*[.D344]))+[.B344]" office:value-type="float" office:value="31.7185133699499" calcext:value-type="float">
            <text:p>31,7185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27+6*RAND()" office:value-type="float" office:value="30.6395314845722" calcext:value-type="float">
            <text:p>30,6395</text:p>
          </table:table-cell>
          <table:table-cell table:formula="of:=NORMINV(RAND();30;5)" office:value-type="float" office:value="31.6386441741007" calcext:value-type="float">
            <text:p>31,6386</text:p>
          </table:table-cell>
          <table:table-cell table:formula="of:=48+24*RAND()" office:value-type="float" office:value="56.461824783124" calcext:value-type="float">
            <text:p>56,4618</text:p>
          </table:table-cell>
          <table:table-cell table:formula="of:=(([.C345]+[.D345])/([.C345]*[.D345]))+[.B345]" office:value-type="float" office:value="30.6888494834071" calcext:value-type="float">
            <text:p>30,6888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27+6*RAND()" office:value-type="float" office:value="31.5851409619208" calcext:value-type="float">
            <text:p>31,5851</text:p>
          </table:table-cell>
          <table:table-cell table:formula="of:=NORMINV(RAND();30;5)" office:value-type="float" office:value="22.6950767126715" calcext:value-type="float">
            <text:p>22,6951</text:p>
          </table:table-cell>
          <table:table-cell table:formula="of:=48+24*RAND()" office:value-type="float" office:value="60.4361018864438" calcext:value-type="float">
            <text:p>60,4361</text:p>
          </table:table-cell>
          <table:table-cell table:formula="of:=(([.C346]+[.D346])/([.C346]*[.D346]))+[.B346]" office:value-type="float" office:value="31.6457497832164" calcext:value-type="float">
            <text:p>31,6457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27+6*RAND()" office:value-type="float" office:value="32.2235249283258" calcext:value-type="float">
            <text:p>32,2235</text:p>
          </table:table-cell>
          <table:table-cell table:formula="of:=NORMINV(RAND();30;5)" office:value-type="float" office:value="28.9442934347972" calcext:value-type="float">
            <text:p>28,9443</text:p>
          </table:table-cell>
          <table:table-cell table:formula="of:=48+24*RAND()" office:value-type="float" office:value="50.8818052550778" calcext:value-type="float">
            <text:p>50,8818</text:p>
          </table:table-cell>
          <table:table-cell table:formula="of:=(([.C347]+[.D347])/([.C347]*[.D347]))+[.B347]" office:value-type="float" office:value="32.2777274436495" calcext:value-type="float">
            <text:p>32,2777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27+6*RAND()" office:value-type="float" office:value="27.4065082578454" calcext:value-type="float">
            <text:p>27,4065</text:p>
          </table:table-cell>
          <table:table-cell table:formula="of:=NORMINV(RAND();30;5)" office:value-type="float" office:value="26.0904604206935" calcext:value-type="float">
            <text:p>26,0905</text:p>
          </table:table-cell>
          <table:table-cell table:formula="of:=48+24*RAND()" office:value-type="float" office:value="70.0185109740123" calcext:value-type="float">
            <text:p>70,0185</text:p>
          </table:table-cell>
          <table:table-cell table:formula="of:=(([.C348]+[.D348])/([.C348]*[.D348]))+[.B348]" office:value-type="float" office:value="27.45911838062" calcext:value-type="float">
            <text:p>27,4591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27+6*RAND()" office:value-type="float" office:value="29.108850978082" calcext:value-type="float">
            <text:p>29,1089</text:p>
          </table:table-cell>
          <table:table-cell table:formula="of:=NORMINV(RAND();30;5)" office:value-type="float" office:value="29.3144522722651" calcext:value-type="float">
            <text:p>29,3145</text:p>
          </table:table-cell>
          <table:table-cell table:formula="of:=48+24*RAND()" office:value-type="float" office:value="49.8726002024487" calcext:value-type="float">
            <text:p>49,8726</text:p>
          </table:table-cell>
          <table:table-cell table:formula="of:=(([.C349]+[.D349])/([.C349]*[.D349]))+[.B349]" office:value-type="float" office:value="29.1630149347847" calcext:value-type="float">
            <text:p>29,163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27+6*RAND()" office:value-type="float" office:value="28.3863157646265" calcext:value-type="float">
            <text:p>28,3863</text:p>
          </table:table-cell>
          <table:table-cell table:formula="of:=NORMINV(RAND();30;5)" office:value-type="float" office:value="30.9235739065627" calcext:value-type="float">
            <text:p>30,9236</text:p>
          </table:table-cell>
          <table:table-cell table:formula="of:=48+24*RAND()" office:value-type="float" office:value="55.7814287440851" calcext:value-type="float">
            <text:p>55,7814</text:p>
          </table:table-cell>
          <table:table-cell table:formula="of:=(([.C350]+[.D350])/([.C350]*[.D350]))+[.B350]" office:value-type="float" office:value="28.4365806667872" calcext:value-type="float">
            <text:p>28,4366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7+6*RAND()" office:value-type="float" office:value="28.2208001667168" calcext:value-type="float">
            <text:p>28,2208</text:p>
          </table:table-cell>
          <table:table-cell table:formula="of:=NORMINV(RAND();30;5)" office:value-type="float" office:value="30.622685709691" calcext:value-type="float">
            <text:p>30,6227</text:p>
          </table:table-cell>
          <table:table-cell table:formula="of:=48+24*RAND()" office:value-type="float" office:value="60.0873914742842" calcext:value-type="float">
            <text:p>60,0874</text:p>
          </table:table-cell>
          <table:table-cell table:formula="of:=(([.C351]+[.D351])/([.C351]*[.D351]))+[.B351]" office:value-type="float" office:value="28.2700981222394" calcext:value-type="float">
            <text:p>28,2701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27+6*RAND()" office:value-type="float" office:value="30.1380874186289" calcext:value-type="float">
            <text:p>30,1381</text:p>
          </table:table-cell>
          <table:table-cell table:formula="of:=NORMINV(RAND();30;5)" office:value-type="float" office:value="35.4861570934914" calcext:value-type="float">
            <text:p>35,4862</text:p>
          </table:table-cell>
          <table:table-cell table:formula="of:=48+24*RAND()" office:value-type="float" office:value="50.5734361605719" calcext:value-type="float">
            <text:p>50,5734</text:p>
          </table:table-cell>
          <table:table-cell table:formula="of:=(([.C352]+[.D352])/([.C352]*[.D352]))+[.B352]" office:value-type="float" office:value="30.1860406475927" calcext:value-type="float">
            <text:p>30,1860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27+6*RAND()" office:value-type="float" office:value="27.0318605673965" calcext:value-type="float">
            <text:p>27,0319</text:p>
          </table:table-cell>
          <table:table-cell table:formula="of:=NORMINV(RAND();30;5)" office:value-type="float" office:value="32.6431031236484" calcext:value-type="float">
            <text:p>32,6431</text:p>
          </table:table-cell>
          <table:table-cell table:formula="of:=48+24*RAND()" office:value-type="float" office:value="64.0454082945362" calcext:value-type="float">
            <text:p>64,0454</text:p>
          </table:table-cell>
          <table:table-cell table:formula="of:=(([.C353]+[.D353])/([.C353]*[.D353]))+[.B353]" office:value-type="float" office:value="27.0781088317057" calcext:value-type="float">
            <text:p>27,0781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27+6*RAND()" office:value-type="float" office:value="28.2542162581813" calcext:value-type="float">
            <text:p>28,2542</text:p>
          </table:table-cell>
          <table:table-cell table:formula="of:=NORMINV(RAND();30;5)" office:value-type="float" office:value="23.8245059887169" calcext:value-type="float">
            <text:p>23,8245</text:p>
          </table:table-cell>
          <table:table-cell table:formula="of:=48+24*RAND()" office:value-type="float" office:value="63.9393598018214" calcext:value-type="float">
            <text:p>63,9394</text:p>
          </table:table-cell>
          <table:table-cell table:formula="of:=(([.C354]+[.D354])/([.C354]*[.D354]))+[.B354]" office:value-type="float" office:value="28.3118296650136" calcext:value-type="float">
            <text:p>28,3118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27+6*RAND()" office:value-type="float" office:value="30.587371655507" calcext:value-type="float">
            <text:p>30,5874</text:p>
          </table:table-cell>
          <table:table-cell table:formula="of:=NORMINV(RAND();30;5)" office:value-type="float" office:value="32.9225278243063" calcext:value-type="float">
            <text:p>32,9225</text:p>
          </table:table-cell>
          <table:table-cell table:formula="of:=48+24*RAND()" office:value-type="float" office:value="50.3388442145661" calcext:value-type="float">
            <text:p>50,3388</text:p>
          </table:table-cell>
          <table:table-cell table:formula="of:=(([.C355]+[.D355])/([.C355]*[.D355]))+[.B355]" office:value-type="float" office:value="30.6376113685276" calcext:value-type="float">
            <text:p>30,6376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27+6*RAND()" office:value-type="float" office:value="27.7109064718243" calcext:value-type="float">
            <text:p>27,7109</text:p>
          </table:table-cell>
          <table:table-cell table:formula="of:=NORMINV(RAND();30;5)" office:value-type="float" office:value="19.8453241451961" calcext:value-type="float">
            <text:p>19,8453</text:p>
          </table:table-cell>
          <table:table-cell table:formula="of:=48+24*RAND()" office:value-type="float" office:value="63.3180570127443" calcext:value-type="float">
            <text:p>63,3181</text:p>
          </table:table-cell>
          <table:table-cell table:formula="of:=(([.C356]+[.D356])/([.C356]*[.D356]))+[.B356]" office:value-type="float" office:value="27.7770894584516" calcext:value-type="float">
            <text:p>27,7771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27+6*RAND()" office:value-type="float" office:value="32.1447621302214" calcext:value-type="float">
            <text:p>32,1448</text:p>
          </table:table-cell>
          <table:table-cell table:formula="of:=NORMINV(RAND();30;5)" office:value-type="float" office:value="32.6755376653588" calcext:value-type="float">
            <text:p>32,6755</text:p>
          </table:table-cell>
          <table:table-cell table:formula="of:=48+24*RAND()" office:value-type="float" office:value="53.1635184539482" calcext:value-type="float">
            <text:p>53,1635</text:p>
          </table:table-cell>
          <table:table-cell table:formula="of:=(([.C357]+[.D357])/([.C357]*[.D357]))+[.B357]" office:value-type="float" office:value="32.1941759555177" calcext:value-type="float">
            <text:p>32,1942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27+6*RAND()" office:value-type="float" office:value="30.6876750772353" calcext:value-type="float">
            <text:p>30,6877</text:p>
          </table:table-cell>
          <table:table-cell table:formula="of:=NORMINV(RAND();30;5)" office:value-type="float" office:value="28.7593517425728" calcext:value-type="float">
            <text:p>28,7594</text:p>
          </table:table-cell>
          <table:table-cell table:formula="of:=48+24*RAND()" office:value-type="float" office:value="48.0871276399121" calcext:value-type="float">
            <text:p>48,0871</text:p>
          </table:table-cell>
          <table:table-cell table:formula="of:=(([.C358]+[.D358])/([.C358]*[.D358]))+[.B358]" office:value-type="float" office:value="30.7432419616273" calcext:value-type="float">
            <text:p>30,743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27+6*RAND()" office:value-type="float" office:value="32.2251065250021" calcext:value-type="float">
            <text:p>32,2251</text:p>
          </table:table-cell>
          <table:table-cell table:formula="of:=NORMINV(RAND();30;5)" office:value-type="float" office:value="28.2321394750255" calcext:value-type="float">
            <text:p>28,2321</text:p>
          </table:table-cell>
          <table:table-cell table:formula="of:=48+24*RAND()" office:value-type="float" office:value="67.8523924397305" calcext:value-type="float">
            <text:p>67,8524</text:p>
          </table:table-cell>
          <table:table-cell table:formula="of:=(([.C359]+[.D359])/([.C359]*[.D359]))+[.B359]" office:value-type="float" office:value="32.2752650229533" calcext:value-type="float">
            <text:p>32,2753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27+6*RAND()" office:value-type="float" office:value="32.3293653919827" calcext:value-type="float">
            <text:p>32,3294</text:p>
          </table:table-cell>
          <table:table-cell table:formula="of:=NORMINV(RAND();30;5)" office:value-type="float" office:value="34.5508077717187" calcext:value-type="float">
            <text:p>34,5508</text:p>
          </table:table-cell>
          <table:table-cell table:formula="of:=48+24*RAND()" office:value-type="float" office:value="70.4949640715495" calcext:value-type="float">
            <text:p>70,4950</text:p>
          </table:table-cell>
          <table:table-cell table:formula="of:=(([.C360]+[.D360])/([.C360]*[.D360]))+[.B360]" office:value-type="float" office:value="32.3724936858119" calcext:value-type="float">
            <text:p>32,3725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27+6*RAND()" office:value-type="float" office:value="28.5099396735895" calcext:value-type="float">
            <text:p>28,5099</text:p>
          </table:table-cell>
          <table:table-cell table:formula="of:=NORMINV(RAND();30;5)" office:value-type="float" office:value="32.5571610920742" calcext:value-type="float">
            <text:p>32,5572</text:p>
          </table:table-cell>
          <table:table-cell table:formula="of:=48+24*RAND()" office:value-type="float" office:value="56.7132703224197" calcext:value-type="float">
            <text:p>56,7133</text:p>
          </table:table-cell>
          <table:table-cell table:formula="of:=(([.C361]+[.D361])/([.C361]*[.D361]))+[.B361]" office:value-type="float" office:value="28.558287439863" calcext:value-type="float">
            <text:p>28,5583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27+6*RAND()" office:value-type="float" office:value="31.0842331673484" calcext:value-type="float">
            <text:p>31,0842</text:p>
          </table:table-cell>
          <table:table-cell table:formula="of:=NORMINV(RAND();30;5)" office:value-type="float" office:value="31.6163017324045" calcext:value-type="float">
            <text:p>31,6163</text:p>
          </table:table-cell>
          <table:table-cell table:formula="of:=48+24*RAND()" office:value-type="float" office:value="61.9630932016298" calcext:value-type="float">
            <text:p>61,9631</text:p>
          </table:table-cell>
          <table:table-cell table:formula="of:=(([.C362]+[.D362])/([.C362]*[.D362]))+[.B362]" office:value-type="float" office:value="31.1320010592664" calcext:value-type="float">
            <text:p>31,1320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27+6*RAND()" office:value-type="float" office:value="28.2479351505172" calcext:value-type="float">
            <text:p>28,2479</text:p>
          </table:table-cell>
          <table:table-cell table:formula="of:=NORMINV(RAND();30;5)" office:value-type="float" office:value="27.7868552118189" calcext:value-type="float">
            <text:p>27,7869</text:p>
          </table:table-cell>
          <table:table-cell table:formula="of:=48+24*RAND()" office:value-type="float" office:value="54.700493264012" calcext:value-type="float">
            <text:p>54,7005</text:p>
          </table:table-cell>
          <table:table-cell table:formula="of:=(([.C363]+[.D363])/([.C363]*[.D363]))+[.B363]" office:value-type="float" office:value="28.3022047608003" calcext:value-type="float">
            <text:p>28,3022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27+6*RAND()" office:value-type="float" office:value="29.7566080887336" calcext:value-type="float">
            <text:p>29,7566</text:p>
          </table:table-cell>
          <table:table-cell table:formula="of:=NORMINV(RAND();30;5)" office:value-type="float" office:value="27.7793004410681" calcext:value-type="float">
            <text:p>27,7793</text:p>
          </table:table-cell>
          <table:table-cell table:formula="of:=48+24*RAND()" office:value-type="float" office:value="59.8323820447549" calcext:value-type="float">
            <text:p>59,8324</text:p>
          </table:table-cell>
          <table:table-cell table:formula="of:=(([.C364]+[.D364])/([.C364]*[.D364]))+[.B364]" office:value-type="float" office:value="29.8093194731174" calcext:value-type="float">
            <text:p>29,8093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27+6*RAND()" office:value-type="float" office:value="30.627527263714" calcext:value-type="float">
            <text:p>30,6275</text:p>
          </table:table-cell>
          <table:table-cell table:formula="of:=NORMINV(RAND();30;5)" office:value-type="float" office:value="27.8231617755045" calcext:value-type="float">
            <text:p>27,8232</text:p>
          </table:table-cell>
          <table:table-cell table:formula="of:=48+24*RAND()" office:value-type="float" office:value="67.0314525375143" calcext:value-type="float">
            <text:p>67,0315</text:p>
          </table:table-cell>
          <table:table-cell table:formula="of:=(([.C365]+[.D365])/([.C365]*[.D365]))+[.B365]" office:value-type="float" office:value="30.6783869118359" calcext:value-type="float">
            <text:p>30,6784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27+6*RAND()" office:value-type="float" office:value="28.4079566902947" calcext:value-type="float">
            <text:p>28,4080</text:p>
          </table:table-cell>
          <table:table-cell table:formula="of:=NORMINV(RAND();30;5)" office:value-type="float" office:value="18.7262724755143" calcext:value-type="float">
            <text:p>18,7263</text:p>
          </table:table-cell>
          <table:table-cell table:formula="of:=48+24*RAND()" office:value-type="float" office:value="68.2889060983434" calcext:value-type="float">
            <text:p>68,2889</text:p>
          </table:table-cell>
          <table:table-cell table:formula="of:=(([.C366]+[.D366])/([.C366]*[.D366]))+[.B366]" office:value-type="float" office:value="28.4760012677597" calcext:value-type="float">
            <text:p>28,4760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27+6*RAND()" office:value-type="float" office:value="30.7555617496837" calcext:value-type="float">
            <text:p>30,7556</text:p>
          </table:table-cell>
          <table:table-cell table:formula="of:=NORMINV(RAND();30;5)" office:value-type="float" office:value="25.7268859132027" calcext:value-type="float">
            <text:p>25,7269</text:p>
          </table:table-cell>
          <table:table-cell table:formula="of:=48+24*RAND()" office:value-type="float" office:value="61.8390831006691" calcext:value-type="float">
            <text:p>61,8391</text:p>
          </table:table-cell>
          <table:table-cell table:formula="of:=(([.C367]+[.D367])/([.C367]*[.D367]))+[.B367]" office:value-type="float" office:value="30.810602595076" calcext:value-type="float">
            <text:p>30,810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27+6*RAND()" office:value-type="float" office:value="32.6147760974709" calcext:value-type="float">
            <text:p>32,6148</text:p>
          </table:table-cell>
          <table:table-cell table:formula="of:=NORMINV(RAND();30;5)" office:value-type="float" office:value="35.7895407325766" calcext:value-type="float">
            <text:p>35,7895</text:p>
          </table:table-cell>
          <table:table-cell table:formula="of:=48+24*RAND()" office:value-type="float" office:value="58.8154878923669" calcext:value-type="float">
            <text:p>58,8155</text:p>
          </table:table-cell>
          <table:table-cell table:formula="of:=(([.C368]+[.D368])/([.C368]*[.D368]))+[.B368]" office:value-type="float" office:value="32.6597195459132" calcext:value-type="float">
            <text:p>32,6597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27+6*RAND()" office:value-type="float" office:value="31.7010188468266" calcext:value-type="float">
            <text:p>31,7010</text:p>
          </table:table-cell>
          <table:table-cell table:formula="of:=NORMINV(RAND();30;5)" office:value-type="float" office:value="26.0713426928993" calcext:value-type="float">
            <text:p>26,0713</text:p>
          </table:table-cell>
          <table:table-cell table:formula="of:=48+24*RAND()" office:value-type="float" office:value="71.2588494541124" calcext:value-type="float">
            <text:p>71,2588</text:p>
          </table:table-cell>
          <table:table-cell table:formula="of:=(([.C369]+[.D369])/([.C369]*[.D369]))+[.B369]" office:value-type="float" office:value="31.7534084822924" calcext:value-type="float">
            <text:p>31,7534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27+6*RAND()" office:value-type="float" office:value="32.0300776229706" calcext:value-type="float">
            <text:p>32,0301</text:p>
          </table:table-cell>
          <table:table-cell table:formula="of:=NORMINV(RAND();30;5)" office:value-type="float" office:value="30.2730772275237" calcext:value-type="float">
            <text:p>30,2731</text:p>
          </table:table-cell>
          <table:table-cell table:formula="of:=48+24*RAND()" office:value-type="float" office:value="52.5287479022518" calcext:value-type="float">
            <text:p>52,5287</text:p>
          </table:table-cell>
          <table:table-cell table:formula="of:=(([.C370]+[.D370])/([.C370]*[.D370]))+[.B370]" office:value-type="float" office:value="32.0821474688218" calcext:value-type="float">
            <text:p>32,0821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27+6*RAND()" office:value-type="float" office:value="29.2508124068845" calcext:value-type="float">
            <text:p>29,2508</text:p>
          </table:table-cell>
          <table:table-cell table:formula="of:=NORMINV(RAND();30;5)" office:value-type="float" office:value="31.4337317082501" calcext:value-type="float">
            <text:p>31,4337</text:p>
          </table:table-cell>
          <table:table-cell table:formula="of:=48+24*RAND()" office:value-type="float" office:value="64.1082633817568" calcext:value-type="float">
            <text:p>64,1083</text:p>
          </table:table-cell>
          <table:table-cell table:formula="of:=(([.C371]+[.D371])/([.C371]*[.D371]))+[.B371]" office:value-type="float" office:value="29.298223978457" calcext:value-type="float">
            <text:p>29,2982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27+6*RAND()" office:value-type="float" office:value="29.9720650243107" calcext:value-type="float">
            <text:p>29,9721</text:p>
          </table:table-cell>
          <table:table-cell table:formula="of:=NORMINV(RAND();30;5)" office:value-type="float" office:value="23.963642289435" calcext:value-type="float">
            <text:p>23,9636</text:p>
          </table:table-cell>
          <table:table-cell table:formula="of:=48+24*RAND()" office:value-type="float" office:value="56.8135612355545" calcext:value-type="float">
            <text:p>56,8136</text:p>
          </table:table-cell>
          <table:table-cell table:formula="of:=(([.C372]+[.D372])/([.C372]*[.D372]))+[.B372]" office:value-type="float" office:value="30.0313963391582" calcext:value-type="float">
            <text:p>30,0314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27+6*RAND()" office:value-type="float" office:value="30.341537164757" calcext:value-type="float">
            <text:p>30,3415</text:p>
          </table:table-cell>
          <table:table-cell table:formula="of:=NORMINV(RAND();30;5)" office:value-type="float" office:value="36.0033936923936" calcext:value-type="float">
            <text:p>36,0034</text:p>
          </table:table-cell>
          <table:table-cell table:formula="of:=48+24*RAND()" office:value-type="float" office:value="48.5421460261568" calcext:value-type="float">
            <text:p>48,5421</text:p>
          </table:table-cell>
          <table:table-cell table:formula="of:=(([.C373]+[.D373])/([.C373]*[.D373]))+[.B373]" office:value-type="float" office:value="30.389912979125" calcext:value-type="float">
            <text:p>30,3899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27+6*RAND()" office:value-type="float" office:value="29.0603097213898" calcext:value-type="float">
            <text:p>29,0603</text:p>
          </table:table-cell>
          <table:table-cell table:formula="of:=NORMINV(RAND();30;5)" office:value-type="float" office:value="29.2216224623052" calcext:value-type="float">
            <text:p>29,2216</text:p>
          </table:table-cell>
          <table:table-cell table:formula="of:=48+24*RAND()" office:value-type="float" office:value="57.3818492190912" calcext:value-type="float">
            <text:p>57,3818</text:p>
          </table:table-cell>
          <table:table-cell table:formula="of:=(([.C374]+[.D374])/([.C374]*[.D374]))+[.B374]" office:value-type="float" office:value="29.1119580695836" calcext:value-type="float">
            <text:p>29,1120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27+6*RAND()" office:value-type="float" office:value="28.0141110999975" calcext:value-type="float">
            <text:p>28,0141</text:p>
          </table:table-cell>
          <table:table-cell table:formula="of:=NORMINV(RAND();30;5)" office:value-type="float" office:value="31.8944136698842" calcext:value-type="float">
            <text:p>31,8944</text:p>
          </table:table-cell>
          <table:table-cell table:formula="of:=48+24*RAND()" office:value-type="float" office:value="54.1908831847832" calcext:value-type="float">
            <text:p>54,1909</text:p>
          </table:table-cell>
          <table:table-cell table:formula="of:=(([.C375]+[.D375])/([.C375]*[.D375]))+[.B375]" office:value-type="float" office:value="28.0639178414715" calcext:value-type="float">
            <text:p>28,0639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27+6*RAND()" office:value-type="float" office:value="29.0085187281948" calcext:value-type="float">
            <text:p>29,0085</text:p>
          </table:table-cell>
          <table:table-cell table:formula="of:=NORMINV(RAND();30;5)" office:value-type="float" office:value="34.0562415276612" calcext:value-type="float">
            <text:p>34,0562</text:p>
          </table:table-cell>
          <table:table-cell table:formula="of:=48+24*RAND()" office:value-type="float" office:value="52.8237637476996" calcext:value-type="float">
            <text:p>52,8238</text:p>
          </table:table-cell>
          <table:table-cell table:formula="of:=(([.C376]+[.D376])/([.C376]*[.D376]))+[.B376]" office:value-type="float" office:value="29.0568127951078" calcext:value-type="float">
            <text:p>29,0568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27+6*RAND()" office:value-type="float" office:value="32.9638901569415" calcext:value-type="float">
            <text:p>32,9639</text:p>
          </table:table-cell>
          <table:table-cell table:formula="of:=NORMINV(RAND();30;5)" office:value-type="float" office:value="29.7517882165138" calcext:value-type="float">
            <text:p>29,7518</text:p>
          </table:table-cell>
          <table:table-cell table:formula="of:=48+24*RAND()" office:value-type="float" office:value="54.6446984158829" calcext:value-type="float">
            <text:p>54,6447</text:p>
          </table:table-cell>
          <table:table-cell table:formula="of:=(([.C377]+[.D377])/([.C377]*[.D377]))+[.B377]" office:value-type="float" office:value="33.0158016189477" calcext:value-type="float">
            <text:p>33,0158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27+6*RAND()" office:value-type="float" office:value="32.5801586362068" calcext:value-type="float">
            <text:p>32,5802</text:p>
          </table:table-cell>
          <table:table-cell table:formula="of:=NORMINV(RAND();30;5)" office:value-type="float" office:value="35.7560064833703" calcext:value-type="float">
            <text:p>35,7560</text:p>
          </table:table-cell>
          <table:table-cell table:formula="of:=48+24*RAND()" office:value-type="float" office:value="51.7051546974108" calcext:value-type="float">
            <text:p>51,7052</text:p>
          </table:table-cell>
          <table:table-cell table:formula="of:=(([.C378]+[.D378])/([.C378]*[.D378]))+[.B378]" office:value-type="float" office:value="32.6274663967387" calcext:value-type="float">
            <text:p>32,6275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27+6*RAND()" office:value-type="float" office:value="32.3498282006476" calcext:value-type="float">
            <text:p>32,3498</text:p>
          </table:table-cell>
          <table:table-cell table:formula="of:=NORMINV(RAND();30;5)" office:value-type="float" office:value="26.0852806477228" calcext:value-type="float">
            <text:p>26,0853</text:p>
          </table:table-cell>
          <table:table-cell table:formula="of:=48+24*RAND()" office:value-type="float" office:value="55.6707824030891" calcext:value-type="float">
            <text:p>55,6708</text:p>
          </table:table-cell>
          <table:table-cell table:formula="of:=(([.C379]+[.D379])/([.C379]*[.D379]))+[.B379]" office:value-type="float" office:value="32.4061267405168" calcext:value-type="float">
            <text:p>32,4061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27+6*RAND()" office:value-type="float" office:value="31.7507759027649" calcext:value-type="float">
            <text:p>31,7508</text:p>
          </table:table-cell>
          <table:table-cell table:formula="of:=NORMINV(RAND();30;5)" office:value-type="float" office:value="35.7097917854105" calcext:value-type="float">
            <text:p>35,7098</text:p>
          </table:table-cell>
          <table:table-cell table:formula="of:=48+24*RAND()" office:value-type="float" office:value="48.537981740199" calcext:value-type="float">
            <text:p>48,5380</text:p>
          </table:table-cell>
          <table:table-cell table:formula="of:=(([.C380]+[.D380])/([.C380]*[.D380]))+[.B380]" office:value-type="float" office:value="31.799381848802" calcext:value-type="float">
            <text:p>31,7994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27+6*RAND()" office:value-type="float" office:value="30.5675959435757" calcext:value-type="float">
            <text:p>30,5676</text:p>
          </table:table-cell>
          <table:table-cell table:formula="of:=NORMINV(RAND();30;5)" office:value-type="float" office:value="34.8060749452623" calcext:value-type="float">
            <text:p>34,8061</text:p>
          </table:table-cell>
          <table:table-cell table:formula="of:=48+24*RAND()" office:value-type="float" office:value="53.8230177434161" calcext:value-type="float">
            <text:p>53,8230</text:p>
          </table:table-cell>
          <table:table-cell table:formula="of:=(([.C381]+[.D381])/([.C381]*[.D381]))+[.B381]" office:value-type="float" office:value="30.6149059719269" calcext:value-type="float">
            <text:p>30,6149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27+6*RAND()" office:value-type="float" office:value="27.8681901579257" calcext:value-type="float">
            <text:p>27,8682</text:p>
          </table:table-cell>
          <table:table-cell table:formula="of:=NORMINV(RAND();30;5)" office:value-type="float" office:value="27.6869230528815" calcext:value-type="float">
            <text:p>27,6869</text:p>
          </table:table-cell>
          <table:table-cell table:formula="of:=48+24*RAND()" office:value-type="float" office:value="63.3499326976016" calcext:value-type="float">
            <text:p>63,3499</text:p>
          </table:table-cell>
          <table:table-cell table:formula="of:=(([.C382]+[.D382])/([.C382]*[.D382]))+[.B382]" office:value-type="float" office:value="27.9200936284616" calcext:value-type="float">
            <text:p>27,9201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27+6*RAND()" office:value-type="float" office:value="27.6655093438458" calcext:value-type="float">
            <text:p>27,6655</text:p>
          </table:table-cell>
          <table:table-cell table:formula="of:=NORMINV(RAND();30;5)" office:value-type="float" office:value="24.9398804481186" calcext:value-type="float">
            <text:p>24,9399</text:p>
          </table:table-cell>
          <table:table-cell table:formula="of:=48+24*RAND()" office:value-type="float" office:value="62.3656536424533" calcext:value-type="float">
            <text:p>62,3657</text:p>
          </table:table-cell>
          <table:table-cell table:formula="of:=(([.C383]+[.D383])/([.C383]*[.D383]))+[.B383]" office:value-type="float" office:value="27.7216402337607" calcext:value-type="float">
            <text:p>27,7216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27+6*RAND()" office:value-type="float" office:value="28.0272379720118" calcext:value-type="float">
            <text:p>28,0272</text:p>
          </table:table-cell>
          <table:table-cell table:formula="of:=NORMINV(RAND();30;5)" office:value-type="float" office:value="27.6909012785972" calcext:value-type="float">
            <text:p>27,6909</text:p>
          </table:table-cell>
          <table:table-cell table:formula="of:=48+24*RAND()" office:value-type="float" office:value="65.1506977351382" calcext:value-type="float">
            <text:p>65,1507</text:p>
          </table:table-cell>
          <table:table-cell table:formula="of:=(([.C384]+[.D384])/([.C384]*[.D384]))+[.B384]" office:value-type="float" office:value="28.0786999469811" calcext:value-type="float">
            <text:p>28,0787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27+6*RAND()" office:value-type="float" office:value="32.6188604857307" calcext:value-type="float">
            <text:p>32,6189</text:p>
          </table:table-cell>
          <table:table-cell table:formula="of:=NORMINV(RAND();30;5)" office:value-type="float" office:value="31.0068586526997" calcext:value-type="float">
            <text:p>31,0069</text:p>
          </table:table-cell>
          <table:table-cell table:formula="of:=48+24*RAND()" office:value-type="float" office:value="48.4651508526877" calcext:value-type="float">
            <text:p>48,4652</text:p>
          </table:table-cell>
          <table:table-cell table:formula="of:=(([.C385]+[.D385])/([.C385]*[.D385]))+[.B385]" office:value-type="float" office:value="32.6717447974236" calcext:value-type="float">
            <text:p>32,6717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27+6*RAND()" office:value-type="float" office:value="29.7723404823337" calcext:value-type="float">
            <text:p>29,7723</text:p>
          </table:table-cell>
          <table:table-cell table:formula="of:=NORMINV(RAND();30;5)" office:value-type="float" office:value="28.2088450551512" calcext:value-type="float">
            <text:p>28,2088</text:p>
          </table:table-cell>
          <table:table-cell table:formula="of:=48+24*RAND()" office:value-type="float" office:value="61.6719684647396" calcext:value-type="float">
            <text:p>61,6720</text:p>
          </table:table-cell>
          <table:table-cell table:formula="of:=(([.C386]+[.D386])/([.C386]*[.D386]))+[.B386]" office:value-type="float" office:value="29.8240051783764" calcext:value-type="float">
            <text:p>29,824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27+6*RAND()" office:value-type="float" office:value="32.8031230049674" calcext:value-type="float">
            <text:p>32,8031</text:p>
          </table:table-cell>
          <table:table-cell table:formula="of:=NORMINV(RAND();30;5)" office:value-type="float" office:value="22.7672529965104" calcext:value-type="float">
            <text:p>22,7673</text:p>
          </table:table-cell>
          <table:table-cell table:formula="of:=48+24*RAND()" office:value-type="float" office:value="54.8254206860438" calcext:value-type="float">
            <text:p>54,8254</text:p>
          </table:table-cell>
          <table:table-cell table:formula="of:=(([.C387]+[.D387])/([.C387]*[.D387]))+[.B387]" office:value-type="float" office:value="32.8652854532102" calcext:value-type="float">
            <text:p>32,8653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27+6*RAND()" office:value-type="float" office:value="31.9825738153886" calcext:value-type="float">
            <text:p>31,9826</text:p>
          </table:table-cell>
          <table:table-cell table:formula="of:=NORMINV(RAND();30;5)" office:value-type="float" office:value="31.3784143665007" calcext:value-type="float">
            <text:p>31,3784</text:p>
          </table:table-cell>
          <table:table-cell table:formula="of:=48+24*RAND()" office:value-type="float" office:value="71.6486722854897" calcext:value-type="float">
            <text:p>71,6487</text:p>
          </table:table-cell>
          <table:table-cell table:formula="of:=(([.C388]+[.D388])/([.C388]*[.D388]))+[.B388]" office:value-type="float" office:value="32.0283998499735" calcext:value-type="float">
            <text:p>32,0284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27+6*RAND()" office:value-type="float" office:value="31.329553415766" calcext:value-type="float">
            <text:p>31,3296</text:p>
          </table:table-cell>
          <table:table-cell table:formula="of:=NORMINV(RAND();30;5)" office:value-type="float" office:value="31.4141946924749" calcext:value-type="float">
            <text:p>31,4142</text:p>
          </table:table-cell>
          <table:table-cell table:formula="of:=48+24*RAND()" office:value-type="float" office:value="52.2061732420698" calcext:value-type="float">
            <text:p>52,2062</text:p>
          </table:table-cell>
          <table:table-cell table:formula="of:=(([.C389]+[.D389])/([.C389]*[.D389]))+[.B389]" office:value-type="float" office:value="31.3805409820529" calcext:value-type="float">
            <text:p>31,3805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27+6*RAND()" office:value-type="float" office:value="30.9161924400833" calcext:value-type="float">
            <text:p>30,9162</text:p>
          </table:table-cell>
          <table:table-cell table:formula="of:=NORMINV(RAND();30;5)" office:value-type="float" office:value="31.8016849119084" calcext:value-type="float">
            <text:p>31,8017</text:p>
          </table:table-cell>
          <table:table-cell table:formula="of:=48+24*RAND()" office:value-type="float" office:value="63.0757721001282" calcext:value-type="float">
            <text:p>63,0758</text:p>
          </table:table-cell>
          <table:table-cell table:formula="of:=(([.C390]+[.D390])/([.C390]*[.D390]))+[.B390]" office:value-type="float" office:value="30.9634912626947" calcext:value-type="float">
            <text:p>30,9635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27+6*RAND()" office:value-type="float" office:value="29.4074593728874" calcext:value-type="float">
            <text:p>29,4075</text:p>
          </table:table-cell>
          <table:table-cell table:formula="of:=NORMINV(RAND();30;5)" office:value-type="float" office:value="27.1606716267471" calcext:value-type="float">
            <text:p>27,1607</text:p>
          </table:table-cell>
          <table:table-cell table:formula="of:=48+24*RAND()" office:value-type="float" office:value="56.2739126672968" calcext:value-type="float">
            <text:p>56,2739</text:p>
          </table:table-cell>
          <table:table-cell table:formula="of:=(([.C391]+[.D391])/([.C391]*[.D391]))+[.B391]" office:value-type="float" office:value="29.4620475370914" calcext:value-type="float">
            <text:p>29,462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27+6*RAND()" office:value-type="float" office:value="32.0179594780784" calcext:value-type="float">
            <text:p>32,0180</text:p>
          </table:table-cell>
          <table:table-cell table:formula="of:=NORMINV(RAND();30;5)" office:value-type="float" office:value="26.4445133865216" calcext:value-type="float">
            <text:p>26,4445</text:p>
          </table:table-cell>
          <table:table-cell table:formula="of:=48+24*RAND()" office:value-type="float" office:value="51.2077109673992" calcext:value-type="float">
            <text:p>51,2077</text:p>
          </table:table-cell>
          <table:table-cell table:formula="of:=(([.C392]+[.D392])/([.C392]*[.D392]))+[.B392]" office:value-type="float" office:value="32.0753028144854" calcext:value-type="float">
            <text:p>32,0753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27+6*RAND()" office:value-type="float" office:value="31.2237032961566" calcext:value-type="float">
            <text:p>31,2237</text:p>
          </table:table-cell>
          <table:table-cell table:formula="of:=NORMINV(RAND();30;5)" office:value-type="float" office:value="33.651255955548" calcext:value-type="float">
            <text:p>33,6513</text:p>
          </table:table-cell>
          <table:table-cell table:formula="of:=48+24*RAND()" office:value-type="float" office:value="71.5132205458358" calcext:value-type="float">
            <text:p>71,5132</text:p>
          </table:table-cell>
          <table:table-cell table:formula="of:=(([.C393]+[.D393])/([.C393]*[.D393]))+[.B393]" office:value-type="float" office:value="31.2674032974452" calcext:value-type="float">
            <text:p>31,2674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27+6*RAND()" office:value-type="float" office:value="28.1129980024416" calcext:value-type="float">
            <text:p>28,1130</text:p>
          </table:table-cell>
          <table:table-cell table:formula="of:=NORMINV(RAND();30;5)" office:value-type="float" office:value="30.9138922384022" calcext:value-type="float">
            <text:p>30,9139</text:p>
          </table:table-cell>
          <table:table-cell table:formula="of:=48+24*RAND()" office:value-type="float" office:value="52.7774740839377" calcext:value-type="float">
            <text:p>52,7775</text:p>
          </table:table-cell>
          <table:table-cell table:formula="of:=(([.C394]+[.D394])/([.C394]*[.D394]))+[.B394]" office:value-type="float" office:value="28.1642933962344" calcext:value-type="float">
            <text:p>28,1643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27+6*RAND()" office:value-type="float" office:value="32.6745823177043" calcext:value-type="float">
            <text:p>32,6746</text:p>
          </table:table-cell>
          <table:table-cell table:formula="of:=NORMINV(RAND();30;5)" office:value-type="float" office:value="24.0040852648068" calcext:value-type="float">
            <text:p>24,0041</text:p>
          </table:table-cell>
          <table:table-cell table:formula="of:=48+24*RAND()" office:value-type="float" office:value="52.4177150381729" calcext:value-type="float">
            <text:p>52,4177</text:p>
          </table:table-cell>
          <table:table-cell table:formula="of:=(([.C395]+[.D395])/([.C395]*[.D395]))+[.B395]" office:value-type="float" office:value="32.735319412971" calcext:value-type="float">
            <text:p>32,7353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27+6*RAND()" office:value-type="float" office:value="32.5193645542022" calcext:value-type="float">
            <text:p>32,5194</text:p>
          </table:table-cell>
          <table:table-cell table:formula="of:=NORMINV(RAND();30;5)" office:value-type="float" office:value="36.814495456174" calcext:value-type="float">
            <text:p>36,8145</text:p>
          </table:table-cell>
          <table:table-cell table:formula="of:=48+24*RAND()" office:value-type="float" office:value="65.5131080159918" calcext:value-type="float">
            <text:p>65,5131</text:p>
          </table:table-cell>
          <table:table-cell table:formula="of:=(([.C396]+[.D396])/([.C396]*[.D396]))+[.B396]" office:value-type="float" office:value="32.5617918885833" calcext:value-type="float">
            <text:p>32,5618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27+6*RAND()" office:value-type="float" office:value="28.6030884815846" calcext:value-type="float">
            <text:p>28,6031</text:p>
          </table:table-cell>
          <table:table-cell table:formula="of:=NORMINV(RAND();30;5)" office:value-type="float" office:value="28.0525743406016" calcext:value-type="float">
            <text:p>28,0526</text:p>
          </table:table-cell>
          <table:table-cell table:formula="of:=48+24*RAND()" office:value-type="float" office:value="64.9160677855834" calcext:value-type="float">
            <text:p>64,9161</text:p>
          </table:table-cell>
          <table:table-cell table:formula="of:=(([.C397]+[.D397])/([.C397]*[.D397]))+[.B397]" office:value-type="float" office:value="28.6541403405513" calcext:value-type="float">
            <text:p>28,6541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27+6*RAND()" office:value-type="float" office:value="29.4109444997739" calcext:value-type="float">
            <text:p>29,4109</text:p>
          </table:table-cell>
          <table:table-cell table:formula="of:=NORMINV(RAND();30;5)" office:value-type="float" office:value="19.0209489475047" calcext:value-type="float">
            <text:p>19,0209</text:p>
          </table:table-cell>
          <table:table-cell table:formula="of:=48+24*RAND()" office:value-type="float" office:value="65.6830729683861" calcext:value-type="float">
            <text:p>65,6831</text:p>
          </table:table-cell>
          <table:table-cell table:formula="of:=(([.C398]+[.D398])/([.C398]*[.D398]))+[.B398]" office:value-type="float" office:value="29.4787427349515" calcext:value-type="float">
            <text:p>29,4787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27+6*RAND()" office:value-type="float" office:value="31.1003158336971" calcext:value-type="float">
            <text:p>31,1003</text:p>
          </table:table-cell>
          <table:table-cell table:formula="of:=NORMINV(RAND();30;5)" office:value-type="float" office:value="30.1379948648435" calcext:value-type="float">
            <text:p>30,1380</text:p>
          </table:table-cell>
          <table:table-cell table:formula="of:=48+24*RAND()" office:value-type="float" office:value="66.7679695459083" calcext:value-type="float">
            <text:p>66,7680</text:p>
          </table:table-cell>
          <table:table-cell table:formula="of:=(([.C399]+[.D399])/([.C399]*[.D399]))+[.B399]" office:value-type="float" office:value="31.1484737828891" calcext:value-type="float">
            <text:p>31,1485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27+6*RAND()" office:value-type="float" office:value="30.4890942208003" calcext:value-type="float">
            <text:p>30,4891</text:p>
          </table:table-cell>
          <table:table-cell table:formula="of:=NORMINV(RAND();30;5)" office:value-type="float" office:value="29.5084906038357" calcext:value-type="float">
            <text:p>29,5085</text:p>
          </table:table-cell>
          <table:table-cell table:formula="of:=48+24*RAND()" office:value-type="float" office:value="56.3066201219335" calcext:value-type="float">
            <text:p>56,3066</text:p>
          </table:table-cell>
          <table:table-cell table:formula="of:=(([.C400]+[.D400])/([.C400]*[.D400]))+[.B400]" office:value-type="float" office:value="30.5407426731988" calcext:value-type="float">
            <text:p>30,5407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7+6*RAND()" office:value-type="float" office:value="32.114379853243" calcext:value-type="float">
            <text:p>32,1144</text:p>
          </table:table-cell>
          <table:table-cell table:formula="of:=NORMINV(RAND();30;5)" office:value-type="float" office:value="18.6716383895792" calcext:value-type="float">
            <text:p>18,6716</text:p>
          </table:table-cell>
          <table:table-cell table:formula="of:=48+24*RAND()" office:value-type="float" office:value="60.3591075064614" calcext:value-type="float">
            <text:p>60,3591</text:p>
          </table:table-cell>
          <table:table-cell table:formula="of:=(([.C401]+[.D401])/([.C401]*[.D401]))+[.B401]" office:value-type="float" office:value="32.1845045253345" calcext:value-type="float">
            <text:p>32,1845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27+6*RAND()" office:value-type="float" office:value="30.1128468064126" calcext:value-type="float">
            <text:p>30,1128</text:p>
          </table:table-cell>
          <table:table-cell table:formula="of:=NORMINV(RAND();30;5)" office:value-type="float" office:value="30.6928444733917" calcext:value-type="float">
            <text:p>30,6928</text:p>
          </table:table-cell>
          <table:table-cell table:formula="of:=48+24*RAND()" office:value-type="float" office:value="61.4889474967495" calcext:value-type="float">
            <text:p>61,4889</text:p>
          </table:table-cell>
          <table:table-cell table:formula="of:=(([.C402]+[.D402])/([.C402]*[.D402]))+[.B402]" office:value-type="float" office:value="30.1616907755662" calcext:value-type="float">
            <text:p>30,1617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27+6*RAND()" office:value-type="float" office:value="27.514946291456" calcext:value-type="float">
            <text:p>27,5149</text:p>
          </table:table-cell>
          <table:table-cell table:formula="of:=NORMINV(RAND();30;5)" office:value-type="float" office:value="32.9841063328318" calcext:value-type="float">
            <text:p>32,9841</text:p>
          </table:table-cell>
          <table:table-cell table:formula="of:=48+24*RAND()" office:value-type="float" office:value="52.7293663630262" calcext:value-type="float">
            <text:p>52,7294</text:p>
          </table:table-cell>
          <table:table-cell table:formula="of:=(([.C403]+[.D403])/([.C403]*[.D403]))+[.B403]" office:value-type="float" office:value="27.564228687737" calcext:value-type="float">
            <text:p>27,5642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27+6*RAND()" office:value-type="float" office:value="28.4305511733983" calcext:value-type="float">
            <text:p>28,4306</text:p>
          </table:table-cell>
          <table:table-cell table:formula="of:=NORMINV(RAND();30;5)" office:value-type="float" office:value="20.8013979039879" calcext:value-type="float">
            <text:p>20,8014</text:p>
          </table:table-cell>
          <table:table-cell table:formula="of:=48+24*RAND()" office:value-type="float" office:value="68.7421372225508" calcext:value-type="float">
            <text:p>68,7421</text:p>
          </table:table-cell>
          <table:table-cell table:formula="of:=(([.C404]+[.D404])/([.C404]*[.D404]))+[.B404]" office:value-type="float" office:value="28.4931719838558" calcext:value-type="float">
            <text:p>28,4932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27+6*RAND()" office:value-type="float" office:value="30.8230717533734" calcext:value-type="float">
            <text:p>30,8231</text:p>
          </table:table-cell>
          <table:table-cell table:formula="of:=NORMINV(RAND();30;5)" office:value-type="float" office:value="33.7392968308685" calcext:value-type="float">
            <text:p>33,7393</text:p>
          </table:table-cell>
          <table:table-cell table:formula="of:=48+24*RAND()" office:value-type="float" office:value="52.2060814490542" calcext:value-type="float">
            <text:p>52,2061</text:p>
          </table:table-cell>
          <table:table-cell table:formula="of:=(([.C405]+[.D405])/([.C405]*[.D405]))+[.B405]" office:value-type="float" office:value="30.8718656389832" calcext:value-type="float">
            <text:p>30,8719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27+6*RAND()" office:value-type="float" office:value="31.7044817840215" calcext:value-type="float">
            <text:p>31,7045</text:p>
          </table:table-cell>
          <table:table-cell table:formula="of:=NORMINV(RAND();30;5)" office:value-type="float" office:value="44.4840216988389" calcext:value-type="float">
            <text:p>44,4840</text:p>
          </table:table-cell>
          <table:table-cell table:formula="of:=48+24*RAND()" office:value-type="float" office:value="55.69484621007" calcext:value-type="float">
            <text:p>55,6948</text:p>
          </table:table-cell>
          <table:table-cell table:formula="of:=(([.C406]+[.D406])/([.C406]*[.D406]))+[.B406]" office:value-type="float" office:value="31.7449167485591" calcext:value-type="float">
            <text:p>31,7449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27+6*RAND()" office:value-type="float" office:value="29.7568409505766" calcext:value-type="float">
            <text:p>29,7568</text:p>
          </table:table-cell>
          <table:table-cell table:formula="of:=NORMINV(RAND();30;5)" office:value-type="float" office:value="29.1567332408428" calcext:value-type="float">
            <text:p>29,1567</text:p>
          </table:table-cell>
          <table:table-cell table:formula="of:=48+24*RAND()" office:value-type="float" office:value="68.0518426867202" calcext:value-type="float">
            <text:p>68,0518</text:p>
          </table:table-cell>
          <table:table-cell table:formula="of:=(([.C407]+[.D407])/([.C407]*[.D407]))+[.B407]" office:value-type="float" office:value="29.8058330249243" calcext:value-type="float">
            <text:p>29,8058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27+6*RAND()" office:value-type="float" office:value="30.5432676847558" calcext:value-type="float">
            <text:p>30,5433</text:p>
          </table:table-cell>
          <table:table-cell table:formula="of:=NORMINV(RAND();30;5)" office:value-type="float" office:value="24.6616811743258" calcext:value-type="float">
            <text:p>24,6617</text:p>
          </table:table-cell>
          <table:table-cell table:formula="of:=48+24*RAND()" office:value-type="float" office:value="54.0684431260452" calcext:value-type="float">
            <text:p>54,0684</text:p>
          </table:table-cell>
          <table:table-cell table:formula="of:=(([.C408]+[.D408])/([.C408]*[.D408]))+[.B408]" office:value-type="float" office:value="30.6023114974368" calcext:value-type="float">
            <text:p>30,6023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27+6*RAND()" office:value-type="float" office:value="29.5859217422549" calcext:value-type="float">
            <text:p>29,5859</text:p>
          </table:table-cell>
          <table:table-cell table:formula="of:=NORMINV(RAND();30;5)" office:value-type="float" office:value="22.1807358944885" calcext:value-type="float">
            <text:p>22,1807</text:p>
          </table:table-cell>
          <table:table-cell table:formula="of:=48+24*RAND()" office:value-type="float" office:value="68.879404113628" calcext:value-type="float">
            <text:p>68,8794</text:p>
          </table:table-cell>
          <table:table-cell table:formula="of:=(([.C409]+[.D409])/([.C409]*[.D409]))+[.B409]" office:value-type="float" office:value="29.6455240371189" calcext:value-type="float">
            <text:p>29,6455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27+6*RAND()" office:value-type="float" office:value="31.7625773388427" calcext:value-type="float">
            <text:p>31,7626</text:p>
          </table:table-cell>
          <table:table-cell table:formula="of:=NORMINV(RAND();30;5)" office:value-type="float" office:value="30.9256004459813" calcext:value-type="float">
            <text:p>30,9256</text:p>
          </table:table-cell>
          <table:table-cell table:formula="of:=48+24*RAND()" office:value-type="float" office:value="61.2728986339644" calcext:value-type="float">
            <text:p>61,2729</text:p>
          </table:table-cell>
          <table:table-cell table:formula="of:=(([.C410]+[.D410])/([.C410]*[.D410]))+[.B410]" office:value-type="float" office:value="31.8112334376349" calcext:value-type="float">
            <text:p>31,8112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27+6*RAND()" office:value-type="float" office:value="32.2258094425779" calcext:value-type="float">
            <text:p>32,2258</text:p>
          </table:table-cell>
          <table:table-cell table:formula="of:=NORMINV(RAND();30;5)" office:value-type="float" office:value="24.4934274188852" calcext:value-type="float">
            <text:p>24,4934</text:p>
          </table:table-cell>
          <table:table-cell table:formula="of:=48+24*RAND()" office:value-type="float" office:value="68.7171766301617" calcext:value-type="float">
            <text:p>68,7172</text:p>
          </table:table-cell>
          <table:table-cell table:formula="of:=(([.C411]+[.D411])/([.C411]*[.D411]))+[.B411]" office:value-type="float" office:value="32.2811891240972" calcext:value-type="float">
            <text:p>32,2812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27+6*RAND()" office:value-type="float" office:value="30.3713999481406" calcext:value-type="float">
            <text:p>30,3714</text:p>
          </table:table-cell>
          <table:table-cell table:formula="of:=NORMINV(RAND();30;5)" office:value-type="float" office:value="37.5597845717956" calcext:value-type="float">
            <text:p>37,5598</text:p>
          </table:table-cell>
          <table:table-cell table:formula="of:=48+24*RAND()" office:value-type="float" office:value="70.096680435352" calcext:value-type="float">
            <text:p>70,0967</text:p>
          </table:table-cell>
          <table:table-cell table:formula="of:=(([.C412]+[.D412])/([.C412]*[.D412]))+[.B412]" office:value-type="float" office:value="30.4122901798015" calcext:value-type="float">
            <text:p>30,4123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27+6*RAND()" office:value-type="float" office:value="29.3148064829875" calcext:value-type="float">
            <text:p>29,3148</text:p>
          </table:table-cell>
          <table:table-cell table:formula="of:=NORMINV(RAND();30;5)" office:value-type="float" office:value="20.5125773341249" calcext:value-type="float">
            <text:p>20,5126</text:p>
          </table:table-cell>
          <table:table-cell table:formula="of:=48+24*RAND()" office:value-type="float" office:value="55.9983187252656" calcext:value-type="float">
            <text:p>55,9983</text:p>
          </table:table-cell>
          <table:table-cell table:formula="of:=(([.C413]+[.D413])/([.C413]*[.D413]))+[.B413]" office:value-type="float" office:value="29.3814147399177" calcext:value-type="float">
            <text:p>29,3814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27+6*RAND()" office:value-type="float" office:value="32.8899869432207" calcext:value-type="float">
            <text:p>32,8900</text:p>
          </table:table-cell>
          <table:table-cell table:formula="of:=NORMINV(RAND();30;5)" office:value-type="float" office:value="26.8416985094444" calcext:value-type="float">
            <text:p>26,8417</text:p>
          </table:table-cell>
          <table:table-cell table:formula="of:=48+24*RAND()" office:value-type="float" office:value="48.8671281980351" calcext:value-type="float">
            <text:p>48,8671</text:p>
          </table:table-cell>
          <table:table-cell table:formula="of:=(([.C414]+[.D414])/([.C414]*[.D414]))+[.B414]" office:value-type="float" office:value="32.9477060636649" calcext:value-type="float">
            <text:p>32,9477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27+6*RAND()" office:value-type="float" office:value="31.2000836993102" calcext:value-type="float">
            <text:p>31,2001</text:p>
          </table:table-cell>
          <table:table-cell table:formula="of:=NORMINV(RAND();30;5)" office:value-type="float" office:value="21.8406361203242" calcext:value-type="float">
            <text:p>21,8406</text:p>
          </table:table-cell>
          <table:table-cell table:formula="of:=48+24*RAND()" office:value-type="float" office:value="61.8833106318489" calcext:value-type="float">
            <text:p>61,8833</text:p>
          </table:table-cell>
          <table:table-cell table:formula="of:=(([.C415]+[.D415])/([.C415]*[.D415]))+[.B415]" office:value-type="float" office:value="31.2620293572448" calcext:value-type="float">
            <text:p>31,2620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27+6*RAND()" office:value-type="float" office:value="27.2391306774225" calcext:value-type="float">
            <text:p>27,2391</text:p>
          </table:table-cell>
          <table:table-cell table:formula="of:=NORMINV(RAND();30;5)" office:value-type="float" office:value="33.8631489187804" calcext:value-type="float">
            <text:p>33,8631</text:p>
          </table:table-cell>
          <table:table-cell table:formula="of:=48+24*RAND()" office:value-type="float" office:value="48.7216809997335" calcext:value-type="float">
            <text:p>48,7217</text:p>
          </table:table-cell>
          <table:table-cell table:formula="of:=(([.C416]+[.D416])/([.C416]*[.D416]))+[.B416]" office:value-type="float" office:value="27.2891860472278" calcext:value-type="float">
            <text:p>27,2892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27+6*RAND()" office:value-type="float" office:value="29.2683120116126" calcext:value-type="float">
            <text:p>29,2683</text:p>
          </table:table-cell>
          <table:table-cell table:formula="of:=NORMINV(RAND();30;5)" office:value-type="float" office:value="31.1255862760901" calcext:value-type="float">
            <text:p>31,1256</text:p>
          </table:table-cell>
          <table:table-cell table:formula="of:=48+24*RAND()" office:value-type="float" office:value="59.9214275395498" calcext:value-type="float">
            <text:p>59,9214</text:p>
          </table:table-cell>
          <table:table-cell table:formula="of:=(([.C417]+[.D417])/([.C417]*[.D417]))+[.B417]" office:value-type="float" office:value="29.317128441471" calcext:value-type="float">
            <text:p>29,3171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27+6*RAND()" office:value-type="float" office:value="30.1265994028654" calcext:value-type="float">
            <text:p>30,1266</text:p>
          </table:table-cell>
          <table:table-cell table:formula="of:=NORMINV(RAND();30;5)" office:value-type="float" office:value="29.3949347293915" calcext:value-type="float">
            <text:p>29,3949</text:p>
          </table:table-cell>
          <table:table-cell table:formula="of:=48+24*RAND()" office:value-type="float" office:value="64.2581364260986" calcext:value-type="float">
            <text:p>64,2581</text:p>
          </table:table-cell>
          <table:table-cell table:formula="of:=(([.C418]+[.D418])/([.C418]*[.D418]))+[.B418]" office:value-type="float" office:value="30.176181101038" calcext:value-type="float">
            <text:p>30,1762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27+6*RAND()" office:value-type="float" office:value="29.1584498395678" calcext:value-type="float">
            <text:p>29,1584</text:p>
          </table:table-cell>
          <table:table-cell table:formula="of:=NORMINV(RAND();30;5)" office:value-type="float" office:value="28.9653536624929" calcext:value-type="float">
            <text:p>28,9654</text:p>
          </table:table-cell>
          <table:table-cell table:formula="of:=48+24*RAND()" office:value-type="float" office:value="68.264582212083" calcext:value-type="float">
            <text:p>68,2646</text:p>
          </table:table-cell>
          <table:table-cell table:formula="of:=(([.C419]+[.D419])/([.C419]*[.D419]))+[.B419]" office:value-type="float" office:value="29.2076227288504" calcext:value-type="float">
            <text:p>29,2076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27+6*RAND()" office:value-type="float" office:value="28.2589245715644" calcext:value-type="float">
            <text:p>28,2589</text:p>
          </table:table-cell>
          <table:table-cell table:formula="of:=NORMINV(RAND();30;5)" office:value-type="float" office:value="34.3368405752912" calcext:value-type="float">
            <text:p>34,3368</text:p>
          </table:table-cell>
          <table:table-cell table:formula="of:=48+24*RAND()" office:value-type="float" office:value="54.5061523513868" calcext:value-type="float">
            <text:p>54,5062</text:p>
          </table:table-cell>
          <table:table-cell table:formula="of:=(([.C420]+[.D420])/([.C420]*[.D420]))+[.B420]" office:value-type="float" office:value="28.3063943629024" calcext:value-type="float">
            <text:p>28,3064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27+6*RAND()" office:value-type="float" office:value="27.2802800328936" calcext:value-type="float">
            <text:p>27,2803</text:p>
          </table:table-cell>
          <table:table-cell table:formula="of:=NORMINV(RAND();30;5)" office:value-type="float" office:value="29.1562127750875" calcext:value-type="float">
            <text:p>29,1562</text:p>
          </table:table-cell>
          <table:table-cell table:formula="of:=48+24*RAND()" office:value-type="float" office:value="53.1445170650259" calcext:value-type="float">
            <text:p>53,1445</text:p>
          </table:table-cell>
          <table:table-cell table:formula="of:=(([.C421]+[.D421])/([.C421]*[.D421]))+[.B421]" office:value-type="float" office:value="27.3333946568039" calcext:value-type="float">
            <text:p>27,3334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27+6*RAND()" office:value-type="float" office:value="30.7370797370095" calcext:value-type="float">
            <text:p>30,7371</text:p>
          </table:table-cell>
          <table:table-cell table:formula="of:=NORMINV(RAND();30;5)" office:value-type="float" office:value="38.0901737573205" calcext:value-type="float">
            <text:p>38,0902</text:p>
          </table:table-cell>
          <table:table-cell table:formula="of:=48+24*RAND()" office:value-type="float" office:value="66.584664224647" calcext:value-type="float">
            <text:p>66,5847</text:p>
          </table:table-cell>
          <table:table-cell table:formula="of:=(([.C422]+[.D422])/([.C422]*[.D422]))+[.B422]" office:value-type="float" office:value="30.7783517003911" calcext:value-type="float">
            <text:p>30,7784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27+6*RAND()" office:value-type="float" office:value="30.9000049999449" calcext:value-type="float">
            <text:p>30,9000</text:p>
          </table:table-cell>
          <table:table-cell table:formula="of:=NORMINV(RAND();30;5)" office:value-type="float" office:value="24.5142061499198" calcext:value-type="float">
            <text:p>24,5142</text:p>
          </table:table-cell>
          <table:table-cell table:formula="of:=48+24*RAND()" office:value-type="float" office:value="59.5894430698827" calcext:value-type="float">
            <text:p>59,5894</text:p>
          </table:table-cell>
          <table:table-cell table:formula="of:=(([.C423]+[.D423])/([.C423]*[.D423]))+[.B423]" office:value-type="float" office:value="30.9575791691268" calcext:value-type="float">
            <text:p>30,957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27+6*RAND()" office:value-type="float" office:value="27.3089984182734" calcext:value-type="float">
            <text:p>27,3090</text:p>
          </table:table-cell>
          <table:table-cell table:formula="of:=NORMINV(RAND();30;5)" office:value-type="float" office:value="28.4599222332577" calcext:value-type="float">
            <text:p>28,4599</text:p>
          </table:table-cell>
          <table:table-cell table:formula="of:=48+24*RAND()" office:value-type="float" office:value="57.6307649547234" calcext:value-type="float">
            <text:p>57,6308</text:p>
          </table:table-cell>
          <table:table-cell table:formula="of:=(([.C424]+[.D424])/([.C424]*[.D424]))+[.B424]" office:value-type="float" office:value="27.3614873919719" calcext:value-type="float">
            <text:p>27,3615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27+6*RAND()" office:value-type="float" office:value="28.7293646356557" calcext:value-type="float">
            <text:p>28,7294</text:p>
          </table:table-cell>
          <table:table-cell table:formula="of:=NORMINV(RAND();30;5)" office:value-type="float" office:value="29.7509694590921" calcext:value-type="float">
            <text:p>29,7510</text:p>
          </table:table-cell>
          <table:table-cell table:formula="of:=48+24*RAND()" office:value-type="float" office:value="58.6372947497293" calcext:value-type="float">
            <text:p>58,6373</text:p>
          </table:table-cell>
          <table:table-cell table:formula="of:=(([.C425]+[.D425])/([.C425]*[.D425]))+[.B425]" office:value-type="float" office:value="28.7800309784707" calcext:value-type="float">
            <text:p>28,7800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27+6*RAND()" office:value-type="float" office:value="28.0262808285188" calcext:value-type="float">
            <text:p>28,0263</text:p>
          </table:table-cell>
          <table:table-cell table:formula="of:=NORMINV(RAND();30;5)" office:value-type="float" office:value="30.7672069695414" calcext:value-type="float">
            <text:p>30,7672</text:p>
          </table:table-cell>
          <table:table-cell table:formula="of:=48+24*RAND()" office:value-type="float" office:value="61.1297004735097" calcext:value-type="float">
            <text:p>61,1297</text:p>
          </table:table-cell>
          <table:table-cell table:formula="of:=(([.C426]+[.D426])/([.C426]*[.D426]))+[.B426]" office:value-type="float" office:value="28.0751416265277" calcext:value-type="float">
            <text:p>28,0751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27+6*RAND()" office:value-type="float" office:value="30.1305444699246" calcext:value-type="float">
            <text:p>30,1305</text:p>
          </table:table-cell>
          <table:table-cell table:formula="of:=NORMINV(RAND();30;5)" office:value-type="float" office:value="25.8788758064194" calcext:value-type="float">
            <text:p>25,8789</text:p>
          </table:table-cell>
          <table:table-cell table:formula="of:=48+24*RAND()" office:value-type="float" office:value="57.8146340651438" calcext:value-type="float">
            <text:p>57,8146</text:p>
          </table:table-cell>
          <table:table-cell table:formula="of:=(([.C427]+[.D427])/([.C427]*[.D427]))+[.B427]" office:value-type="float" office:value="30.186482683632" calcext:value-type="float">
            <text:p>30,1865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27+6*RAND()" office:value-type="float" office:value="31.5174135316629" calcext:value-type="float">
            <text:p>31,5174</text:p>
          </table:table-cell>
          <table:table-cell table:formula="of:=NORMINV(RAND();30;5)" office:value-type="float" office:value="38.0787564908177" calcext:value-type="float">
            <text:p>38,0788</text:p>
          </table:table-cell>
          <table:table-cell table:formula="of:=48+24*RAND()" office:value-type="float" office:value="60.9840226219967" calcext:value-type="float">
            <text:p>60,9840</text:p>
          </table:table-cell>
          <table:table-cell table:formula="of:=(([.C428]+[.D428])/([.C428]*[.D428]))+[.B428]" office:value-type="float" office:value="31.5600726310218" calcext:value-type="float">
            <text:p>31,5601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27+6*RAND()" office:value-type="float" office:value="31.7118816731963" calcext:value-type="float">
            <text:p>31,7119</text:p>
          </table:table-cell>
          <table:table-cell table:formula="of:=NORMINV(RAND();30;5)" office:value-type="float" office:value="28.5669632401386" calcext:value-type="float">
            <text:p>28,5670</text:p>
          </table:table-cell>
          <table:table-cell table:formula="of:=48+24*RAND()" office:value-type="float" office:value="56.7290023276582" calcext:value-type="float">
            <text:p>56,7290</text:p>
          </table:table-cell>
          <table:table-cell table:formula="of:=(([.C429]+[.D429])/([.C429]*[.D429]))+[.B429]" office:value-type="float" office:value="31.7645148117472" calcext:value-type="float">
            <text:p>31,7645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27+6*RAND()" office:value-type="float" office:value="32.1006741381716" calcext:value-type="float">
            <text:p>32,1007</text:p>
          </table:table-cell>
          <table:table-cell table:formula="of:=NORMINV(RAND();30;5)" office:value-type="float" office:value="25.8776605633704" calcext:value-type="float">
            <text:p>25,8777</text:p>
          </table:table-cell>
          <table:table-cell table:formula="of:=48+24*RAND()" office:value-type="float" office:value="71.4956672424451" calcext:value-type="float">
            <text:p>71,4957</text:p>
          </table:table-cell>
          <table:table-cell table:formula="of:=(([.C430]+[.D430])/([.C430]*[.D430]))+[.B430]" office:value-type="float" office:value="32.1533043692743" calcext:value-type="float">
            <text:p>32,1533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27+6*RAND()" office:value-type="float" office:value="32.6783192914445" calcext:value-type="float">
            <text:p>32,6783</text:p>
          </table:table-cell>
          <table:table-cell table:formula="of:=NORMINV(RAND();30;5)" office:value-type="float" office:value="41.2590743906853" calcext:value-type="float">
            <text:p>41,2591</text:p>
          </table:table-cell>
          <table:table-cell table:formula="of:=48+24*RAND()" office:value-type="float" office:value="68.4073100024834" calcext:value-type="float">
            <text:p>68,4073</text:p>
          </table:table-cell>
          <table:table-cell table:formula="of:=(([.C431]+[.D431])/([.C431]*[.D431]))+[.B431]" office:value-type="float" office:value="32.7171747046454" calcext:value-type="float">
            <text:p>32,717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27+6*RAND()" office:value-type="float" office:value="32.1166097607929" calcext:value-type="float">
            <text:p>32,1166</text:p>
          </table:table-cell>
          <table:table-cell table:formula="of:=NORMINV(RAND();30;5)" office:value-type="float" office:value="33.2627669205382" calcext:value-type="float">
            <text:p>33,2628</text:p>
          </table:table-cell>
          <table:table-cell table:formula="of:=48+24*RAND()" office:value-type="float" office:value="53.6836275486276" calcext:value-type="float">
            <text:p>53,6836</text:p>
          </table:table-cell>
          <table:table-cell table:formula="of:=(([.C432]+[.D432])/([.C432]*[.D432]))+[.B432]" office:value-type="float" office:value="32.1653010585647" calcext:value-type="float">
            <text:p>32,1653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27+6*RAND()" office:value-type="float" office:value="27.5332337978762" calcext:value-type="float">
            <text:p>27,5332</text:p>
          </table:table-cell>
          <table:table-cell table:formula="of:=NORMINV(RAND();30;5)" office:value-type="float" office:value="29.9504133861115" calcext:value-type="float">
            <text:p>29,9504</text:p>
          </table:table-cell>
          <table:table-cell table:formula="of:=48+24*RAND()" office:value-type="float" office:value="57.3336590426043" calcext:value-type="float">
            <text:p>57,3337</text:p>
          </table:table-cell>
          <table:table-cell table:formula="of:=(([.C433]+[.D433])/([.C433]*[.D433]))+[.B433]" office:value-type="float" office:value="27.5840640800447" calcext:value-type="float">
            <text:p>27,5841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27+6*RAND()" office:value-type="float" office:value="27.3506328526419" calcext:value-type="float">
            <text:p>27,3506</text:p>
          </table:table-cell>
          <table:table-cell table:formula="of:=NORMINV(RAND();30;5)" office:value-type="float" office:value="29.8136330541139" calcext:value-type="float">
            <text:p>29,8136</text:p>
          </table:table-cell>
          <table:table-cell table:formula="of:=48+24*RAND()" office:value-type="float" office:value="50.9807047108188" calcext:value-type="float">
            <text:p>50,9807</text:p>
          </table:table-cell>
          <table:table-cell table:formula="of:=(([.C434]+[.D434])/([.C434]*[.D434]))+[.B434]" office:value-type="float" office:value="27.4037898191517" calcext:value-type="float">
            <text:p>27,4038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27+6*RAND()" office:value-type="float" office:value="28.5200276111718" calcext:value-type="float">
            <text:p>28,5200</text:p>
          </table:table-cell>
          <table:table-cell table:formula="of:=NORMINV(RAND();30;5)" office:value-type="float" office:value="26.703127165566" calcext:value-type="float">
            <text:p>26,7031</text:p>
          </table:table-cell>
          <table:table-cell table:formula="of:=48+24*RAND()" office:value-type="float" office:value="63.9807819211856" calcext:value-type="float">
            <text:p>63,9808</text:p>
          </table:table-cell>
          <table:table-cell table:formula="of:=(([.C435]+[.D435])/([.C435]*[.D435]))+[.B435]" office:value-type="float" office:value="28.573106101926" calcext:value-type="float">
            <text:p>28,5731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27+6*RAND()" office:value-type="float" office:value="32.2237498259638" calcext:value-type="float">
            <text:p>32,2237</text:p>
          </table:table-cell>
          <table:table-cell table:formula="of:=NORMINV(RAND();30;5)" office:value-type="float" office:value="31.4697642024719" calcext:value-type="float">
            <text:p>31,4698</text:p>
          </table:table-cell>
          <table:table-cell table:formula="of:=48+24*RAND()" office:value-type="float" office:value="51.3997624302283" calcext:value-type="float">
            <text:p>51,3998</text:p>
          </table:table-cell>
          <table:table-cell table:formula="of:=(([.C436]+[.D436])/([.C436]*[.D436]))+[.B436]" office:value-type="float" office:value="32.2749817017826" calcext:value-type="float">
            <text:p>32,275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27+6*RAND()" office:value-type="float" office:value="28.7772989210207" calcext:value-type="float">
            <text:p>28,7773</text:p>
          </table:table-cell>
          <table:table-cell table:formula="of:=NORMINV(RAND();30;5)" office:value-type="float" office:value="25.5545271884458" calcext:value-type="float">
            <text:p>25,5545</text:p>
          </table:table-cell>
          <table:table-cell table:formula="of:=48+24*RAND()" office:value-type="float" office:value="48.6782375788316" calcext:value-type="float">
            <text:p>48,6782</text:p>
          </table:table-cell>
          <table:table-cell table:formula="of:=(([.C437]+[.D437])/([.C437]*[.D437]))+[.B437]" office:value-type="float" office:value="28.8369739914118" calcext:value-type="float">
            <text:p>28,837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27+6*RAND()" office:value-type="float" office:value="30.2778813557234" calcext:value-type="float">
            <text:p>30,2779</text:p>
          </table:table-cell>
          <table:table-cell table:formula="of:=NORMINV(RAND();30;5)" office:value-type="float" office:value="26.3824579321133" calcext:value-type="float">
            <text:p>26,3825</text:p>
          </table:table-cell>
          <table:table-cell table:formula="of:=48+24*RAND()" office:value-type="float" office:value="61.9332715300843" calcext:value-type="float">
            <text:p>61,9333</text:p>
          </table:table-cell>
          <table:table-cell table:formula="of:=(([.C438]+[.D438])/([.C438]*[.D438]))+[.B438]" office:value-type="float" office:value="30.3319317398263" calcext:value-type="float">
            <text:p>30,3319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27+6*RAND()" office:value-type="float" office:value="29.6580248347018" calcext:value-type="float">
            <text:p>29,6580</text:p>
          </table:table-cell>
          <table:table-cell table:formula="of:=NORMINV(RAND();30;5)" office:value-type="float" office:value="36.0922094332261" calcext:value-type="float">
            <text:p>36,0922</text:p>
          </table:table-cell>
          <table:table-cell table:formula="of:=48+24*RAND()" office:value-type="float" office:value="64.4080529781058" calcext:value-type="float">
            <text:p>64,4081</text:p>
          </table:table-cell>
          <table:table-cell table:formula="of:=(([.C439]+[.D439])/([.C439]*[.D439]))+[.B439]" office:value-type="float" office:value="29.7012576538412" calcext:value-type="float">
            <text:p>29,7013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27+6*RAND()" office:value-type="float" office:value="28.3129127745051" calcext:value-type="float">
            <text:p>28,3129</text:p>
          </table:table-cell>
          <table:table-cell table:formula="of:=NORMINV(RAND();30;5)" office:value-type="float" office:value="25.6825999228599" calcext:value-type="float">
            <text:p>25,6826</text:p>
          </table:table-cell>
          <table:table-cell table:formula="of:=48+24*RAND()" office:value-type="float" office:value="65.3308268571273" calcext:value-type="float">
            <text:p>65,3308</text:p>
          </table:table-cell>
          <table:table-cell table:formula="of:=(([.C440]+[.D440])/([.C440]*[.D440]))+[.B440]" office:value-type="float" office:value="28.3671563520669" calcext:value-type="float">
            <text:p>28,3672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27+6*RAND()" office:value-type="float" office:value="27.69992475654" calcext:value-type="float">
            <text:p>27,6999</text:p>
          </table:table-cell>
          <table:table-cell table:formula="of:=NORMINV(RAND();30;5)" office:value-type="float" office:value="33.0421973937528" calcext:value-type="float">
            <text:p>33,0422</text:p>
          </table:table-cell>
          <table:table-cell table:formula="of:=48+24*RAND()" office:value-type="float" office:value="64.9408878302202" calcext:value-type="float">
            <text:p>64,9409</text:p>
          </table:table-cell>
          <table:table-cell table:formula="of:=(([.C441]+[.D441])/([.C441]*[.D441]))+[.B441]" office:value-type="float" office:value="27.7455877067395" calcext:value-type="float">
            <text:p>27,7456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27+6*RAND()" office:value-type="float" office:value="30.1498817761894" calcext:value-type="float">
            <text:p>30,1499</text:p>
          </table:table-cell>
          <table:table-cell table:formula="of:=NORMINV(RAND();30;5)" office:value-type="float" office:value="34.5626391543464" calcext:value-type="float">
            <text:p>34,5626</text:p>
          </table:table-cell>
          <table:table-cell table:formula="of:=48+24*RAND()" office:value-type="float" office:value="68.3747424921021" calcext:value-type="float">
            <text:p>68,3747</text:p>
          </table:table-cell>
          <table:table-cell table:formula="of:=(([.C442]+[.D442])/([.C442]*[.D442]))+[.B442]" office:value-type="float" office:value="30.1934400355244" calcext:value-type="float">
            <text:p>30,1934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27+6*RAND()" office:value-type="float" office:value="32.525679019047" calcext:value-type="float">
            <text:p>32,5257</text:p>
          </table:table-cell>
          <table:table-cell table:formula="of:=NORMINV(RAND();30;5)" office:value-type="float" office:value="34.4663109727327" calcext:value-type="float">
            <text:p>34,4663</text:p>
          </table:table-cell>
          <table:table-cell table:formula="of:=48+24*RAND()" office:value-type="float" office:value="66.6739495927468" calcext:value-type="float">
            <text:p>66,6739</text:p>
          </table:table-cell>
          <table:table-cell table:formula="of:=(([.C443]+[.D443])/([.C443]*[.D443]))+[.B443]" office:value-type="float" office:value="32.5696912196405" calcext:value-type="float">
            <text:p>32,5697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27+6*RAND()" office:value-type="float" office:value="30.1975075195078" calcext:value-type="float">
            <text:p>30,1975</text:p>
          </table:table-cell>
          <table:table-cell table:formula="of:=NORMINV(RAND();30;5)" office:value-type="float" office:value="35.1277051779166" calcext:value-type="float">
            <text:p>35,1277</text:p>
          </table:table-cell>
          <table:table-cell table:formula="of:=48+24*RAND()" office:value-type="float" office:value="71.0460781054571" calcext:value-type="float">
            <text:p>71,0461</text:p>
          </table:table-cell>
          <table:table-cell table:formula="of:=(([.C444]+[.D444])/([.C444]*[.D444]))+[.B444]" office:value-type="float" office:value="30.2400504502503" calcext:value-type="float">
            <text:p>30,2401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27+6*RAND()" office:value-type="float" office:value="30.9883557327557" calcext:value-type="float">
            <text:p>30,9884</text:p>
          </table:table-cell>
          <table:table-cell table:formula="of:=NORMINV(RAND();30;5)" office:value-type="float" office:value="25.3807252810395" calcext:value-type="float">
            <text:p>25,3807</text:p>
          </table:table-cell>
          <table:table-cell table:formula="of:=48+24*RAND()" office:value-type="float" office:value="56.8871495788917" calcext:value-type="float">
            <text:p>56,8871</text:p>
          </table:table-cell>
          <table:table-cell table:formula="of:=(([.C445]+[.D445])/([.C445]*[.D445]))+[.B445]" office:value-type="float" office:value="31.0453343725051" calcext:value-type="float">
            <text:p>31,0453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27+6*RAND()" office:value-type="float" office:value="29.1881165408995" calcext:value-type="float">
            <text:p>29,1881</text:p>
          </table:table-cell>
          <table:table-cell table:formula="of:=NORMINV(RAND();30;5)" office:value-type="float" office:value="33.9922822396678" calcext:value-type="float">
            <text:p>33,9923</text:p>
          </table:table-cell>
          <table:table-cell table:formula="of:=48+24*RAND()" office:value-type="float" office:value="53.111918608658" calcext:value-type="float">
            <text:p>53,1119</text:p>
          </table:table-cell>
          <table:table-cell table:formula="of:=(([.C446]+[.D446])/([.C446]*[.D446]))+[.B446]" office:value-type="float" office:value="29.2363631490052" calcext:value-type="float">
            <text:p>29,2364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27+6*RAND()" office:value-type="float" office:value="30.6435093444306" calcext:value-type="float">
            <text:p>30,6435</text:p>
          </table:table-cell>
          <table:table-cell table:formula="of:=NORMINV(RAND();30;5)" office:value-type="float" office:value="29.6696217775582" calcext:value-type="float">
            <text:p>29,6696</text:p>
          </table:table-cell>
          <table:table-cell table:formula="of:=48+24*RAND()" office:value-type="float" office:value="70.6662804326043" calcext:value-type="float">
            <text:p>70,6663</text:p>
          </table:table-cell>
          <table:table-cell table:formula="of:=(([.C447]+[.D447])/([.C447]*[.D447]))+[.B447]" office:value-type="float" office:value="30.6913648730167" calcext:value-type="float">
            <text:p>30,6914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27+6*RAND()" office:value-type="float" office:value="28.4794418143574" calcext:value-type="float">
            <text:p>28,4794</text:p>
          </table:table-cell>
          <table:table-cell table:formula="of:=NORMINV(RAND();30;5)" office:value-type="float" office:value="34.494818451357" calcext:value-type="float">
            <text:p>34,4948</text:p>
          </table:table-cell>
          <table:table-cell table:formula="of:=48+24*RAND()" office:value-type="float" office:value="71.4356004511938" calcext:value-type="float">
            <text:p>71,4356</text:p>
          </table:table-cell>
          <table:table-cell table:formula="of:=(([.C448]+[.D448])/([.C448]*[.D448]))+[.B448]" office:value-type="float" office:value="28.5224302980328" calcext:value-type="float">
            <text:p>28,5224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27+6*RAND()" office:value-type="float" office:value="32.7713454302866" calcext:value-type="float">
            <text:p>32,7713</text:p>
          </table:table-cell>
          <table:table-cell table:formula="of:=NORMINV(RAND();30;5)" office:value-type="float" office:value="30.9103801261032" calcext:value-type="float">
            <text:p>30,9104</text:p>
          </table:table-cell>
          <table:table-cell table:formula="of:=48+24*RAND()" office:value-type="float" office:value="52.2410858301446" calcext:value-type="float">
            <text:p>52,2411</text:p>
          </table:table-cell>
          <table:table-cell table:formula="of:=(([.C449]+[.D449])/([.C449]*[.D449]))+[.B449]" office:value-type="float" office:value="32.8228390438064" calcext:value-type="float">
            <text:p>32,8228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27+6*RAND()" office:value-type="float" office:value="30.7047007509973" calcext:value-type="float">
            <text:p>30,7047</text:p>
          </table:table-cell>
          <table:table-cell table:formula="of:=NORMINV(RAND();30;5)" office:value-type="float" office:value="28.9762928578294" calcext:value-type="float">
            <text:p>28,9763</text:p>
          </table:table-cell>
          <table:table-cell table:formula="of:=48+24*RAND()" office:value-type="float" office:value="50.982347340323" calcext:value-type="float">
            <text:p>50,9823</text:p>
          </table:table-cell>
          <table:table-cell table:formula="of:=(([.C450]+[.D450])/([.C450]*[.D450]))+[.B450]" office:value-type="float" office:value="30.7588263542722" calcext:value-type="float">
            <text:p>30,7588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27+6*RAND()" office:value-type="float" office:value="27.9956412089523" calcext:value-type="float">
            <text:p>27,9956</text:p>
          </table:table-cell>
          <table:table-cell table:formula="of:=NORMINV(RAND();30;5)" office:value-type="float" office:value="25.8417057929035" calcext:value-type="float">
            <text:p>25,8417</text:p>
          </table:table-cell>
          <table:table-cell table:formula="of:=48+24*RAND()" office:value-type="float" office:value="71.0700397761539" calcext:value-type="float">
            <text:p>71,0700</text:p>
          </table:table-cell>
          <table:table-cell table:formula="of:=(([.C451]+[.D451])/([.C451]*[.D451]))+[.B451]" office:value-type="float" office:value="28.0484089715259" calcext:value-type="float">
            <text:p>28,0484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27+6*RAND()" office:value-type="float" office:value="30.3699992706534" calcext:value-type="float">
            <text:p>30,3700</text:p>
          </table:table-cell>
          <table:table-cell table:formula="of:=NORMINV(RAND();30;5)" office:value-type="float" office:value="33.0608558942241" calcext:value-type="float">
            <text:p>33,0609</text:p>
          </table:table-cell>
          <table:table-cell table:formula="of:=48+24*RAND()" office:value-type="float" office:value="68.7093524197117" calcext:value-type="float">
            <text:p>68,7094</text:p>
          </table:table-cell>
          <table:table-cell table:formula="of:=(([.C452]+[.D452])/([.C452]*[.D452]))+[.B452]" office:value-type="float" office:value="30.4148005809082" calcext:value-type="float">
            <text:p>30,4148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27+6*RAND()" office:value-type="float" office:value="28.4966439872514" calcext:value-type="float">
            <text:p>28,4966</text:p>
          </table:table-cell>
          <table:table-cell table:formula="of:=NORMINV(RAND();30;5)" office:value-type="float" office:value="30.2776929957864" calcext:value-type="float">
            <text:p>30,2777</text:p>
          </table:table-cell>
          <table:table-cell table:formula="of:=48+24*RAND()" office:value-type="float" office:value="54.2364159571007" calcext:value-type="float">
            <text:p>54,2364</text:p>
          </table:table-cell>
          <table:table-cell table:formula="of:=(([.C453]+[.D453])/([.C453]*[.D453]))+[.B453]" office:value-type="float" office:value="28.5481093991635" calcext:value-type="float">
            <text:p>28,5481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27+6*RAND()" office:value-type="float" office:value="29.4997298915405" calcext:value-type="float">
            <text:p>29,4997</text:p>
          </table:table-cell>
          <table:table-cell table:formula="of:=NORMINV(RAND();30;5)" office:value-type="float" office:value="33.0525293239685" calcext:value-type="float">
            <text:p>33,0525</text:p>
          </table:table-cell>
          <table:table-cell table:formula="of:=48+24*RAND()" office:value-type="float" office:value="53.985643803142" calcext:value-type="float">
            <text:p>53,9856</text:p>
          </table:table-cell>
          <table:table-cell table:formula="of:=(([.C454]+[.D454])/([.C454]*[.D454]))+[.B454]" office:value-type="float" office:value="29.5485082052878" calcext:value-type="float">
            <text:p>29,5485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27+6*RAND()" office:value-type="float" office:value="32.9088693817612" calcext:value-type="float">
            <text:p>32,9089</text:p>
          </table:table-cell>
          <table:table-cell table:formula="of:=NORMINV(RAND();30;5)" office:value-type="float" office:value="27.0406857572849" calcext:value-type="float">
            <text:p>27,0407</text:p>
          </table:table-cell>
          <table:table-cell table:formula="of:=48+24*RAND()" office:value-type="float" office:value="58.0378046901897" calcext:value-type="float">
            <text:p>58,0378</text:p>
          </table:table-cell>
          <table:table-cell table:formula="of:=(([.C455]+[.D455])/([.C455]*[.D455]))+[.B455]" office:value-type="float" office:value="32.9630808410178" calcext:value-type="float">
            <text:p>32,9631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27+6*RAND()" office:value-type="float" office:value="31.8801684386563" calcext:value-type="float">
            <text:p>31,8802</text:p>
          </table:table-cell>
          <table:table-cell table:formula="of:=NORMINV(RAND();30;5)" office:value-type="float" office:value="43.6563440292922" calcext:value-type="float">
            <text:p>43,6563</text:p>
          </table:table-cell>
          <table:table-cell table:formula="of:=48+24*RAND()" office:value-type="float" office:value="50.9243130097166" calcext:value-type="float">
            <text:p>50,9243</text:p>
          </table:table-cell>
          <table:table-cell table:formula="of:=(([.C456]+[.D456])/([.C456]*[.D456]))+[.B456]" office:value-type="float" office:value="31.9227116025255" calcext:value-type="float">
            <text:p>31,9227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27+6*RAND()" office:value-type="float" office:value="31.3906198509503" calcext:value-type="float">
            <text:p>31,3906</text:p>
          </table:table-cell>
          <table:table-cell table:formula="of:=NORMINV(RAND();30;5)" office:value-type="float" office:value="35.9519884013049" calcext:value-type="float">
            <text:p>35,9520</text:p>
          </table:table-cell>
          <table:table-cell table:formula="of:=48+24*RAND()" office:value-type="float" office:value="69.9023906914517" calcext:value-type="float">
            <text:p>69,9024</text:p>
          </table:table-cell>
          <table:table-cell table:formula="of:=(([.C457]+[.D457])/([.C457]*[.D457]))+[.B457]" office:value-type="float" office:value="31.4327403865561" calcext:value-type="float">
            <text:p>31,4327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27+6*RAND()" office:value-type="float" office:value="32.5453586576041" calcext:value-type="float">
            <text:p>32,5454</text:p>
          </table:table-cell>
          <table:table-cell table:formula="of:=NORMINV(RAND();30;5)" office:value-type="float" office:value="25.6594858684234" calcext:value-type="float">
            <text:p>25,6595</text:p>
          </table:table-cell>
          <table:table-cell table:formula="of:=48+24*RAND()" office:value-type="float" office:value="64.0919286338612" calcext:value-type="float">
            <text:p>64,0919</text:p>
          </table:table-cell>
          <table:table-cell table:formula="of:=(([.C458]+[.D458])/([.C458]*[.D458]))+[.B458]" office:value-type="float" office:value="32.5999331884756" calcext:value-type="float">
            <text:p>32,5999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27+6*RAND()" office:value-type="float" office:value="31.6794243108016" calcext:value-type="float">
            <text:p>31,6794</text:p>
          </table:table-cell>
          <table:table-cell table:formula="of:=NORMINV(RAND();30;5)" office:value-type="float" office:value="30.8520583119234" calcext:value-type="float">
            <text:p>30,8521</text:p>
          </table:table-cell>
          <table:table-cell table:formula="of:=48+24*RAND()" office:value-type="float" office:value="69.7306407848373" calcext:value-type="float">
            <text:p>69,7306</text:p>
          </table:table-cell>
          <table:table-cell table:formula="of:=(([.C459]+[.D459])/([.C459]*[.D459]))+[.B459]" office:value-type="float" office:value="31.7261779569821" calcext:value-type="float">
            <text:p>31,7262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27+6*RAND()" office:value-type="float" office:value="28.6077406837139" calcext:value-type="float">
            <text:p>28,6077</text:p>
          </table:table-cell>
          <table:table-cell table:formula="of:=NORMINV(RAND();30;5)" office:value-type="float" office:value="35.2582230299592" calcext:value-type="float">
            <text:p>35,2582</text:p>
          </table:table-cell>
          <table:table-cell table:formula="of:=48+24*RAND()" office:value-type="float" office:value="70.9136164532974" calcext:value-type="float">
            <text:p>70,9136</text:p>
          </table:table-cell>
          <table:table-cell table:formula="of:=(([.C460]+[.D460])/([.C460]*[.D460]))+[.B460]" office:value-type="float" office:value="28.650204525893" calcext:value-type="float">
            <text:p>28,6502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27+6*RAND()" office:value-type="float" office:value="31.6377061244566" calcext:value-type="float">
            <text:p>31,6377</text:p>
          </table:table-cell>
          <table:table-cell table:formula="of:=NORMINV(RAND();30;5)" office:value-type="float" office:value="30.8147724436842" calcext:value-type="float">
            <text:p>30,8148</text:p>
          </table:table-cell>
          <table:table-cell table:formula="of:=48+24*RAND()" office:value-type="float" office:value="50.2005984066054" calcext:value-type="float">
            <text:p>50,2006</text:p>
          </table:table-cell>
          <table:table-cell table:formula="of:=(([.C461]+[.D461])/([.C461]*[.D461]))+[.B461]" office:value-type="float" office:value="31.6900781734245" calcext:value-type="float">
            <text:p>31,6901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27+6*RAND()" office:value-type="float" office:value="28.4663331394549" calcext:value-type="float">
            <text:p>28,4663</text:p>
          </table:table-cell>
          <table:table-cell table:formula="of:=NORMINV(RAND();30;5)" office:value-type="float" office:value="35.4943786868922" calcext:value-type="float">
            <text:p>35,4944</text:p>
          </table:table-cell>
          <table:table-cell table:formula="of:=48+24*RAND()" office:value-type="float" office:value="49.6070936182514" calcext:value-type="float">
            <text:p>49,6071</text:p>
          </table:table-cell>
          <table:table-cell table:formula="of:=(([.C462]+[.D462])/([.C462]*[.D462]))+[.B462]" office:value-type="float" office:value="28.5146650220582" calcext:value-type="float">
            <text:p>28,5147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27+6*RAND()" office:value-type="float" office:value="29.6742722543422" calcext:value-type="float">
            <text:p>29,6743</text:p>
          </table:table-cell>
          <table:table-cell table:formula="of:=NORMINV(RAND();30;5)" office:value-type="float" office:value="29.5697832587974" calcext:value-type="float">
            <text:p>29,5698</text:p>
          </table:table-cell>
          <table:table-cell table:formula="of:=48+24*RAND()" office:value-type="float" office:value="70.1714512472972" calcext:value-type="float">
            <text:p>70,1715</text:p>
          </table:table-cell>
          <table:table-cell table:formula="of:=(([.C463]+[.D463])/([.C463]*[.D463]))+[.B463]" office:value-type="float" office:value="29.722341370793" calcext:value-type="float">
            <text:p>29,7223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27+6*RAND()" office:value-type="float" office:value="29.9353743453976" calcext:value-type="float">
            <text:p>29,9354</text:p>
          </table:table-cell>
          <table:table-cell table:formula="of:=NORMINV(RAND();30;5)" office:value-type="float" office:value="34.2581717739532" calcext:value-type="float">
            <text:p>34,2582</text:p>
          </table:table-cell>
          <table:table-cell table:formula="of:=48+24*RAND()" office:value-type="float" office:value="58.1622158205137" calcext:value-type="float">
            <text:p>58,1622</text:p>
          </table:table-cell>
          <table:table-cell table:formula="of:=(([.C464]+[.D464])/([.C464]*[.D464]))+[.B464]" office:value-type="float" office:value="29.9817577538515" calcext:value-type="float">
            <text:p>29,9818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27+6*RAND()" office:value-type="float" office:value="31.2916643803474" calcext:value-type="float">
            <text:p>31,2917</text:p>
          </table:table-cell>
          <table:table-cell table:formula="of:=NORMINV(RAND();30;5)" office:value-type="float" office:value="31.9828023653581" calcext:value-type="float">
            <text:p>31,9828</text:p>
          </table:table-cell>
          <table:table-cell table:formula="of:=48+24*RAND()" office:value-type="float" office:value="67.4234277913347" calcext:value-type="float">
            <text:p>67,4234</text:p>
          </table:table-cell>
          <table:table-cell table:formula="of:=(([.C465]+[.D465])/([.C465]*[.D465]))+[.B465]" office:value-type="float" office:value="31.3377628238161" calcext:value-type="float">
            <text:p>31,3378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27+6*RAND()" office:value-type="float" office:value="30.5420151168946" calcext:value-type="float">
            <text:p>30,5420</text:p>
          </table:table-cell>
          <table:table-cell table:formula="of:=NORMINV(RAND();30;5)" office:value-type="float" office:value="40.8494928267447" calcext:value-type="float">
            <text:p>40,8495</text:p>
          </table:table-cell>
          <table:table-cell table:formula="of:=48+24*RAND()" office:value-type="float" office:value="64.3333330610767" calcext:value-type="float">
            <text:p>64,3333</text:p>
          </table:table-cell>
          <table:table-cell table:formula="of:=(([.C466]+[.D466])/([.C466]*[.D466]))+[.B466]" office:value-type="float" office:value="30.5820392665056" calcext:value-type="float">
            <text:p>30,582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27+6*RAND()" office:value-type="float" office:value="31.0465797137003" calcext:value-type="float">
            <text:p>31,0466</text:p>
          </table:table-cell>
          <table:table-cell table:formula="of:=NORMINV(RAND();30;5)" office:value-type="float" office:value="31.8111694819972" calcext:value-type="float">
            <text:p>31,8112</text:p>
          </table:table-cell>
          <table:table-cell table:formula="of:=48+24*RAND()" office:value-type="float" office:value="49.7553534088656" calcext:value-type="float">
            <text:p>49,7554</text:p>
          </table:table-cell>
          <table:table-cell table:formula="of:=(([.C467]+[.D467])/([.C467]*[.D467]))+[.B467]" office:value-type="float" office:value="31.098113552933" calcext:value-type="float">
            <text:p>31,0981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27+6*RAND()" office:value-type="float" office:value="29.8640349993948" calcext:value-type="float">
            <text:p>29,8640</text:p>
          </table:table-cell>
          <table:table-cell table:formula="of:=NORMINV(RAND();30;5)" office:value-type="float" office:value="31.9043046885746" calcext:value-type="float">
            <text:p>31,9043</text:p>
          </table:table-cell>
          <table:table-cell table:formula="of:=48+24*RAND()" office:value-type="float" office:value="66.7415034072474" calcext:value-type="float">
            <text:p>66,7415</text:p>
          </table:table-cell>
          <table:table-cell table:formula="of:=(([.C468]+[.D468])/([.C468]*[.D468]))+[.B468]" office:value-type="float" office:value="29.9103619127671" calcext:value-type="float">
            <text:p>29,9104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27+6*RAND()" office:value-type="float" office:value="28.959239208838" calcext:value-type="float">
            <text:p>28,9592</text:p>
          </table:table-cell>
          <table:table-cell table:formula="of:=NORMINV(RAND();30;5)" office:value-type="float" office:value="31.5923581600636" calcext:value-type="float">
            <text:p>31,5924</text:p>
          </table:table-cell>
          <table:table-cell table:formula="of:=48+24*RAND()" office:value-type="float" office:value="55.7436534287408" calcext:value-type="float">
            <text:p>55,7437</text:p>
          </table:table-cell>
          <table:table-cell table:formula="of:=(([.C469]+[.D469])/([.C469]*[.D469]))+[.B469]" office:value-type="float" office:value="29.0088316951031" calcext:value-type="float">
            <text:p>29,0088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27+6*RAND()" office:value-type="float" office:value="31.5015466685873" calcext:value-type="float">
            <text:p>31,5015</text:p>
          </table:table-cell>
          <table:table-cell table:formula="of:=NORMINV(RAND();30;5)" office:value-type="float" office:value="35.3105580169949" calcext:value-type="float">
            <text:p>35,3106</text:p>
          </table:table-cell>
          <table:table-cell table:formula="of:=48+24*RAND()" office:value-type="float" office:value="71.3994425190613" calcext:value-type="float">
            <text:p>71,3994</text:p>
          </table:table-cell>
          <table:table-cell table:formula="of:=(([.C470]+[.D470])/([.C470]*[.D470]))+[.B470]" office:value-type="float" office:value="31.5438725216973" calcext:value-type="float">
            <text:p>31,5439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27+6*RAND()" office:value-type="float" office:value="29.3190639882814" calcext:value-type="float">
            <text:p>29,3191</text:p>
          </table:table-cell>
          <table:table-cell table:formula="of:=NORMINV(RAND();30;5)" office:value-type="float" office:value="32.7057985994443" calcext:value-type="float">
            <text:p>32,7058</text:p>
          </table:table-cell>
          <table:table-cell table:formula="of:=48+24*RAND()" office:value-type="float" office:value="53.181396544911" calcext:value-type="float">
            <text:p>53,1814</text:p>
          </table:table-cell>
          <table:table-cell table:formula="of:=(([.C471]+[.D471])/([.C471]*[.D471]))+[.B471]" office:value-type="float" office:value="29.3684431740302" calcext:value-type="float">
            <text:p>29,3684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27+6*RAND()" office:value-type="float" office:value="27.4217874042224" calcext:value-type="float">
            <text:p>27,4218</text:p>
          </table:table-cell>
          <table:table-cell table:formula="of:=NORMINV(RAND();30;5)" office:value-type="float" office:value="33.0985218468" calcext:value-type="float">
            <text:p>33,0985</text:p>
          </table:table-cell>
          <table:table-cell table:formula="of:=48+24*RAND()" office:value-type="float" office:value="54.7176760593429" calcext:value-type="float">
            <text:p>54,7177</text:p>
          </table:table-cell>
          <table:table-cell table:formula="of:=(([.C472]+[.D472])/([.C472]*[.D472]))+[.B472]" office:value-type="float" office:value="27.4702758637665" calcext:value-type="float">
            <text:p>27,4703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27+6*RAND()" office:value-type="float" office:value="31.8926113948692" calcext:value-type="float">
            <text:p>31,8926</text:p>
          </table:table-cell>
          <table:table-cell table:formula="of:=NORMINV(RAND();30;5)" office:value-type="float" office:value="19.7974233306088" calcext:value-type="float">
            <text:p>19,7974</text:p>
          </table:table-cell>
          <table:table-cell table:formula="of:=48+24*RAND()" office:value-type="float" office:value="63.4534110920504" calcext:value-type="float">
            <text:p>63,4534</text:p>
          </table:table-cell>
          <table:table-cell table:formula="of:=(([.C473]+[.D473])/([.C473]*[.D473]))+[.B473]" office:value-type="float" office:value="31.9588826127468" calcext:value-type="float">
            <text:p>31,9589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27+6*RAND()" office:value-type="float" office:value="32.7948092438746" calcext:value-type="float">
            <text:p>32,7948</text:p>
          </table:table-cell>
          <table:table-cell table:formula="of:=NORMINV(RAND();30;5)" office:value-type="float" office:value="24.0061182061562" calcext:value-type="float">
            <text:p>24,0061</text:p>
          </table:table-cell>
          <table:table-cell table:formula="of:=48+24*RAND()" office:value-type="float" office:value="53.2395929424092" calcext:value-type="float">
            <text:p>53,2396</text:p>
          </table:table-cell>
          <table:table-cell table:formula="of:=(([.C474]+[.D474])/([.C474]*[.D474]))+[.B474]" office:value-type="float" office:value="32.8552483049947" calcext:value-type="float">
            <text:p>32,8552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27+6*RAND()" office:value-type="float" office:value="28.3316737983841" calcext:value-type="float">
            <text:p>28,3317</text:p>
          </table:table-cell>
          <table:table-cell table:formula="of:=NORMINV(RAND();30;5)" office:value-type="float" office:value="26.9202961365195" calcext:value-type="float">
            <text:p>26,9203</text:p>
          </table:table-cell>
          <table:table-cell table:formula="of:=48+24*RAND()" office:value-type="float" office:value="65.1363332709298" calcext:value-type="float">
            <text:p>65,1363</text:p>
          </table:table-cell>
          <table:table-cell table:formula="of:=(([.C475]+[.D475])/([.C475]*[.D475]))+[.B475]" office:value-type="float" office:value="28.3841729069674" calcext:value-type="float">
            <text:p>28,3842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27+6*RAND()" office:value-type="float" office:value="31.3330412094947" calcext:value-type="float">
            <text:p>31,3330</text:p>
          </table:table-cell>
          <table:table-cell table:formula="of:=NORMINV(RAND();30;5)" office:value-type="float" office:value="33.9696650398669" calcext:value-type="float">
            <text:p>33,9697</text:p>
          </table:table-cell>
          <table:table-cell table:formula="of:=48+24*RAND()" office:value-type="float" office:value="55.195417846553" calcext:value-type="float">
            <text:p>55,1954</text:p>
          </table:table-cell>
          <table:table-cell table:formula="of:=(([.C476]+[.D476])/([.C476]*[.D476]))+[.B476]" office:value-type="float" office:value="31.3805966849078" calcext:value-type="float">
            <text:p>31,3806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27+6*RAND()" office:value-type="float" office:value="31.8574460770469" calcext:value-type="float">
            <text:p>31,8574</text:p>
          </table:table-cell>
          <table:table-cell table:formula="of:=NORMINV(RAND();30;5)" office:value-type="float" office:value="33.5174926645344" calcext:value-type="float">
            <text:p>33,5175</text:p>
          </table:table-cell>
          <table:table-cell table:formula="of:=48+24*RAND()" office:value-type="float" office:value="62.2932182075456" calcext:value-type="float">
            <text:p>62,2932</text:p>
          </table:table-cell>
          <table:table-cell table:formula="of:=(([.C477]+[.D477])/([.C477]*[.D477]))+[.B477]" office:value-type="float" office:value="31.9033343561733" calcext:value-type="float">
            <text:p>31,9033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27+6*RAND()" office:value-type="float" office:value="31.7828117210884" calcext:value-type="float">
            <text:p>31,7828</text:p>
          </table:table-cell>
          <table:table-cell table:formula="of:=NORMINV(RAND();30;5)" office:value-type="float" office:value="30.15486434045" calcext:value-type="float">
            <text:p>30,1549</text:p>
          </table:table-cell>
          <table:table-cell table:formula="of:=48+24*RAND()" office:value-type="float" office:value="53.5265322430059" calcext:value-type="float">
            <text:p>53,5265</text:p>
          </table:table-cell>
          <table:table-cell table:formula="of:=(([.C478]+[.D478])/([.C478]*[.D478]))+[.B478]" office:value-type="float" office:value="31.8346561902929" calcext:value-type="float">
            <text:p>31,8347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27+6*RAND()" office:value-type="float" office:value="29.4515563265886" calcext:value-type="float">
            <text:p>29,4516</text:p>
          </table:table-cell>
          <table:table-cell table:formula="of:=NORMINV(RAND();30;5)" office:value-type="float" office:value="42.0220749642404" calcext:value-type="float">
            <text:p>42,0221</text:p>
          </table:table-cell>
          <table:table-cell table:formula="of:=48+24*RAND()" office:value-type="float" office:value="61.6808209335431" calcext:value-type="float">
            <text:p>61,6808</text:p>
          </table:table-cell>
          <table:table-cell table:formula="of:=(([.C479]+[.D479])/([.C479]*[.D479]))+[.B479]" office:value-type="float" office:value="29.4915658378041" calcext:value-type="float">
            <text:p>29,4916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27+6*RAND()" office:value-type="float" office:value="31.9990023092832" calcext:value-type="float">
            <text:p>31,9990</text:p>
          </table:table-cell>
          <table:table-cell table:formula="of:=NORMINV(RAND();30;5)" office:value-type="float" office:value="25.9675029381094" calcext:value-type="float">
            <text:p>25,9675</text:p>
          </table:table-cell>
          <table:table-cell table:formula="of:=48+24*RAND()" office:value-type="float" office:value="57.472871937789" calcext:value-type="float">
            <text:p>57,4729</text:p>
          </table:table-cell>
          <table:table-cell table:formula="of:=(([.C480]+[.D480])/([.C480]*[.D480]))+[.B480]" office:value-type="float" office:value="32.0549114937878" calcext:value-type="float">
            <text:p>32,0549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27+6*RAND()" office:value-type="float" office:value="30.9935094059911" calcext:value-type="float">
            <text:p>30,9935</text:p>
          </table:table-cell>
          <table:table-cell table:formula="of:=NORMINV(RAND();30;5)" office:value-type="float" office:value="33.3588302230893" calcext:value-type="float">
            <text:p>33,3588</text:p>
          </table:table-cell>
          <table:table-cell table:formula="of:=48+24*RAND()" office:value-type="float" office:value="67.0864536417648" calcext:value-type="float">
            <text:p>67,0865</text:p>
          </table:table-cell>
          <table:table-cell table:formula="of:=(([.C481]+[.D481])/([.C481]*[.D481]))+[.B481]" office:value-type="float" office:value="31.0383926152846" calcext:value-type="float">
            <text:p>31,0384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27+6*RAND()" office:value-type="float" office:value="29.039277397329" calcext:value-type="float">
            <text:p>29,0393</text:p>
          </table:table-cell>
          <table:table-cell table:formula="of:=NORMINV(RAND();30;5)" office:value-type="float" office:value="30.1311490460936" calcext:value-type="float">
            <text:p>30,1311</text:p>
          </table:table-cell>
          <table:table-cell table:formula="of:=48+24*RAND()" office:value-type="float" office:value="55.5874537630007" calcext:value-type="float">
            <text:p>55,5875</text:p>
          </table:table-cell>
          <table:table-cell table:formula="of:=(([.C482]+[.D482])/([.C482]*[.D482]))+[.B482]" office:value-type="float" office:value="29.0904553146783" calcext:value-type="float">
            <text:p>29,0905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27+6*RAND()" office:value-type="float" office:value="29.4941283578519" calcext:value-type="float">
            <text:p>29,4941</text:p>
          </table:table-cell>
          <table:table-cell table:formula="of:=NORMINV(RAND();30;5)" office:value-type="float" office:value="28.4914378506952" calcext:value-type="float">
            <text:p>28,4914</text:p>
          </table:table-cell>
          <table:table-cell table:formula="of:=48+24*RAND()" office:value-type="float" office:value="66.8570189634338" calcext:value-type="float">
            <text:p>66,8570</text:p>
          </table:table-cell>
          <table:table-cell table:formula="of:=(([.C483]+[.D483])/([.C483]*[.D483]))+[.B483]" office:value-type="float" office:value="29.5441839142661" calcext:value-type="float">
            <text:p>29,544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27+6*RAND()" office:value-type="float" office:value="31.123419718584" calcext:value-type="float">
            <text:p>31,1234</text:p>
          </table:table-cell>
          <table:table-cell table:formula="of:=NORMINV(RAND();30;5)" office:value-type="float" office:value="27.8936111173988" calcext:value-type="float">
            <text:p>27,8936</text:p>
          </table:table-cell>
          <table:table-cell table:formula="of:=48+24*RAND()" office:value-type="float" office:value="56.8935847850516" calcext:value-type="float">
            <text:p>56,8936</text:p>
          </table:table-cell>
          <table:table-cell table:formula="of:=(([.C484]+[.D484])/([.C484]*[.D484]))+[.B484]" office:value-type="float" office:value="31.1768468961093" calcext:value-type="float">
            <text:p>31,1768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27+6*RAND()" office:value-type="float" office:value="30.3550657352898" calcext:value-type="float">
            <text:p>30,3551</text:p>
          </table:table-cell>
          <table:table-cell table:formula="of:=NORMINV(RAND();30;5)" office:value-type="float" office:value="38.4881244409551" calcext:value-type="float">
            <text:p>38,4881</text:p>
          </table:table-cell>
          <table:table-cell table:formula="of:=48+24*RAND()" office:value-type="float" office:value="61.9699833830819" calcext:value-type="float">
            <text:p>61,9700</text:p>
          </table:table-cell>
          <table:table-cell table:formula="of:=(([.C485]+[.D485])/([.C485]*[.D485]))+[.B485]" office:value-type="float" office:value="30.3971846203158" calcext:value-type="float">
            <text:p>30,3972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27+6*RAND()" office:value-type="float" office:value="28.8352977053728" calcext:value-type="float">
            <text:p>28,8353</text:p>
          </table:table-cell>
          <table:table-cell table:formula="of:=NORMINV(RAND();30;5)" office:value-type="float" office:value="24.7074332767984" calcext:value-type="float">
            <text:p>24,7074</text:p>
          </table:table-cell>
          <table:table-cell table:formula="of:=48+24*RAND()" office:value-type="float" office:value="69.5324507178739" calcext:value-type="float">
            <text:p>69,5325</text:p>
          </table:table-cell>
          <table:table-cell table:formula="of:=(([.C486]+[.D486])/([.C486]*[.D486]))+[.B486]" office:value-type="float" office:value="28.8901531292124" calcext:value-type="float">
            <text:p>28,8902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27+6*RAND()" office:value-type="float" office:value="28.5875727266539" calcext:value-type="float">
            <text:p>28,5876</text:p>
          </table:table-cell>
          <table:table-cell table:formula="of:=NORMINV(RAND();30;5)" office:value-type="float" office:value="27.3972858748425" calcext:value-type="float">
            <text:p>27,3973</text:p>
          </table:table-cell>
          <table:table-cell table:formula="of:=48+24*RAND()" office:value-type="float" office:value="69.2033192077652" calcext:value-type="float">
            <text:p>69,2033</text:p>
          </table:table-cell>
          <table:table-cell table:formula="of:=(([.C487]+[.D487])/([.C487]*[.D487]))+[.B487]" office:value-type="float" office:value="28.6385228664904" calcext:value-type="float">
            <text:p>28,6385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27+6*RAND()" office:value-type="float" office:value="31.2579379754607" calcext:value-type="float">
            <text:p>31,2579</text:p>
          </table:table-cell>
          <table:table-cell table:formula="of:=NORMINV(RAND();30;5)" office:value-type="float" office:value="32.7454100738655" calcext:value-type="float">
            <text:p>32,7454</text:p>
          </table:table-cell>
          <table:table-cell table:formula="of:=48+24*RAND()" office:value-type="float" office:value="49.6821480067447" calcext:value-type="float">
            <text:p>49,6821</text:p>
          </table:table-cell>
          <table:table-cell table:formula="of:=(([.C488]+[.D488])/([.C488]*[.D488]))+[.B488]" office:value-type="float" office:value="31.3086045608149" calcext:value-type="float">
            <text:p>31,3086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27+6*RAND()" office:value-type="float" office:value="28.9183054415043" calcext:value-type="float">
            <text:p>28,9183</text:p>
          </table:table-cell>
          <table:table-cell table:formula="of:=NORMINV(RAND();30;5)" office:value-type="float" office:value="29.8090017070615" calcext:value-type="float">
            <text:p>29,8090</text:p>
          </table:table-cell>
          <table:table-cell table:formula="of:=48+24*RAND()" office:value-type="float" office:value="51.7027601888403" calcext:value-type="float">
            <text:p>51,7028</text:p>
          </table:table-cell>
          <table:table-cell table:formula="of:=(([.C489]+[.D489])/([.C489]*[.D489]))+[.B489]" office:value-type="float" office:value="28.9711936821065" calcext:value-type="float">
            <text:p>28,9712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27+6*RAND()" office:value-type="float" office:value="32.6896661294159" calcext:value-type="float">
            <text:p>32,6897</text:p>
          </table:table-cell>
          <table:table-cell table:formula="of:=NORMINV(RAND();30;5)" office:value-type="float" office:value="24.0112447679597" calcext:value-type="float">
            <text:p>24,0112</text:p>
          </table:table-cell>
          <table:table-cell table:formula="of:=48+24*RAND()" office:value-type="float" office:value="55.601837108843" calcext:value-type="float">
            <text:p>55,6018</text:p>
          </table:table-cell>
          <table:table-cell table:formula="of:=(([.C490]+[.D490])/([.C490]*[.D490]))+[.B490]" office:value-type="float" office:value="32.7492983003168" calcext:value-type="float">
            <text:p>32,7493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27+6*RAND()" office:value-type="float" office:value="27.1078822610434" calcext:value-type="float">
            <text:p>27,1079</text:p>
          </table:table-cell>
          <table:table-cell table:formula="of:=NORMINV(RAND();30;5)" office:value-type="float" office:value="22.8968899130122" calcext:value-type="float">
            <text:p>22,8969</text:p>
          </table:table-cell>
          <table:table-cell table:formula="of:=48+24*RAND()" office:value-type="float" office:value="69.720847603865" calcext:value-type="float">
            <text:p>69,7208</text:p>
          </table:table-cell>
          <table:table-cell table:formula="of:=(([.C491]+[.D491])/([.C491]*[.D491]))+[.B491]" office:value-type="float" office:value="27.1658992270216" calcext:value-type="float">
            <text:p>27,1659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27+6*RAND()" office:value-type="float" office:value="28.3746298060287" calcext:value-type="float">
            <text:p>28,3746</text:p>
          </table:table-cell>
          <table:table-cell table:formula="of:=NORMINV(RAND();30;5)" office:value-type="float" office:value="33.1260452448138" calcext:value-type="float">
            <text:p>33,1260</text:p>
          </table:table-cell>
          <table:table-cell table:formula="of:=48+24*RAND()" office:value-type="float" office:value="59.2713599698618" calcext:value-type="float">
            <text:p>59,2714</text:p>
          </table:table-cell>
          <table:table-cell table:formula="of:=(([.C492]+[.D492])/([.C492]*[.D492]))+[.B492]" office:value-type="float" office:value="28.4216890875506" calcext:value-type="float">
            <text:p>28,4217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27+6*RAND()" office:value-type="float" office:value="30.4482822816353" calcext:value-type="float">
            <text:p>30,4483</text:p>
          </table:table-cell>
          <table:table-cell table:formula="of:=NORMINV(RAND();30;5)" office:value-type="float" office:value="34.7359351877511" calcext:value-type="float">
            <text:p>34,7359</text:p>
          </table:table-cell>
          <table:table-cell table:formula="of:=48+24*RAND()" office:value-type="float" office:value="52.1592827187851" calcext:value-type="float">
            <text:p>52,1593</text:p>
          </table:table-cell>
          <table:table-cell table:formula="of:=(([.C493]+[.D493])/([.C493]*[.D493]))+[.B493]" office:value-type="float" office:value="30.49624295483" calcext:value-type="float">
            <text:p>30,4962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27+6*RAND()" office:value-type="float" office:value="28.3619205707219" calcext:value-type="float">
            <text:p>28,3619</text:p>
          </table:table-cell>
          <table:table-cell table:formula="of:=NORMINV(RAND();30;5)" office:value-type="float" office:value="40.5544158147216" calcext:value-type="float">
            <text:p>40,5544</text:p>
          </table:table-cell>
          <table:table-cell table:formula="of:=48+24*RAND()" office:value-type="float" office:value="71.9885918749496" calcext:value-type="float">
            <text:p>71,9886</text:p>
          </table:table-cell>
          <table:table-cell table:formula="of:=(([.C494]+[.D494])/([.C494]*[.D494]))+[.B494]" office:value-type="float" office:value="28.4004698878225" calcext:value-type="float">
            <text:p>28,4005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27+6*RAND()" office:value-type="float" office:value="29.5312182444613" calcext:value-type="float">
            <text:p>29,5312</text:p>
          </table:table-cell>
          <table:table-cell table:formula="of:=NORMINV(RAND();30;5)" office:value-type="float" office:value="29.6889343068495" calcext:value-type="float">
            <text:p>29,6889</text:p>
          </table:table-cell>
          <table:table-cell table:formula="of:=48+24*RAND()" office:value-type="float" office:value="48.0567186707631" calcext:value-type="float">
            <text:p>48,0567</text:p>
          </table:table-cell>
          <table:table-cell table:formula="of:=(([.C495]+[.D495])/([.C495]*[.D495]))+[.B495]" office:value-type="float" office:value="29.5857095725737" calcext:value-type="float">
            <text:p>29,5857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27+6*RAND()" office:value-type="float" office:value="27.1741049399134" calcext:value-type="float">
            <text:p>27,1741</text:p>
          </table:table-cell>
          <table:table-cell table:formula="of:=NORMINV(RAND();30;5)" office:value-type="float" office:value="31.9182692139952" calcext:value-type="float">
            <text:p>31,9183</text:p>
          </table:table-cell>
          <table:table-cell table:formula="of:=48+24*RAND()" office:value-type="float" office:value="50.6737315552309" calcext:value-type="float">
            <text:p>50,6737</text:p>
          </table:table-cell>
          <table:table-cell table:formula="of:=(([.C496]+[.D496])/([.C496]*[.D496]))+[.B496]" office:value-type="float" office:value="27.2251690499226" calcext:value-type="float">
            <text:p>27,2252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27+6*RAND()" office:value-type="float" office:value="29.8207758602221" calcext:value-type="float">
            <text:p>29,8208</text:p>
          </table:table-cell>
          <table:table-cell table:formula="of:=NORMINV(RAND();30;5)" office:value-type="float" office:value="42.7469922853001" calcext:value-type="float">
            <text:p>42,7470</text:p>
          </table:table-cell>
          <table:table-cell table:formula="of:=48+24*RAND()" office:value-type="float" office:value="67.7439062604681" calcext:value-type="float">
            <text:p>67,7439</text:p>
          </table:table-cell>
          <table:table-cell table:formula="of:=(([.C497]+[.D497])/([.C497]*[.D497]))+[.B497]" office:value-type="float" office:value="29.8589307942703" calcext:value-type="float">
            <text:p>29,8589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27+6*RAND()" office:value-type="float" office:value="31.502806548262" calcext:value-type="float">
            <text:p>31,5028</text:p>
          </table:table-cell>
          <table:table-cell table:formula="of:=NORMINV(RAND();30;5)" office:value-type="float" office:value="29.204629810611" calcext:value-type="float">
            <text:p>29,2046</text:p>
          </table:table-cell>
          <table:table-cell table:formula="of:=48+24*RAND()" office:value-type="float" office:value="53.1634281417355" calcext:value-type="float">
            <text:p>53,1634</text:p>
          </table:table-cell>
          <table:table-cell table:formula="of:=(([.C498]+[.D498])/([.C498]*[.D498]))+[.B498]" office:value-type="float" office:value="31.5558576176867" calcext:value-type="float">
            <text:p>31,5559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27+6*RAND()" office:value-type="float" office:value="29.2886138905305" calcext:value-type="float">
            <text:p>29,2886</text:p>
          </table:table-cell>
          <table:table-cell table:formula="of:=NORMINV(RAND();30;5)" office:value-type="float" office:value="23.2114982381131" calcext:value-type="float">
            <text:p>23,2115</text:p>
          </table:table-cell>
          <table:table-cell table:formula="of:=48+24*RAND()" office:value-type="float" office:value="57.1697474224493" calcext:value-type="float">
            <text:p>57,1697</text:p>
          </table:table-cell>
          <table:table-cell table:formula="of:=(([.C499]+[.D499])/([.C499]*[.D499]))+[.B499]" office:value-type="float" office:value="29.3491877554541" calcext:value-type="float">
            <text:p>29,3492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27+6*RAND()" office:value-type="float" office:value="28.9297843112145" calcext:value-type="float">
            <text:p>28,9298</text:p>
          </table:table-cell>
          <table:table-cell table:formula="of:=NORMINV(RAND();30;5)" office:value-type="float" office:value="31.5784278337015" calcext:value-type="float">
            <text:p>31,5784</text:p>
          </table:table-cell>
          <table:table-cell table:formula="of:=48+24*RAND()" office:value-type="float" office:value="62.8464818922803" calcext:value-type="float">
            <text:p>62,8465</text:p>
          </table:table-cell>
          <table:table-cell table:formula="of:=(([.C500]+[.D500])/([.C500]*[.D500]))+[.B500]" office:value-type="float" office:value="28.9773632885158" calcext:value-type="float">
            <text:p>28,9774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7+6*RAND()" office:value-type="float" office:value="32.0909994787071" calcext:value-type="float">
            <text:p>32,0910</text:p>
          </table:table-cell>
          <table:table-cell table:formula="of:=NORMINV(RAND();30;5)" office:value-type="float" office:value="35.1997589613714" calcext:value-type="float">
            <text:p>35,1998</text:p>
          </table:table-cell>
          <table:table-cell table:formula="of:=48+24*RAND()" office:value-type="float" office:value="59.9838583739474" calcext:value-type="float">
            <text:p>59,9839</text:p>
          </table:table-cell>
          <table:table-cell table:formula="of:=(([.C501]+[.D501])/([.C501]*[.D501]))+[.B501]" office:value-type="float" office:value="32.1360799158124" calcext:value-type="float">
            <text:p>32,1361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27+6*RAND()" office:value-type="float" office:value="32.8258058710489" calcext:value-type="float">
            <text:p>32,8258</text:p>
          </table:table-cell>
          <table:table-cell table:formula="of:=NORMINV(RAND();30;5)" office:value-type="float" office:value="31.606895562421" calcext:value-type="float">
            <text:p>31,6069</text:p>
          </table:table-cell>
          <table:table-cell table:formula="of:=48+24*RAND()" office:value-type="float" office:value="64.1983763510361" calcext:value-type="float">
            <text:p>64,1984</text:p>
          </table:table-cell>
          <table:table-cell table:formula="of:=(([.C502]+[.D502])/([.C502]*[.D502]))+[.B502]" office:value-type="float" office:value="32.8730212545996" calcext:value-type="float">
            <text:p>32,8730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27+6*RAND()" office:value-type="float" office:value="31.7980592830572" calcext:value-type="float">
            <text:p>31,7981</text:p>
          </table:table-cell>
          <table:table-cell table:formula="of:=NORMINV(RAND();30;5)" office:value-type="float" office:value="29.4792079377173" calcext:value-type="float">
            <text:p>29,4792</text:p>
          </table:table-cell>
          <table:table-cell table:formula="of:=48+24*RAND()" office:value-type="float" office:value="67.9822344454005" calcext:value-type="float">
            <text:p>67,9822</text:p>
          </table:table-cell>
          <table:table-cell table:formula="of:=(([.C503]+[.D503])/([.C503]*[.D503]))+[.B503]" office:value-type="float" office:value="31.8466912224386" calcext:value-type="float">
            <text:p>31,8467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27+6*RAND()" office:value-type="float" office:value="30.5735761451069" calcext:value-type="float">
            <text:p>30,5736</text:p>
          </table:table-cell>
          <table:table-cell table:formula="of:=NORMINV(RAND();30;5)" office:value-type="float" office:value="27.4904229755399" calcext:value-type="float">
            <text:p>27,4904</text:p>
          </table:table-cell>
          <table:table-cell table:formula="of:=48+24*RAND()" office:value-type="float" office:value="67.2014203676954" calcext:value-type="float">
            <text:p>67,2014</text:p>
          </table:table-cell>
          <table:table-cell table:formula="of:=(([.C504]+[.D504])/([.C504]*[.D504]))+[.B504]" office:value-type="float" office:value="30.6248330875738" calcext:value-type="float">
            <text:p>30,6248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27+6*RAND()" office:value-type="float" office:value="31.0827505651396" calcext:value-type="float">
            <text:p>31,0828</text:p>
          </table:table-cell>
          <table:table-cell table:formula="of:=NORMINV(RAND();30;5)" office:value-type="float" office:value="24.3426670124704" calcext:value-type="float">
            <text:p>24,3427</text:p>
          </table:table-cell>
          <table:table-cell table:formula="of:=48+24*RAND()" office:value-type="float" office:value="53.0997327296063" calcext:value-type="float">
            <text:p>53,0997</text:p>
          </table:table-cell>
          <table:table-cell table:formula="of:=(([.C505]+[.D505])/([.C505]*[.D505]))+[.B505]" office:value-type="float" office:value="31.1426631847074" calcext:value-type="float">
            <text:p>31,1427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27+6*RAND()" office:value-type="float" office:value="29.8110731856432" calcext:value-type="float">
            <text:p>29,8111</text:p>
          </table:table-cell>
          <table:table-cell table:formula="of:=NORMINV(RAND();30;5)" office:value-type="float" office:value="23.2180931731146" calcext:value-type="float">
            <text:p>23,2181</text:p>
          </table:table-cell>
          <table:table-cell table:formula="of:=48+24*RAND()" office:value-type="float" office:value="49.8091204511002" calcext:value-type="float">
            <text:p>49,8091</text:p>
          </table:table-cell>
          <table:table-cell table:formula="of:=(([.C506]+[.D506])/([.C506]*[.D506]))+[.B506]" office:value-type="float" office:value="29.8742196890936" calcext:value-type="float">
            <text:p>29,8742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27+6*RAND()" office:value-type="float" office:value="29.7949972094502" calcext:value-type="float">
            <text:p>29,7950</text:p>
          </table:table-cell>
          <table:table-cell table:formula="of:=NORMINV(RAND();30;5)" office:value-type="float" office:value="32.8669595530255" calcext:value-type="float">
            <text:p>32,8670</text:p>
          </table:table-cell>
          <table:table-cell table:formula="of:=48+24*RAND()" office:value-type="float" office:value="60.3874684413895" calcext:value-type="float">
            <text:p>60,3875</text:p>
          </table:table-cell>
          <table:table-cell table:formula="of:=(([.C507]+[.D507])/([.C507]*[.D507]))+[.B507]" office:value-type="float" office:value="29.841982628944" calcext:value-type="float">
            <text:p>29,8420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27+6*RAND()" office:value-type="float" office:value="29.8151760266628" calcext:value-type="float">
            <text:p>29,8152</text:p>
          </table:table-cell>
          <table:table-cell table:formula="of:=NORMINV(RAND();30;5)" office:value-type="float" office:value="30.5821396479796" calcext:value-type="float">
            <text:p>30,5821</text:p>
          </table:table-cell>
          <table:table-cell table:formula="of:=48+24*RAND()" office:value-type="float" office:value="69.4784399690107" calcext:value-type="float">
            <text:p>69,4784</text:p>
          </table:table-cell>
          <table:table-cell table:formula="of:=(([.C508]+[.D508])/([.C508]*[.D508]))+[.B508]" office:value-type="float" office:value="29.8622678047382" calcext:value-type="float">
            <text:p>29,8623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27+6*RAND()" office:value-type="float" office:value="31.4166378539521" calcext:value-type="float">
            <text:p>31,4166</text:p>
          </table:table-cell>
          <table:table-cell table:formula="of:=NORMINV(RAND();30;5)" office:value-type="float" office:value="28.2647926517427" calcext:value-type="float">
            <text:p>28,2648</text:p>
          </table:table-cell>
          <table:table-cell table:formula="of:=48+24*RAND()" office:value-type="float" office:value="63.8030030066147" calcext:value-type="float">
            <text:p>63,8030</text:p>
          </table:table-cell>
          <table:table-cell table:formula="of:=(([.C509]+[.D509])/([.C509]*[.D509]))+[.B509]" office:value-type="float" office:value="31.4676908015019" calcext:value-type="float">
            <text:p>31,467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27+6*RAND()" office:value-type="float" office:value="31.1993916167412" calcext:value-type="float">
            <text:p>31,1994</text:p>
          </table:table-cell>
          <table:table-cell table:formula="of:=NORMINV(RAND();30;5)" office:value-type="float" office:value="23.9704061252171" calcext:value-type="float">
            <text:p>23,9704</text:p>
          </table:table-cell>
          <table:table-cell table:formula="of:=48+24*RAND()" office:value-type="float" office:value="61.822209273465" calcext:value-type="float">
            <text:p>61,8222</text:p>
          </table:table-cell>
          <table:table-cell table:formula="of:=(([.C510]+[.D510])/([.C510]*[.D510]))+[.B510]" office:value-type="float" office:value="31.257285141854" calcext:value-type="float">
            <text:p>31,2573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27+6*RAND()" office:value-type="float" office:value="27.5382006384898" calcext:value-type="float">
            <text:p>27,5382</text:p>
          </table:table-cell>
          <table:table-cell table:formula="of:=NORMINV(RAND();30;5)" office:value-type="float" office:value="36.7466863968517" calcext:value-type="float">
            <text:p>36,7467</text:p>
          </table:table-cell>
          <table:table-cell table:formula="of:=48+24*RAND()" office:value-type="float" office:value="61.4396997364238" calcext:value-type="float">
            <text:p>61,4397</text:p>
          </table:table-cell>
          <table:table-cell table:formula="of:=(([.C511]+[.D511])/([.C511]*[.D511]))+[.B511]" office:value-type="float" office:value="27.5816900977731" calcext:value-type="float">
            <text:p>27,5817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27+6*RAND()" office:value-type="float" office:value="32.1652892071288" calcext:value-type="float">
            <text:p>32,1653</text:p>
          </table:table-cell>
          <table:table-cell table:formula="of:=NORMINV(RAND();30;5)" office:value-type="float" office:value="17.2692140593251" calcext:value-type="float">
            <text:p>17,2692</text:p>
          </table:table-cell>
          <table:table-cell table:formula="of:=48+24*RAND()" office:value-type="float" office:value="66.9851472331211" calcext:value-type="float">
            <text:p>66,9851</text:p>
          </table:table-cell>
          <table:table-cell table:formula="of:=(([.C512]+[.D512])/([.C512]*[.D512]))+[.B512]" office:value-type="float" office:value="32.2381244045279" calcext:value-type="float">
            <text:p>32,238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27+6*RAND()" office:value-type="float" office:value="32.2827097100671" calcext:value-type="float">
            <text:p>32,2827</text:p>
          </table:table-cell>
          <table:table-cell table:formula="of:=NORMINV(RAND();30;5)" office:value-type="float" office:value="33.2614036695207" calcext:value-type="float">
            <text:p>33,2614</text:p>
          </table:table-cell>
          <table:table-cell table:formula="of:=48+24*RAND()" office:value-type="float" office:value="66.2496860353276" calcext:value-type="float">
            <text:p>66,2497</text:p>
          </table:table-cell>
          <table:table-cell table:formula="of:=(([.C513]+[.D513])/([.C513]*[.D513]))+[.B513]" office:value-type="float" office:value="32.3278689979177" calcext:value-type="float">
            <text:p>32,327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27+6*RAND()" office:value-type="float" office:value="32.7536235682201" calcext:value-type="float">
            <text:p>32,7536</text:p>
          </table:table-cell>
          <table:table-cell table:formula="of:=NORMINV(RAND();30;5)" office:value-type="float" office:value="18.8117291940604" calcext:value-type="float">
            <text:p>18,8117</text:p>
          </table:table-cell>
          <table:table-cell table:formula="of:=48+24*RAND()" office:value-type="float" office:value="67.2459590742365" calcext:value-type="float">
            <text:p>67,2460</text:p>
          </table:table-cell>
          <table:table-cell table:formula="of:=(([.C514]+[.D514])/([.C514]*[.D514]))+[.B514]" office:value-type="float" office:value="32.8216526744925" calcext:value-type="float">
            <text:p>32,821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27+6*RAND()" office:value-type="float" office:value="27.4663801111747" calcext:value-type="float">
            <text:p>27,4664</text:p>
          </table:table-cell>
          <table:table-cell table:formula="of:=NORMINV(RAND();30;5)" office:value-type="float" office:value="25.8365865753467" calcext:value-type="float">
            <text:p>25,8366</text:p>
          </table:table-cell>
          <table:table-cell table:formula="of:=48+24*RAND()" office:value-type="float" office:value="56.0999251110479" calcext:value-type="float">
            <text:p>56,0999</text:p>
          </table:table-cell>
          <table:table-cell table:formula="of:=(([.C515]+[.D515])/([.C515]*[.D515]))+[.B515]" office:value-type="float" office:value="27.522910250161" calcext:value-type="float">
            <text:p>27,5229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27+6*RAND()" office:value-type="float" office:value="32.7006947302725" calcext:value-type="float">
            <text:p>32,7007</text:p>
          </table:table-cell>
          <table:table-cell table:formula="of:=NORMINV(RAND();30;5)" office:value-type="float" office:value="39.7511500222705" calcext:value-type="float">
            <text:p>39,7512</text:p>
          </table:table-cell>
          <table:table-cell table:formula="of:=48+24*RAND()" office:value-type="float" office:value="55.6483840690926" calcext:value-type="float">
            <text:p>55,6484</text:p>
          </table:table-cell>
          <table:table-cell table:formula="of:=(([.C516]+[.D516])/([.C516]*[.D516]))+[.B516]" office:value-type="float" office:value="32.7438212088975" calcext:value-type="float">
            <text:p>32,743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27+6*RAND()" office:value-type="float" office:value="31.7598979852628" calcext:value-type="float">
            <text:p>31,7599</text:p>
          </table:table-cell>
          <table:table-cell table:formula="of:=NORMINV(RAND();30;5)" office:value-type="float" office:value="19.5656690885865" calcext:value-type="float">
            <text:p>19,5657</text:p>
          </table:table-cell>
          <table:table-cell table:formula="of:=48+24*RAND()" office:value-type="float" office:value="59.0343381436542" calcext:value-type="float">
            <text:p>59,0343</text:p>
          </table:table-cell>
          <table:table-cell table:formula="of:=(([.C517]+[.D517])/([.C517]*[.D517]))+[.B517]" office:value-type="float" office:value="31.8279472102438" calcext:value-type="float">
            <text:p>31,8279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27+6*RAND()" office:value-type="float" office:value="28.1747710376512" calcext:value-type="float">
            <text:p>28,1748</text:p>
          </table:table-cell>
          <table:table-cell table:formula="of:=NORMINV(RAND();30;5)" office:value-type="float" office:value="24.5504986854995" calcext:value-type="float">
            <text:p>24,5505</text:p>
          </table:table-cell>
          <table:table-cell table:formula="of:=48+24*RAND()" office:value-type="float" office:value="48.6411089776084" calcext:value-type="float">
            <text:p>48,6411</text:p>
          </table:table-cell>
          <table:table-cell table:formula="of:=(([.C518]+[.D518])/([.C518]*[.D518]))+[.B518]" office:value-type="float" office:value="28.2360621496014" calcext:value-type="float">
            <text:p>28,2361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27+6*RAND()" office:value-type="float" office:value="29.8149485893082" calcext:value-type="float">
            <text:p>29,8149</text:p>
          </table:table-cell>
          <table:table-cell table:formula="of:=NORMINV(RAND();30;5)" office:value-type="float" office:value="20.7089463877711" calcext:value-type="float">
            <text:p>20,7089</text:p>
          </table:table-cell>
          <table:table-cell table:formula="of:=48+24*RAND()" office:value-type="float" office:value="59.2707717111334" calcext:value-type="float">
            <text:p>59,2708</text:p>
          </table:table-cell>
          <table:table-cell table:formula="of:=(([.C519]+[.D519])/([.C519]*[.D519]))+[.B519]" office:value-type="float" office:value="29.8801086204864" calcext:value-type="float">
            <text:p>29,880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27+6*RAND()" office:value-type="float" office:value="30.5708351524081" calcext:value-type="float">
            <text:p>30,5708</text:p>
          </table:table-cell>
          <table:table-cell table:formula="of:=NORMINV(RAND();30;5)" office:value-type="float" office:value="36.9940029124012" calcext:value-type="float">
            <text:p>36,9940</text:p>
          </table:table-cell>
          <table:table-cell table:formula="of:=48+24*RAND()" office:value-type="float" office:value="53.0866158669815" calcext:value-type="float">
            <text:p>53,0866</text:p>
          </table:table-cell>
          <table:table-cell table:formula="of:=(([.C520]+[.D520])/([.C520]*[.D520]))+[.B520]" office:value-type="float" office:value="30.6167037004925" calcext:value-type="float">
            <text:p>30,6167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27+6*RAND()" office:value-type="float" office:value="27.8745335068088" calcext:value-type="float">
            <text:p>27,8745</text:p>
          </table:table-cell>
          <table:table-cell table:formula="of:=NORMINV(RAND();30;5)" office:value-type="float" office:value="28.7103779026564" calcext:value-type="float">
            <text:p>28,7104</text:p>
          </table:table-cell>
          <table:table-cell table:formula="of:=48+24*RAND()" office:value-type="float" office:value="68.2748012216762" calcext:value-type="float">
            <text:p>68,2748</text:p>
          </table:table-cell>
          <table:table-cell table:formula="of:=(([.C521]+[.D521])/([.C521]*[.D521]))+[.B521]" office:value-type="float" office:value="27.9240108098777" calcext:value-type="float">
            <text:p>27,9240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27+6*RAND()" office:value-type="float" office:value="29.9502752751578" calcext:value-type="float">
            <text:p>29,9503</text:p>
          </table:table-cell>
          <table:table-cell table:formula="of:=NORMINV(RAND();30;5)" office:value-type="float" office:value="25.2211153107734" calcext:value-type="float">
            <text:p>25,2211</text:p>
          </table:table-cell>
          <table:table-cell table:formula="of:=48+24*RAND()" office:value-type="float" office:value="65.1867282344028" calcext:value-type="float">
            <text:p>65,1867</text:p>
          </table:table-cell>
          <table:table-cell table:formula="of:=(([.C522]+[.D522])/([.C522]*[.D522]))+[.B522]" office:value-type="float" office:value="30.0052651382673" calcext:value-type="float">
            <text:p>30,0053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27+6*RAND()" office:value-type="float" office:value="30.1862043121364" calcext:value-type="float">
            <text:p>30,1862</text:p>
          </table:table-cell>
          <table:table-cell table:formula="of:=NORMINV(RAND();30;5)" office:value-type="float" office:value="35.7970135166771" calcext:value-type="float">
            <text:p>35,7970</text:p>
          </table:table-cell>
          <table:table-cell table:formula="of:=48+24*RAND()" office:value-type="float" office:value="57.8000705922022" calcext:value-type="float">
            <text:p>57,8001</text:p>
          </table:table-cell>
          <table:table-cell table:formula="of:=(([.C523]+[.D523])/([.C523]*[.D523]))+[.B523]" office:value-type="float" office:value="30.2314406203614" calcext:value-type="float">
            <text:p>30,2314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27+6*RAND()" office:value-type="float" office:value="29.7125807397533" calcext:value-type="float">
            <text:p>29,7126</text:p>
          </table:table-cell>
          <table:table-cell table:formula="of:=NORMINV(RAND();30;5)" office:value-type="float" office:value="30.222663140355" calcext:value-type="float">
            <text:p>30,2227</text:p>
          </table:table-cell>
          <table:table-cell table:formula="of:=48+24*RAND()" office:value-type="float" office:value="60.3948465613648" calcext:value-type="float">
            <text:p>60,3948</text:p>
          </table:table-cell>
          <table:table-cell table:formula="of:=(([.C524]+[.D524])/([.C524]*[.D524]))+[.B524]" office:value-type="float" office:value="29.7622261964479" calcext:value-type="float">
            <text:p>29,762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27+6*RAND()" office:value-type="float" office:value="32.1140071882401" calcext:value-type="float">
            <text:p>32,1140</text:p>
          </table:table-cell>
          <table:table-cell table:formula="of:=NORMINV(RAND();30;5)" office:value-type="float" office:value="22.4861711763371" calcext:value-type="float">
            <text:p>22,4862</text:p>
          </table:table-cell>
          <table:table-cell table:formula="of:=48+24*RAND()" office:value-type="float" office:value="62.1257752133533" calcext:value-type="float">
            <text:p>62,1258</text:p>
          </table:table-cell>
          <table:table-cell table:formula="of:=(([.C525]+[.D525])/([.C525]*[.D525]))+[.B525]" office:value-type="float" office:value="32.1745753443003" calcext:value-type="float">
            <text:p>32,1746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27+6*RAND()" office:value-type="float" office:value="29.5954641073477" calcext:value-type="float">
            <text:p>29,5955</text:p>
          </table:table-cell>
          <table:table-cell table:formula="of:=NORMINV(RAND();30;5)" office:value-type="float" office:value="24.7876942794982" calcext:value-type="float">
            <text:p>24,7877</text:p>
          </table:table-cell>
          <table:table-cell table:formula="of:=48+24*RAND()" office:value-type="float" office:value="67.1405827766284" calcext:value-type="float">
            <text:p>67,1406</text:p>
          </table:table-cell>
          <table:table-cell table:formula="of:=(([.C526]+[.D526])/([.C526]*[.D526]))+[.B526]" office:value-type="float" office:value="29.6507008274639" calcext:value-type="float">
            <text:p>29,6507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27+6*RAND()" office:value-type="float" office:value="30.2924521921668" calcext:value-type="float">
            <text:p>30,2925</text:p>
          </table:table-cell>
          <table:table-cell table:formula="of:=NORMINV(RAND();30;5)" office:value-type="float" office:value="31.7631356759169" calcext:value-type="float">
            <text:p>31,7631</text:p>
          </table:table-cell>
          <table:table-cell table:formula="of:=48+24*RAND()" office:value-type="float" office:value="59.8136031618342" calcext:value-type="float">
            <text:p>59,8136</text:p>
          </table:table-cell>
          <table:table-cell table:formula="of:=(([.C527]+[.D527])/([.C527]*[.D527]))+[.B527]" office:value-type="float" office:value="30.3406538348495" calcext:value-type="float">
            <text:p>30,3407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27+6*RAND()" office:value-type="float" office:value="27.5251218143385" calcext:value-type="float">
            <text:p>27,5251</text:p>
          </table:table-cell>
          <table:table-cell table:formula="of:=NORMINV(RAND();30;5)" office:value-type="float" office:value="33.3547545343742" calcext:value-type="float">
            <text:p>33,3548</text:p>
          </table:table-cell>
          <table:table-cell table:formula="of:=48+24*RAND()" office:value-type="float" office:value="55.3601154377684" calcext:value-type="float">
            <text:p>55,3601</text:p>
          </table:table-cell>
          <table:table-cell table:formula="of:=(([.C528]+[.D528])/([.C528]*[.D528]))+[.B528]" office:value-type="float" office:value="27.5731660937876" calcext:value-type="float">
            <text:p>27,573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27+6*RAND()" office:value-type="float" office:value="27.2968893579673" calcext:value-type="float">
            <text:p>27,2969</text:p>
          </table:table-cell>
          <table:table-cell table:formula="of:=NORMINV(RAND();30;5)" office:value-type="float" office:value="30.1782704402263" calcext:value-type="float">
            <text:p>30,1783</text:p>
          </table:table-cell>
          <table:table-cell table:formula="of:=48+24*RAND()" office:value-type="float" office:value="61.4433284858242" calcext:value-type="float">
            <text:p>61,4433</text:p>
          </table:table-cell>
          <table:table-cell table:formula="of:=(([.C529]+[.D529])/([.C529]*[.D529]))+[.B529]" office:value-type="float" office:value="27.3463009430974" calcext:value-type="float">
            <text:p>27,3463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27+6*RAND()" office:value-type="float" office:value="27.9744143604767" calcext:value-type="float">
            <text:p>27,9744</text:p>
          </table:table-cell>
          <table:table-cell table:formula="of:=NORMINV(RAND();30;5)" office:value-type="float" office:value="40.1155528813396" calcext:value-type="float">
            <text:p>40,1156</text:p>
          </table:table-cell>
          <table:table-cell table:formula="of:=48+24*RAND()" office:value-type="float" office:value="71.2158409534022" calcext:value-type="float">
            <text:p>71,2158</text:p>
          </table:table-cell>
          <table:table-cell table:formula="of:=(([.C530]+[.D530])/([.C530]*[.D530]))+[.B530]" office:value-type="float" office:value="28.0133841676789" calcext:value-type="float">
            <text:p>28,0134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27+6*RAND()" office:value-type="float" office:value="30.7752201093826" calcext:value-type="float">
            <text:p>30,7752</text:p>
          </table:table-cell>
          <table:table-cell table:formula="of:=NORMINV(RAND();30;5)" office:value-type="float" office:value="30.253027048092" calcext:value-type="float">
            <text:p>30,2530</text:p>
          </table:table-cell>
          <table:table-cell table:formula="of:=48+24*RAND()" office:value-type="float" office:value="54.6024711979553" calcext:value-type="float">
            <text:p>54,6025</text:p>
          </table:table-cell>
          <table:table-cell table:formula="of:=(([.C531]+[.D531])/([.C531]*[.D531]))+[.B531]" office:value-type="float" office:value="30.8265888423441" calcext:value-type="float">
            <text:p>30,8266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27+6*RAND()" office:value-type="float" office:value="29.8757512990851" calcext:value-type="float">
            <text:p>29,8758</text:p>
          </table:table-cell>
          <table:table-cell table:formula="of:=NORMINV(RAND();30;5)" office:value-type="float" office:value="17.6656816125283" calcext:value-type="float">
            <text:p>17,6657</text:p>
          </table:table-cell>
          <table:table-cell table:formula="of:=48+24*RAND()" office:value-type="float" office:value="49.3605618579313" calcext:value-type="float">
            <text:p>49,3606</text:p>
          </table:table-cell>
          <table:table-cell table:formula="of:=(([.C532]+[.D532])/([.C532]*[.D532]))+[.B532]" office:value-type="float" office:value="29.9526173176273" calcext:value-type="float">
            <text:p>29,9526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27+6*RAND()" office:value-type="float" office:value="27.3175845646765" calcext:value-type="float">
            <text:p>27,3176</text:p>
          </table:table-cell>
          <table:table-cell table:formula="of:=NORMINV(RAND();30;5)" office:value-type="float" office:value="34.8463646385815" calcext:value-type="float">
            <text:p>34,8464</text:p>
          </table:table-cell>
          <table:table-cell table:formula="of:=48+24*RAND()" office:value-type="float" office:value="64.0606745509431" calcext:value-type="float">
            <text:p>64,0607</text:p>
          </table:table-cell>
          <table:table-cell table:formula="of:=(([.C533]+[.D533])/([.C533]*[.D533]))+[.B533]" office:value-type="float" office:value="27.3618921637306" calcext:value-type="float">
            <text:p>27,3619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27+6*RAND()" office:value-type="float" office:value="29.7196303841192" calcext:value-type="float">
            <text:p>29,7196</text:p>
          </table:table-cell>
          <table:table-cell table:formula="of:=NORMINV(RAND();30;5)" office:value-type="float" office:value="30.3736063496557" calcext:value-type="float">
            <text:p>30,3736</text:p>
          </table:table-cell>
          <table:table-cell table:formula="of:=48+24*RAND()" office:value-type="float" office:value="60.9549618372694" calcext:value-type="float">
            <text:p>60,9550</text:p>
          </table:table-cell>
          <table:table-cell table:formula="of:=(([.C534]+[.D534])/([.C534]*[.D534]))+[.B534]" office:value-type="float" office:value="29.7689592607354" calcext:value-type="float">
            <text:p>29,7690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27+6*RAND()" office:value-type="float" office:value="31.7030580213759" calcext:value-type="float">
            <text:p>31,7031</text:p>
          </table:table-cell>
          <table:table-cell table:formula="of:=NORMINV(RAND();30;5)" office:value-type="float" office:value="27.9817112275886" calcext:value-type="float">
            <text:p>27,9817</text:p>
          </table:table-cell>
          <table:table-cell table:formula="of:=48+24*RAND()" office:value-type="float" office:value="58.7496949816123" calcext:value-type="float">
            <text:p>58,7497</text:p>
          </table:table-cell>
          <table:table-cell table:formula="of:=(([.C535]+[.D535])/([.C535]*[.D535]))+[.B535]" office:value-type="float" office:value="31.7558170148201" calcext:value-type="float">
            <text:p>31,7558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27+6*RAND()" office:value-type="float" office:value="27.7478086513001" calcext:value-type="float">
            <text:p>27,7478</text:p>
          </table:table-cell>
          <table:table-cell table:formula="of:=NORMINV(RAND();30;5)" office:value-type="float" office:value="24.7993067859027" calcext:value-type="float">
            <text:p>24,7993</text:p>
          </table:table-cell>
          <table:table-cell table:formula="of:=48+24*RAND()" office:value-type="float" office:value="70.5743658235297" calcext:value-type="float">
            <text:p>70,5744</text:p>
          </table:table-cell>
          <table:table-cell table:formula="of:=(([.C536]+[.D536])/([.C536]*[.D536]))+[.B536]" office:value-type="float" office:value="27.8023018098203" calcext:value-type="float">
            <text:p>27,8023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27+6*RAND()" office:value-type="float" office:value="32.9239341763314" calcext:value-type="float">
            <text:p>32,9239</text:p>
          </table:table-cell>
          <table:table-cell table:formula="of:=NORMINV(RAND();30;5)" office:value-type="float" office:value="31.3880494853074" calcext:value-type="float">
            <text:p>31,3880</text:p>
          </table:table-cell>
          <table:table-cell table:formula="of:=48+24*RAND()" office:value-type="float" office:value="53.3521781461313" calcext:value-type="float">
            <text:p>53,3522</text:p>
          </table:table-cell>
          <table:table-cell table:formula="of:=(([.C537]+[.D537])/([.C537]*[.D537]))+[.B537]" office:value-type="float" office:value="32.9745368126039" calcext:value-type="float">
            <text:p>32,974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27+6*RAND()" office:value-type="float" office:value="28.2482968715485" calcext:value-type="float">
            <text:p>28,2483</text:p>
          </table:table-cell>
          <table:table-cell table:formula="of:=NORMINV(RAND();30;5)" office:value-type="float" office:value="23.7968487558213" calcext:value-type="float">
            <text:p>23,7968</text:p>
          </table:table-cell>
          <table:table-cell table:formula="of:=48+24*RAND()" office:value-type="float" office:value="65.6162039944902" calcext:value-type="float">
            <text:p>65,6162</text:p>
          </table:table-cell>
          <table:table-cell table:formula="of:=(([.C538]+[.D538])/([.C538]*[.D538]))+[.B538]" office:value-type="float" office:value="28.3055593801927" calcext:value-type="float">
            <text:p>28,3056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27+6*RAND()" office:value-type="float" office:value="32.365300090285" calcext:value-type="float">
            <text:p>32,3653</text:p>
          </table:table-cell>
          <table:table-cell table:formula="of:=NORMINV(RAND();30;5)" office:value-type="float" office:value="30.5875287834961" calcext:value-type="float">
            <text:p>30,5875</text:p>
          </table:table-cell>
          <table:table-cell table:formula="of:=48+24*RAND()" office:value-type="float" office:value="61.6223470391706" calcext:value-type="float">
            <text:p>61,6223</text:p>
          </table:table-cell>
          <table:table-cell table:formula="of:=(([.C539]+[.D539])/([.C539]*[.D539]))+[.B539]" office:value-type="float" office:value="32.4142210322429" calcext:value-type="float">
            <text:p>32,414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27+6*RAND()" office:value-type="float" office:value="27.1081342098769" calcext:value-type="float">
            <text:p>27,1081</text:p>
          </table:table-cell>
          <table:table-cell table:formula="of:=NORMINV(RAND();30;5)" office:value-type="float" office:value="23.6563601470384" calcext:value-type="float">
            <text:p>23,6564</text:p>
          </table:table-cell>
          <table:table-cell table:formula="of:=48+24*RAND()" office:value-type="float" office:value="61.9716003695503" calcext:value-type="float">
            <text:p>61,9716</text:p>
          </table:table-cell>
          <table:table-cell table:formula="of:=(([.C540]+[.D540])/([.C540]*[.D540]))+[.B540]" office:value-type="float" office:value="27.1665425635538" calcext:value-type="float">
            <text:p>27,1665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27+6*RAND()" office:value-type="float" office:value="29.6553426773753" calcext:value-type="float">
            <text:p>29,6553</text:p>
          </table:table-cell>
          <table:table-cell table:formula="of:=NORMINV(RAND();30;5)" office:value-type="float" office:value="24.6976330729303" calcext:value-type="float">
            <text:p>24,6976</text:p>
          </table:table-cell>
          <table:table-cell table:formula="of:=48+24*RAND()" office:value-type="float" office:value="57.9229075340554" calcext:value-type="float">
            <text:p>57,9229</text:p>
          </table:table-cell>
          <table:table-cell table:formula="of:=(([.C541]+[.D541])/([.C541]*[.D541]))+[.B541]" office:value-type="float" office:value="29.7130967140584" calcext:value-type="float">
            <text:p>29,7131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27+6*RAND()" office:value-type="float" office:value="30.0597310632002" calcext:value-type="float">
            <text:p>30,0597</text:p>
          </table:table-cell>
          <table:table-cell table:formula="of:=NORMINV(RAND();30;5)" office:value-type="float" office:value="22.5941179568596" calcext:value-type="float">
            <text:p>22,5941</text:p>
          </table:table-cell>
          <table:table-cell table:formula="of:=48+24*RAND()" office:value-type="float" office:value="55.9586306707934" calcext:value-type="float">
            <text:p>55,9586</text:p>
          </table:table-cell>
          <table:table-cell table:formula="of:=(([.C542]+[.D542])/([.C542]*[.D542]))+[.B542]" office:value-type="float" office:value="30.1218607144253" calcext:value-type="float">
            <text:p>30,1219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27+6*RAND()" office:value-type="float" office:value="29.8428106668871" calcext:value-type="float">
            <text:p>29,8428</text:p>
          </table:table-cell>
          <table:table-cell table:formula="of:=NORMINV(RAND();30;5)" office:value-type="float" office:value="25.2227412956764" calcext:value-type="float">
            <text:p>25,2227</text:p>
          </table:table-cell>
          <table:table-cell table:formula="of:=48+24*RAND()" office:value-type="float" office:value="67.9375649644062" calcext:value-type="float">
            <text:p>67,9376</text:p>
          </table:table-cell>
          <table:table-cell table:formula="of:=(([.C543]+[.D543])/([.C543]*[.D543]))+[.B543]" office:value-type="float" office:value="29.8971768251974" calcext:value-type="float">
            <text:p>29,8972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27+6*RAND()" office:value-type="float" office:value="29.7468507166486" calcext:value-type="float">
            <text:p>29,7469</text:p>
          </table:table-cell>
          <table:table-cell table:formula="of:=NORMINV(RAND();30;5)" office:value-type="float" office:value="27.9765768258735" calcext:value-type="float">
            <text:p>27,9766</text:p>
          </table:table-cell>
          <table:table-cell table:formula="of:=48+24*RAND()" office:value-type="float" office:value="60.4756713872775" calcext:value-type="float">
            <text:p>60,4757</text:p>
          </table:table-cell>
          <table:table-cell table:formula="of:=(([.C544]+[.D544])/([.C544]*[.D544]))+[.B544]" office:value-type="float" office:value="29.799130478876" calcext:value-type="float">
            <text:p>29,7991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27+6*RAND()" office:value-type="float" office:value="31.5148523447569" calcext:value-type="float">
            <text:p>31,5149</text:p>
          </table:table-cell>
          <table:table-cell table:formula="of:=NORMINV(RAND();30;5)" office:value-type="float" office:value="40.7843031906708" calcext:value-type="float">
            <text:p>40,7843</text:p>
          </table:table-cell>
          <table:table-cell table:formula="of:=48+24*RAND()" office:value-type="float" office:value="67.8937629042193" calcext:value-type="float">
            <text:p>67,8938</text:p>
          </table:table-cell>
          <table:table-cell table:formula="of:=(([.C545]+[.D545])/([.C545]*[.D545]))+[.B545]" office:value-type="float" office:value="31.5541004753135" calcext:value-type="float">
            <text:p>31,5541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27+6*RAND()" office:value-type="float" office:value="30.5933219811413" calcext:value-type="float">
            <text:p>30,5933</text:p>
          </table:table-cell>
          <table:table-cell table:formula="of:=NORMINV(RAND();30;5)" office:value-type="float" office:value="34.1720556355969" calcext:value-type="float">
            <text:p>34,1721</text:p>
          </table:table-cell>
          <table:table-cell table:formula="of:=48+24*RAND()" office:value-type="float" office:value="63.5760570606217" calcext:value-type="float">
            <text:p>63,5761</text:p>
          </table:table-cell>
          <table:table-cell table:formula="of:=(([.C546]+[.D546])/([.C546]*[.D546]))+[.B546]" office:value-type="float" office:value="30.6383148500563" calcext:value-type="float">
            <text:p>30,6383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27+6*RAND()" office:value-type="float" office:value="27.7365944890771" calcext:value-type="float">
            <text:p>27,7366</text:p>
          </table:table-cell>
          <table:table-cell table:formula="of:=NORMINV(RAND();30;5)" office:value-type="float" office:value="28.9941343747454" calcext:value-type="float">
            <text:p>28,9941</text:p>
          </table:table-cell>
          <table:table-cell table:formula="of:=48+24*RAND()" office:value-type="float" office:value="70.4311736030504" calcext:value-type="float">
            <text:p>70,4312</text:p>
          </table:table-cell>
          <table:table-cell table:formula="of:=(([.C547]+[.D547])/([.C547]*[.D547]))+[.B547]" office:value-type="float" office:value="27.7852824820612" calcext:value-type="float">
            <text:p>27,785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27+6*RAND()" office:value-type="float" office:value="28.0656715084333" calcext:value-type="float">
            <text:p>28,0657</text:p>
          </table:table-cell>
          <table:table-cell table:formula="of:=NORMINV(RAND();30;5)" office:value-type="float" office:value="30.0978501075968" calcext:value-type="float">
            <text:p>30,0979</text:p>
          </table:table-cell>
          <table:table-cell table:formula="of:=48+24*RAND()" office:value-type="float" office:value="66.8044306794182" calcext:value-type="float">
            <text:p>66,8044</text:p>
          </table:table-cell>
          <table:table-cell table:formula="of:=(([.C548]+[.D548])/([.C548]*[.D548]))+[.B548]" office:value-type="float" office:value="28.1138655399073" calcext:value-type="float">
            <text:p>28,1139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27+6*RAND()" office:value-type="float" office:value="32.6642242467497" calcext:value-type="float">
            <text:p>32,6642</text:p>
          </table:table-cell>
          <table:table-cell table:formula="of:=NORMINV(RAND();30;5)" office:value-type="float" office:value="26.5532407693361" calcext:value-type="float">
            <text:p>26,5532</text:p>
          </table:table-cell>
          <table:table-cell table:formula="of:=48+24*RAND()" office:value-type="float" office:value="58.2794584287331" calcext:value-type="float">
            <text:p>58,2795</text:p>
          </table:table-cell>
          <table:table-cell table:formula="of:=(([.C549]+[.D549])/([.C549]*[.D549]))+[.B549]" office:value-type="float" office:value="32.7190431376704" calcext:value-type="float">
            <text:p>32,7190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27+6*RAND()" office:value-type="float" office:value="28.0254985846113" calcext:value-type="float">
            <text:p>28,0255</text:p>
          </table:table-cell>
          <table:table-cell table:formula="of:=NORMINV(RAND();30;5)" office:value-type="float" office:value="32.3859867737108" calcext:value-type="float">
            <text:p>32,3860</text:p>
          </table:table-cell>
          <table:table-cell table:formula="of:=48+24*RAND()" office:value-type="float" office:value="62.7126680156216" calcext:value-type="float">
            <text:p>62,7127</text:p>
          </table:table-cell>
          <table:table-cell table:formula="of:=(([.C550]+[.D550])/([.C550]*[.D550]))+[.B550]" office:value-type="float" office:value="28.0723218785116" calcext:value-type="float">
            <text:p>28,0723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27+6*RAND()" office:value-type="float" office:value="32.9022166121285" calcext:value-type="float">
            <text:p>32,9022</text:p>
          </table:table-cell>
          <table:table-cell table:formula="of:=NORMINV(RAND();30;5)" office:value-type="float" office:value="20.9758900870978" calcext:value-type="float">
            <text:p>20,9759</text:p>
          </table:table-cell>
          <table:table-cell table:formula="of:=48+24*RAND()" office:value-type="float" office:value="51.8225503256545" calcext:value-type="float">
            <text:p>51,8226</text:p>
          </table:table-cell>
          <table:table-cell table:formula="of:=(([.C551]+[.D551])/([.C551]*[.D551]))+[.B551]" office:value-type="float" office:value="32.969187012413" calcext:value-type="float">
            <text:p>32,9692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27+6*RAND()" office:value-type="float" office:value="27.2651276628021" calcext:value-type="float">
            <text:p>27,2651</text:p>
          </table:table-cell>
          <table:table-cell table:formula="of:=NORMINV(RAND();30;5)" office:value-type="float" office:value="26.170162480268" calcext:value-type="float">
            <text:p>26,1702</text:p>
          </table:table-cell>
          <table:table-cell table:formula="of:=48+24*RAND()" office:value-type="float" office:value="70.3385820491239" calcext:value-type="float">
            <text:p>70,3386</text:p>
          </table:table-cell>
          <table:table-cell table:formula="of:=(([.C552]+[.D552])/([.C552]*[.D552]))+[.B552]" office:value-type="float" office:value="27.3175560668592" calcext:value-type="float">
            <text:p>27,3176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27+6*RAND()" office:value-type="float" office:value="27.6944287049118" calcext:value-type="float">
            <text:p>27,6944</text:p>
          </table:table-cell>
          <table:table-cell table:formula="of:=NORMINV(RAND();30;5)" office:value-type="float" office:value="37.063065557989" calcext:value-type="float">
            <text:p>37,0631</text:p>
          </table:table-cell>
          <table:table-cell table:formula="of:=48+24*RAND()" office:value-type="float" office:value="63.1498978016898" calcext:value-type="float">
            <text:p>63,1499</text:p>
          </table:table-cell>
          <table:table-cell table:formula="of:=(([.C553]+[.D553])/([.C553]*[.D553]))+[.B553]" office:value-type="float" office:value="27.73724508182" calcext:value-type="float">
            <text:p>27,7372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27+6*RAND()" office:value-type="float" office:value="27.5290628105868" calcext:value-type="float">
            <text:p>27,5291</text:p>
          </table:table-cell>
          <table:table-cell table:formula="of:=NORMINV(RAND();30;5)" office:value-type="float" office:value="28.3884460287462" calcext:value-type="float">
            <text:p>28,3884</text:p>
          </table:table-cell>
          <table:table-cell table:formula="of:=48+24*RAND()" office:value-type="float" office:value="51.0700718304142" calcext:value-type="float">
            <text:p>51,0701</text:p>
          </table:table-cell>
          <table:table-cell table:formula="of:=(([.C554]+[.D554])/([.C554]*[.D554]))+[.B554]" office:value-type="float" office:value="27.5838693487807" calcext:value-type="float">
            <text:p>27,5839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27+6*RAND()" office:value-type="float" office:value="28.2091554331128" calcext:value-type="float">
            <text:p>28,2092</text:p>
          </table:table-cell>
          <table:table-cell table:formula="of:=NORMINV(RAND();30;5)" office:value-type="float" office:value="34.2286200715086" calcext:value-type="float">
            <text:p>34,2286</text:p>
          </table:table-cell>
          <table:table-cell table:formula="of:=48+24*RAND()" office:value-type="float" office:value="52.6370095917955" calcext:value-type="float">
            <text:p>52,6370</text:p>
          </table:table-cell>
          <table:table-cell table:formula="of:=(([.C555]+[.D555])/([.C555]*[.D555]))+[.B555]" office:value-type="float" office:value="28.2573687902654" calcext:value-type="float">
            <text:p>28,2574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27+6*RAND()" office:value-type="float" office:value="30.4174773583654" calcext:value-type="float">
            <text:p>30,4175</text:p>
          </table:table-cell>
          <table:table-cell table:formula="of:=NORMINV(RAND();30;5)" office:value-type="float" office:value="33.2583024179257" calcext:value-type="float">
            <text:p>33,2583</text:p>
          </table:table-cell>
          <table:table-cell table:formula="of:=48+24*RAND()" office:value-type="float" office:value="57.5224389703944" calcext:value-type="float">
            <text:p>57,5224</text:p>
          </table:table-cell>
          <table:table-cell table:formula="of:=(([.C556]+[.D556])/([.C556]*[.D556]))+[.B556]" office:value-type="float" office:value="30.4649295586936" calcext:value-type="float">
            <text:p>30,4649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27+6*RAND()" office:value-type="float" office:value="29.0877768869977" calcext:value-type="float">
            <text:p>29,0878</text:p>
          </table:table-cell>
          <table:table-cell table:formula="of:=NORMINV(RAND();30;5)" office:value-type="float" office:value="27.8280507822937" calcext:value-type="float">
            <text:p>27,8281</text:p>
          </table:table-cell>
          <table:table-cell table:formula="of:=48+24*RAND()" office:value-type="float" office:value="57.8100732816383" calcext:value-type="float">
            <text:p>57,8101</text:p>
          </table:table-cell>
          <table:table-cell table:formula="of:=(([.C557]+[.D557])/([.C557]*[.D557]))+[.B557]" office:value-type="float" office:value="29.1410098742815" calcext:value-type="float">
            <text:p>29,1410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27+6*RAND()" office:value-type="float" office:value="32.5531692376826" calcext:value-type="float">
            <text:p>32,5532</text:p>
          </table:table-cell>
          <table:table-cell table:formula="of:=NORMINV(RAND();30;5)" office:value-type="float" office:value="33.1849638537172" calcext:value-type="float">
            <text:p>33,1850</text:p>
          </table:table-cell>
          <table:table-cell table:formula="of:=48+24*RAND()" office:value-type="float" office:value="67.5307622859255" calcext:value-type="float">
            <text:p>67,5308</text:p>
          </table:table-cell>
          <table:table-cell table:formula="of:=(([.C558]+[.D558])/([.C558]*[.D558]))+[.B558]" office:value-type="float" office:value="32.5981114334589" calcext:value-type="float">
            <text:p>32,5981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27+6*RAND()" office:value-type="float" office:value="27.0700330885593" calcext:value-type="float">
            <text:p>27,0700</text:p>
          </table:table-cell>
          <table:table-cell table:formula="of:=NORMINV(RAND();30;5)" office:value-type="float" office:value="38.1916264008534" calcext:value-type="float">
            <text:p>38,1916</text:p>
          </table:table-cell>
          <table:table-cell table:formula="of:=48+24*RAND()" office:value-type="float" office:value="70.475041125901" calcext:value-type="float">
            <text:p>70,4750</text:p>
          </table:table-cell>
          <table:table-cell table:formula="of:=(([.C559]+[.D559])/([.C559]*[.D559]))+[.B559]" office:value-type="float" office:value="27.1104062592128" calcext:value-type="float">
            <text:p>27,1104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27+6*RAND()" office:value-type="float" office:value="29.0570858346764" calcext:value-type="float">
            <text:p>29,0571</text:p>
          </table:table-cell>
          <table:table-cell table:formula="of:=NORMINV(RAND();30;5)" office:value-type="float" office:value="34.0175137083132" calcext:value-type="float">
            <text:p>34,0175</text:p>
          </table:table-cell>
          <table:table-cell table:formula="of:=48+24*RAND()" office:value-type="float" office:value="49.6436408339068" calcext:value-type="float">
            <text:p>49,6436</text:p>
          </table:table-cell>
          <table:table-cell table:formula="of:=(([.C560]+[.D560])/([.C560]*[.D560]))+[.B560]" office:value-type="float" office:value="29.1066260238096" calcext:value-type="float">
            <text:p>29,1066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27+6*RAND()" office:value-type="float" office:value="28.8998846879695" calcext:value-type="float">
            <text:p>28,8999</text:p>
          </table:table-cell>
          <table:table-cell table:formula="of:=NORMINV(RAND();30;5)" office:value-type="float" office:value="32.2566915779643" calcext:value-type="float">
            <text:p>32,2567</text:p>
          </table:table-cell>
          <table:table-cell table:formula="of:=48+24*RAND()" office:value-type="float" office:value="53.0981281539425" calcext:value-type="float">
            <text:p>53,0981</text:p>
          </table:table-cell>
          <table:table-cell table:formula="of:=(([.C561]+[.D561])/([.C561]*[.D561]))+[.B561]" office:value-type="float" office:value="28.9497190630234" calcext:value-type="float">
            <text:p>28,9497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27+6*RAND()" office:value-type="float" office:value="28.4146753528621" calcext:value-type="float">
            <text:p>28,4147</text:p>
          </table:table-cell>
          <table:table-cell table:formula="of:=NORMINV(RAND();30;5)" office:value-type="float" office:value="31.6438532789232" calcext:value-type="float">
            <text:p>31,6439</text:p>
          </table:table-cell>
          <table:table-cell table:formula="of:=48+24*RAND()" office:value-type="float" office:value="65.6685672299936" calcext:value-type="float">
            <text:p>65,6686</text:p>
          </table:table-cell>
          <table:table-cell table:formula="of:=(([.C562]+[.D562])/([.C562]*[.D562]))+[.B562]" office:value-type="float" office:value="28.4615050524835" calcext:value-type="float">
            <text:p>28,4615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27+6*RAND()" office:value-type="float" office:value="29.2281571242493" calcext:value-type="float">
            <text:p>29,2282</text:p>
          </table:table-cell>
          <table:table-cell table:formula="of:=NORMINV(RAND();30;5)" office:value-type="float" office:value="40.7736777038823" calcext:value-type="float">
            <text:p>40,7737</text:p>
          </table:table-cell>
          <table:table-cell table:formula="of:=48+24*RAND()" office:value-type="float" office:value="51.2081341920421" calcext:value-type="float">
            <text:p>51,2081</text:p>
          </table:table-cell>
          <table:table-cell table:formula="of:=(([.C563]+[.D563])/([.C563]*[.D563]))+[.B563]" office:value-type="float" office:value="29.2722108985297" calcext:value-type="float">
            <text:p>29,272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27+6*RAND()" office:value-type="float" office:value="27.8567545234691" calcext:value-type="float">
            <text:p>27,8568</text:p>
          </table:table-cell>
          <table:table-cell table:formula="of:=NORMINV(RAND();30;5)" office:value-type="float" office:value="31.7650694030336" calcext:value-type="float">
            <text:p>31,7651</text:p>
          </table:table-cell>
          <table:table-cell table:formula="of:=48+24*RAND()" office:value-type="float" office:value="53.7466623885557" calcext:value-type="float">
            <text:p>53,7467</text:p>
          </table:table-cell>
          <table:table-cell table:formula="of:=(([.C564]+[.D564])/([.C564]*[.D564]))+[.B564]" office:value-type="float" office:value="27.9068414511675" calcext:value-type="float">
            <text:p>27,9068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27+6*RAND()" office:value-type="float" office:value="28.6315375466365" calcext:value-type="float">
            <text:p>28,6315</text:p>
          </table:table-cell>
          <table:table-cell table:formula="of:=NORMINV(RAND();30;5)" office:value-type="float" office:value="27.6890876068374" calcext:value-type="float">
            <text:p>27,6891</text:p>
          </table:table-cell>
          <table:table-cell table:formula="of:=48+24*RAND()" office:value-type="float" office:value="66.233471098356" calcext:value-type="float">
            <text:p>66,2335</text:p>
          </table:table-cell>
          <table:table-cell table:formula="of:=(([.C565]+[.D565])/([.C565]*[.D565]))+[.B565]" office:value-type="float" office:value="28.6827509637595" calcext:value-type="float">
            <text:p>28,6828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27+6*RAND()" office:value-type="float" office:value="28.7549872042146" calcext:value-type="float">
            <text:p>28,7550</text:p>
          </table:table-cell>
          <table:table-cell table:formula="of:=NORMINV(RAND();30;5)" office:value-type="float" office:value="28.686732523348" calcext:value-type="float">
            <text:p>28,6867</text:p>
          </table:table-cell>
          <table:table-cell table:formula="of:=48+24*RAND()" office:value-type="float" office:value="58.3971953457221" calcext:value-type="float">
            <text:p>58,3972</text:p>
          </table:table-cell>
          <table:table-cell table:formula="of:=(([.C566]+[.D566])/([.C566]*[.D566]))+[.B566]" office:value-type="float" office:value="28.8069706346604" calcext:value-type="float">
            <text:p>28,807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27+6*RAND()" office:value-type="float" office:value="28.2365387196187" calcext:value-type="float">
            <text:p>28,2365</text:p>
          </table:table-cell>
          <table:table-cell table:formula="of:=NORMINV(RAND();30;5)" office:value-type="float" office:value="24.1832886758919" calcext:value-type="float">
            <text:p>24,1833</text:p>
          </table:table-cell>
          <table:table-cell table:formula="of:=48+24*RAND()" office:value-type="float" office:value="59.7562055429444" calcext:value-type="float">
            <text:p>59,7562</text:p>
          </table:table-cell>
          <table:table-cell table:formula="of:=(([.C567]+[.D567])/([.C567]*[.D567]))+[.B567]" office:value-type="float" office:value="28.2946242521722" calcext:value-type="float">
            <text:p>28,2946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27+6*RAND()" office:value-type="float" office:value="28.5573479204904" calcext:value-type="float">
            <text:p>28,5573</text:p>
          </table:table-cell>
          <table:table-cell table:formula="of:=NORMINV(RAND();30;5)" office:value-type="float" office:value="38.4040488695384" calcext:value-type="float">
            <text:p>38,4040</text:p>
          </table:table-cell>
          <table:table-cell table:formula="of:=48+24*RAND()" office:value-type="float" office:value="56.5210895547643" calcext:value-type="float">
            <text:p>56,5211</text:p>
          </table:table-cell>
          <table:table-cell table:formula="of:=(([.C568]+[.D568])/([.C568]*[.D568]))+[.B568]" office:value-type="float" office:value="28.6010793526546" calcext:value-type="float">
            <text:p>28,6011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27+6*RAND()" office:value-type="float" office:value="28.1091155454051" calcext:value-type="float">
            <text:p>28,1091</text:p>
          </table:table-cell>
          <table:table-cell table:formula="of:=NORMINV(RAND();30;5)" office:value-type="float" office:value="37.4615771741379" calcext:value-type="float">
            <text:p>37,4616</text:p>
          </table:table-cell>
          <table:table-cell table:formula="of:=48+24*RAND()" office:value-type="float" office:value="57.5041321115568" calcext:value-type="float">
            <text:p>57,5041</text:p>
          </table:table-cell>
          <table:table-cell table:formula="of:=(([.C569]+[.D569])/([.C569]*[.D569]))+[.B569]" office:value-type="float" office:value="28.1531996176438" calcext:value-type="float">
            <text:p>28,1532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27+6*RAND()" office:value-type="float" office:value="29.2631727622356" calcext:value-type="float">
            <text:p>29,2632</text:p>
          </table:table-cell>
          <table:table-cell table:formula="of:=NORMINV(RAND();30;5)" office:value-type="float" office:value="26.1641700960958" calcext:value-type="float">
            <text:p>26,1642</text:p>
          </table:table-cell>
          <table:table-cell table:formula="of:=48+24*RAND()" office:value-type="float" office:value="49.5395358977839" calcext:value-type="float">
            <text:p>49,5395</text:p>
          </table:table-cell>
          <table:table-cell table:formula="of:=(([.C570]+[.D570])/([.C570]*[.D570]))+[.B570]" office:value-type="float" office:value="29.3215788669727" calcext:value-type="float">
            <text:p>29,3216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27+6*RAND()" office:value-type="float" office:value="32.0523099030834" calcext:value-type="float">
            <text:p>32,0523</text:p>
          </table:table-cell>
          <table:table-cell table:formula="of:=NORMINV(RAND();30;5)" office:value-type="float" office:value="18.7598011169663" calcext:value-type="float">
            <text:p>18,7598</text:p>
          </table:table-cell>
          <table:table-cell table:formula="of:=48+24*RAND()" office:value-type="float" office:value="55.8166885217652" calcext:value-type="float">
            <text:p>55,8167</text:p>
          </table:table-cell>
          <table:table-cell table:formula="of:=(([.C571]+[.D571])/([.C571]*[.D571]))+[.B571]" office:value-type="float" office:value="32.1235311609943" calcext:value-type="float">
            <text:p>32,1235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27+6*RAND()" office:value-type="float" office:value="31.9871857005637" calcext:value-type="float">
            <text:p>31,9872</text:p>
          </table:table-cell>
          <table:table-cell table:formula="of:=NORMINV(RAND();30;5)" office:value-type="float" office:value="25.2216972827701" calcext:value-type="float">
            <text:p>25,2217</text:p>
          </table:table-cell>
          <table:table-cell table:formula="of:=48+24*RAND()" office:value-type="float" office:value="64.6008175397292" calcext:value-type="float">
            <text:p>64,6008</text:p>
          </table:table-cell>
          <table:table-cell table:formula="of:=(([.C572]+[.D572])/([.C572]*[.D572]))+[.B572]" office:value-type="float" office:value="32.0423137831009" calcext:value-type="float">
            <text:p>32,0423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27+6*RAND()" office:value-type="float" office:value="28.189531858312" calcext:value-type="float">
            <text:p>28,1895</text:p>
          </table:table-cell>
          <table:table-cell table:formula="of:=NORMINV(RAND();30;5)" office:value-type="float" office:value="27.9223795376196" calcext:value-type="float">
            <text:p>27,9224</text:p>
          </table:table-cell>
          <table:table-cell table:formula="of:=48+24*RAND()" office:value-type="float" office:value="54.4176389174536" calcext:value-type="float">
            <text:p>54,4176</text:p>
          </table:table-cell>
          <table:table-cell table:formula="of:=(([.C573]+[.D573])/([.C573]*[.D573]))+[.B573]" office:value-type="float" office:value="28.2437218194313" calcext:value-type="float">
            <text:p>28,2437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27+6*RAND()" office:value-type="float" office:value="29.0516376087908" calcext:value-type="float">
            <text:p>29,0516</text:p>
          </table:table-cell>
          <table:table-cell table:formula="of:=NORMINV(RAND();30;5)" office:value-type="float" office:value="19.4974659080993" calcext:value-type="float">
            <text:p>19,4975</text:p>
          </table:table-cell>
          <table:table-cell table:formula="of:=48+24*RAND()" office:value-type="float" office:value="55.509156354703" calcext:value-type="float">
            <text:p>55,5092</text:p>
          </table:table-cell>
          <table:table-cell table:formula="of:=(([.C574]+[.D574])/([.C574]*[.D574]))+[.B574]" office:value-type="float" office:value="29.1209413711247" calcext:value-type="float">
            <text:p>29,1209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27+6*RAND()" office:value-type="float" office:value="31.3376702761743" calcext:value-type="float">
            <text:p>31,3377</text:p>
          </table:table-cell>
          <table:table-cell table:formula="of:=NORMINV(RAND();30;5)" office:value-type="float" office:value="25.6690909906719" calcext:value-type="float">
            <text:p>25,6691</text:p>
          </table:table-cell>
          <table:table-cell table:formula="of:=48+24*RAND()" office:value-type="float" office:value="69.2889064187184" calcext:value-type="float">
            <text:p>69,2889</text:p>
          </table:table-cell>
          <table:table-cell table:formula="of:=(([.C575]+[.D575])/([.C575]*[.D575]))+[.B575]" office:value-type="float" office:value="31.3910599602142" calcext:value-type="float">
            <text:p>31,3911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27+6*RAND()" office:value-type="float" office:value="30.8114141898695" calcext:value-type="float">
            <text:p>30,8114</text:p>
          </table:table-cell>
          <table:table-cell table:formula="of:=NORMINV(RAND();30;5)" office:value-type="float" office:value="34.534995984629" calcext:value-type="float">
            <text:p>34,5350</text:p>
          </table:table-cell>
          <table:table-cell table:formula="of:=48+24*RAND()" office:value-type="float" office:value="70.4497599313036" calcext:value-type="float">
            <text:p>70,4498</text:p>
          </table:table-cell>
          <table:table-cell table:formula="of:=(([.C576]+[.D576])/([.C576]*[.D576]))+[.B576]" office:value-type="float" office:value="30.854564837226" calcext:value-type="float">
            <text:p>30,8546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27+6*RAND()" office:value-type="float" office:value="27.7575435515028" calcext:value-type="float">
            <text:p>27,7575</text:p>
          </table:table-cell>
          <table:table-cell table:formula="of:=NORMINV(RAND();30;5)" office:value-type="float" office:value="24.0262957763582" calcext:value-type="float">
            <text:p>24,0263</text:p>
          </table:table-cell>
          <table:table-cell table:formula="of:=48+24*RAND()" office:value-type="float" office:value="71.9973870674148" calcext:value-type="float">
            <text:p>71,9974</text:p>
          </table:table-cell>
          <table:table-cell table:formula="of:=(([.C577]+[.D577])/([.C577]*[.D577]))+[.B577]" office:value-type="float" office:value="27.8130540086896" calcext:value-type="float">
            <text:p>27,8131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27+6*RAND()" office:value-type="float" office:value="28.5785818055738" calcext:value-type="float">
            <text:p>28,5786</text:p>
          </table:table-cell>
          <table:table-cell table:formula="of:=NORMINV(RAND();30;5)" office:value-type="float" office:value="22.4836599428037" calcext:value-type="float">
            <text:p>22,4837</text:p>
          </table:table-cell>
          <table:table-cell table:formula="of:=48+24*RAND()" office:value-type="float" office:value="69.9946655826643" calcext:value-type="float">
            <text:p>69,9947</text:p>
          </table:table-cell>
          <table:table-cell table:formula="of:=(([.C578]+[.D578])/([.C578]*[.D578]))+[.B578]" office:value-type="float" office:value="28.6373453531568" calcext:value-type="float">
            <text:p>28,6373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27+6*RAND()" office:value-type="float" office:value="29.7795966148842" calcext:value-type="float">
            <text:p>29,7796</text:p>
          </table:table-cell>
          <table:table-cell table:formula="of:=NORMINV(RAND();30;5)" office:value-type="float" office:value="31.8256138016844" calcext:value-type="float">
            <text:p>31,8256</text:p>
          </table:table-cell>
          <table:table-cell table:formula="of:=48+24*RAND()" office:value-type="float" office:value="70.0186394853517" calcext:value-type="float">
            <text:p>70,0186</text:p>
          </table:table-cell>
          <table:table-cell table:formula="of:=(([.C579]+[.D579])/([.C579]*[.D579]))+[.B579]" office:value-type="float" office:value="29.8252997583692" calcext:value-type="float">
            <text:p>29,8253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27+6*RAND()" office:value-type="float" office:value="28.9514920518268" calcext:value-type="float">
            <text:p>28,9515</text:p>
          </table:table-cell>
          <table:table-cell table:formula="of:=NORMINV(RAND();30;5)" office:value-type="float" office:value="22.8586884947185" calcext:value-type="float">
            <text:p>22,8587</text:p>
          </table:table-cell>
          <table:table-cell table:formula="of:=48+24*RAND()" office:value-type="float" office:value="63.4144553253427" calcext:value-type="float">
            <text:p>63,4145</text:p>
          </table:table-cell>
          <table:table-cell table:formula="of:=(([.C580]+[.D580])/([.C580]*[.D580]))+[.B580]" office:value-type="float" office:value="29.0110083688164" calcext:value-type="float">
            <text:p>29,0110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27+6*RAND()" office:value-type="float" office:value="28.8344586028252" calcext:value-type="float">
            <text:p>28,8345</text:p>
          </table:table-cell>
          <table:table-cell table:formula="of:=NORMINV(RAND();30;5)" office:value-type="float" office:value="28.1322449706171" calcext:value-type="float">
            <text:p>28,1322</text:p>
          </table:table-cell>
          <table:table-cell table:formula="of:=48+24*RAND()" office:value-type="float" office:value="59.8134383289143" calcext:value-type="float">
            <text:p>59,8134</text:p>
          </table:table-cell>
          <table:table-cell table:formula="of:=(([.C581]+[.D581])/([.C581]*[.D581]))+[.B581]" office:value-type="float" office:value="28.8867236526567" calcext:value-type="float">
            <text:p>28,8867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27+6*RAND()" office:value-type="float" office:value="31.1123766798992" calcext:value-type="float">
            <text:p>31,1124</text:p>
          </table:table-cell>
          <table:table-cell table:formula="of:=NORMINV(RAND();30;5)" office:value-type="float" office:value="32.4310092758392" calcext:value-type="float">
            <text:p>32,4310</text:p>
          </table:table-cell>
          <table:table-cell table:formula="of:=48+24*RAND()" office:value-type="float" office:value="62.5987993357703" calcext:value-type="float">
            <text:p>62,5988</text:p>
          </table:table-cell>
          <table:table-cell table:formula="of:=(([.C582]+[.D582])/([.C582]*[.D582]))+[.B582]" office:value-type="float" office:value="31.1591861135682" calcext:value-type="float">
            <text:p>31,1592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27+6*RAND()" office:value-type="float" office:value="32.6897142191883" calcext:value-type="float">
            <text:p>32,6897</text:p>
          </table:table-cell>
          <table:table-cell table:formula="of:=NORMINV(RAND();30;5)" office:value-type="float" office:value="25.7354444442474" calcext:value-type="float">
            <text:p>25,7354</text:p>
          </table:table-cell>
          <table:table-cell table:formula="of:=48+24*RAND()" office:value-type="float" office:value="69.5202140165493" calcext:value-type="float">
            <text:p>69,5202</text:p>
          </table:table-cell>
          <table:table-cell table:formula="of:=(([.C583]+[.D583])/([.C583]*[.D583]))+[.B583]" office:value-type="float" office:value="32.7429554406175" calcext:value-type="float">
            <text:p>32,7430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27+6*RAND()" office:value-type="float" office:value="27.4613886319567" calcext:value-type="float">
            <text:p>27,4614</text:p>
          </table:table-cell>
          <table:table-cell table:formula="of:=NORMINV(RAND();30;5)" office:value-type="float" office:value="33.9094783338845" calcext:value-type="float">
            <text:p>33,9095</text:p>
          </table:table-cell>
          <table:table-cell table:formula="of:=48+24*RAND()" office:value-type="float" office:value="56.4795348113403" calcext:value-type="float">
            <text:p>56,4795</text:p>
          </table:table-cell>
          <table:table-cell table:formula="of:=(([.C584]+[.D584])/([.C584]*[.D584]))+[.B584]" office:value-type="float" office:value="27.5085844399056" calcext:value-type="float">
            <text:p>27,5086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27+6*RAND()" office:value-type="float" office:value="28.066246233182" calcext:value-type="float">
            <text:p>28,0662</text:p>
          </table:table-cell>
          <table:table-cell table:formula="of:=NORMINV(RAND();30;5)" office:value-type="float" office:value="33.4234747948812" calcext:value-type="float">
            <text:p>33,4235</text:p>
          </table:table-cell>
          <table:table-cell table:formula="of:=48+24*RAND()" office:value-type="float" office:value="71.5018343506381" calcext:value-type="float">
            <text:p>71,5018</text:p>
          </table:table-cell>
          <table:table-cell table:formula="of:=(([.C585]+[.D585])/([.C585]*[.D585]))+[.B585]" office:value-type="float" office:value="28.1101509798435" calcext:value-type="float">
            <text:p>28,1102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27+6*RAND()" office:value-type="float" office:value="30.5809665306006" calcext:value-type="float">
            <text:p>30,5810</text:p>
          </table:table-cell>
          <table:table-cell table:formula="of:=NORMINV(RAND();30;5)" office:value-type="float" office:value="32.9045794273996" calcext:value-type="float">
            <text:p>32,9046</text:p>
          </table:table-cell>
          <table:table-cell table:formula="of:=48+24*RAND()" office:value-type="float" office:value="65.189187864773" calcext:value-type="float">
            <text:p>65,1892</text:p>
          </table:table-cell>
          <table:table-cell table:formula="of:=(([.C586]+[.D586])/([.C586]*[.D586]))+[.B586]" office:value-type="float" office:value="30.626697404342" calcext:value-type="float">
            <text:p>30,6267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27+6*RAND()" office:value-type="float" office:value="27.6406384713482" calcext:value-type="float">
            <text:p>27,6406</text:p>
          </table:table-cell>
          <table:table-cell table:formula="of:=NORMINV(RAND();30;5)" office:value-type="float" office:value="28.6172897834808" calcext:value-type="float">
            <text:p>28,6173</text:p>
          </table:table-cell>
          <table:table-cell table:formula="of:=48+24*RAND()" office:value-type="float" office:value="67.4391262019053" calcext:value-type="float">
            <text:p>67,4391</text:p>
          </table:table-cell>
          <table:table-cell table:formula="of:=(([.C587]+[.D587])/([.C587]*[.D587]))+[.B587]" office:value-type="float" office:value="27.6904105687748" calcext:value-type="float">
            <text:p>27,6904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27+6*RAND()" office:value-type="float" office:value="32.2992529619951" calcext:value-type="float">
            <text:p>32,2993</text:p>
          </table:table-cell>
          <table:table-cell table:formula="of:=NORMINV(RAND();30;5)" office:value-type="float" office:value="31.7906020261767" calcext:value-type="float">
            <text:p>31,7906</text:p>
          </table:table-cell>
          <table:table-cell table:formula="of:=48+24*RAND()" office:value-type="float" office:value="56.6170581830666" calcext:value-type="float">
            <text:p>56,6171</text:p>
          </table:table-cell>
          <table:table-cell table:formula="of:=(([.C588]+[.D588])/([.C588]*[.D588]))+[.B588]" office:value-type="float" office:value="32.3483713205065" calcext:value-type="float">
            <text:p>32,3484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27+6*RAND()" office:value-type="float" office:value="27.9991063114721" calcext:value-type="float">
            <text:p>27,9991</text:p>
          </table:table-cell>
          <table:table-cell table:formula="of:=NORMINV(RAND();30;5)" office:value-type="float" office:value="24.9234397163172" calcext:value-type="float">
            <text:p>24,9234</text:p>
          </table:table-cell>
          <table:table-cell table:formula="of:=48+24*RAND()" office:value-type="float" office:value="71.2787535460666" calcext:value-type="float">
            <text:p>71,2788</text:p>
          </table:table-cell>
          <table:table-cell table:formula="of:=(([.C589]+[.D589])/([.C589]*[.D589]))+[.B589]" office:value-type="float" office:value="28.0532586102375" calcext:value-type="float">
            <text:p>28,0533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27+6*RAND()" office:value-type="float" office:value="31.6003872330766" calcext:value-type="float">
            <text:p>31,6004</text:p>
          </table:table-cell>
          <table:table-cell table:formula="of:=NORMINV(RAND();30;5)" office:value-type="float" office:value="23.5925460605446" calcext:value-type="float">
            <text:p>23,5925</text:p>
          </table:table-cell>
          <table:table-cell table:formula="of:=48+24*RAND()" office:value-type="float" office:value="67.6986955432221" calcext:value-type="float">
            <text:p>67,6987</text:p>
          </table:table-cell>
          <table:table-cell table:formula="of:=(([.C590]+[.D590])/([.C590]*[.D590]))+[.B590]" office:value-type="float" office:value="31.6575448352805" calcext:value-type="float">
            <text:p>31,6575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27+6*RAND()" office:value-type="float" office:value="31.9875991644803" calcext:value-type="float">
            <text:p>31,9876</text:p>
          </table:table-cell>
          <table:table-cell table:formula="of:=NORMINV(RAND();30;5)" office:value-type="float" office:value="31.2794236717983" calcext:value-type="float">
            <text:p>31,2794</text:p>
          </table:table-cell>
          <table:table-cell table:formula="of:=48+24*RAND()" office:value-type="float" office:value="49.785039444454" calcext:value-type="float">
            <text:p>49,7850</text:p>
          </table:table-cell>
          <table:table-cell table:formula="of:=(([.C591]+[.D591])/([.C591]*[.D591]))+[.B591]" office:value-type="float" office:value="32.0396554184654" calcext:value-type="float">
            <text:p>32,039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27+6*RAND()" office:value-type="float" office:value="28.1198993723374" calcext:value-type="float">
            <text:p>28,1199</text:p>
          </table:table-cell>
          <table:table-cell table:formula="of:=NORMINV(RAND();30;5)" office:value-type="float" office:value="32.1475762752849" calcext:value-type="float">
            <text:p>32,1476</text:p>
          </table:table-cell>
          <table:table-cell table:formula="of:=48+24*RAND()" office:value-type="float" office:value="59.9206066997722" calcext:value-type="float">
            <text:p>59,9206</text:p>
          </table:table-cell>
          <table:table-cell table:formula="of:=(([.C592]+[.D592])/([.C592]*[.D592]))+[.B592]" office:value-type="float" office:value="28.1676946660467" calcext:value-type="float">
            <text:p>28,1677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27+6*RAND()" office:value-type="float" office:value="30.4160949254874" calcext:value-type="float">
            <text:p>30,4161</text:p>
          </table:table-cell>
          <table:table-cell table:formula="of:=NORMINV(RAND();30;5)" office:value-type="float" office:value="23.0344186771596" calcext:value-type="float">
            <text:p>23,0344</text:p>
          </table:table-cell>
          <table:table-cell table:formula="of:=48+24*RAND()" office:value-type="float" office:value="48.5101485354826" calcext:value-type="float">
            <text:p>48,5101</text:p>
          </table:table-cell>
          <table:table-cell table:formula="of:=(([.C593]+[.D593])/([.C593]*[.D593]))+[.B593]" office:value-type="float" office:value="30.4801224631237" calcext:value-type="float">
            <text:p>30,4801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27+6*RAND()" office:value-type="float" office:value="31.6207842396107" calcext:value-type="float">
            <text:p>31,6208</text:p>
          </table:table-cell>
          <table:table-cell table:formula="of:=NORMINV(RAND();30;5)" office:value-type="float" office:value="37.992586197616" calcext:value-type="float">
            <text:p>37,9926</text:p>
          </table:table-cell>
          <table:table-cell table:formula="of:=48+24*RAND()" office:value-type="float" office:value="59.6370743690059" calcext:value-type="float">
            <text:p>59,6371</text:p>
          </table:table-cell>
          <table:table-cell table:formula="of:=(([.C594]+[.D594])/([.C594]*[.D594]))+[.B594]" office:value-type="float" office:value="31.663873257143" calcext:value-type="float">
            <text:p>31,6639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27+6*RAND()" office:value-type="float" office:value="27.6375338507351" calcext:value-type="float">
            <text:p>27,6375</text:p>
          </table:table-cell>
          <table:table-cell table:formula="of:=NORMINV(RAND();30;5)" office:value-type="float" office:value="33.4533900134394" calcext:value-type="float">
            <text:p>33,4534</text:p>
          </table:table-cell>
          <table:table-cell table:formula="of:=48+24*RAND()" office:value-type="float" office:value="68.5058794962242" calcext:value-type="float">
            <text:p>68,5059</text:p>
          </table:table-cell>
          <table:table-cell table:formula="of:=(([.C595]+[.D595])/([.C595]*[.D595]))+[.B595]" office:value-type="float" office:value="27.6820234747244" calcext:value-type="float">
            <text:p>27,6820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27+6*RAND()" office:value-type="float" office:value="29.2874523724895" calcext:value-type="float">
            <text:p>29,2875</text:p>
          </table:table-cell>
          <table:table-cell table:formula="of:=NORMINV(RAND();30;5)" office:value-type="float" office:value="33.2103359982471" calcext:value-type="float">
            <text:p>33,2103</text:p>
          </table:table-cell>
          <table:table-cell table:formula="of:=48+24*RAND()" office:value-type="float" office:value="64.7222033170983" calcext:value-type="float">
            <text:p>64,7222</text:p>
          </table:table-cell>
          <table:table-cell table:formula="of:=(([.C596]+[.D596])/([.C596]*[.D596]))+[.B596]" office:value-type="float" office:value="29.3330141283591" calcext:value-type="float">
            <text:p>29,3330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27+6*RAND()" office:value-type="float" office:value="31.5535604848992" calcext:value-type="float">
            <text:p>31,5536</text:p>
          </table:table-cell>
          <table:table-cell table:formula="of:=NORMINV(RAND();30;5)" office:value-type="float" office:value="24.0975960913946" calcext:value-type="float">
            <text:p>24,0976</text:p>
          </table:table-cell>
          <table:table-cell table:formula="of:=48+24*RAND()" office:value-type="float" office:value="69.4749627532437" calcext:value-type="float">
            <text:p>69,4750</text:p>
          </table:table-cell>
          <table:table-cell table:formula="of:=(([.C597]+[.D597])/([.C597]*[.D597]))+[.B597]" office:value-type="float" office:value="31.6094520746389" calcext:value-type="float">
            <text:p>31,6095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27+6*RAND()" office:value-type="float" office:value="28.6470341419335" calcext:value-type="float">
            <text:p>28,6470</text:p>
          </table:table-cell>
          <table:table-cell table:formula="of:=NORMINV(RAND();30;5)" office:value-type="float" office:value="29.8280524075865" calcext:value-type="float">
            <text:p>29,8281</text:p>
          </table:table-cell>
          <table:table-cell table:formula="of:=48+24*RAND()" office:value-type="float" office:value="51.5164994029328" calcext:value-type="float">
            <text:p>51,5165</text:p>
          </table:table-cell>
          <table:table-cell table:formula="of:=(([.C598]+[.D598])/([.C598]*[.D598]))+[.B598]" office:value-type="float" office:value="28.6999708863086" calcext:value-type="float">
            <text:p>28,7000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27+6*RAND()" office:value-type="float" office:value="30.3895555834752" calcext:value-type="float">
            <text:p>30,3896</text:p>
          </table:table-cell>
          <table:table-cell table:formula="of:=NORMINV(RAND();30;5)" office:value-type="float" office:value="29.5666051375385" calcext:value-type="float">
            <text:p>29,5666</text:p>
          </table:table-cell>
          <table:table-cell table:formula="of:=48+24*RAND()" office:value-type="float" office:value="70.29522554297" calcext:value-type="float">
            <text:p>70,2952</text:p>
          </table:table-cell>
          <table:table-cell table:formula="of:=(([.C599]+[.D599])/([.C599]*[.D599]))+[.B599]" office:value-type="float" office:value="30.4376032425496" calcext:value-type="float">
            <text:p>30,4376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27+6*RAND()" office:value-type="float" office:value="31.2064562619198" calcext:value-type="float">
            <text:p>31,2065</text:p>
          </table:table-cell>
          <table:table-cell table:formula="of:=NORMINV(RAND();30;5)" office:value-type="float" office:value="24.4748263314417" calcext:value-type="float">
            <text:p>24,4748</text:p>
          </table:table-cell>
          <table:table-cell table:formula="of:=48+24*RAND()" office:value-type="float" office:value="66.4856557929888" calcext:value-type="float">
            <text:p>66,4857</text:p>
          </table:table-cell>
          <table:table-cell table:formula="of:=(([.C600]+[.D600])/([.C600]*[.D600]))+[.B600]" office:value-type="float" office:value="31.2623554085557" calcext:value-type="float">
            <text:p>31,2624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7+6*RAND()" office:value-type="float" office:value="30.5670039101969" calcext:value-type="float">
            <text:p>30,5670</text:p>
          </table:table-cell>
          <table:table-cell table:formula="of:=NORMINV(RAND();30;5)" office:value-type="float" office:value="38.4617823289896" calcext:value-type="float">
            <text:p>38,4618</text:p>
          </table:table-cell>
          <table:table-cell table:formula="of:=48+24*RAND()" office:value-type="float" office:value="58.8518190393224" calcext:value-type="float">
            <text:p>58,8518</text:p>
          </table:table-cell>
          <table:table-cell table:formula="of:=(([.C601]+[.D601])/([.C601]*[.D601]))+[.B601]" office:value-type="float" office:value="30.6099955735712" calcext:value-type="float">
            <text:p>30,6100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27+6*RAND()" office:value-type="float" office:value="29.6385384576861" calcext:value-type="float">
            <text:p>29,6385</text:p>
          </table:table-cell>
          <table:table-cell table:formula="of:=NORMINV(RAND();30;5)" office:value-type="float" office:value="29.4715871185972" calcext:value-type="float">
            <text:p>29,4716</text:p>
          </table:table-cell>
          <table:table-cell table:formula="of:=48+24*RAND()" office:value-type="float" office:value="49.1443339576945" calcext:value-type="float">
            <text:p>49,1443</text:p>
          </table:table-cell>
          <table:table-cell table:formula="of:=(([.C602]+[.D602])/([.C602]*[.D602]))+[.B602]" office:value-type="float" office:value="29.6928176690648" calcext:value-type="float">
            <text:p>29,6928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27+6*RAND()" office:value-type="float" office:value="32.4092484845314" calcext:value-type="float">
            <text:p>32,4092</text:p>
          </table:table-cell>
          <table:table-cell table:formula="of:=NORMINV(RAND();30;5)" office:value-type="float" office:value="24.7215463245149" calcext:value-type="float">
            <text:p>24,7215</text:p>
          </table:table-cell>
          <table:table-cell table:formula="of:=48+24*RAND()" office:value-type="float" office:value="54.4174034921452" calcext:value-type="float">
            <text:p>54,4174</text:p>
          </table:table-cell>
          <table:table-cell table:formula="of:=(([.C603]+[.D603])/([.C603]*[.D603]))+[.B603]" office:value-type="float" office:value="32.468075502631" calcext:value-type="float">
            <text:p>32,4681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27+6*RAND()" office:value-type="float" office:value="32.0155126776081" calcext:value-type="float">
            <text:p>32,0155</text:p>
          </table:table-cell>
          <table:table-cell table:formula="of:=NORMINV(RAND();30;5)" office:value-type="float" office:value="28.5093658140727" calcext:value-type="float">
            <text:p>28,5094</text:p>
          </table:table-cell>
          <table:table-cell table:formula="of:=48+24*RAND()" office:value-type="float" office:value="71.0388401923701" calcext:value-type="float">
            <text:p>71,0388</text:p>
          </table:table-cell>
          <table:table-cell table:formula="of:=(([.C604]+[.D604])/([.C604]*[.D604]))+[.B604]" office:value-type="float" office:value="32.0646656763869" calcext:value-type="float">
            <text:p>32,0647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27+6*RAND()" office:value-type="float" office:value="27.2699946358334" calcext:value-type="float">
            <text:p>27,2700</text:p>
          </table:table-cell>
          <table:table-cell table:formula="of:=NORMINV(RAND();30;5)" office:value-type="float" office:value="24.8589567183799" calcext:value-type="float">
            <text:p>24,8590</text:p>
          </table:table-cell>
          <table:table-cell table:formula="of:=48+24*RAND()" office:value-type="float" office:value="69.1255080113187" calcext:value-type="float">
            <text:p>69,1255</text:p>
          </table:table-cell>
          <table:table-cell table:formula="of:=(([.C605]+[.D605])/([.C605]*[.D605]))+[.B605]" office:value-type="float" office:value="27.3246880252687" calcext:value-type="float">
            <text:p>27,3247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27+6*RAND()" office:value-type="float" office:value="31.5369399071205" calcext:value-type="float">
            <text:p>31,5369</text:p>
          </table:table-cell>
          <table:table-cell table:formula="of:=NORMINV(RAND();30;5)" office:value-type="float" office:value="32.2062537463129" calcext:value-type="float">
            <text:p>32,2063</text:p>
          </table:table-cell>
          <table:table-cell table:formula="of:=48+24*RAND()" office:value-type="float" office:value="56.3571293363348" calcext:value-type="float">
            <text:p>56,3571</text:p>
          </table:table-cell>
          <table:table-cell table:formula="of:=(([.C606]+[.D606])/([.C606]*[.D606]))+[.B606]" office:value-type="float" office:value="31.5857337613468" calcext:value-type="float">
            <text:p>31,5857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27+6*RAND()" office:value-type="float" office:value="30.3132246646564" calcext:value-type="float">
            <text:p>30,3132</text:p>
          </table:table-cell>
          <table:table-cell table:formula="of:=NORMINV(RAND();30;5)" office:value-type="float" office:value="25.8613380104958" calcext:value-type="float">
            <text:p>25,8613</text:p>
          </table:table-cell>
          <table:table-cell table:formula="of:=48+24*RAND()" office:value-type="float" office:value="69.9365227455273" calcext:value-type="float">
            <text:p>69,9365</text:p>
          </table:table-cell>
          <table:table-cell table:formula="of:=(([.C607]+[.D607])/([.C607]*[.D607]))+[.B607]" office:value-type="float" office:value="30.3661911047985" calcext:value-type="float">
            <text:p>30,3662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27+6*RAND()" office:value-type="float" office:value="31.3323844091501" calcext:value-type="float">
            <text:p>31,3324</text:p>
          </table:table-cell>
          <table:table-cell table:formula="of:=NORMINV(RAND();30;5)" office:value-type="float" office:value="30.7751216970868" calcext:value-type="float">
            <text:p>30,7751</text:p>
          </table:table-cell>
          <table:table-cell table:formula="of:=48+24*RAND()" office:value-type="float" office:value="59.112679081969" calcext:value-type="float">
            <text:p>59,1127</text:p>
          </table:table-cell>
          <table:table-cell table:formula="of:=(([.C608]+[.D608])/([.C608]*[.D608]))+[.B608]" office:value-type="float" office:value="31.3817950325485" calcext:value-type="float">
            <text:p>31,3818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27+6*RAND()" office:value-type="float" office:value="31.0291712775361" calcext:value-type="float">
            <text:p>31,0292</text:p>
          </table:table-cell>
          <table:table-cell table:formula="of:=NORMINV(RAND();30;5)" office:value-type="float" office:value="24.5326463186955" calcext:value-type="float">
            <text:p>24,5326</text:p>
          </table:table-cell>
          <table:table-cell table:formula="of:=48+24*RAND()" office:value-type="float" office:value="65.6084629157558" calcext:value-type="float">
            <text:p>65,6085</text:p>
          </table:table-cell>
          <table:table-cell table:formula="of:=(([.C609]+[.D609])/([.C609]*[.D609]))+[.B609]" office:value-type="float" office:value="31.0851752246821" calcext:value-type="float">
            <text:p>31,0852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27+6*RAND()" office:value-type="float" office:value="32.0264145943802" calcext:value-type="float">
            <text:p>32,0264</text:p>
          </table:table-cell>
          <table:table-cell table:formula="of:=NORMINV(RAND();30;5)" office:value-type="float" office:value="23.2554701688749" calcext:value-type="float">
            <text:p>23,2555</text:p>
          </table:table-cell>
          <table:table-cell table:formula="of:=48+24*RAND()" office:value-type="float" office:value="55.830125248991" calcext:value-type="float">
            <text:p>55,8301</text:p>
          </table:table-cell>
          <table:table-cell table:formula="of:=(([.C610]+[.D610])/([.C610]*[.D610]))+[.B610]" office:value-type="float" office:value="32.0873267069702" calcext:value-type="float">
            <text:p>32,0873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27+6*RAND()" office:value-type="float" office:value="31.8296645872761" calcext:value-type="float">
            <text:p>31,8297</text:p>
          </table:table-cell>
          <table:table-cell table:formula="of:=NORMINV(RAND();30;5)" office:value-type="float" office:value="32.8111145035396" calcext:value-type="float">
            <text:p>32,8111</text:p>
          </table:table-cell>
          <table:table-cell table:formula="of:=48+24*RAND()" office:value-type="float" office:value="51.6768452944234" calcext:value-type="float">
            <text:p>51,6768</text:p>
          </table:table-cell>
          <table:table-cell table:formula="of:=(([.C611]+[.D611])/([.C611]*[.D611]))+[.B611]" office:value-type="float" office:value="31.8794930911004" calcext:value-type="float">
            <text:p>31,8795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27+6*RAND()" office:value-type="float" office:value="30.1903954383452" calcext:value-type="float">
            <text:p>30,1904</text:p>
          </table:table-cell>
          <table:table-cell table:formula="of:=NORMINV(RAND();30;5)" office:value-type="float" office:value="26.7575988383595" calcext:value-type="float">
            <text:p>26,7576</text:p>
          </table:table-cell>
          <table:table-cell table:formula="of:=48+24*RAND()" office:value-type="float" office:value="67.1239977898076" calcext:value-type="float">
            <text:p>67,1240</text:p>
          </table:table-cell>
          <table:table-cell table:formula="of:=(([.C612]+[.D612])/([.C612]*[.D612]))+[.B612]" office:value-type="float" office:value="30.2426658011146" calcext:value-type="float">
            <text:p>30,2427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27+6*RAND()" office:value-type="float" office:value="31.2986593523528" calcext:value-type="float">
            <text:p>31,2987</text:p>
          </table:table-cell>
          <table:table-cell table:formula="of:=NORMINV(RAND();30;5)" office:value-type="float" office:value="28.4549337355848" calcext:value-type="float">
            <text:p>28,4549</text:p>
          </table:table-cell>
          <table:table-cell table:formula="of:=48+24*RAND()" office:value-type="float" office:value="63.488801448606" calcext:value-type="float">
            <text:p>63,4888</text:p>
          </table:table-cell>
          <table:table-cell table:formula="of:=(([.C613]+[.D613])/([.C613]*[.D613]))+[.B613]" office:value-type="float" office:value="31.3495534519998" calcext:value-type="float">
            <text:p>31,3496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27+6*RAND()" office:value-type="float" office:value="29.7065074138809" calcext:value-type="float">
            <text:p>29,7065</text:p>
          </table:table-cell>
          <table:table-cell table:formula="of:=NORMINV(RAND();30;5)" office:value-type="float" office:value="24.3680463556998" calcext:value-type="float">
            <text:p>24,3680</text:p>
          </table:table-cell>
          <table:table-cell table:formula="of:=48+24*RAND()" office:value-type="float" office:value="55.3975137127563" calcext:value-type="float">
            <text:p>55,3975</text:p>
          </table:table-cell>
          <table:table-cell table:formula="of:=(([.C614]+[.D614])/([.C614]*[.D614]))+[.B614]" office:value-type="float" office:value="29.7655961135872" calcext:value-type="float">
            <text:p>29,7656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27+6*RAND()" office:value-type="float" office:value="31.018309607869" calcext:value-type="float">
            <text:p>31,0183</text:p>
          </table:table-cell>
          <table:table-cell table:formula="of:=NORMINV(RAND();30;5)" office:value-type="float" office:value="34.0946657556333" calcext:value-type="float">
            <text:p>34,0947</text:p>
          </table:table-cell>
          <table:table-cell table:formula="of:=48+24*RAND()" office:value-type="float" office:value="64.9319753190503" calcext:value-type="float">
            <text:p>64,9320</text:p>
          </table:table-cell>
          <table:table-cell table:formula="of:=(([.C615]+[.D615])/([.C615]*[.D615]))+[.B615]" office:value-type="float" office:value="31.0630404419254" calcext:value-type="float">
            <text:p>31,0630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27+6*RAND()" office:value-type="float" office:value="28.0800027761143" calcext:value-type="float">
            <text:p>28,0800</text:p>
          </table:table-cell>
          <table:table-cell table:formula="of:=NORMINV(RAND();30;5)" office:value-type="float" office:value="30.4223652451353" calcext:value-type="float">
            <text:p>30,4224</text:p>
          </table:table-cell>
          <table:table-cell table:formula="of:=48+24*RAND()" office:value-type="float" office:value="50.3259310992435" calcext:value-type="float">
            <text:p>50,3259</text:p>
          </table:table-cell>
          <table:table-cell table:formula="of:=(([.C616]+[.D616])/([.C616]*[.D616]))+[.B616]" office:value-type="float" office:value="28.1327438020325" calcext:value-type="float">
            <text:p>28,1327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27+6*RAND()" office:value-type="float" office:value="30.2363923334051" calcext:value-type="float">
            <text:p>30,2364</text:p>
          </table:table-cell>
          <table:table-cell table:formula="of:=NORMINV(RAND();30;5)" office:value-type="float" office:value="21.0430601974065" calcext:value-type="float">
            <text:p>21,0431</text:p>
          </table:table-cell>
          <table:table-cell table:formula="of:=48+24*RAND()" office:value-type="float" office:value="54.2922179019079" calcext:value-type="float">
            <text:p>54,2922</text:p>
          </table:table-cell>
          <table:table-cell table:formula="of:=(([.C617]+[.D617])/([.C617]*[.D617]))+[.B617]" office:value-type="float" office:value="30.3023327846475" calcext:value-type="float">
            <text:p>30,3023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27+6*RAND()" office:value-type="float" office:value="31.6090054402594" calcext:value-type="float">
            <text:p>31,6090</text:p>
          </table:table-cell>
          <table:table-cell table:formula="of:=NORMINV(RAND();30;5)" office:value-type="float" office:value="35.003177282678" calcext:value-type="float">
            <text:p>35,0032</text:p>
          </table:table-cell>
          <table:table-cell table:formula="of:=48+24*RAND()" office:value-type="float" office:value="62.1031205607578" calcext:value-type="float">
            <text:p>62,1031</text:p>
          </table:table-cell>
          <table:table-cell table:formula="of:=(([.C618]+[.D618])/([.C618]*[.D618]))+[.B618]" office:value-type="float" office:value="31.6536765258" calcext:value-type="float">
            <text:p>31,6537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27+6*RAND()" office:value-type="float" office:value="27.9921251696069" calcext:value-type="float">
            <text:p>27,9921</text:p>
          </table:table-cell>
          <table:table-cell table:formula="of:=NORMINV(RAND();30;5)" office:value-type="float" office:value="34.5018414024046" calcext:value-type="float">
            <text:p>34,5018</text:p>
          </table:table-cell>
          <table:table-cell table:formula="of:=48+24*RAND()" office:value-type="float" office:value="57.8408824251965" calcext:value-type="float">
            <text:p>57,8409</text:p>
          </table:table-cell>
          <table:table-cell table:formula="of:=(([.C619]+[.D619])/([.C619]*[.D619]))+[.B619]" office:value-type="float" office:value="28.038397939406" calcext:value-type="float">
            <text:p>28,0384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27+6*RAND()" office:value-type="float" office:value="30.3405475888867" calcext:value-type="float">
            <text:p>30,3405</text:p>
          </table:table-cell>
          <table:table-cell table:formula="of:=NORMINV(RAND();30;5)" office:value-type="float" office:value="28.1927681628675" calcext:value-type="float">
            <text:p>28,1928</text:p>
          </table:table-cell>
          <table:table-cell table:formula="of:=48+24*RAND()" office:value-type="float" office:value="71.8636569036171" calcext:value-type="float">
            <text:p>71,8637</text:p>
          </table:table-cell>
          <table:table-cell table:formula="of:=(([.C620]+[.D620])/([.C620]*[.D620]))+[.B620]" office:value-type="float" office:value="30.3899329175719" calcext:value-type="float">
            <text:p>30,3899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27+6*RAND()" office:value-type="float" office:value="30.5446512408089" calcext:value-type="float">
            <text:p>30,5447</text:p>
          </table:table-cell>
          <table:table-cell table:formula="of:=NORMINV(RAND();30;5)" office:value-type="float" office:value="26.206196499578" calcext:value-type="float">
            <text:p>26,2062</text:p>
          </table:table-cell>
          <table:table-cell table:formula="of:=48+24*RAND()" office:value-type="float" office:value="65.2177419802174" calcext:value-type="float">
            <text:p>65,2177</text:p>
          </table:table-cell>
          <table:table-cell table:formula="of:=(([.C621]+[.D621])/([.C621]*[.D621]))+[.B621]" office:value-type="float" office:value="30.5981434057523" calcext:value-type="float">
            <text:p>30,5981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27+6*RAND()" office:value-type="float" office:value="31.1480586805847" calcext:value-type="float">
            <text:p>31,1481</text:p>
          </table:table-cell>
          <table:table-cell table:formula="of:=NORMINV(RAND();30;5)" office:value-type="float" office:value="26.0308852031452" calcext:value-type="float">
            <text:p>26,0309</text:p>
          </table:table-cell>
          <table:table-cell table:formula="of:=48+24*RAND()" office:value-type="float" office:value="67.3550591720268" calcext:value-type="float">
            <text:p>67,3551</text:p>
          </table:table-cell>
          <table:table-cell table:formula="of:=(([.C622]+[.D622])/([.C622]*[.D622]))+[.B622]" office:value-type="float" office:value="31.2013212797837" calcext:value-type="float">
            <text:p>31,2013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27+6*RAND()" office:value-type="float" office:value="27.6636927465443" calcext:value-type="float">
            <text:p>27,6637</text:p>
          </table:table-cell>
          <table:table-cell table:formula="of:=NORMINV(RAND();30;5)" office:value-type="float" office:value="25.5336703536891" calcext:value-type="float">
            <text:p>25,5337</text:p>
          </table:table-cell>
          <table:table-cell table:formula="of:=48+24*RAND()" office:value-type="float" office:value="49.8742289291695" calcext:value-type="float">
            <text:p>49,8742</text:p>
          </table:table-cell>
          <table:table-cell table:formula="of:=(([.C623]+[.D623])/([.C623]*[.D623]))+[.B623]" office:value-type="float" office:value="27.7229071557659" calcext:value-type="float">
            <text:p>27,7229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27+6*RAND()" office:value-type="float" office:value="30.6162022354547" calcext:value-type="float">
            <text:p>30,6162</text:p>
          </table:table-cell>
          <table:table-cell table:formula="of:=NORMINV(RAND();30;5)" office:value-type="float" office:value="37.3029606000378" calcext:value-type="float">
            <text:p>37,3030</text:p>
          </table:table-cell>
          <table:table-cell table:formula="of:=48+24*RAND()" office:value-type="float" office:value="65.2090301988646" calcext:value-type="float">
            <text:p>65,2090</text:p>
          </table:table-cell>
          <table:table-cell table:formula="of:=(([.C624]+[.D624])/([.C624]*[.D624]))+[.B624]" office:value-type="float" office:value="30.6583450585191" calcext:value-type="float">
            <text:p>30,6583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27+6*RAND()" office:value-type="float" office:value="27.1325176355895" calcext:value-type="float">
            <text:p>27,1325</text:p>
          </table:table-cell>
          <table:table-cell table:formula="of:=NORMINV(RAND();30;5)" office:value-type="float" office:value="28.7614259395618" calcext:value-type="float">
            <text:p>28,7614</text:p>
          </table:table-cell>
          <table:table-cell table:formula="of:=48+24*RAND()" office:value-type="float" office:value="68.1446840157732" calcext:value-type="float">
            <text:p>68,1447</text:p>
          </table:table-cell>
          <table:table-cell table:formula="of:=(([.C625]+[.D625])/([.C625]*[.D625]))+[.B625]" office:value-type="float" office:value="27.181961085325" calcext:value-type="float">
            <text:p>27,1820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27+6*RAND()" office:value-type="float" office:value="27.7294774500188" calcext:value-type="float">
            <text:p>27,7295</text:p>
          </table:table-cell>
          <table:table-cell table:formula="of:=NORMINV(RAND();30;5)" office:value-type="float" office:value="36.595925189655" calcext:value-type="float">
            <text:p>36,5959</text:p>
          </table:table-cell>
          <table:table-cell table:formula="of:=48+24*RAND()" office:value-type="float" office:value="53.644987477921" calcext:value-type="float">
            <text:p>53,6450</text:p>
          </table:table-cell>
          <table:table-cell table:formula="of:=(([.C626]+[.D626])/([.C626]*[.D626]))+[.B626]" office:value-type="float" office:value="27.7754439672514" calcext:value-type="float">
            <text:p>27,7754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27+6*RAND()" office:value-type="float" office:value="28.67834256473" calcext:value-type="float">
            <text:p>28,6783</text:p>
          </table:table-cell>
          <table:table-cell table:formula="of:=NORMINV(RAND();30;5)" office:value-type="float" office:value="30.2075655780475" calcext:value-type="float">
            <text:p>30,2076</text:p>
          </table:table-cell>
          <table:table-cell table:formula="of:=48+24*RAND()" office:value-type="float" office:value="57.7835558345541" calcext:value-type="float">
            <text:p>57,7836</text:p>
          </table:table-cell>
          <table:table-cell table:formula="of:=(([.C627]+[.D627])/([.C627]*[.D627]))+[.B627]" office:value-type="float" office:value="28.7287528159908" calcext:value-type="float">
            <text:p>28,7288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27+6*RAND()" office:value-type="float" office:value="28.5973419605289" calcext:value-type="float">
            <text:p>28,5973</text:p>
          </table:table-cell>
          <table:table-cell table:formula="of:=NORMINV(RAND();30;5)" office:value-type="float" office:value="23.0824429318884" calcext:value-type="float">
            <text:p>23,0824</text:p>
          </table:table-cell>
          <table:table-cell table:formula="of:=48+24*RAND()" office:value-type="float" office:value="52.066455331631" calcext:value-type="float">
            <text:p>52,0665</text:p>
          </table:table-cell>
          <table:table-cell table:formula="of:=(([.C628]+[.D628])/([.C628]*[.D628]))+[.B628]" office:value-type="float" office:value="28.6598711552033" calcext:value-type="float">
            <text:p>28,6599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27+6*RAND()" office:value-type="float" office:value="27.7658068968449" calcext:value-type="float">
            <text:p>27,7658</text:p>
          </table:table-cell>
          <table:table-cell table:formula="of:=NORMINV(RAND();30;5)" office:value-type="float" office:value="31.378233083797" calcext:value-type="float">
            <text:p>31,3782</text:p>
          </table:table-cell>
          <table:table-cell table:formula="of:=48+24*RAND()" office:value-type="float" office:value="66.3925361344591" calcext:value-type="float">
            <text:p>66,3925</text:p>
          </table:table-cell>
          <table:table-cell table:formula="of:=(([.C629]+[.D629])/([.C629]*[.D629]))+[.B629]" office:value-type="float" office:value="27.8127380568329" calcext:value-type="float">
            <text:p>27,8127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27+6*RAND()" office:value-type="float" office:value="30.3190253565554" calcext:value-type="float">
            <text:p>30,3190</text:p>
          </table:table-cell>
          <table:table-cell table:formula="of:=NORMINV(RAND();30;5)" office:value-type="float" office:value="30.5344144740096" calcext:value-type="float">
            <text:p>30,5344</text:p>
          </table:table-cell>
          <table:table-cell table:formula="of:=48+24*RAND()" office:value-type="float" office:value="56.6588064366952" calcext:value-type="float">
            <text:p>56,6588</text:p>
          </table:table-cell>
          <table:table-cell table:formula="of:=(([.C630]+[.D630])/([.C630]*[.D630]))+[.B630]" office:value-type="float" office:value="30.3694247956168" calcext:value-type="float">
            <text:p>30,3694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27+6*RAND()" office:value-type="float" office:value="29.6753171158489" calcext:value-type="float">
            <text:p>29,6753</text:p>
          </table:table-cell>
          <table:table-cell table:formula="of:=NORMINV(RAND();30;5)" office:value-type="float" office:value="31.1713335819579" calcext:value-type="float">
            <text:p>31,1713</text:p>
          </table:table-cell>
          <table:table-cell table:formula="of:=48+24*RAND()" office:value-type="float" office:value="63.0899434229359" calcext:value-type="float">
            <text:p>63,0899</text:p>
          </table:table-cell>
          <table:table-cell table:formula="of:=(([.C631]+[.D631])/([.C631]*[.D631]))+[.B631]" office:value-type="float" office:value="29.7232482602522" calcext:value-type="float">
            <text:p>29,7232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27+6*RAND()" office:value-type="float" office:value="29.7140358954202" calcext:value-type="float">
            <text:p>29,7140</text:p>
          </table:table-cell>
          <table:table-cell table:formula="of:=NORMINV(RAND();30;5)" office:value-type="float" office:value="30.1187066604223" calcext:value-type="float">
            <text:p>30,1187</text:p>
          </table:table-cell>
          <table:table-cell table:formula="of:=48+24*RAND()" office:value-type="float" office:value="64.7744973460212" calcext:value-type="float">
            <text:p>64,7745</text:p>
          </table:table-cell>
          <table:table-cell table:formula="of:=(([.C632]+[.D632])/([.C632]*[.D632]))+[.B632]" office:value-type="float" office:value="29.7626760269115" calcext:value-type="float">
            <text:p>29,7627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27+6*RAND()" office:value-type="float" office:value="31.3064496370498" calcext:value-type="float">
            <text:p>31,3064</text:p>
          </table:table-cell>
          <table:table-cell table:formula="of:=NORMINV(RAND();30;5)" office:value-type="float" office:value="30.4689745733553" calcext:value-type="float">
            <text:p>30,4690</text:p>
          </table:table-cell>
          <table:table-cell table:formula="of:=48+24*RAND()" office:value-type="float" office:value="52.7352702235803" calcext:value-type="float">
            <text:p>52,7353</text:p>
          </table:table-cell>
          <table:table-cell table:formula="of:=(([.C633]+[.D633])/([.C633]*[.D633]))+[.B633]" office:value-type="float" office:value="31.3582325490162" calcext:value-type="float">
            <text:p>31,3582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27+6*RAND()" office:value-type="float" office:value="32.3366717810277" calcext:value-type="float">
            <text:p>32,3367</text:p>
          </table:table-cell>
          <table:table-cell table:formula="of:=NORMINV(RAND();30;5)" office:value-type="float" office:value="21.7685565539602" calcext:value-type="float">
            <text:p>21,7686</text:p>
          </table:table-cell>
          <table:table-cell table:formula="of:=48+24*RAND()" office:value-type="float" office:value="58.6416786862537" calcext:value-type="float">
            <text:p>58,6417</text:p>
          </table:table-cell>
          <table:table-cell table:formula="of:=(([.C634]+[.D634])/([.C634]*[.D634]))+[.B634]" office:value-type="float" office:value="32.3996623173634" calcext:value-type="float">
            <text:p>32,3997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27+6*RAND()" office:value-type="float" office:value="31.9985371485818" calcext:value-type="float">
            <text:p>31,9985</text:p>
          </table:table-cell>
          <table:table-cell table:formula="of:=NORMINV(RAND();30;5)" office:value-type="float" office:value="25.5654423109591" calcext:value-type="float">
            <text:p>25,5654</text:p>
          </table:table-cell>
          <table:table-cell table:formula="of:=48+24*RAND()" office:value-type="float" office:value="54.9819195577875" calcext:value-type="float">
            <text:p>54,9819</text:p>
          </table:table-cell>
          <table:table-cell table:formula="of:=(([.C635]+[.D635])/([.C635]*[.D635]))+[.B635]" office:value-type="float" office:value="32.0558402478617" calcext:value-type="float">
            <text:p>32,0558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27+6*RAND()" office:value-type="float" office:value="30.8091561847832" calcext:value-type="float">
            <text:p>30,8092</text:p>
          </table:table-cell>
          <table:table-cell table:formula="of:=NORMINV(RAND();30;5)" office:value-type="float" office:value="22.5619378975241" calcext:value-type="float">
            <text:p>22,5619</text:p>
          </table:table-cell>
          <table:table-cell table:formula="of:=48+24*RAND()" office:value-type="float" office:value="67.6303558694199" calcext:value-type="float">
            <text:p>67,6304</text:p>
          </table:table-cell>
          <table:table-cell table:formula="of:=(([.C636]+[.D636])/([.C636]*[.D636]))+[.B636]" office:value-type="float" office:value="30.8682648782525" calcext:value-type="float">
            <text:p>30,8683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27+6*RAND()" office:value-type="float" office:value="27.3029333234299" calcext:value-type="float">
            <text:p>27,3029</text:p>
          </table:table-cell>
          <table:table-cell table:formula="of:=NORMINV(RAND();30;5)" office:value-type="float" office:value="31.4314009379754" calcext:value-type="float">
            <text:p>31,4314</text:p>
          </table:table-cell>
          <table:table-cell table:formula="of:=48+24*RAND()" office:value-type="float" office:value="60.4275307143107" calcext:value-type="float">
            <text:p>60,4275</text:p>
          </table:table-cell>
          <table:table-cell table:formula="of:=(([.C637]+[.D637])/([.C637]*[.D637]))+[.B637]" office:value-type="float" office:value="27.3512973892832" calcext:value-type="float">
            <text:p>27,3513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27+6*RAND()" office:value-type="float" office:value="29.4394209596794" calcext:value-type="float">
            <text:p>29,4394</text:p>
          </table:table-cell>
          <table:table-cell table:formula="of:=NORMINV(RAND();30;5)" office:value-type="float" office:value="30.7023744594005" calcext:value-type="float">
            <text:p>30,7024</text:p>
          </table:table-cell>
          <table:table-cell table:formula="of:=48+24*RAND()" office:value-type="float" office:value="62.5659556472674" calcext:value-type="float">
            <text:p>62,5660</text:p>
          </table:table-cell>
          <table:table-cell table:formula="of:=(([.C638]+[.D638])/([.C638]*[.D638]))+[.B638]" office:value-type="float" office:value="29.4879748635832" calcext:value-type="float">
            <text:p>29,4880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27+6*RAND()" office:value-type="float" office:value="31.6954270571005" calcext:value-type="float">
            <text:p>31,6954</text:p>
          </table:table-cell>
          <table:table-cell table:formula="of:=NORMINV(RAND();30;5)" office:value-type="float" office:value="34.1094051189894" calcext:value-type="float">
            <text:p>34,1094</text:p>
          </table:table-cell>
          <table:table-cell table:formula="of:=48+24*RAND()" office:value-type="float" office:value="65.9008256373927" calcext:value-type="float">
            <text:p>65,9008</text:p>
          </table:table-cell>
          <table:table-cell table:formula="of:=(([.C639]+[.D639])/([.C639]*[.D639]))+[.B639]" office:value-type="float" office:value="31.7399188009741" calcext:value-type="float">
            <text:p>31,7399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27+6*RAND()" office:value-type="float" office:value="27.9603336069267" calcext:value-type="float">
            <text:p>27,9603</text:p>
          </table:table-cell>
          <table:table-cell table:formula="of:=NORMINV(RAND();30;5)" office:value-type="float" office:value="26.1938771963362" calcext:value-type="float">
            <text:p>26,1939</text:p>
          </table:table-cell>
          <table:table-cell table:formula="of:=48+24*RAND()" office:value-type="float" office:value="49.0882532699034" calcext:value-type="float">
            <text:p>49,0883</text:p>
          </table:table-cell>
          <table:table-cell table:formula="of:=(([.C640]+[.D640])/([.C640]*[.D640]))+[.B640]" office:value-type="float" office:value="28.0188819400599" calcext:value-type="float">
            <text:p>28,0189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27+6*RAND()" office:value-type="float" office:value="27.7953657398466" calcext:value-type="float">
            <text:p>27,7954</text:p>
          </table:table-cell>
          <table:table-cell table:formula="of:=NORMINV(RAND();30;5)" office:value-type="float" office:value="39.0305879852876" calcext:value-type="float">
            <text:p>39,0306</text:p>
          </table:table-cell>
          <table:table-cell table:formula="of:=48+24*RAND()" office:value-type="float" office:value="65.116419875063" calcext:value-type="float">
            <text:p>65,1164</text:p>
          </table:table-cell>
          <table:table-cell table:formula="of:=(([.C641]+[.D641])/([.C641]*[.D641]))+[.B641]" office:value-type="float" office:value="27.8363437804535" calcext:value-type="float">
            <text:p>27,8363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27+6*RAND()" office:value-type="float" office:value="30.2765011258889" calcext:value-type="float">
            <text:p>30,2765</text:p>
          </table:table-cell>
          <table:table-cell table:formula="of:=NORMINV(RAND();30;5)" office:value-type="float" office:value="23.3364074273302" calcext:value-type="float">
            <text:p>23,3364</text:p>
          </table:table-cell>
          <table:table-cell table:formula="of:=48+24*RAND()" office:value-type="float" office:value="53.2484065415338" calcext:value-type="float">
            <text:p>53,2484</text:p>
          </table:table-cell>
          <table:table-cell table:formula="of:=(([.C642]+[.D642])/([.C642]*[.D642]))+[.B642]" office:value-type="float" office:value="30.3381325278895" calcext:value-type="float">
            <text:p>30,3381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27+6*RAND()" office:value-type="float" office:value="27.6596264129039" calcext:value-type="float">
            <text:p>27,6596</text:p>
          </table:table-cell>
          <table:table-cell table:formula="of:=NORMINV(RAND();30;5)" office:value-type="float" office:value="20.6109543373993" calcext:value-type="float">
            <text:p>20,6110</text:p>
          </table:table-cell>
          <table:table-cell table:formula="of:=48+24*RAND()" office:value-type="float" office:value="53.034393039532" calcext:value-type="float">
            <text:p>53,0344</text:p>
          </table:table-cell>
          <table:table-cell table:formula="of:=(([.C643]+[.D643])/([.C643]*[.D643]))+[.B643]" office:value-type="float" office:value="27.7269999907552" calcext:value-type="float">
            <text:p>27,7270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27+6*RAND()" office:value-type="float" office:value="28.4984758242499" calcext:value-type="float">
            <text:p>28,4985</text:p>
          </table:table-cell>
          <table:table-cell table:formula="of:=NORMINV(RAND();30;5)" office:value-type="float" office:value="18.5069739650837" calcext:value-type="float">
            <text:p>18,5070</text:p>
          </table:table-cell>
          <table:table-cell table:formula="of:=48+24*RAND()" office:value-type="float" office:value="51.982290267013" calcext:value-type="float">
            <text:p>51,9823</text:p>
          </table:table-cell>
          <table:table-cell table:formula="of:=(([.C644]+[.D644])/([.C644]*[.D644]))+[.B644]" office:value-type="float" office:value="28.5717468300867" calcext:value-type="float">
            <text:p>28,5717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27+6*RAND()" office:value-type="float" office:value="32.6178949030582" calcext:value-type="float">
            <text:p>32,6179</text:p>
          </table:table-cell>
          <table:table-cell table:formula="of:=NORMINV(RAND();30;5)" office:value-type="float" office:value="31.2046768693571" calcext:value-type="float">
            <text:p>31,2047</text:p>
          </table:table-cell>
          <table:table-cell table:formula="of:=48+24*RAND()" office:value-type="float" office:value="60.5145577741787" calcext:value-type="float">
            <text:p>60,5146</text:p>
          </table:table-cell>
          <table:table-cell table:formula="of:=(([.C645]+[.D645])/([.C645]*[.D645]))+[.B645]" office:value-type="float" office:value="32.6664663306677" calcext:value-type="float">
            <text:p>32,6665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27+6*RAND()" office:value-type="float" office:value="28.0261892701965" calcext:value-type="float">
            <text:p>28,0262</text:p>
          </table:table-cell>
          <table:table-cell table:formula="of:=NORMINV(RAND();30;5)" office:value-type="float" office:value="27.7819392987389" calcext:value-type="float">
            <text:p>27,7819</text:p>
          </table:table-cell>
          <table:table-cell table:formula="of:=48+24*RAND()" office:value-type="float" office:value="54.3621853301302" calcext:value-type="float">
            <text:p>54,3622</text:p>
          </table:table-cell>
          <table:table-cell table:formula="of:=(([.C646]+[.D646])/([.C646]*[.D646]))+[.B646]" office:value-type="float" office:value="28.0805790174919" calcext:value-type="float">
            <text:p>28,0806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27+6*RAND()" office:value-type="float" office:value="32.3138611007016" calcext:value-type="float">
            <text:p>32,3139</text:p>
          </table:table-cell>
          <table:table-cell table:formula="of:=NORMINV(RAND();30;5)" office:value-type="float" office:value="31.1490093813705" calcext:value-type="float">
            <text:p>31,1490</text:p>
          </table:table-cell>
          <table:table-cell table:formula="of:=48+24*RAND()" office:value-type="float" office:value="58.6116274958476" calcext:value-type="float">
            <text:p>58,6116</text:p>
          </table:table-cell>
          <table:table-cell table:formula="of:=(([.C647]+[.D647])/([.C647]*[.D647]))+[.B647]" office:value-type="float" office:value="32.3630263114398" calcext:value-type="float">
            <text:p>32,3630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27+6*RAND()" office:value-type="float" office:value="30.4388651798945" calcext:value-type="float">
            <text:p>30,4389</text:p>
          </table:table-cell>
          <table:table-cell table:formula="of:=NORMINV(RAND();30;5)" office:value-type="float" office:value="36.8757986307731" calcext:value-type="float">
            <text:p>36,8758</text:p>
          </table:table-cell>
          <table:table-cell table:formula="of:=48+24*RAND()" office:value-type="float" office:value="59.5435478584841" calcext:value-type="float">
            <text:p>59,5435</text:p>
          </table:table-cell>
          <table:table-cell table:formula="of:=(([.C648]+[.D648])/([.C648]*[.D648]))+[.B648]" office:value-type="float" office:value="30.4827776675444" calcext:value-type="float">
            <text:p>30,4828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27+6*RAND()" office:value-type="float" office:value="28.5504058522638" calcext:value-type="float">
            <text:p>28,5504</text:p>
          </table:table-cell>
          <table:table-cell table:formula="of:=NORMINV(RAND();30;5)" office:value-type="float" office:value="27.4531977764169" calcext:value-type="float">
            <text:p>27,4532</text:p>
          </table:table-cell>
          <table:table-cell table:formula="of:=48+24*RAND()" office:value-type="float" office:value="66.7771467240527" calcext:value-type="float">
            <text:p>66,7771</text:p>
          </table:table-cell>
          <table:table-cell table:formula="of:=(([.C649]+[.D649])/([.C649]*[.D649]))+[.B649]" office:value-type="float" office:value="28.6018066644843" calcext:value-type="float">
            <text:p>28,6018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27+6*RAND()" office:value-type="float" office:value="29.9783795045223" calcext:value-type="float">
            <text:p>29,9784</text:p>
          </table:table-cell>
          <table:table-cell table:formula="of:=NORMINV(RAND();30;5)" office:value-type="float" office:value="33.8134068475871" calcext:value-type="float">
            <text:p>33,8134</text:p>
          </table:table-cell>
          <table:table-cell table:formula="of:=48+24*RAND()" office:value-type="float" office:value="63.7602427499369" calcext:value-type="float">
            <text:p>63,7602</text:p>
          </table:table-cell>
          <table:table-cell table:formula="of:=(([.C650]+[.D650])/([.C650]*[.D650]))+[.B650]" office:value-type="float" office:value="30.0236373273086" calcext:value-type="float">
            <text:p>30,0236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27+6*RAND()" office:value-type="float" office:value="28.0694585347082" calcext:value-type="float">
            <text:p>28,0695</text:p>
          </table:table-cell>
          <table:table-cell table:formula="of:=NORMINV(RAND();30;5)" office:value-type="float" office:value="26.3593388538903" calcext:value-type="float">
            <text:p>26,3593</text:p>
          </table:table-cell>
          <table:table-cell table:formula="of:=48+24*RAND()" office:value-type="float" office:value="50.0140316253528" calcext:value-type="float">
            <text:p>50,0140</text:p>
          </table:table-cell>
          <table:table-cell table:formula="of:=(([.C651]+[.D651])/([.C651]*[.D651]))+[.B651]" office:value-type="float" office:value="28.1273901422232" calcext:value-type="float">
            <text:p>28,1274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27+6*RAND()" office:value-type="float" office:value="31.3823712675367" calcext:value-type="float">
            <text:p>31,3824</text:p>
          </table:table-cell>
          <table:table-cell table:formula="of:=NORMINV(RAND();30;5)" office:value-type="float" office:value="19.2908204426197" calcext:value-type="float">
            <text:p>19,2908</text:p>
          </table:table-cell>
          <table:table-cell table:formula="of:=48+24*RAND()" office:value-type="float" office:value="59.701737572439" calcext:value-type="float">
            <text:p>59,7017</text:p>
          </table:table-cell>
          <table:table-cell table:formula="of:=(([.C652]+[.D652])/([.C652]*[.D652]))+[.B652]" office:value-type="float" office:value="31.4509593257873" calcext:value-type="float">
            <text:p>31,451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27+6*RAND()" office:value-type="float" office:value="29.3798376100604" calcext:value-type="float">
            <text:p>29,3798</text:p>
          </table:table-cell>
          <table:table-cell table:formula="of:=NORMINV(RAND();30;5)" office:value-type="float" office:value="24.1744225646277" calcext:value-type="float">
            <text:p>24,1744</text:p>
          </table:table-cell>
          <table:table-cell table:formula="of:=48+24*RAND()" office:value-type="float" office:value="71.7319320654497" calcext:value-type="float">
            <text:p>71,7319</text:p>
          </table:table-cell>
          <table:table-cell table:formula="of:=(([.C653]+[.D653])/([.C653]*[.D653]))+[.B653]" office:value-type="float" office:value="29.4351444374215" calcext:value-type="float">
            <text:p>29,4351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27+6*RAND()" office:value-type="float" office:value="32.6261384391692" calcext:value-type="float">
            <text:p>32,6261</text:p>
          </table:table-cell>
          <table:table-cell table:formula="of:=NORMINV(RAND();30;5)" office:value-type="float" office:value="30.0008205968038" calcext:value-type="float">
            <text:p>30,0008</text:p>
          </table:table-cell>
          <table:table-cell table:formula="of:=48+24*RAND()" office:value-type="float" office:value="49.8384478474036" calcext:value-type="float">
            <text:p>49,8384</text:p>
          </table:table-cell>
          <table:table-cell table:formula="of:=(([.C654]+[.D654])/([.C654]*[.D654]))+[.B654]" office:value-type="float" office:value="32.6795356910838" calcext:value-type="float">
            <text:p>32,6795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27+6*RAND()" office:value-type="float" office:value="27.1776578973513" calcext:value-type="float">
            <text:p>27,1777</text:p>
          </table:table-cell>
          <table:table-cell table:formula="of:=NORMINV(RAND();30;5)" office:value-type="float" office:value="21.4819384007416" calcext:value-type="float">
            <text:p>21,4819</text:p>
          </table:table-cell>
          <table:table-cell table:formula="of:=48+24*RAND()" office:value-type="float" office:value="65.3356531849131" calcext:value-type="float">
            <text:p>65,3357</text:p>
          </table:table-cell>
          <table:table-cell table:formula="of:=(([.C655]+[.D655])/([.C655]*[.D655]))+[.B655]" office:value-type="float" office:value="27.239514210317" calcext:value-type="float">
            <text:p>27,2395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27+6*RAND()" office:value-type="float" office:value="30.5922095461283" calcext:value-type="float">
            <text:p>30,5922</text:p>
          </table:table-cell>
          <table:table-cell table:formula="of:=NORMINV(RAND();30;5)" office:value-type="float" office:value="32.2556524080165" calcext:value-type="float">
            <text:p>32,2557</text:p>
          </table:table-cell>
          <table:table-cell table:formula="of:=48+24*RAND()" office:value-type="float" office:value="48.2564007611945" calcext:value-type="float">
            <text:p>48,2564</text:p>
          </table:table-cell>
          <table:table-cell table:formula="of:=(([.C656]+[.D656])/([.C656]*[.D656]))+[.B656]" office:value-type="float" office:value="30.6439345039092" calcext:value-type="float">
            <text:p>30,6439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27+6*RAND()" office:value-type="float" office:value="32.6819560371805" calcext:value-type="float">
            <text:p>32,6820</text:p>
          </table:table-cell>
          <table:table-cell table:formula="of:=NORMINV(RAND();30;5)" office:value-type="float" office:value="37.9089163338832" calcext:value-type="float">
            <text:p>37,9089</text:p>
          </table:table-cell>
          <table:table-cell table:formula="of:=48+24*RAND()" office:value-type="float" office:value="50.1648565297946" calcext:value-type="float">
            <text:p>50,1649</text:p>
          </table:table-cell>
          <table:table-cell table:formula="of:=(([.C657]+[.D657])/([.C657]*[.D657]))+[.B657]" office:value-type="float" office:value="32.728269329636" calcext:value-type="float">
            <text:p>32,7283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27+6*RAND()" office:value-type="float" office:value="28.8929490668234" calcext:value-type="float">
            <text:p>28,8929</text:p>
          </table:table-cell>
          <table:table-cell table:formula="of:=NORMINV(RAND();30;5)" office:value-type="float" office:value="35.2449587028953" calcext:value-type="float">
            <text:p>35,2450</text:p>
          </table:table-cell>
          <table:table-cell table:formula="of:=48+24*RAND()" office:value-type="float" office:value="71.9371401323006" calcext:value-type="float">
            <text:p>71,9371</text:p>
          </table:table-cell>
          <table:table-cell table:formula="of:=(([.C658]+[.D658])/([.C658]*[.D658]))+[.B658]" office:value-type="float" office:value="28.9352229441385" calcext:value-type="float">
            <text:p>28,9352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27+6*RAND()" office:value-type="float" office:value="27.2993239418138" calcext:value-type="float">
            <text:p>27,2993</text:p>
          </table:table-cell>
          <table:table-cell table:formula="of:=NORMINV(RAND();30;5)" office:value-type="float" office:value="36.5461143632525" calcext:value-type="float">
            <text:p>36,5461</text:p>
          </table:table-cell>
          <table:table-cell table:formula="of:=48+24*RAND()" office:value-type="float" office:value="57.4876891979948" calcext:value-type="float">
            <text:p>57,4877</text:p>
          </table:table-cell>
          <table:table-cell table:formula="of:=(([.C659]+[.D659])/([.C659]*[.D659]))+[.B659]" office:value-type="float" office:value="27.344081660507" calcext:value-type="float">
            <text:p>27,3441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27+6*RAND()" office:value-type="float" office:value="31.2626228809822" calcext:value-type="float">
            <text:p>31,2626</text:p>
          </table:table-cell>
          <table:table-cell table:formula="of:=NORMINV(RAND();30;5)" office:value-type="float" office:value="27.487379033534" calcext:value-type="float">
            <text:p>27,4874</text:p>
          </table:table-cell>
          <table:table-cell table:formula="of:=48+24*RAND()" office:value-type="float" office:value="50.5504591623321" calcext:value-type="float">
            <text:p>50,5505</text:p>
          </table:table-cell>
          <table:table-cell table:formula="of:=(([.C660]+[.D660])/([.C660]*[.D660]))+[.B660]" office:value-type="float" office:value="31.3187854278712" calcext:value-type="float">
            <text:p>31,3188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27+6*RAND()" office:value-type="float" office:value="32.0832109025214" calcext:value-type="float">
            <text:p>32,0832</text:p>
          </table:table-cell>
          <table:table-cell table:formula="of:=NORMINV(RAND();30;5)" office:value-type="float" office:value="28.4949548493938" calcext:value-type="float">
            <text:p>28,4950</text:p>
          </table:table-cell>
          <table:table-cell table:formula="of:=48+24*RAND()" office:value-type="float" office:value="64.088900280185" calcext:value-type="float">
            <text:p>64,0889</text:p>
          </table:table-cell>
          <table:table-cell table:formula="of:=(([.C661]+[.D661])/([.C661]*[.D661]))+[.B661]" office:value-type="float" office:value="32.1339081601834" calcext:value-type="float">
            <text:p>32,1339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27+6*RAND()" office:value-type="float" office:value="29.024682194693" calcext:value-type="float">
            <text:p>29,0247</text:p>
          </table:table-cell>
          <table:table-cell table:formula="of:=NORMINV(RAND();30;5)" office:value-type="float" office:value="24.4120673134484" calcext:value-type="float">
            <text:p>24,4121</text:p>
          </table:table-cell>
          <table:table-cell table:formula="of:=48+24*RAND()" office:value-type="float" office:value="69.3028478538618" calcext:value-type="float">
            <text:p>69,3028</text:p>
          </table:table-cell>
          <table:table-cell table:formula="of:=(([.C662]+[.D662])/([.C662]*[.D662]))+[.B662]" office:value-type="float" office:value="29.0800749637933" calcext:value-type="float">
            <text:p>29,0801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27+6*RAND()" office:value-type="float" office:value="29.698004615726" calcext:value-type="float">
            <text:p>29,6980</text:p>
          </table:table-cell>
          <table:table-cell table:formula="of:=NORMINV(RAND();30;5)" office:value-type="float" office:value="24.7177907632121" calcext:value-type="float">
            <text:p>24,7178</text:p>
          </table:table-cell>
          <table:table-cell table:formula="of:=48+24*RAND()" office:value-type="float" office:value="71.34098513145" calcext:value-type="float">
            <text:p>71,3410</text:p>
          </table:table-cell>
          <table:table-cell table:formula="of:=(([.C663]+[.D663])/([.C663]*[.D663]))+[.B663]" office:value-type="float" office:value="29.7524784937813" calcext:value-type="float">
            <text:p>29,7525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27+6*RAND()" office:value-type="float" office:value="27.9578367441427" calcext:value-type="float">
            <text:p>27,9578</text:p>
          </table:table-cell>
          <table:table-cell table:formula="of:=NORMINV(RAND();30;5)" office:value-type="float" office:value="35.6999292976156" calcext:value-type="float">
            <text:p>35,6999</text:p>
          </table:table-cell>
          <table:table-cell table:formula="of:=48+24*RAND()" office:value-type="float" office:value="52.3594414656982" calcext:value-type="float">
            <text:p>52,3594</text:p>
          </table:table-cell>
          <table:table-cell table:formula="of:=(([.C664]+[.D664])/([.C664]*[.D664]))+[.B664]" office:value-type="float" office:value="28.0049467563401" calcext:value-type="float">
            <text:p>28,0049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27+6*RAND()" office:value-type="float" office:value="28.3591284553986" calcext:value-type="float">
            <text:p>28,3591</text:p>
          </table:table-cell>
          <table:table-cell table:formula="of:=NORMINV(RAND();30;5)" office:value-type="float" office:value="26.3027354398398" calcext:value-type="float">
            <text:p>26,3027</text:p>
          </table:table-cell>
          <table:table-cell table:formula="of:=48+24*RAND()" office:value-type="float" office:value="62.756131480448" calcext:value-type="float">
            <text:p>62,7561</text:p>
          </table:table-cell>
          <table:table-cell table:formula="of:=(([.C665]+[.D665])/([.C665]*[.D665]))+[.B665]" office:value-type="float" office:value="28.4130820127343" calcext:value-type="float">
            <text:p>28,4131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27+6*RAND()" office:value-type="float" office:value="28.4655335757416" calcext:value-type="float">
            <text:p>28,4655</text:p>
          </table:table-cell>
          <table:table-cell table:formula="of:=NORMINV(RAND();30;5)" office:value-type="float" office:value="23.9564137417668" calcext:value-type="float">
            <text:p>23,9564</text:p>
          </table:table-cell>
          <table:table-cell table:formula="of:=48+24*RAND()" office:value-type="float" office:value="64.7974623637274" calcext:value-type="float">
            <text:p>64,7975</text:p>
          </table:table-cell>
          <table:table-cell table:formula="of:=(([.C666]+[.D666])/([.C666]*[.D666]))+[.B666]" office:value-type="float" office:value="28.5227087537967" calcext:value-type="float">
            <text:p>28,5227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27+6*RAND()" office:value-type="float" office:value="31.3240713451523" calcext:value-type="float">
            <text:p>31,3241</text:p>
          </table:table-cell>
          <table:table-cell table:formula="of:=NORMINV(RAND();30;5)" office:value-type="float" office:value="35.8776903779574" calcext:value-type="float">
            <text:p>35,8777</text:p>
          </table:table-cell>
          <table:table-cell table:formula="of:=48+24*RAND()" office:value-type="float" office:value="51.4759895699099" calcext:value-type="float">
            <text:p>51,4760</text:p>
          </table:table-cell>
          <table:table-cell table:formula="of:=(([.C667]+[.D667])/([.C667]*[.D667]))+[.B667]" office:value-type="float" office:value="31.3713703521727" calcext:value-type="float">
            <text:p>31,3714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27+6*RAND()" office:value-type="float" office:value="29.6248404651415" calcext:value-type="float">
            <text:p>29,6248</text:p>
          </table:table-cell>
          <table:table-cell table:formula="of:=NORMINV(RAND();30;5)" office:value-type="float" office:value="28.1500041312214" calcext:value-type="float">
            <text:p>28,1500</text:p>
          </table:table-cell>
          <table:table-cell table:formula="of:=48+24*RAND()" office:value-type="float" office:value="54.7104260036722" calcext:value-type="float">
            <text:p>54,7104</text:p>
          </table:table-cell>
          <table:table-cell table:formula="of:=(([.C668]+[.D668])/([.C668]*[.D668]))+[.B668]" office:value-type="float" office:value="29.6786424904046" calcext:value-type="float">
            <text:p>29,6786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27+6*RAND()" office:value-type="float" office:value="28.2581755786669" calcext:value-type="float">
            <text:p>28,2582</text:p>
          </table:table-cell>
          <table:table-cell table:formula="of:=NORMINV(RAND();30;5)" office:value-type="float" office:value="33.6160846005698" calcext:value-type="float">
            <text:p>33,6161</text:p>
          </table:table-cell>
          <table:table-cell table:formula="of:=48+24*RAND()" office:value-type="float" office:value="49.0939911128953" calcext:value-type="float">
            <text:p>49,0940</text:p>
          </table:table-cell>
          <table:table-cell table:formula="of:=(([.C669]+[.D669])/([.C669]*[.D669]))+[.B669]" office:value-type="float" office:value="28.308292334533" calcext:value-type="float">
            <text:p>28,3083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27+6*RAND()" office:value-type="float" office:value="29.0823774018791" calcext:value-type="float">
            <text:p>29,0824</text:p>
          </table:table-cell>
          <table:table-cell table:formula="of:=NORMINV(RAND();30;5)" office:value-type="float" office:value="31.3206903624492" calcext:value-type="float">
            <text:p>31,3207</text:p>
          </table:table-cell>
          <table:table-cell table:formula="of:=48+24*RAND()" office:value-type="float" office:value="52.6969778006896" calcext:value-type="float">
            <text:p>52,6970</text:p>
          </table:table-cell>
          <table:table-cell table:formula="of:=(([.C670]+[.D670])/([.C670]*[.D670]))+[.B670]" office:value-type="float" office:value="29.1332815986378" calcext:value-type="float">
            <text:p>29,133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27+6*RAND()" office:value-type="float" office:value="32.313753119437" calcext:value-type="float">
            <text:p>32,3138</text:p>
          </table:table-cell>
          <table:table-cell table:formula="of:=NORMINV(RAND();30;5)" office:value-type="float" office:value="31.68579297019" calcext:value-type="float">
            <text:p>31,6858</text:p>
          </table:table-cell>
          <table:table-cell table:formula="of:=48+24*RAND()" office:value-type="float" office:value="62.2885074885562" calcext:value-type="float">
            <text:p>62,2885</text:p>
          </table:table-cell>
          <table:table-cell table:formula="of:=(([.C671]+[.D671])/([.C671]*[.D671]))+[.B671]" office:value-type="float" office:value="32.3613673309118" calcext:value-type="float">
            <text:p>32,3614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27+6*RAND()" office:value-type="float" office:value="29.499334510183" calcext:value-type="float">
            <text:p>29,4993</text:p>
          </table:table-cell>
          <table:table-cell table:formula="of:=NORMINV(RAND();30;5)" office:value-type="float" office:value="20.5709182529406" calcext:value-type="float">
            <text:p>20,5709</text:p>
          </table:table-cell>
          <table:table-cell table:formula="of:=48+24*RAND()" office:value-type="float" office:value="49.865157793276" calcext:value-type="float">
            <text:p>49,8652</text:p>
          </table:table-cell>
          <table:table-cell table:formula="of:=(([.C672]+[.D672])/([.C672]*[.D672]))+[.B672]" office:value-type="float" office:value="29.5680009099625" calcext:value-type="float">
            <text:p>29,5680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27+6*RAND()" office:value-type="float" office:value="28.3394164640922" calcext:value-type="float">
            <text:p>28,3394</text:p>
          </table:table-cell>
          <table:table-cell table:formula="of:=NORMINV(RAND();30;5)" office:value-type="float" office:value="20.3635766086001" calcext:value-type="float">
            <text:p>20,3636</text:p>
          </table:table-cell>
          <table:table-cell table:formula="of:=48+24*RAND()" office:value-type="float" office:value="50.2676083641127" calcext:value-type="float">
            <text:p>50,2676</text:p>
          </table:table-cell>
          <table:table-cell table:formula="of:=(([.C673]+[.D673])/([.C673]*[.D673]))+[.B673]" office:value-type="float" office:value="28.408417277568" calcext:value-type="float">
            <text:p>28,4084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27+6*RAND()" office:value-type="float" office:value="28.3999952471349" calcext:value-type="float">
            <text:p>28,4000</text:p>
          </table:table-cell>
          <table:table-cell table:formula="of:=NORMINV(RAND();30;5)" office:value-type="float" office:value="40.275248506677" calcext:value-type="float">
            <text:p>40,2752</text:p>
          </table:table-cell>
          <table:table-cell table:formula="of:=48+24*RAND()" office:value-type="float" office:value="70.3879940444604" calcext:value-type="float">
            <text:p>70,3880</text:p>
          </table:table-cell>
          <table:table-cell table:formula="of:=(([.C674]+[.D674])/([.C674]*[.D674]))+[.B674]" office:value-type="float" office:value="28.439031360804" calcext:value-type="float">
            <text:p>28,4390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27+6*RAND()" office:value-type="float" office:value="29.9056717583444" calcext:value-type="float">
            <text:p>29,9057</text:p>
          </table:table-cell>
          <table:table-cell table:formula="of:=NORMINV(RAND();30;5)" office:value-type="float" office:value="26.2987195382215" calcext:value-type="float">
            <text:p>26,2987</text:p>
          </table:table-cell>
          <table:table-cell table:formula="of:=48+24*RAND()" office:value-type="float" office:value="50.5865739779547" calcext:value-type="float">
            <text:p>50,5866</text:p>
          </table:table-cell>
          <table:table-cell table:formula="of:=(([.C675]+[.D675])/([.C675]*[.D675]))+[.B675]" office:value-type="float" office:value="29.9634645143743" calcext:value-type="float">
            <text:p>29,9635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27+6*RAND()" office:value-type="float" office:value="32.7128447515424" calcext:value-type="float">
            <text:p>32,7128</text:p>
          </table:table-cell>
          <table:table-cell table:formula="of:=NORMINV(RAND();30;5)" office:value-type="float" office:value="30.4538133299771" calcext:value-type="float">
            <text:p>30,4538</text:p>
          </table:table-cell>
          <table:table-cell table:formula="of:=48+24*RAND()" office:value-type="float" office:value="67.8054784247652" calcext:value-type="float">
            <text:p>67,8055</text:p>
          </table:table-cell>
          <table:table-cell table:formula="of:=(([.C676]+[.D676])/([.C676]*[.D676]))+[.B676]" office:value-type="float" office:value="32.7604294326797" calcext:value-type="float">
            <text:p>32,7604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27+6*RAND()" office:value-type="float" office:value="27.4382170701865" calcext:value-type="float">
            <text:p>27,4382</text:p>
          </table:table-cell>
          <table:table-cell table:formula="of:=NORMINV(RAND();30;5)" office:value-type="float" office:value="20.0068627280944" calcext:value-type="float">
            <text:p>20,0069</text:p>
          </table:table-cell>
          <table:table-cell table:formula="of:=48+24*RAND()" office:value-type="float" office:value="70.0521813416854" calcext:value-type="float">
            <text:p>70,0522</text:p>
          </table:table-cell>
          <table:table-cell table:formula="of:=(([.C677]+[.D677])/([.C677]*[.D677]))+[.B677]" office:value-type="float" office:value="27.5024749922162" calcext:value-type="float">
            <text:p>27,5025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27+6*RAND()" office:value-type="float" office:value="30.9593321664725" calcext:value-type="float">
            <text:p>30,9593</text:p>
          </table:table-cell>
          <table:table-cell table:formula="of:=NORMINV(RAND();30;5)" office:value-type="float" office:value="34.0701212477767" calcext:value-type="float">
            <text:p>34,0701</text:p>
          </table:table-cell>
          <table:table-cell table:formula="of:=48+24*RAND()" office:value-type="float" office:value="55.4094249894843" calcext:value-type="float">
            <text:p>55,4094</text:p>
          </table:table-cell>
          <table:table-cell table:formula="of:=(([.C678]+[.D678])/([.C678]*[.D678]))+[.B678]" office:value-type="float" office:value="31.0067308686727" calcext:value-type="float">
            <text:p>31,0067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27+6*RAND()" office:value-type="float" office:value="31.5638236936647" calcext:value-type="float">
            <text:p>31,5638</text:p>
          </table:table-cell>
          <table:table-cell table:formula="of:=NORMINV(RAND();30;5)" office:value-type="float" office:value="24.2809981324732" calcext:value-type="float">
            <text:p>24,2810</text:p>
          </table:table-cell>
          <table:table-cell table:formula="of:=48+24*RAND()" office:value-type="float" office:value="55.5016319258139" calcext:value-type="float">
            <text:p>55,5016</text:p>
          </table:table-cell>
          <table:table-cell table:formula="of:=(([.C679]+[.D679])/([.C679]*[.D679]))+[.B679]" office:value-type="float" office:value="31.6230256502826" calcext:value-type="float">
            <text:p>31,6230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27+6*RAND()" office:value-type="float" office:value="32.593342556851" calcext:value-type="float">
            <text:p>32,5933</text:p>
          </table:table-cell>
          <table:table-cell table:formula="of:=NORMINV(RAND();30;5)" office:value-type="float" office:value="30.0446146089365" calcext:value-type="float">
            <text:p>30,0446</text:p>
          </table:table-cell>
          <table:table-cell table:formula="of:=48+24*RAND()" office:value-type="float" office:value="51.3833271330223" calcext:value-type="float">
            <text:p>51,3833</text:p>
          </table:table-cell>
          <table:table-cell table:formula="of:=(([.C680]+[.D680])/([.C680]*[.D680]))+[.B680]" office:value-type="float" office:value="32.6460879577687" calcext:value-type="float">
            <text:p>32,6461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27+6*RAND()" office:value-type="float" office:value="27.7174001166131" calcext:value-type="float">
            <text:p>27,7174</text:p>
          </table:table-cell>
          <table:table-cell table:formula="of:=NORMINV(RAND();30;5)" office:value-type="float" office:value="29.6658387968654" calcext:value-type="float">
            <text:p>29,6658</text:p>
          </table:table-cell>
          <table:table-cell table:formula="of:=48+24*RAND()" office:value-type="float" office:value="53.1513178562745" calcext:value-type="float">
            <text:p>53,1513</text:p>
          </table:table-cell>
          <table:table-cell table:formula="of:=(([.C681]+[.D681])/([.C681]*[.D681]))+[.B681]" office:value-type="float" office:value="27.7699231313981" calcext:value-type="float">
            <text:p>27,7699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27+6*RAND()" office:value-type="float" office:value="30.6095092983451" calcext:value-type="float">
            <text:p>30,6095</text:p>
          </table:table-cell>
          <table:table-cell table:formula="of:=NORMINV(RAND();30;5)" office:value-type="float" office:value="33.5160721383756" calcext:value-type="float">
            <text:p>33,5161</text:p>
          </table:table-cell>
          <table:table-cell table:formula="of:=48+24*RAND()" office:value-type="float" office:value="67.1672927280888" calcext:value-type="float">
            <text:p>67,1673</text:p>
          </table:table-cell>
          <table:table-cell table:formula="of:=(([.C682]+[.D682])/([.C682]*[.D682]))+[.B682]" office:value-type="float" office:value="30.6542339288242" calcext:value-type="float">
            <text:p>30,654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27+6*RAND()" office:value-type="float" office:value="32.5446086798329" calcext:value-type="float">
            <text:p>32,5446</text:p>
          </table:table-cell>
          <table:table-cell table:formula="of:=NORMINV(RAND();30;5)" office:value-type="float" office:value="32.6702666751916" calcext:value-type="float">
            <text:p>32,6703</text:p>
          </table:table-cell>
          <table:table-cell table:formula="of:=48+24*RAND()" office:value-type="float" office:value="53.3253763848916" calcext:value-type="float">
            <text:p>53,3254</text:p>
          </table:table-cell>
          <table:table-cell table:formula="of:=(([.C683]+[.D683])/([.C683]*[.D683]))+[.B683]" office:value-type="float" office:value="32.5939703492824" calcext:value-type="float">
            <text:p>32,5940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27+6*RAND()" office:value-type="float" office:value="29.8967607126106" calcext:value-type="float">
            <text:p>29,8968</text:p>
          </table:table-cell>
          <table:table-cell table:formula="of:=NORMINV(RAND();30;5)" office:value-type="float" office:value="29.6719984175807" calcext:value-type="float">
            <text:p>29,6720</text:p>
          </table:table-cell>
          <table:table-cell table:formula="of:=48+24*RAND()" office:value-type="float" office:value="51.6349881542847" calcext:value-type="float">
            <text:p>51,6350</text:p>
          </table:table-cell>
          <table:table-cell table:formula="of:=(([.C684]+[.D684])/([.C684]*[.D684]))+[.B684]" office:value-type="float" office:value="29.9498292338955" calcext:value-type="float">
            <text:p>29,9498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27+6*RAND()" office:value-type="float" office:value="32.4797502576839" calcext:value-type="float">
            <text:p>32,4798</text:p>
          </table:table-cell>
          <table:table-cell table:formula="of:=NORMINV(RAND();30;5)" office:value-type="float" office:value="39.8932228938197" calcext:value-type="float">
            <text:p>39,8932</text:p>
          </table:table-cell>
          <table:table-cell table:formula="of:=48+24*RAND()" office:value-type="float" office:value="71.5474444376305" calcext:value-type="float">
            <text:p>71,5474</text:p>
          </table:table-cell>
          <table:table-cell table:formula="of:=(([.C685]+[.D685])/([.C685]*[.D685]))+[.B685]" office:value-type="float" office:value="32.5187939115989" calcext:value-type="float">
            <text:p>32,5188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27+6*RAND()" office:value-type="float" office:value="30.8349582322408" calcext:value-type="float">
            <text:p>30,8350</text:p>
          </table:table-cell>
          <table:table-cell table:formula="of:=NORMINV(RAND();30;5)" office:value-type="float" office:value="28.7946589470818" calcext:value-type="float">
            <text:p>28,7947</text:p>
          </table:table-cell>
          <table:table-cell table:formula="of:=48+24*RAND()" office:value-type="float" office:value="66.5568915316835" calcext:value-type="float">
            <text:p>66,5569</text:p>
          </table:table-cell>
          <table:table-cell table:formula="of:=(([.C686]+[.D686])/([.C686]*[.D686]))+[.B686]" office:value-type="float" office:value="30.8847116351487" calcext:value-type="float">
            <text:p>30,8847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27+6*RAND()" office:value-type="float" office:value="29.2462220673915" calcext:value-type="float">
            <text:p>29,2462</text:p>
          </table:table-cell>
          <table:table-cell table:formula="of:=NORMINV(RAND();30;5)" office:value-type="float" office:value="41.329045956238" calcext:value-type="float">
            <text:p>41,3290</text:p>
          </table:table-cell>
          <table:table-cell table:formula="of:=48+24*RAND()" office:value-type="float" office:value="49.9332822700962" calcext:value-type="float">
            <text:p>49,9333</text:p>
          </table:table-cell>
          <table:table-cell table:formula="of:=(([.C687]+[.D687])/([.C687]*[.D687]))+[.B687]" office:value-type="float" office:value="29.2904448483094" calcext:value-type="float">
            <text:p>29,2904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27+6*RAND()" office:value-type="float" office:value="31.3935927373823" calcext:value-type="float">
            <text:p>31,3936</text:p>
          </table:table-cell>
          <table:table-cell table:formula="of:=NORMINV(RAND();30;5)" office:value-type="float" office:value="28.2816238689433" calcext:value-type="float">
            <text:p>28,2816</text:p>
          </table:table-cell>
          <table:table-cell table:formula="of:=48+24*RAND()" office:value-type="float" office:value="66.3064613705501" calcext:value-type="float">
            <text:p>66,3065</text:p>
          </table:table-cell>
          <table:table-cell table:formula="of:=(([.C688]+[.D688])/([.C688]*[.D688]))+[.B688]" office:value-type="float" office:value="31.444032872444" calcext:value-type="float">
            <text:p>31,4440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27+6*RAND()" office:value-type="float" office:value="28.9464128741529" calcext:value-type="float">
            <text:p>28,9464</text:p>
          </table:table-cell>
          <table:table-cell table:formula="of:=NORMINV(RAND();30;5)" office:value-type="float" office:value="39.780736503393" calcext:value-type="float">
            <text:p>39,7807</text:p>
          </table:table-cell>
          <table:table-cell table:formula="of:=48+24*RAND()" office:value-type="float" office:value="56.7164595974609" calcext:value-type="float">
            <text:p>56,7165</text:p>
          </table:table-cell>
          <table:table-cell table:formula="of:=(([.C689]+[.D689])/([.C689]*[.D689]))+[.B689]" office:value-type="float" office:value="28.9891822351617" calcext:value-type="float">
            <text:p>28,9892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27+6*RAND()" office:value-type="float" office:value="32.0323495224584" calcext:value-type="float">
            <text:p>32,0323</text:p>
          </table:table-cell>
          <table:table-cell table:formula="of:=NORMINV(RAND();30;5)" office:value-type="float" office:value="28.9674742426251" calcext:value-type="float">
            <text:p>28,9675</text:p>
          </table:table-cell>
          <table:table-cell table:formula="of:=48+24*RAND()" office:value-type="float" office:value="51.8372781230137" calcext:value-type="float">
            <text:p>51,8373</text:p>
          </table:table-cell>
          <table:table-cell table:formula="of:=(([.C690]+[.D690])/([.C690]*[.D690]))+[.B690]" office:value-type="float" office:value="32.0861621359474" calcext:value-type="float">
            <text:p>32,0862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27+6*RAND()" office:value-type="float" office:value="29.265827921452" calcext:value-type="float">
            <text:p>29,2658</text:p>
          </table:table-cell>
          <table:table-cell table:formula="of:=NORMINV(RAND();30;5)" office:value-type="float" office:value="25.1860235576753" calcext:value-type="float">
            <text:p>25,1860</text:p>
          </table:table-cell>
          <table:table-cell table:formula="of:=48+24*RAND()" office:value-type="float" office:value="58.0726519385353" calcext:value-type="float">
            <text:p>58,0727</text:p>
          </table:table-cell>
          <table:table-cell table:formula="of:=(([.C691]+[.D691])/([.C691]*[.D691]))+[.B691]" office:value-type="float" office:value="29.3227522915459" calcext:value-type="float">
            <text:p>29,3228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27+6*RAND()" office:value-type="float" office:value="30.7906014088076" calcext:value-type="float">
            <text:p>30,7906</text:p>
          </table:table-cell>
          <table:table-cell table:formula="of:=NORMINV(RAND();30;5)" office:value-type="float" office:value="27.5027210656662" calcext:value-type="float">
            <text:p>27,5027</text:p>
          </table:table-cell>
          <table:table-cell table:formula="of:=48+24*RAND()" office:value-type="float" office:value="70.6816298766062" calcext:value-type="float">
            <text:p>70,6816</text:p>
          </table:table-cell>
          <table:table-cell table:formula="of:=(([.C692]+[.D692])/([.C692]*[.D692]))+[.B692]" office:value-type="float" office:value="30.8411093950836" calcext:value-type="float">
            <text:p>30,8411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27+6*RAND()" office:value-type="float" office:value="29.4994934129063" calcext:value-type="float">
            <text:p>29,4995</text:p>
          </table:table-cell>
          <table:table-cell table:formula="of:=NORMINV(RAND();30;5)" office:value-type="float" office:value="35.7936475230374" calcext:value-type="float">
            <text:p>35,7936</text:p>
          </table:table-cell>
          <table:table-cell table:formula="of:=48+24*RAND()" office:value-type="float" office:value="56.2120504444465" calcext:value-type="float">
            <text:p>56,2121</text:p>
          </table:table-cell>
          <table:table-cell table:formula="of:=(([.C693]+[.D693])/([.C693]*[.D693]))+[.B693]" office:value-type="float" office:value="29.5452211110106" calcext:value-type="float">
            <text:p>29,5452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27+6*RAND()" office:value-type="float" office:value="32.9497133216355" calcext:value-type="float">
            <text:p>32,9497</text:p>
          </table:table-cell>
          <table:table-cell table:formula="of:=NORMINV(RAND();30;5)" office:value-type="float" office:value="30.4974751714084" calcext:value-type="float">
            <text:p>30,4975</text:p>
          </table:table-cell>
          <table:table-cell table:formula="of:=48+24*RAND()" office:value-type="float" office:value="51.4878882681951" calcext:value-type="float">
            <text:p>51,4879</text:p>
          </table:table-cell>
          <table:table-cell table:formula="of:=(([.C694]+[.D694])/([.C694]*[.D694]))+[.B694]" office:value-type="float" office:value="33.0019249646359" calcext:value-type="float">
            <text:p>33,0019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27+6*RAND()" office:value-type="float" office:value="27.884879329009" calcext:value-type="float">
            <text:p>27,8849</text:p>
          </table:table-cell>
          <table:table-cell table:formula="of:=NORMINV(RAND();30;5)" office:value-type="float" office:value="23.2253094660835" calcext:value-type="float">
            <text:p>23,2253</text:p>
          </table:table-cell>
          <table:table-cell table:formula="of:=48+24*RAND()" office:value-type="float" office:value="69.3855501255021" calcext:value-type="float">
            <text:p>69,3856</text:p>
          </table:table-cell>
          <table:table-cell table:formula="of:=(([.C695]+[.D695])/([.C695]*[.D695]))+[.B695]" office:value-type="float" office:value="27.9423480285783" calcext:value-type="float">
            <text:p>27,9423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27+6*RAND()" office:value-type="float" office:value="27.203187946463" calcext:value-type="float">
            <text:p>27,2032</text:p>
          </table:table-cell>
          <table:table-cell table:formula="of:=NORMINV(RAND();30;5)" office:value-type="float" office:value="28.5380121048408" calcext:value-type="float">
            <text:p>28,5380</text:p>
          </table:table-cell>
          <table:table-cell table:formula="of:=48+24*RAND()" office:value-type="float" office:value="62.2060757121071" calcext:value-type="float">
            <text:p>62,2061</text:p>
          </table:table-cell>
          <table:table-cell table:formula="of:=(([.C696]+[.D696])/([.C696]*[.D696]))+[.B696]" office:value-type="float" office:value="27.2543045297167" calcext:value-type="float">
            <text:p>27,2543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27+6*RAND()" office:value-type="float" office:value="32.8308599742595" calcext:value-type="float">
            <text:p>32,8309</text:p>
          </table:table-cell>
          <table:table-cell table:formula="of:=NORMINV(RAND();30;5)" office:value-type="float" office:value="30.7149921510432" calcext:value-type="float">
            <text:p>30,7150</text:p>
          </table:table-cell>
          <table:table-cell table:formula="of:=48+24*RAND()" office:value-type="float" office:value="67.9724947297946" calcext:value-type="float">
            <text:p>67,9725</text:p>
          </table:table-cell>
          <table:table-cell table:formula="of:=(([.C697]+[.D697])/([.C697]*[.D697]))+[.B697]" office:value-type="float" office:value="32.8781291980973" calcext:value-type="float">
            <text:p>32,8781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27+6*RAND()" office:value-type="float" office:value="27.9586108813528" calcext:value-type="float">
            <text:p>27,9586</text:p>
          </table:table-cell>
          <table:table-cell table:formula="of:=NORMINV(RAND();30;5)" office:value-type="float" office:value="30.8328824806079" calcext:value-type="float">
            <text:p>30,8329</text:p>
          </table:table-cell>
          <table:table-cell table:formula="of:=48+24*RAND()" office:value-type="float" office:value="63.960509874858" calcext:value-type="float">
            <text:p>63,9605</text:p>
          </table:table-cell>
          <table:table-cell table:formula="of:=(([.C698]+[.D698])/([.C698]*[.D698]))+[.B698]" office:value-type="float" office:value="28.0066784351237" calcext:value-type="float">
            <text:p>28,0067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27+6*RAND()" office:value-type="float" office:value="32.0078678007703" calcext:value-type="float">
            <text:p>32,0079</text:p>
          </table:table-cell>
          <table:table-cell table:formula="of:=NORMINV(RAND();30;5)" office:value-type="float" office:value="23.9522917147495" calcext:value-type="float">
            <text:p>23,9523</text:p>
          </table:table-cell>
          <table:table-cell table:formula="of:=48+24*RAND()" office:value-type="float" office:value="70.0668281475082" calcext:value-type="float">
            <text:p>70,0668</text:p>
          </table:table-cell>
          <table:table-cell table:formula="of:=(([.C699]+[.D699])/([.C699]*[.D699]))+[.B699]" office:value-type="float" office:value="32.0638895481923" calcext:value-type="float">
            <text:p>32,0639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27+6*RAND()" office:value-type="float" office:value="30.3688554132823" calcext:value-type="float">
            <text:p>30,3689</text:p>
          </table:table-cell>
          <table:table-cell table:formula="of:=NORMINV(RAND();30;5)" office:value-type="float" office:value="34.1362078493048" calcext:value-type="float">
            <text:p>34,1362</text:p>
          </table:table-cell>
          <table:table-cell table:formula="of:=48+24*RAND()" office:value-type="float" office:value="52.3304308047518" calcext:value-type="float">
            <text:p>52,3304</text:p>
          </table:table-cell>
          <table:table-cell table:formula="of:=(([.C700]+[.D700])/([.C700]*[.D700]))+[.B700]" office:value-type="float" office:value="30.4172591613765" calcext:value-type="float">
            <text:p>30,4173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7+6*RAND()" office:value-type="float" office:value="32.8153429983649" calcext:value-type="float">
            <text:p>32,8153</text:p>
          </table:table-cell>
          <table:table-cell table:formula="of:=NORMINV(RAND();30;5)" office:value-type="float" office:value="29.3340411485828" calcext:value-type="float">
            <text:p>29,3340</text:p>
          </table:table-cell>
          <table:table-cell table:formula="of:=48+24*RAND()" office:value-type="float" office:value="63.333452261053" calcext:value-type="float">
            <text:p>63,3335</text:p>
          </table:table-cell>
          <table:table-cell table:formula="of:=(([.C701]+[.D701])/([.C701]*[.D701]))+[.B701]" office:value-type="float" office:value="32.8652225288945" calcext:value-type="float">
            <text:p>32,8652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27+6*RAND()" office:value-type="float" office:value="30.6123155581299" calcext:value-type="float">
            <text:p>30,6123</text:p>
          </table:table-cell>
          <table:table-cell table:formula="of:=NORMINV(RAND();30;5)" office:value-type="float" office:value="28.8990232150306" calcext:value-type="float">
            <text:p>28,8990</text:p>
          </table:table-cell>
          <table:table-cell table:formula="of:=48+24*RAND()" office:value-type="float" office:value="56.3788836942986" calcext:value-type="float">
            <text:p>56,3789</text:p>
          </table:table-cell>
          <table:table-cell table:formula="of:=(([.C702]+[.D702])/([.C702]*[.D702]))+[.B702]" office:value-type="float" office:value="30.6646559410862" calcext:value-type="float">
            <text:p>30,664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27+6*RAND()" office:value-type="float" office:value="30.2271969874855" calcext:value-type="float">
            <text:p>30,2272</text:p>
          </table:table-cell>
          <table:table-cell table:formula="of:=NORMINV(RAND();30;5)" office:value-type="float" office:value="34.2490174573374" calcext:value-type="float">
            <text:p>34,2490</text:p>
          </table:table-cell>
          <table:table-cell table:formula="of:=48+24*RAND()" office:value-type="float" office:value="62.2450937060639" calcext:value-type="float">
            <text:p>62,2451</text:p>
          </table:table-cell>
          <table:table-cell table:formula="of:=(([.C703]+[.D703])/([.C703]*[.D703]))+[.B703]" office:value-type="float" office:value="30.272460428637" calcext:value-type="float">
            <text:p>30,2725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27+6*RAND()" office:value-type="float" office:value="30.5333977926057" calcext:value-type="float">
            <text:p>30,5334</text:p>
          </table:table-cell>
          <table:table-cell table:formula="of:=NORMINV(RAND();30;5)" office:value-type="float" office:value="36.6237872552446" calcext:value-type="float">
            <text:p>36,6238</text:p>
          </table:table-cell>
          <table:table-cell table:formula="of:=48+24*RAND()" office:value-type="float" office:value="69.5533797154203" calcext:value-type="float">
            <text:p>69,5534</text:p>
          </table:table-cell>
          <table:table-cell table:formula="of:=(([.C704]+[.D704])/([.C704]*[.D704]))+[.B704]" office:value-type="float" office:value="30.575079897558" calcext:value-type="float">
            <text:p>30,5751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27+6*RAND()" office:value-type="float" office:value="29.3787986703683" calcext:value-type="float">
            <text:p>29,3788</text:p>
          </table:table-cell>
          <table:table-cell table:formula="of:=NORMINV(RAND();30;5)" office:value-type="float" office:value="27.3432143965129" calcext:value-type="float">
            <text:p>27,3432</text:p>
          </table:table-cell>
          <table:table-cell table:formula="of:=48+24*RAND()" office:value-type="float" office:value="65.5090778684244" calcext:value-type="float">
            <text:p>65,5091</text:p>
          </table:table-cell>
          <table:table-cell table:formula="of:=(([.C705]+[.D705])/([.C705]*[.D705]))+[.B705]" office:value-type="float" office:value="29.4306358752428" calcext:value-type="float">
            <text:p>29,4306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27+6*RAND()" office:value-type="float" office:value="30.1267982257996" calcext:value-type="float">
            <text:p>30,1268</text:p>
          </table:table-cell>
          <table:table-cell table:formula="of:=NORMINV(RAND();30;5)" office:value-type="float" office:value="22.523099746683" calcext:value-type="float">
            <text:p>22,5231</text:p>
          </table:table-cell>
          <table:table-cell table:formula="of:=48+24*RAND()" office:value-type="float" office:value="66.3705655904487" calcext:value-type="float">
            <text:p>66,3706</text:p>
          </table:table-cell>
          <table:table-cell table:formula="of:=(([.C706]+[.D706])/([.C706]*[.D706]))+[.B706]" office:value-type="float" office:value="30.1862640078804" calcext:value-type="float">
            <text:p>30,1863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27+6*RAND()" office:value-type="float" office:value="29.4173228249419" calcext:value-type="float">
            <text:p>29,4173</text:p>
          </table:table-cell>
          <table:table-cell table:formula="of:=NORMINV(RAND();30;5)" office:value-type="float" office:value="32.9423698443772" calcext:value-type="float">
            <text:p>32,9424</text:p>
          </table:table-cell>
          <table:table-cell table:formula="of:=48+24*RAND()" office:value-type="float" office:value="51.2625779891387" calcext:value-type="float">
            <text:p>51,2626</text:p>
          </table:table-cell>
          <table:table-cell table:formula="of:=(([.C707]+[.D707])/([.C707]*[.D707]))+[.B707]" office:value-type="float" office:value="29.4671862756105" calcext:value-type="float">
            <text:p>29,4672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27+6*RAND()" office:value-type="float" office:value="29.1037772514392" calcext:value-type="float">
            <text:p>29,1038</text:p>
          </table:table-cell>
          <table:table-cell table:formula="of:=NORMINV(RAND();30;5)" office:value-type="float" office:value="23.5599482489179" calcext:value-type="float">
            <text:p>23,5599</text:p>
          </table:table-cell>
          <table:table-cell table:formula="of:=48+24*RAND()" office:value-type="float" office:value="50.7317662993446" calcext:value-type="float">
            <text:p>50,7318</text:p>
          </table:table-cell>
          <table:table-cell table:formula="of:=(([.C708]+[.D708])/([.C708]*[.D708]))+[.B708]" office:value-type="float" office:value="29.1659336819483" calcext:value-type="float">
            <text:p>29,1659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27+6*RAND()" office:value-type="float" office:value="31.9384913553949" calcext:value-type="float">
            <text:p>31,9385</text:p>
          </table:table-cell>
          <table:table-cell table:formula="of:=NORMINV(RAND();30;5)" office:value-type="float" office:value="35.9959448696815" calcext:value-type="float">
            <text:p>35,9959</text:p>
          </table:table-cell>
          <table:table-cell table:formula="of:=48+24*RAND()" office:value-type="float" office:value="67.4771872060373" calcext:value-type="float">
            <text:p>67,4772</text:p>
          </table:table-cell>
          <table:table-cell table:formula="of:=(([.C709]+[.D709])/([.C709]*[.D709]))+[.B709]" office:value-type="float" office:value="31.9810920859146" calcext:value-type="float">
            <text:p>31,9811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27+6*RAND()" office:value-type="float" office:value="28.8708300695289" calcext:value-type="float">
            <text:p>28,8708</text:p>
          </table:table-cell>
          <table:table-cell table:formula="of:=NORMINV(RAND();30;5)" office:value-type="float" office:value="30.2083083363365" calcext:value-type="float">
            <text:p>30,2083</text:p>
          </table:table-cell>
          <table:table-cell table:formula="of:=48+24*RAND()" office:value-type="float" office:value="70.3940366478637" calcext:value-type="float">
            <text:p>70,3940</text:p>
          </table:table-cell>
          <table:table-cell table:formula="of:=(([.C710]+[.D710])/([.C710]*[.D710]))+[.B710]" office:value-type="float" office:value="28.9181392939742" calcext:value-type="float">
            <text:p>28,9181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27+6*RAND()" office:value-type="float" office:value="29.4399108819198" calcext:value-type="float">
            <text:p>29,4399</text:p>
          </table:table-cell>
          <table:table-cell table:formula="of:=NORMINV(RAND();30;5)" office:value-type="float" office:value="24.7405686644743" calcext:value-type="float">
            <text:p>24,7406</text:p>
          </table:table-cell>
          <table:table-cell table:formula="of:=48+24*RAND()" office:value-type="float" office:value="68.0927110193297" calcext:value-type="float">
            <text:p>68,0927</text:p>
          </table:table-cell>
          <table:table-cell table:formula="of:=(([.C711]+[.D711])/([.C711]*[.D711]))+[.B711]" office:value-type="float" office:value="29.4950161844117" calcext:value-type="float">
            <text:p>29,4950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27+6*RAND()" office:value-type="float" office:value="28.0069442389067" calcext:value-type="float">
            <text:p>28,0069</text:p>
          </table:table-cell>
          <table:table-cell table:formula="of:=NORMINV(RAND();30;5)" office:value-type="float" office:value="30.2585644604265" calcext:value-type="float">
            <text:p>30,2586</text:p>
          </table:table-cell>
          <table:table-cell table:formula="of:=48+24*RAND()" office:value-type="float" office:value="61.1445020483807" calcext:value-type="float">
            <text:p>61,1445</text:p>
          </table:table-cell>
          <table:table-cell table:formula="of:=(([.C712]+[.D712])/([.C712]*[.D712]))+[.B712]" office:value-type="float" office:value="28.0563474335707" calcext:value-type="float">
            <text:p>28,0563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27+6*RAND()" office:value-type="float" office:value="31.1869456165005" calcext:value-type="float">
            <text:p>31,1869</text:p>
          </table:table-cell>
          <table:table-cell table:formula="of:=NORMINV(RAND();30;5)" office:value-type="float" office:value="27.6404218332933" calcext:value-type="float">
            <text:p>27,6404</text:p>
          </table:table-cell>
          <table:table-cell table:formula="of:=48+24*RAND()" office:value-type="float" office:value="49.1468213992193" calcext:value-type="float">
            <text:p>49,1468</text:p>
          </table:table-cell>
          <table:table-cell table:formula="of:=(([.C713]+[.D713])/([.C713]*[.D713]))+[.B713]" office:value-type="float" office:value="31.243471710263" calcext:value-type="float">
            <text:p>31,2435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27+6*RAND()" office:value-type="float" office:value="29.6230833919253" calcext:value-type="float">
            <text:p>29,6231</text:p>
          </table:table-cell>
          <table:table-cell table:formula="of:=NORMINV(RAND();30;5)" office:value-type="float" office:value="27.8479906989792" calcext:value-type="float">
            <text:p>27,8480</text:p>
          </table:table-cell>
          <table:table-cell table:formula="of:=48+24*RAND()" office:value-type="float" office:value="62.8687896346673" calcext:value-type="float">
            <text:p>62,8688</text:p>
          </table:table-cell>
          <table:table-cell table:formula="of:=(([.C714]+[.D714])/([.C714]*[.D714]))+[.B714]" office:value-type="float" office:value="29.6748987690722" calcext:value-type="float">
            <text:p>29,6749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27+6*RAND()" office:value-type="float" office:value="27.818209722871" calcext:value-type="float">
            <text:p>27,8182</text:p>
          </table:table-cell>
          <table:table-cell table:formula="of:=NORMINV(RAND();30;5)" office:value-type="float" office:value="31.3045737776665" calcext:value-type="float">
            <text:p>31,3046</text:p>
          </table:table-cell>
          <table:table-cell table:formula="of:=48+24*RAND()" office:value-type="float" office:value="61.6918573183939" calcext:value-type="float">
            <text:p>61,6919</text:p>
          </table:table-cell>
          <table:table-cell table:formula="of:=(([.C715]+[.D715])/([.C715]*[.D715]))+[.B715]" office:value-type="float" office:value="27.8663635313899" calcext:value-type="float">
            <text:p>27,8664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27+6*RAND()" office:value-type="float" office:value="27.6026684765238" calcext:value-type="float">
            <text:p>27,6027</text:p>
          </table:table-cell>
          <table:table-cell table:formula="of:=NORMINV(RAND();30;5)" office:value-type="float" office:value="25.9355277266429" calcext:value-type="float">
            <text:p>25,9355</text:p>
          </table:table-cell>
          <table:table-cell table:formula="of:=48+24*RAND()" office:value-type="float" office:value="51.4383038012311" calcext:value-type="float">
            <text:p>51,4383</text:p>
          </table:table-cell>
          <table:table-cell table:formula="of:=(([.C716]+[.D716])/([.C716]*[.D716]))+[.B716]" office:value-type="float" office:value="27.6606663907186" calcext:value-type="float">
            <text:p>27,6607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27+6*RAND()" office:value-type="float" office:value="28.6702716608997" calcext:value-type="float">
            <text:p>28,6703</text:p>
          </table:table-cell>
          <table:table-cell table:formula="of:=NORMINV(RAND();30;5)" office:value-type="float" office:value="28.1622877946639" calcext:value-type="float">
            <text:p>28,1623</text:p>
          </table:table-cell>
          <table:table-cell table:formula="of:=48+24*RAND()" office:value-type="float" office:value="63.6171720055863" calcext:value-type="float">
            <text:p>63,6172</text:p>
          </table:table-cell>
          <table:table-cell table:formula="of:=(([.C717]+[.D717])/([.C717]*[.D717]))+[.B717]" office:value-type="float" office:value="28.7214991660329" calcext:value-type="float">
            <text:p>28,7215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27+6*RAND()" office:value-type="float" office:value="27.7066636139061" calcext:value-type="float">
            <text:p>27,7067</text:p>
          </table:table-cell>
          <table:table-cell table:formula="of:=NORMINV(RAND();30;5)" office:value-type="float" office:value="37.1464021964517" calcext:value-type="float">
            <text:p>37,1464</text:p>
          </table:table-cell>
          <table:table-cell table:formula="of:=48+24*RAND()" office:value-type="float" office:value="55.9293446196243" calcext:value-type="float">
            <text:p>55,9293</text:p>
          </table:table-cell>
          <table:table-cell table:formula="of:=(([.C718]+[.D718])/([.C718]*[.D718]))+[.B718]" office:value-type="float" office:value="27.7514638231694" calcext:value-type="float">
            <text:p>27,7515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27+6*RAND()" office:value-type="float" office:value="27.5658498981502" calcext:value-type="float">
            <text:p>27,5658</text:p>
          </table:table-cell>
          <table:table-cell table:formula="of:=NORMINV(RAND();30;5)" office:value-type="float" office:value="22.0068482582089" calcext:value-type="float">
            <text:p>22,0068</text:p>
          </table:table-cell>
          <table:table-cell table:formula="of:=48+24*RAND()" office:value-type="float" office:value="62.7863836465403" calcext:value-type="float">
            <text:p>62,7864</text:p>
          </table:table-cell>
          <table:table-cell table:formula="of:=(([.C719]+[.D719])/([.C719]*[.D719]))+[.B719]" office:value-type="float" office:value="27.6272173189041" calcext:value-type="float">
            <text:p>27,6272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27+6*RAND()" office:value-type="float" office:value="29.1185559339356" calcext:value-type="float">
            <text:p>29,1186</text:p>
          </table:table-cell>
          <table:table-cell table:formula="of:=NORMINV(RAND();30;5)" office:value-type="float" office:value="31.6075636149358" calcext:value-type="float">
            <text:p>31,6076</text:p>
          </table:table-cell>
          <table:table-cell table:formula="of:=48+24*RAND()" office:value-type="float" office:value="61.7510427972302" calcext:value-type="float">
            <text:p>61,7510</text:p>
          </table:table-cell>
          <table:table-cell table:formula="of:=(([.C720]+[.D720])/([.C720]*[.D720]))+[.B720]" office:value-type="float" office:value="29.1663879893543" calcext:value-type="float">
            <text:p>29,1664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27+6*RAND()" office:value-type="float" office:value="27.7030428119469" calcext:value-type="float">
            <text:p>27,7030</text:p>
          </table:table-cell>
          <table:table-cell table:formula="of:=NORMINV(RAND();30;5)" office:value-type="float" office:value="31.2175650302931" calcext:value-type="float">
            <text:p>31,2176</text:p>
          </table:table-cell>
          <table:table-cell table:formula="of:=48+24*RAND()" office:value-type="float" office:value="70.0507873529568" calcext:value-type="float">
            <text:p>70,0508</text:p>
          </table:table-cell>
          <table:table-cell table:formula="of:=(([.C721]+[.D721])/([.C721]*[.D721]))+[.B721]" office:value-type="float" office:value="27.7493514168989" calcext:value-type="float">
            <text:p>27,7494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27+6*RAND()" office:value-type="float" office:value="32.8043114847969" calcext:value-type="float">
            <text:p>32,8043</text:p>
          </table:table-cell>
          <table:table-cell table:formula="of:=NORMINV(RAND();30;5)" office:value-type="float" office:value="32.3479595874159" calcext:value-type="float">
            <text:p>32,3480</text:p>
          </table:table-cell>
          <table:table-cell table:formula="of:=48+24*RAND()" office:value-type="float" office:value="48.9396060062572" calcext:value-type="float">
            <text:p>48,9396</text:p>
          </table:table-cell>
          <table:table-cell table:formula="of:=(([.C722]+[.D722])/([.C722]*[.D722]))+[.B722]" office:value-type="float" office:value="32.8556586836988" calcext:value-type="float">
            <text:p>32,8557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27+6*RAND()" office:value-type="float" office:value="27.0332151779439" calcext:value-type="float">
            <text:p>27,0332</text:p>
          </table:table-cell>
          <table:table-cell table:formula="of:=NORMINV(RAND();30;5)" office:value-type="float" office:value="38.8279388551306" calcext:value-type="float">
            <text:p>38,8279</text:p>
          </table:table-cell>
          <table:table-cell table:formula="of:=48+24*RAND()" office:value-type="float" office:value="69.5619837222621" calcext:value-type="float">
            <text:p>69,5620</text:p>
          </table:table-cell>
          <table:table-cell table:formula="of:=(([.C723]+[.D723])/([.C723]*[.D723]))+[.B723]" office:value-type="float" office:value="27.073345496815" calcext:value-type="float">
            <text:p>27,0733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27+6*RAND()" office:value-type="float" office:value="28.8479798042681" calcext:value-type="float">
            <text:p>28,8480</text:p>
          </table:table-cell>
          <table:table-cell table:formula="of:=NORMINV(RAND();30;5)" office:value-type="float" office:value="29.061518492832" calcext:value-type="float">
            <text:p>29,0615</text:p>
          </table:table-cell>
          <table:table-cell table:formula="of:=48+24*RAND()" office:value-type="float" office:value="71.6642763996497" calcext:value-type="float">
            <text:p>71,6643</text:p>
          </table:table-cell>
          <table:table-cell table:formula="of:=(([.C724]+[.D724])/([.C724]*[.D724]))+[.B724]" office:value-type="float" office:value="28.8963435222874" calcext:value-type="float">
            <text:p>28,8963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27+6*RAND()" office:value-type="float" office:value="28.6583950154018" calcext:value-type="float">
            <text:p>28,6584</text:p>
          </table:table-cell>
          <table:table-cell table:formula="of:=NORMINV(RAND();30;5)" office:value-type="float" office:value="31.8774669604322" calcext:value-type="float">
            <text:p>31,8775</text:p>
          </table:table-cell>
          <table:table-cell table:formula="of:=48+24*RAND()" office:value-type="float" office:value="48.9085829788819" calcext:value-type="float">
            <text:p>48,9086</text:p>
          </table:table-cell>
          <table:table-cell table:formula="of:=(([.C725]+[.D725])/([.C725]*[.D725]))+[.B725]" office:value-type="float" office:value="28.710211445529" calcext:value-type="float">
            <text:p>28,7102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27+6*RAND()" office:value-type="float" office:value="27.4268142606597" calcext:value-type="float">
            <text:p>27,4268</text:p>
          </table:table-cell>
          <table:table-cell table:formula="of:=NORMINV(RAND();30;5)" office:value-type="float" office:value="32.1531060629527" calcext:value-type="float">
            <text:p>32,1531</text:p>
          </table:table-cell>
          <table:table-cell table:formula="of:=48+24*RAND()" office:value-type="float" office:value="49.0115828784183" calcext:value-type="float">
            <text:p>49,0116</text:p>
          </table:table-cell>
          <table:table-cell table:formula="of:=(([.C726]+[.D726])/([.C726]*[.D726]))+[.B726]" office:value-type="float" office:value="27.4783187952066" calcext:value-type="float">
            <text:p>27,4783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27+6*RAND()" office:value-type="float" office:value="29.2027029620949" calcext:value-type="float">
            <text:p>29,2027</text:p>
          </table:table-cell>
          <table:table-cell table:formula="of:=NORMINV(RAND();30;5)" office:value-type="float" office:value="33.2551843327348" calcext:value-type="float">
            <text:p>33,2552</text:p>
          </table:table-cell>
          <table:table-cell table:formula="of:=48+24*RAND()" office:value-type="float" office:value="60.6243843315169" calcext:value-type="float">
            <text:p>60,6244</text:p>
          </table:table-cell>
          <table:table-cell table:formula="of:=(([.C727]+[.D727])/([.C727]*[.D727]))+[.B727]" office:value-type="float" office:value="29.2492684743527" calcext:value-type="float">
            <text:p>29,2493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27+6*RAND()" office:value-type="float" office:value="31.0294938047882" calcext:value-type="float">
            <text:p>31,0295</text:p>
          </table:table-cell>
          <table:table-cell table:formula="of:=NORMINV(RAND();30;5)" office:value-type="float" office:value="28.795434623772" calcext:value-type="float">
            <text:p>28,7954</text:p>
          </table:table-cell>
          <table:table-cell table:formula="of:=48+24*RAND()" office:value-type="float" office:value="67.5167283536866" calcext:value-type="float">
            <text:p>67,5167</text:p>
          </table:table-cell>
          <table:table-cell table:formula="of:=(([.C728]+[.D728])/([.C728]*[.D728]))+[.B728]" office:value-type="float" office:value="31.0790326762566" calcext:value-type="float">
            <text:p>31,0790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27+6*RAND()" office:value-type="float" office:value="30.6608897584956" calcext:value-type="float">
            <text:p>30,6609</text:p>
          </table:table-cell>
          <table:table-cell table:formula="of:=NORMINV(RAND();30;5)" office:value-type="float" office:value="36.8505479511031" calcext:value-type="float">
            <text:p>36,8505</text:p>
          </table:table-cell>
          <table:table-cell table:formula="of:=48+24*RAND()" office:value-type="float" office:value="55.3413902437314" calcext:value-type="float">
            <text:p>55,3414</text:p>
          </table:table-cell>
          <table:table-cell table:formula="of:=(([.C729]+[.D729])/([.C729]*[.D729]))+[.B729]" office:value-type="float" office:value="30.7060960551337" calcext:value-type="float">
            <text:p>30,7061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27+6*RAND()" office:value-type="float" office:value="27.7417200368363" calcext:value-type="float">
            <text:p>27,7417</text:p>
          </table:table-cell>
          <table:table-cell table:formula="of:=NORMINV(RAND();30;5)" office:value-type="float" office:value="28.4692048728805" calcext:value-type="float">
            <text:p>28,4692</text:p>
          </table:table-cell>
          <table:table-cell table:formula="of:=48+24*RAND()" office:value-type="float" office:value="57.187446157448" calcext:value-type="float">
            <text:p>57,1874</text:p>
          </table:table-cell>
          <table:table-cell table:formula="of:=(([.C730]+[.D730])/([.C730]*[.D730]))+[.B730]" office:value-type="float" office:value="27.7943320657674" calcext:value-type="float">
            <text:p>27,7943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27+6*RAND()" office:value-type="float" office:value="28.2095054837409" calcext:value-type="float">
            <text:p>28,2095</text:p>
          </table:table-cell>
          <table:table-cell table:formula="of:=NORMINV(RAND();30;5)" office:value-type="float" office:value="28.1631444532484" calcext:value-type="float">
            <text:p>28,1631</text:p>
          </table:table-cell>
          <table:table-cell table:formula="of:=48+24*RAND()" office:value-type="float" office:value="54.3631828939542" calcext:value-type="float">
            <text:p>54,3632</text:p>
          </table:table-cell>
          <table:table-cell table:formula="of:=(([.C731]+[.D731])/([.C731]*[.D731]))+[.B731]" office:value-type="float" office:value="28.2634076847535" calcext:value-type="float">
            <text:p>28,2634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27+6*RAND()" office:value-type="float" office:value="29.3730394074228" calcext:value-type="float">
            <text:p>29,3730</text:p>
          </table:table-cell>
          <table:table-cell table:formula="of:=NORMINV(RAND();30;5)" office:value-type="float" office:value="29.3763863477718" calcext:value-type="float">
            <text:p>29,3764</text:p>
          </table:table-cell>
          <table:table-cell table:formula="of:=48+24*RAND()" office:value-type="float" office:value="51.7156785847619" calcext:value-type="float">
            <text:p>51,7157</text:p>
          </table:table-cell>
          <table:table-cell table:formula="of:=(([.C732]+[.D732])/([.C732]*[.D732]))+[.B732]" office:value-type="float" office:value="29.4264168498242" calcext:value-type="float">
            <text:p>29,4264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27+6*RAND()" office:value-type="float" office:value="30.5048081448767" calcext:value-type="float">
            <text:p>30,5048</text:p>
          </table:table-cell>
          <table:table-cell table:formula="of:=NORMINV(RAND();30;5)" office:value-type="float" office:value="40.1210659770574" calcext:value-type="float">
            <text:p>40,1211</text:p>
          </table:table-cell>
          <table:table-cell table:formula="of:=48+24*RAND()" office:value-type="float" office:value="65.9261031383649" calcext:value-type="float">
            <text:p>65,9261</text:p>
          </table:table-cell>
          <table:table-cell table:formula="of:=(([.C733]+[.D733])/([.C733]*[.D733]))+[.B733]" office:value-type="float" office:value="30.5449012055173" calcext:value-type="float">
            <text:p>30,5449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27+6*RAND()" office:value-type="float" office:value="32.4243991251569" calcext:value-type="float">
            <text:p>32,4244</text:p>
          </table:table-cell>
          <table:table-cell table:formula="of:=NORMINV(RAND();30;5)" office:value-type="float" office:value="33.5601717151571" calcext:value-type="float">
            <text:p>33,5602</text:p>
          </table:table-cell>
          <table:table-cell table:formula="of:=48+24*RAND()" office:value-type="float" office:value="52.4928919868544" calcext:value-type="float">
            <text:p>52,4929</text:p>
          </table:table-cell>
          <table:table-cell table:formula="of:=(([.C734]+[.D734])/([.C734]*[.D734]))+[.B734]" office:value-type="float" office:value="32.4732465487932" calcext:value-type="float">
            <text:p>32,4732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27+6*RAND()" office:value-type="float" office:value="32.3084336423781" calcext:value-type="float">
            <text:p>32,3084</text:p>
          </table:table-cell>
          <table:table-cell table:formula="of:=NORMINV(RAND();30;5)" office:value-type="float" office:value="27.6695121607132" calcext:value-type="float">
            <text:p>27,6695</text:p>
          </table:table-cell>
          <table:table-cell table:formula="of:=48+24*RAND()" office:value-type="float" office:value="56.2621724260971" calcext:value-type="float">
            <text:p>56,2622</text:p>
          </table:table-cell>
          <table:table-cell table:formula="of:=(([.C735]+[.D735])/([.C735]*[.D735]))+[.B735]" office:value-type="float" office:value="32.3623484351556" calcext:value-type="float">
            <text:p>32,3623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27+6*RAND()" office:value-type="float" office:value="31.8146905812901" calcext:value-type="float">
            <text:p>31,8147</text:p>
          </table:table-cell>
          <table:table-cell table:formula="of:=NORMINV(RAND();30;5)" office:value-type="float" office:value="29.9709883737612" calcext:value-type="float">
            <text:p>29,9710</text:p>
          </table:table-cell>
          <table:table-cell table:formula="of:=48+24*RAND()" office:value-type="float" office:value="62.0954260798171" calcext:value-type="float">
            <text:p>62,0954</text:p>
          </table:table-cell>
          <table:table-cell table:formula="of:=(([.C736]+[.D736])/([.C736]*[.D736]))+[.B736]" office:value-type="float" office:value="31.8641604266922" calcext:value-type="float">
            <text:p>31,8642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27+6*RAND()" office:value-type="float" office:value="30.132866702741" calcext:value-type="float">
            <text:p>30,1329</text:p>
          </table:table-cell>
          <table:table-cell table:formula="of:=NORMINV(RAND();30;5)" office:value-type="float" office:value="32.3762079219291" calcext:value-type="float">
            <text:p>32,3762</text:p>
          </table:table-cell>
          <table:table-cell table:formula="of:=48+24*RAND()" office:value-type="float" office:value="56.6507149944082" calcext:value-type="float">
            <text:p>56,6507</text:p>
          </table:table-cell>
          <table:table-cell table:formula="of:=(([.C737]+[.D737])/([.C737]*[.D737]))+[.B737]" office:value-type="float" office:value="30.1814056091005" calcext:value-type="float">
            <text:p>30,1814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27+6*RAND()" office:value-type="float" office:value="30.6186961897183" calcext:value-type="float">
            <text:p>30,6187</text:p>
          </table:table-cell>
          <table:table-cell table:formula="of:=NORMINV(RAND();30;5)" office:value-type="float" office:value="31.4584931214329" calcext:value-type="float">
            <text:p>31,4585</text:p>
          </table:table-cell>
          <table:table-cell table:formula="of:=48+24*RAND()" office:value-type="float" office:value="67.4376543955877" calcext:value-type="float">
            <text:p>67,4377</text:p>
          </table:table-cell>
          <table:table-cell table:formula="of:=(([.C738]+[.D738])/([.C738]*[.D738]))+[.B738]" office:value-type="float" office:value="30.6653126187261" calcext:value-type="float">
            <text:p>30,6653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27+6*RAND()" office:value-type="float" office:value="30.6870419250336" calcext:value-type="float">
            <text:p>30,6870</text:p>
          </table:table-cell>
          <table:table-cell table:formula="of:=NORMINV(RAND();30;5)" office:value-type="float" office:value="29.9155590541461" calcext:value-type="float">
            <text:p>29,9156</text:p>
          </table:table-cell>
          <table:table-cell table:formula="of:=48+24*RAND()" office:value-type="float" office:value="70.163879991509" calcext:value-type="float">
            <text:p>70,1639</text:p>
          </table:table-cell>
          <table:table-cell table:formula="of:=(([.C739]+[.D739])/([.C739]*[.D739]))+[.B739]" office:value-type="float" office:value="30.7347216939756" calcext:value-type="float">
            <text:p>30,7347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27+6*RAND()" office:value-type="float" office:value="28.327710890444" calcext:value-type="float">
            <text:p>28,3277</text:p>
          </table:table-cell>
          <table:table-cell table:formula="of:=NORMINV(RAND();30;5)" office:value-type="float" office:value="29.2356244619477" calcext:value-type="float">
            <text:p>29,2356</text:p>
          </table:table-cell>
          <table:table-cell table:formula="of:=48+24*RAND()" office:value-type="float" office:value="59.388255818747" calcext:value-type="float">
            <text:p>59,3883</text:p>
          </table:table-cell>
          <table:table-cell table:formula="of:=(([.C740]+[.D740])/([.C740]*[.D740]))+[.B740]" office:value-type="float" office:value="28.3787540813377" calcext:value-type="float">
            <text:p>28,3788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27+6*RAND()" office:value-type="float" office:value="30.6149478110019" calcext:value-type="float">
            <text:p>30,6149</text:p>
          </table:table-cell>
          <table:table-cell table:formula="of:=NORMINV(RAND();30;5)" office:value-type="float" office:value="28.6028527915722" calcext:value-type="float">
            <text:p>28,6029</text:p>
          </table:table-cell>
          <table:table-cell table:formula="of:=48+24*RAND()" office:value-type="float" office:value="50.3480566861108" calcext:value-type="float">
            <text:p>50,3481</text:p>
          </table:table-cell>
          <table:table-cell table:formula="of:=(([.C741]+[.D741])/([.C741]*[.D741]))+[.B741]" office:value-type="float" office:value="30.6697710983975" calcext:value-type="float">
            <text:p>30,6698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27+6*RAND()" office:value-type="float" office:value="29.9072171801236" calcext:value-type="float">
            <text:p>29,9072</text:p>
          </table:table-cell>
          <table:table-cell table:formula="of:=NORMINV(RAND();30;5)" office:value-type="float" office:value="33.5738842556513" calcext:value-type="float">
            <text:p>33,5739</text:p>
          </table:table-cell>
          <table:table-cell table:formula="of:=48+24*RAND()" office:value-type="float" office:value="60.6125094601885" calcext:value-type="float">
            <text:p>60,6125</text:p>
          </table:table-cell>
          <table:table-cell table:formula="of:=(([.C742]+[.D742])/([.C742]*[.D742]))+[.B742]" office:value-type="float" office:value="29.9535004799339" calcext:value-type="float">
            <text:p>29,9535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27+6*RAND()" office:value-type="float" office:value="29.7647479099687" calcext:value-type="float">
            <text:p>29,7647</text:p>
          </table:table-cell>
          <table:table-cell table:formula="of:=NORMINV(RAND();30;5)" office:value-type="float" office:value="34.5541836468366" calcext:value-type="float">
            <text:p>34,5542</text:p>
          </table:table-cell>
          <table:table-cell table:formula="of:=48+24*RAND()" office:value-type="float" office:value="57.0112404366955" calcext:value-type="float">
            <text:p>57,0112</text:p>
          </table:table-cell>
          <table:table-cell table:formula="of:=(([.C743]+[.D743])/([.C743]*[.D743]))+[.B743]" office:value-type="float" office:value="29.8112283663567" calcext:value-type="float">
            <text:p>29,8112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27+6*RAND()" office:value-type="float" office:value="27.5383762184065" calcext:value-type="float">
            <text:p>27,5384</text:p>
          </table:table-cell>
          <table:table-cell table:formula="of:=NORMINV(RAND();30;5)" office:value-type="float" office:value="24.8417822663846" calcext:value-type="float">
            <text:p>24,8418</text:p>
          </table:table-cell>
          <table:table-cell table:formula="of:=48+24*RAND()" office:value-type="float" office:value="49.9079040633515" calcext:value-type="float">
            <text:p>49,9079</text:p>
          </table:table-cell>
          <table:table-cell table:formula="of:=(([.C744]+[.D744])/([.C744]*[.D744]))+[.B744]" office:value-type="float" office:value="27.5986678854397" calcext:value-type="float">
            <text:p>27,5987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27+6*RAND()" office:value-type="float" office:value="29.1351038978901" calcext:value-type="float">
            <text:p>29,1351</text:p>
          </table:table-cell>
          <table:table-cell table:formula="of:=NORMINV(RAND();30;5)" office:value-type="float" office:value="25.9168064868072" calcext:value-type="float">
            <text:p>25,9168</text:p>
          </table:table-cell>
          <table:table-cell table:formula="of:=48+24*RAND()" office:value-type="float" office:value="66.8704627929255" calcext:value-type="float">
            <text:p>66,8705</text:p>
          </table:table-cell>
          <table:table-cell table:formula="of:=(([.C745]+[.D745])/([.C745]*[.D745]))+[.B745]" office:value-type="float" office:value="29.1886431843454" calcext:value-type="float">
            <text:p>29,1886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27+6*RAND()" office:value-type="float" office:value="30.2117202698719" calcext:value-type="float">
            <text:p>30,2117</text:p>
          </table:table-cell>
          <table:table-cell table:formula="of:=NORMINV(RAND();30;5)" office:value-type="float" office:value="33.5677836107846" calcext:value-type="float">
            <text:p>33,5678</text:p>
          </table:table-cell>
          <table:table-cell table:formula="of:=48+24*RAND()" office:value-type="float" office:value="60.4817620469257" calcext:value-type="float">
            <text:p>60,4818</text:p>
          </table:table-cell>
          <table:table-cell table:formula="of:=(([.C746]+[.D746])/([.C746]*[.D746]))+[.B746]" office:value-type="float" office:value="30.2580446481931" calcext:value-type="float">
            <text:p>30,2580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27+6*RAND()" office:value-type="float" office:value="28.4326688025612" calcext:value-type="float">
            <text:p>28,4327</text:p>
          </table:table-cell>
          <table:table-cell table:formula="of:=NORMINV(RAND();30;5)" office:value-type="float" office:value="17.4978550432753" calcext:value-type="float">
            <text:p>17,4979</text:p>
          </table:table-cell>
          <table:table-cell table:formula="of:=48+24*RAND()" office:value-type="float" office:value="68.429429247044" calcext:value-type="float">
            <text:p>68,4294</text:p>
          </table:table-cell>
          <table:table-cell table:formula="of:=(([.C747]+[.D747])/([.C747]*[.D747]))+[.B747]" office:value-type="float" office:value="28.504432260013" calcext:value-type="float">
            <text:p>28,5044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27+6*RAND()" office:value-type="float" office:value="31.508536509471" calcext:value-type="float">
            <text:p>31,5085</text:p>
          </table:table-cell>
          <table:table-cell table:formula="of:=NORMINV(RAND();30;5)" office:value-type="float" office:value="42.4898987995649" calcext:value-type="float">
            <text:p>42,4899</text:p>
          </table:table-cell>
          <table:table-cell table:formula="of:=48+24*RAND()" office:value-type="float" office:value="48.5653090691194" calcext:value-type="float">
            <text:p>48,5653</text:p>
          </table:table-cell>
          <table:table-cell table:formula="of:=(([.C748]+[.D748])/([.C748]*[.D748]))+[.B748]" office:value-type="float" office:value="31.552662344453" calcext:value-type="float">
            <text:p>31,5527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27+6*RAND()" office:value-type="float" office:value="28.0737591998186" calcext:value-type="float">
            <text:p>28,0738</text:p>
          </table:table-cell>
          <table:table-cell table:formula="of:=NORMINV(RAND();30;5)" office:value-type="float" office:value="31.6770161367541" calcext:value-type="float">
            <text:p>31,6770</text:p>
          </table:table-cell>
          <table:table-cell table:formula="of:=48+24*RAND()" office:value-type="float" office:value="63.1669694641605" calcext:value-type="float">
            <text:p>63,1670</text:p>
          </table:table-cell>
          <table:table-cell table:formula="of:=(([.C749]+[.D749])/([.C749]*[.D749]))+[.B749]" office:value-type="float" office:value="28.1211588884343" calcext:value-type="float">
            <text:p>28,1212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27+6*RAND()" office:value-type="float" office:value="32.3878101145383" calcext:value-type="float">
            <text:p>32,3878</text:p>
          </table:table-cell>
          <table:table-cell table:formula="of:=NORMINV(RAND();30;5)" office:value-type="float" office:value="33.5949570531655" calcext:value-type="float">
            <text:p>33,5950</text:p>
          </table:table-cell>
          <table:table-cell table:formula="of:=48+24*RAND()" office:value-type="float" office:value="48.2472613742575" calcext:value-type="float">
            <text:p>48,2473</text:p>
          </table:table-cell>
          <table:table-cell table:formula="of:=(([.C750]+[.D750])/([.C750]*[.D750]))+[.B750]" office:value-type="float" office:value="32.4383030518885" calcext:value-type="float">
            <text:p>32,4383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27+6*RAND()" office:value-type="float" office:value="31.8864006001968" calcext:value-type="float">
            <text:p>31,8864</text:p>
          </table:table-cell>
          <table:table-cell table:formula="of:=NORMINV(RAND();30;5)" office:value-type="float" office:value="31.5657189723574" calcext:value-type="float">
            <text:p>31,5657</text:p>
          </table:table-cell>
          <table:table-cell table:formula="of:=48+24*RAND()" office:value-type="float" office:value="59.5873248288408" calcext:value-type="float">
            <text:p>59,5873</text:p>
          </table:table-cell>
          <table:table-cell table:formula="of:=(([.C751]+[.D751])/([.C751]*[.D751]))+[.B751]" office:value-type="float" office:value="31.9348626301127" calcext:value-type="float">
            <text:p>31,9349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27+6*RAND()" office:value-type="float" office:value="32.5612745031249" calcext:value-type="float">
            <text:p>32,5613</text:p>
          </table:table-cell>
          <table:table-cell table:formula="of:=NORMINV(RAND();30;5)" office:value-type="float" office:value="25.0302841928434" calcext:value-type="float">
            <text:p>25,0303</text:p>
          </table:table-cell>
          <table:table-cell table:formula="of:=48+24*RAND()" office:value-type="float" office:value="55.5568982670084" calcext:value-type="float">
            <text:p>55,5569</text:p>
          </table:table-cell>
          <table:table-cell table:formula="of:=(([.C752]+[.D752])/([.C752]*[.D752]))+[.B752]" office:value-type="float" office:value="32.6192256720138" calcext:value-type="float">
            <text:p>32,6192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27+6*RAND()" office:value-type="float" office:value="28.2255041662138" calcext:value-type="float">
            <text:p>28,2255</text:p>
          </table:table-cell>
          <table:table-cell table:formula="of:=NORMINV(RAND();30;5)" office:value-type="float" office:value="30.128166654089" calcext:value-type="float">
            <text:p>30,1282</text:p>
          </table:table-cell>
          <table:table-cell table:formula="of:=48+24*RAND()" office:value-type="float" office:value="64.4011043244973" calcext:value-type="float">
            <text:p>64,4011</text:p>
          </table:table-cell>
          <table:table-cell table:formula="of:=(([.C753]+[.D753])/([.C753]*[.D753]))+[.B753]" office:value-type="float" office:value="28.274223382005" calcext:value-type="float">
            <text:p>28,2742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27+6*RAND()" office:value-type="float" office:value="32.1110693898518" calcext:value-type="float">
            <text:p>32,1111</text:p>
          </table:table-cell>
          <table:table-cell table:formula="of:=NORMINV(RAND();30;5)" office:value-type="float" office:value="36.5246540482237" calcext:value-type="float">
            <text:p>36,5247</text:p>
          </table:table-cell>
          <table:table-cell table:formula="of:=48+24*RAND()" office:value-type="float" office:value="71.313230403699" calcext:value-type="float">
            <text:p>71,3132</text:p>
          </table:table-cell>
          <table:table-cell table:formula="of:=(([.C754]+[.D754])/([.C754]*[.D754]))+[.B754]" office:value-type="float" office:value="32.1524708004499" calcext:value-type="float">
            <text:p>32,1525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27+6*RAND()" office:value-type="float" office:value="31.3390971051995" calcext:value-type="float">
            <text:p>31,3391</text:p>
          </table:table-cell>
          <table:table-cell table:formula="of:=NORMINV(RAND();30;5)" office:value-type="float" office:value="29.0947278569626" calcext:value-type="float">
            <text:p>29,0947</text:p>
          </table:table-cell>
          <table:table-cell table:formula="of:=48+24*RAND()" office:value-type="float" office:value="53.1456868657842" calcext:value-type="float">
            <text:p>53,1457</text:p>
          </table:table-cell>
          <table:table-cell table:formula="of:=(([.C755]+[.D755])/([.C755]*[.D755]))+[.B755]" office:value-type="float" office:value="31.3922837957685" calcext:value-type="float">
            <text:p>31,3923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27+6*RAND()" office:value-type="float" office:value="28.7997272985522" calcext:value-type="float">
            <text:p>28,7997</text:p>
          </table:table-cell>
          <table:table-cell table:formula="of:=NORMINV(RAND();30;5)" office:value-type="float" office:value="29.1781625358761" calcext:value-type="float">
            <text:p>29,1782</text:p>
          </table:table-cell>
          <table:table-cell table:formula="of:=48+24*RAND()" office:value-type="float" office:value="69.3988788546994" calcext:value-type="float">
            <text:p>69,3989</text:p>
          </table:table-cell>
          <table:table-cell table:formula="of:=(([.C756]+[.D756])/([.C756]*[.D756]))+[.B756]" office:value-type="float" office:value="28.8484089593348" calcext:value-type="float">
            <text:p>28,8484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27+6*RAND()" office:value-type="float" office:value="27.7103763904888" calcext:value-type="float">
            <text:p>27,7104</text:p>
          </table:table-cell>
          <table:table-cell table:formula="of:=NORMINV(RAND();30;5)" office:value-type="float" office:value="33.1817453629132" calcext:value-type="float">
            <text:p>33,1817</text:p>
          </table:table-cell>
          <table:table-cell table:formula="of:=48+24*RAND()" office:value-type="float" office:value="69.6801892658696" calcext:value-type="float">
            <text:p>69,6802</text:p>
          </table:table-cell>
          <table:table-cell table:formula="of:=(([.C757]+[.D757])/([.C757]*[.D757]))+[.B757]" office:value-type="float" office:value="27.7548647242675" calcext:value-type="float">
            <text:p>27,7549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27+6*RAND()" office:value-type="float" office:value="28.3054321578238" calcext:value-type="float">
            <text:p>28,3054</text:p>
          </table:table-cell>
          <table:table-cell table:formula="of:=NORMINV(RAND();30;5)" office:value-type="float" office:value="27.7502305816616" calcext:value-type="float">
            <text:p>27,7502</text:p>
          </table:table-cell>
          <table:table-cell table:formula="of:=48+24*RAND()" office:value-type="float" office:value="67.7064850637689" calcext:value-type="float">
            <text:p>67,7065</text:p>
          </table:table-cell>
          <table:table-cell table:formula="of:=(([.C758]+[.D758])/([.C758]*[.D758]))+[.B758]" office:value-type="float" office:value="28.3562375283735" calcext:value-type="float">
            <text:p>28,3562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27+6*RAND()" office:value-type="float" office:value="30.6140906049404" calcext:value-type="float">
            <text:p>30,6141</text:p>
          </table:table-cell>
          <table:table-cell table:formula="of:=NORMINV(RAND();30;5)" office:value-type="float" office:value="32.2197674290846" calcext:value-type="float">
            <text:p>32,2198</text:p>
          </table:table-cell>
          <table:table-cell table:formula="of:=48+24*RAND()" office:value-type="float" office:value="67.5703069539741" calcext:value-type="float">
            <text:p>67,5703</text:p>
          </table:table-cell>
          <table:table-cell table:formula="of:=(([.C759]+[.D759])/([.C759]*[.D759]))+[.B759]" office:value-type="float" office:value="30.6599268521756" calcext:value-type="float">
            <text:p>30,6599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27+6*RAND()" office:value-type="float" office:value="32.8192164769862" calcext:value-type="float">
            <text:p>32,8192</text:p>
          </table:table-cell>
          <table:table-cell table:formula="of:=NORMINV(RAND();30;5)" office:value-type="float" office:value="27.214423360446" calcext:value-type="float">
            <text:p>27,2144</text:p>
          </table:table-cell>
          <table:table-cell table:formula="of:=48+24*RAND()" office:value-type="float" office:value="59.1974055329338" calcext:value-type="float">
            <text:p>59,1974</text:p>
          </table:table-cell>
          <table:table-cell table:formula="of:=(([.C760]+[.D760])/([.C760]*[.D760]))+[.B760]" office:value-type="float" office:value="32.8728543301772" calcext:value-type="float">
            <text:p>32,8729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27+6*RAND()" office:value-type="float" office:value="32.7122262089979" calcext:value-type="float">
            <text:p>32,7122</text:p>
          </table:table-cell>
          <table:table-cell table:formula="of:=NORMINV(RAND();30;5)" office:value-type="float" office:value="33.3327983801744" calcext:value-type="float">
            <text:p>33,3328</text:p>
          </table:table-cell>
          <table:table-cell table:formula="of:=48+24*RAND()" office:value-type="float" office:value="55.4360673157498" calcext:value-type="float">
            <text:p>55,4361</text:p>
          </table:table-cell>
          <table:table-cell table:formula="of:=(([.C761]+[.D761])/([.C761]*[.D761]))+[.B761]" office:value-type="float" office:value="32.7602654880987" calcext:value-type="float">
            <text:p>32,7603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27+6*RAND()" office:value-type="float" office:value="32.7496798813809" calcext:value-type="float">
            <text:p>32,7497</text:p>
          </table:table-cell>
          <table:table-cell table:formula="of:=NORMINV(RAND();30;5)" office:value-type="float" office:value="28.8919273030275" calcext:value-type="float">
            <text:p>28,8919</text:p>
          </table:table-cell>
          <table:table-cell table:formula="of:=48+24*RAND()" office:value-type="float" office:value="63.0376557866111" calcext:value-type="float">
            <text:p>63,0377</text:p>
          </table:table-cell>
          <table:table-cell table:formula="of:=(([.C762]+[.D762])/([.C762]*[.D762]))+[.B762]" office:value-type="float" office:value="32.8001551597416" calcext:value-type="float">
            <text:p>32,8002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27+6*RAND()" office:value-type="float" office:value="29.2332699315157" calcext:value-type="float">
            <text:p>29,2333</text:p>
          </table:table-cell>
          <table:table-cell table:formula="of:=NORMINV(RAND();30;5)" office:value-type="float" office:value="31.1009250190098" calcext:value-type="float">
            <text:p>31,1009</text:p>
          </table:table-cell>
          <table:table-cell table:formula="of:=48+24*RAND()" office:value-type="float" office:value="61.1094688447192" calcext:value-type="float">
            <text:p>61,1095</text:p>
          </table:table-cell>
          <table:table-cell table:formula="of:=(([.C763]+[.D763])/([.C763]*[.D763]))+[.B763]" office:value-type="float" office:value="29.2817873921243" calcext:value-type="float">
            <text:p>29,2818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27+6*RAND()" office:value-type="float" office:value="32.9578295575921" calcext:value-type="float">
            <text:p>32,9578</text:p>
          </table:table-cell>
          <table:table-cell table:formula="of:=NORMINV(RAND();30;5)" office:value-type="float" office:value="28.1304862264858" calcext:value-type="float">
            <text:p>28,1305</text:p>
          </table:table-cell>
          <table:table-cell table:formula="of:=48+24*RAND()" office:value-type="float" office:value="48.0734953796491" calcext:value-type="float">
            <text:p>48,0735</text:p>
          </table:table-cell>
          <table:table-cell table:formula="of:=(([.C764]+[.D764])/([.C764]*[.D764]))+[.B764]" office:value-type="float" office:value="33.014179661891" calcext:value-type="float">
            <text:p>33,0142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27+6*RAND()" office:value-type="float" office:value="28.0150618075859" calcext:value-type="float">
            <text:p>28,0151</text:p>
          </table:table-cell>
          <table:table-cell table:formula="of:=NORMINV(RAND();30;5)" office:value-type="float" office:value="34.0472563269359" calcext:value-type="float">
            <text:p>34,0473</text:p>
          </table:table-cell>
          <table:table-cell table:formula="of:=48+24*RAND()" office:value-type="float" office:value="71.1032836949453" calcext:value-type="float">
            <text:p>71,1033</text:p>
          </table:table-cell>
          <table:table-cell table:formula="of:=(([.C765]+[.D765])/([.C765]*[.D765]))+[.B765]" office:value-type="float" office:value="28.0584967979275" calcext:value-type="float">
            <text:p>28,0585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27+6*RAND()" office:value-type="float" office:value="27.4358755408321" calcext:value-type="float">
            <text:p>27,4359</text:p>
          </table:table-cell>
          <table:table-cell table:formula="of:=NORMINV(RAND();30;5)" office:value-type="float" office:value="33.0594801971228" calcext:value-type="float">
            <text:p>33,0595</text:p>
          </table:table-cell>
          <table:table-cell table:formula="of:=48+24*RAND()" office:value-type="float" office:value="54.7747743884102" calcext:value-type="float">
            <text:p>54,7748</text:p>
          </table:table-cell>
          <table:table-cell table:formula="of:=(([.C766]+[.D766])/([.C766]*[.D766]))+[.B766]" office:value-type="float" office:value="27.4843806293838" calcext:value-type="float">
            <text:p>27,4844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27+6*RAND()" office:value-type="float" office:value="29.2343405436259" calcext:value-type="float">
            <text:p>29,2343</text:p>
          </table:table-cell>
          <table:table-cell table:formula="of:=NORMINV(RAND();30;5)" office:value-type="float" office:value="33.6503964384674" calcext:value-type="float">
            <text:p>33,6504</text:p>
          </table:table-cell>
          <table:table-cell table:formula="of:=48+24*RAND()" office:value-type="float" office:value="68.0202899454162" calcext:value-type="float">
            <text:p>68,0203</text:p>
          </table:table-cell>
          <table:table-cell table:formula="of:=(([.C767]+[.D767])/([.C767]*[.D767]))+[.B767]" office:value-type="float" office:value="29.2787593712378" calcext:value-type="float">
            <text:p>29,2788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27+6*RAND()" office:value-type="float" office:value="29.6166394350585" calcext:value-type="float">
            <text:p>29,6166</text:p>
          </table:table-cell>
          <table:table-cell table:formula="of:=NORMINV(RAND();30;5)" office:value-type="float" office:value="20.4561238264771" calcext:value-type="float">
            <text:p>20,4561</text:p>
          </table:table-cell>
          <table:table-cell table:formula="of:=48+24*RAND()" office:value-type="float" office:value="64.7900423901156" calcext:value-type="float">
            <text:p>64,7900</text:p>
          </table:table-cell>
          <table:table-cell table:formula="of:=(([.C768]+[.D768])/([.C768]*[.D768]))+[.B768]" office:value-type="float" office:value="29.6809590222661" calcext:value-type="float">
            <text:p>29,6810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27+6*RAND()" office:value-type="float" office:value="27.6809784562793" calcext:value-type="float">
            <text:p>27,6810</text:p>
          </table:table-cell>
          <table:table-cell table:formula="of:=NORMINV(RAND();30;5)" office:value-type="float" office:value="28.1437972499998" calcext:value-type="float">
            <text:p>28,1438</text:p>
          </table:table-cell>
          <table:table-cell table:formula="of:=48+24*RAND()" office:value-type="float" office:value="50.6077371099964" calcext:value-type="float">
            <text:p>50,6077</text:p>
          </table:table-cell>
          <table:table-cell table:formula="of:=(([.C769]+[.D769])/([.C769]*[.D769]))+[.B769]" office:value-type="float" office:value="27.7362700886975" calcext:value-type="float">
            <text:p>27,7363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27+6*RAND()" office:value-type="float" office:value="27.1921150458511" calcext:value-type="float">
            <text:p>27,1921</text:p>
          </table:table-cell>
          <table:table-cell table:formula="of:=NORMINV(RAND();30;5)" office:value-type="float" office:value="30.2522572467883" calcext:value-type="float">
            <text:p>30,2523</text:p>
          </table:table-cell>
          <table:table-cell table:formula="of:=48+24*RAND()" office:value-type="float" office:value="71.3883464327082" calcext:value-type="float">
            <text:p>71,3883</text:p>
          </table:table-cell>
          <table:table-cell table:formula="of:=(([.C770]+[.D770])/([.C770]*[.D770]))+[.B770]" office:value-type="float" office:value="27.2391783190486" calcext:value-type="float">
            <text:p>27,2392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27+6*RAND()" office:value-type="float" office:value="30.5876667683478" calcext:value-type="float">
            <text:p>30,5877</text:p>
          </table:table-cell>
          <table:table-cell table:formula="of:=NORMINV(RAND();30;5)" office:value-type="float" office:value="35.3503387327848" calcext:value-type="float">
            <text:p>35,3503</text:p>
          </table:table-cell>
          <table:table-cell table:formula="of:=48+24*RAND()" office:value-type="float" office:value="51.4355276366696" calcext:value-type="float">
            <text:p>51,4355</text:p>
          </table:table-cell>
          <table:table-cell table:formula="of:=(([.C771]+[.D771])/([.C771]*[.D771]))+[.B771]" office:value-type="float" office:value="30.6353968551747" calcext:value-type="float">
            <text:p>30,6354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27+6*RAND()" office:value-type="float" office:value="27.8960929966997" calcext:value-type="float">
            <text:p>27,8961</text:p>
          </table:table-cell>
          <table:table-cell table:formula="of:=NORMINV(RAND();30;5)" office:value-type="float" office:value="25.6260267207189" calcext:value-type="float">
            <text:p>25,6260</text:p>
          </table:table-cell>
          <table:table-cell table:formula="of:=48+24*RAND()" office:value-type="float" office:value="48.8056618412957" calcext:value-type="float">
            <text:p>48,8057</text:p>
          </table:table-cell>
          <table:table-cell table:formula="of:=(([.C772]+[.D772])/([.C772]*[.D772]))+[.B772]" office:value-type="float" office:value="27.9556052494782" calcext:value-type="float">
            <text:p>27,9556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27+6*RAND()" office:value-type="float" office:value="30.7363442138303" calcext:value-type="float">
            <text:p>30,7363</text:p>
          </table:table-cell>
          <table:table-cell table:formula="of:=NORMINV(RAND();30;5)" office:value-type="float" office:value="28.2079130205244" calcext:value-type="float">
            <text:p>28,2079</text:p>
          </table:table-cell>
          <table:table-cell table:formula="of:=48+24*RAND()" office:value-type="float" office:value="53.3308639107272" calcext:value-type="float">
            <text:p>53,3309</text:p>
          </table:table-cell>
          <table:table-cell table:formula="of:=(([.C773]+[.D773])/([.C773]*[.D773]))+[.B773]" office:value-type="float" office:value="30.790546127245" calcext:value-type="float">
            <text:p>30,7905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27+6*RAND()" office:value-type="float" office:value="32.0906276798341" calcext:value-type="float">
            <text:p>32,0906</text:p>
          </table:table-cell>
          <table:table-cell table:formula="of:=NORMINV(RAND();30;5)" office:value-type="float" office:value="28.9882862961948" calcext:value-type="float">
            <text:p>28,9883</text:p>
          </table:table-cell>
          <table:table-cell table:formula="of:=48+24*RAND()" office:value-type="float" office:value="57.8901909822598" calcext:value-type="float">
            <text:p>57,8902</text:p>
          </table:table-cell>
          <table:table-cell table:formula="of:=(([.C774]+[.D774])/([.C774]*[.D774]))+[.B774]" office:value-type="float" office:value="32.1423984560106" calcext:value-type="float">
            <text:p>32,1424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27+6*RAND()" office:value-type="float" office:value="32.375703233527" calcext:value-type="float">
            <text:p>32,3757</text:p>
          </table:table-cell>
          <table:table-cell table:formula="of:=NORMINV(RAND();30;5)" office:value-type="float" office:value="30.7713438212331" calcext:value-type="float">
            <text:p>30,7713</text:p>
          </table:table-cell>
          <table:table-cell table:formula="of:=48+24*RAND()" office:value-type="float" office:value="66.7889228733257" calcext:value-type="float">
            <text:p>66,7889</text:p>
          </table:table-cell>
          <table:table-cell table:formula="of:=(([.C775]+[.D775])/([.C775]*[.D775]))+[.B775]" office:value-type="float" office:value="32.423173544475" calcext:value-type="float">
            <text:p>32,4232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27+6*RAND()" office:value-type="float" office:value="31.7027409926523" calcext:value-type="float">
            <text:p>31,7027</text:p>
          </table:table-cell>
          <table:table-cell table:formula="of:=NORMINV(RAND();30;5)" office:value-type="float" office:value="32.4091783094863" calcext:value-type="float">
            <text:p>32,4092</text:p>
          </table:table-cell>
          <table:table-cell table:formula="of:=48+24*RAND()" office:value-type="float" office:value="58.6905648456886" calcext:value-type="float">
            <text:p>58,6906</text:p>
          </table:table-cell>
          <table:table-cell table:formula="of:=(([.C776]+[.D776])/([.C776]*[.D776]))+[.B776]" office:value-type="float" office:value="31.7506349632298" calcext:value-type="float">
            <text:p>31,750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27+6*RAND()" office:value-type="float" office:value="29.8275717075449" calcext:value-type="float">
            <text:p>29,8276</text:p>
          </table:table-cell>
          <table:table-cell table:formula="of:=NORMINV(RAND();30;5)" office:value-type="float" office:value="19.8812129461112" calcext:value-type="float">
            <text:p>19,8812</text:p>
          </table:table-cell>
          <table:table-cell table:formula="of:=48+24*RAND()" office:value-type="float" office:value="64.9238762324676" calcext:value-type="float">
            <text:p>64,9239</text:p>
          </table:table-cell>
          <table:table-cell table:formula="of:=(([.C777]+[.D777])/([.C777]*[.D777]))+[.B777]" office:value-type="float" office:value="29.8932731034835" calcext:value-type="float">
            <text:p>29,8933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27+6*RAND()" office:value-type="float" office:value="27.8173580474686" calcext:value-type="float">
            <text:p>27,8174</text:p>
          </table:table-cell>
          <table:table-cell table:formula="of:=NORMINV(RAND();30;5)" office:value-type="float" office:value="32.6459432922564" calcext:value-type="float">
            <text:p>32,6459</text:p>
          </table:table-cell>
          <table:table-cell table:formula="of:=48+24*RAND()" office:value-type="float" office:value="66.4457413265482" calcext:value-type="float">
            <text:p>66,4457</text:p>
          </table:table-cell>
          <table:table-cell table:formula="of:=(([.C778]+[.D778])/([.C778]*[.D778]))+[.B778]" office:value-type="float" office:value="27.8630395982423" calcext:value-type="float">
            <text:p>27,8630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27+6*RAND()" office:value-type="float" office:value="32.6037518174853" calcext:value-type="float">
            <text:p>32,6038</text:p>
          </table:table-cell>
          <table:table-cell table:formula="of:=NORMINV(RAND();30;5)" office:value-type="float" office:value="20.9338973205327" calcext:value-type="float">
            <text:p>20,9339</text:p>
          </table:table-cell>
          <table:table-cell table:formula="of:=48+24*RAND()" office:value-type="float" office:value="49.5918378224596" calcext:value-type="float">
            <text:p>49,5918</text:p>
          </table:table-cell>
          <table:table-cell table:formula="of:=(([.C779]+[.D779])/([.C779]*[.D779]))+[.B779]" office:value-type="float" office:value="32.6716858397269" calcext:value-type="float">
            <text:p>32,6717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27+6*RAND()" office:value-type="float" office:value="32.7394989731256" calcext:value-type="float">
            <text:p>32,7395</text:p>
          </table:table-cell>
          <table:table-cell table:formula="of:=NORMINV(RAND();30;5)" office:value-type="float" office:value="30.1746036931184" calcext:value-type="float">
            <text:p>30,1746</text:p>
          </table:table-cell>
          <table:table-cell table:formula="of:=48+24*RAND()" office:value-type="float" office:value="51.292566745542" calcext:value-type="float">
            <text:p>51,2926</text:p>
          </table:table-cell>
          <table:table-cell table:formula="of:=(([.C780]+[.D780])/([.C780]*[.D780]))+[.B780]" office:value-type="float" office:value="32.7921354272643" calcext:value-type="float">
            <text:p>32,7921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27+6*RAND()" office:value-type="float" office:value="31.8366231692489" calcext:value-type="float">
            <text:p>31,8366</text:p>
          </table:table-cell>
          <table:table-cell table:formula="of:=NORMINV(RAND();30;5)" office:value-type="float" office:value="33.9778669454187" calcext:value-type="float">
            <text:p>33,9779</text:p>
          </table:table-cell>
          <table:table-cell table:formula="of:=48+24*RAND()" office:value-type="float" office:value="52.2283875206485" calcext:value-type="float">
            <text:p>52,2284</text:p>
          </table:table-cell>
          <table:table-cell table:formula="of:=(([.C781]+[.D781])/([.C781]*[.D781]))+[.B781]" office:value-type="float" office:value="31.8852007684022" calcext:value-type="float">
            <text:p>31,8852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27+6*RAND()" office:value-type="float" office:value="29.9683352925349" calcext:value-type="float">
            <text:p>29,9683</text:p>
          </table:table-cell>
          <table:table-cell table:formula="of:=NORMINV(RAND();30;5)" office:value-type="float" office:value="37.3245230201587" calcext:value-type="float">
            <text:p>37,3245</text:p>
          </table:table-cell>
          <table:table-cell table:formula="of:=48+24*RAND()" office:value-type="float" office:value="63.8411764902994" calcext:value-type="float">
            <text:p>63,8412</text:p>
          </table:table-cell>
          <table:table-cell table:formula="of:=(([.C782]+[.D782])/([.C782]*[.D782]))+[.B782]" office:value-type="float" office:value="30.0107912012234" calcext:value-type="float">
            <text:p>30,0108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27+6*RAND()" office:value-type="float" office:value="29.7974409658927" calcext:value-type="float">
            <text:p>29,7974</text:p>
          </table:table-cell>
          <table:table-cell table:formula="of:=NORMINV(RAND();30;5)" office:value-type="float" office:value="30.8673205806939" calcext:value-type="float">
            <text:p>30,8673</text:p>
          </table:table-cell>
          <table:table-cell table:formula="of:=48+24*RAND()" office:value-type="float" office:value="53.1333365449682" calcext:value-type="float">
            <text:p>53,1333</text:p>
          </table:table-cell>
          <table:table-cell table:formula="of:=(([.C783]+[.D783])/([.C783]*[.D783]))+[.B783]" office:value-type="float" office:value="29.8486582637984" calcext:value-type="float">
            <text:p>29,8487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27+6*RAND()" office:value-type="float" office:value="31.2865099988412" calcext:value-type="float">
            <text:p>31,2865</text:p>
          </table:table-cell>
          <table:table-cell table:formula="of:=NORMINV(RAND();30;5)" office:value-type="float" office:value="25.8406887990993" calcext:value-type="float">
            <text:p>25,8407</text:p>
          </table:table-cell>
          <table:table-cell table:formula="of:=48+24*RAND()" office:value-type="float" office:value="62.3087017899379" calcext:value-type="float">
            <text:p>62,3087</text:p>
          </table:table-cell>
          <table:table-cell table:formula="of:=(([.C784]+[.D784])/([.C784]*[.D784]))+[.B784]" office:value-type="float" office:value="31.3412577803753" calcext:value-type="float">
            <text:p>31,3413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27+6*RAND()" office:value-type="float" office:value="30.8344751636032" calcext:value-type="float">
            <text:p>30,8345</text:p>
          </table:table-cell>
          <table:table-cell table:formula="of:=NORMINV(RAND();30;5)" office:value-type="float" office:value="32.9186574913343" calcext:value-type="float">
            <text:p>32,9187</text:p>
          </table:table-cell>
          <table:table-cell table:formula="of:=48+24*RAND()" office:value-type="float" office:value="56.3058668402955" calcext:value-type="float">
            <text:p>56,3059</text:p>
          </table:table-cell>
          <table:table-cell table:formula="of:=(([.C785]+[.D785])/([.C785]*[.D785]))+[.B785]" office:value-type="float" office:value="30.8826132117763" calcext:value-type="float">
            <text:p>30,8826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27+6*RAND()" office:value-type="float" office:value="32.2771598396357" calcext:value-type="float">
            <text:p>32,2772</text:p>
          </table:table-cell>
          <table:table-cell table:formula="of:=NORMINV(RAND();30;5)" office:value-type="float" office:value="37.6610241805188" calcext:value-type="float">
            <text:p>37,6610</text:p>
          </table:table-cell>
          <table:table-cell table:formula="of:=48+24*RAND()" office:value-type="float" office:value="48.6521044475958" calcext:value-type="float">
            <text:p>48,6521</text:p>
          </table:table-cell>
          <table:table-cell table:formula="of:=(([.C786]+[.D786])/([.C786]*[.D786]))+[.B786]" office:value-type="float" office:value="32.3242665852804" calcext:value-type="float">
            <text:p>32,3243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27+6*RAND()" office:value-type="float" office:value="30.3578408409376" calcext:value-type="float">
            <text:p>30,3578</text:p>
          </table:table-cell>
          <table:table-cell table:formula="of:=NORMINV(RAND();30;5)" office:value-type="float" office:value="25.0528902098664" calcext:value-type="float">
            <text:p>25,0529</text:p>
          </table:table-cell>
          <table:table-cell table:formula="of:=48+24*RAND()" office:value-type="float" office:value="56.9379166150466" calcext:value-type="float">
            <text:p>56,9379</text:p>
          </table:table-cell>
          <table:table-cell table:formula="of:=(([.C787]+[.D787])/([.C787]*[.D787]))+[.B787]" office:value-type="float" office:value="30.4153193841997" calcext:value-type="float">
            <text:p>30,4153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27+6*RAND()" office:value-type="float" office:value="30.6559960318264" calcext:value-type="float">
            <text:p>30,6560</text:p>
          </table:table-cell>
          <table:table-cell table:formula="of:=NORMINV(RAND();30;5)" office:value-type="float" office:value="34.0361622264529" calcext:value-type="float">
            <text:p>34,0362</text:p>
          </table:table-cell>
          <table:table-cell table:formula="of:=48+24*RAND()" office:value-type="float" office:value="68.7008687211201" calcext:value-type="float">
            <text:p>68,7009</text:p>
          </table:table-cell>
          <table:table-cell table:formula="of:=(([.C788]+[.D788])/([.C788]*[.D788]))+[.B788]" office:value-type="float" office:value="30.6999324042617" calcext:value-type="float">
            <text:p>30,6999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27+6*RAND()" office:value-type="float" office:value="30.608814280713" calcext:value-type="float">
            <text:p>30,6088</text:p>
          </table:table-cell>
          <table:table-cell table:formula="of:=NORMINV(RAND();30;5)" office:value-type="float" office:value="31.4556910663699" calcext:value-type="float">
            <text:p>31,4557</text:p>
          </table:table-cell>
          <table:table-cell table:formula="of:=48+24*RAND()" office:value-type="float" office:value="60.8297190601006" calcext:value-type="float">
            <text:p>60,8297</text:p>
          </table:table-cell>
          <table:table-cell table:formula="of:=(([.C789]+[.D789])/([.C789]*[.D789]))+[.B789]" office:value-type="float" office:value="30.6570443632404" calcext:value-type="float">
            <text:p>30,6570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27+6*RAND()" office:value-type="float" office:value="29.3998770753387" calcext:value-type="float">
            <text:p>29,3999</text:p>
          </table:table-cell>
          <table:table-cell table:formula="of:=NORMINV(RAND();30;5)" office:value-type="float" office:value="25.9077820531068" calcext:value-type="float">
            <text:p>25,9078</text:p>
          </table:table-cell>
          <table:table-cell table:formula="of:=48+24*RAND()" office:value-type="float" office:value="54.4324905937538" calcext:value-type="float">
            <text:p>54,4325</text:p>
          </table:table-cell>
          <table:table-cell table:formula="of:=(([.C790]+[.D790])/([.C790]*[.D790]))+[.B790]" office:value-type="float" office:value="29.4568468970225" calcext:value-type="float">
            <text:p>29,4568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27+6*RAND()" office:value-type="float" office:value="27.4311707590241" calcext:value-type="float">
            <text:p>27,4312</text:p>
          </table:table-cell>
          <table:table-cell table:formula="of:=NORMINV(RAND();30;5)" office:value-type="float" office:value="39.8339212269146" calcext:value-type="float">
            <text:p>39,8339</text:p>
          </table:table-cell>
          <table:table-cell table:formula="of:=48+24*RAND()" office:value-type="float" office:value="64.2327744131908" calcext:value-type="float">
            <text:p>64,2328</text:p>
          </table:table-cell>
          <table:table-cell table:formula="of:=(([.C791]+[.D791])/([.C791]*[.D791]))+[.B791]" office:value-type="float" office:value="27.4718433672809" calcext:value-type="float">
            <text:p>27,4718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27+6*RAND()" office:value-type="float" office:value="27.9654947135132" calcext:value-type="float">
            <text:p>27,9655</text:p>
          </table:table-cell>
          <table:table-cell table:formula="of:=NORMINV(RAND();30;5)" office:value-type="float" office:value="37.1285642815448" calcext:value-type="float">
            <text:p>37,1286</text:p>
          </table:table-cell>
          <table:table-cell table:formula="of:=48+24*RAND()" office:value-type="float" office:value="58.3087998954579" calcext:value-type="float">
            <text:p>58,3088</text:p>
          </table:table-cell>
          <table:table-cell table:formula="of:=(([.C792]+[.D792])/([.C792]*[.D792]))+[.B792]" office:value-type="float" office:value="28.0095782246376" calcext:value-type="float">
            <text:p>28,0096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27+6*RAND()" office:value-type="float" office:value="30.2863212295342" calcext:value-type="float">
            <text:p>30,2863</text:p>
          </table:table-cell>
          <table:table-cell table:formula="of:=NORMINV(RAND();30;5)" office:value-type="float" office:value="21.8473165377832" calcext:value-type="float">
            <text:p>21,8473</text:p>
          </table:table-cell>
          <table:table-cell table:formula="of:=48+24*RAND()" office:value-type="float" office:value="68.7294723847881" calcext:value-type="float">
            <text:p>68,7295</text:p>
          </table:table-cell>
          <table:table-cell table:formula="of:=(([.C793]+[.D793])/([.C793]*[.D793]))+[.B793]" office:value-type="float" office:value="30.3466432402173" calcext:value-type="float">
            <text:p>30,3466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27+6*RAND()" office:value-type="float" office:value="30.2668444567826" calcext:value-type="float">
            <text:p>30,2668</text:p>
          </table:table-cell>
          <table:table-cell table:formula="of:=NORMINV(RAND();30;5)" office:value-type="float" office:value="32.5432607618216" calcext:value-type="float">
            <text:p>32,5433</text:p>
          </table:table-cell>
          <table:table-cell table:formula="of:=48+24*RAND()" office:value-type="float" office:value="66.820080597885" calcext:value-type="float">
            <text:p>66,8201</text:p>
          </table:table-cell>
          <table:table-cell table:formula="of:=(([.C794]+[.D794])/([.C794]*[.D794]))+[.B794]" office:value-type="float" office:value="30.3125383461794" calcext:value-type="float">
            <text:p>30,3125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27+6*RAND()" office:value-type="float" office:value="31.7580312502105" calcext:value-type="float">
            <text:p>31,7580</text:p>
          </table:table-cell>
          <table:table-cell table:formula="of:=NORMINV(RAND();30;5)" office:value-type="float" office:value="29.3971853334083" calcext:value-type="float">
            <text:p>29,3972</text:p>
          </table:table-cell>
          <table:table-cell table:formula="of:=48+24*RAND()" office:value-type="float" office:value="53.6968702403829" calcext:value-type="float">
            <text:p>53,6969</text:p>
          </table:table-cell>
          <table:table-cell table:formula="of:=(([.C795]+[.D795])/([.C795]*[.D795]))+[.B795]" office:value-type="float" office:value="31.8106711716476" calcext:value-type="float">
            <text:p>31,8107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27+6*RAND()" office:value-type="float" office:value="29.345954235876" calcext:value-type="float">
            <text:p>29,3460</text:p>
          </table:table-cell>
          <table:table-cell table:formula="of:=NORMINV(RAND();30;5)" office:value-type="float" office:value="27.864024739306" calcext:value-type="float">
            <text:p>27,8640</text:p>
          </table:table-cell>
          <table:table-cell table:formula="of:=48+24*RAND()" office:value-type="float" office:value="56.2317971633747" calcext:value-type="float">
            <text:p>56,2318</text:p>
          </table:table-cell>
          <table:table-cell table:formula="of:=(([.C796]+[.D796])/([.C796]*[.D796]))+[.B796]" office:value-type="float" office:value="29.3996263384274" calcext:value-type="float">
            <text:p>29,3996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27+6*RAND()" office:value-type="float" office:value="30.3558077223133" calcext:value-type="float">
            <text:p>30,3558</text:p>
          </table:table-cell>
          <table:table-cell table:formula="of:=NORMINV(RAND();30;5)" office:value-type="float" office:value="24.2092844243533" calcext:value-type="float">
            <text:p>24,2093</text:p>
          </table:table-cell>
          <table:table-cell table:formula="of:=48+24*RAND()" office:value-type="float" office:value="60.6005343971774" calcext:value-type="float">
            <text:p>60,6005</text:p>
          </table:table-cell>
          <table:table-cell table:formula="of:=(([.C797]+[.D797])/([.C797]*[.D797]))+[.B797]" office:value-type="float" office:value="30.4136156936235" calcext:value-type="float">
            <text:p>30,4136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27+6*RAND()" office:value-type="float" office:value="29.8158105940092" calcext:value-type="float">
            <text:p>29,8158</text:p>
          </table:table-cell>
          <table:table-cell table:formula="of:=NORMINV(RAND();30;5)" office:value-type="float" office:value="31.4994286217502" calcext:value-type="float">
            <text:p>31,4994</text:p>
          </table:table-cell>
          <table:table-cell table:formula="of:=48+24*RAND()" office:value-type="float" office:value="51.554210244678" calcext:value-type="float">
            <text:p>51,5542</text:p>
          </table:table-cell>
          <table:table-cell table:formula="of:=(([.C798]+[.D798])/([.C798]*[.D798]))+[.B798]" office:value-type="float" office:value="29.8669542594853" calcext:value-type="float">
            <text:p>29,8670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27+6*RAND()" office:value-type="float" office:value="28.2964483320247" calcext:value-type="float">
            <text:p>28,2964</text:p>
          </table:table-cell>
          <table:table-cell table:formula="of:=NORMINV(RAND();30;5)" office:value-type="float" office:value="21.2502434525416" calcext:value-type="float">
            <text:p>21,2502</text:p>
          </table:table-cell>
          <table:table-cell table:formula="of:=48+24*RAND()" office:value-type="float" office:value="63.8753553433344" calcext:value-type="float">
            <text:p>63,8754</text:p>
          </table:table-cell>
          <table:table-cell table:formula="of:=(([.C799]+[.D799])/([.C799]*[.D799]))+[.B799]" office:value-type="float" office:value="28.3591621066329" calcext:value-type="float">
            <text:p>28,3592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27+6*RAND()" office:value-type="float" office:value="27.5071518982295" calcext:value-type="float">
            <text:p>27,5072</text:p>
          </table:table-cell>
          <table:table-cell table:formula="of:=NORMINV(RAND();30;5)" office:value-type="float" office:value="33.2812828042722" calcext:value-type="float">
            <text:p>33,2813</text:p>
          </table:table-cell>
          <table:table-cell table:formula="of:=48+24*RAND()" office:value-type="float" office:value="66.5333487773314" calcext:value-type="float">
            <text:p>66,5333</text:p>
          </table:table-cell>
          <table:table-cell table:formula="of:=(([.C800]+[.D800])/([.C800]*[.D800]))+[.B800]" office:value-type="float" office:value="27.5522288736014" calcext:value-type="float">
            <text:p>27,5522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7+6*RAND()" office:value-type="float" office:value="30.8255652033258" calcext:value-type="float">
            <text:p>30,8256</text:p>
          </table:table-cell>
          <table:table-cell table:formula="of:=NORMINV(RAND();30;5)" office:value-type="float" office:value="38.1130664159314" calcext:value-type="float">
            <text:p>38,1131</text:p>
          </table:table-cell>
          <table:table-cell table:formula="of:=48+24*RAND()" office:value-type="float" office:value="70.3822483168915" calcext:value-type="float">
            <text:p>70,3822</text:p>
          </table:table-cell>
          <table:table-cell table:formula="of:=(([.C801]+[.D801])/([.C801]*[.D801]))+[.B801]" office:value-type="float" office:value="30.8660110523444" calcext:value-type="float">
            <text:p>30,8660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27+6*RAND()" office:value-type="float" office:value="28.7988187561277" calcext:value-type="float">
            <text:p>28,7988</text:p>
          </table:table-cell>
          <table:table-cell table:formula="of:=NORMINV(RAND();30;5)" office:value-type="float" office:value="17.2501203820892" calcext:value-type="float">
            <text:p>17,2501</text:p>
          </table:table-cell>
          <table:table-cell table:formula="of:=48+24*RAND()" office:value-type="float" office:value="58.7366234874353" calcext:value-type="float">
            <text:p>58,7366</text:p>
          </table:table-cell>
          <table:table-cell table:formula="of:=(([.C802]+[.D802])/([.C802]*[.D802]))+[.B802]" office:value-type="float" office:value="28.8738145190358" calcext:value-type="float">
            <text:p>28,8738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27+6*RAND()" office:value-type="float" office:value="32.8711801094469" calcext:value-type="float">
            <text:p>32,8712</text:p>
          </table:table-cell>
          <table:table-cell table:formula="of:=NORMINV(RAND();30;5)" office:value-type="float" office:value="21.9618147778141" calcext:value-type="float">
            <text:p>21,9618</text:p>
          </table:table-cell>
          <table:table-cell table:formula="of:=48+24*RAND()" office:value-type="float" office:value="67.5572337610647" calcext:value-type="float">
            <text:p>67,5572</text:p>
          </table:table-cell>
          <table:table-cell table:formula="of:=(([.C803]+[.D803])/([.C803]*[.D803]))+[.B803]" office:value-type="float" office:value="32.9315159510275" calcext:value-type="float">
            <text:p>32,9315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27+6*RAND()" office:value-type="float" office:value="28.3034686509054" calcext:value-type="float">
            <text:p>28,3035</text:p>
          </table:table-cell>
          <table:table-cell table:formula="of:=NORMINV(RAND();30;5)" office:value-type="float" office:value="32.0660136767907" calcext:value-type="float">
            <text:p>32,0660</text:p>
          </table:table-cell>
          <table:table-cell table:formula="of:=48+24*RAND()" office:value-type="float" office:value="68.5424391953275" calcext:value-type="float">
            <text:p>68,5424</text:p>
          </table:table-cell>
          <table:table-cell table:formula="of:=(([.C804]+[.D804])/([.C804]*[.D804]))+[.B804]" office:value-type="float" office:value="28.3492438183562" calcext:value-type="float">
            <text:p>28,3492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27+6*RAND()" office:value-type="float" office:value="28.9515803775284" calcext:value-type="float">
            <text:p>28,9516</text:p>
          </table:table-cell>
          <table:table-cell table:formula="of:=NORMINV(RAND();30;5)" office:value-type="float" office:value="28.7291800275115" calcext:value-type="float">
            <text:p>28,7292</text:p>
          </table:table-cell>
          <table:table-cell table:formula="of:=48+24*RAND()" office:value-type="float" office:value="50.025916214101" calcext:value-type="float">
            <text:p>50,0259</text:p>
          </table:table-cell>
          <table:table-cell table:formula="of:=(([.C805]+[.D805])/([.C805]*[.D805]))+[.B805]" office:value-type="float" office:value="29.0063778319876" calcext:value-type="float">
            <text:p>29,0064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27+6*RAND()" office:value-type="float" office:value="30.0781879273709" calcext:value-type="float">
            <text:p>30,0782</text:p>
          </table:table-cell>
          <table:table-cell table:formula="of:=NORMINV(RAND();30;5)" office:value-type="float" office:value="35.0689791654498" calcext:value-type="float">
            <text:p>35,0690</text:p>
          </table:table-cell>
          <table:table-cell table:formula="of:=48+24*RAND()" office:value-type="float" office:value="50.6093149809167" calcext:value-type="float">
            <text:p>50,6093</text:p>
          </table:table-cell>
          <table:table-cell table:formula="of:=(([.C806]+[.D806])/([.C806]*[.D806]))+[.B806]" office:value-type="float" office:value="30.1264623655445" calcext:value-type="float">
            <text:p>30,1265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27+6*RAND()" office:value-type="float" office:value="28.0612868161406" calcext:value-type="float">
            <text:p>28,0613</text:p>
          </table:table-cell>
          <table:table-cell table:formula="of:=NORMINV(RAND();30;5)" office:value-type="float" office:value="27.2302968628899" calcext:value-type="float">
            <text:p>27,2303</text:p>
          </table:table-cell>
          <table:table-cell table:formula="of:=48+24*RAND()" office:value-type="float" office:value="57.4754438074306" calcext:value-type="float">
            <text:p>57,4754</text:p>
          </table:table-cell>
          <table:table-cell table:formula="of:=(([.C807]+[.D807])/([.C807]*[.D807]))+[.B807]" office:value-type="float" office:value="28.1154093517493" calcext:value-type="float">
            <text:p>28,1154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27+6*RAND()" office:value-type="float" office:value="27.1949486166704" calcext:value-type="float">
            <text:p>27,1949</text:p>
          </table:table-cell>
          <table:table-cell table:formula="of:=NORMINV(RAND();30;5)" office:value-type="float" office:value="23.4133562539063" calcext:value-type="float">
            <text:p>23,4134</text:p>
          </table:table-cell>
          <table:table-cell table:formula="of:=48+24*RAND()" office:value-type="float" office:value="58.4628843488172" calcext:value-type="float">
            <text:p>58,4629</text:p>
          </table:table-cell>
          <table:table-cell table:formula="of:=(([.C808]+[.D808])/([.C808]*[.D808]))+[.B808]" office:value-type="float" office:value="27.2547641503828" calcext:value-type="float">
            <text:p>27,2548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27+6*RAND()" office:value-type="float" office:value="27.5877842071932" calcext:value-type="float">
            <text:p>27,5878</text:p>
          </table:table-cell>
          <table:table-cell table:formula="of:=NORMINV(RAND();30;5)" office:value-type="float" office:value="37.4317623327692" calcext:value-type="float">
            <text:p>37,4318</text:p>
          </table:table-cell>
          <table:table-cell table:formula="of:=48+24*RAND()" office:value-type="float" office:value="58.333445825614" calcext:value-type="float">
            <text:p>58,3334</text:p>
          </table:table-cell>
          <table:table-cell table:formula="of:=(([.C809]+[.D809])/([.C809]*[.D809]))+[.B809]" office:value-type="float" office:value="27.6316423109669" calcext:value-type="float">
            <text:p>27,6316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27+6*RAND()" office:value-type="float" office:value="28.7820210421924" calcext:value-type="float">
            <text:p>28,7820</text:p>
          </table:table-cell>
          <table:table-cell table:formula="of:=NORMINV(RAND();30;5)" office:value-type="float" office:value="39.0876185146318" calcext:value-type="float">
            <text:p>39,0876</text:p>
          </table:table-cell>
          <table:table-cell table:formula="of:=48+24*RAND()" office:value-type="float" office:value="51.3590498836711" calcext:value-type="float">
            <text:p>51,3590</text:p>
          </table:table-cell>
          <table:table-cell table:formula="of:=(([.C810]+[.D810])/([.C810]*[.D810]))+[.B810]" office:value-type="float" office:value="28.8270753562782" calcext:value-type="float">
            <text:p>28,8271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27+6*RAND()" office:value-type="float" office:value="27.2181280755904" calcext:value-type="float">
            <text:p>27,2181</text:p>
          </table:table-cell>
          <table:table-cell table:formula="of:=NORMINV(RAND();30;5)" office:value-type="float" office:value="21.0977443144645" calcext:value-type="float">
            <text:p>21,0977</text:p>
          </table:table-cell>
          <table:table-cell table:formula="of:=48+24*RAND()" office:value-type="float" office:value="51.7340538455173" calcext:value-type="float">
            <text:p>51,7341</text:p>
          </table:table-cell>
          <table:table-cell table:formula="of:=(([.C811]+[.D811])/([.C811]*[.D811]))+[.B811]" office:value-type="float" office:value="27.2848561353215" calcext:value-type="float">
            <text:p>27,2849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27+6*RAND()" office:value-type="float" office:value="32.9098817019258" calcext:value-type="float">
            <text:p>32,9099</text:p>
          </table:table-cell>
          <table:table-cell table:formula="of:=NORMINV(RAND();30;5)" office:value-type="float" office:value="27.1515669959936" calcext:value-type="float">
            <text:p>27,1516</text:p>
          </table:table-cell>
          <table:table-cell table:formula="of:=48+24*RAND()" office:value-type="float" office:value="65.3811101010069" calcext:value-type="float">
            <text:p>65,3811</text:p>
          </table:table-cell>
          <table:table-cell table:formula="of:=(([.C812]+[.D812])/([.C812]*[.D812]))+[.B812]" office:value-type="float" office:value="32.962006926355" calcext:value-type="float">
            <text:p>32,9620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27+6*RAND()" office:value-type="float" office:value="27.9931808717083" calcext:value-type="float">
            <text:p>27,9932</text:p>
          </table:table-cell>
          <table:table-cell table:formula="of:=NORMINV(RAND();30;5)" office:value-type="float" office:value="32.4250299347209" calcext:value-type="float">
            <text:p>32,4250</text:p>
          </table:table-cell>
          <table:table-cell table:formula="of:=48+24*RAND()" office:value-type="float" office:value="64.5360040264204" calcext:value-type="float">
            <text:p>64,5360</text:p>
          </table:table-cell>
          <table:table-cell table:formula="of:=(([.C813]+[.D813])/([.C813]*[.D813]))+[.B813]" office:value-type="float" office:value="28.0395164706649" calcext:value-type="float">
            <text:p>28,0395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27+6*RAND()" office:value-type="float" office:value="30.7939808273222" calcext:value-type="float">
            <text:p>30,7940</text:p>
          </table:table-cell>
          <table:table-cell table:formula="of:=NORMINV(RAND();30;5)" office:value-type="float" office:value="27.4314725141333" calcext:value-type="float">
            <text:p>27,4315</text:p>
          </table:table-cell>
          <table:table-cell table:formula="of:=48+24*RAND()" office:value-type="float" office:value="51.819001221098" calcext:value-type="float">
            <text:p>51,8190</text:p>
          </table:table-cell>
          <table:table-cell table:formula="of:=(([.C814]+[.D814])/([.C814]*[.D814]))+[.B814]" office:value-type="float" office:value="30.8497332453662" calcext:value-type="float">
            <text:p>30,8497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27+6*RAND()" office:value-type="float" office:value="32.7925984540489" calcext:value-type="float">
            <text:p>32,7926</text:p>
          </table:table-cell>
          <table:table-cell table:formula="of:=NORMINV(RAND();30;5)" office:value-type="float" office:value="20.5699558463024" calcext:value-type="float">
            <text:p>20,5700</text:p>
          </table:table-cell>
          <table:table-cell table:formula="of:=48+24*RAND()" office:value-type="float" office:value="48.9401979977265" calcext:value-type="float">
            <text:p>48,9402</text:p>
          </table:table-cell>
          <table:table-cell table:formula="of:=(([.C815]+[.D815])/([.C815]*[.D815]))+[.B815]" office:value-type="float" office:value="32.861646146341" calcext:value-type="float">
            <text:p>32,8616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27+6*RAND()" office:value-type="float" office:value="27.024844819447" calcext:value-type="float">
            <text:p>27,0248</text:p>
          </table:table-cell>
          <table:table-cell table:formula="of:=NORMINV(RAND();30;5)" office:value-type="float" office:value="22.0037573087508" calcext:value-type="float">
            <text:p>22,0038</text:p>
          </table:table-cell>
          <table:table-cell table:formula="of:=48+24*RAND()" office:value-type="float" office:value="49.5726983221248" calcext:value-type="float">
            <text:p>49,5727</text:p>
          </table:table-cell>
          <table:table-cell table:formula="of:=(([.C816]+[.D816])/([.C816]*[.D816]))+[.B816]" office:value-type="float" office:value="27.0904639971482" calcext:value-type="float">
            <text:p>27,0905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27+6*RAND()" office:value-type="float" office:value="32.3377385905478" calcext:value-type="float">
            <text:p>32,3377</text:p>
          </table:table-cell>
          <table:table-cell table:formula="of:=NORMINV(RAND();30;5)" office:value-type="float" office:value="18.9975900873762" calcext:value-type="float">
            <text:p>18,9976</text:p>
          </table:table-cell>
          <table:table-cell table:formula="of:=48+24*RAND()" office:value-type="float" office:value="62.2485074317083" calcext:value-type="float">
            <text:p>62,2485</text:p>
          </table:table-cell>
          <table:table-cell table:formula="of:=(([.C817]+[.D817])/([.C817]*[.D817]))+[.B817]" office:value-type="float" office:value="32.4064414882103" calcext:value-type="float">
            <text:p>32,4064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27+6*RAND()" office:value-type="float" office:value="27.5483953056391" calcext:value-type="float">
            <text:p>27,5484</text:p>
          </table:table-cell>
          <table:table-cell table:formula="of:=NORMINV(RAND();30;5)" office:value-type="float" office:value="26.434875322914" calcext:value-type="float">
            <text:p>26,4349</text:p>
          </table:table-cell>
          <table:table-cell table:formula="of:=48+24*RAND()" office:value-type="float" office:value="69.4114663386717" calcext:value-type="float">
            <text:p>69,4115</text:p>
          </table:table-cell>
          <table:table-cell table:formula="of:=(([.C818]+[.D818])/([.C818]*[.D818]))+[.B818]" office:value-type="float" office:value="27.6006309619202" calcext:value-type="float">
            <text:p>27,6006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27+6*RAND()" office:value-type="float" office:value="30.4249425844755" calcext:value-type="float">
            <text:p>30,4249</text:p>
          </table:table-cell>
          <table:table-cell table:formula="of:=NORMINV(RAND();30;5)" office:value-type="float" office:value="30.4113039397716" calcext:value-type="float">
            <text:p>30,4113</text:p>
          </table:table-cell>
          <table:table-cell table:formula="of:=48+24*RAND()" office:value-type="float" office:value="62.6398271257058" calcext:value-type="float">
            <text:p>62,6398</text:p>
          </table:table-cell>
          <table:table-cell table:formula="of:=(([.C819]+[.D819])/([.C819]*[.D819]))+[.B819]" office:value-type="float" office:value="30.4737893784416" calcext:value-type="float">
            <text:p>30,4738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27+6*RAND()" office:value-type="float" office:value="28.4668376056943" calcext:value-type="float">
            <text:p>28,4668</text:p>
          </table:table-cell>
          <table:table-cell table:formula="of:=NORMINV(RAND();30;5)" office:value-type="float" office:value="23.5071161024822" calcext:value-type="float">
            <text:p>23,5071</text:p>
          </table:table-cell>
          <table:table-cell table:formula="of:=48+24*RAND()" office:value-type="float" office:value="55.1322137424722" calcext:value-type="float">
            <text:p>55,1322</text:p>
          </table:table-cell>
          <table:table-cell table:formula="of:=(([.C820]+[.D820])/([.C820]*[.D820]))+[.B820]" office:value-type="float" office:value="28.5275161314046" calcext:value-type="float">
            <text:p>28,5275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27+6*RAND()" office:value-type="float" office:value="30.3522997784894" calcext:value-type="float">
            <text:p>30,3523</text:p>
          </table:table-cell>
          <table:table-cell table:formula="of:=NORMINV(RAND();30;5)" office:value-type="float" office:value="32.9434398313359" calcext:value-type="float">
            <text:p>32,9434</text:p>
          </table:table-cell>
          <table:table-cell table:formula="of:=48+24*RAND()" office:value-type="float" office:value="60.4327907217667" calcext:value-type="float">
            <text:p>60,4328</text:p>
          </table:table-cell>
          <table:table-cell table:formula="of:=(([.C821]+[.D821])/([.C821]*[.D821]))+[.B821]" office:value-type="float" office:value="30.3992021436532" calcext:value-type="float">
            <text:p>30,3992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27+6*RAND()" office:value-type="float" office:value="29.3689400183503" calcext:value-type="float">
            <text:p>29,3689</text:p>
          </table:table-cell>
          <table:table-cell table:formula="of:=NORMINV(RAND();30;5)" office:value-type="float" office:value="24.1788912267487" calcext:value-type="float">
            <text:p>24,1789</text:p>
          </table:table-cell>
          <table:table-cell table:formula="of:=48+24*RAND()" office:value-type="float" office:value="50.1886032829061" calcext:value-type="float">
            <text:p>50,1886</text:p>
          </table:table-cell>
          <table:table-cell table:formula="of:=(([.C822]+[.D822])/([.C822]*[.D822]))+[.B822]" office:value-type="float" office:value="29.4302232499945" calcext:value-type="float">
            <text:p>29,4302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27+6*RAND()" office:value-type="float" office:value="27.5595165418927" calcext:value-type="float">
            <text:p>27,5595</text:p>
          </table:table-cell>
          <table:table-cell table:formula="of:=NORMINV(RAND();30;5)" office:value-type="float" office:value="24.8312169813878" calcext:value-type="float">
            <text:p>24,8312</text:p>
          </table:table-cell>
          <table:table-cell table:formula="of:=48+24*RAND()" office:value-type="float" office:value="53.7220479240641" calcext:value-type="float">
            <text:p>53,7220</text:p>
          </table:table-cell>
          <table:table-cell table:formula="of:=(([.C823]+[.D823])/([.C823]*[.D823]))+[.B823]" office:value-type="float" office:value="27.6184027616625" calcext:value-type="float">
            <text:p>27,6184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27+6*RAND()" office:value-type="float" office:value="27.2650850953069" calcext:value-type="float">
            <text:p>27,2651</text:p>
          </table:table-cell>
          <table:table-cell table:formula="of:=NORMINV(RAND();30;5)" office:value-type="float" office:value="27.6804843639715" calcext:value-type="float">
            <text:p>27,6805</text:p>
          </table:table-cell>
          <table:table-cell table:formula="of:=48+24*RAND()" office:value-type="float" office:value="71.3861414557323" calcext:value-type="float">
            <text:p>71,3861</text:p>
          </table:table-cell>
          <table:table-cell table:formula="of:=(([.C824]+[.D824])/([.C824]*[.D824]))+[.B824]" office:value-type="float" office:value="27.3152199519872" calcext:value-type="float">
            <text:p>27,3152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27+6*RAND()" office:value-type="float" office:value="29.0708864314947" calcext:value-type="float">
            <text:p>29,0709</text:p>
          </table:table-cell>
          <table:table-cell table:formula="of:=NORMINV(RAND();30;5)" office:value-type="float" office:value="33.9954235562174" calcext:value-type="float">
            <text:p>33,9954</text:p>
          </table:table-cell>
          <table:table-cell table:formula="of:=48+24*RAND()" office:value-type="float" office:value="57.8100581662729" calcext:value-type="float">
            <text:p>57,8101</text:p>
          </table:table-cell>
          <table:table-cell table:formula="of:=(([.C825]+[.D825])/([.C825]*[.D825]))+[.B825]" office:value-type="float" office:value="29.1176001835112" calcext:value-type="float">
            <text:p>29,1176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27+6*RAND()" office:value-type="float" office:value="27.8606407775078" calcext:value-type="float">
            <text:p>27,8606</text:p>
          </table:table-cell>
          <table:table-cell table:formula="of:=NORMINV(RAND();30;5)" office:value-type="float" office:value="34.8582610656258" calcext:value-type="float">
            <text:p>34,8583</text:p>
          </table:table-cell>
          <table:table-cell table:formula="of:=48+24*RAND()" office:value-type="float" office:value="50.6313232881948" calcext:value-type="float">
            <text:p>50,6313</text:p>
          </table:table-cell>
          <table:table-cell table:formula="of:=(([.C826]+[.D826])/([.C826]*[.D826]))+[.B826]" office:value-type="float" office:value="27.9090790012861" calcext:value-type="float">
            <text:p>27,9091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27+6*RAND()" office:value-type="float" office:value="31.2839430088643" calcext:value-type="float">
            <text:p>31,2839</text:p>
          </table:table-cell>
          <table:table-cell table:formula="of:=NORMINV(RAND();30;5)" office:value-type="float" office:value="23.8868727828089" calcext:value-type="float">
            <text:p>23,8869</text:p>
          </table:table-cell>
          <table:table-cell table:formula="of:=48+24*RAND()" office:value-type="float" office:value="50.3670408139005" calcext:value-type="float">
            <text:p>50,3670</text:p>
          </table:table-cell>
          <table:table-cell table:formula="of:=(([.C827]+[.D827])/([.C827]*[.D827]))+[.B827]" office:value-type="float" office:value="31.3456612606707" calcext:value-type="float">
            <text:p>31,3457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27+6*RAND()" office:value-type="float" office:value="32.2833603050094" calcext:value-type="float">
            <text:p>32,2834</text:p>
          </table:table-cell>
          <table:table-cell table:formula="of:=NORMINV(RAND();30;5)" office:value-type="float" office:value="32.4533676974748" calcext:value-type="float">
            <text:p>32,4534</text:p>
          </table:table-cell>
          <table:table-cell table:formula="of:=48+24*RAND()" office:value-type="float" office:value="65.5130165414885" calcext:value-type="float">
            <text:p>65,5130</text:p>
          </table:table-cell>
          <table:table-cell table:formula="of:=(([.C828]+[.D828])/([.C828]*[.D828]))+[.B828]" office:value-type="float" office:value="32.3294378903351" calcext:value-type="float">
            <text:p>32,3294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27+6*RAND()" office:value-type="float" office:value="30.2452733635437" calcext:value-type="float">
            <text:p>30,2453</text:p>
          </table:table-cell>
          <table:table-cell table:formula="of:=NORMINV(RAND();30;5)" office:value-type="float" office:value="23.7272167555486" calcext:value-type="float">
            <text:p>23,7272</text:p>
          </table:table-cell>
          <table:table-cell table:formula="of:=48+24*RAND()" office:value-type="float" office:value="63.7393960570917" calcext:value-type="float">
            <text:p>63,7394</text:p>
          </table:table-cell>
          <table:table-cell table:formula="of:=(([.C829]+[.D829])/([.C829]*[.D829]))+[.B829]" office:value-type="float" office:value="30.3031079409752" calcext:value-type="float">
            <text:p>30,303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27+6*RAND()" office:value-type="float" office:value="27.5924802215304" calcext:value-type="float">
            <text:p>27,5925</text:p>
          </table:table-cell>
          <table:table-cell table:formula="of:=NORMINV(RAND();30;5)" office:value-type="float" office:value="29.0079365072236" calcext:value-type="float">
            <text:p>29,0079</text:p>
          </table:table-cell>
          <table:table-cell table:formula="of:=48+24*RAND()" office:value-type="float" office:value="54.7844313969836" calcext:value-type="float">
            <text:p>54,7844</text:p>
          </table:table-cell>
          <table:table-cell table:formula="of:=(([.C830]+[.D830])/([.C830]*[.D830]))+[.B830]" office:value-type="float" office:value="27.6452069066814" calcext:value-type="float">
            <text:p>27,6452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27+6*RAND()" office:value-type="float" office:value="28.0159283413086" calcext:value-type="float">
            <text:p>28,0159</text:p>
          </table:table-cell>
          <table:table-cell table:formula="of:=NORMINV(RAND();30;5)" office:value-type="float" office:value="37.1421365419649" calcext:value-type="float">
            <text:p>37,1421</text:p>
          </table:table-cell>
          <table:table-cell table:formula="of:=48+24*RAND()" office:value-type="float" office:value="64.0327446693555" calcext:value-type="float">
            <text:p>64,0327</text:p>
          </table:table-cell>
          <table:table-cell table:formula="of:=(([.C831]+[.D831])/([.C831]*[.D831]))+[.B831]" office:value-type="float" office:value="28.0584689503549" calcext:value-type="float">
            <text:p>28,0585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27+6*RAND()" office:value-type="float" office:value="31.6600524515379" calcext:value-type="float">
            <text:p>31,6601</text:p>
          </table:table-cell>
          <table:table-cell table:formula="of:=NORMINV(RAND();30;5)" office:value-type="float" office:value="24.3673261240606" calcext:value-type="float">
            <text:p>24,3673</text:p>
          </table:table-cell>
          <table:table-cell table:formula="of:=48+24*RAND()" office:value-type="float" office:value="65.8820865182206" calcext:value-type="float">
            <text:p>65,8821</text:p>
          </table:table-cell>
          <table:table-cell table:formula="of:=(([.C832]+[.D832])/([.C832]*[.D832]))+[.B832]" office:value-type="float" office:value="31.7162696453662" calcext:value-type="float">
            <text:p>31,7163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27+6*RAND()" office:value-type="float" office:value="31.6826438375283" calcext:value-type="float">
            <text:p>31,6826</text:p>
          </table:table-cell>
          <table:table-cell table:formula="of:=NORMINV(RAND();30;5)" office:value-type="float" office:value="29.5046347473821" calcext:value-type="float">
            <text:p>29,5046</text:p>
          </table:table-cell>
          <table:table-cell table:formula="of:=48+24*RAND()" office:value-type="float" office:value="59.223310363479" calcext:value-type="float">
            <text:p>59,2233</text:p>
          </table:table-cell>
          <table:table-cell table:formula="of:=(([.C833]+[.D833])/([.C833]*[.D833]))+[.B833]" office:value-type="float" office:value="31.7334220609079" calcext:value-type="float">
            <text:p>31,7334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27+6*RAND()" office:value-type="float" office:value="31.246201969916" calcext:value-type="float">
            <text:p>31,2462</text:p>
          </table:table-cell>
          <table:table-cell table:formula="of:=NORMINV(RAND();30;5)" office:value-type="float" office:value="32.3617956871494" calcext:value-type="float">
            <text:p>32,3618</text:p>
          </table:table-cell>
          <table:table-cell table:formula="of:=48+24*RAND()" office:value-type="float" office:value="65.1318959249184" calcext:value-type="float">
            <text:p>65,1319</text:p>
          </table:table-cell>
          <table:table-cell table:formula="of:=(([.C834]+[.D834])/([.C834]*[.D834]))+[.B834]" office:value-type="float" office:value="31.2924560644214" calcext:value-type="float">
            <text:p>31,2925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27+6*RAND()" office:value-type="float" office:value="30.4976208878215" calcext:value-type="float">
            <text:p>30,4976</text:p>
          </table:table-cell>
          <table:table-cell table:formula="of:=NORMINV(RAND();30;5)" office:value-type="float" office:value="25.0466744961078" calcext:value-type="float">
            <text:p>25,0467</text:p>
          </table:table-cell>
          <table:table-cell table:formula="of:=48+24*RAND()" office:value-type="float" office:value="54.0013152183965" calcext:value-type="float">
            <text:p>54,0013</text:p>
          </table:table-cell>
          <table:table-cell table:formula="of:=(([.C835]+[.D835])/([.C835]*[.D835]))+[.B835]" office:value-type="float" office:value="30.5560644152869" calcext:value-type="float">
            <text:p>30,5561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27+6*RAND()" office:value-type="float" office:value="30.6540598345455" calcext:value-type="float">
            <text:p>30,6541</text:p>
          </table:table-cell>
          <table:table-cell table:formula="of:=NORMINV(RAND();30;5)" office:value-type="float" office:value="38.3939720123856" calcext:value-type="float">
            <text:p>38,3940</text:p>
          </table:table-cell>
          <table:table-cell table:formula="of:=48+24*RAND()" office:value-type="float" office:value="68.8808227563277" calcext:value-type="float">
            <text:p>68,8808</text:p>
          </table:table-cell>
          <table:table-cell table:formula="of:=(([.C836]+[.D836])/([.C836]*[.D836]))+[.B836]" office:value-type="float" office:value="30.6946234187553" calcext:value-type="float">
            <text:p>30,6946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27+6*RAND()" office:value-type="float" office:value="28.5696648212615" calcext:value-type="float">
            <text:p>28,5697</text:p>
          </table:table-cell>
          <table:table-cell table:formula="of:=NORMINV(RAND();30;5)" office:value-type="float" office:value="22.8997783714912" calcext:value-type="float">
            <text:p>22,8998</text:p>
          </table:table-cell>
          <table:table-cell table:formula="of:=48+24*RAND()" office:value-type="float" office:value="65.1792893121019" calcext:value-type="float">
            <text:p>65,1793</text:p>
          </table:table-cell>
          <table:table-cell table:formula="of:=(([.C837]+[.D837])/([.C837]*[.D837]))+[.B837]" office:value-type="float" office:value="28.6286756629326" calcext:value-type="float">
            <text:p>28,6287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27+6*RAND()" office:value-type="float" office:value="28.6798616463784" calcext:value-type="float">
            <text:p>28,6799</text:p>
          </table:table-cell>
          <table:table-cell table:formula="of:=NORMINV(RAND();30;5)" office:value-type="float" office:value="34.1070407242505" calcext:value-type="float">
            <text:p>34,1070</text:p>
          </table:table-cell>
          <table:table-cell table:formula="of:=48+24*RAND()" office:value-type="float" office:value="62.972284915857" calcext:value-type="float">
            <text:p>62,9723</text:p>
          </table:table-cell>
          <table:table-cell table:formula="of:=(([.C838]+[.D838])/([.C838]*[.D838]))+[.B838]" office:value-type="float" office:value="28.7250611077372" calcext:value-type="float">
            <text:p>28,7251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27+6*RAND()" office:value-type="float" office:value="31.3666784435045" calcext:value-type="float">
            <text:p>31,3667</text:p>
          </table:table-cell>
          <table:table-cell table:formula="of:=NORMINV(RAND();30;5)" office:value-type="float" office:value="28.5575587420725" calcext:value-type="float">
            <text:p>28,5576</text:p>
          </table:table-cell>
          <table:table-cell table:formula="of:=48+24*RAND()" office:value-type="float" office:value="57.7266990719363" calcext:value-type="float">
            <text:p>57,7267</text:p>
          </table:table-cell>
          <table:table-cell table:formula="of:=(([.C839]+[.D839])/([.C839]*[.D839]))+[.B839]" office:value-type="float" office:value="31.4190184490876" calcext:value-type="float">
            <text:p>31,4190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27+6*RAND()" office:value-type="float" office:value="29.2924533693586" calcext:value-type="float">
            <text:p>29,2925</text:p>
          </table:table-cell>
          <table:table-cell table:formula="of:=NORMINV(RAND();30;5)" office:value-type="float" office:value="27.480784182678" calcext:value-type="float">
            <text:p>27,4808</text:p>
          </table:table-cell>
          <table:table-cell table:formula="of:=48+24*RAND()" office:value-type="float" office:value="71.4410955933854" calcext:value-type="float">
            <text:p>71,4411</text:p>
          </table:table-cell>
          <table:table-cell table:formula="of:=(([.C840]+[.D840])/([.C840]*[.D840]))+[.B840]" office:value-type="float" office:value="29.3428399785288" calcext:value-type="float">
            <text:p>29,3428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27+6*RAND()" office:value-type="float" office:value="29.9104392270092" calcext:value-type="float">
            <text:p>29,9104</text:p>
          </table:table-cell>
          <table:table-cell table:formula="of:=NORMINV(RAND();30;5)" office:value-type="float" office:value="23.353732579518" calcext:value-type="float">
            <text:p>23,3537</text:p>
          </table:table-cell>
          <table:table-cell table:formula="of:=48+24*RAND()" office:value-type="float" office:value="65.0175677938387" calcext:value-type="float">
            <text:p>65,0176</text:p>
          </table:table-cell>
          <table:table-cell table:formula="of:=(([.C841]+[.D841])/([.C841]*[.D841]))+[.B841]" office:value-type="float" office:value="29.9686393930415" calcext:value-type="float">
            <text:p>29,9686</text:p>
          </table:table-cell>
          <table:table-cell table:number-columns-repeated="9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27+6*RAND()" office:value-type="float" office:value="32.378226588713" calcext:value-type="float">
            <text:p>32,3782</text:p>
          </table:table-cell>
          <table:table-cell table:formula="of:=NORMINV(RAND();30;5)" office:value-type="float" office:value="41.9579936279101" calcext:value-type="float">
            <text:p>41,9580</text:p>
          </table:table-cell>
          <table:table-cell table:formula="of:=48+24*RAND()" office:value-type="float" office:value="63.6209362959489" calcext:value-type="float">
            <text:p>63,6209</text:p>
          </table:table-cell>
          <table:table-cell table:formula="of:=(([.C842]+[.D842])/([.C842]*[.D842]))+[.B842]" office:value-type="float" office:value="32.4177780457459" calcext:value-type="float">
            <text:p>32,4178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27+6*RAND()" office:value-type="float" office:value="28.7357790183742" calcext:value-type="float">
            <text:p>28,7358</text:p>
          </table:table-cell>
          <table:table-cell table:formula="of:=NORMINV(RAND();30;5)" office:value-type="float" office:value="36.3673491223544" calcext:value-type="float">
            <text:p>36,3673</text:p>
          </table:table-cell>
          <table:table-cell table:formula="of:=48+24*RAND()" office:value-type="float" office:value="59.9177129650489" calcext:value-type="float">
            <text:p>59,9177</text:p>
          </table:table-cell>
          <table:table-cell table:formula="of:=(([.C843]+[.D843])/([.C843]*[.D843]))+[.B843]" office:value-type="float" office:value="28.7799657664544" calcext:value-type="float">
            <text:p>28,7800</text:p>
          </table:table-cell>
          <table:table-cell table:number-columns-repeated="9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27+6*RAND()" office:value-type="float" office:value="30.97036623233" calcext:value-type="float">
            <text:p>30,9704</text:p>
          </table:table-cell>
          <table:table-cell table:formula="of:=NORMINV(RAND();30;5)" office:value-type="float" office:value="34.0042726074251" calcext:value-type="float">
            <text:p>34,0043</text:p>
          </table:table-cell>
          <table:table-cell table:formula="of:=48+24*RAND()" office:value-type="float" office:value="70.0898170201108" calcext:value-type="float">
            <text:p>70,0898</text:p>
          </table:table-cell>
          <table:table-cell table:formula="of:=(([.C844]+[.D844])/([.C844]*[.D844]))+[.B844]" office:value-type="float" office:value="31.0140417092438" calcext:value-type="float">
            <text:p>31,0140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27+6*RAND()" office:value-type="float" office:value="28.4517191096675" calcext:value-type="float">
            <text:p>28,4517</text:p>
          </table:table-cell>
          <table:table-cell table:formula="of:=NORMINV(RAND();30;5)" office:value-type="float" office:value="26.6140172242691" calcext:value-type="float">
            <text:p>26,6140</text:p>
          </table:table-cell>
          <table:table-cell table:formula="of:=48+24*RAND()" office:value-type="float" office:value="54.1994503000751" calcext:value-type="float">
            <text:p>54,1995</text:p>
          </table:table-cell>
          <table:table-cell table:formula="of:=(([.C845]+[.D845])/([.C845]*[.D845]))+[.B845]" office:value-type="float" office:value="28.5077436660395" calcext:value-type="float">
            <text:p>28,5077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27+6*RAND()" office:value-type="float" office:value="32.6057673005853" calcext:value-type="float">
            <text:p>32,6058</text:p>
          </table:table-cell>
          <table:table-cell table:formula="of:=NORMINV(RAND();30;5)" office:value-type="float" office:value="27.5842501764109" calcext:value-type="float">
            <text:p>27,5843</text:p>
          </table:table-cell>
          <table:table-cell table:formula="of:=48+24*RAND()" office:value-type="float" office:value="53.5598440943286" calcext:value-type="float">
            <text:p>53,5598</text:p>
          </table:table-cell>
          <table:table-cell table:formula="of:=(([.C846]+[.D846])/([.C846]*[.D846]))+[.B846]" office:value-type="float" office:value="32.6606905761067" calcext:value-type="float">
            <text:p>32,6607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27+6*RAND()" office:value-type="float" office:value="32.2235139885452" calcext:value-type="float">
            <text:p>32,2235</text:p>
          </table:table-cell>
          <table:table-cell table:formula="of:=NORMINV(RAND();30;5)" office:value-type="float" office:value="33.4430714119031" calcext:value-type="float">
            <text:p>33,4431</text:p>
          </table:table-cell>
          <table:table-cell table:formula="of:=48+24*RAND()" office:value-type="float" office:value="48.9126619258896" calcext:value-type="float">
            <text:p>48,9127</text:p>
          </table:table-cell>
          <table:table-cell table:formula="of:=(([.C847]+[.D847])/([.C847]*[.D847]))+[.B847]" office:value-type="float" office:value="32.2738601522787" calcext:value-type="float">
            <text:p>32,2739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27+6*RAND()" office:value-type="float" office:value="32.6138545826543" calcext:value-type="float">
            <text:p>32,6139</text:p>
          </table:table-cell>
          <table:table-cell table:formula="of:=NORMINV(RAND();30;5)" office:value-type="float" office:value="27.1683488180774" calcext:value-type="float">
            <text:p>27,1683</text:p>
          </table:table-cell>
          <table:table-cell table:formula="of:=48+24*RAND()" office:value-type="float" office:value="60.9030914409086" calcext:value-type="float">
            <text:p>60,9031</text:p>
          </table:table-cell>
          <table:table-cell table:formula="of:=(([.C848]+[.D848])/([.C848]*[.D848]))+[.B848]" office:value-type="float" office:value="32.6670816472446" calcext:value-type="float">
            <text:p>32,6671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27+6*RAND()" office:value-type="float" office:value="28.8227655992378" calcext:value-type="float">
            <text:p>28,8228</text:p>
          </table:table-cell>
          <table:table-cell table:formula="of:=NORMINV(RAND();30;5)" office:value-type="float" office:value="38.4208669385913" calcext:value-type="float">
            <text:p>38,4209</text:p>
          </table:table-cell>
          <table:table-cell table:formula="of:=48+24*RAND()" office:value-type="float" office:value="57.4370607482269" calcext:value-type="float">
            <text:p>57,4371</text:p>
          </table:table-cell>
          <table:table-cell table:formula="of:=(([.C849]+[.D849])/([.C849]*[.D849]))+[.B849]" office:value-type="float" office:value="28.8662034839463" calcext:value-type="float">
            <text:p>28,8662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27+6*RAND()" office:value-type="float" office:value="32.7758081846405" calcext:value-type="float">
            <text:p>32,7758</text:p>
          </table:table-cell>
          <table:table-cell table:formula="of:=NORMINV(RAND();30;5)" office:value-type="float" office:value="19.3422108429415" calcext:value-type="float">
            <text:p>19,3422</text:p>
          </table:table-cell>
          <table:table-cell table:formula="of:=48+24*RAND()" office:value-type="float" office:value="64.120613780804" calcext:value-type="float">
            <text:p>64,1206</text:p>
          </table:table-cell>
          <table:table-cell table:formula="of:=(([.C850]+[.D850])/([.C850]*[.D850]))+[.B850]" office:value-type="float" office:value="32.8431041913704" calcext:value-type="float">
            <text:p>32,8431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27+6*RAND()" office:value-type="float" office:value="27.4245111315977" calcext:value-type="float">
            <text:p>27,4245</text:p>
          </table:table-cell>
          <table:table-cell table:formula="of:=NORMINV(RAND();30;5)" office:value-type="float" office:value="26.9012905208847" calcext:value-type="float">
            <text:p>26,9013</text:p>
          </table:table-cell>
          <table:table-cell table:formula="of:=48+24*RAND()" office:value-type="float" office:value="53.2345126038417" calcext:value-type="float">
            <text:p>53,2345</text:p>
          </table:table-cell>
          <table:table-cell table:formula="of:=(([.C851]+[.D851])/([.C851]*[.D851]))+[.B851]" office:value-type="float" office:value="27.4804688755794" calcext:value-type="float">
            <text:p>27,4805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27+6*RAND()" office:value-type="float" office:value="27.178798149107" calcext:value-type="float">
            <text:p>27,1788</text:p>
          </table:table-cell>
          <table:table-cell table:formula="of:=NORMINV(RAND();30;5)" office:value-type="float" office:value="27.8511838217642" calcext:value-type="float">
            <text:p>27,8512</text:p>
          </table:table-cell>
          <table:table-cell table:formula="of:=48+24*RAND()" office:value-type="float" office:value="69.6449820091948" calcext:value-type="float">
            <text:p>69,6450</text:p>
          </table:table-cell>
          <table:table-cell table:formula="of:=(([.C852]+[.D852])/([.C852]*[.D852]))+[.B852]" office:value-type="float" office:value="27.2290618018819" calcext:value-type="float">
            <text:p>27,2291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27+6*RAND()" office:value-type="float" office:value="29.5917151726317" calcext:value-type="float">
            <text:p>29,5917</text:p>
          </table:table-cell>
          <table:table-cell table:formula="of:=NORMINV(RAND();30;5)" office:value-type="float" office:value="25.2122973045608" calcext:value-type="float">
            <text:p>25,2123</text:p>
          </table:table-cell>
          <table:table-cell table:formula="of:=48+24*RAND()" office:value-type="float" office:value="56.3728361176327" calcext:value-type="float">
            <text:p>56,3728</text:p>
          </table:table-cell>
          <table:table-cell table:formula="of:=(([.C853]+[.D853])/([.C853]*[.D853]))+[.B853]" office:value-type="float" office:value="29.6491173972373" calcext:value-type="float">
            <text:p>29,6491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27+6*RAND()" office:value-type="float" office:value="29.5608551634941" calcext:value-type="float">
            <text:p>29,5609</text:p>
          </table:table-cell>
          <table:table-cell table:formula="of:=NORMINV(RAND();30;5)" office:value-type="float" office:value="22.2284162413289" calcext:value-type="float">
            <text:p>22,2284</text:p>
          </table:table-cell>
          <table:table-cell table:formula="of:=48+24*RAND()" office:value-type="float" office:value="64.2519932342693" calcext:value-type="float">
            <text:p>64,2520</text:p>
          </table:table-cell>
          <table:table-cell table:formula="of:=(([.C854]+[.D854])/([.C854]*[.D854]))+[.B854]" office:value-type="float" office:value="29.6214063436003" calcext:value-type="float">
            <text:p>29,6214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27+6*RAND()" office:value-type="float" office:value="31.3420227526221" calcext:value-type="float">
            <text:p>31,3420</text:p>
          </table:table-cell>
          <table:table-cell table:formula="of:=NORMINV(RAND();30;5)" office:value-type="float" office:value="34.0842570453798" calcext:value-type="float">
            <text:p>34,0843</text:p>
          </table:table-cell>
          <table:table-cell table:formula="of:=48+24*RAND()" office:value-type="float" office:value="64.0225737718865" calcext:value-type="float">
            <text:p>64,0226</text:p>
          </table:table-cell>
          <table:table-cell table:formula="of:=(([.C855]+[.D855])/([.C855]*[.D855]))+[.B855]" office:value-type="float" office:value="31.3869813015566" calcext:value-type="float">
            <text:p>31,3870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27+6*RAND()" office:value-type="float" office:value="29.8742074475158" calcext:value-type="float">
            <text:p>29,8742</text:p>
          </table:table-cell>
          <table:table-cell table:formula="of:=NORMINV(RAND();30;5)" office:value-type="float" office:value="32.1777910457182" calcext:value-type="float">
            <text:p>32,1778</text:p>
          </table:table-cell>
          <table:table-cell table:formula="of:=48+24*RAND()" office:value-type="float" office:value="51.0684585431591" calcext:value-type="float">
            <text:p>51,0685</text:p>
          </table:table-cell>
          <table:table-cell table:formula="of:=(([.C856]+[.D856])/([.C856]*[.D856]))+[.B856]" office:value-type="float" office:value="29.9248663411021" calcext:value-type="float">
            <text:p>29,9249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27+6*RAND()" office:value-type="float" office:value="30.4469083005097" calcext:value-type="float">
            <text:p>30,4469</text:p>
          </table:table-cell>
          <table:table-cell table:formula="of:=NORMINV(RAND();30;5)" office:value-type="float" office:value="34.1139140522359" calcext:value-type="float">
            <text:p>34,1139</text:p>
          </table:table-cell>
          <table:table-cell table:formula="of:=48+24*RAND()" office:value-type="float" office:value="52.422637864016" calcext:value-type="float">
            <text:p>52,4226</text:p>
          </table:table-cell>
          <table:table-cell table:formula="of:=(([.C857]+[.D857])/([.C857]*[.D857]))+[.B857]" office:value-type="float" office:value="30.495297581064" calcext:value-type="float">
            <text:p>30,4953</text:p>
          </table:table-cell>
          <table:table-cell table:number-columns-repeated="9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27+6*RAND()" office:value-type="float" office:value="32.6227756615263" calcext:value-type="float">
            <text:p>32,6228</text:p>
          </table:table-cell>
          <table:table-cell table:formula="of:=NORMINV(RAND();30;5)" office:value-type="float" office:value="36.1485893158104" calcext:value-type="float">
            <text:p>36,1486</text:p>
          </table:table-cell>
          <table:table-cell table:formula="of:=48+24*RAND()" office:value-type="float" office:value="48.1327234888449" calcext:value-type="float">
            <text:p>48,1327</text:p>
          </table:table-cell>
          <table:table-cell table:formula="of:=(([.C858]+[.D858])/([.C858]*[.D858]))+[.B858]" office:value-type="float" office:value="32.671215144831" calcext:value-type="float">
            <text:p>32,6712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27+6*RAND()" office:value-type="float" office:value="32.8981464968529" calcext:value-type="float">
            <text:p>32,8981</text:p>
          </table:table-cell>
          <table:table-cell table:formula="of:=NORMINV(RAND();30;5)" office:value-type="float" office:value="34.2542489513184" calcext:value-type="float">
            <text:p>34,2542</text:p>
          </table:table-cell>
          <table:table-cell table:formula="of:=48+24*RAND()" office:value-type="float" office:value="57.9968080529943" calcext:value-type="float">
            <text:p>57,9968</text:p>
          </table:table-cell>
          <table:table-cell table:formula="of:=(([.C859]+[.D859])/([.C859]*[.D859]))+[.B859]" office:value-type="float" office:value="32.9445822837099" calcext:value-type="float">
            <text:p>32,9446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27+6*RAND()" office:value-type="float" office:value="31.3792925176676" calcext:value-type="float">
            <text:p>31,3793</text:p>
          </table:table-cell>
          <table:table-cell table:formula="of:=NORMINV(RAND();30;5)" office:value-type="float" office:value="38.3872561060685" calcext:value-type="float">
            <text:p>38,3873</text:p>
          </table:table-cell>
          <table:table-cell table:formula="of:=48+24*RAND()" office:value-type="float" office:value="56.9554459294304" calcext:value-type="float">
            <text:p>56,9554</text:p>
          </table:table-cell>
          <table:table-cell table:formula="of:=(([.C860]+[.D860])/([.C860]*[.D860]))+[.B860]" office:value-type="float" office:value="31.4229004132503" calcext:value-type="float">
            <text:p>31,4229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27+6*RAND()" office:value-type="float" office:value="30.7689430082683" calcext:value-type="float">
            <text:p>30,7689</text:p>
          </table:table-cell>
          <table:table-cell table:formula="of:=NORMINV(RAND();30;5)" office:value-type="float" office:value="26.908538958323" calcext:value-type="float">
            <text:p>26,9085</text:p>
          </table:table-cell>
          <table:table-cell table:formula="of:=48+24*RAND()" office:value-type="float" office:value="67.9189892979339" calcext:value-type="float">
            <text:p>67,9190</text:p>
          </table:table-cell>
          <table:table-cell table:formula="of:=(([.C861]+[.D861])/([.C861]*[.D861]))+[.B861]" office:value-type="float" office:value="30.8208293555696" calcext:value-type="float">
            <text:p>30,8208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27+6*RAND()" office:value-type="float" office:value="28.6313622042071" calcext:value-type="float">
            <text:p>28,6314</text:p>
          </table:table-cell>
          <table:table-cell table:formula="of:=NORMINV(RAND();30;5)" office:value-type="float" office:value="37.2525007409655" calcext:value-type="float">
            <text:p>37,2525</text:p>
          </table:table-cell>
          <table:table-cell table:formula="of:=48+24*RAND()" office:value-type="float" office:value="48.9345745453611" calcext:value-type="float">
            <text:p>48,9346</text:p>
          </table:table-cell>
          <table:table-cell table:formula="of:=(([.C862]+[.D862])/([.C862]*[.D862]))+[.B862]" office:value-type="float" office:value="28.6786414886071" calcext:value-type="float">
            <text:p>28,6786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27+6*RAND()" office:value-type="float" office:value="28.4576187080238" calcext:value-type="float">
            <text:p>28,4576</text:p>
          </table:table-cell>
          <table:table-cell table:formula="of:=NORMINV(RAND();30;5)" office:value-type="float" office:value="22.1932544332705" calcext:value-type="float">
            <text:p>22,1933</text:p>
          </table:table-cell>
          <table:table-cell table:formula="of:=48+24*RAND()" office:value-type="float" office:value="69.986858711578" calcext:value-type="float">
            <text:p>69,9869</text:p>
          </table:table-cell>
          <table:table-cell table:formula="of:=(([.C863]+[.D863])/([.C863]*[.D863]))+[.B863]" office:value-type="float" office:value="28.5169658410471" calcext:value-type="float">
            <text:p>28,5170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27+6*RAND()" office:value-type="float" office:value="31.1097490580287" calcext:value-type="float">
            <text:p>31,1097</text:p>
          </table:table-cell>
          <table:table-cell table:formula="of:=NORMINV(RAND();30;5)" office:value-type="float" office:value="33.5739460205803" calcext:value-type="float">
            <text:p>33,5739</text:p>
          </table:table-cell>
          <table:table-cell table:formula="of:=48+24*RAND()" office:value-type="float" office:value="67.3067936589941" calcext:value-type="float">
            <text:p>67,3068</text:p>
          </table:table-cell>
          <table:table-cell table:formula="of:=(([.C864]+[.D864])/([.C864]*[.D864]))+[.B864]" office:value-type="float" office:value="31.1543913997809" calcext:value-type="float">
            <text:p>31,1544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27+6*RAND()" office:value-type="float" office:value="28.581986450823" calcext:value-type="float">
            <text:p>28,5820</text:p>
          </table:table-cell>
          <table:table-cell table:formula="of:=NORMINV(RAND();30;5)" office:value-type="float" office:value="33.5856059824419" calcext:value-type="float">
            <text:p>33,5856</text:p>
          </table:table-cell>
          <table:table-cell table:formula="of:=48+24*RAND()" office:value-type="float" office:value="69.1695190658793" calcext:value-type="float">
            <text:p>69,1695</text:p>
          </table:table-cell>
          <table:table-cell table:formula="of:=(([.C865]+[.D865])/([.C865]*[.D865]))+[.B865]" office:value-type="float" office:value="28.6262183459682" calcext:value-type="float">
            <text:p>28,6262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27+6*RAND()" office:value-type="float" office:value="32.101233999012" calcext:value-type="float">
            <text:p>32,1012</text:p>
          </table:table-cell>
          <table:table-cell table:formula="of:=NORMINV(RAND();30;5)" office:value-type="float" office:value="42.1846238006393" calcext:value-type="float">
            <text:p>42,1846</text:p>
          </table:table-cell>
          <table:table-cell table:formula="of:=48+24*RAND()" office:value-type="float" office:value="53.6314614778385" calcext:value-type="float">
            <text:p>53,6315</text:p>
          </table:table-cell>
          <table:table-cell table:formula="of:=(([.C866]+[.D866])/([.C866]*[.D866]))+[.B866]" office:value-type="float" office:value="32.1435850908122" calcext:value-type="float">
            <text:p>32,1436</text:p>
          </table:table-cell>
          <table:table-cell table:number-columns-repeated="9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27+6*RAND()" office:value-type="float" office:value="32.2804691994097" calcext:value-type="float">
            <text:p>32,2805</text:p>
          </table:table-cell>
          <table:table-cell table:formula="of:=NORMINV(RAND();30;5)" office:value-type="float" office:value="36.9392256597583" calcext:value-type="float">
            <text:p>36,9392</text:p>
          </table:table-cell>
          <table:table-cell table:formula="of:=48+24*RAND()" office:value-type="float" office:value="68.3843935830519" calcext:value-type="float">
            <text:p>68,3844</text:p>
          </table:table-cell>
          <table:table-cell table:formula="of:=(([.C867]+[.D867])/([.C867]*[.D867]))+[.B867]" office:value-type="float" office:value="32.322163912244" calcext:value-type="float">
            <text:p>32,3222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27+6*RAND()" office:value-type="float" office:value="32.6589614215773" calcext:value-type="float">
            <text:p>32,6590</text:p>
          </table:table-cell>
          <table:table-cell table:formula="of:=NORMINV(RAND();30;5)" office:value-type="float" office:value="34.6910778219839" calcext:value-type="float">
            <text:p>34,6911</text:p>
          </table:table-cell>
          <table:table-cell table:formula="of:=48+24*RAND()" office:value-type="float" office:value="70.1898595103994" calcext:value-type="float">
            <text:p>70,1899</text:p>
          </table:table-cell>
          <table:table-cell table:formula="of:=(([.C868]+[.D868])/([.C868]*[.D868]))+[.B868]" office:value-type="float" office:value="32.7020343494348" calcext:value-type="float">
            <text:p>32,7020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27+6*RAND()" office:value-type="float" office:value="27.8303427163046" calcext:value-type="float">
            <text:p>27,8303</text:p>
          </table:table-cell>
          <table:table-cell table:formula="of:=NORMINV(RAND();30;5)" office:value-type="float" office:value="35.5679359303712" calcext:value-type="float">
            <text:p>35,5679</text:p>
          </table:table-cell>
          <table:table-cell table:formula="of:=48+24*RAND()" office:value-type="float" office:value="66.4204636411741" calcext:value-type="float">
            <text:p>66,4205</text:p>
          </table:table-cell>
          <table:table-cell table:formula="of:=(([.C869]+[.D869])/([.C869]*[.D869]))+[.B869]" office:value-type="float" office:value="27.8735135276612" calcext:value-type="float">
            <text:p>27,8735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27+6*RAND()" office:value-type="float" office:value="28.9813870999496" calcext:value-type="float">
            <text:p>28,9814</text:p>
          </table:table-cell>
          <table:table-cell table:formula="of:=NORMINV(RAND();30;5)" office:value-type="float" office:value="41.3044074271657" calcext:value-type="float">
            <text:p>41,3044</text:p>
          </table:table-cell>
          <table:table-cell table:formula="of:=48+24*RAND()" office:value-type="float" office:value="68.4972273716703" calcext:value-type="float">
            <text:p>68,4972</text:p>
          </table:table-cell>
          <table:table-cell table:formula="of:=(([.C870]+[.D870])/([.C870]*[.D870]))+[.B870]" office:value-type="float" office:value="29.0201967223955" calcext:value-type="float">
            <text:p>29,0202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27+6*RAND()" office:value-type="float" office:value="32.3466881832574" calcext:value-type="float">
            <text:p>32,3467</text:p>
          </table:table-cell>
          <table:table-cell table:formula="of:=NORMINV(RAND();30;5)" office:value-type="float" office:value="38.4307150065743" calcext:value-type="float">
            <text:p>38,4307</text:p>
          </table:table-cell>
          <table:table-cell table:formula="of:=48+24*RAND()" office:value-type="float" office:value="65.6745873419568" calcext:value-type="float">
            <text:p>65,6746</text:p>
          </table:table-cell>
          <table:table-cell table:formula="of:=(([.C871]+[.D871])/([.C871]*[.D871]))+[.B871]" office:value-type="float" office:value="32.3879356263985" calcext:value-type="float">
            <text:p>32,3879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27+6*RAND()" office:value-type="float" office:value="28.0974798977841" calcext:value-type="float">
            <text:p>28,0975</text:p>
          </table:table-cell>
          <table:table-cell table:formula="of:=NORMINV(RAND();30;5)" office:value-type="float" office:value="34.1273158573466" calcext:value-type="float">
            <text:p>34,1273</text:p>
          </table:table-cell>
          <table:table-cell table:formula="of:=48+24*RAND()" office:value-type="float" office:value="69.7629818273708" calcext:value-type="float">
            <text:p>69,7630</text:p>
          </table:table-cell>
          <table:table-cell table:formula="of:=(([.C872]+[.D872])/([.C872]*[.D872]))+[.B872]" office:value-type="float" office:value="28.1411161882168" calcext:value-type="float">
            <text:p>28,1411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27+6*RAND()" office:value-type="float" office:value="31.3939340205397" calcext:value-type="float">
            <text:p>31,3939</text:p>
          </table:table-cell>
          <table:table-cell table:formula="of:=NORMINV(RAND();30;5)" office:value-type="float" office:value="19.8420395229277" calcext:value-type="float">
            <text:p>19,8420</text:p>
          </table:table-cell>
          <table:table-cell table:formula="of:=48+24*RAND()" office:value-type="float" office:value="58.1529434574768" calcext:value-type="float">
            <text:p>58,1529</text:p>
          </table:table-cell>
          <table:table-cell table:formula="of:=(([.C873]+[.D873])/([.C873]*[.D873]))+[.B873]" office:value-type="float" office:value="31.4615280996232" calcext:value-type="float">
            <text:p>31,4615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27+6*RAND()" office:value-type="float" office:value="27.0139983950648" calcext:value-type="float">
            <text:p>27,0140</text:p>
          </table:table-cell>
          <table:table-cell table:formula="of:=NORMINV(RAND();30;5)" office:value-type="float" office:value="30.0035465726636" calcext:value-type="float">
            <text:p>30,0035</text:p>
          </table:table-cell>
          <table:table-cell table:formula="of:=48+24*RAND()" office:value-type="float" office:value="53.149117522873" calcext:value-type="float">
            <text:p>53,1491</text:p>
          </table:table-cell>
          <table:table-cell table:formula="of:=(([.C874]+[.D874])/([.C874]*[.D874]))+[.B874]" office:value-type="float" office:value="27.0661427760696" calcext:value-type="float">
            <text:p>27,0661</text:p>
          </table:table-cell>
          <table:table-cell table:number-columns-repeated="9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27+6*RAND()" office:value-type="float" office:value="30.6852182813454" calcext:value-type="float">
            <text:p>30,6852</text:p>
          </table:table-cell>
          <table:table-cell table:formula="of:=NORMINV(RAND();30;5)" office:value-type="float" office:value="28.1793095732134" calcext:value-type="float">
            <text:p>28,1793</text:p>
          </table:table-cell>
          <table:table-cell table:formula="of:=48+24*RAND()" office:value-type="float" office:value="59.9842458805069" calcext:value-type="float">
            <text:p>59,9842</text:p>
          </table:table-cell>
          <table:table-cell table:formula="of:=(([.C875]+[.D875])/([.C875]*[.D875]))+[.B875]" office:value-type="float" office:value="30.7373763551566" calcext:value-type="float">
            <text:p>30,7374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27+6*RAND()" office:value-type="float" office:value="32.7229669222143" calcext:value-type="float">
            <text:p>32,7230</text:p>
          </table:table-cell>
          <table:table-cell table:formula="of:=NORMINV(RAND();30;5)" office:value-type="float" office:value="25.0316680030047" calcext:value-type="float">
            <text:p>25,0317</text:p>
          </table:table-cell>
          <table:table-cell table:formula="of:=48+24*RAND()" office:value-type="float" office:value="66.9130887826905" calcext:value-type="float">
            <text:p>66,9131</text:p>
          </table:table-cell>
          <table:table-cell table:formula="of:=(([.C876]+[.D876])/([.C876]*[.D876]))+[.B876]" office:value-type="float" office:value="32.7778610767236" calcext:value-type="float">
            <text:p>32,7779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27+6*RAND()" office:value-type="float" office:value="28.9045912439469" calcext:value-type="float">
            <text:p>28,9046</text:p>
          </table:table-cell>
          <table:table-cell table:formula="of:=NORMINV(RAND();30;5)" office:value-type="float" office:value="31.3912670273496" calcext:value-type="float">
            <text:p>31,3913</text:p>
          </table:table-cell>
          <table:table-cell table:formula="of:=48+24*RAND()" office:value-type="float" office:value="71.8601695569232" calcext:value-type="float">
            <text:p>71,8602</text:p>
          </table:table-cell>
          <table:table-cell table:formula="of:=(([.C877]+[.D877])/([.C877]*[.D877]))+[.B877]" office:value-type="float" office:value="28.9503631523393" calcext:value-type="float">
            <text:p>28,9504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27+6*RAND()" office:value-type="float" office:value="30.0474553175736" calcext:value-type="float">
            <text:p>30,0475</text:p>
          </table:table-cell>
          <table:table-cell table:formula="of:=NORMINV(RAND();30;5)" office:value-type="float" office:value="22.2535513788319" calcext:value-type="float">
            <text:p>22,2536</text:p>
          </table:table-cell>
          <table:table-cell table:formula="of:=48+24*RAND()" office:value-type="float" office:value="64.2955450946465" calcext:value-type="float">
            <text:p>64,2955</text:p>
          </table:table-cell>
          <table:table-cell table:formula="of:=(([.C878]+[.D878])/([.C878]*[.D878]))+[.B878]" office:value-type="float" office:value="30.1079451424525" calcext:value-type="float">
            <text:p>30,1079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27+6*RAND()" office:value-type="float" office:value="30.2503320307005" calcext:value-type="float">
            <text:p>30,2503</text:p>
          </table:table-cell>
          <table:table-cell table:formula="of:=NORMINV(RAND();30;5)" office:value-type="float" office:value="39.1285531299488" calcext:value-type="float">
            <text:p>39,1286</text:p>
          </table:table-cell>
          <table:table-cell table:formula="of:=48+24*RAND()" office:value-type="float" office:value="64.3248848346993" calcext:value-type="float">
            <text:p>64,3249</text:p>
          </table:table-cell>
          <table:table-cell table:formula="of:=(([.C879]+[.D879])/([.C879]*[.D879]))+[.B879]" office:value-type="float" office:value="30.2914348982186" calcext:value-type="float">
            <text:p>30,2914</text:p>
          </table:table-cell>
          <table:table-cell table:number-columns-repeated="9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27+6*RAND()" office:value-type="float" office:value="30.9979874894489" calcext:value-type="float">
            <text:p>30,9980</text:p>
          </table:table-cell>
          <table:table-cell table:formula="of:=NORMINV(RAND();30;5)" office:value-type="float" office:value="31.0392452146838" calcext:value-type="float">
            <text:p>31,0392</text:p>
          </table:table-cell>
          <table:table-cell table:formula="of:=48+24*RAND()" office:value-type="float" office:value="62.183726507239" calcext:value-type="float">
            <text:p>62,1837</text:p>
          </table:table-cell>
          <table:table-cell table:formula="of:=(([.C880]+[.D880])/([.C880]*[.D880]))+[.B880]" office:value-type="float" office:value="31.0462861455234" calcext:value-type="float">
            <text:p>31,0463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27+6*RAND()" office:value-type="float" office:value="29.9193980998825" calcext:value-type="float">
            <text:p>29,9194</text:p>
          </table:table-cell>
          <table:table-cell table:formula="of:=NORMINV(RAND();30;5)" office:value-type="float" office:value="20.4651351073139" calcext:value-type="float">
            <text:p>20,4651</text:p>
          </table:table-cell>
          <table:table-cell table:formula="of:=48+24*RAND()" office:value-type="float" office:value="48.7255420507863" calcext:value-type="float">
            <text:p>48,7255</text:p>
          </table:table-cell>
          <table:table-cell table:formula="of:=(([.C881]+[.D881])/([.C881]*[.D881]))+[.B881]" office:value-type="float" office:value="29.9887848082827" calcext:value-type="float">
            <text:p>29,9888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27+6*RAND()" office:value-type="float" office:value="27.0194989365991" calcext:value-type="float">
            <text:p>27,0195</text:p>
          </table:table-cell>
          <table:table-cell table:formula="of:=NORMINV(RAND();30;5)" office:value-type="float" office:value="29.5415002404537" calcext:value-type="float">
            <text:p>29,5415</text:p>
          </table:table-cell>
          <table:table-cell table:formula="of:=48+24*RAND()" office:value-type="float" office:value="55.0494442982599" calcext:value-type="float">
            <text:p>55,0494</text:p>
          </table:table-cell>
          <table:table-cell table:formula="of:=(([.C882]+[.D882])/([.C882]*[.D882]))+[.B882]" office:value-type="float" office:value="27.0715151085939" calcext:value-type="float">
            <text:p>27,0715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27+6*RAND()" office:value-type="float" office:value="30.4208886001725" calcext:value-type="float">
            <text:p>30,4209</text:p>
          </table:table-cell>
          <table:table-cell table:formula="of:=NORMINV(RAND();30;5)" office:value-type="float" office:value="25.7373966059514" calcext:value-type="float">
            <text:p>25,7374</text:p>
          </table:table-cell>
          <table:table-cell table:formula="of:=48+24*RAND()" office:value-type="float" office:value="66.4805575842038" calcext:value-type="float">
            <text:p>66,4806</text:p>
          </table:table-cell>
          <table:table-cell table:formula="of:=(([.C883]+[.D883])/([.C883]*[.D883]))+[.B883]" office:value-type="float" office:value="30.4747845605584" calcext:value-type="float">
            <text:p>30,4748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27+6*RAND()" office:value-type="float" office:value="29.8754294144455" calcext:value-type="float">
            <text:p>29,8754</text:p>
          </table:table-cell>
          <table:table-cell table:formula="of:=NORMINV(RAND();30;5)" office:value-type="float" office:value="23.5540971179501" calcext:value-type="float">
            <text:p>23,5541</text:p>
          </table:table-cell>
          <table:table-cell table:formula="of:=48+24*RAND()" office:value-type="float" office:value="63.561003648676" calcext:value-type="float">
            <text:p>63,5610</text:p>
          </table:table-cell>
          <table:table-cell table:formula="of:=(([.C884]+[.D884])/([.C884]*[.D884]))+[.B884]" office:value-type="float" office:value="29.9336177903368" calcext:value-type="float">
            <text:p>29,9336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27+6*RAND()" office:value-type="float" office:value="29.259635270806" calcext:value-type="float">
            <text:p>29,2596</text:p>
          </table:table-cell>
          <table:table-cell table:formula="of:=NORMINV(RAND();30;5)" office:value-type="float" office:value="32.3877629139805" calcext:value-type="float">
            <text:p>32,3878</text:p>
          </table:table-cell>
          <table:table-cell table:formula="of:=48+24*RAND()" office:value-type="float" office:value="55.4718137914315" calcext:value-type="float">
            <text:p>55,4718</text:p>
          </table:table-cell>
          <table:table-cell table:formula="of:=(([.C885]+[.D885])/([.C885]*[.D885]))+[.B885]" office:value-type="float" office:value="29.3085383030647" calcext:value-type="float">
            <text:p>29,3085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27+6*RAND()" office:value-type="float" office:value="31.5347623585258" calcext:value-type="float">
            <text:p>31,5348</text:p>
          </table:table-cell>
          <table:table-cell table:formula="of:=NORMINV(RAND();30;5)" office:value-type="float" office:value="41.2244076140655" calcext:value-type="float">
            <text:p>41,2244</text:p>
          </table:table-cell>
          <table:table-cell table:formula="of:=48+24*RAND()" office:value-type="float" office:value="48.6101153763011" calcext:value-type="float">
            <text:p>48,6101</text:p>
          </table:table-cell>
          <table:table-cell table:formula="of:=(([.C886]+[.D886])/([.C886]*[.D886]))+[.B886]" office:value-type="float" office:value="31.5795916825849" calcext:value-type="float">
            <text:p>31,5796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27+6*RAND()" office:value-type="float" office:value="31.474069138756" calcext:value-type="float">
            <text:p>31,4741</text:p>
          </table:table-cell>
          <table:table-cell table:formula="of:=NORMINV(RAND();30;5)" office:value-type="float" office:value="34.2439639055591" calcext:value-type="float">
            <text:p>34,2440</text:p>
          </table:table-cell>
          <table:table-cell table:formula="of:=48+24*RAND()" office:value-type="float" office:value="68.9844983713701" calcext:value-type="float">
            <text:p>68,9845</text:p>
          </table:table-cell>
          <table:table-cell table:formula="of:=(([.C887]+[.D887])/([.C887]*[.D887]))+[.B887]" office:value-type="float" office:value="31.5177673758569" calcext:value-type="float">
            <text:p>31,5178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27+6*RAND()" office:value-type="float" office:value="30.0659680317622" calcext:value-type="float">
            <text:p>30,0660</text:p>
          </table:table-cell>
          <table:table-cell table:formula="of:=NORMINV(RAND();30;5)" office:value-type="float" office:value="33.5991470243116" calcext:value-type="float">
            <text:p>33,5991</text:p>
          </table:table-cell>
          <table:table-cell table:formula="of:=48+24*RAND()" office:value-type="float" office:value="50.6264767767862" calcext:value-type="float">
            <text:p>50,6265</text:p>
          </table:table-cell>
          <table:table-cell table:formula="of:=(([.C888]+[.D888])/([.C888]*[.D888]))+[.B888]" office:value-type="float" office:value="30.1154832023056" calcext:value-type="float">
            <text:p>30,1155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27+6*RAND()" office:value-type="float" office:value="30.5780643790495" calcext:value-type="float">
            <text:p>30,5781</text:p>
          </table:table-cell>
          <table:table-cell table:formula="of:=NORMINV(RAND();30;5)" office:value-type="float" office:value="29.8157210208938" calcext:value-type="float">
            <text:p>29,8157</text:p>
          </table:table-cell>
          <table:table-cell table:formula="of:=48+24*RAND()" office:value-type="float" office:value="57.6904929326847" calcext:value-type="float">
            <text:p>57,6905</text:p>
          </table:table-cell>
          <table:table-cell table:formula="of:=(([.C889]+[.D889])/([.C889]*[.D889]))+[.B889]" office:value-type="float" office:value="30.6289376108937" calcext:value-type="float">
            <text:p>30,6289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27+6*RAND()" office:value-type="float" office:value="30.6524489640724" calcext:value-type="float">
            <text:p>30,6524</text:p>
          </table:table-cell>
          <table:table-cell table:formula="of:=NORMINV(RAND();30;5)" office:value-type="float" office:value="40.81335831519" calcext:value-type="float">
            <text:p>40,8134</text:p>
          </table:table-cell>
          <table:table-cell table:formula="of:=48+24*RAND()" office:value-type="float" office:value="50.2322799665853" calcext:value-type="float">
            <text:p>50,2323</text:p>
          </table:table-cell>
          <table:table-cell table:formula="of:=(([.C890]+[.D890])/([.C890]*[.D890]))+[.B890]" office:value-type="float" office:value="30.6968582635226" calcext:value-type="float">
            <text:p>30,696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27+6*RAND()" office:value-type="float" office:value="30.061373554403" calcext:value-type="float">
            <text:p>30,0614</text:p>
          </table:table-cell>
          <table:table-cell table:formula="of:=NORMINV(RAND();30;5)" office:value-type="float" office:value="28.4046858963905" calcext:value-type="float">
            <text:p>28,4047</text:p>
          </table:table-cell>
          <table:table-cell table:formula="of:=48+24*RAND()" office:value-type="float" office:value="66.0371291125193" calcext:value-type="float">
            <text:p>66,0371</text:p>
          </table:table-cell>
          <table:table-cell table:formula="of:=(([.C891]+[.D891])/([.C891]*[.D891]))+[.B891]" office:value-type="float" office:value="30.1117220095089" calcext:value-type="float">
            <text:p>30,1117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27+6*RAND()" office:value-type="float" office:value="28.1349081604276" calcext:value-type="float">
            <text:p>28,1349</text:p>
          </table:table-cell>
          <table:table-cell table:formula="of:=NORMINV(RAND();30;5)" office:value-type="float" office:value="32.0526879350616" calcext:value-type="float">
            <text:p>32,0527</text:p>
          </table:table-cell>
          <table:table-cell table:formula="of:=48+24*RAND()" office:value-type="float" office:value="54.0885502779856" calcext:value-type="float">
            <text:p>54,0886</text:p>
          </table:table-cell>
          <table:table-cell table:formula="of:=(([.C892]+[.D892])/([.C892]*[.D892]))+[.B892]" office:value-type="float" office:value="28.1845949931412" calcext:value-type="float">
            <text:p>28,1846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27+6*RAND()" office:value-type="float" office:value="28.147562287515" calcext:value-type="float">
            <text:p>28,1476</text:p>
          </table:table-cell>
          <table:table-cell table:formula="of:=NORMINV(RAND();30;5)" office:value-type="float" office:value="30.7794394917486" calcext:value-type="float">
            <text:p>30,7794</text:p>
          </table:table-cell>
          <table:table-cell table:formula="of:=48+24*RAND()" office:value-type="float" office:value="53.1945576136932" calcext:value-type="float">
            <text:p>53,1946</text:p>
          </table:table-cell>
          <table:table-cell table:formula="of:=(([.C893]+[.D893])/([.C893]*[.D893]))+[.B893]" office:value-type="float" office:value="28.1988504237479" calcext:value-type="float">
            <text:p>28,1989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27+6*RAND()" office:value-type="float" office:value="28.7862150783185" calcext:value-type="float">
            <text:p>28,7862</text:p>
          </table:table-cell>
          <table:table-cell table:formula="of:=NORMINV(RAND();30;5)" office:value-type="float" office:value="25.3997147928523" calcext:value-type="float">
            <text:p>25,3997</text:p>
          </table:table-cell>
          <table:table-cell table:formula="of:=48+24*RAND()" office:value-type="float" office:value="49.4453096548095" calcext:value-type="float">
            <text:p>49,4453</text:p>
          </table:table-cell>
          <table:table-cell table:formula="of:=(([.C894]+[.D894])/([.C894]*[.D894]))+[.B894]" office:value-type="float" office:value="28.8458099643379" calcext:value-type="float">
            <text:p>28,8458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27+6*RAND()" office:value-type="float" office:value="32.4608030912932" calcext:value-type="float">
            <text:p>32,4608</text:p>
          </table:table-cell>
          <table:table-cell table:formula="of:=NORMINV(RAND();30;5)" office:value-type="float" office:value="29.5292948508693" calcext:value-type="float">
            <text:p>29,5293</text:p>
          </table:table-cell>
          <table:table-cell table:formula="of:=48+24*RAND()" office:value-type="float" office:value="53.4301769463345" calcext:value-type="float">
            <text:p>53,4302</text:p>
          </table:table-cell>
          <table:table-cell table:formula="of:=(([.C895]+[.D895])/([.C895]*[.D895]))+[.B895]" office:value-type="float" office:value="32.5133837823317" calcext:value-type="float">
            <text:p>32,5134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27+6*RAND()" office:value-type="float" office:value="30.7094008710701" calcext:value-type="float">
            <text:p>30,7094</text:p>
          </table:table-cell>
          <table:table-cell table:formula="of:=NORMINV(RAND();30;5)" office:value-type="float" office:value="27.4951669511757" calcext:value-type="float">
            <text:p>27,4952</text:p>
          </table:table-cell>
          <table:table-cell table:formula="of:=48+24*RAND()" office:value-type="float" office:value="60.6371227512136" calcext:value-type="float">
            <text:p>60,6371</text:p>
          </table:table-cell>
          <table:table-cell table:formula="of:=(([.C896]+[.D896])/([.C896]*[.D896]))+[.B896]" office:value-type="float" office:value="30.7622624470285" calcext:value-type="float">
            <text:p>30,7623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27+6*RAND()" office:value-type="float" office:value="27.6107259176206" calcext:value-type="float">
            <text:p>27,6107</text:p>
          </table:table-cell>
          <table:table-cell table:formula="of:=NORMINV(RAND();30;5)" office:value-type="float" office:value="28.1229655594859" calcext:value-type="float">
            <text:p>28,1230</text:p>
          </table:table-cell>
          <table:table-cell table:formula="of:=48+24*RAND()" office:value-type="float" office:value="62.9016086356714" calcext:value-type="float">
            <text:p>62,9016</text:p>
          </table:table-cell>
          <table:table-cell table:formula="of:=(([.C897]+[.D897])/([.C897]*[.D897]))+[.B897]" office:value-type="float" office:value="27.6621818899099" calcext:value-type="float">
            <text:p>27,6622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27+6*RAND()" office:value-type="float" office:value="27.8713527114596" calcext:value-type="float">
            <text:p>27,8714</text:p>
          </table:table-cell>
          <table:table-cell table:formula="of:=NORMINV(RAND();30;5)" office:value-type="float" office:value="29.9227627040996" calcext:value-type="float">
            <text:p>29,9228</text:p>
          </table:table-cell>
          <table:table-cell table:formula="of:=48+24*RAND()" office:value-type="float" office:value="67.2391532761976" calcext:value-type="float">
            <text:p>67,2392</text:p>
          </table:table-cell>
          <table:table-cell table:formula="of:=(([.C898]+[.D898])/([.C898]*[.D898]))+[.B898]" office:value-type="float" office:value="27.9196443727498" calcext:value-type="float">
            <text:p>27,9196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27+6*RAND()" office:value-type="float" office:value="31.7012868861202" calcext:value-type="float">
            <text:p>31,7013</text:p>
          </table:table-cell>
          <table:table-cell table:formula="of:=NORMINV(RAND();30;5)" office:value-type="float" office:value="26.6137215705715" calcext:value-type="float">
            <text:p>26,6137</text:p>
          </table:table-cell>
          <table:table-cell table:formula="of:=48+24*RAND()" office:value-type="float" office:value="64.907881773077" calcext:value-type="float">
            <text:p>64,9079</text:p>
          </table:table-cell>
          <table:table-cell table:formula="of:=(([.C899]+[.D899])/([.C899]*[.D899]))+[.B899]" office:value-type="float" office:value="31.7542679377384" calcext:value-type="float">
            <text:p>31,7543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27+6*RAND()" office:value-type="float" office:value="31.6114569387864" calcext:value-type="float">
            <text:p>31,6115</text:p>
          </table:table-cell>
          <table:table-cell table:formula="of:=NORMINV(RAND();30;5)" office:value-type="float" office:value="32.2823640169654" calcext:value-type="float">
            <text:p>32,2824</text:p>
          </table:table-cell>
          <table:table-cell table:formula="of:=48+24*RAND()" office:value-type="float" office:value="50.5282167317346" calcext:value-type="float">
            <text:p>50,5282</text:p>
          </table:table-cell>
          <table:table-cell table:formula="of:=(([.C900]+[.D900])/([.C900]*[.D900]))+[.B900]" office:value-type="float" office:value="31.6622245266199" calcext:value-type="float">
            <text:p>31,6622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7+6*RAND()" office:value-type="float" office:value="28.4836746545043" calcext:value-type="float">
            <text:p>28,4837</text:p>
          </table:table-cell>
          <table:table-cell table:formula="of:=NORMINV(RAND();30;5)" office:value-type="float" office:value="21.8072888077203" calcext:value-type="float">
            <text:p>21,8073</text:p>
          </table:table-cell>
          <table:table-cell table:formula="of:=48+24*RAND()" office:value-type="float" office:value="67.4120516153052" calcext:value-type="float">
            <text:p>67,4121</text:p>
          </table:table-cell>
          <table:table-cell table:formula="of:=(([.C901]+[.D901])/([.C901]*[.D901]))+[.B901]" office:value-type="float" office:value="28.5443650249529" calcext:value-type="float">
            <text:p>28,5444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27+6*RAND()" office:value-type="float" office:value="29.2209611653816" calcext:value-type="float">
            <text:p>29,2210</text:p>
          </table:table-cell>
          <table:table-cell table:formula="of:=NORMINV(RAND();30;5)" office:value-type="float" office:value="31.925732717046" calcext:value-type="float">
            <text:p>31,9257</text:p>
          </table:table-cell>
          <table:table-cell table:formula="of:=48+24*RAND()" office:value-type="float" office:value="70.3556570084766" calcext:value-type="float">
            <text:p>70,3557</text:p>
          </table:table-cell>
          <table:table-cell table:formula="of:=(([.C902]+[.D902])/([.C902]*[.D902]))+[.B902]" office:value-type="float" office:value="29.2664973588799" calcext:value-type="float">
            <text:p>29,2665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27+6*RAND()" office:value-type="float" office:value="27.1935592743102" calcext:value-type="float">
            <text:p>27,1936</text:p>
          </table:table-cell>
          <table:table-cell table:formula="of:=NORMINV(RAND();30;5)" office:value-type="float" office:value="33.0952146894335" calcext:value-type="float">
            <text:p>33,0952</text:p>
          </table:table-cell>
          <table:table-cell table:formula="of:=48+24*RAND()" office:value-type="float" office:value="60.1439202250913" calcext:value-type="float">
            <text:p>60,1439</text:p>
          </table:table-cell>
          <table:table-cell table:formula="of:=(([.C903]+[.D903])/([.C903]*[.D903]))+[.B903]" office:value-type="float" office:value="27.2404019075084" calcext:value-type="float">
            <text:p>27,2404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27+6*RAND()" office:value-type="float" office:value="32.670408639824" calcext:value-type="float">
            <text:p>32,6704</text:p>
          </table:table-cell>
          <table:table-cell table:formula="of:=NORMINV(RAND();30;5)" office:value-type="float" office:value="33.9922243092188" calcext:value-type="float">
            <text:p>33,9922</text:p>
          </table:table-cell>
          <table:table-cell table:formula="of:=48+24*RAND()" office:value-type="float" office:value="58.9691844200715" calcext:value-type="float">
            <text:p>58,9692</text:p>
          </table:table-cell>
          <table:table-cell table:formula="of:=(([.C904]+[.D904])/([.C904]*[.D904]))+[.B904]" office:value-type="float" office:value="32.716785142121" calcext:value-type="float">
            <text:p>32,7168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27+6*RAND()" office:value-type="float" office:value="29.2973226935137" calcext:value-type="float">
            <text:p>29,2973</text:p>
          </table:table-cell>
          <table:table-cell table:formula="of:=NORMINV(RAND();30;5)" office:value-type="float" office:value="33.6156087707478" calcext:value-type="float">
            <text:p>33,6156</text:p>
          </table:table-cell>
          <table:table-cell table:formula="of:=48+24*RAND()" office:value-type="float" office:value="54.9081064565107" calcext:value-type="float">
            <text:p>54,9081</text:p>
          </table:table-cell>
          <table:table-cell table:formula="of:=(([.C905]+[.D905])/([.C905]*[.D905]))+[.B905]" office:value-type="float" office:value="29.3452830259523" calcext:value-type="float">
            <text:p>29,3453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27+6*RAND()" office:value-type="float" office:value="27.656253593741" calcext:value-type="float">
            <text:p>27,6563</text:p>
          </table:table-cell>
          <table:table-cell table:formula="of:=NORMINV(RAND();30;5)" office:value-type="float" office:value="20.4472918580135" calcext:value-type="float">
            <text:p>20,4473</text:p>
          </table:table-cell>
          <table:table-cell table:formula="of:=48+24*RAND()" office:value-type="float" office:value="65.5701880222186" calcext:value-type="float">
            <text:p>65,5702</text:p>
          </table:table-cell>
          <table:table-cell table:formula="of:=(([.C906]+[.D906])/([.C906]*[.D906]))+[.B906]" office:value-type="float" office:value="27.7204106589649" calcext:value-type="float">
            <text:p>27,7204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27+6*RAND()" office:value-type="float" office:value="31.9428957409691" calcext:value-type="float">
            <text:p>31,9429</text:p>
          </table:table-cell>
          <table:table-cell table:formula="of:=NORMINV(RAND();30;5)" office:value-type="float" office:value="42.1631345526933" calcext:value-type="float">
            <text:p>42,1631</text:p>
          </table:table-cell>
          <table:table-cell table:formula="of:=48+24*RAND()" office:value-type="float" office:value="62.4008426992223" calcext:value-type="float">
            <text:p>62,4008</text:p>
          </table:table-cell>
          <table:table-cell table:formula="of:=(([.C907]+[.D907])/([.C907]*[.D907]))+[.B907]" office:value-type="float" office:value="31.9826385672956" calcext:value-type="float">
            <text:p>31,9826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27+6*RAND()" office:value-type="float" office:value="32.3429548235145" calcext:value-type="float">
            <text:p>32,3430</text:p>
          </table:table-cell>
          <table:table-cell table:formula="of:=NORMINV(RAND();30;5)" office:value-type="float" office:value="31.2320175458958" calcext:value-type="float">
            <text:p>31,2320</text:p>
          </table:table-cell>
          <table:table-cell table:formula="of:=48+24*RAND()" office:value-type="float" office:value="64.447958749719" calcext:value-type="float">
            <text:p>64,4480</text:p>
          </table:table-cell>
          <table:table-cell table:formula="of:=(([.C908]+[.D908])/([.C908]*[.D908]))+[.B908]" office:value-type="float" office:value="32.3904896433839" calcext:value-type="float">
            <text:p>32,3905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27+6*RAND()" office:value-type="float" office:value="27.4121441489551" calcext:value-type="float">
            <text:p>27,4121</text:p>
          </table:table-cell>
          <table:table-cell table:formula="of:=NORMINV(RAND();30;5)" office:value-type="float" office:value="28.1579539188957" calcext:value-type="float">
            <text:p>28,1580</text:p>
          </table:table-cell>
          <table:table-cell table:formula="of:=48+24*RAND()" office:value-type="float" office:value="64.8825128199533" calcext:value-type="float">
            <text:p>64,8825</text:p>
          </table:table-cell>
          <table:table-cell table:formula="of:=(([.C909]+[.D909])/([.C909]*[.D909]))+[.B909]" office:value-type="float" office:value="27.4630705663581" calcext:value-type="float">
            <text:p>27,4631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27+6*RAND()" office:value-type="float" office:value="31.1791324226651" calcext:value-type="float">
            <text:p>31,1791</text:p>
          </table:table-cell>
          <table:table-cell table:formula="of:=NORMINV(RAND();30;5)" office:value-type="float" office:value="33.5425999753626" calcext:value-type="float">
            <text:p>33,5426</text:p>
          </table:table-cell>
          <table:table-cell table:formula="of:=48+24*RAND()" office:value-type="float" office:value="53.4792894842103" calcext:value-type="float">
            <text:p>53,4793</text:p>
          </table:table-cell>
          <table:table-cell table:formula="of:=(([.C910]+[.D910])/([.C910]*[.D910]))+[.B910]" office:value-type="float" office:value="31.2276440850426" calcext:value-type="float">
            <text:p>31,2276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27+6*RAND()" office:value-type="float" office:value="30.034176559886" calcext:value-type="float">
            <text:p>30,0342</text:p>
          </table:table-cell>
          <table:table-cell table:formula="of:=NORMINV(RAND();30;5)" office:value-type="float" office:value="29.4289287019055" calcext:value-type="float">
            <text:p>29,4289</text:p>
          </table:table-cell>
          <table:table-cell table:formula="of:=48+24*RAND()" office:value-type="float" office:value="69.7463227277622" calcext:value-type="float">
            <text:p>69,7463</text:p>
          </table:table-cell>
          <table:table-cell table:formula="of:=(([.C911]+[.D911])/([.C911]*[.D911]))+[.B911]" office:value-type="float" office:value="30.0824944033345" calcext:value-type="float">
            <text:p>30,082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27+6*RAND()" office:value-type="float" office:value="29.838887744816" calcext:value-type="float">
            <text:p>29,8389</text:p>
          </table:table-cell>
          <table:table-cell table:formula="of:=NORMINV(RAND();30;5)" office:value-type="float" office:value="24.1249481455714" calcext:value-type="float">
            <text:p>24,1249</text:p>
          </table:table-cell>
          <table:table-cell table:formula="of:=48+24*RAND()" office:value-type="float" office:value="65.6535721505061" calcext:value-type="float">
            <text:p>65,6536</text:p>
          </table:table-cell>
          <table:table-cell table:formula="of:=(([.C912]+[.D912])/([.C912]*[.D912]))+[.B912]" office:value-type="float" office:value="29.8955700747978" calcext:value-type="float">
            <text:p>29,8956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27+6*RAND()" office:value-type="float" office:value="28.1118284042459" calcext:value-type="float">
            <text:p>28,1118</text:p>
          </table:table-cell>
          <table:table-cell table:formula="of:=NORMINV(RAND();30;5)" office:value-type="float" office:value="32.6169086712495" calcext:value-type="float">
            <text:p>32,6169</text:p>
          </table:table-cell>
          <table:table-cell table:formula="of:=48+24*RAND()" office:value-type="float" office:value="67.9692392377183" calcext:value-type="float">
            <text:p>67,9692</text:p>
          </table:table-cell>
          <table:table-cell table:formula="of:=(([.C913]+[.D913])/([.C913]*[.D913]))+[.B913]" office:value-type="float" office:value="28.1571998867469" calcext:value-type="float">
            <text:p>28,1572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27+6*RAND()" office:value-type="float" office:value="30.1859826694708" calcext:value-type="float">
            <text:p>30,1860</text:p>
          </table:table-cell>
          <table:table-cell table:formula="of:=NORMINV(RAND();30;5)" office:value-type="float" office:value="32.2030602141464" calcext:value-type="float">
            <text:p>32,2031</text:p>
          </table:table-cell>
          <table:table-cell table:formula="of:=48+24*RAND()" office:value-type="float" office:value="69.0503678927198" calcext:value-type="float">
            <text:p>69,0504</text:p>
          </table:table-cell>
          <table:table-cell table:formula="of:=(([.C914]+[.D914])/([.C914]*[.D914]))+[.B914]" office:value-type="float" office:value="30.2315178009634" calcext:value-type="float">
            <text:p>30,2315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27+6*RAND()" office:value-type="float" office:value="29.9151462998707" calcext:value-type="float">
            <text:p>29,9151</text:p>
          </table:table-cell>
          <table:table-cell table:formula="of:=NORMINV(RAND();30;5)" office:value-type="float" office:value="32.1083633016874" calcext:value-type="float">
            <text:p>32,1084</text:p>
          </table:table-cell>
          <table:table-cell table:formula="of:=48+24*RAND()" office:value-type="float" office:value="71.1470684325323" calcext:value-type="float">
            <text:p>71,1471</text:p>
          </table:table-cell>
          <table:table-cell table:formula="of:=(([.C915]+[.D915])/([.C915]*[.D915]))+[.B915]" office:value-type="float" office:value="29.9603462263733" calcext:value-type="float">
            <text:p>29,9603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27+6*RAND()" office:value-type="float" office:value="27.4252916362602" calcext:value-type="float">
            <text:p>27,4253</text:p>
          </table:table-cell>
          <table:table-cell table:formula="of:=NORMINV(RAND();30;5)" office:value-type="float" office:value="27.9019121451292" calcext:value-type="float">
            <text:p>27,9019</text:p>
          </table:table-cell>
          <table:table-cell table:formula="of:=48+24*RAND()" office:value-type="float" office:value="65.8508936455473" calcext:value-type="float">
            <text:p>65,8509</text:p>
          </table:table-cell>
          <table:table-cell table:formula="of:=(([.C916]+[.D916])/([.C916]*[.D916]))+[.B916]" office:value-type="float" office:value="27.4763172966276" calcext:value-type="float">
            <text:p>27,4763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27+6*RAND()" office:value-type="float" office:value="30.3999647560995" calcext:value-type="float">
            <text:p>30,4000</text:p>
          </table:table-cell>
          <table:table-cell table:formula="of:=NORMINV(RAND();30;5)" office:value-type="float" office:value="31.5649483815544" calcext:value-type="float">
            <text:p>31,5649</text:p>
          </table:table-cell>
          <table:table-cell table:formula="of:=48+24*RAND()" office:value-type="float" office:value="62.1909303506836" calcext:value-type="float">
            <text:p>62,1909</text:p>
          </table:table-cell>
          <table:table-cell table:formula="of:=(([.C917]+[.D917])/([.C917]*[.D917]))+[.B917]" office:value-type="float" office:value="30.4477249819061" calcext:value-type="float">
            <text:p>30,4477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27+6*RAND()" office:value-type="float" office:value="31.5077266932931" calcext:value-type="float">
            <text:p>31,5077</text:p>
          </table:table-cell>
          <table:table-cell table:formula="of:=NORMINV(RAND();30;5)" office:value-type="float" office:value="21.5738592426861" calcext:value-type="float">
            <text:p>21,5739</text:p>
          </table:table-cell>
          <table:table-cell table:formula="of:=48+24*RAND()" office:value-type="float" office:value="57.6595093673095" calcext:value-type="float">
            <text:p>57,6595</text:p>
          </table:table-cell>
          <table:table-cell table:formula="of:=(([.C918]+[.D918])/([.C918]*[.D918]))+[.B918]" office:value-type="float" office:value="31.5714222792069" calcext:value-type="float">
            <text:p>31,5714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27+6*RAND()" office:value-type="float" office:value="29.6612464052159" calcext:value-type="float">
            <text:p>29,6612</text:p>
          </table:table-cell>
          <table:table-cell table:formula="of:=NORMINV(RAND();30;5)" office:value-type="float" office:value="34.4994343745023" calcext:value-type="float">
            <text:p>34,4994</text:p>
          </table:table-cell>
          <table:table-cell table:formula="of:=48+24*RAND()" office:value-type="float" office:value="59.0062735537067" calcext:value-type="float">
            <text:p>59,0063</text:p>
          </table:table-cell>
          <table:table-cell table:formula="of:=(([.C919]+[.D919])/([.C919]*[.D919]))+[.B919]" office:value-type="float" office:value="29.7071797381924" calcext:value-type="float">
            <text:p>29,7072</text:p>
          </table:table-cell>
          <table:table-cell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27+6*RAND()" office:value-type="float" office:value="29.73922876711" calcext:value-type="float">
            <text:p>29,7392</text:p>
          </table:table-cell>
          <table:table-cell table:formula="of:=NORMINV(RAND();30;5)" office:value-type="float" office:value="33.5111335489668" calcext:value-type="float">
            <text:p>33,5111</text:p>
          </table:table-cell>
          <table:table-cell table:formula="of:=48+24*RAND()" office:value-type="float" office:value="69.8124003494158" calcext:value-type="float">
            <text:p>69,8124</text:p>
          </table:table-cell>
          <table:table-cell table:formula="of:=(([.C920]+[.D920])/([.C920]*[.D920]))+[.B920]" office:value-type="float" office:value="29.7833936987458" calcext:value-type="float">
            <text:p>29,7834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27+6*RAND()" office:value-type="float" office:value="27.8708962497767" calcext:value-type="float">
            <text:p>27,8709</text:p>
          </table:table-cell>
          <table:table-cell table:formula="of:=NORMINV(RAND();30;5)" office:value-type="float" office:value="28.4373020358364" calcext:value-type="float">
            <text:p>28,4373</text:p>
          </table:table-cell>
          <table:table-cell table:formula="of:=48+24*RAND()" office:value-type="float" office:value="54.9755262276158" calcext:value-type="float">
            <text:p>54,9755</text:p>
          </table:table-cell>
          <table:table-cell table:formula="of:=(([.C921]+[.D921])/([.C921]*[.D921]))+[.B921]" office:value-type="float" office:value="27.9242512420257" calcext:value-type="float">
            <text:p>27,9243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27+6*RAND()" office:value-type="float" office:value="29.7538143361453" calcext:value-type="float">
            <text:p>29,7538</text:p>
          </table:table-cell>
          <table:table-cell table:formula="of:=NORMINV(RAND();30;5)" office:value-type="float" office:value="33.1901713161093" calcext:value-type="float">
            <text:p>33,1902</text:p>
          </table:table-cell>
          <table:table-cell table:formula="of:=48+24*RAND()" office:value-type="float" office:value="62.215257790871" calcext:value-type="float">
            <text:p>62,2153</text:p>
          </table:table-cell>
          <table:table-cell table:formula="of:=(([.C922]+[.D922])/([.C922]*[.D922]))+[.B922]" office:value-type="float" office:value="29.800016965344" calcext:value-type="float">
            <text:p>29,8000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27+6*RAND()" office:value-type="float" office:value="28.3718816970941" calcext:value-type="float">
            <text:p>28,3719</text:p>
          </table:table-cell>
          <table:table-cell table:formula="of:=NORMINV(RAND();30;5)" office:value-type="float" office:value="27.5833978180984" calcext:value-type="float">
            <text:p>27,5834</text:p>
          </table:table-cell>
          <table:table-cell table:formula="of:=48+24*RAND()" office:value-type="float" office:value="70.0897546643391" calcext:value-type="float">
            <text:p>70,0898</text:p>
          </table:table-cell>
          <table:table-cell table:formula="of:=(([.C923]+[.D923])/([.C923]*[.D923]))+[.B923]" office:value-type="float" office:value="28.4224028092384" calcext:value-type="float">
            <text:p>28,4224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27+6*RAND()" office:value-type="float" office:value="32.0498208522331" calcext:value-type="float">
            <text:p>32,0498</text:p>
          </table:table-cell>
          <table:table-cell table:formula="of:=NORMINV(RAND();30;5)" office:value-type="float" office:value="36.9059323148711" calcext:value-type="float">
            <text:p>36,9059</text:p>
          </table:table-cell>
          <table:table-cell table:formula="of:=48+24*RAND()" office:value-type="float" office:value="51.8908971799538" calcext:value-type="float">
            <text:p>51,8909</text:p>
          </table:table-cell>
          <table:table-cell table:formula="of:=(([.C924]+[.D924])/([.C924]*[.D924]))+[.B924]" office:value-type="float" office:value="32.0961879698393" calcext:value-type="float">
            <text:p>32,0962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27+6*RAND()" office:value-type="float" office:value="28.1471790962387" calcext:value-type="float">
            <text:p>28,1472</text:p>
          </table:table-cell>
          <table:table-cell table:formula="of:=NORMINV(RAND();30;5)" office:value-type="float" office:value="28.7457794660933" calcext:value-type="float">
            <text:p>28,7458</text:p>
          </table:table-cell>
          <table:table-cell table:formula="of:=48+24*RAND()" office:value-type="float" office:value="65.2468394050375" calcext:value-type="float">
            <text:p>65,2468</text:p>
          </table:table-cell>
          <table:table-cell table:formula="of:=(([.C925]+[.D925])/([.C925]*[.D925]))+[.B925]" office:value-type="float" office:value="28.1972932246945" calcext:value-type="float">
            <text:p>28,1973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27+6*RAND()" office:value-type="float" office:value="29.2234368149657" calcext:value-type="float">
            <text:p>29,2234</text:p>
          </table:table-cell>
          <table:table-cell table:formula="of:=NORMINV(RAND();30;5)" office:value-type="float" office:value="26.0246530947721" calcext:value-type="float">
            <text:p>26,0247</text:p>
          </table:table-cell>
          <table:table-cell table:formula="of:=48+24*RAND()" office:value-type="float" office:value="49.7273558015004" calcext:value-type="float">
            <text:p>49,7274</text:p>
          </table:table-cell>
          <table:table-cell table:formula="of:=(([.C926]+[.D926])/([.C926]*[.D926]))+[.B926]" office:value-type="float" office:value="29.281971574518" calcext:value-type="float">
            <text:p>29,2820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27+6*RAND()" office:value-type="float" office:value="27.7574151407462" calcext:value-type="float">
            <text:p>27,7574</text:p>
          </table:table-cell>
          <table:table-cell table:formula="of:=NORMINV(RAND();30;5)" office:value-type="float" office:value="26.5206572864067" calcext:value-type="float">
            <text:p>26,5207</text:p>
          </table:table-cell>
          <table:table-cell table:formula="of:=48+24*RAND()" office:value-type="float" office:value="69.9805964073166" calcext:value-type="float">
            <text:p>69,9806</text:p>
          </table:table-cell>
          <table:table-cell table:formula="of:=(([.C927]+[.D927])/([.C927]*[.D927]))+[.B927]" office:value-type="float" office:value="27.8094112721575" calcext:value-type="float">
            <text:p>27,8094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27+6*RAND()" office:value-type="float" office:value="31.0919284543488" calcext:value-type="float">
            <text:p>31,0919</text:p>
          </table:table-cell>
          <table:table-cell table:formula="of:=NORMINV(RAND();30;5)" office:value-type="float" office:value="24.765381559468" calcext:value-type="float">
            <text:p>24,7654</text:p>
          </table:table-cell>
          <table:table-cell table:formula="of:=48+24*RAND()" office:value-type="float" office:value="51.3885486619547" calcext:value-type="float">
            <text:p>51,3885</text:p>
          </table:table-cell>
          <table:table-cell table:formula="of:=(([.C928]+[.D928])/([.C928]*[.D928]))+[.B928]" office:value-type="float" office:value="31.1517669884549" calcext:value-type="float">
            <text:p>31,1518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27+6*RAND()" office:value-type="float" office:value="28.1068078160752" calcext:value-type="float">
            <text:p>28,1068</text:p>
          </table:table-cell>
          <table:table-cell table:formula="of:=NORMINV(RAND();30;5)" office:value-type="float" office:value="27.4416159379418" calcext:value-type="float">
            <text:p>27,4416</text:p>
          </table:table-cell>
          <table:table-cell table:formula="of:=48+24*RAND()" office:value-type="float" office:value="64.2538881925866" calcext:value-type="float">
            <text:p>64,2539</text:p>
          </table:table-cell>
          <table:table-cell table:formula="of:=(([.C929]+[.D929])/([.C929]*[.D929]))+[.B929]" office:value-type="float" office:value="28.1588120792562" calcext:value-type="float">
            <text:p>28,1588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27+6*RAND()" office:value-type="float" office:value="32.6391317050438" calcext:value-type="float">
            <text:p>32,6391</text:p>
          </table:table-cell>
          <table:table-cell table:formula="of:=NORMINV(RAND();30;5)" office:value-type="float" office:value="26.696976711239" calcext:value-type="float">
            <text:p>26,6970</text:p>
          </table:table-cell>
          <table:table-cell table:formula="of:=48+24*RAND()" office:value-type="float" office:value="48.9295896822587" calcext:value-type="float">
            <text:p>48,9296</text:p>
          </table:table-cell>
          <table:table-cell table:formula="of:=(([.C930]+[.D930])/([.C930]*[.D930]))+[.B930]" office:value-type="float" office:value="32.6970266608141" calcext:value-type="float">
            <text:p>32,6970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27+6*RAND()" office:value-type="float" office:value="29.1839388033841" calcext:value-type="float">
            <text:p>29,1839</text:p>
          </table:table-cell>
          <table:table-cell table:formula="of:=NORMINV(RAND();30;5)" office:value-type="float" office:value="29.0668836360405" calcext:value-type="float">
            <text:p>29,0669</text:p>
          </table:table-cell>
          <table:table-cell table:formula="of:=48+24*RAND()" office:value-type="float" office:value="57.5131820077077" calcext:value-type="float">
            <text:p>57,5132</text:p>
          </table:table-cell>
          <table:table-cell table:formula="of:=(([.C931]+[.D931])/([.C931]*[.D931]))+[.B931]" office:value-type="float" office:value="29.2357295345681" calcext:value-type="float">
            <text:p>29,2357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27+6*RAND()" office:value-type="float" office:value="30.473690100247" calcext:value-type="float">
            <text:p>30,4737</text:p>
          </table:table-cell>
          <table:table-cell table:formula="of:=NORMINV(RAND();30;5)" office:value-type="float" office:value="28.8129443317162" calcext:value-type="float">
            <text:p>28,8129</text:p>
          </table:table-cell>
          <table:table-cell table:formula="of:=48+24*RAND()" office:value-type="float" office:value="48.4390967348591" calcext:value-type="float">
            <text:p>48,4391</text:p>
          </table:table-cell>
          <table:table-cell table:formula="of:=(([.C932]+[.D932])/([.C932]*[.D932]))+[.B932]" office:value-type="float" office:value="30.5290412041187" calcext:value-type="float">
            <text:p>30,5290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27+6*RAND()" office:value-type="float" office:value="32.2447008315939" calcext:value-type="float">
            <text:p>32,2447</text:p>
          </table:table-cell>
          <table:table-cell table:formula="of:=NORMINV(RAND();30;5)" office:value-type="float" office:value="30.8691821951559" calcext:value-type="float">
            <text:p>30,8692</text:p>
          </table:table-cell>
          <table:table-cell table:formula="of:=48+24*RAND()" office:value-type="float" office:value="58.3456225963309" calcext:value-type="float">
            <text:p>58,3456</text:p>
          </table:table-cell>
          <table:table-cell table:formula="of:=(([.C933]+[.D933])/([.C933]*[.D933]))+[.B933]" office:value-type="float" office:value="32.2942348461028" calcext:value-type="float">
            <text:p>32,2942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27+6*RAND()" office:value-type="float" office:value="32.346676007146" calcext:value-type="float">
            <text:p>32,3467</text:p>
          </table:table-cell>
          <table:table-cell table:formula="of:=NORMINV(RAND();30;5)" office:value-type="float" office:value="40.2142507118207" calcext:value-type="float">
            <text:p>40,2143</text:p>
          </table:table-cell>
          <table:table-cell table:formula="of:=48+24*RAND()" office:value-type="float" office:value="57.8946714224294" calcext:value-type="float">
            <text:p>57,8947</text:p>
          </table:table-cell>
          <table:table-cell table:formula="of:=(([.C934]+[.D934])/([.C934]*[.D934]))+[.B934]" office:value-type="float" office:value="32.3888155606605" calcext:value-type="float">
            <text:p>32,3888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27+6*RAND()" office:value-type="float" office:value="31.7185088389087" calcext:value-type="float">
            <text:p>31,7185</text:p>
          </table:table-cell>
          <table:table-cell table:formula="of:=NORMINV(RAND();30;5)" office:value-type="float" office:value="30.5245995816353" calcext:value-type="float">
            <text:p>30,5246</text:p>
          </table:table-cell>
          <table:table-cell table:formula="of:=48+24*RAND()" office:value-type="float" office:value="60.2235526414588" calcext:value-type="float">
            <text:p>60,2236</text:p>
          </table:table-cell>
          <table:table-cell table:formula="of:=(([.C935]+[.D935])/([.C935]*[.D935]))+[.B935]" office:value-type="float" office:value="31.7678741006325" calcext:value-type="float">
            <text:p>31,7679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27+6*RAND()" office:value-type="float" office:value="29.0228281707969" calcext:value-type="float">
            <text:p>29,0228</text:p>
          </table:table-cell>
          <table:table-cell table:formula="of:=NORMINV(RAND();30;5)" office:value-type="float" office:value="30.6367868548148" calcext:value-type="float">
            <text:p>30,6368</text:p>
          </table:table-cell>
          <table:table-cell table:formula="of:=48+24*RAND()" office:value-type="float" office:value="55.0172029333189" calcext:value-type="float">
            <text:p>55,0172</text:p>
          </table:table-cell>
          <table:table-cell table:formula="of:=(([.C936]+[.D936])/([.C936]*[.D936]))+[.B936]" office:value-type="float" office:value="29.0736448024876" calcext:value-type="float">
            <text:p>29,0736</text:p>
          </table:table-cell>
          <table:table-cell table:number-columns-repeated="9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27+6*RAND()" office:value-type="float" office:value="28.0574235983659" calcext:value-type="float">
            <text:p>28,0574</text:p>
          </table:table-cell>
          <table:table-cell table:formula="of:=NORMINV(RAND();30;5)" office:value-type="float" office:value="33.6157676707584" calcext:value-type="float">
            <text:p>33,6158</text:p>
          </table:table-cell>
          <table:table-cell table:formula="of:=48+24*RAND()" office:value-type="float" office:value="70.1225546272472" calcext:value-type="float">
            <text:p>70,1226</text:p>
          </table:table-cell>
          <table:table-cell table:formula="of:=(([.C937]+[.D937])/([.C937]*[.D937]))+[.B937]" office:value-type="float" office:value="28.1014322899835" calcext:value-type="float">
            <text:p>28,1014</text:p>
          </table:table-cell>
          <table:table-cell table:number-columns-repeated="9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27+6*RAND()" office:value-type="float" office:value="31.3894171763677" calcext:value-type="float">
            <text:p>31,3894</text:p>
          </table:table-cell>
          <table:table-cell table:formula="of:=NORMINV(RAND();30;5)" office:value-type="float" office:value="31.5885519745175" calcext:value-type="float">
            <text:p>31,5886</text:p>
          </table:table-cell>
          <table:table-cell table:formula="of:=48+24*RAND()" office:value-type="float" office:value="55.933929710649" calcext:value-type="float">
            <text:p>55,9339</text:p>
          </table:table-cell>
          <table:table-cell table:formula="of:=(([.C938]+[.D938])/([.C938]*[.D938]))+[.B938]" office:value-type="float" office:value="31.4389524507528" calcext:value-type="float">
            <text:p>31,4390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27+6*RAND()" office:value-type="float" office:value="29.4019805740099" calcext:value-type="float">
            <text:p>29,4020</text:p>
          </table:table-cell>
          <table:table-cell table:formula="of:=NORMINV(RAND();30;5)" office:value-type="float" office:value="33.7827976267053" calcext:value-type="float">
            <text:p>33,7828</text:p>
          </table:table-cell>
          <table:table-cell table:formula="of:=48+24*RAND()" office:value-type="float" office:value="62.729548486881" calcext:value-type="float">
            <text:p>62,7295</text:p>
          </table:table-cell>
          <table:table-cell table:formula="of:=(([.C939]+[.D939])/([.C939]*[.D939]))+[.B939]" office:value-type="float" office:value="29.4475228886926" calcext:value-type="float">
            <text:p>29,4475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27+6*RAND()" office:value-type="float" office:value="27.8727778319735" calcext:value-type="float">
            <text:p>27,8728</text:p>
          </table:table-cell>
          <table:table-cell table:formula="of:=NORMINV(RAND();30;5)" office:value-type="float" office:value="29.5505072733509" calcext:value-type="float">
            <text:p>29,5505</text:p>
          </table:table-cell>
          <table:table-cell table:formula="of:=48+24*RAND()" office:value-type="float" office:value="59.2843019692227" calcext:value-type="float">
            <text:p>59,2843</text:p>
          </table:table-cell>
          <table:table-cell table:formula="of:=(([.C940]+[.D940])/([.C940]*[.D940]))+[.B940]" office:value-type="float" office:value="27.9234860703051" calcext:value-type="float">
            <text:p>27,9235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27+6*RAND()" office:value-type="float" office:value="28.5117023529019" calcext:value-type="float">
            <text:p>28,5117</text:p>
          </table:table-cell>
          <table:table-cell table:formula="of:=NORMINV(RAND();30;5)" office:value-type="float" office:value="38.4245707960165" calcext:value-type="float">
            <text:p>38,4246</text:p>
          </table:table-cell>
          <table:table-cell table:formula="of:=48+24*RAND()" office:value-type="float" office:value="60.6037581274286" calcext:value-type="float">
            <text:p>60,6038</text:p>
          </table:table-cell>
          <table:table-cell table:formula="of:=(([.C941]+[.D941])/([.C941]*[.D941]))+[.B941]" office:value-type="float" office:value="28.5542279939601" calcext:value-type="float">
            <text:p>28,5542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27+6*RAND()" office:value-type="float" office:value="29.0955477159005" calcext:value-type="float">
            <text:p>29,0955</text:p>
          </table:table-cell>
          <table:table-cell table:formula="of:=NORMINV(RAND();30;5)" office:value-type="float" office:value="32.6513339165253" calcext:value-type="float">
            <text:p>32,6513</text:p>
          </table:table-cell>
          <table:table-cell table:formula="of:=48+24*RAND()" office:value-type="float" office:value="61.9814855558798" calcext:value-type="float">
            <text:p>61,9815</text:p>
          </table:table-cell>
          <table:table-cell table:formula="of:=(([.C942]+[.D942])/([.C942]*[.D942]))+[.B942]" office:value-type="float" office:value="29.1423081861616" calcext:value-type="float">
            <text:p>29,1423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27+6*RAND()" office:value-type="float" office:value="28.1756798580755" calcext:value-type="float">
            <text:p>28,1757</text:p>
          </table:table-cell>
          <table:table-cell table:formula="of:=NORMINV(RAND();30;5)" office:value-type="float" office:value="28.954938726085" calcext:value-type="float">
            <text:p>28,9549</text:p>
          </table:table-cell>
          <table:table-cell table:formula="of:=48+24*RAND()" office:value-type="float" office:value="68.4638962922618" calcext:value-type="float">
            <text:p>68,4639</text:p>
          </table:table-cell>
          <table:table-cell table:formula="of:=(([.C943]+[.D943])/([.C943]*[.D943]))+[.B943]" office:value-type="float" office:value="28.2248225191994" calcext:value-type="float">
            <text:p>28,2248</text:p>
          </table:table-cell>
          <table:table-cell table:number-columns-repeated="9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27+6*RAND()" office:value-type="float" office:value="29.4949585085269" calcext:value-type="float">
            <text:p>29,4950</text:p>
          </table:table-cell>
          <table:table-cell table:formula="of:=NORMINV(RAND();30;5)" office:value-type="float" office:value="29.4972930996959" calcext:value-type="float">
            <text:p>29,4973</text:p>
          </table:table-cell>
          <table:table-cell table:formula="of:=48+24*RAND()" office:value-type="float" office:value="69.8597339289263" calcext:value-type="float">
            <text:p>69,8597</text:p>
          </table:table-cell>
          <table:table-cell table:formula="of:=(([.C944]+[.D944])/([.C944]*[.D944]))+[.B944]" office:value-type="float" office:value="29.5431743218729" calcext:value-type="float">
            <text:p>29,5432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27+6*RAND()" office:value-type="float" office:value="32.5911221893039" calcext:value-type="float">
            <text:p>32,5911</text:p>
          </table:table-cell>
          <table:table-cell table:formula="of:=NORMINV(RAND();30;5)" office:value-type="float" office:value="31.5187029432064" calcext:value-type="float">
            <text:p>31,5187</text:p>
          </table:table-cell>
          <table:table-cell table:formula="of:=48+24*RAND()" office:value-type="float" office:value="57.7656590351835" calcext:value-type="float">
            <text:p>57,7657</text:p>
          </table:table-cell>
          <table:table-cell table:formula="of:=(([.C945]+[.D945])/([.C945]*[.D945]))+[.B945]" office:value-type="float" office:value="32.6401607065255" calcext:value-type="float">
            <text:p>32,6402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27+6*RAND()" office:value-type="float" office:value="28.689611432841" calcext:value-type="float">
            <text:p>28,6896</text:p>
          </table:table-cell>
          <table:table-cell table:formula="of:=NORMINV(RAND();30;5)" office:value-type="float" office:value="28.6873772403586" calcext:value-type="float">
            <text:p>28,6874</text:p>
          </table:table-cell>
          <table:table-cell table:formula="of:=48+24*RAND()" office:value-type="float" office:value="61.1938951732591" calcext:value-type="float">
            <text:p>61,1939</text:p>
          </table:table-cell>
          <table:table-cell table:formula="of:=(([.C946]+[.D946])/([.C946]*[.D946]))+[.B946]" office:value-type="float" office:value="28.7408114691868" calcext:value-type="float">
            <text:p>28,7408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27+6*RAND()" office:value-type="float" office:value="27.4142960265744" calcext:value-type="float">
            <text:p>27,4143</text:p>
          </table:table-cell>
          <table:table-cell table:formula="of:=NORMINV(RAND();30;5)" office:value-type="float" office:value="32.808876623706" calcext:value-type="float">
            <text:p>32,8089</text:p>
          </table:table-cell>
          <table:table-cell table:formula="of:=48+24*RAND()" office:value-type="float" office:value="54.8533770656213" calcext:value-type="float">
            <text:p>54,8534</text:p>
          </table:table-cell>
          <table:table-cell table:formula="of:=(([.C947]+[.D947])/([.C947]*[.D947]))+[.B947]" office:value-type="float" office:value="27.4630060009422" calcext:value-type="float">
            <text:p>27,4630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27+6*RAND()" office:value-type="float" office:value="32.6231907976326" calcext:value-type="float">
            <text:p>32,6232</text:p>
          </table:table-cell>
          <table:table-cell table:formula="of:=NORMINV(RAND();30;5)" office:value-type="float" office:value="25.7487264372332" calcext:value-type="float">
            <text:p>25,7487</text:p>
          </table:table-cell>
          <table:table-cell table:formula="of:=48+24*RAND()" office:value-type="float" office:value="52.9416033094749" calcext:value-type="float">
            <text:p>52,9416</text:p>
          </table:table-cell>
          <table:table-cell table:formula="of:=(([.C948]+[.D948])/([.C948]*[.D948]))+[.B948]" office:value-type="float" office:value="32.6809164065102" calcext:value-type="float">
            <text:p>32,6809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27+6*RAND()" office:value-type="float" office:value="31.5601250811014" calcext:value-type="float">
            <text:p>31,5601</text:p>
          </table:table-cell>
          <table:table-cell table:formula="of:=NORMINV(RAND();30;5)" office:value-type="float" office:value="24.6987465998797" calcext:value-type="float">
            <text:p>24,6987</text:p>
          </table:table-cell>
          <table:table-cell table:formula="of:=48+24*RAND()" office:value-type="float" office:value="64.6448923302814" calcext:value-type="float">
            <text:p>64,6449</text:p>
          </table:table-cell>
          <table:table-cell table:formula="of:=(([.C949]+[.D949])/([.C949]*[.D949]))+[.B949]" office:value-type="float" office:value="31.6160820918529" calcext:value-type="float">
            <text:p>31,6161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27+6*RAND()" office:value-type="float" office:value="27.5062666393351" calcext:value-type="float">
            <text:p>27,5063</text:p>
          </table:table-cell>
          <table:table-cell table:formula="of:=NORMINV(RAND();30;5)" office:value-type="float" office:value="33.5474047260465" calcext:value-type="float">
            <text:p>33,5474</text:p>
          </table:table-cell>
          <table:table-cell table:formula="of:=48+24*RAND()" office:value-type="float" office:value="63.1465313946828" calcext:value-type="float">
            <text:p>63,1465</text:p>
          </table:table-cell>
          <table:table-cell table:formula="of:=(([.C950]+[.D950])/([.C950]*[.D950]))+[.B950]" office:value-type="float" office:value="27.551911387076" calcext:value-type="float">
            <text:p>27,5519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27+6*RAND()" office:value-type="float" office:value="28.9401386452373" calcext:value-type="float">
            <text:p>28,9401</text:p>
          </table:table-cell>
          <table:table-cell table:formula="of:=NORMINV(RAND();30;5)" office:value-type="float" office:value="29.3494160675898" calcext:value-type="float">
            <text:p>29,3494</text:p>
          </table:table-cell>
          <table:table-cell table:formula="of:=48+24*RAND()" office:value-type="float" office:value="52.3257099213079" calcext:value-type="float">
            <text:p>52,3257</text:p>
          </table:table-cell>
          <table:table-cell table:formula="of:=(([.C951]+[.D951])/([.C951]*[.D951]))+[.B951]" office:value-type="float" office:value="28.9933219375454" calcext:value-type="float">
            <text:p>28,9933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27+6*RAND()" office:value-type="float" office:value="32.7875911721494" calcext:value-type="float">
            <text:p>32,7876</text:p>
          </table:table-cell>
          <table:table-cell table:formula="of:=NORMINV(RAND();30;5)" office:value-type="float" office:value="22.2196873563151" calcext:value-type="float">
            <text:p>22,2197</text:p>
          </table:table-cell>
          <table:table-cell table:formula="of:=48+24*RAND()" office:value-type="float" office:value="65.1635657893494" calcext:value-type="float">
            <text:p>65,1636</text:p>
          </table:table-cell>
          <table:table-cell table:formula="of:=(([.C952]+[.D952])/([.C952]*[.D952]))+[.B952]" office:value-type="float" office:value="32.8479423046015" calcext:value-type="float">
            <text:p>32,8479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27+6*RAND()" office:value-type="float" office:value="27.5864939962048" calcext:value-type="float">
            <text:p>27,5865</text:p>
          </table:table-cell>
          <table:table-cell table:formula="of:=NORMINV(RAND();30;5)" office:value-type="float" office:value="25.0709059858077" calcext:value-type="float">
            <text:p>25,0709</text:p>
          </table:table-cell>
          <table:table-cell table:formula="of:=48+24*RAND()" office:value-type="float" office:value="61.1157633801922" calcext:value-type="float">
            <text:p>61,1158</text:p>
          </table:table-cell>
          <table:table-cell table:formula="of:=(([.C953]+[.D953])/([.C953]*[.D953]))+[.B953]" office:value-type="float" office:value="27.6427432582146" calcext:value-type="float">
            <text:p>27,6427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27+6*RAND()" office:value-type="float" office:value="31.4544932751451" calcext:value-type="float">
            <text:p>31,4545</text:p>
          </table:table-cell>
          <table:table-cell table:formula="of:=NORMINV(RAND();30;5)" office:value-type="float" office:value="24.175718540122" calcext:value-type="float">
            <text:p>24,1757</text:p>
          </table:table-cell>
          <table:table-cell table:formula="of:=48+24*RAND()" office:value-type="float" office:value="63.1988747147843" calcext:value-type="float">
            <text:p>63,1989</text:p>
          </table:table-cell>
          <table:table-cell table:formula="of:=(([.C954]+[.D954])/([.C954]*[.D954]))+[.B954]" office:value-type="float" office:value="31.5116801587891" calcext:value-type="float">
            <text:p>31,5117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27+6*RAND()" office:value-type="float" office:value="31.6715960071888" calcext:value-type="float">
            <text:p>31,6716</text:p>
          </table:table-cell>
          <table:table-cell table:formula="of:=NORMINV(RAND();30;5)" office:value-type="float" office:value="34.3862075209227" calcext:value-type="float">
            <text:p>34,3862</text:p>
          </table:table-cell>
          <table:table-cell table:formula="of:=48+24*RAND()" office:value-type="float" office:value="63.9004991585389" calcext:value-type="float">
            <text:p>63,9005</text:p>
          </table:table-cell>
          <table:table-cell table:formula="of:=(([.C955]+[.D955])/([.C955]*[.D955]))+[.B955]" office:value-type="float" office:value="31.7163267646827" calcext:value-type="float">
            <text:p>31,7163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27+6*RAND()" office:value-type="float" office:value="32.315282285912" calcext:value-type="float">
            <text:p>32,3153</text:p>
          </table:table-cell>
          <table:table-cell table:formula="of:=NORMINV(RAND();30;5)" office:value-type="float" office:value="33.2964097183062" calcext:value-type="float">
            <text:p>33,2964</text:p>
          </table:table-cell>
          <table:table-cell table:formula="of:=48+24*RAND()" office:value-type="float" office:value="48.7053032135591" calcext:value-type="float">
            <text:p>48,7053</text:p>
          </table:table-cell>
          <table:table-cell table:formula="of:=(([.C956]+[.D956])/([.C956]*[.D956]))+[.B956]" office:value-type="float" office:value="32.3658471991154" calcext:value-type="float">
            <text:p>32,3658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27+6*RAND()" office:value-type="float" office:value="29.0362698698882" calcext:value-type="float">
            <text:p>29,0363</text:p>
          </table:table-cell>
          <table:table-cell table:formula="of:=NORMINV(RAND();30;5)" office:value-type="float" office:value="26.6089175872037" calcext:value-type="float">
            <text:p>26,6089</text:p>
          </table:table-cell>
          <table:table-cell table:formula="of:=48+24*RAND()" office:value-type="float" office:value="61.6204939400777" calcext:value-type="float">
            <text:p>61,6205</text:p>
          </table:table-cell>
          <table:table-cell table:formula="of:=(([.C957]+[.D957])/([.C957]*[.D957]))+[.B957]" office:value-type="float" office:value="29.0900796229358" calcext:value-type="float">
            <text:p>29,0901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27+6*RAND()" office:value-type="float" office:value="27.548760704929" calcext:value-type="float">
            <text:p>27,5488</text:p>
          </table:table-cell>
          <table:table-cell table:formula="of:=NORMINV(RAND();30;5)" office:value-type="float" office:value="31.8028930391212" calcext:value-type="float">
            <text:p>31,8029</text:p>
          </table:table-cell>
          <table:table-cell table:formula="of:=48+24*RAND()" office:value-type="float" office:value="70.4187989188358" calcext:value-type="float">
            <text:p>70,4188</text:p>
          </table:table-cell>
          <table:table-cell table:formula="of:=(([.C958]+[.D958])/([.C958]*[.D958]))+[.B958]" office:value-type="float" office:value="27.5944051386129" calcext:value-type="float">
            <text:p>27,5944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27+6*RAND()" office:value-type="float" office:value="32.6134293673094" calcext:value-type="float">
            <text:p>32,6134</text:p>
          </table:table-cell>
          <table:table-cell table:formula="of:=NORMINV(RAND();30;5)" office:value-type="float" office:value="26.7352866483082" calcext:value-type="float">
            <text:p>26,7353</text:p>
          </table:table-cell>
          <table:table-cell table:formula="of:=48+24*RAND()" office:value-type="float" office:value="69.4419806012884" calcext:value-type="float">
            <text:p>69,4420</text:p>
          </table:table-cell>
          <table:table-cell table:formula="of:=(([.C959]+[.D959])/([.C959]*[.D959]))+[.B959]" office:value-type="float" office:value="32.665233629054" calcext:value-type="float">
            <text:p>32,6652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27+6*RAND()" office:value-type="float" office:value="28.1923035902437" calcext:value-type="float">
            <text:p>28,1923</text:p>
          </table:table-cell>
          <table:table-cell table:formula="of:=NORMINV(RAND();30;5)" office:value-type="float" office:value="32.235284250308" calcext:value-type="float">
            <text:p>32,2353</text:p>
          </table:table-cell>
          <table:table-cell table:formula="of:=48+24*RAND()" office:value-type="float" office:value="57.7922027120367" calcext:value-type="float">
            <text:p>57,7922</text:p>
          </table:table-cell>
          <table:table-cell table:formula="of:=(([.C960]+[.D960])/([.C960]*[.D960]))+[.B960]" office:value-type="float" office:value="28.2406288698574" calcext:value-type="float">
            <text:p>28,2406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27+6*RAND()" office:value-type="float" office:value="28.4543529271614" calcext:value-type="float">
            <text:p>28,4544</text:p>
          </table:table-cell>
          <table:table-cell table:formula="of:=NORMINV(RAND();30;5)" office:value-type="float" office:value="28.1245635951584" calcext:value-type="float">
            <text:p>28,1246</text:p>
          </table:table-cell>
          <table:table-cell table:formula="of:=48+24*RAND()" office:value-type="float" office:value="61.6226802868769" calcext:value-type="float">
            <text:p>61,6227</text:p>
          </table:table-cell>
          <table:table-cell table:formula="of:=(([.C961]+[.D961])/([.C961]*[.D961]))+[.B961]" office:value-type="float" office:value="28.5061368258079" calcext:value-type="float">
            <text:p>28,5061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27+6*RAND()" office:value-type="float" office:value="28.6942336934153" calcext:value-type="float">
            <text:p>28,6942</text:p>
          </table:table-cell>
          <table:table-cell table:formula="of:=NORMINV(RAND();30;5)" office:value-type="float" office:value="28.7688024794449" calcext:value-type="float">
            <text:p>28,7688</text:p>
          </table:table-cell>
          <table:table-cell table:formula="of:=48+24*RAND()" office:value-type="float" office:value="61.9578029410914" calcext:value-type="float">
            <text:p>61,9578</text:p>
          </table:table-cell>
          <table:table-cell table:formula="of:=(([.C962]+[.D962])/([.C962]*[.D962]))+[.B962]" office:value-type="float" office:value="28.745133586294" calcext:value-type="float">
            <text:p>28,7451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27+6*RAND()" office:value-type="float" office:value="28.2447680847254" calcext:value-type="float">
            <text:p>28,2448</text:p>
          </table:table-cell>
          <table:table-cell table:formula="of:=NORMINV(RAND();30;5)" office:value-type="float" office:value="36.5719941769005" calcext:value-type="float">
            <text:p>36,5720</text:p>
          </table:table-cell>
          <table:table-cell table:formula="of:=48+24*RAND()" office:value-type="float" office:value="70.5186391761527" calcext:value-type="float">
            <text:p>70,5186</text:p>
          </table:table-cell>
          <table:table-cell table:formula="of:=(([.C963]+[.D963])/([.C963]*[.D963]))+[.B963]" office:value-type="float" office:value="28.2862920598454" calcext:value-type="float">
            <text:p>28,2863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27+6*RAND()" office:value-type="float" office:value="28.5949972921517" calcext:value-type="float">
            <text:p>28,5950</text:p>
          </table:table-cell>
          <table:table-cell table:formula="of:=NORMINV(RAND();30;5)" office:value-type="float" office:value="34.6922114690012" calcext:value-type="float">
            <text:p>34,6922</text:p>
          </table:table-cell>
          <table:table-cell table:formula="of:=48+24*RAND()" office:value-type="float" office:value="52.807672499679" calcext:value-type="float">
            <text:p>52,8077</text:p>
          </table:table-cell>
          <table:table-cell table:formula="of:=(([.C964]+[.D964])/([.C964]*[.D964]))+[.B964]" office:value-type="float" office:value="28.6427588480126" calcext:value-type="float">
            <text:p>28,6428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27+6*RAND()" office:value-type="float" office:value="32.8276273843367" calcext:value-type="float">
            <text:p>32,8276</text:p>
          </table:table-cell>
          <table:table-cell table:formula="of:=NORMINV(RAND();30;5)" office:value-type="float" office:value="31.7151244032444" calcext:value-type="float">
            <text:p>31,7151</text:p>
          </table:table-cell>
          <table:table-cell table:formula="of:=48+24*RAND()" office:value-type="float" office:value="66.2528884811327" calcext:value-type="float">
            <text:p>66,2529</text:p>
          </table:table-cell>
          <table:table-cell table:formula="of:=(([.C965]+[.D965])/([.C965]*[.D965]))+[.B965]" office:value-type="float" office:value="32.8742517635767" calcext:value-type="float">
            <text:p>32,8743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27+6*RAND()" office:value-type="float" office:value="29.9434585680719" calcext:value-type="float">
            <text:p>29,9435</text:p>
          </table:table-cell>
          <table:table-cell table:formula="of:=NORMINV(RAND();30;5)" office:value-type="float" office:value="28.8374250782835" calcext:value-type="float">
            <text:p>28,8374</text:p>
          </table:table-cell>
          <table:table-cell table:formula="of:=48+24*RAND()" office:value-type="float" office:value="63.5924079744145" calcext:value-type="float">
            <text:p>63,5924</text:p>
          </table:table-cell>
          <table:table-cell table:formula="of:=(([.C966]+[.D966])/([.C966]*[.D966]))+[.B966]" office:value-type="float" office:value="29.9938608755273" calcext:value-type="float">
            <text:p>29,9939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27+6*RAND()" office:value-type="float" office:value="28.480118004838" calcext:value-type="float">
            <text:p>28,4801</text:p>
          </table:table-cell>
          <table:table-cell table:formula="of:=NORMINV(RAND();30;5)" office:value-type="float" office:value="22.1437013961656" calcext:value-type="float">
            <text:p>22,1437</text:p>
          </table:table-cell>
          <table:table-cell table:formula="of:=48+24*RAND()" office:value-type="float" office:value="68.6834221081808" calcext:value-type="float">
            <text:p>68,6834</text:p>
          </table:table-cell>
          <table:table-cell table:formula="of:=(([.C967]+[.D967])/([.C967]*[.D967]))+[.B967]" office:value-type="float" office:value="28.5398371274367" calcext:value-type="float">
            <text:p>28,5398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27+6*RAND()" office:value-type="float" office:value="31.7862313014921" calcext:value-type="float">
            <text:p>31,7862</text:p>
          </table:table-cell>
          <table:table-cell table:formula="of:=NORMINV(RAND();30;5)" office:value-type="float" office:value="33.5633671633863" calcext:value-type="float">
            <text:p>33,5634</text:p>
          </table:table-cell>
          <table:table-cell table:formula="of:=48+24*RAND()" office:value-type="float" office:value="62.1589974006638" calcext:value-type="float">
            <text:p>62,1590</text:p>
          </table:table-cell>
          <table:table-cell table:formula="of:=(([.C968]+[.D968])/([.C968]*[.D968]))+[.B968]" office:value-type="float" office:value="31.8321134655458" calcext:value-type="float">
            <text:p>31,8321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27+6*RAND()" office:value-type="float" office:value="30.1850630755071" calcext:value-type="float">
            <text:p>30,1851</text:p>
          </table:table-cell>
          <table:table-cell table:formula="of:=NORMINV(RAND();30;5)" office:value-type="float" office:value="39.9233033995542" calcext:value-type="float">
            <text:p>39,9233</text:p>
          </table:table-cell>
          <table:table-cell table:formula="of:=48+24*RAND()" office:value-type="float" office:value="51.9955776175484" calcext:value-type="float">
            <text:p>51,9956</text:p>
          </table:table-cell>
          <table:table-cell table:formula="of:=(([.C969]+[.D969])/([.C969]*[.D969]))+[.B969]" office:value-type="float" office:value="30.2293435078373" calcext:value-type="float">
            <text:p>30,2293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27+6*RAND()" office:value-type="float" office:value="32.5786075901706" calcext:value-type="float">
            <text:p>32,5786</text:p>
          </table:table-cell>
          <table:table-cell table:formula="of:=NORMINV(RAND();30;5)" office:value-type="float" office:value="25.9627892598716" calcext:value-type="float">
            <text:p>25,9628</text:p>
          </table:table-cell>
          <table:table-cell table:formula="of:=48+24*RAND()" office:value-type="float" office:value="59.0582235781476" calcext:value-type="float">
            <text:p>59,0582</text:p>
          </table:table-cell>
          <table:table-cell table:formula="of:=(([.C970]+[.D970])/([.C970]*[.D970]))+[.B970]" office:value-type="float" office:value="32.6340566959239" calcext:value-type="float">
            <text:p>32,6341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27+6*RAND()" office:value-type="float" office:value="31.9268740152475" calcext:value-type="float">
            <text:p>31,9269</text:p>
          </table:table-cell>
          <table:table-cell table:formula="of:=NORMINV(RAND();30;5)" office:value-type="float" office:value="29.7373984296021" calcext:value-type="float">
            <text:p>29,7374</text:p>
          </table:table-cell>
          <table:table-cell table:formula="of:=48+24*RAND()" office:value-type="float" office:value="67.7538223313168" calcext:value-type="float">
            <text:p>67,7538</text:p>
          </table:table-cell>
          <table:table-cell table:formula="of:=(([.C971]+[.D971])/([.C971]*[.D971]))+[.B971]" office:value-type="float" office:value="31.9752610196241" calcext:value-type="float">
            <text:p>31,9753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27+6*RAND()" office:value-type="float" office:value="31.7110851116013" calcext:value-type="float">
            <text:p>31,7111</text:p>
          </table:table-cell>
          <table:table-cell table:formula="of:=NORMINV(RAND();30;5)" office:value-type="float" office:value="28.4423925696001" calcext:value-type="float">
            <text:p>28,4424</text:p>
          </table:table-cell>
          <table:table-cell table:formula="of:=48+24*RAND()" office:value-type="float" office:value="61.8553029382601" calcext:value-type="float">
            <text:p>61,8553</text:p>
          </table:table-cell>
          <table:table-cell table:formula="of:=(([.C972]+[.D972])/([.C972]*[.D972]))+[.B972]" office:value-type="float" office:value="31.7624106604532" calcext:value-type="float">
            <text:p>31,7624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27+6*RAND()" office:value-type="float" office:value="27.0192035345826" calcext:value-type="float">
            <text:p>27,0192</text:p>
          </table:table-cell>
          <table:table-cell table:formula="of:=NORMINV(RAND();30;5)" office:value-type="float" office:value="32.0018741103093" calcext:value-type="float">
            <text:p>32,0019</text:p>
          </table:table-cell>
          <table:table-cell table:formula="of:=48+24*RAND()" office:value-type="float" office:value="64.6371381031349" calcext:value-type="float">
            <text:p>64,6371</text:p>
          </table:table-cell>
          <table:table-cell table:formula="of:=(([.C973]+[.D973])/([.C973]*[.D973]))+[.B973]" office:value-type="float" office:value="27.065922686502" calcext:value-type="float">
            <text:p>27,0659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27+6*RAND()" office:value-type="float" office:value="32.0121706633363" calcext:value-type="float">
            <text:p>32,0122</text:p>
          </table:table-cell>
          <table:table-cell table:formula="of:=NORMINV(RAND();30;5)" office:value-type="float" office:value="26.4430309255704" calcext:value-type="float">
            <text:p>26,4430</text:p>
          </table:table-cell>
          <table:table-cell table:formula="of:=48+24*RAND()" office:value-type="float" office:value="54.0356610221788" calcext:value-type="float">
            <text:p>54,0357</text:p>
          </table:table-cell>
          <table:table-cell table:formula="of:=(([.C974]+[.D974])/([.C974]*[.D974]))+[.B974]" office:value-type="float" office:value="32.0684941079617" calcext:value-type="float">
            <text:p>32,0685</text:p>
          </table:table-cell>
          <table:table-cell table:number-columns-repeated="9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27+6*RAND()" office:value-type="float" office:value="28.5966703158338" calcext:value-type="float">
            <text:p>28,5967</text:p>
          </table:table-cell>
          <table:table-cell table:formula="of:=NORMINV(RAND();30;5)" office:value-type="float" office:value="25.5811566951641" calcext:value-type="float">
            <text:p>25,5812</text:p>
          </table:table-cell>
          <table:table-cell table:formula="of:=48+24*RAND()" office:value-type="float" office:value="57.697877372615" calcext:value-type="float">
            <text:p>57,6979</text:p>
          </table:table-cell>
          <table:table-cell table:formula="of:=(([.C975]+[.D975])/([.C975]*[.D975]))+[.B975]" office:value-type="float" office:value="28.6530932497299" calcext:value-type="float">
            <text:p>28,6531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27+6*RAND()" office:value-type="float" office:value="32.0847408680711" calcext:value-type="float">
            <text:p>32,0847</text:p>
          </table:table-cell>
          <table:table-cell table:formula="of:=NORMINV(RAND();30;5)" office:value-type="float" office:value="25.5120181963509" calcext:value-type="float">
            <text:p>25,5120</text:p>
          </table:table-cell>
          <table:table-cell table:formula="of:=48+24*RAND()" office:value-type="float" office:value="51.8347297506407" calcext:value-type="float">
            <text:p>51,8347</text:p>
          </table:table-cell>
          <table:table-cell table:formula="of:=(([.C976]+[.D976])/([.C976]*[.D976]))+[.B976]" office:value-type="float" office:value="32.1432301653908" calcext:value-type="float">
            <text:p>32,1432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27+6*RAND()" office:value-type="float" office:value="31.0146928334143" calcext:value-type="float">
            <text:p>31,0147</text:p>
          </table:table-cell>
          <table:table-cell table:formula="of:=NORMINV(RAND();30;5)" office:value-type="float" office:value="31.0704568925949" calcext:value-type="float">
            <text:p>31,0705</text:p>
          </table:table-cell>
          <table:table-cell table:formula="of:=48+24*RAND()" office:value-type="float" office:value="49.7113850126043" calcext:value-type="float">
            <text:p>49,7114</text:p>
          </table:table-cell>
          <table:table-cell table:formula="of:=(([.C977]+[.D977])/([.C977]*[.D977]))+[.B977]" office:value-type="float" office:value="31.0669938642133" calcext:value-type="float">
            <text:p>31,0670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27+6*RAND()" office:value-type="float" office:value="27.68246011273" calcext:value-type="float">
            <text:p>27,6825</text:p>
          </table:table-cell>
          <table:table-cell table:formula="of:=NORMINV(RAND();30;5)" office:value-type="float" office:value="26.1985699269156" calcext:value-type="float">
            <text:p>26,1986</text:p>
          </table:table-cell>
          <table:table-cell table:formula="of:=48+24*RAND()" office:value-type="float" office:value="59.7164684487507" calcext:value-type="float">
            <text:p>59,7165</text:p>
          </table:table-cell>
          <table:table-cell table:formula="of:=(([.C978]+[.D978])/([.C978]*[.D978]))+[.B978]" office:value-type="float" office:value="27.737375934468" calcext:value-type="float">
            <text:p>27,7374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27+6*RAND()" office:value-type="float" office:value="29.6361793933902" calcext:value-type="float">
            <text:p>29,6362</text:p>
          </table:table-cell>
          <table:table-cell table:formula="of:=NORMINV(RAND();30;5)" office:value-type="float" office:value="33.9380657675392" calcext:value-type="float">
            <text:p>33,9381</text:p>
          </table:table-cell>
          <table:table-cell table:formula="of:=48+24*RAND()" office:value-type="float" office:value="48.564127500169" calcext:value-type="float">
            <text:p>48,5641</text:p>
          </table:table-cell>
          <table:table-cell table:formula="of:=(([.C979]+[.D979])/([.C979]*[.D979]))+[.B979]" office:value-type="float" office:value="29.6862361626983" calcext:value-type="float">
            <text:p>29,6862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27+6*RAND()" office:value-type="float" office:value="31.0987462091725" calcext:value-type="float">
            <text:p>31,0987</text:p>
          </table:table-cell>
          <table:table-cell table:formula="of:=NORMINV(RAND();30;5)" office:value-type="float" office:value="31.9928754917595" calcext:value-type="float">
            <text:p>31,9929</text:p>
          </table:table-cell>
          <table:table-cell table:formula="of:=48+24*RAND()" office:value-type="float" office:value="61.022505688481" calcext:value-type="float">
            <text:p>61,0225</text:p>
          </table:table-cell>
          <table:table-cell table:formula="of:=(([.C980]+[.D980])/([.C980]*[.D980]))+[.B980]" office:value-type="float" office:value="31.1463905648127" calcext:value-type="float">
            <text:p>31,1464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27+6*RAND()" office:value-type="float" office:value="29.0954538148362" calcext:value-type="float">
            <text:p>29,0955</text:p>
          </table:table-cell>
          <table:table-cell table:formula="of:=NORMINV(RAND();30;5)" office:value-type="float" office:value="22.5859516031881" calcext:value-type="float">
            <text:p>22,5860</text:p>
          </table:table-cell>
          <table:table-cell table:formula="of:=48+24*RAND()" office:value-type="float" office:value="63.0278215901926" calcext:value-type="float">
            <text:p>63,0278</text:p>
          </table:table-cell>
          <table:table-cell table:formula="of:=(([.C981]+[.D981])/([.C981]*[.D981]))+[.B981]" office:value-type="float" office:value="29.1555951336876" calcext:value-type="float">
            <text:p>29,1556</text:p>
          </table:table-cell>
          <table:table-cell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27+6*RAND()" office:value-type="float" office:value="32.6894001967739" calcext:value-type="float">
            <text:p>32,6894</text:p>
          </table:table-cell>
          <table:table-cell table:formula="of:=NORMINV(RAND();30;5)" office:value-type="float" office:value="19.1048282950393" calcext:value-type="float">
            <text:p>19,1048</text:p>
          </table:table-cell>
          <table:table-cell table:formula="of:=48+24*RAND()" office:value-type="float" office:value="59.3986125877127" calcext:value-type="float">
            <text:p>59,3986</text:p>
          </table:table-cell>
          <table:table-cell table:formula="of:=(([.C982]+[.D982])/([.C982]*[.D982]))+[.B982]" office:value-type="float" office:value="32.7585783960276" calcext:value-type="float">
            <text:p>32,7586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27+6*RAND()" office:value-type="float" office:value="32.5219067547005" calcext:value-type="float">
            <text:p>32,5219</text:p>
          </table:table-cell>
          <table:table-cell table:formula="of:=NORMINV(RAND();30;5)" office:value-type="float" office:value="30.57733145525" calcext:value-type="float">
            <text:p>30,5773</text:p>
          </table:table-cell>
          <table:table-cell table:formula="of:=48+24*RAND()" office:value-type="float" office:value="65.2010988676921" calcext:value-type="float">
            <text:p>65,2011</text:p>
          </table:table-cell>
          <table:table-cell table:formula="of:=(([.C983]+[.D983])/([.C983]*[.D983]))+[.B983]" office:value-type="float" office:value="32.569947885253" calcext:value-type="float">
            <text:p>32,5699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27+6*RAND()" office:value-type="float" office:value="29.7537902633194" calcext:value-type="float">
            <text:p>29,7538</text:p>
          </table:table-cell>
          <table:table-cell table:formula="of:=NORMINV(RAND();30;5)" office:value-type="float" office:value="25.7042511852246" calcext:value-type="float">
            <text:p>25,7043</text:p>
          </table:table-cell>
          <table:table-cell table:formula="of:=48+24*RAND()" office:value-type="float" office:value="60.3171333381906" calcext:value-type="float">
            <text:p>60,3171</text:p>
          </table:table-cell>
          <table:table-cell table:formula="of:=(([.C984]+[.D984])/([.C984]*[.D984]))+[.B984]" office:value-type="float" office:value="29.8092733710522" calcext:value-type="float">
            <text:p>29,8093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27+6*RAND()" office:value-type="float" office:value="32.1046480459627" calcext:value-type="float">
            <text:p>32,1046</text:p>
          </table:table-cell>
          <table:table-cell table:formula="of:=NORMINV(RAND();30;5)" office:value-type="float" office:value="32.9938298143318" calcext:value-type="float">
            <text:p>32,9938</text:p>
          </table:table-cell>
          <table:table-cell table:formula="of:=48+24*RAND()" office:value-type="float" office:value="57.4310567909852" calcext:value-type="float">
            <text:p>57,4311</text:p>
          </table:table-cell>
          <table:table-cell table:formula="of:=(([.C985]+[.D985])/([.C985]*[.D985]))+[.B985]" office:value-type="float" office:value="32.1523689250127" calcext:value-type="float">
            <text:p>32,1524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27+6*RAND()" office:value-type="float" office:value="32.4598722138908" calcext:value-type="float">
            <text:p>32,4599</text:p>
          </table:table-cell>
          <table:table-cell table:formula="of:=NORMINV(RAND();30;5)" office:value-type="float" office:value="42.6450621857611" calcext:value-type="float">
            <text:p>42,6451</text:p>
          </table:table-cell>
          <table:table-cell table:formula="of:=48+24*RAND()" office:value-type="float" office:value="69.4094167063013" calcext:value-type="float">
            <text:p>69,4094</text:p>
          </table:table-cell>
          <table:table-cell table:formula="of:=(([.C986]+[.D986])/([.C986]*[.D986]))+[.B986]" office:value-type="float" office:value="32.4977288546162" calcext:value-type="float">
            <text:p>32,4977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27+6*RAND()" office:value-type="float" office:value="29.023579453351" calcext:value-type="float">
            <text:p>29,0236</text:p>
          </table:table-cell>
          <table:table-cell table:formula="of:=NORMINV(RAND();30;5)" office:value-type="float" office:value="34.5887316868753" calcext:value-type="float">
            <text:p>34,5887</text:p>
          </table:table-cell>
          <table:table-cell table:formula="of:=48+24*RAND()" office:value-type="float" office:value="61.7789213089272" calcext:value-type="float">
            <text:p>61,7789</text:p>
          </table:table-cell>
          <table:table-cell table:formula="of:=(([.C987]+[.D987])/([.C987]*[.D987]))+[.B987]" office:value-type="float" office:value="29.0686773537953" calcext:value-type="float">
            <text:p>29,0687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27+6*RAND()" office:value-type="float" office:value="27.0163767782506" calcext:value-type="float">
            <text:p>27,0164</text:p>
          </table:table-cell>
          <table:table-cell table:formula="of:=NORMINV(RAND();30;5)" office:value-type="float" office:value="31.0679305796701" calcext:value-type="float">
            <text:p>31,0679</text:p>
          </table:table-cell>
          <table:table-cell table:formula="of:=48+24*RAND()" office:value-type="float" office:value="60.6996786436066" calcext:value-type="float">
            <text:p>60,6997</text:p>
          </table:table-cell>
          <table:table-cell table:formula="of:=(([.C988]+[.D988])/([.C988]*[.D988]))+[.B988]" office:value-type="float" office:value="27.0650388617372" calcext:value-type="float">
            <text:p>27,0650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27+6*RAND()" office:value-type="float" office:value="32.1021047418471" calcext:value-type="float">
            <text:p>32,1021</text:p>
          </table:table-cell>
          <table:table-cell table:formula="of:=NORMINV(RAND();30;5)" office:value-type="float" office:value="35.9301469136286" calcext:value-type="float">
            <text:p>35,9301</text:p>
          </table:table-cell>
          <table:table-cell table:formula="of:=48+24*RAND()" office:value-type="float" office:value="71.1696763141081" calcext:value-type="float">
            <text:p>71,1697</text:p>
          </table:table-cell>
          <table:table-cell table:formula="of:=(([.C989]+[.D989])/([.C989]*[.D989]))+[.B989]" office:value-type="float" office:value="32.143987451431" calcext:value-type="float">
            <text:p>32,1440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27+6*RAND()" office:value-type="float" office:value="31.9888506343123" calcext:value-type="float">
            <text:p>31,9889</text:p>
          </table:table-cell>
          <table:table-cell table:formula="of:=NORMINV(RAND();30;5)" office:value-type="float" office:value="26.6705672858443" calcext:value-type="float">
            <text:p>26,6706</text:p>
          </table:table-cell>
          <table:table-cell table:formula="of:=48+24*RAND()" office:value-type="float" office:value="65.8894319878891" calcext:value-type="float">
            <text:p>65,8894</text:p>
          </table:table-cell>
          <table:table-cell table:formula="of:=(([.C990]+[.D990])/([.C990]*[.D990]))+[.B990]" office:value-type="float" office:value="32.0415220905379" calcext:value-type="float">
            <text:p>32,0415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27+6*RAND()" office:value-type="float" office:value="30.1476325469557" calcext:value-type="float">
            <text:p>30,1476</text:p>
          </table:table-cell>
          <table:table-cell table:formula="of:=NORMINV(RAND();30;5)" office:value-type="float" office:value="35.4141034429536" calcext:value-type="float">
            <text:p>35,4141</text:p>
          </table:table-cell>
          <table:table-cell table:formula="of:=48+24*RAND()" office:value-type="float" office:value="61.3429051944986" calcext:value-type="float">
            <text:p>61,3429</text:p>
          </table:table-cell>
          <table:table-cell table:formula="of:=(([.C991]+[.D991])/([.C991]*[.D991]))+[.B991]" office:value-type="float" office:value="30.1921716884233" calcext:value-type="float">
            <text:p>30,1922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27+6*RAND()" office:value-type="float" office:value="28.4097029117402" calcext:value-type="float">
            <text:p>28,4097</text:p>
          </table:table-cell>
          <table:table-cell table:formula="of:=NORMINV(RAND();30;5)" office:value-type="float" office:value="33.1109475521124" calcext:value-type="float">
            <text:p>33,1109</text:p>
          </table:table-cell>
          <table:table-cell table:formula="of:=48+24*RAND()" office:value-type="float" office:value="59.9342104503885" calcext:value-type="float">
            <text:p>59,9342</text:p>
          </table:table-cell>
          <table:table-cell table:formula="of:=(([.C992]+[.D992])/([.C992]*[.D992]))+[.B992]" office:value-type="float" office:value="28.4565893648102" calcext:value-type="float">
            <text:p>28,4566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27+6*RAND()" office:value-type="float" office:value="30.8673534581903" calcext:value-type="float">
            <text:p>30,8674</text:p>
          </table:table-cell>
          <table:table-cell table:formula="of:=NORMINV(RAND();30;5)" office:value-type="float" office:value="26.393957312524" calcext:value-type="float">
            <text:p>26,3940</text:p>
          </table:table-cell>
          <table:table-cell table:formula="of:=48+24*RAND()" office:value-type="float" office:value="67.3238563137129" calcext:value-type="float">
            <text:p>67,3239</text:p>
          </table:table-cell>
          <table:table-cell table:formula="of:=(([.C993]+[.D993])/([.C993]*[.D993]))+[.B993]" office:value-type="float" office:value="30.9200944938745" calcext:value-type="float">
            <text:p>30,9201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27+6*RAND()" office:value-type="float" office:value="30.7091699775774" calcext:value-type="float">
            <text:p>30,7092</text:p>
          </table:table-cell>
          <table:table-cell table:formula="of:=NORMINV(RAND();30;5)" office:value-type="float" office:value="22.2521518223613" calcext:value-type="float">
            <text:p>22,2522</text:p>
          </table:table-cell>
          <table:table-cell table:formula="of:=48+24*RAND()" office:value-type="float" office:value="71.5807760143653" calcext:value-type="float">
            <text:p>71,5808</text:p>
          </table:table-cell>
          <table:table-cell table:formula="of:=(([.C994]+[.D994])/([.C994]*[.D994]))+[.B994]" office:value-type="float" office:value="30.7680796829895" calcext:value-type="float">
            <text:p>30,7681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27+6*RAND()" office:value-type="float" office:value="32.6490267987829" calcext:value-type="float">
            <text:p>32,6490</text:p>
          </table:table-cell>
          <table:table-cell table:formula="of:=NORMINV(RAND();30;5)" office:value-type="float" office:value="34.8708675271254" calcext:value-type="float">
            <text:p>34,8709</text:p>
          </table:table-cell>
          <table:table-cell table:formula="of:=48+24*RAND()" office:value-type="float" office:value="49.580368691124" calcext:value-type="float">
            <text:p>49,5804</text:p>
          </table:table-cell>
          <table:table-cell table:formula="of:=(([.C995]+[.D995])/([.C995]*[.D995]))+[.B995]" office:value-type="float" office:value="32.697873305154" calcext:value-type="float">
            <text:p>32,6979</text:p>
          </table:table-cell>
          <table:table-cell table:number-columns-repeated="9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27+6*RAND()" office:value-type="float" office:value="28.7268942596857" calcext:value-type="float">
            <text:p>28,7269</text:p>
          </table:table-cell>
          <table:table-cell table:formula="of:=NORMINV(RAND();30;5)" office:value-type="float" office:value="35.5276620228603" calcext:value-type="float">
            <text:p>35,5277</text:p>
          </table:table-cell>
          <table:table-cell table:formula="of:=48+24*RAND()" office:value-type="float" office:value="68.7959355404601" calcext:value-type="float">
            <text:p>68,7959</text:p>
          </table:table-cell>
          <table:table-cell table:formula="of:=(([.C996]+[.D996])/([.C996]*[.D996]))+[.B996]" office:value-type="float" office:value="28.7695770836699" calcext:value-type="float">
            <text:p>28,7696</text:p>
          </table:table-cell>
          <table:table-cell table:number-columns-repeated="9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27+6*RAND()" office:value-type="float" office:value="31.9248903540429" calcext:value-type="float">
            <text:p>31,9249</text:p>
          </table:table-cell>
          <table:table-cell table:formula="of:=NORMINV(RAND();30;5)" office:value-type="float" office:value="27.2360603861998" calcext:value-type="float">
            <text:p>27,2361</text:p>
          </table:table-cell>
          <table:table-cell table:formula="of:=48+24*RAND()" office:value-type="float" office:value="56.1964458329603" calcext:value-type="float">
            <text:p>56,1964</text:p>
          </table:table-cell>
          <table:table-cell table:formula="of:=(([.C997]+[.D997])/([.C997]*[.D997]))+[.B997]" office:value-type="float" office:value="31.9794011033367" calcext:value-type="float">
            <text:p>31,9794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27+6*RAND()" office:value-type="float" office:value="30.2062788850162" calcext:value-type="float">
            <text:p>30,2063</text:p>
          </table:table-cell>
          <table:table-cell table:formula="of:=NORMINV(RAND();30;5)" office:value-type="float" office:value="32.3912186291036" calcext:value-type="float">
            <text:p>32,3912</text:p>
          </table:table-cell>
          <table:table-cell table:formula="of:=48+24*RAND()" office:value-type="float" office:value="54.4321010699496" calcext:value-type="float">
            <text:p>54,4321</text:p>
          </table:table-cell>
          <table:table-cell table:formula="of:=(([.C998]+[.D998])/([.C998]*[.D998]))+[.B998]" office:value-type="float" office:value="30.2555229619742" calcext:value-type="float">
            <text:p>30,2555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27+6*RAND()" office:value-type="float" office:value="27.0064203024376" calcext:value-type="float">
            <text:p>27,0064</text:p>
          </table:table-cell>
          <table:table-cell table:formula="of:=NORMINV(RAND();30;5)" office:value-type="float" office:value="26.7428781102482" calcext:value-type="float">
            <text:p>26,7429</text:p>
          </table:table-cell>
          <table:table-cell table:formula="of:=48+24*RAND()" office:value-type="float" office:value="68.2553109163418" calcext:value-type="float">
            <text:p>68,2553</text:p>
          </table:table-cell>
          <table:table-cell table:formula="of:=(([.C999]+[.D999])/([.C999]*[.D999]))+[.B999]" office:value-type="float" office:value="27.0584643100982" calcext:value-type="float">
            <text:p>27,0585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27+6*RAND()" office:value-type="float" office:value="30.5916918518487" calcext:value-type="float">
            <text:p>30,5917</text:p>
          </table:table-cell>
          <table:table-cell table:formula="of:=NORMINV(RAND();30;5)" office:value-type="float" office:value="36.7426704014472" calcext:value-type="float">
            <text:p>36,7427</text:p>
          </table:table-cell>
          <table:table-cell table:formula="of:=48+24*RAND()" office:value-type="float" office:value="58.2219283087179" calcext:value-type="float">
            <text:p>58,2219</text:p>
          </table:table-cell>
          <table:table-cell table:formula="of:=(([.C1000]+[.D1000])/([.C1000]*[.D1000]))+[.B1000]" office:value-type="float" office:value="30.6360838235802" calcext:value-type="float">
            <text:p>30,6361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7+6*RAND()" office:value-type="float" office:value="28.5341304300819" calcext:value-type="float">
            <text:p>28,5341</text:p>
          </table:table-cell>
          <table:table-cell table:formula="of:=NORMINV(RAND();30;5)" office:value-type="float" office:value="23.4815107569491" calcext:value-type="float">
            <text:p>23,4815</text:p>
          </table:table-cell>
          <table:table-cell table:formula="of:=48+24*RAND()" office:value-type="float" office:value="54.9620562409982" calcext:value-type="float">
            <text:p>54,9621</text:p>
          </table:table-cell>
          <table:table-cell table:formula="of:=(([.C1001]+[.D1001])/([.C1001]*[.D1001]))+[.B1001]" office:value-type="float" office:value="28.5949114980084" calcext:value-type="float">
            <text:p>28,5949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27+6*RAND()" office:value-type="float" office:value="30.1081885064486" calcext:value-type="float">
            <text:p>30,1082</text:p>
          </table:table-cell>
          <table:table-cell table:formula="of:=NORMINV(RAND();30;5)" office:value-type="float" office:value="36.0461552054824" calcext:value-type="float">
            <text:p>36,0462</text:p>
          </table:table-cell>
          <table:table-cell table:formula="of:=48+24*RAND()" office:value-type="float" office:value="59.9519980615005" calcext:value-type="float">
            <text:p>59,9520</text:p>
          </table:table-cell>
          <table:table-cell table:formula="of:=(([.C1002]+[.D1002])/([.C1002]*[.D1002]))+[.B1002]" office:value-type="float" office:value="30.1526107274578" calcext:value-type="float">
            <text:p>30,1526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27+6*RAND()" office:value-type="float" office:value="32.0645682129543" calcext:value-type="float">
            <text:p>32,0646</text:p>
          </table:table-cell>
          <table:table-cell table:formula="of:=NORMINV(RAND();30;5)" office:value-type="float" office:value="24.6095398609658" calcext:value-type="float">
            <text:p>24,6095</text:p>
          </table:table-cell>
          <table:table-cell table:formula="of:=48+24*RAND()" office:value-type="float" office:value="55.4214631235227" calcext:value-type="float">
            <text:p>55,4215</text:p>
          </table:table-cell>
          <table:table-cell table:formula="of:=(([.C1003]+[.D1003])/([.C1003]*[.D1003]))+[.B1003]" office:value-type="float" office:value="32.1232464124388" calcext:value-type="float">
            <text:p>32,1232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27+6*RAND()" office:value-type="float" office:value="27.9296181227546" calcext:value-type="float">
            <text:p>27,9296</text:p>
          </table:table-cell>
          <table:table-cell table:formula="of:=NORMINV(RAND();30;5)" office:value-type="float" office:value="28.9511311774395" calcext:value-type="float">
            <text:p>28,9511</text:p>
          </table:table-cell>
          <table:table-cell table:formula="of:=48+24*RAND()" office:value-type="float" office:value="61.7194967223331" calcext:value-type="float">
            <text:p>61,7195</text:p>
          </table:table-cell>
          <table:table-cell table:formula="of:=(([.C1004]+[.D1004])/([.C1004]*[.D1004]))+[.B1004]" office:value-type="float" office:value="27.9803614230706" calcext:value-type="float">
            <text:p>27,9804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27+6*RAND()" office:value-type="float" office:value="31.7200376547407" calcext:value-type="float">
            <text:p>31,7200</text:p>
          </table:table-cell>
          <table:table-cell table:formula="of:=NORMINV(RAND();30;5)" office:value-type="float" office:value="37.8943073786408" calcext:value-type="float">
            <text:p>37,8943</text:p>
          </table:table-cell>
          <table:table-cell table:formula="of:=48+24*RAND()" office:value-type="float" office:value="57.7563089830801" calcext:value-type="float">
            <text:p>57,7563</text:p>
          </table:table-cell>
          <table:table-cell table:formula="of:=(([.C1005]+[.D1005])/([.C1005]*[.D1005]))+[.B1005]" office:value-type="float" office:value="31.763740968509" calcext:value-type="float">
            <text:p>31,7637</text:p>
          </table:table-cell>
          <table:table-cell table:number-columns-repeated="9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27+6*RAND()" office:value-type="float" office:value="31.4433138964232" calcext:value-type="float">
            <text:p>31,4433</text:p>
          </table:table-cell>
          <table:table-cell table:formula="of:=NORMINV(RAND();30;5)" office:value-type="float" office:value="32.8171382045159" calcext:value-type="float">
            <text:p>32,8171</text:p>
          </table:table-cell>
          <table:table-cell table:formula="of:=48+24*RAND()" office:value-type="float" office:value="56.9587739026174" calcext:value-type="float">
            <text:p>56,9588</text:p>
          </table:table-cell>
          <table:table-cell table:formula="of:=(([.C1006]+[.D1006])/([.C1006]*[.D1006]))+[.B1006]" office:value-type="float" office:value="31.4913423372428" calcext:value-type="float">
            <text:p>31,4913</text:p>
          </table:table-cell>
          <table:table-cell table:number-columns-repeated="9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27+6*RAND()" office:value-type="float" office:value="28.5032366963569" calcext:value-type="float">
            <text:p>28,5032</text:p>
          </table:table-cell>
          <table:table-cell table:formula="of:=NORMINV(RAND();30;5)" office:value-type="float" office:value="26.4530914507562" calcext:value-type="float">
            <text:p>26,4531</text:p>
          </table:table-cell>
          <table:table-cell table:formula="of:=48+24*RAND()" office:value-type="float" office:value="69.9317125277594" calcext:value-type="float">
            <text:p>69,9317</text:p>
          </table:table-cell>
          <table:table-cell table:formula="of:=(([.C1007]+[.D1007])/([.C1007]*[.D1007]))+[.B1007]" office:value-type="float" office:value="28.5553391254837" calcext:value-type="float">
            <text:p>28,5553</text:p>
          </table:table-cell>
          <table:table-cell table:number-columns-repeated="9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27+6*RAND()" office:value-type="float" office:value="30.5639655261766" calcext:value-type="float">
            <text:p>30,5640</text:p>
          </table:table-cell>
          <table:table-cell table:formula="of:=NORMINV(RAND();30;5)" office:value-type="float" office:value="30.1461873379911" calcext:value-type="float">
            <text:p>30,1462</text:p>
          </table:table-cell>
          <table:table-cell table:formula="of:=48+24*RAND()" office:value-type="float" office:value="56.7508253948763" calcext:value-type="float">
            <text:p>56,7508</text:p>
          </table:table-cell>
          <table:table-cell table:formula="of:=(([.C1008]+[.D1008])/([.C1008]*[.D1008]))+[.B1008]" office:value-type="float" office:value="30.6147581058941" calcext:value-type="float">
            <text:p>30,6148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27+6*RAND()" office:value-type="float" office:value="30.0100476017687" calcext:value-type="float">
            <text:p>30,0100</text:p>
          </table:table-cell>
          <table:table-cell table:formula="of:=NORMINV(RAND();30;5)" office:value-type="float" office:value="30.3067084746822" calcext:value-type="float">
            <text:p>30,3067</text:p>
          </table:table-cell>
          <table:table-cell table:formula="of:=48+24*RAND()" office:value-type="float" office:value="70.145341954194" calcext:value-type="float">
            <text:p>70,1453</text:p>
          </table:table-cell>
          <table:table-cell table:formula="of:=(([.C1009]+[.D1009])/([.C1009]*[.D1009]))+[.B1009]" office:value-type="float" office:value="30.0572997108476" calcext:value-type="float">
            <text:p>30,0573</text:p>
          </table:table-cell>
          <table:table-cell table:number-columns-repeated="9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27+6*RAND()" office:value-type="float" office:value="28.6831237378065" calcext:value-type="float">
            <text:p>28,6831</text:p>
          </table:table-cell>
          <table:table-cell table:formula="of:=NORMINV(RAND();30;5)" office:value-type="float" office:value="20.7549362175329" calcext:value-type="float">
            <text:p>20,7549</text:p>
          </table:table-cell>
          <table:table-cell table:formula="of:=48+24*RAND()" office:value-type="float" office:value="65.5348461801186" calcext:value-type="float">
            <text:p>65,5348</text:p>
          </table:table-cell>
          <table:table-cell table:formula="of:=(([.C1010]+[.D1010])/([.C1010]*[.D1010]))+[.B1010]" office:value-type="float" office:value="28.7465641047509" calcext:value-type="float">
            <text:p>28,7466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27+6*RAND()" office:value-type="float" office:value="27.7022288620938" calcext:value-type="float">
            <text:p>27,7022</text:p>
          </table:table-cell>
          <table:table-cell table:formula="of:=NORMINV(RAND();30;5)" office:value-type="float" office:value="30.8120740059074" calcext:value-type="float">
            <text:p>30,8121</text:p>
          </table:table-cell>
          <table:table-cell table:formula="of:=48+24*RAND()" office:value-type="float" office:value="55.2543771425262" calcext:value-type="float">
            <text:p>55,2544</text:p>
          </table:table-cell>
          <table:table-cell table:formula="of:=(([.C1011]+[.D1011])/([.C1011]*[.D1011]))+[.B1011]" office:value-type="float" office:value="27.7527817855491" calcext:value-type="float">
            <text:p>27,7528</text:p>
          </table:table-cell>
          <table:table-cell table:number-columns-repeated="9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27+6*RAND()" office:value-type="float" office:value="30.9148756095674" calcext:value-type="float">
            <text:p>30,9149</text:p>
          </table:table-cell>
          <table:table-cell table:formula="of:=NORMINV(RAND();30;5)" office:value-type="float" office:value="24.0223436434335" calcext:value-type="float">
            <text:p>24,0223</text:p>
          </table:table-cell>
          <table:table-cell table:formula="of:=48+24*RAND()" office:value-type="float" office:value="58.0529308570549" calcext:value-type="float">
            <text:p>58,0529</text:p>
          </table:table-cell>
          <table:table-cell table:formula="of:=(([.C1012]+[.D1012])/([.C1012]*[.D1012]))+[.B1012]" office:value-type="float" office:value="30.9737291804236" calcext:value-type="float">
            <text:p>30,9737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27+6*RAND()" office:value-type="float" office:value="28.3829148018267" calcext:value-type="float">
            <text:p>28,3829</text:p>
          </table:table-cell>
          <table:table-cell table:formula="of:=NORMINV(RAND();30;5)" office:value-type="float" office:value="33.3366795937843" calcext:value-type="float">
            <text:p>33,3367</text:p>
          </table:table-cell>
          <table:table-cell table:formula="of:=48+24*RAND()" office:value-type="float" office:value="54.044727162458" calcext:value-type="float">
            <text:p>54,0447</text:p>
          </table:table-cell>
          <table:table-cell table:formula="of:=(([.C1013]+[.D1013])/([.C1013]*[.D1013]))+[.B1013]" office:value-type="float" office:value="28.4314149831741" calcext:value-type="float">
            <text:p>28,4314</text:p>
          </table:table-cell>
          <table:table-cell table:number-columns-repeated="9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27+6*RAND()" office:value-type="float" office:value="28.1227995317895" calcext:value-type="float">
            <text:p>28,1228</text:p>
          </table:table-cell>
          <table:table-cell table:formula="of:=NORMINV(RAND();30;5)" office:value-type="float" office:value="35.2327646164902" calcext:value-type="float">
            <text:p>35,2328</text:p>
          </table:table-cell>
          <table:table-cell table:formula="of:=48+24*RAND()" office:value-type="float" office:value="54.0873476369306" calcext:value-type="float">
            <text:p>54,0873</text:p>
          </table:table-cell>
          <table:table-cell table:formula="of:=(([.C1014]+[.D1014])/([.C1014]*[.D1014]))+[.B1014]" office:value-type="float" office:value="28.1696708160248" calcext:value-type="float">
            <text:p>28,1697</text:p>
          </table:table-cell>
          <table:table-cell table:number-columns-repeated="9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27+6*RAND()" office:value-type="float" office:value="29.2228076735046" calcext:value-type="float">
            <text:p>29,2228</text:p>
          </table:table-cell>
          <table:table-cell table:formula="of:=NORMINV(RAND();30;5)" office:value-type="float" office:value="30.0522636836871" calcext:value-type="float">
            <text:p>30,0523</text:p>
          </table:table-cell>
          <table:table-cell table:formula="of:=48+24*RAND()" office:value-type="float" office:value="64.1104203471914" calcext:value-type="float">
            <text:p>64,1104</text:p>
          </table:table-cell>
          <table:table-cell table:formula="of:=(([.C1015]+[.D1015])/([.C1015]*[.D1015]))+[.B1015]" office:value-type="float" office:value="29.2716811254073" calcext:value-type="float">
            <text:p>29,2717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27+6*RAND()" office:value-type="float" office:value="28.2538786588702" calcext:value-type="float">
            <text:p>28,2539</text:p>
          </table:table-cell>
          <table:table-cell table:formula="of:=NORMINV(RAND();30;5)" office:value-type="float" office:value="32.9257903699315" calcext:value-type="float">
            <text:p>32,9258</text:p>
          </table:table-cell>
          <table:table-cell table:formula="of:=48+24*RAND()" office:value-type="float" office:value="52.2223519189283" calcext:value-type="float">
            <text:p>52,2224</text:p>
          </table:table-cell>
          <table:table-cell table:formula="of:=(([.C1016]+[.D1016])/([.C1016]*[.D1016]))+[.B1016]" office:value-type="float" office:value="28.3033988761214" calcext:value-type="float">
            <text:p>28,3034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27+6*RAND()" office:value-type="float" office:value="27.7375701593701" calcext:value-type="float">
            <text:p>27,7376</text:p>
          </table:table-cell>
          <table:table-cell table:formula="of:=NORMINV(RAND();30;5)" office:value-type="float" office:value="17.9639212498657" calcext:value-type="float">
            <text:p>17,9639</text:p>
          </table:table-cell>
          <table:table-cell table:formula="of:=48+24*RAND()" office:value-type="float" office:value="54.1086034337059" calcext:value-type="float">
            <text:p>54,1086</text:p>
          </table:table-cell>
          <table:table-cell table:formula="of:=(([.C1017]+[.D1017])/([.C1017]*[.D1017]))+[.B1017]" office:value-type="float" office:value="27.8117186420329" calcext:value-type="float">
            <text:p>27,8117</text:p>
          </table:table-cell>
          <table:table-cell table:number-columns-repeated="9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27+6*RAND()" office:value-type="float" office:value="29.7397873762529" calcext:value-type="float">
            <text:p>29,7398</text:p>
          </table:table-cell>
          <table:table-cell table:formula="of:=NORMINV(RAND();30;5)" office:value-type="float" office:value="35.4321437897893" calcext:value-type="float">
            <text:p>35,4321</text:p>
          </table:table-cell>
          <table:table-cell table:formula="of:=48+24*RAND()" office:value-type="float" office:value="70.8424716359004" calcext:value-type="float">
            <text:p>70,8425</text:p>
          </table:table-cell>
          <table:table-cell table:formula="of:=(([.C1018]+[.D1018])/([.C1018]*[.D1018]))+[.B1018]" office:value-type="float" office:value="29.7821261628624" calcext:value-type="float">
            <text:p>29,7821</text:p>
          </table:table-cell>
          <table:table-cell table:number-columns-repeated="9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27+6*RAND()" office:value-type="float" office:value="30.5544206101913" calcext:value-type="float">
            <text:p>30,5544</text:p>
          </table:table-cell>
          <table:table-cell table:formula="of:=NORMINV(RAND();30;5)" office:value-type="float" office:value="26.4978410864842" calcext:value-type="float">
            <text:p>26,4978</text:p>
          </table:table-cell>
          <table:table-cell table:formula="of:=48+24*RAND()" office:value-type="float" office:value="68.1456391671673" calcext:value-type="float">
            <text:p>68,1456</text:p>
          </table:table-cell>
          <table:table-cell table:formula="of:=(([.C1019]+[.D1019])/([.C1019]*[.D1019]))+[.B1019]" office:value-type="float" office:value="30.6068339870854" calcext:value-type="float">
            <text:p>30,6068</text:p>
          </table:table-cell>
          <table:table-cell table:number-columns-repeated="9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27+6*RAND()" office:value-type="float" office:value="27.7050981579814" calcext:value-type="float">
            <text:p>27,7051</text:p>
          </table:table-cell>
          <table:table-cell table:formula="of:=NORMINV(RAND();30;5)" office:value-type="float" office:value="24.0095883864104" calcext:value-type="float">
            <text:p>24,0096</text:p>
          </table:table-cell>
          <table:table-cell table:formula="of:=48+24*RAND()" office:value-type="float" office:value="64.4808073276654" calcext:value-type="float">
            <text:p>64,4808</text:p>
          </table:table-cell>
          <table:table-cell table:formula="of:=(([.C1020]+[.D1020])/([.C1020]*[.D1020]))+[.B1020]" office:value-type="float" office:value="27.7622566754798" calcext:value-type="float">
            <text:p>27,7623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27+6*RAND()" office:value-type="float" office:value="30.6615400055889" calcext:value-type="float">
            <text:p>30,6615</text:p>
          </table:table-cell>
          <table:table-cell table:formula="of:=NORMINV(RAND();30;5)" office:value-type="float" office:value="27.2421369773697" calcext:value-type="float">
            <text:p>27,2421</text:p>
          </table:table-cell>
          <table:table-cell table:formula="of:=48+24*RAND()" office:value-type="float" office:value="48.401838443242" calcext:value-type="float">
            <text:p>48,4018</text:p>
          </table:table-cell>
          <table:table-cell table:formula="of:=(([.C1021]+[.D1021])/([.C1021]*[.D1021]))+[.B1021]" office:value-type="float" office:value="30.7189082176435" calcext:value-type="float">
            <text:p>30,7189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27+6*RAND()" office:value-type="float" office:value="31.0136579435784" calcext:value-type="float">
            <text:p>31,0137</text:p>
          </table:table-cell>
          <table:table-cell table:formula="of:=NORMINV(RAND();30;5)" office:value-type="float" office:value="31.5978732838919" calcext:value-type="float">
            <text:p>31,5979</text:p>
          </table:table-cell>
          <table:table-cell table:formula="of:=48+24*RAND()" office:value-type="float" office:value="59.2556063728407" calcext:value-type="float">
            <text:p>59,2556</text:p>
          </table:table-cell>
          <table:table-cell table:formula="of:=(([.C1022]+[.D1022])/([.C1022]*[.D1022]))+[.B1022]" office:value-type="float" office:value="31.0621816834056" calcext:value-type="float">
            <text:p>31,0622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27+6*RAND()" office:value-type="float" office:value="29.9805315162521" calcext:value-type="float">
            <text:p>29,9805</text:p>
          </table:table-cell>
          <table:table-cell table:formula="of:=NORMINV(RAND();30;5)" office:value-type="float" office:value="27.8031523078992" calcext:value-type="float">
            <text:p>27,8032</text:p>
          </table:table-cell>
          <table:table-cell table:formula="of:=48+24*RAND()" office:value-type="float" office:value="64.9199555246159" calcext:value-type="float">
            <text:p>64,9200</text:p>
          </table:table-cell>
          <table:table-cell table:formula="of:=(([.C1023]+[.D1023])/([.C1023]*[.D1023]))+[.B1023]" office:value-type="float" office:value="30.0319022450556" calcext:value-type="float">
            <text:p>30,0319</text:p>
          </table:table-cell>
          <table:table-cell table:number-columns-repeated="9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27+6*RAND()" office:value-type="float" office:value="30.6459356120322" calcext:value-type="float">
            <text:p>30,6459</text:p>
          </table:table-cell>
          <table:table-cell table:formula="of:=NORMINV(RAND();30;5)" office:value-type="float" office:value="33.1242136151445" calcext:value-type="float">
            <text:p>33,1242</text:p>
          </table:table-cell>
          <table:table-cell table:formula="of:=48+24*RAND()" office:value-type="float" office:value="69.0551355751231" calcext:value-type="float">
            <text:p>69,0551</text:p>
          </table:table-cell>
          <table:table-cell table:formula="of:=(([.C1024]+[.D1024])/([.C1024]*[.D1024]))+[.B1024]" office:value-type="float" office:value="30.6906061901697" calcext:value-type="float">
            <text:p>30,6906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27+6*RAND()" office:value-type="float" office:value="29.8966215953697" calcext:value-type="float">
            <text:p>29,8966</text:p>
          </table:table-cell>
          <table:table-cell table:formula="of:=NORMINV(RAND();30;5)" office:value-type="float" office:value="26.0572197407699" calcext:value-type="float">
            <text:p>26,0572</text:p>
          </table:table-cell>
          <table:table-cell table:formula="of:=48+24*RAND()" office:value-type="float" office:value="56.3901557391509" calcext:value-type="float">
            <text:p>56,3902</text:p>
          </table:table-cell>
          <table:table-cell table:formula="of:=(([.C1025]+[.D1025])/([.C1025]*[.D1025]))+[.B1025]" office:value-type="float" office:value="29.952732266857" calcext:value-type="float">
            <text:p>29,9527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27+6*RAND()" office:value-type="float" office:value="31.8856684311759" calcext:value-type="float">
            <text:p>31,8857</text:p>
          </table:table-cell>
          <table:table-cell table:formula="of:=NORMINV(RAND();30;5)" office:value-type="float" office:value="18.6434765012031" calcext:value-type="float">
            <text:p>18,6435</text:p>
          </table:table-cell>
          <table:table-cell table:formula="of:=48+24*RAND()" office:value-type="float" office:value="54.1297691753134" calcext:value-type="float">
            <text:p>54,1298</text:p>
          </table:table-cell>
          <table:table-cell table:formula="of:=(([.C1026]+[.D1026])/([.C1026]*[.D1026]))+[.B1026]" office:value-type="float" office:value="31.9577806186868" calcext:value-type="float">
            <text:p>31,9578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27+6*RAND()" office:value-type="float" office:value="28.2963267371524" calcext:value-type="float">
            <text:p>28,2963</text:p>
          </table:table-cell>
          <table:table-cell table:formula="of:=NORMINV(RAND();30;5)" office:value-type="float" office:value="28.1096602669796" calcext:value-type="float">
            <text:p>28,1097</text:p>
          </table:table-cell>
          <table:table-cell table:formula="of:=48+24*RAND()" office:value-type="float" office:value="62.0953308278695" calcext:value-type="float">
            <text:p>62,0953</text:p>
          </table:table-cell>
          <table:table-cell table:formula="of:=(([.C1027]+[.D1027])/([.C1027]*[.D1027]))+[.B1027]" office:value-type="float" office:value="28.3480059661718" calcext:value-type="float">
            <text:p>28,3480</text:p>
          </table:table-cell>
          <table:table-cell table:number-columns-repeated="9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27+6*RAND()" office:value-type="float" office:value="30.8801226157229" calcext:value-type="float">
            <text:p>30,8801</text:p>
          </table:table-cell>
          <table:table-cell table:formula="of:=NORMINV(RAND();30;5)" office:value-type="float" office:value="28.0568116475408" calcext:value-type="float">
            <text:p>28,0568</text:p>
          </table:table-cell>
          <table:table-cell table:formula="of:=48+24*RAND()" office:value-type="float" office:value="71.2593185110018" calcext:value-type="float">
            <text:p>71,2593</text:p>
          </table:table-cell>
          <table:table-cell table:formula="of:=(([.C1028]+[.D1028])/([.C1028]*[.D1028]))+[.B1028]" office:value-type="float" office:value="30.9297978366963" calcext:value-type="float">
            <text:p>30,9298</text:p>
          </table:table-cell>
          <table:table-cell table:number-columns-repeated="9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27+6*RAND()" office:value-type="float" office:value="27.0918719067704" calcext:value-type="float">
            <text:p>27,0919</text:p>
          </table:table-cell>
          <table:table-cell table:formula="of:=NORMINV(RAND();30;5)" office:value-type="float" office:value="27.3958797276303" calcext:value-type="float">
            <text:p>27,3959</text:p>
          </table:table-cell>
          <table:table-cell table:formula="of:=48+24*RAND()" office:value-type="float" office:value="70.2681806674227" calcext:value-type="float">
            <text:p>70,2682</text:p>
          </table:table-cell>
          <table:table-cell table:formula="of:=(([.C1029]+[.D1029])/([.C1029]*[.D1029]))+[.B1029]" office:value-type="float" office:value="27.1426049385148" calcext:value-type="float">
            <text:p>27,1426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27+6*RAND()" office:value-type="float" office:value="28.1671700358856" calcext:value-type="float">
            <text:p>28,1672</text:p>
          </table:table-cell>
          <table:table-cell table:formula="of:=NORMINV(RAND();30;5)" office:value-type="float" office:value="29.1487186949463" calcext:value-type="float">
            <text:p>29,1487</text:p>
          </table:table-cell>
          <table:table-cell table:formula="of:=48+24*RAND()" office:value-type="float" office:value="64.3161593908444" calcext:value-type="float">
            <text:p>64,3162</text:p>
          </table:table-cell>
          <table:table-cell table:formula="of:=(([.C1030]+[.D1030])/([.C1030]*[.D1030]))+[.B1030]" office:value-type="float" office:value="28.2170250532652" calcext:value-type="float">
            <text:p>28,2170</text:p>
          </table:table-cell>
          <table:table-cell table:number-columns-repeated="9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27+6*RAND()" office:value-type="float" office:value="27.8590173579287" calcext:value-type="float">
            <text:p>27,8590</text:p>
          </table:table-cell>
          <table:table-cell table:formula="of:=NORMINV(RAND();30;5)" office:value-type="float" office:value="29.5409534970445" calcext:value-type="float">
            <text:p>29,5410</text:p>
          </table:table-cell>
          <table:table-cell table:formula="of:=48+24*RAND()" office:value-type="float" office:value="51.4849449237809" calcext:value-type="float">
            <text:p>51,4849</text:p>
          </table:table-cell>
          <table:table-cell table:formula="of:=(([.C1031]+[.D1031])/([.C1031]*[.D1031]))+[.B1031]" office:value-type="float" office:value="27.9122918225204" calcext:value-type="float">
            <text:p>27,9123</text:p>
          </table:table-cell>
          <table:table-cell table:number-columns-repeated="9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27+6*RAND()" office:value-type="float" office:value="29.7948895592708" calcext:value-type="float">
            <text:p>29,7949</text:p>
          </table:table-cell>
          <table:table-cell table:formula="of:=NORMINV(RAND();30;5)" office:value-type="float" office:value="25.1183188904697" calcext:value-type="float">
            <text:p>25,1183</text:p>
          </table:table-cell>
          <table:table-cell table:formula="of:=48+24*RAND()" office:value-type="float" office:value="49.946080933325" calcext:value-type="float">
            <text:p>49,9461</text:p>
          </table:table-cell>
          <table:table-cell table:formula="of:=(([.C1032]+[.D1032])/([.C1032]*[.D1032]))+[.B1032]" office:value-type="float" office:value="29.8547227316946" calcext:value-type="float">
            <text:p>29,8547</text:p>
          </table:table-cell>
          <table:table-cell table:number-columns-repeated="9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27+6*RAND()" office:value-type="float" office:value="32.6321384331677" calcext:value-type="float">
            <text:p>32,6321</text:p>
          </table:table-cell>
          <table:table-cell table:formula="of:=NORMINV(RAND();30;5)" office:value-type="float" office:value="25.1634932491973" calcext:value-type="float">
            <text:p>25,1635</text:p>
          </table:table-cell>
          <table:table-cell table:formula="of:=48+24*RAND()" office:value-type="float" office:value="53.9649537065998" calcext:value-type="float">
            <text:p>53,9650</text:p>
          </table:table-cell>
          <table:table-cell table:formula="of:=(([.C1033]+[.D1033])/([.C1033]*[.D1033]))+[.B1033]" office:value-type="float" office:value="32.6904090885196" calcext:value-type="float">
            <text:p>32,6904</text:p>
          </table:table-cell>
          <table:table-cell table:number-columns-repeated="9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27+6*RAND()" office:value-type="float" office:value="30.5858747998718" calcext:value-type="float">
            <text:p>30,5859</text:p>
          </table:table-cell>
          <table:table-cell table:formula="of:=NORMINV(RAND();30;5)" office:value-type="float" office:value="30.6238074687377" calcext:value-type="float">
            <text:p>30,6238</text:p>
          </table:table-cell>
          <table:table-cell table:formula="of:=48+24*RAND()" office:value-type="float" office:value="51.2767462888733" calcext:value-type="float">
            <text:p>51,2767</text:p>
          </table:table-cell>
          <table:table-cell table:formula="of:=(([.C1034]+[.D1034])/([.C1034]*[.D1034]))+[.B1034]" office:value-type="float" office:value="30.6380311500817" calcext:value-type="float">
            <text:p>30,638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27+6*RAND()" office:value-type="float" office:value="32.9757620149758" calcext:value-type="float">
            <text:p>32,9758</text:p>
          </table:table-cell>
          <table:table-cell table:formula="of:=NORMINV(RAND();30;5)" office:value-type="float" office:value="28.566788991609" calcext:value-type="float">
            <text:p>28,5668</text:p>
          </table:table-cell>
          <table:table-cell table:formula="of:=48+24*RAND()" office:value-type="float" office:value="71.1815597685054" calcext:value-type="float">
            <text:p>71,1816</text:p>
          </table:table-cell>
          <table:table-cell table:formula="of:=(([.C1035]+[.D1035])/([.C1035]*[.D1035]))+[.B1035]" office:value-type="float" office:value="33.024816281675" calcext:value-type="float">
            <text:p>33,0248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27+6*RAND()" office:value-type="float" office:value="29.280129927909" calcext:value-type="float">
            <text:p>29,2801</text:p>
          </table:table-cell>
          <table:table-cell table:formula="of:=NORMINV(RAND();30;5)" office:value-type="float" office:value="33.1505961027655" calcext:value-type="float">
            <text:p>33,1506</text:p>
          </table:table-cell>
          <table:table-cell table:formula="of:=48+24*RAND()" office:value-type="float" office:value="63.7308167433366" calcext:value-type="float">
            <text:p>63,7308</text:p>
          </table:table-cell>
          <table:table-cell table:formula="of:=(([.C1036]+[.D1036])/([.C1036]*[.D1036]))+[.B1036]" office:value-type="float" office:value="29.3259862941422" calcext:value-type="float">
            <text:p>29,3260</text:p>
          </table:table-cell>
          <table:table-cell table:number-columns-repeated="9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27+6*RAND()" office:value-type="float" office:value="30.9406874750275" calcext:value-type="float">
            <text:p>30,9407</text:p>
          </table:table-cell>
          <table:table-cell table:formula="of:=NORMINV(RAND();30;5)" office:value-type="float" office:value="28.4098165940397" calcext:value-type="float">
            <text:p>28,4098</text:p>
          </table:table-cell>
          <table:table-cell table:formula="of:=48+24*RAND()" office:value-type="float" office:value="61.4299402115867" calcext:value-type="float">
            <text:p>61,4299</text:p>
          </table:table-cell>
          <table:table-cell table:formula="of:=(([.C1037]+[.D1037])/([.C1037]*[.D1037]))+[.B1037]" office:value-type="float" office:value="30.9921652829347" calcext:value-type="float">
            <text:p>30,9922</text:p>
          </table:table-cell>
          <table:table-cell table:number-columns-repeated="9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27+6*RAND()" office:value-type="float" office:value="27.2313932392281" calcext:value-type="float">
            <text:p>27,2314</text:p>
          </table:table-cell>
          <table:table-cell table:formula="of:=NORMINV(RAND();30;5)" office:value-type="float" office:value="32.1332078617566" calcext:value-type="float">
            <text:p>32,1332</text:p>
          </table:table-cell>
          <table:table-cell table:formula="of:=48+24*RAND()" office:value-type="float" office:value="60.4881236320362" calcext:value-type="float">
            <text:p>60,4881</text:p>
          </table:table-cell>
          <table:table-cell table:formula="of:=(([.C1038]+[.D1038])/([.C1038]*[.D1038]))+[.B1038]" office:value-type="float" office:value="27.2790458636394" calcext:value-type="float">
            <text:p>27,2790</text:p>
          </table:table-cell>
          <table:table-cell table:number-columns-repeated="9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27+6*RAND()" office:value-type="float" office:value="30.8065194447991" calcext:value-type="float">
            <text:p>30,8065</text:p>
          </table:table-cell>
          <table:table-cell table:formula="of:=NORMINV(RAND();30;5)" office:value-type="float" office:value="38.5870944611296" calcext:value-type="float">
            <text:p>38,5871</text:p>
          </table:table-cell>
          <table:table-cell table:formula="of:=48+24*RAND()" office:value-type="float" office:value="61.421739927493" calcext:value-type="float">
            <text:p>61,4217</text:p>
          </table:table-cell>
          <table:table-cell table:formula="of:=(([.C1039]+[.D1039])/([.C1039]*[.D1039]))+[.B1039]" office:value-type="float" office:value="30.8487157254873" calcext:value-type="float">
            <text:p>30,8487</text:p>
          </table:table-cell>
          <table:table-cell table:number-columns-repeated="9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27+6*RAND()" office:value-type="float" office:value="31.8824837885331" calcext:value-type="float">
            <text:p>31,8825</text:p>
          </table:table-cell>
          <table:table-cell table:formula="of:=NORMINV(RAND();30;5)" office:value-type="float" office:value="32.1506535850205" calcext:value-type="float">
            <text:p>32,1507</text:p>
          </table:table-cell>
          <table:table-cell table:formula="of:=48+24*RAND()" office:value-type="float" office:value="66.377082654275" calcext:value-type="float">
            <text:p>66,3771</text:p>
          </table:table-cell>
          <table:table-cell table:formula="of:=(([.C1040]+[.D1040])/([.C1040]*[.D1040]))+[.B1040]" office:value-type="float" office:value="31.9286527959495" calcext:value-type="float">
            <text:p>31,9287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27+6*RAND()" office:value-type="float" office:value="31.6280191156548" calcext:value-type="float">
            <text:p>31,6280</text:p>
          </table:table-cell>
          <table:table-cell table:formula="of:=NORMINV(RAND();30;5)" office:value-type="float" office:value="31.6835703331539" calcext:value-type="float">
            <text:p>31,6836</text:p>
          </table:table-cell>
          <table:table-cell table:formula="of:=48+24*RAND()" office:value-type="float" office:value="68.5904715573415" calcext:value-type="float">
            <text:p>68,5905</text:p>
          </table:table-cell>
          <table:table-cell table:formula="of:=(([.C1041]+[.D1041])/([.C1041]*[.D1041]))+[.B1041]" office:value-type="float" office:value="31.6741604996918" calcext:value-type="float">
            <text:p>31,6742</text:p>
          </table:table-cell>
          <table:table-cell table:number-columns-repeated="9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27+6*RAND()" office:value-type="float" office:value="31.9532183229458" calcext:value-type="float">
            <text:p>31,9532</text:p>
          </table:table-cell>
          <table:table-cell table:formula="of:=NORMINV(RAND();30;5)" office:value-type="float" office:value="29.7169231733019" calcext:value-type="float">
            <text:p>29,7169</text:p>
          </table:table-cell>
          <table:table-cell table:formula="of:=48+24*RAND()" office:value-type="float" office:value="56.167811636813" calcext:value-type="float">
            <text:p>56,1678</text:p>
          </table:table-cell>
          <table:table-cell table:formula="of:=(([.C1042]+[.D1042])/([.C1042]*[.D1042]))+[.B1042]" office:value-type="float" office:value="32.0046729735962" calcext:value-type="float">
            <text:p>32,0047</text:p>
          </table:table-cell>
          <table:table-cell table:number-columns-repeated="9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27+6*RAND()" office:value-type="float" office:value="32.5495614849497" calcext:value-type="float">
            <text:p>32,5496</text:p>
          </table:table-cell>
          <table:table-cell table:formula="of:=NORMINV(RAND();30;5)" office:value-type="float" office:value="33.6226354485783" calcext:value-type="float">
            <text:p>33,6226</text:p>
          </table:table-cell>
          <table:table-cell table:formula="of:=48+24*RAND()" office:value-type="float" office:value="71.9971628235653" calcext:value-type="float">
            <text:p>71,9972</text:p>
          </table:table-cell>
          <table:table-cell table:formula="of:=(([.C1043]+[.D1043])/([.C1043]*[.D1043]))+[.B1043]" office:value-type="float" office:value="32.5931927895915" calcext:value-type="float">
            <text:p>32,5932</text:p>
          </table:table-cell>
          <table:table-cell table:number-columns-repeated="9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27+6*RAND()" office:value-type="float" office:value="31.848119878443" calcext:value-type="float">
            <text:p>31,8481</text:p>
          </table:table-cell>
          <table:table-cell table:formula="of:=NORMINV(RAND();30;5)" office:value-type="float" office:value="33.5863926086579" calcext:value-type="float">
            <text:p>33,5864</text:p>
          </table:table-cell>
          <table:table-cell table:formula="of:=48+24*RAND()" office:value-type="float" office:value="54.582009117119" calcext:value-type="float">
            <text:p>54,5820</text:p>
          </table:table-cell>
          <table:table-cell table:formula="of:=(([.C1044]+[.D1044])/([.C1044]*[.D1044]))+[.B1044]" office:value-type="float" office:value="31.8962148962845" calcext:value-type="float">
            <text:p>31,8962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27+6*RAND()" office:value-type="float" office:value="27.1311208514962" calcext:value-type="float">
            <text:p>27,1311</text:p>
          </table:table-cell>
          <table:table-cell table:formula="of:=NORMINV(RAND();30;5)" office:value-type="float" office:value="21.549087202733" calcext:value-type="float">
            <text:p>21,5491</text:p>
          </table:table-cell>
          <table:table-cell table:formula="of:=48+24*RAND()" office:value-type="float" office:value="63.1534239677712" calcext:value-type="float">
            <text:p>63,1534</text:p>
          </table:table-cell>
          <table:table-cell table:formula="of:=(([.C1045]+[.D1045])/([.C1045]*[.D1045]))+[.B1045]" office:value-type="float" office:value="27.1933609836166" calcext:value-type="float">
            <text:p>27,1934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27+6*RAND()" office:value-type="float" office:value="31.3834597261157" calcext:value-type="float">
            <text:p>31,3835</text:p>
          </table:table-cell>
          <table:table-cell table:formula="of:=NORMINV(RAND();30;5)" office:value-type="float" office:value="34.765785971147" calcext:value-type="float">
            <text:p>34,7658</text:p>
          </table:table-cell>
          <table:table-cell table:formula="of:=48+24*RAND()" office:value-type="float" office:value="65.7181706400588" calcext:value-type="float">
            <text:p>65,7182</text:p>
          </table:table-cell>
          <table:table-cell table:formula="of:=(([.C1046]+[.D1046])/([.C1046]*[.D1046]))+[.B1046]" office:value-type="float" office:value="31.4274401296065" calcext:value-type="float">
            <text:p>31,4274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27+6*RAND()" office:value-type="float" office:value="32.0407935522962" calcext:value-type="float">
            <text:p>32,0408</text:p>
          </table:table-cell>
          <table:table-cell table:formula="of:=NORMINV(RAND();30;5)" office:value-type="float" office:value="28.6279009589172" calcext:value-type="float">
            <text:p>28,6279</text:p>
          </table:table-cell>
          <table:table-cell table:formula="of:=48+24*RAND()" office:value-type="float" office:value="63.9350959053263" calcext:value-type="float">
            <text:p>63,9351</text:p>
          </table:table-cell>
          <table:table-cell table:formula="of:=(([.C1047]+[.D1047])/([.C1047]*[.D1047]))+[.B1047]" office:value-type="float" office:value="32.0913653718979" calcext:value-type="float">
            <text:p>32,0914</text:p>
          </table:table-cell>
          <table:table-cell table:number-columns-repeated="9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27+6*RAND()" office:value-type="float" office:value="30.3371945621911" calcext:value-type="float">
            <text:p>30,3372</text:p>
          </table:table-cell>
          <table:table-cell table:formula="of:=NORMINV(RAND();30;5)" office:value-type="float" office:value="37.1233993477369" calcext:value-type="float">
            <text:p>37,1234</text:p>
          </table:table-cell>
          <table:table-cell table:formula="of:=48+24*RAND()" office:value-type="float" office:value="59.3753840653226" calcext:value-type="float">
            <text:p>59,3754</text:p>
          </table:table-cell>
          <table:table-cell table:formula="of:=(([.C1048]+[.D1048])/([.C1048]*[.D1048]))+[.B1048]" office:value-type="float" office:value="30.380973746851" calcext:value-type="float">
            <text:p>30,3810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27+6*RAND()" office:value-type="float" office:value="27.0966487659607" calcext:value-type="float">
            <text:p>27,0966</text:p>
          </table:table-cell>
          <table:table-cell table:formula="of:=NORMINV(RAND();30;5)" office:value-type="float" office:value="26.9642245372172" calcext:value-type="float">
            <text:p>26,9642</text:p>
          </table:table-cell>
          <table:table-cell table:formula="of:=48+24*RAND()" office:value-type="float" office:value="68.9068039515987" calcext:value-type="float">
            <text:p>68,9068</text:p>
          </table:table-cell>
          <table:table-cell table:formula="of:=(([.C1049]+[.D1049])/([.C1049]*[.D1049]))+[.B1049]" office:value-type="float" office:value="27.1482472978052" calcext:value-type="float">
            <text:p>27,1482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27+6*RAND()" office:value-type="float" office:value="28.7906245517079" calcext:value-type="float">
            <text:p>28,7906</text:p>
          </table:table-cell>
          <table:table-cell table:formula="of:=NORMINV(RAND();30;5)" office:value-type="float" office:value="25.0042700941477" calcext:value-type="float">
            <text:p>25,0043</text:p>
          </table:table-cell>
          <table:table-cell table:formula="of:=48+24*RAND()" office:value-type="float" office:value="65.6863018395379" calcext:value-type="float">
            <text:p>65,6863</text:p>
          </table:table-cell>
          <table:table-cell table:formula="of:=(([.C1050]+[.D1050])/([.C1050]*[.D1050]))+[.B1050]" office:value-type="float" office:value="28.8458415949869" calcext:value-type="float">
            <text:p>28,8458</text:p>
          </table:table-cell>
          <table:table-cell table:number-columns-repeated="9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27+6*RAND()" office:value-type="float" office:value="28.8542757465038" calcext:value-type="float">
            <text:p>28,8543</text:p>
          </table:table-cell>
          <table:table-cell table:formula="of:=NORMINV(RAND();30;5)" office:value-type="float" office:value="28.8370780814493" calcext:value-type="float">
            <text:p>28,8371</text:p>
          </table:table-cell>
          <table:table-cell table:formula="of:=48+24*RAND()" office:value-type="float" office:value="67.8956213677302" calcext:value-type="float">
            <text:p>67,8956</text:p>
          </table:table-cell>
          <table:table-cell table:formula="of:=(([.C1051]+[.D1051])/([.C1051]*[.D1051]))+[.B1051]" office:value-type="float" office:value="28.9036818139449" calcext:value-type="float">
            <text:p>28,9037</text:p>
          </table:table-cell>
          <table:table-cell table:number-columns-repeated="9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27+6*RAND()" office:value-type="float" office:value="29.2179691542406" calcext:value-type="float">
            <text:p>29,2180</text:p>
          </table:table-cell>
          <table:table-cell table:formula="of:=NORMINV(RAND();30;5)" office:value-type="float" office:value="32.3205090139154" calcext:value-type="float">
            <text:p>32,3205</text:p>
          </table:table-cell>
          <table:table-cell table:formula="of:=48+24*RAND()" office:value-type="float" office:value="55.5813270388171" calcext:value-type="float">
            <text:p>55,5813</text:p>
          </table:table-cell>
          <table:table-cell table:formula="of:=(([.C1052]+[.D1052])/([.C1052]*[.D1052]))+[.B1052]" office:value-type="float" office:value="29.2669009149293" calcext:value-type="float">
            <text:p>29,2669</text:p>
          </table:table-cell>
          <table:table-cell table:number-columns-repeated="9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27+6*RAND()" office:value-type="float" office:value="31.3227177418303" calcext:value-type="float">
            <text:p>31,3227</text:p>
          </table:table-cell>
          <table:table-cell table:formula="of:=NORMINV(RAND();30;5)" office:value-type="float" office:value="32.5068423725079" calcext:value-type="float">
            <text:p>32,5068</text:p>
          </table:table-cell>
          <table:table-cell table:formula="of:=48+24*RAND()" office:value-type="float" office:value="57.1159442374483" calcext:value-type="float">
            <text:p>57,1159</text:p>
          </table:table-cell>
          <table:table-cell table:formula="of:=(([.C1053]+[.D1053])/([.C1053]*[.D1053]))+[.B1053]" office:value-type="float" office:value="31.3709887419382" calcext:value-type="float">
            <text:p>31,3710</text:p>
          </table:table-cell>
          <table:table-cell table:number-columns-repeated="9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27+6*RAND()" office:value-type="float" office:value="31.5868065536488" calcext:value-type="float">
            <text:p>31,5868</text:p>
          </table:table-cell>
          <table:table-cell table:formula="of:=NORMINV(RAND();30;5)" office:value-type="float" office:value="28.1567908700279" calcext:value-type="float">
            <text:p>28,1568</text:p>
          </table:table-cell>
          <table:table-cell table:formula="of:=48+24*RAND()" office:value-type="float" office:value="66.6402607513592" calcext:value-type="float">
            <text:p>66,6403</text:p>
          </table:table-cell>
          <table:table-cell table:formula="of:=(([.C1054]+[.D1054])/([.C1054]*[.D1054]))+[.B1054]" office:value-type="float" office:value="31.6373279083272" calcext:value-type="float">
            <text:p>31,6373</text:p>
          </table:table-cell>
          <table:table-cell table:number-columns-repeated="9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27+6*RAND()" office:value-type="float" office:value="32.5758786422666" calcext:value-type="float">
            <text:p>32,5759</text:p>
          </table:table-cell>
          <table:table-cell table:formula="of:=NORMINV(RAND();30;5)" office:value-type="float" office:value="19.892211935543" calcext:value-type="float">
            <text:p>19,8922</text:p>
          </table:table-cell>
          <table:table-cell table:formula="of:=48+24*RAND()" office:value-type="float" office:value="51.1919721337035" calcext:value-type="float">
            <text:p>51,1920</text:p>
          </table:table-cell>
          <table:table-cell table:formula="of:=(([.C1055]+[.D1055])/([.C1055]*[.D1055]))+[.B1055]" office:value-type="float" office:value="32.6456838854487" calcext:value-type="float">
            <text:p>32,6457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27+6*RAND()" office:value-type="float" office:value="30.2041210003663" calcext:value-type="float">
            <text:p>30,2041</text:p>
          </table:table-cell>
          <table:table-cell table:formula="of:=NORMINV(RAND();30;5)" office:value-type="float" office:value="20.6297972235977" calcext:value-type="float">
            <text:p>20,6298</text:p>
          </table:table-cell>
          <table:table-cell table:formula="of:=48+24*RAND()" office:value-type="float" office:value="64.6077190702781" calcext:value-type="float">
            <text:p>64,6077</text:p>
          </table:table-cell>
          <table:table-cell table:formula="of:=(([.C1056]+[.D1056])/([.C1056]*[.D1056]))+[.B1056]" office:value-type="float" office:value="30.2680726009414" calcext:value-type="float">
            <text:p>30,2681</text:p>
          </table:table-cell>
          <table:table-cell table:number-columns-repeated="9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27+6*RAND()" office:value-type="float" office:value="28.2089171579573" calcext:value-type="float">
            <text:p>28,2089</text:p>
          </table:table-cell>
          <table:table-cell table:formula="of:=NORMINV(RAND();30;5)" office:value-type="float" office:value="31.3868886147203" calcext:value-type="float">
            <text:p>31,3869</text:p>
          </table:table-cell>
          <table:table-cell table:formula="of:=48+24*RAND()" office:value-type="float" office:value="68.9557173075154" calcext:value-type="float">
            <text:p>68,9557</text:p>
          </table:table-cell>
          <table:table-cell table:formula="of:=(([.C1057]+[.D1057])/([.C1057]*[.D1057]))+[.B1057]" office:value-type="float" office:value="28.2552796560898" calcext:value-type="float">
            <text:p>28,2553</text:p>
          </table:table-cell>
          <table:table-cell table:number-columns-repeated="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27+6*RAND()" office:value-type="float" office:value="27.2981098720338" calcext:value-type="float">
            <text:p>27,2981</text:p>
          </table:table-cell>
          <table:table-cell table:formula="of:=NORMINV(RAND();30;5)" office:value-type="float" office:value="28.4676932349662" calcext:value-type="float">
            <text:p>28,4677</text:p>
          </table:table-cell>
          <table:table-cell table:formula="of:=48+24*RAND()" office:value-type="float" office:value="67.8576761400327" calcext:value-type="float">
            <text:p>67,8577</text:p>
          </table:table-cell>
          <table:table-cell table:formula="of:=(([.C1058]+[.D1058])/([.C1058]*[.D1058]))+[.B1058]" office:value-type="float" office:value="27.3479741371717" calcext:value-type="float">
            <text:p>27,3480</text:p>
          </table:table-cell>
          <table:table-cell table:number-columns-repeated="9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27+6*RAND()" office:value-type="float" office:value="32.4243127580266" calcext:value-type="float">
            <text:p>32,4243</text:p>
          </table:table-cell>
          <table:table-cell table:formula="of:=NORMINV(RAND();30;5)" office:value-type="float" office:value="27.1633600417954" calcext:value-type="float">
            <text:p>27,1634</text:p>
          </table:table-cell>
          <table:table-cell table:formula="of:=48+24*RAND()" office:value-type="float" office:value="62.4563698573038" calcext:value-type="float">
            <text:p>62,4564</text:p>
          </table:table-cell>
          <table:table-cell table:formula="of:=(([.C1059]+[.D1059])/([.C1059]*[.D1059]))+[.B1059]" office:value-type="float" office:value="32.4771382319949" calcext:value-type="float">
            <text:p>32,4771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27+6*RAND()" office:value-type="float" office:value="29.3578152267728" calcext:value-type="float">
            <text:p>29,3578</text:p>
          </table:table-cell>
          <table:table-cell table:formula="of:=NORMINV(RAND();30;5)" office:value-type="float" office:value="33.6095129078134" calcext:value-type="float">
            <text:p>33,6095</text:p>
          </table:table-cell>
          <table:table-cell table:formula="of:=48+24*RAND()" office:value-type="float" office:value="58.2008062200621" calcext:value-type="float">
            <text:p>58,2008</text:p>
          </table:table-cell>
          <table:table-cell table:formula="of:=(([.C1060]+[.D1060])/([.C1060]*[.D1060]))+[.B1060]" office:value-type="float" office:value="29.4047506002327" calcext:value-type="float">
            <text:p>29,4048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27+6*RAND()" office:value-type="float" office:value="27.797568163136" calcext:value-type="float">
            <text:p>27,7976</text:p>
          </table:table-cell>
          <table:table-cell table:formula="of:=NORMINV(RAND();30;5)" office:value-type="float" office:value="30.6358331309286" calcext:value-type="float">
            <text:p>30,6358</text:p>
          </table:table-cell>
          <table:table-cell table:formula="of:=48+24*RAND()" office:value-type="float" office:value="67.517515883781" calcext:value-type="float">
            <text:p>67,5175</text:p>
          </table:table-cell>
          <table:table-cell table:formula="of:=(([.C1061]+[.D1061])/([.C1061]*[.D1061]))+[.B1061]" office:value-type="float" office:value="27.845020649366" calcext:value-type="float">
            <text:p>27,8450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27+6*RAND()" office:value-type="float" office:value="32.4799930395093" calcext:value-type="float">
            <text:p>32,4800</text:p>
          </table:table-cell>
          <table:table-cell table:formula="of:=NORMINV(RAND();30;5)" office:value-type="float" office:value="22.1909005879146" calcext:value-type="float">
            <text:p>22,1909</text:p>
          </table:table-cell>
          <table:table-cell table:formula="of:=48+24*RAND()" office:value-type="float" office:value="69.323717311956" calcext:value-type="float">
            <text:p>69,3237</text:p>
          </table:table-cell>
          <table:table-cell table:formula="of:=(([.C1062]+[.D1062])/([.C1062]*[.D1062]))+[.B1062]" office:value-type="float" office:value="32.5394816329175" calcext:value-type="float">
            <text:p>32,5395</text:p>
          </table:table-cell>
          <table:table-cell table:number-columns-repeated="9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27+6*RAND()" office:value-type="float" office:value="29.1371863160748" calcext:value-type="float">
            <text:p>29,1372</text:p>
          </table:table-cell>
          <table:table-cell table:formula="of:=NORMINV(RAND();30;5)" office:value-type="float" office:value="39.1976816420286" calcext:value-type="float">
            <text:p>39,1977</text:p>
          </table:table-cell>
          <table:table-cell table:formula="of:=48+24*RAND()" office:value-type="float" office:value="59.5524724451825" calcext:value-type="float">
            <text:p>59,5525</text:p>
          </table:table-cell>
          <table:table-cell table:formula="of:=(([.C1063]+[.D1063])/([.C1063]*[.D1063]))+[.B1063]" office:value-type="float" office:value="29.1794899430354" calcext:value-type="float">
            <text:p>29,1795</text:p>
          </table:table-cell>
          <table:table-cell table:number-columns-repeated="9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27+6*RAND()" office:value-type="float" office:value="28.3636688457336" calcext:value-type="float">
            <text:p>28,3637</text:p>
          </table:table-cell>
          <table:table-cell table:formula="of:=NORMINV(RAND();30;5)" office:value-type="float" office:value="36.681744786683" calcext:value-type="float">
            <text:p>36,6817</text:p>
          </table:table-cell>
          <table:table-cell table:formula="of:=48+24*RAND()" office:value-type="float" office:value="56.6088584577665" calcext:value-type="float">
            <text:p>56,6089</text:p>
          </table:table-cell>
          <table:table-cell table:formula="of:=(([.C1064]+[.D1064])/([.C1064]*[.D1064]))+[.B1064]" office:value-type="float" office:value="28.4085954422497" calcext:value-type="float">
            <text:p>28,4086</text:p>
          </table:table-cell>
          <table:table-cell table:number-columns-repeated="9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27+6*RAND()" office:value-type="float" office:value="32.502476448426" calcext:value-type="float">
            <text:p>32,5025</text:p>
          </table:table-cell>
          <table:table-cell table:formula="of:=NORMINV(RAND();30;5)" office:value-type="float" office:value="21.7820930605502" calcext:value-type="float">
            <text:p>21,7821</text:p>
          </table:table-cell>
          <table:table-cell table:formula="of:=48+24*RAND()" office:value-type="float" office:value="51.8636177228764" calcext:value-type="float">
            <text:p>51,8636</text:p>
          </table:table-cell>
          <table:table-cell table:formula="of:=(([.C1065]+[.D1065])/([.C1065]*[.D1065]))+[.B1065]" office:value-type="float" office:value="32.5676670579119" calcext:value-type="float">
            <text:p>32,5677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27+6*RAND()" office:value-type="float" office:value="30.9025815676432" calcext:value-type="float">
            <text:p>30,9026</text:p>
          </table:table-cell>
          <table:table-cell table:formula="of:=NORMINV(RAND();30;5)" office:value-type="float" office:value="26.620064509764" calcext:value-type="float">
            <text:p>26,6201</text:p>
          </table:table-cell>
          <table:table-cell table:formula="of:=48+24*RAND()" office:value-type="float" office:value="68.5405861856416" calcext:value-type="float">
            <text:p>68,5406</text:p>
          </table:table-cell>
          <table:table-cell table:formula="of:=(([.C1066]+[.D1066])/([.C1066]*[.D1066]))+[.B1066]" office:value-type="float" office:value="30.9547371122998" calcext:value-type="float">
            <text:p>30,9547</text:p>
          </table:table-cell>
          <table:table-cell table:number-columns-repeated="9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27+6*RAND()" office:value-type="float" office:value="28.9646629344206" calcext:value-type="float">
            <text:p>28,9647</text:p>
          </table:table-cell>
          <table:table-cell table:formula="of:=NORMINV(RAND();30;5)" office:value-type="float" office:value="22.1170238792017" calcext:value-type="float">
            <text:p>22,1170</text:p>
          </table:table-cell>
          <table:table-cell table:formula="of:=48+24*RAND()" office:value-type="float" office:value="68.4644059007987" calcext:value-type="float">
            <text:p>68,4644</text:p>
          </table:table-cell>
          <table:table-cell table:formula="of:=(([.C1067]+[.D1067])/([.C1067]*[.D1067]))+[.B1067]" office:value-type="float" office:value="29.0244831041249" calcext:value-type="float">
            <text:p>29,0245</text:p>
          </table:table-cell>
          <table:table-cell table:number-columns-repeated="9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27+6*RAND()" office:value-type="float" office:value="29.0706716675777" calcext:value-type="float">
            <text:p>29,0707</text:p>
          </table:table-cell>
          <table:table-cell table:formula="of:=NORMINV(RAND();30;5)" office:value-type="float" office:value="26.6129610137837" calcext:value-type="float">
            <text:p>26,6130</text:p>
          </table:table-cell>
          <table:table-cell table:formula="of:=48+24*RAND()" office:value-type="float" office:value="64.0265841213986" calcext:value-type="float">
            <text:p>64,0266</text:p>
          </table:table-cell>
          <table:table-cell table:formula="of:=(([.C1068]+[.D1068])/([.C1068]*[.D1068]))+[.B1068]" office:value-type="float" office:value="29.1238658559914" calcext:value-type="float">
            <text:p>29,1239</text:p>
          </table:table-cell>
          <table:table-cell table:number-columns-repeated="9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27+6*RAND()" office:value-type="float" office:value="30.6891210309695" calcext:value-type="float">
            <text:p>30,6891</text:p>
          </table:table-cell>
          <table:table-cell table:formula="of:=NORMINV(RAND();30;5)" office:value-type="float" office:value="32.5512526804287" calcext:value-type="float">
            <text:p>32,5513</text:p>
          </table:table-cell>
          <table:table-cell table:formula="of:=48+24*RAND()" office:value-type="float" office:value="67.0264201937243" calcext:value-type="float">
            <text:p>67,0264</text:p>
          </table:table-cell>
          <table:table-cell table:formula="of:=(([.C1069]+[.D1069])/([.C1069]*[.D1069]))+[.B1069]" office:value-type="float" office:value="30.7347613048052" calcext:value-type="float">
            <text:p>30,7348</text:p>
          </table:table-cell>
          <table:table-cell table:number-columns-repeated="9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27+6*RAND()" office:value-type="float" office:value="27.2620108996052" calcext:value-type="float">
            <text:p>27,2620</text:p>
          </table:table-cell>
          <table:table-cell table:formula="of:=NORMINV(RAND();30;5)" office:value-type="float" office:value="24.2387497871908" calcext:value-type="float">
            <text:p>24,2387</text:p>
          </table:table-cell>
          <table:table-cell table:formula="of:=48+24*RAND()" office:value-type="float" office:value="69.9471607273445" calcext:value-type="float">
            <text:p>69,9472</text:p>
          </table:table-cell>
          <table:table-cell table:formula="of:=(([.C1070]+[.D1070])/([.C1070]*[.D1070]))+[.B1070]" office:value-type="float" office:value="27.3175636588251" calcext:value-type="float">
            <text:p>27,3176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27+6*RAND()" office:value-type="float" office:value="32.7557860531379" calcext:value-type="float">
            <text:p>32,7558</text:p>
          </table:table-cell>
          <table:table-cell table:formula="of:=NORMINV(RAND();30;5)" office:value-type="float" office:value="35.0529223154041" calcext:value-type="float">
            <text:p>35,0529</text:p>
          </table:table-cell>
          <table:table-cell table:formula="of:=48+24*RAND()" office:value-type="float" office:value="54.442080183886" calcext:value-type="float">
            <text:p>54,4421</text:p>
          </table:table-cell>
          <table:table-cell table:formula="of:=(([.C1071]+[.D1071])/([.C1071]*[.D1071]))+[.B1071]" office:value-type="float" office:value="32.8026824896237" calcext:value-type="float">
            <text:p>32,8027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27+6*RAND()" office:value-type="float" office:value="32.2791939235758" calcext:value-type="float">
            <text:p>32,2792</text:p>
          </table:table-cell>
          <table:table-cell table:formula="of:=NORMINV(RAND();30;5)" office:value-type="float" office:value="23.7278228908539" calcext:value-type="float">
            <text:p>23,7278</text:p>
          </table:table-cell>
          <table:table-cell table:formula="of:=48+24*RAND()" office:value-type="float" office:value="57.1025829920545" calcext:value-type="float">
            <text:p>57,1026</text:p>
          </table:table-cell>
          <table:table-cell table:formula="of:=(([.C1072]+[.D1072])/([.C1072]*[.D1072]))+[.B1072]" office:value-type="float" office:value="32.3388508828973" calcext:value-type="float">
            <text:p>32,3389</text:p>
          </table:table-cell>
          <table:table-cell table:number-columns-repeated="9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27+6*RAND()" office:value-type="float" office:value="27.701933657052" calcext:value-type="float">
            <text:p>27,7019</text:p>
          </table:table-cell>
          <table:table-cell table:formula="of:=NORMINV(RAND();30;5)" office:value-type="float" office:value="25.6381767268866" calcext:value-type="float">
            <text:p>25,6382</text:p>
          </table:table-cell>
          <table:table-cell table:formula="of:=48+24*RAND()" office:value-type="float" office:value="56.2719385279343" calcext:value-type="float">
            <text:p>56,2719</text:p>
          </table:table-cell>
          <table:table-cell table:formula="of:=(([.C1073]+[.D1073])/([.C1073]*[.D1073]))+[.B1073]" office:value-type="float" office:value="27.7587088375547" calcext:value-type="float">
            <text:p>27,7587</text:p>
          </table:table-cell>
          <table:table-cell table:number-columns-repeated="9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27+6*RAND()" office:value-type="float" office:value="27.6721431689803" calcext:value-type="float">
            <text:p>27,6721</text:p>
          </table:table-cell>
          <table:table-cell table:formula="of:=NORMINV(RAND();30;5)" office:value-type="float" office:value="30.509938674846" calcext:value-type="float">
            <text:p>30,5099</text:p>
          </table:table-cell>
          <table:table-cell table:formula="of:=48+24*RAND()" office:value-type="float" office:value="49.5862230872735" calcext:value-type="float">
            <text:p>49,5862</text:p>
          </table:table-cell>
          <table:table-cell table:formula="of:=(([.C1074]+[.D1074])/([.C1074]*[.D1074]))+[.B1074]" office:value-type="float" office:value="27.7250862657166" calcext:value-type="float">
            <text:p>27,7251</text:p>
          </table:table-cell>
          <table:table-cell table:number-columns-repeated="9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27+6*RAND()" office:value-type="float" office:value="32.3455808500294" calcext:value-type="float">
            <text:p>32,3456</text:p>
          </table:table-cell>
          <table:table-cell table:formula="of:=NORMINV(RAND();30;5)" office:value-type="float" office:value="31.1621240359516" calcext:value-type="float">
            <text:p>31,1621</text:p>
          </table:table-cell>
          <table:table-cell table:formula="of:=48+24*RAND()" office:value-type="float" office:value="53.9258786821738" calcext:value-type="float">
            <text:p>53,9259</text:p>
          </table:table-cell>
          <table:table-cell table:formula="of:=(([.C1075]+[.D1075])/([.C1075]*[.D1075]))+[.B1075]" office:value-type="float" office:value="32.3962150610607" calcext:value-type="float">
            <text:p>32,3962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27+6*RAND()" office:value-type="float" office:value="27.6716588011477" calcext:value-type="float">
            <text:p>27,6717</text:p>
          </table:table-cell>
          <table:table-cell table:formula="of:=NORMINV(RAND();30;5)" office:value-type="float" office:value="25.4433626493706" calcext:value-type="float">
            <text:p>25,4434</text:p>
          </table:table-cell>
          <table:table-cell table:formula="of:=48+24*RAND()" office:value-type="float" office:value="53.8188493726775" calcext:value-type="float">
            <text:p>53,8188</text:p>
          </table:table-cell>
          <table:table-cell table:formula="of:=(([.C1076]+[.D1076])/([.C1076]*[.D1076]))+[.B1076]" office:value-type="float" office:value="27.7295426328019" calcext:value-type="float">
            <text:p>27,7295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27+6*RAND()" office:value-type="float" office:value="27.5858503261115" calcext:value-type="float">
            <text:p>27,5859</text:p>
          </table:table-cell>
          <table:table-cell table:formula="of:=NORMINV(RAND();30;5)" office:value-type="float" office:value="32.1165910535996" calcext:value-type="float">
            <text:p>32,1166</text:p>
          </table:table-cell>
          <table:table-cell table:formula="of:=48+24*RAND()" office:value-type="float" office:value="60.0651254905388" calcext:value-type="float">
            <text:p>60,0651</text:p>
          </table:table-cell>
          <table:table-cell table:formula="of:=(([.C1077]+[.D1077])/([.C1077]*[.D1077]))+[.B1077]" office:value-type="float" office:value="27.6336354768618" calcext:value-type="float">
            <text:p>27,6336</text:p>
          </table:table-cell>
          <table:table-cell table:number-columns-repeated="9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27+6*RAND()" office:value-type="float" office:value="28.4937994361389" calcext:value-type="float">
            <text:p>28,4938</text:p>
          </table:table-cell>
          <table:table-cell table:formula="of:=NORMINV(RAND();30;5)" office:value-type="float" office:value="18.5168210573891" calcext:value-type="float">
            <text:p>18,5168</text:p>
          </table:table-cell>
          <table:table-cell table:formula="of:=48+24*RAND()" office:value-type="float" office:value="61.1776869138703" calcext:value-type="float">
            <text:p>61,1777</text:p>
          </table:table-cell>
          <table:table-cell table:formula="of:=(([.C1078]+[.D1078])/([.C1078]*[.D1078]))+[.B1078]" office:value-type="float" office:value="28.5641502152437" calcext:value-type="float">
            <text:p>28,5642</text:p>
          </table:table-cell>
          <table:table-cell table:number-columns-repeated="9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27+6*RAND()" office:value-type="float" office:value="28.3390857644845" calcext:value-type="float">
            <text:p>28,3391</text:p>
          </table:table-cell>
          <table:table-cell table:formula="of:=NORMINV(RAND();30;5)" office:value-type="float" office:value="21.1908460760393" calcext:value-type="float">
            <text:p>21,1908</text:p>
          </table:table-cell>
          <table:table-cell table:formula="of:=48+24*RAND()" office:value-type="float" office:value="61.6703729750589" calcext:value-type="float">
            <text:p>61,6704</text:p>
          </table:table-cell>
          <table:table-cell table:formula="of:=(([.C1079]+[.D1079])/([.C1079]*[.D1079]))+[.B1079]" office:value-type="float" office:value="28.4024911936457" calcext:value-type="float">
            <text:p>28,4025</text:p>
          </table:table-cell>
          <table:table-cell table:number-columns-repeated="9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27+6*RAND()" office:value-type="float" office:value="29.1276907890569" calcext:value-type="float">
            <text:p>29,1277</text:p>
          </table:table-cell>
          <table:table-cell table:formula="of:=NORMINV(RAND();30;5)" office:value-type="float" office:value="29.3936083729759" calcext:value-type="float">
            <text:p>29,3936</text:p>
          </table:table-cell>
          <table:table-cell table:formula="of:=48+24*RAND()" office:value-type="float" office:value="57.7391091613099" calcext:value-type="float">
            <text:p>57,7391</text:p>
          </table:table-cell>
          <table:table-cell table:formula="of:=(([.C1080]+[.D1080])/([.C1080]*[.D1080]))+[.B1080]" office:value-type="float" office:value="29.179031074232" calcext:value-type="float">
            <text:p>29,1790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27+6*RAND()" office:value-type="float" office:value="29.8974598136265" calcext:value-type="float">
            <text:p>29,8975</text:p>
          </table:table-cell>
          <table:table-cell table:formula="of:=NORMINV(RAND();30;5)" office:value-type="float" office:value="36.7057677004959" calcext:value-type="float">
            <text:p>36,7058</text:p>
          </table:table-cell>
          <table:table-cell table:formula="of:=48+24*RAND()" office:value-type="float" office:value="66.6766596632078" calcext:value-type="float">
            <text:p>66,6767</text:p>
          </table:table-cell>
          <table:table-cell table:formula="of:=(([.C1081]+[.D1081])/([.C1081]*[.D1081]))+[.B1081]" office:value-type="float" office:value="29.9397012403797" calcext:value-type="float">
            <text:p>29,9397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27+6*RAND()" office:value-type="float" office:value="28.3632442492526" calcext:value-type="float">
            <text:p>28,3632</text:p>
          </table:table-cell>
          <table:table-cell table:formula="of:=NORMINV(RAND();30;5)" office:value-type="float" office:value="38.4828389410518" calcext:value-type="float">
            <text:p>38,4828</text:p>
          </table:table-cell>
          <table:table-cell table:formula="of:=48+24*RAND()" office:value-type="float" office:value="67.7244564900175" calcext:value-type="float">
            <text:p>67,7245</text:p>
          </table:table-cell>
          <table:table-cell table:formula="of:=(([.C1082]+[.D1082])/([.C1082]*[.D1082]))+[.B1082]" office:value-type="float" office:value="28.4039955727579" calcext:value-type="float">
            <text:p>28,4040</text:p>
          </table:table-cell>
          <table:table-cell table:number-columns-repeated="9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27+6*RAND()" office:value-type="float" office:value="31.2323145631235" calcext:value-type="float">
            <text:p>31,2323</text:p>
          </table:table-cell>
          <table:table-cell table:formula="of:=NORMINV(RAND();30;5)" office:value-type="float" office:value="16.2499100532698" calcext:value-type="float">
            <text:p>16,2499</text:p>
          </table:table-cell>
          <table:table-cell table:formula="of:=48+24*RAND()" office:value-type="float" office:value="69.1456911703572" calcext:value-type="float">
            <text:p>69,1457</text:p>
          </table:table-cell>
          <table:table-cell table:formula="of:=(([.C1083]+[.D1083])/([.C1083]*[.D1083]))+[.B1083]" office:value-type="float" office:value="31.3083155824305" calcext:value-type="float">
            <text:p>31,3083</text:p>
          </table:table-cell>
          <table:table-cell table:number-columns-repeated="9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27+6*RAND()" office:value-type="float" office:value="32.6570362255443" calcext:value-type="float">
            <text:p>32,6570</text:p>
          </table:table-cell>
          <table:table-cell table:formula="of:=NORMINV(RAND();30;5)" office:value-type="float" office:value="30.3491483206807" calcext:value-type="float">
            <text:p>30,3491</text:p>
          </table:table-cell>
          <table:table-cell table:formula="of:=48+24*RAND()" office:value-type="float" office:value="50.1057409448549" calcext:value-type="float">
            <text:p>50,1057</text:p>
          </table:table-cell>
          <table:table-cell table:formula="of:=(([.C1084]+[.D1084])/([.C1084]*[.D1084]))+[.B1084]" office:value-type="float" office:value="32.7099438722228" calcext:value-type="float">
            <text:p>32,7099</text:p>
          </table:table-cell>
          <table:table-cell table:number-columns-repeated="9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27+6*RAND()" office:value-type="float" office:value="27.4807104261126" calcext:value-type="float">
            <text:p>27,4807</text:p>
          </table:table-cell>
          <table:table-cell table:formula="of:=NORMINV(RAND();30;5)" office:value-type="float" office:value="31.0613087313011" calcext:value-type="float">
            <text:p>31,0613</text:p>
          </table:table-cell>
          <table:table-cell table:formula="of:=48+24*RAND()" office:value-type="float" office:value="57.364843304269" calcext:value-type="float">
            <text:p>57,3648</text:p>
          </table:table-cell>
          <table:table-cell table:formula="of:=(([.C1085]+[.D1085])/([.C1085]*[.D1085]))+[.B1085]" office:value-type="float" office:value="27.5303370995586" calcext:value-type="float">
            <text:p>27,5303</text:p>
          </table:table-cell>
          <table:table-cell table:number-columns-repeated="9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27+6*RAND()" office:value-type="float" office:value="29.1405158231501" calcext:value-type="float">
            <text:p>29,1405</text:p>
          </table:table-cell>
          <table:table-cell table:formula="of:=NORMINV(RAND();30;5)" office:value-type="float" office:value="35.5207564901601" calcext:value-type="float">
            <text:p>35,5208</text:p>
          </table:table-cell>
          <table:table-cell table:formula="of:=48+24*RAND()" office:value-type="float" office:value="50.2826425256208" calcext:value-type="float">
            <text:p>50,2826</text:p>
          </table:table-cell>
          <table:table-cell table:formula="of:=(([.C1086]+[.D1086])/([.C1086]*[.D1086]))+[.B1086]" office:value-type="float" office:value="29.1885559552136" calcext:value-type="float">
            <text:p>29,1886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27+6*RAND()" office:value-type="float" office:value="27.8479550897609" calcext:value-type="float">
            <text:p>27,8480</text:p>
          </table:table-cell>
          <table:table-cell table:formula="of:=NORMINV(RAND();30;5)" office:value-type="float" office:value="24.7993024095602" calcext:value-type="float">
            <text:p>24,7993</text:p>
          </table:table-cell>
          <table:table-cell table:formula="of:=48+24*RAND()" office:value-type="float" office:value="61.5908777145669" calcext:value-type="float">
            <text:p>61,5909</text:p>
          </table:table-cell>
          <table:table-cell table:formula="of:=(([.C1087]+[.D1087])/([.C1087]*[.D1087]))+[.B1087]" office:value-type="float" office:value="27.9045149752905" calcext:value-type="float">
            <text:p>27,9045</text:p>
          </table:table-cell>
          <table:table-cell table:number-columns-repeated="9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27+6*RAND()" office:value-type="float" office:value="27.6462467748206" calcext:value-type="float">
            <text:p>27,6462</text:p>
          </table:table-cell>
          <table:table-cell table:formula="of:=NORMINV(RAND();30;5)" office:value-type="float" office:value="26.5726610214787" calcext:value-type="float">
            <text:p>26,5727</text:p>
          </table:table-cell>
          <table:table-cell table:formula="of:=48+24*RAND()" office:value-type="float" office:value="63.6464972002432" calcext:value-type="float">
            <text:p>63,6465</text:p>
          </table:table-cell>
          <table:table-cell table:formula="of:=(([.C1088]+[.D1088])/([.C1088]*[.D1088]))+[.B1088]" office:value-type="float" office:value="27.6995912216675" calcext:value-type="float">
            <text:p>27,6996</text:p>
          </table:table-cell>
          <table:table-cell table:number-columns-repeated="9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27+6*RAND()" office:value-type="float" office:value="32.1542965520639" calcext:value-type="float">
            <text:p>32,1543</text:p>
          </table:table-cell>
          <table:table-cell table:formula="of:=NORMINV(RAND();30;5)" office:value-type="float" office:value="37.8247760668873" calcext:value-type="float">
            <text:p>37,8248</text:p>
          </table:table-cell>
          <table:table-cell table:formula="of:=48+24*RAND()" office:value-type="float" office:value="60.5723055945709" calcext:value-type="float">
            <text:p>60,5723</text:p>
          </table:table-cell>
          <table:table-cell table:formula="of:=(([.C1089]+[.D1089])/([.C1089]*[.D1089]))+[.B1089]" office:value-type="float" office:value="32.1972434448132" calcext:value-type="float">
            <text:p>32,1972</text:p>
          </table:table-cell>
          <table:table-cell table:number-columns-repeated="9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27+6*RAND()" office:value-type="float" office:value="32.6613711949904" calcext:value-type="float">
            <text:p>32,6614</text:p>
          </table:table-cell>
          <table:table-cell table:formula="of:=NORMINV(RAND();30;5)" office:value-type="float" office:value="30.3836988287599" calcext:value-type="float">
            <text:p>30,3837</text:p>
          </table:table-cell>
          <table:table-cell table:formula="of:=48+24*RAND()" office:value-type="float" office:value="58.2668722020462" calcext:value-type="float">
            <text:p>58,2669</text:p>
          </table:table-cell>
          <table:table-cell table:formula="of:=(([.C1090]+[.D1090])/([.C1090]*[.D1090]))+[.B1090]" office:value-type="float" office:value="32.7114459910573" calcext:value-type="float">
            <text:p>32,7114</text:p>
          </table:table-cell>
          <table:table-cell table:number-columns-repeated="9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27+6*RAND()" office:value-type="float" office:value="32.6478863793891" calcext:value-type="float">
            <text:p>32,6479</text:p>
          </table:table-cell>
          <table:table-cell table:formula="of:=NORMINV(RAND();30;5)" office:value-type="float" office:value="39.8186087027189" calcext:value-type="float">
            <text:p>39,8186</text:p>
          </table:table-cell>
          <table:table-cell table:formula="of:=48+24*RAND()" office:value-type="float" office:value="49.2552414676175" calcext:value-type="float">
            <text:p>49,2552</text:p>
          </table:table-cell>
          <table:table-cell table:formula="of:=(([.C1091]+[.D1091])/([.C1091]*[.D1091]))+[.B1091]" office:value-type="float" office:value="32.6933026732273" calcext:value-type="float">
            <text:p>32,6933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27+6*RAND()" office:value-type="float" office:value="32.7421585663687" calcext:value-type="float">
            <text:p>32,7422</text:p>
          </table:table-cell>
          <table:table-cell table:formula="of:=NORMINV(RAND();30;5)" office:value-type="float" office:value="31.3290638304143" calcext:value-type="float">
            <text:p>31,3291</text:p>
          </table:table-cell>
          <table:table-cell table:formula="of:=48+24*RAND()" office:value-type="float" office:value="64.8370915492997" calcext:value-type="float">
            <text:p>64,8371</text:p>
          </table:table-cell>
          <table:table-cell table:formula="of:=(([.C1092]+[.D1092])/([.C1092]*[.D1092]))+[.B1092]" office:value-type="float" office:value="32.7895010798036" calcext:value-type="float">
            <text:p>32,7895</text:p>
          </table:table-cell>
          <table:table-cell table:number-columns-repeated="9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27+6*RAND()" office:value-type="float" office:value="31.4554044648539" calcext:value-type="float">
            <text:p>31,4554</text:p>
          </table:table-cell>
          <table:table-cell table:formula="of:=NORMINV(RAND();30;5)" office:value-type="float" office:value="34.9551708958156" calcext:value-type="float">
            <text:p>34,9552</text:p>
          </table:table-cell>
          <table:table-cell table:formula="of:=48+24*RAND()" office:value-type="float" office:value="50.153164233081" calcext:value-type="float">
            <text:p>50,1532</text:p>
          </table:table-cell>
          <table:table-cell table:formula="of:=(([.C1093]+[.D1093])/([.C1093]*[.D1093]))+[.B1093]" office:value-type="float" office:value="31.5039514569527" calcext:value-type="float">
            <text:p>31,5040</text:p>
          </table:table-cell>
          <table:table-cell table:number-columns-repeated="9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27+6*RAND()" office:value-type="float" office:value="27.1303467086982" calcext:value-type="float">
            <text:p>27,1303</text:p>
          </table:table-cell>
          <table:table-cell table:formula="of:=NORMINV(RAND();30;5)" office:value-type="float" office:value="23.0242545326059" calcext:value-type="float">
            <text:p>23,0243</text:p>
          </table:table-cell>
          <table:table-cell table:formula="of:=48+24*RAND()" office:value-type="float" office:value="62.0962499538437" calcext:value-type="float">
            <text:p>62,0962</text:p>
          </table:table-cell>
          <table:table-cell table:formula="of:=(([.C1094]+[.D1094])/([.C1094]*[.D1094]))+[.B1094]" office:value-type="float" office:value="27.1898832001484" calcext:value-type="float">
            <text:p>27,1899</text:p>
          </table:table-cell>
          <table:table-cell table:number-columns-repeated="9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27+6*RAND()" office:value-type="float" office:value="30.8705915661994" calcext:value-type="float">
            <text:p>30,8706</text:p>
          </table:table-cell>
          <table:table-cell table:formula="of:=NORMINV(RAND();30;5)" office:value-type="float" office:value="31.0400763627134" calcext:value-type="float">
            <text:p>31,0401</text:p>
          </table:table-cell>
          <table:table-cell table:formula="of:=48+24*RAND()" office:value-type="float" office:value="71.8402663590387" calcext:value-type="float">
            <text:p>71,8403</text:p>
          </table:table-cell>
          <table:table-cell table:formula="of:=(([.C1095]+[.D1095])/([.C1095]*[.D1095]))+[.B1095]" office:value-type="float" office:value="30.9167277520043" calcext:value-type="float">
            <text:p>30,9167</text:p>
          </table:table-cell>
          <table:table-cell table:number-columns-repeated="9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27+6*RAND()" office:value-type="float" office:value="31.0687722035218" calcext:value-type="float">
            <text:p>31,0688</text:p>
          </table:table-cell>
          <table:table-cell table:formula="of:=NORMINV(RAND();30;5)" office:value-type="float" office:value="27.9389169288582" calcext:value-type="float">
            <text:p>27,9389</text:p>
          </table:table-cell>
          <table:table-cell table:formula="of:=48+24*RAND()" office:value-type="float" office:value="58.2529836622998" calcext:value-type="float">
            <text:p>58,2530</text:p>
          </table:table-cell>
          <table:table-cell table:formula="of:=(([.C1096]+[.D1096])/([.C1096]*[.D1096]))+[.B1096]" office:value-type="float" office:value="31.1217310743337" calcext:value-type="float">
            <text:p>31,1217</text:p>
          </table:table-cell>
          <table:table-cell table:number-columns-repeated="9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27+6*RAND()" office:value-type="float" office:value="32.6574528075289" calcext:value-type="float">
            <text:p>32,6575</text:p>
          </table:table-cell>
          <table:table-cell table:formula="of:=NORMINV(RAND();30;5)" office:value-type="float" office:value="29.6075357003504" calcext:value-type="float">
            <text:p>29,6075</text:p>
          </table:table-cell>
          <table:table-cell table:formula="of:=48+24*RAND()" office:value-type="float" office:value="53.422424971126" calcext:value-type="float">
            <text:p>53,4224</text:p>
          </table:table-cell>
          <table:table-cell table:formula="of:=(([.C1097]+[.D1097])/([.C1097]*[.D1097]))+[.B1097]" office:value-type="float" office:value="32.7099467236301" calcext:value-type="float">
            <text:p>32,7099</text:p>
          </table:table-cell>
          <table:table-cell table:number-columns-repeated="9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27+6*RAND()" office:value-type="float" office:value="27.8491615054663" calcext:value-type="float">
            <text:p>27,8492</text:p>
          </table:table-cell>
          <table:table-cell table:formula="of:=NORMINV(RAND();30;5)" office:value-type="float" office:value="32.5355326744894" calcext:value-type="float">
            <text:p>32,5355</text:p>
          </table:table-cell>
          <table:table-cell table:formula="of:=48+24*RAND()" office:value-type="float" office:value="59.0300824558362" calcext:value-type="float">
            <text:p>59,0301</text:p>
          </table:table-cell>
          <table:table-cell table:formula="of:=(([.C1098]+[.D1098])/([.C1098]*[.D1098]))+[.B1098]" office:value-type="float" office:value="27.8968376476188" calcext:value-type="float">
            <text:p>27,8968</text:p>
          </table:table-cell>
          <table:table-cell table:number-columns-repeated="9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27+6*RAND()" office:value-type="float" office:value="30.53684250894" calcext:value-type="float">
            <text:p>30,5368</text:p>
          </table:table-cell>
          <table:table-cell table:formula="of:=NORMINV(RAND();30;5)" office:value-type="float" office:value="31.1612201928549" calcext:value-type="float">
            <text:p>31,1612</text:p>
          </table:table-cell>
          <table:table-cell table:formula="of:=48+24*RAND()" office:value-type="float" office:value="53.6428820891306" calcext:value-type="float">
            <text:p>53,6429</text:p>
          </table:table-cell>
          <table:table-cell table:formula="of:=(([.C1099]+[.D1099])/([.C1099]*[.D1099]))+[.B1099]" office:value-type="float" office:value="30.5875754807205" calcext:value-type="float">
            <text:p>30,5876</text:p>
          </table:table-cell>
          <table:table-cell table:number-columns-repeated="9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27+6*RAND()" office:value-type="float" office:value="28.1923231200781" calcext:value-type="float">
            <text:p>28,1923</text:p>
          </table:table-cell>
          <table:table-cell table:formula="of:=NORMINV(RAND();30;5)" office:value-type="float" office:value="33.5694099946002" calcext:value-type="float">
            <text:p>33,5694</text:p>
          </table:table-cell>
          <table:table-cell table:formula="of:=48+24*RAND()" office:value-type="float" office:value="57.0360792456195" calcext:value-type="float">
            <text:p>57,0361</text:p>
          </table:table-cell>
          <table:table-cell table:formula="of:=(([.C1100]+[.D1100])/([.C1100]*[.D1100]))+[.B1100]" office:value-type="float" office:value="28.2396449072202" calcext:value-type="float">
            <text:p>28,2396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27+6*RAND()" office:value-type="float" office:value="27.6139070552308" calcext:value-type="float">
            <text:p>27,6139</text:p>
          </table:table-cell>
          <table:table-cell table:formula="of:=NORMINV(RAND();30;5)" office:value-type="float" office:value="39.9058370001334" calcext:value-type="float">
            <text:p>39,9058</text:p>
          </table:table-cell>
          <table:table-cell table:formula="of:=48+24*RAND()" office:value-type="float" office:value="66.9646068206057" calcext:value-type="float">
            <text:p>66,9646</text:p>
          </table:table-cell>
          <table:table-cell table:formula="of:=(([.C1101]+[.D1101])/([.C1101]*[.D1101]))+[.B1101]" office:value-type="float" office:value="27.6538993076999" calcext:value-type="float">
            <text:p>27,6539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27+6*RAND()" office:value-type="float" office:value="27.9442811992485" calcext:value-type="float">
            <text:p>27,9443</text:p>
          </table:table-cell>
          <table:table-cell table:formula="of:=NORMINV(RAND();30;5)" office:value-type="float" office:value="30.549305227742" calcext:value-type="float">
            <text:p>30,5493</text:p>
          </table:table-cell>
          <table:table-cell table:formula="of:=48+24*RAND()" office:value-type="float" office:value="68.800709838979" calcext:value-type="float">
            <text:p>68,8007</text:p>
          </table:table-cell>
          <table:table-cell table:formula="of:=(([.C1102]+[.D1102])/([.C1102]*[.D1102]))+[.B1102]" office:value-type="float" office:value="27.9915499016713" calcext:value-type="float">
            <text:p>27,9915</text:p>
          </table:table-cell>
          <table:table-cell table:number-columns-repeated="9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27+6*RAND()" office:value-type="float" office:value="27.3373066044878" calcext:value-type="float">
            <text:p>27,3373</text:p>
          </table:table-cell>
          <table:table-cell table:formula="of:=NORMINV(RAND();30;5)" office:value-type="float" office:value="28.8398028327441" calcext:value-type="float">
            <text:p>28,8398</text:p>
          </table:table-cell>
          <table:table-cell table:formula="of:=48+24*RAND()" office:value-type="float" office:value="59.3665394587442" calcext:value-type="float">
            <text:p>59,3665</text:p>
          </table:table-cell>
          <table:table-cell table:formula="of:=(([.C1103]+[.D1103])/([.C1103]*[.D1103]))+[.B1103]" office:value-type="float" office:value="27.3888254108349" calcext:value-type="float">
            <text:p>27,3888</text:p>
          </table:table-cell>
          <table:table-cell table:number-columns-repeated="9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27+6*RAND()" office:value-type="float" office:value="32.9448786650319" calcext:value-type="float">
            <text:p>32,9449</text:p>
          </table:table-cell>
          <table:table-cell table:formula="of:=NORMINV(RAND();30;5)" office:value-type="float" office:value="26.1432971971908" calcext:value-type="float">
            <text:p>26,1433</text:p>
          </table:table-cell>
          <table:table-cell table:formula="of:=48+24*RAND()" office:value-type="float" office:value="55.3159743072465" calcext:value-type="float">
            <text:p>55,3160</text:p>
          </table:table-cell>
          <table:table-cell table:formula="of:=(([.C1104]+[.D1104])/([.C1104]*[.D1104]))+[.B1104]" office:value-type="float" office:value="33.0012073478162" calcext:value-type="float">
            <text:p>33,0012</text:p>
          </table:table-cell>
          <table:table-cell table:number-columns-repeated="9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27+6*RAND()" office:value-type="float" office:value="31.260001301067" calcext:value-type="float">
            <text:p>31,2600</text:p>
          </table:table-cell>
          <table:table-cell table:formula="of:=NORMINV(RAND();30;5)" office:value-type="float" office:value="26.8894394687649" calcext:value-type="float">
            <text:p>26,8894</text:p>
          </table:table-cell>
          <table:table-cell table:formula="of:=48+24*RAND()" office:value-type="float" office:value="57.2003251863644" calcext:value-type="float">
            <text:p>57,2003</text:p>
          </table:table-cell>
          <table:table-cell table:formula="of:=(([.C1105]+[.D1105])/([.C1105]*[.D1105]))+[.B1105]" office:value-type="float" office:value="31.3146730403125" calcext:value-type="float">
            <text:p>31,3147</text:p>
          </table:table-cell>
          <table:table-cell table:number-columns-repeated="9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27+6*RAND()" office:value-type="float" office:value="31.1231302411761" calcext:value-type="float">
            <text:p>31,1231</text:p>
          </table:table-cell>
          <table:table-cell table:formula="of:=NORMINV(RAND();30;5)" office:value-type="float" office:value="32.6922206227317" calcext:value-type="float">
            <text:p>32,6922</text:p>
          </table:table-cell>
          <table:table-cell table:formula="of:=48+24*RAND()" office:value-type="float" office:value="57.4851577291265" calcext:value-type="float">
            <text:p>57,4852</text:p>
          </table:table-cell>
          <table:table-cell table:formula="of:=(([.C1106]+[.D1106])/([.C1106]*[.D1106]))+[.B1106]" office:value-type="float" office:value="31.1711143525988" calcext:value-type="float">
            <text:p>31,1711</text:p>
          </table:table-cell>
          <table:table-cell table:number-columns-repeated="9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27+6*RAND()" office:value-type="float" office:value="31.8590376621578" calcext:value-type="float">
            <text:p>31,8590</text:p>
          </table:table-cell>
          <table:table-cell table:formula="of:=NORMINV(RAND();30;5)" office:value-type="float" office:value="26.8280278514006" calcext:value-type="float">
            <text:p>26,8280</text:p>
          </table:table-cell>
          <table:table-cell table:formula="of:=48+24*RAND()" office:value-type="float" office:value="56.6879619536921" calcext:value-type="float">
            <text:p>56,6880</text:p>
          </table:table-cell>
          <table:table-cell table:formula="of:=(([.C1107]+[.D1107])/([.C1107]*[.D1107]))+[.B1107]" office:value-type="float" office:value="31.9139525423655" calcext:value-type="float">
            <text:p>31,9140</text:p>
          </table:table-cell>
          <table:table-cell table:number-columns-repeated="9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27+6*RAND()" office:value-type="float" office:value="29.3091703613754" calcext:value-type="float">
            <text:p>29,3092</text:p>
          </table:table-cell>
          <table:table-cell table:formula="of:=NORMINV(RAND();30;5)" office:value-type="float" office:value="31.3778474310915" calcext:value-type="float">
            <text:p>31,3778</text:p>
          </table:table-cell>
          <table:table-cell table:formula="of:=48+24*RAND()" office:value-type="float" office:value="58.6358941281214" calcext:value-type="float">
            <text:p>58,6359</text:p>
          </table:table-cell>
          <table:table-cell table:formula="of:=(([.C1108]+[.D1108])/([.C1108]*[.D1108]))+[.B1108]" office:value-type="float" office:value="29.3580943791381" calcext:value-type="float">
            <text:p>29,3581</text:p>
          </table:table-cell>
          <table:table-cell table:number-columns-repeated="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27+6*RAND()" office:value-type="float" office:value="28.3231834431645" calcext:value-type="float">
            <text:p>28,3232</text:p>
          </table:table-cell>
          <table:table-cell table:formula="of:=NORMINV(RAND();30;5)" office:value-type="float" office:value="33.5824210348302" calcext:value-type="float">
            <text:p>33,5824</text:p>
          </table:table-cell>
          <table:table-cell table:formula="of:=48+24*RAND()" office:value-type="float" office:value="62.2947909152135" calcext:value-type="float">
            <text:p>62,2948</text:p>
          </table:table-cell>
          <table:table-cell table:formula="of:=(([.C1109]+[.D1109])/([.C1109]*[.D1109]))+[.B1109]" office:value-type="float" office:value="28.3690136335938" calcext:value-type="float">
            <text:p>28,3690</text:p>
          </table:table-cell>
          <table:table-cell table:number-columns-repeated="9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27+6*RAND()" office:value-type="float" office:value="31.7701883220579" calcext:value-type="float">
            <text:p>31,7702</text:p>
          </table:table-cell>
          <table:table-cell table:formula="of:=NORMINV(RAND();30;5)" office:value-type="float" office:value="28.0401295018832" calcext:value-type="float">
            <text:p>28,0401</text:p>
          </table:table-cell>
          <table:table-cell table:formula="of:=48+24*RAND()" office:value-type="float" office:value="50.8387694461271" calcext:value-type="float">
            <text:p>50,8388</text:p>
          </table:table-cell>
          <table:table-cell table:formula="of:=(([.C1110]+[.D1110])/([.C1110]*[.D1110]))+[.B1110]" office:value-type="float" office:value="31.8255215230734" calcext:value-type="float">
            <text:p>31,8255</text:p>
          </table:table-cell>
          <table:table-cell table:number-columns-repeated="9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27+6*RAND()" office:value-type="float" office:value="30.6467425951269" calcext:value-type="float">
            <text:p>30,6467</text:p>
          </table:table-cell>
          <table:table-cell table:formula="of:=NORMINV(RAND();30;5)" office:value-type="float" office:value="21.0218592699561" calcext:value-type="float">
            <text:p>21,0219</text:p>
          </table:table-cell>
          <table:table-cell table:formula="of:=48+24*RAND()" office:value-type="float" office:value="63.3772066785023" calcext:value-type="float">
            <text:p>63,3772</text:p>
          </table:table-cell>
          <table:table-cell table:formula="of:=(([.C1111]+[.D1111])/([.C1111]*[.D1111]))+[.B1111]" office:value-type="float" office:value="30.7100906700854" calcext:value-type="float">
            <text:p>30,7101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27+6*RAND()" office:value-type="float" office:value="28.8640943833161" calcext:value-type="float">
            <text:p>28,8641</text:p>
          </table:table-cell>
          <table:table-cell table:formula="of:=NORMINV(RAND();30;5)" office:value-type="float" office:value="35.1473705292784" calcext:value-type="float">
            <text:p>35,1474</text:p>
          </table:table-cell>
          <table:table-cell table:formula="of:=48+24*RAND()" office:value-type="float" office:value="57.601304425858" calcext:value-type="float">
            <text:p>57,6013</text:p>
          </table:table-cell>
          <table:table-cell table:formula="of:=(([.C1112]+[.D1112])/([.C1112]*[.D1112]))+[.B1112]" office:value-type="float" office:value="28.9099067317901" calcext:value-type="float">
            <text:p>28,9099</text:p>
          </table:table-cell>
          <table:table-cell table:number-columns-repeated="9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27+6*RAND()" office:value-type="float" office:value="30.2831082644407" calcext:value-type="float">
            <text:p>30,2831</text:p>
          </table:table-cell>
          <table:table-cell table:formula="of:=NORMINV(RAND();30;5)" office:value-type="float" office:value="17.5673472292688" calcext:value-type="float">
            <text:p>17,5673</text:p>
          </table:table-cell>
          <table:table-cell table:formula="of:=48+24*RAND()" office:value-type="float" office:value="48.8418714115396" calcext:value-type="float">
            <text:p>48,8419</text:p>
          </table:table-cell>
          <table:table-cell table:formula="of:=(([.C1113]+[.D1113])/([.C1113]*[.D1113]))+[.B1113]" office:value-type="float" office:value="30.3605062912808" calcext:value-type="float">
            <text:p>30,3605</text:p>
          </table:table-cell>
          <table:table-cell table:number-columns-repeated="9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27+6*RAND()" office:value-type="float" office:value="29.2404109120835" calcext:value-type="float">
            <text:p>29,2404</text:p>
          </table:table-cell>
          <table:table-cell table:formula="of:=NORMINV(RAND();30;5)" office:value-type="float" office:value="38.9672514064401" calcext:value-type="float">
            <text:p>38,9673</text:p>
          </table:table-cell>
          <table:table-cell table:formula="of:=48+24*RAND()" office:value-type="float" office:value="48.8259305404499" calcext:value-type="float">
            <text:p>48,8259</text:p>
          </table:table-cell>
          <table:table-cell table:formula="of:=(([.C1114]+[.D1114])/([.C1114]*[.D1114]))+[.B1114]" office:value-type="float" office:value="29.286554407246" calcext:value-type="float">
            <text:p>29,2866</text:p>
          </table:table-cell>
          <table:table-cell table:number-columns-repeated="9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27+6*RAND()" office:value-type="float" office:value="29.8050470959861" calcext:value-type="float">
            <text:p>29,8050</text:p>
          </table:table-cell>
          <table:table-cell table:formula="of:=NORMINV(RAND();30;5)" office:value-type="float" office:value="39.4282754958567" calcext:value-type="float">
            <text:p>39,4283</text:p>
          </table:table-cell>
          <table:table-cell table:formula="of:=48+24*RAND()" office:value-type="float" office:value="59.376873630099" calcext:value-type="float">
            <text:p>59,3769</text:p>
          </table:table-cell>
          <table:table-cell table:formula="of:=(([.C1115]+[.D1115])/([.C1115]*[.D1115]))+[.B1115]" office:value-type="float" office:value="29.8472511789985" calcext:value-type="float">
            <text:p>29,8473</text:p>
          </table:table-cell>
          <table:table-cell table:number-columns-repeated="9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27+6*RAND()" office:value-type="float" office:value="28.1535282551777" calcext:value-type="float">
            <text:p>28,1535</text:p>
          </table:table-cell>
          <table:table-cell table:formula="of:=NORMINV(RAND();30;5)" office:value-type="float" office:value="28.3070708308873" calcext:value-type="float">
            <text:p>28,3071</text:p>
          </table:table-cell>
          <table:table-cell table:formula="of:=48+24*RAND()" office:value-type="float" office:value="61.6383497966453" calcext:value-type="float">
            <text:p>61,6383</text:p>
          </table:table-cell>
          <table:table-cell table:formula="of:=(([.C1116]+[.D1116])/([.C1116]*[.D1116]))+[.B1116]" office:value-type="float" office:value="28.205078783714" calcext:value-type="float">
            <text:p>28,2051</text:p>
          </table:table-cell>
          <table:table-cell table:number-columns-repeated="9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27+6*RAND()" office:value-type="float" office:value="32.0794012940023" calcext:value-type="float">
            <text:p>32,0794</text:p>
          </table:table-cell>
          <table:table-cell table:formula="of:=NORMINV(RAND();30;5)" office:value-type="float" office:value="26.6950625984308" calcext:value-type="float">
            <text:p>26,6951</text:p>
          </table:table-cell>
          <table:table-cell table:formula="of:=48+24*RAND()" office:value-type="float" office:value="66.6444208519533" calcext:value-type="float">
            <text:p>66,6444</text:p>
          </table:table-cell>
          <table:table-cell table:formula="of:=(([.C1117]+[.D1117])/([.C1117]*[.D1117]))+[.B1117]" office:value-type="float" office:value="32.1318664116784" calcext:value-type="float">
            <text:p>32,1319</text:p>
          </table:table-cell>
          <table:table-cell table:number-columns-repeated="9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27+6*RAND()" office:value-type="float" office:value="32.9969054900575" calcext:value-type="float">
            <text:p>32,9969</text:p>
          </table:table-cell>
          <table:table-cell table:formula="of:=NORMINV(RAND();30;5)" office:value-type="float" office:value="28.9343184156224" calcext:value-type="float">
            <text:p>28,9343</text:p>
          </table:table-cell>
          <table:table-cell table:formula="of:=48+24*RAND()" office:value-type="float" office:value="53.8665414741263" calcext:value-type="float">
            <text:p>53,8665</text:p>
          </table:table-cell>
          <table:table-cell table:formula="of:=(([.C1118]+[.D1118])/([.C1118]*[.D1118]))+[.B1118]" office:value-type="float" office:value="33.0500309249341" calcext:value-type="float">
            <text:p>33,0500</text:p>
          </table:table-cell>
          <table:table-cell table:number-columns-repeated="9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27+6*RAND()" office:value-type="float" office:value="31.2571156423073" calcext:value-type="float">
            <text:p>31,2571</text:p>
          </table:table-cell>
          <table:table-cell table:formula="of:=NORMINV(RAND();30;5)" office:value-type="float" office:value="31.4297439585313" calcext:value-type="float">
            <text:p>31,4297</text:p>
          </table:table-cell>
          <table:table-cell table:formula="of:=48+24*RAND()" office:value-type="float" office:value="58.4776418013498" calcext:value-type="float">
            <text:p>58,4776</text:p>
          </table:table-cell>
          <table:table-cell table:formula="of:=(([.C1119]+[.D1119])/([.C1119]*[.D1119]))+[.B1119]" office:value-type="float" office:value="31.3060331898831" calcext:value-type="float">
            <text:p>31,3060</text:p>
          </table:table-cell>
          <table:table-cell table:number-columns-repeated="9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27+6*RAND()" office:value-type="float" office:value="29.8507854358759" calcext:value-type="float">
            <text:p>29,8508</text:p>
          </table:table-cell>
          <table:table-cell table:formula="of:=NORMINV(RAND();30;5)" office:value-type="float" office:value="27.6796275139639" calcext:value-type="float">
            <text:p>27,6796</text:p>
          </table:table-cell>
          <table:table-cell table:formula="of:=48+24*RAND()" office:value-type="float" office:value="58.0360864726827" calcext:value-type="float">
            <text:p>58,0361</text:p>
          </table:table-cell>
          <table:table-cell table:formula="of:=(([.C1120]+[.D1120])/([.C1120]*[.D1120]))+[.B1120]" office:value-type="float" office:value="29.9041437484003" calcext:value-type="float">
            <text:p>29,9041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27+6*RAND()" office:value-type="float" office:value="28.3871265014168" calcext:value-type="float">
            <text:p>28,3871</text:p>
          </table:table-cell>
          <table:table-cell table:formula="of:=NORMINV(RAND();30;5)" office:value-type="float" office:value="32.9777725101972" calcext:value-type="float">
            <text:p>32,9778</text:p>
          </table:table-cell>
          <table:table-cell table:formula="of:=48+24*RAND()" office:value-type="float" office:value="58.9719571983442" calcext:value-type="float">
            <text:p>58,9720</text:p>
          </table:table-cell>
          <table:table-cell table:formula="of:=(([.C1121]+[.D1121])/([.C1121]*[.D1121]))+[.B1121]" office:value-type="float" office:value="28.4344071687298" calcext:value-type="float">
            <text:p>28,4344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27+6*RAND()" office:value-type="float" office:value="31.1021548819263" calcext:value-type="float">
            <text:p>31,1022</text:p>
          </table:table-cell>
          <table:table-cell table:formula="of:=NORMINV(RAND();30;5)" office:value-type="float" office:value="27.0061805627758" calcext:value-type="float">
            <text:p>27,0062</text:p>
          </table:table-cell>
          <table:table-cell table:formula="of:=48+24*RAND()" office:value-type="float" office:value="63.9063459606841" calcext:value-type="float">
            <text:p>63,9063</text:p>
          </table:table-cell>
          <table:table-cell table:formula="of:=(([.C1122]+[.D1122])/([.C1122]*[.D1122]))+[.B1122]" office:value-type="float" office:value="31.1548313410291" calcext:value-type="float">
            <text:p>31,1548</text:p>
          </table:table-cell>
          <table:table-cell table:number-columns-repeated="9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27+6*RAND()" office:value-type="float" office:value="28.5608442358207" calcext:value-type="float">
            <text:p>28,5608</text:p>
          </table:table-cell>
          <table:table-cell table:formula="of:=NORMINV(RAND();30;5)" office:value-type="float" office:value="34.2639665949945" calcext:value-type="float">
            <text:p>34,2640</text:p>
          </table:table-cell>
          <table:table-cell table:formula="of:=48+24*RAND()" office:value-type="float" office:value="55.8365402659401" calcext:value-type="float">
            <text:p>55,8365</text:p>
          </table:table-cell>
          <table:table-cell table:formula="of:=(([.C1123]+[.D1123])/([.C1123]*[.D1123]))+[.B1123]" office:value-type="float" office:value="28.6079388339567" calcext:value-type="float">
            <text:p>28,6079</text:p>
          </table:table-cell>
          <table:table-cell table:number-columns-repeated="9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27+6*RAND()" office:value-type="float" office:value="30.7010899374727" calcext:value-type="float">
            <text:p>30,7011</text:p>
          </table:table-cell>
          <table:table-cell table:formula="of:=NORMINV(RAND();30;5)" office:value-type="float" office:value="28.2026499084162" calcext:value-type="float">
            <text:p>28,2026</text:p>
          </table:table-cell>
          <table:table-cell table:formula="of:=48+24*RAND()" office:value-type="float" office:value="69.0035209329799" calcext:value-type="float">
            <text:p>69,0035</text:p>
          </table:table-cell>
          <table:table-cell table:formula="of:=(([.C1124]+[.D1124])/([.C1124]*[.D1124]))+[.B1124]" office:value-type="float" office:value="30.7510396126059" calcext:value-type="float">
            <text:p>30,7510</text:p>
          </table:table-cell>
          <table:table-cell table:number-columns-repeated="9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27+6*RAND()" office:value-type="float" office:value="29.6480775342789" calcext:value-type="float">
            <text:p>29,6481</text:p>
          </table:table-cell>
          <table:table-cell table:formula="of:=NORMINV(RAND();30;5)" office:value-type="float" office:value="29.3862690324216" calcext:value-type="float">
            <text:p>29,3863</text:p>
          </table:table-cell>
          <table:table-cell table:formula="of:=48+24*RAND()" office:value-type="float" office:value="57.521191877313" calcext:value-type="float">
            <text:p>57,5212</text:p>
          </table:table-cell>
          <table:table-cell table:formula="of:=(([.C1125]+[.D1125])/([.C1125]*[.D1125]))+[.B1125]" office:value-type="float" office:value="29.699491929916" calcext:value-type="float">
            <text:p>29,6995</text:p>
          </table:table-cell>
          <table:table-cell table:number-columns-repeated="9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27+6*RAND()" office:value-type="float" office:value="29.506693868665" calcext:value-type="float">
            <text:p>29,5067</text:p>
          </table:table-cell>
          <table:table-cell table:formula="of:=NORMINV(RAND();30;5)" office:value-type="float" office:value="28.9648745726039" calcext:value-type="float">
            <text:p>28,9649</text:p>
          </table:table-cell>
          <table:table-cell table:formula="of:=48+24*RAND()" office:value-type="float" office:value="70.985277579166" calcext:value-type="float">
            <text:p>70,9853</text:p>
          </table:table-cell>
          <table:table-cell table:formula="of:=(([.C1126]+[.D1126])/([.C1126]*[.D1126]))+[.B1126]" office:value-type="float" office:value="29.5553058723823" calcext:value-type="float">
            <text:p>29,5553</text:p>
          </table:table-cell>
          <table:table-cell table:number-columns-repeated="9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27+6*RAND()" office:value-type="float" office:value="31.2859536877368" calcext:value-type="float">
            <text:p>31,2860</text:p>
          </table:table-cell>
          <table:table-cell table:formula="of:=NORMINV(RAND();30;5)" office:value-type="float" office:value="33.5685528821541" calcext:value-type="float">
            <text:p>33,5686</text:p>
          </table:table-cell>
          <table:table-cell table:formula="of:=48+24*RAND()" office:value-type="float" office:value="70.2176715033129" calcext:value-type="float">
            <text:p>70,2177</text:p>
          </table:table-cell>
          <table:table-cell table:formula="of:=(([.C1127]+[.D1127])/([.C1127]*[.D1127]))+[.B1127]" office:value-type="float" office:value="31.3299849027759" calcext:value-type="float">
            <text:p>31,3300</text:p>
          </table:table-cell>
          <table:table-cell table:number-columns-repeated="9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27+6*RAND()" office:value-type="float" office:value="27.9845930265728" calcext:value-type="float">
            <text:p>27,9846</text:p>
          </table:table-cell>
          <table:table-cell table:formula="of:=NORMINV(RAND();30;5)" office:value-type="float" office:value="40.3270313317793" calcext:value-type="float">
            <text:p>40,3270</text:p>
          </table:table-cell>
          <table:table-cell table:formula="of:=48+24*RAND()" office:value-type="float" office:value="55.3510522479191" calcext:value-type="float">
            <text:p>55,3511</text:p>
          </table:table-cell>
          <table:table-cell table:formula="of:=(([.C1128]+[.D1128])/([.C1128]*[.D1128]))+[.B1128]" office:value-type="float" office:value="28.0274567934011" calcext:value-type="float">
            <text:p>28,0275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27+6*RAND()" office:value-type="float" office:value="30.9823693830986" calcext:value-type="float">
            <text:p>30,9824</text:p>
          </table:table-cell>
          <table:table-cell table:formula="of:=NORMINV(RAND();30;5)" office:value-type="float" office:value="26.3398345952713" calcext:value-type="float">
            <text:p>26,3398</text:p>
          </table:table-cell>
          <table:table-cell table:formula="of:=48+24*RAND()" office:value-type="float" office:value="66.5867679594085" calcext:value-type="float">
            <text:p>66,5868</text:p>
          </table:table-cell>
          <table:table-cell table:formula="of:=(([.C1129]+[.D1129])/([.C1129]*[.D1129]))+[.B1129]" office:value-type="float" office:value="31.0353526924196" calcext:value-type="float">
            <text:p>31,0354</text:p>
          </table:table-cell>
          <table:table-cell table:number-columns-repeated="9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27+6*RAND()" office:value-type="float" office:value="27.810701295035" calcext:value-type="float">
            <text:p>27,8107</text:p>
          </table:table-cell>
          <table:table-cell table:formula="of:=NORMINV(RAND();30;5)" office:value-type="float" office:value="26.0472424253497" calcext:value-type="float">
            <text:p>26,0472</text:p>
          </table:table-cell>
          <table:table-cell table:formula="of:=48+24*RAND()" office:value-type="float" office:value="50.1873284177855" calcext:value-type="float">
            <text:p>50,1873</text:p>
          </table:table-cell>
          <table:table-cell table:formula="of:=(([.C1130]+[.D1130])/([.C1130]*[.D1130]))+[.B1130]" office:value-type="float" office:value="27.8690184233247" calcext:value-type="float">
            <text:p>27,8690</text:p>
          </table:table-cell>
          <table:table-cell table:number-columns-repeated="9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27+6*RAND()" office:value-type="float" office:value="28.2717413969804" calcext:value-type="float">
            <text:p>28,2717</text:p>
          </table:table-cell>
          <table:table-cell table:formula="of:=NORMINV(RAND();30;5)" office:value-type="float" office:value="24.4783951451653" calcext:value-type="float">
            <text:p>24,4784</text:p>
          </table:table-cell>
          <table:table-cell table:formula="of:=48+24*RAND()" office:value-type="float" office:value="57.32341675926" calcext:value-type="float">
            <text:p>57,3234</text:p>
          </table:table-cell>
          <table:table-cell table:formula="of:=(([.C1131]+[.D1131])/([.C1131]*[.D1131]))+[.B1131]" office:value-type="float" office:value="28.3300386261653" calcext:value-type="float">
            <text:p>28,3300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27+6*RAND()" office:value-type="float" office:value="32.715604727855" calcext:value-type="float">
            <text:p>32,7156</text:p>
          </table:table-cell>
          <table:table-cell table:formula="of:=NORMINV(RAND();30;5)" office:value-type="float" office:value="36.9537230152386" calcext:value-type="float">
            <text:p>36,9537</text:p>
          </table:table-cell>
          <table:table-cell table:formula="of:=48+24*RAND()" office:value-type="float" office:value="68.1042668977752" calcext:value-type="float">
            <text:p>68,1043</text:p>
          </table:table-cell>
          <table:table-cell table:formula="of:=(([.C1132]+[.D1132])/([.C1132]*[.D1132]))+[.B1132]" office:value-type="float" office:value="32.7573489685148" calcext:value-type="float">
            <text:p>32,7573</text:p>
          </table:table-cell>
          <table:table-cell table:number-columns-repeated="9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27+6*RAND()" office:value-type="float" office:value="29.222671298543" calcext:value-type="float">
            <text:p>29,2227</text:p>
          </table:table-cell>
          <table:table-cell table:formula="of:=NORMINV(RAND();30;5)" office:value-type="float" office:value="21.8304855323122" calcext:value-type="float">
            <text:p>21,8305</text:p>
          </table:table-cell>
          <table:table-cell table:formula="of:=48+24*RAND()" office:value-type="float" office:value="61.5448247054592" calcext:value-type="float">
            <text:p>61,5448</text:p>
          </table:table-cell>
          <table:table-cell table:formula="of:=(([.C1133]+[.D1133])/([.C1133]*[.D1133]))+[.B1133]" office:value-type="float" office:value="29.2847271199994" calcext:value-type="float">
            <text:p>29,2847</text:p>
          </table:table-cell>
          <table:table-cell table:number-columns-repeated="9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27+6*RAND()" office:value-type="float" office:value="30.212948697852" calcext:value-type="float">
            <text:p>30,2129</text:p>
          </table:table-cell>
          <table:table-cell table:formula="of:=NORMINV(RAND();30;5)" office:value-type="float" office:value="27.6440004442168" calcext:value-type="float">
            <text:p>27,6440</text:p>
          </table:table-cell>
          <table:table-cell table:formula="of:=48+24*RAND()" office:value-type="float" office:value="69.9797464655712" calcext:value-type="float">
            <text:p>69,9797</text:p>
          </table:table-cell>
          <table:table-cell table:formula="of:=(([.C1134]+[.D1134])/([.C1134]*[.D1134]))+[.B1134]" office:value-type="float" office:value="30.2634127611466" calcext:value-type="float">
            <text:p>30,2634</text:p>
          </table:table-cell>
          <table:table-cell table:number-columns-repeated="9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27+6*RAND()" office:value-type="float" office:value="27.6978634411935" calcext:value-type="float">
            <text:p>27,6979</text:p>
          </table:table-cell>
          <table:table-cell table:formula="of:=NORMINV(RAND();30;5)" office:value-type="float" office:value="33.9046963622456" calcext:value-type="float">
            <text:p>33,9047</text:p>
          </table:table-cell>
          <table:table-cell table:formula="of:=48+24*RAND()" office:value-type="float" office:value="52.1131826424971" calcext:value-type="float">
            <text:p>52,1132</text:p>
          </table:table-cell>
          <table:table-cell table:formula="of:=(([.C1135]+[.D1135])/([.C1135]*[.D1135]))+[.B1135]" office:value-type="float" office:value="27.746546882886" calcext:value-type="float">
            <text:p>27,7465</text:p>
          </table:table-cell>
          <table:table-cell table:number-columns-repeated="9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27+6*RAND()" office:value-type="float" office:value="27.7845537301619" calcext:value-type="float">
            <text:p>27,7846</text:p>
          </table:table-cell>
          <table:table-cell table:formula="of:=NORMINV(RAND();30;5)" office:value-type="float" office:value="35.6938730581637" calcext:value-type="float">
            <text:p>35,6939</text:p>
          </table:table-cell>
          <table:table-cell table:formula="of:=48+24*RAND()" office:value-type="float" office:value="54.7555137751624" calcext:value-type="float">
            <text:p>54,7555</text:p>
          </table:table-cell>
          <table:table-cell table:formula="of:=(([.C1136]+[.D1136])/([.C1136]*[.D1136]))+[.B1136]" office:value-type="float" office:value="27.8308327437847" calcext:value-type="float">
            <text:p>27,8308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27+6*RAND()" office:value-type="float" office:value="31.7133918239269" calcext:value-type="float">
            <text:p>31,7134</text:p>
          </table:table-cell>
          <table:table-cell table:formula="of:=NORMINV(RAND();30;5)" office:value-type="float" office:value="32.3623568400723" calcext:value-type="float">
            <text:p>32,3624</text:p>
          </table:table-cell>
          <table:table-cell table:formula="of:=48+24*RAND()" office:value-type="float" office:value="62.3070737002417" calcext:value-type="float">
            <text:p>62,3071</text:p>
          </table:table-cell>
          <table:table-cell table:formula="of:=(([.C1137]+[.D1137])/([.C1137]*[.D1137]))+[.B1137]" office:value-type="float" office:value="31.760341464053" calcext:value-type="float">
            <text:p>31,7603</text:p>
          </table:table-cell>
          <table:table-cell table:number-columns-repeated="9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27+6*RAND()" office:value-type="float" office:value="27.5246311097872" calcext:value-type="float">
            <text:p>27,5246</text:p>
          </table:table-cell>
          <table:table-cell table:formula="of:=NORMINV(RAND();30;5)" office:value-type="float" office:value="31.0636682637508" calcext:value-type="float">
            <text:p>31,0637</text:p>
          </table:table-cell>
          <table:table-cell table:formula="of:=48+24*RAND()" office:value-type="float" office:value="62.1373542426154" calcext:value-type="float">
            <text:p>62,1374</text:p>
          </table:table-cell>
          <table:table-cell table:formula="of:=(([.C1138]+[.D1138])/([.C1138]*[.D1138]))+[.B1138]" office:value-type="float" office:value="27.5729164371291" calcext:value-type="float">
            <text:p>27,5729</text:p>
          </table:table-cell>
          <table:table-cell table:number-columns-repeated="9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27+6*RAND()" office:value-type="float" office:value="27.3542523735669" calcext:value-type="float">
            <text:p>27,3543</text:p>
          </table:table-cell>
          <table:table-cell table:formula="of:=NORMINV(RAND();30;5)" office:value-type="float" office:value="28.0890167993107" calcext:value-type="float">
            <text:p>28,0890</text:p>
          </table:table-cell>
          <table:table-cell table:formula="of:=48+24*RAND()" office:value-type="float" office:value="63.2066955501214" calcext:value-type="float">
            <text:p>63,2067</text:p>
          </table:table-cell>
          <table:table-cell table:formula="of:=(([.C1139]+[.D1139])/([.C1139]*[.D1139]))+[.B1139]" office:value-type="float" office:value="27.4056745859566" calcext:value-type="float">
            <text:p>27,4057</text:p>
          </table:table-cell>
          <table:table-cell table:number-columns-repeated="9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27+6*RAND()" office:value-type="float" office:value="28.0847886402626" calcext:value-type="float">
            <text:p>28,0848</text:p>
          </table:table-cell>
          <table:table-cell table:formula="of:=NORMINV(RAND();30;5)" office:value-type="float" office:value="35.1326936579873" calcext:value-type="float">
            <text:p>35,1327</text:p>
          </table:table-cell>
          <table:table-cell table:formula="of:=48+24*RAND()" office:value-type="float" office:value="58.3497645361349" calcext:value-type="float">
            <text:p>58,3498</text:p>
          </table:table-cell>
          <table:table-cell table:formula="of:=(([.C1140]+[.D1140])/([.C1140]*[.D1140]))+[.B1140]" office:value-type="float" office:value="28.1303901863435" calcext:value-type="float">
            <text:p>28,1304</text:p>
          </table:table-cell>
          <table:table-cell table:number-columns-repeated="9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27+6*RAND()" office:value-type="float" office:value="32.2202901367564" calcext:value-type="float">
            <text:p>32,2203</text:p>
          </table:table-cell>
          <table:table-cell table:formula="of:=NORMINV(RAND();30;5)" office:value-type="float" office:value="22.1875324074443" calcext:value-type="float">
            <text:p>22,1875</text:p>
          </table:table-cell>
          <table:table-cell table:formula="of:=48+24*RAND()" office:value-type="float" office:value="51.2817997606471" calcext:value-type="float">
            <text:p>51,2818</text:p>
          </table:table-cell>
          <table:table-cell table:formula="of:=(([.C1141]+[.D1141])/([.C1141]*[.D1141]))+[.B1141]" office:value-type="float" office:value="32.2848605891025" calcext:value-type="float">
            <text:p>32,2849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27+6*RAND()" office:value-type="float" office:value="27.6474657186773" calcext:value-type="float">
            <text:p>27,6475</text:p>
          </table:table-cell>
          <table:table-cell table:formula="of:=NORMINV(RAND();30;5)" office:value-type="float" office:value="32.9027905845876" calcext:value-type="float">
            <text:p>32,9028</text:p>
          </table:table-cell>
          <table:table-cell table:formula="of:=48+24*RAND()" office:value-type="float" office:value="65.5972627652809" calcext:value-type="float">
            <text:p>65,5973</text:p>
          </table:table-cell>
          <table:table-cell table:formula="of:=(([.C1142]+[.D1142])/([.C1142]*[.D1142]))+[.B1142]" office:value-type="float" office:value="27.6931028160872" calcext:value-type="float">
            <text:p>27,6931</text:p>
          </table:table-cell>
          <table:table-cell table:number-columns-repeated="9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27+6*RAND()" office:value-type="float" office:value="30.9690007490572" calcext:value-type="float">
            <text:p>30,9690</text:p>
          </table:table-cell>
          <table:table-cell table:formula="of:=NORMINV(RAND();30;5)" office:value-type="float" office:value="37.3495499677577" calcext:value-type="float">
            <text:p>37,3495</text:p>
          </table:table-cell>
          <table:table-cell table:formula="of:=48+24*RAND()" office:value-type="float" office:value="68.644143040292" calcext:value-type="float">
            <text:p>68,6441</text:p>
          </table:table-cell>
          <table:table-cell table:formula="of:=(([.C1143]+[.D1143])/([.C1143]*[.D1143]))+[.B1143]" office:value-type="float" office:value="31.0103427186392" calcext:value-type="float">
            <text:p>31,0103</text:p>
          </table:table-cell>
          <table:table-cell table:number-columns-repeated="9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27+6*RAND()" office:value-type="float" office:value="32.7877492799889" calcext:value-type="float">
            <text:p>32,7877</text:p>
          </table:table-cell>
          <table:table-cell table:formula="of:=NORMINV(RAND();30;5)" office:value-type="float" office:value="30.984489156051" calcext:value-type="float">
            <text:p>30,9845</text:p>
          </table:table-cell>
          <table:table-cell table:formula="of:=48+24*RAND()" office:value-type="float" office:value="59.1681707622483" calcext:value-type="float">
            <text:p>59,1682</text:p>
          </table:table-cell>
          <table:table-cell table:formula="of:=(([.C1144]+[.D1144])/([.C1144]*[.D1144]))+[.B1144]" office:value-type="float" office:value="32.8369244717065" calcext:value-type="float">
            <text:p>32,8369</text:p>
          </table:table-cell>
          <table:table-cell table:number-columns-repeated="9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27+6*RAND()" office:value-type="float" office:value="28.8757642500568" calcext:value-type="float">
            <text:p>28,8758</text:p>
          </table:table-cell>
          <table:table-cell table:formula="of:=NORMINV(RAND();30;5)" office:value-type="float" office:value="22.0390487112504" calcext:value-type="float">
            <text:p>22,0390</text:p>
          </table:table-cell>
          <table:table-cell table:formula="of:=48+24*RAND()" office:value-type="float" office:value="61.3547271536663" calcext:value-type="float">
            <text:p>61,3547</text:p>
          </table:table-cell>
          <table:table-cell table:formula="of:=(([.C1145]+[.D1145])/([.C1145]*[.D1145]))+[.B1145]" office:value-type="float" office:value="28.9374369219552" calcext:value-type="float">
            <text:p>28,9374</text:p>
          </table:table-cell>
          <table:table-cell table:number-columns-repeated="9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27+6*RAND()" office:value-type="float" office:value="31.3772534241434" calcext:value-type="float">
            <text:p>31,3773</text:p>
          </table:table-cell>
          <table:table-cell table:formula="of:=NORMINV(RAND();30;5)" office:value-type="float" office:value="36.9338560772473" calcext:value-type="float">
            <text:p>36,9339</text:p>
          </table:table-cell>
          <table:table-cell table:formula="of:=48+24*RAND()" office:value-type="float" office:value="54.0641534803435" calcext:value-type="float">
            <text:p>54,0642</text:p>
          </table:table-cell>
          <table:table-cell table:formula="of:=(([.C1146]+[.D1146])/([.C1146]*[.D1146]))+[.B1146]" office:value-type="float" office:value="31.4228253973169" calcext:value-type="float">
            <text:p>31,4228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27+6*RAND()" office:value-type="float" office:value="30.785741642816" calcext:value-type="float">
            <text:p>30,7857</text:p>
          </table:table-cell>
          <table:table-cell table:formula="of:=NORMINV(RAND();30;5)" office:value-type="float" office:value="42.4639139136682" calcext:value-type="float">
            <text:p>42,4639</text:p>
          </table:table-cell>
          <table:table-cell table:formula="of:=48+24*RAND()" office:value-type="float" office:value="53.7534212367609" calcext:value-type="float">
            <text:p>53,7534</text:p>
          </table:table-cell>
          <table:table-cell table:formula="of:=(([.C1147]+[.D1147])/([.C1147]*[.D1147]))+[.B1147]" office:value-type="float" office:value="30.8278945170497" calcext:value-type="float">
            <text:p>30,8279</text:p>
          </table:table-cell>
          <table:table-cell table:number-columns-repeated="9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27+6*RAND()" office:value-type="float" office:value="30.7168026741128" calcext:value-type="float">
            <text:p>30,7168</text:p>
          </table:table-cell>
          <table:table-cell table:formula="of:=NORMINV(RAND();30;5)" office:value-type="float" office:value="26.234899922592" calcext:value-type="float">
            <text:p>26,2349</text:p>
          </table:table-cell>
          <table:table-cell table:formula="of:=48+24*RAND()" office:value-type="float" office:value="65.5352156655863" calcext:value-type="float">
            <text:p>65,5352</text:p>
          </table:table-cell>
          <table:table-cell table:formula="of:=(([.C1148]+[.D1148])/([.C1148]*[.D1148]))+[.B1148]" office:value-type="float" office:value="30.7701788104474" calcext:value-type="float">
            <text:p>30,7702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27+6*RAND()" office:value-type="float" office:value="27.5375889649149" calcext:value-type="float">
            <text:p>27,5376</text:p>
          </table:table-cell>
          <table:table-cell table:formula="of:=NORMINV(RAND();30;5)" office:value-type="float" office:value="29.0432017070893" calcext:value-type="float">
            <text:p>29,0432</text:p>
          </table:table-cell>
          <table:table-cell table:formula="of:=48+24*RAND()" office:value-type="float" office:value="51.0840980345383" calcext:value-type="float">
            <text:p>51,0841</text:p>
          </table:table-cell>
          <table:table-cell table:formula="of:=(([.C1149]+[.D1149])/([.C1149]*[.D1149]))+[.B1149]" office:value-type="float" office:value="27.5915959939018" calcext:value-type="float">
            <text:p>27,5916</text:p>
          </table:table-cell>
          <table:table-cell table:number-columns-repeated="9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27+6*RAND()" office:value-type="float" office:value="30.4380319111515" calcext:value-type="float">
            <text:p>30,4380</text:p>
          </table:table-cell>
          <table:table-cell table:formula="of:=NORMINV(RAND();30;5)" office:value-type="float" office:value="32.6996241931239" calcext:value-type="float">
            <text:p>32,6996</text:p>
          </table:table-cell>
          <table:table-cell table:formula="of:=48+24*RAND()" office:value-type="float" office:value="62.0130148055032" calcext:value-type="float">
            <text:p>62,0130</text:p>
          </table:table-cell>
          <table:table-cell table:formula="of:=(([.C1150]+[.D1150])/([.C1150]*[.D1150]))+[.B1150]" office:value-type="float" office:value="30.4847389495887" calcext:value-type="float">
            <text:p>30,4847</text:p>
          </table:table-cell>
          <table:table-cell table:number-columns-repeated="9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27+6*RAND()" office:value-type="float" office:value="30.8793453017715" calcext:value-type="float">
            <text:p>30,8793</text:p>
          </table:table-cell>
          <table:table-cell table:formula="of:=NORMINV(RAND();30;5)" office:value-type="float" office:value="29.3674607032343" calcext:value-type="float">
            <text:p>29,3675</text:p>
          </table:table-cell>
          <table:table-cell table:formula="of:=48+24*RAND()" office:value-type="float" office:value="70.1357387071475" calcext:value-type="float">
            <text:p>70,1357</text:p>
          </table:table-cell>
          <table:table-cell table:formula="of:=(([.C1151]+[.D1151])/([.C1151]*[.D1151]))+[.B1151]" office:value-type="float" office:value="30.9276546605846" calcext:value-type="float">
            <text:p>30,9277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27+6*RAND()" office:value-type="float" office:value="28.0794646076392" calcext:value-type="float">
            <text:p>28,0795</text:p>
          </table:table-cell>
          <table:table-cell table:formula="of:=NORMINV(RAND();30;5)" office:value-type="float" office:value="32.2672485411231" calcext:value-type="float">
            <text:p>32,2672</text:p>
          </table:table-cell>
          <table:table-cell table:formula="of:=48+24*RAND()" office:value-type="float" office:value="48.5263066431508" calcext:value-type="float">
            <text:p>48,5263</text:p>
          </table:table-cell>
          <table:table-cell table:formula="of:=(([.C1152]+[.D1152])/([.C1152]*[.D1152]))+[.B1152]" office:value-type="float" office:value="28.1310631634585" calcext:value-type="float">
            <text:p>28,1311</text:p>
          </table:table-cell>
          <table:table-cell table:number-columns-repeated="9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27+6*RAND()" office:value-type="float" office:value="32.0861532341223" calcext:value-type="float">
            <text:p>32,0862</text:p>
          </table:table-cell>
          <table:table-cell table:formula="of:=NORMINV(RAND();30;5)" office:value-type="float" office:value="27.6486002612578" calcext:value-type="float">
            <text:p>27,6486</text:p>
          </table:table-cell>
          <table:table-cell table:formula="of:=48+24*RAND()" office:value-type="float" office:value="49.3320563631132" calcext:value-type="float">
            <text:p>49,3321</text:p>
          </table:table-cell>
          <table:table-cell table:formula="of:=(([.C1153]+[.D1153])/([.C1153]*[.D1153]))+[.B1153]" office:value-type="float" office:value="32.1425922253322" calcext:value-type="float">
            <text:p>32,1426</text:p>
          </table:table-cell>
          <table:table-cell table:number-columns-repeated="9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27+6*RAND()" office:value-type="float" office:value="30.6405766673852" calcext:value-type="float">
            <text:p>30,6406</text:p>
          </table:table-cell>
          <table:table-cell table:formula="of:=NORMINV(RAND();30;5)" office:value-type="float" office:value="27.6417712155409" calcext:value-type="float">
            <text:p>27,6418</text:p>
          </table:table-cell>
          <table:table-cell table:formula="of:=48+24*RAND()" office:value-type="float" office:value="66.8017112379894" calcext:value-type="float">
            <text:p>66,8017</text:p>
          </table:table-cell>
          <table:table-cell table:formula="of:=(([.C1154]+[.D1154])/([.C1154]*[.D1154]))+[.B1154]" office:value-type="float" office:value="30.6917234755659" calcext:value-type="float">
            <text:p>30,6917</text:p>
          </table:table-cell>
          <table:table-cell table:number-columns-repeated="9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27+6*RAND()" office:value-type="float" office:value="31.3295914542396" calcext:value-type="float">
            <text:p>31,3296</text:p>
          </table:table-cell>
          <table:table-cell table:formula="of:=NORMINV(RAND();30;5)" office:value-type="float" office:value="27.311752043809" calcext:value-type="float">
            <text:p>27,3118</text:p>
          </table:table-cell>
          <table:table-cell table:formula="of:=48+24*RAND()" office:value-type="float" office:value="51.5221913354471" calcext:value-type="float">
            <text:p>51,5222</text:p>
          </table:table-cell>
          <table:table-cell table:formula="of:=(([.C1155]+[.D1155])/([.C1155]*[.D1155]))+[.B1155]" office:value-type="float" office:value="31.3856148415844" calcext:value-type="float">
            <text:p>31,3856</text:p>
          </table:table-cell>
          <table:table-cell table:number-columns-repeated="9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27+6*RAND()" office:value-type="float" office:value="31.1643095829058" calcext:value-type="float">
            <text:p>31,1643</text:p>
          </table:table-cell>
          <table:table-cell table:formula="of:=NORMINV(RAND();30;5)" office:value-type="float" office:value="19.0258175979723" calcext:value-type="float">
            <text:p>19,0258</text:p>
          </table:table-cell>
          <table:table-cell table:formula="of:=48+24*RAND()" office:value-type="float" office:value="62.6573539534584" calcext:value-type="float">
            <text:p>62,6574</text:p>
          </table:table-cell>
          <table:table-cell table:formula="of:=(([.C1156]+[.D1156])/([.C1156]*[.D1156]))+[.B1156]" office:value-type="float" office:value="31.2328295605594" calcext:value-type="float">
            <text:p>31,2328</text:p>
          </table:table-cell>
          <table:table-cell table:number-columns-repeated="9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27+6*RAND()" office:value-type="float" office:value="28.3594552616123" calcext:value-type="float">
            <text:p>28,3595</text:p>
          </table:table-cell>
          <table:table-cell table:formula="of:=NORMINV(RAND();30;5)" office:value-type="float" office:value="28.4454455793518" calcext:value-type="float">
            <text:p>28,4454</text:p>
          </table:table-cell>
          <table:table-cell table:formula="of:=48+24*RAND()" office:value-type="float" office:value="48.7849141051993" calcext:value-type="float">
            <text:p>48,7849</text:p>
          </table:table-cell>
          <table:table-cell table:formula="of:=(([.C1157]+[.D1157])/([.C1157]*[.D1157]))+[.B1157]" office:value-type="float" office:value="28.4151084143073" calcext:value-type="float">
            <text:p>28,4151</text:p>
          </table:table-cell>
          <table:table-cell table:number-columns-repeated="9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27+6*RAND()" office:value-type="float" office:value="30.4017784770113" calcext:value-type="float">
            <text:p>30,4018</text:p>
          </table:table-cell>
          <table:table-cell table:formula="of:=NORMINV(RAND();30;5)" office:value-type="float" office:value="27.3302884050675" calcext:value-type="float">
            <text:p>27,3303</text:p>
          </table:table-cell>
          <table:table-cell table:formula="of:=48+24*RAND()" office:value-type="float" office:value="58.2530802832916" calcext:value-type="float">
            <text:p>58,2531</text:p>
          </table:table-cell>
          <table:table-cell table:formula="of:=(([.C1158]+[.D1158])/([.C1158]*[.D1158]))+[.B1158]" office:value-type="float" office:value="30.4555343931262" calcext:value-type="float">
            <text:p>30,4555</text:p>
          </table:table-cell>
          <table:table-cell table:number-columns-repeated="9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27+6*RAND()" office:value-type="float" office:value="30.8962853376288" calcext:value-type="float">
            <text:p>30,8963</text:p>
          </table:table-cell>
          <table:table-cell table:formula="of:=NORMINV(RAND();30;5)" office:value-type="float" office:value="32.9369520581563" calcext:value-type="float">
            <text:p>32,9370</text:p>
          </table:table-cell>
          <table:table-cell table:formula="of:=48+24*RAND()" office:value-type="float" office:value="48.3295829957351" calcext:value-type="float">
            <text:p>48,3296</text:p>
          </table:table-cell>
          <table:table-cell table:formula="of:=(([.C1159]+[.D1159])/([.C1159]*[.D1159]))+[.B1159]" office:value-type="float" office:value="30.9473376346918" calcext:value-type="float">
            <text:p>30,9473</text:p>
          </table:table-cell>
          <table:table-cell table:number-columns-repeated="9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27+6*RAND()" office:value-type="float" office:value="29.8146749578882" calcext:value-type="float">
            <text:p>29,8147</text:p>
          </table:table-cell>
          <table:table-cell table:formula="of:=NORMINV(RAND();30;5)" office:value-type="float" office:value="32.2247299800588" calcext:value-type="float">
            <text:p>32,2247</text:p>
          </table:table-cell>
          <table:table-cell table:formula="of:=48+24*RAND()" office:value-type="float" office:value="59.1471035527065" calcext:value-type="float">
            <text:p>59,1471</text:p>
          </table:table-cell>
          <table:table-cell table:formula="of:=(([.C1160]+[.D1160])/([.C1160]*[.D1160]))+[.B1160]" office:value-type="float" office:value="29.8626140241665" calcext:value-type="float">
            <text:p>29,8626</text:p>
          </table:table-cell>
          <table:table-cell table:number-columns-repeated="9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27+6*RAND()" office:value-type="float" office:value="31.0852656962816" calcext:value-type="float">
            <text:p>31,0853</text:p>
          </table:table-cell>
          <table:table-cell table:formula="of:=NORMINV(RAND();30;5)" office:value-type="float" office:value="16.0783117168808" calcext:value-type="float">
            <text:p>16,0783</text:p>
          </table:table-cell>
          <table:table-cell table:formula="of:=48+24*RAND()" office:value-type="float" office:value="48.9000089792535" calcext:value-type="float">
            <text:p>48,9000</text:p>
          </table:table-cell>
          <table:table-cell table:formula="of:=(([.C1161]+[.D1161])/([.C1161]*[.D1161]))+[.B1161]" office:value-type="float" office:value="31.1679111750877" calcext:value-type="float">
            <text:p>31,1679</text:p>
          </table:table-cell>
          <table:table-cell table:number-columns-repeated="9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27+6*RAND()" office:value-type="float" office:value="29.3511925844941" calcext:value-type="float">
            <text:p>29,3512</text:p>
          </table:table-cell>
          <table:table-cell table:formula="of:=NORMINV(RAND();30;5)" office:value-type="float" office:value="26.4011421521403" calcext:value-type="float">
            <text:p>26,4011</text:p>
          </table:table-cell>
          <table:table-cell table:formula="of:=48+24*RAND()" office:value-type="float" office:value="48.1530591426417" calcext:value-type="float">
            <text:p>48,1531</text:p>
          </table:table-cell>
          <table:table-cell table:formula="of:=(([.C1162]+[.D1162])/([.C1162]*[.D1162]))+[.B1162]" office:value-type="float" office:value="29.409836846255" calcext:value-type="float">
            <text:p>29,4098</text:p>
          </table:table-cell>
          <table:table-cell table:number-columns-repeated="9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27+6*RAND()" office:value-type="float" office:value="27.2601040208247" calcext:value-type="float">
            <text:p>27,2601</text:p>
          </table:table-cell>
          <table:table-cell table:formula="of:=NORMINV(RAND();30;5)" office:value-type="float" office:value="35.0694283395233" calcext:value-type="float">
            <text:p>35,0694</text:p>
          </table:table-cell>
          <table:table-cell table:formula="of:=48+24*RAND()" office:value-type="float" office:value="71.4820523383096" calcext:value-type="float">
            <text:p>71,4821</text:p>
          </table:table-cell>
          <table:table-cell table:formula="of:=(([.C1163]+[.D1163])/([.C1163]*[.D1163]))+[.B1163]" office:value-type="float" office:value="27.3026084109889" calcext:value-type="float">
            <text:p>27,3026</text:p>
          </table:table-cell>
          <table:table-cell table:number-columns-repeated="9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27+6*RAND()" office:value-type="float" office:value="27.2557142016012" calcext:value-type="float">
            <text:p>27,2557</text:p>
          </table:table-cell>
          <table:table-cell table:formula="of:=NORMINV(RAND();30;5)" office:value-type="float" office:value="32.6278753347176" calcext:value-type="float">
            <text:p>32,6279</text:p>
          </table:table-cell>
          <table:table-cell table:formula="of:=48+24*RAND()" office:value-type="float" office:value="62.7792227575555" calcext:value-type="float">
            <text:p>62,7792</text:p>
          </table:table-cell>
          <table:table-cell table:formula="of:=(([.C1164]+[.D1164])/([.C1164]*[.D1164]))+[.B1164]" office:value-type="float" office:value="27.3022916783447" calcext:value-type="float">
            <text:p>27,3023</text:p>
          </table:table-cell>
          <table:table-cell table:number-columns-repeated="9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27+6*RAND()" office:value-type="float" office:value="27.183035825612" calcext:value-type="float">
            <text:p>27,1830</text:p>
          </table:table-cell>
          <table:table-cell table:formula="of:=NORMINV(RAND();30;5)" office:value-type="float" office:value="30.4547630933933" calcext:value-type="float">
            <text:p>30,4548</text:p>
          </table:table-cell>
          <table:table-cell table:formula="of:=48+24*RAND()" office:value-type="float" office:value="56.5168777266517" calcext:value-type="float">
            <text:p>56,5169</text:p>
          </table:table-cell>
          <table:table-cell table:formula="of:=(([.C1165]+[.D1165])/([.C1165]*[.D1165]))+[.B1165]" office:value-type="float" office:value="27.2335652413818" calcext:value-type="float">
            <text:p>27,2336</text:p>
          </table:table-cell>
          <table:table-cell table:number-columns-repeated="9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27+6*RAND()" office:value-type="float" office:value="28.7576676711906" calcext:value-type="float">
            <text:p>28,7577</text:p>
          </table:table-cell>
          <table:table-cell table:formula="of:=NORMINV(RAND();30;5)" office:value-type="float" office:value="29.027295664566" calcext:value-type="float">
            <text:p>29,0273</text:p>
          </table:table-cell>
          <table:table-cell table:formula="of:=48+24*RAND()" office:value-type="float" office:value="69.2796400347725" calcext:value-type="float">
            <text:p>69,2796</text:p>
          </table:table-cell>
          <table:table-cell table:formula="of:=(([.C1166]+[.D1166])/([.C1166]*[.D1166]))+[.B1166]" office:value-type="float" office:value="28.806552259267" calcext:value-type="float">
            <text:p>28,8066</text:p>
          </table:table-cell>
          <table:table-cell table:number-columns-repeated="9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27+6*RAND()" office:value-type="float" office:value="32.3774020986166" calcext:value-type="float">
            <text:p>32,3774</text:p>
          </table:table-cell>
          <table:table-cell table:formula="of:=NORMINV(RAND();30;5)" office:value-type="float" office:value="31.2767974893103" calcext:value-type="float">
            <text:p>31,2768</text:p>
          </table:table-cell>
          <table:table-cell table:formula="of:=48+24*RAND()" office:value-type="float" office:value="56.1762832542881" calcext:value-type="float">
            <text:p>56,1763</text:p>
          </table:table-cell>
          <table:table-cell table:formula="of:=(([.C1167]+[.D1167])/([.C1167]*[.D1167]))+[.B1167]" office:value-type="float" office:value="32.4271757879807" calcext:value-type="float">
            <text:p>32,4272</text:p>
          </table:table-cell>
          <table:table-cell table:number-columns-repeated="9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27+6*RAND()" office:value-type="float" office:value="27.9316358885262" calcext:value-type="float">
            <text:p>27,9316</text:p>
          </table:table-cell>
          <table:table-cell table:formula="of:=NORMINV(RAND();30;5)" office:value-type="float" office:value="35.5784569133923" calcext:value-type="float">
            <text:p>35,5785</text:p>
          </table:table-cell>
          <table:table-cell table:formula="of:=48+24*RAND()" office:value-type="float" office:value="68.9779948694632" calcext:value-type="float">
            <text:p>68,9780</text:p>
          </table:table-cell>
          <table:table-cell table:formula="of:=(([.C1168]+[.D1168])/([.C1168]*[.D1168]))+[.B1168]" office:value-type="float" office:value="27.9742401619082" calcext:value-type="float">
            <text:p>27,9742</text:p>
          </table:table-cell>
          <table:table-cell table:number-columns-repeated="9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27+6*RAND()" office:value-type="float" office:value="28.3572542632464" calcext:value-type="float">
            <text:p>28,3573</text:p>
          </table:table-cell>
          <table:table-cell table:formula="of:=NORMINV(RAND();30;5)" office:value-type="float" office:value="15.726320334287" calcext:value-type="float">
            <text:p>15,7263</text:p>
          </table:table-cell>
          <table:table-cell table:formula="of:=48+24*RAND()" office:value-type="float" office:value="64.5266717942432" calcext:value-type="float">
            <text:p>64,5267</text:p>
          </table:table-cell>
          <table:table-cell table:formula="of:=(([.C1169]+[.D1169])/([.C1169]*[.D1169]))+[.B1169]" office:value-type="float" office:value="28.4363393964549" calcext:value-type="float">
            <text:p>28,4363</text:p>
          </table:table-cell>
          <table:table-cell table:number-columns-repeated="9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27+6*RAND()" office:value-type="float" office:value="27.4988970353734" calcext:value-type="float">
            <text:p>27,4989</text:p>
          </table:table-cell>
          <table:table-cell table:formula="of:=NORMINV(RAND();30;5)" office:value-type="float" office:value="32.0140393611504" calcext:value-type="float">
            <text:p>32,0140</text:p>
          </table:table-cell>
          <table:table-cell table:formula="of:=48+24*RAND()" office:value-type="float" office:value="61.8160279328004" calcext:value-type="float">
            <text:p>61,8160</text:p>
          </table:table-cell>
          <table:table-cell table:formula="of:=(([.C1170]+[.D1170])/([.C1170]*[.D1170]))+[.B1170]" office:value-type="float" office:value="27.546310365305" calcext:value-type="float">
            <text:p>27,5463</text:p>
          </table:table-cell>
          <table:table-cell table:number-columns-repeated="9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27+6*RAND()" office:value-type="float" office:value="31.3024756887462" calcext:value-type="float">
            <text:p>31,3025</text:p>
          </table:table-cell>
          <table:table-cell table:formula="of:=NORMINV(RAND();30;5)" office:value-type="float" office:value="28.3066143965327" calcext:value-type="float">
            <text:p>28,3066</text:p>
          </table:table-cell>
          <table:table-cell table:formula="of:=48+24*RAND()" office:value-type="float" office:value="71.5552258500829" calcext:value-type="float">
            <text:p>71,5552</text:p>
          </table:table-cell>
          <table:table-cell table:formula="of:=(([.C1171]+[.D1171])/([.C1171]*[.D1171]))+[.B1171]" office:value-type="float" office:value="31.3517783405871" calcext:value-type="float">
            <text:p>31,3518</text:p>
          </table:table-cell>
          <table:table-cell table:number-columns-repeated="9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27+6*RAND()" office:value-type="float" office:value="29.6953444120009" calcext:value-type="float">
            <text:p>29,6953</text:p>
          </table:table-cell>
          <table:table-cell table:formula="of:=NORMINV(RAND();30;5)" office:value-type="float" office:value="27.1411893406082" calcext:value-type="float">
            <text:p>27,1412</text:p>
          </table:table-cell>
          <table:table-cell table:formula="of:=48+24*RAND()" office:value-type="float" office:value="64.5022436929867" calcext:value-type="float">
            <text:p>64,5022</text:p>
          </table:table-cell>
          <table:table-cell table:formula="of:=(([.C1172]+[.D1172])/([.C1172]*[.D1172]))+[.B1172]" office:value-type="float" office:value="29.7476921178499" calcext:value-type="float">
            <text:p>29,7477</text:p>
          </table:table-cell>
          <table:table-cell table:number-columns-repeated="9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27+6*RAND()" office:value-type="float" office:value="31.5262262716424" calcext:value-type="float">
            <text:p>31,5262</text:p>
          </table:table-cell>
          <table:table-cell table:formula="of:=NORMINV(RAND();30;5)" office:value-type="float" office:value="31.460723457915" calcext:value-type="float">
            <text:p>31,4607</text:p>
          </table:table-cell>
          <table:table-cell table:formula="of:=48+24*RAND()" office:value-type="float" office:value="52.5264497017488" calcext:value-type="float">
            <text:p>52,5264</text:p>
          </table:table-cell>
          <table:table-cell table:formula="of:=(([.C1173]+[.D1173])/([.C1173]*[.D1173]))+[.B1173]" office:value-type="float" office:value="31.5770499637343" calcext:value-type="float">
            <text:p>31,5770</text:p>
          </table:table-cell>
          <table:table-cell table:number-columns-repeated="9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27+6*RAND()" office:value-type="float" office:value="31.900282403687" calcext:value-type="float">
            <text:p>31,9003</text:p>
          </table:table-cell>
          <table:table-cell table:formula="of:=NORMINV(RAND();30;5)" office:value-type="float" office:value="28.4224788308715" calcext:value-type="float">
            <text:p>28,4225</text:p>
          </table:table-cell>
          <table:table-cell table:formula="of:=48+24*RAND()" office:value-type="float" office:value="70.7291243048385" calcext:value-type="float">
            <text:p>70,7291</text:p>
          </table:table-cell>
          <table:table-cell table:formula="of:=(([.C1174]+[.D1174])/([.C1174]*[.D1174]))+[.B1174]" office:value-type="float" office:value="31.9496042706786" calcext:value-type="float">
            <text:p>31,9496</text:p>
          </table:table-cell>
          <table:table-cell table:number-columns-repeated="9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27+6*RAND()" office:value-type="float" office:value="30.4243328443263" calcext:value-type="float">
            <text:p>30,4243</text:p>
          </table:table-cell>
          <table:table-cell table:formula="of:=NORMINV(RAND();30;5)" office:value-type="float" office:value="27.9007207258113" calcext:value-type="float">
            <text:p>27,9007</text:p>
          </table:table-cell>
          <table:table-cell table:formula="of:=48+24*RAND()" office:value-type="float" office:value="70.3357549617067" calcext:value-type="float">
            <text:p>70,3358</text:p>
          </table:table-cell>
          <table:table-cell table:formula="of:=(([.C1175]+[.D1175])/([.C1175]*[.D1175]))+[.B1175]" office:value-type="float" office:value="30.4743917323212" calcext:value-type="float">
            <text:p>30,4744</text:p>
          </table:table-cell>
          <table:table-cell table:number-columns-repeated="9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27+6*RAND()" office:value-type="float" office:value="28.8230288007762" calcext:value-type="float">
            <text:p>28,8230</text:p>
          </table:table-cell>
          <table:table-cell table:formula="of:=NORMINV(RAND();30;5)" office:value-type="float" office:value="25.5655981586538" calcext:value-type="float">
            <text:p>25,5656</text:p>
          </table:table-cell>
          <table:table-cell table:formula="of:=48+24*RAND()" office:value-type="float" office:value="50.8424388030544" calcext:value-type="float">
            <text:p>50,8424</text:p>
          </table:table-cell>
          <table:table-cell table:formula="of:=(([.C1176]+[.D1176])/([.C1176]*[.D1176]))+[.B1176]" office:value-type="float" office:value="28.8818124724844" calcext:value-type="float">
            <text:p>28,8818</text:p>
          </table:table-cell>
          <table:table-cell table:number-columns-repeated="9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27+6*RAND()" office:value-type="float" office:value="29.5844094136264" calcext:value-type="float">
            <text:p>29,5844</text:p>
          </table:table-cell>
          <table:table-cell table:formula="of:=NORMINV(RAND();30;5)" office:value-type="float" office:value="34.2785615085024" calcext:value-type="float">
            <text:p>34,2786</text:p>
          </table:table-cell>
          <table:table-cell table:formula="of:=48+24*RAND()" office:value-type="float" office:value="59.5772895617411" calcext:value-type="float">
            <text:p>59,5773</text:p>
          </table:table-cell>
          <table:table-cell table:formula="of:=(([.C1177]+[.D1177])/([.C1177]*[.D1177]))+[.B1177]" office:value-type="float" office:value="29.6303670857342" calcext:value-type="float">
            <text:p>29,6304</text:p>
          </table:table-cell>
          <table:table-cell table:number-columns-repeated="9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27+6*RAND()" office:value-type="float" office:value="29.4201109253336" calcext:value-type="float">
            <text:p>29,4201</text:p>
          </table:table-cell>
          <table:table-cell table:formula="of:=NORMINV(RAND();30;5)" office:value-type="float" office:value="27.3893397263154" calcext:value-type="float">
            <text:p>27,3893</text:p>
          </table:table-cell>
          <table:table-cell table:formula="of:=48+24*RAND()" office:value-type="float" office:value="57.2396361110732" calcext:value-type="float">
            <text:p>57,2396</text:p>
          </table:table-cell>
          <table:table-cell table:formula="of:=(([.C1178]+[.D1178])/([.C1178]*[.D1178]))+[.B1178]" office:value-type="float" office:value="29.4740918920876" calcext:value-type="float">
            <text:p>29,4741</text:p>
          </table:table-cell>
          <table:table-cell table:number-columns-repeated="9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27+6*RAND()" office:value-type="float" office:value="30.7648426804226" calcext:value-type="float">
            <text:p>30,7648</text:p>
          </table:table-cell>
          <table:table-cell table:formula="of:=NORMINV(RAND();30;5)" office:value-type="float" office:value="24.6577486845181" calcext:value-type="float">
            <text:p>24,6577</text:p>
          </table:table-cell>
          <table:table-cell table:formula="of:=48+24*RAND()" office:value-type="float" office:value="58.5284343352541" calcext:value-type="float">
            <text:p>58,5284</text:p>
          </table:table-cell>
          <table:table-cell table:formula="of:=(([.C1179]+[.D1179])/([.C1179]*[.D1179]))+[.B1179]" office:value-type="float" office:value="30.8224835957474" calcext:value-type="float">
            <text:p>30,8225</text:p>
          </table:table-cell>
          <table:table-cell table:number-columns-repeated="9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27+6*RAND()" office:value-type="float" office:value="32.9009415723849" calcext:value-type="float">
            <text:p>32,9009</text:p>
          </table:table-cell>
          <table:table-cell table:formula="of:=NORMINV(RAND();30;5)" office:value-type="float" office:value="33.5978121639442" calcext:value-type="float">
            <text:p>33,5978</text:p>
          </table:table-cell>
          <table:table-cell table:formula="of:=48+24*RAND()" office:value-type="float" office:value="59.67118006479" calcext:value-type="float">
            <text:p>59,6712</text:p>
          </table:table-cell>
          <table:table-cell table:formula="of:=(([.C1180]+[.D1180])/([.C1180]*[.D1180]))+[.B1180]" office:value-type="float" office:value="32.947463924058" calcext:value-type="float">
            <text:p>32,9475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27+6*RAND()" office:value-type="float" office:value="31.6788839630317" calcext:value-type="float">
            <text:p>31,6789</text:p>
          </table:table-cell>
          <table:table-cell table:formula="of:=NORMINV(RAND();30;5)" office:value-type="float" office:value="33.3185358468263" calcext:value-type="float">
            <text:p>33,3185</text:p>
          </table:table-cell>
          <table:table-cell table:formula="of:=48+24*RAND()" office:value-type="float" office:value="62.9397641317919" calcext:value-type="float">
            <text:p>62,9398</text:p>
          </table:table-cell>
          <table:table-cell table:formula="of:=(([.C1181]+[.D1181])/([.C1181]*[.D1181]))+[.B1181]" office:value-type="float" office:value="31.7247854936675" calcext:value-type="float">
            <text:p>31,7248</text:p>
          </table:table-cell>
          <table:table-cell table:number-columns-repeated="9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27+6*RAND()" office:value-type="float" office:value="32.9884687259328" calcext:value-type="float">
            <text:p>32,9885</text:p>
          </table:table-cell>
          <table:table-cell table:formula="of:=NORMINV(RAND();30;5)" office:value-type="float" office:value="35.3417619488227" calcext:value-type="float">
            <text:p>35,3418</text:p>
          </table:table-cell>
          <table:table-cell table:formula="of:=48+24*RAND()" office:value-type="float" office:value="56.5518035581335" calcext:value-type="float">
            <text:p>56,5518</text:p>
          </table:table-cell>
          <table:table-cell table:formula="of:=(([.C1182]+[.D1182])/([.C1182]*[.D1182]))+[.B1182]" office:value-type="float" office:value="33.034446765037" calcext:value-type="float">
            <text:p>33,0344</text:p>
          </table:table-cell>
          <table:table-cell table:number-columns-repeated="9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27+6*RAND()" office:value-type="float" office:value="30.3511913486291" calcext:value-type="float">
            <text:p>30,3512</text:p>
          </table:table-cell>
          <table:table-cell table:formula="of:=NORMINV(RAND();30;5)" office:value-type="float" office:value="28.9711599234601" calcext:value-type="float">
            <text:p>28,9712</text:p>
          </table:table-cell>
          <table:table-cell table:formula="of:=48+24*RAND()" office:value-type="float" office:value="51.2994815865532" calcext:value-type="float">
            <text:p>51,2995</text:p>
          </table:table-cell>
          <table:table-cell table:formula="of:=(([.C1183]+[.D1183])/([.C1183]*[.D1183]))+[.B1183]" office:value-type="float" office:value="30.4052018083658" calcext:value-type="float">
            <text:p>30,4052</text:p>
          </table:table-cell>
          <table:table-cell table:number-columns-repeated="9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27+6*RAND()" office:value-type="float" office:value="32.7476810154039" calcext:value-type="float">
            <text:p>32,7477</text:p>
          </table:table-cell>
          <table:table-cell table:formula="of:=NORMINV(RAND();30;5)" office:value-type="float" office:value="32.5405086190422" calcext:value-type="float">
            <text:p>32,5405</text:p>
          </table:table-cell>
          <table:table-cell table:formula="of:=48+24*RAND()" office:value-type="float" office:value="54.3332868469879" calcext:value-type="float">
            <text:p>54,3333</text:p>
          </table:table-cell>
          <table:table-cell table:formula="of:=(([.C1184]+[.D1184])/([.C1184]*[.D1184]))+[.B1184]" office:value-type="float" office:value="32.7968168662825" calcext:value-type="float">
            <text:p>32,7968</text:p>
          </table:table-cell>
          <table:table-cell table:number-columns-repeated="9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27+6*RAND()" office:value-type="float" office:value="30.6983353046235" calcext:value-type="float">
            <text:p>30,6983</text:p>
          </table:table-cell>
          <table:table-cell table:formula="of:=NORMINV(RAND();30;5)" office:value-type="float" office:value="29.321770727768" calcext:value-type="float">
            <text:p>29,3218</text:p>
          </table:table-cell>
          <table:table-cell table:formula="of:=48+24*RAND()" office:value-type="float" office:value="66.2589262956753" calcext:value-type="float">
            <text:p>66,2589</text:p>
          </table:table-cell>
          <table:table-cell table:formula="of:=(([.C1185]+[.D1185])/([.C1185]*[.D1185]))+[.B1185]" office:value-type="float" office:value="30.7475319630965" calcext:value-type="float">
            <text:p>30,7475</text:p>
          </table:table-cell>
          <table:table-cell table:number-columns-repeated="9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27+6*RAND()" office:value-type="float" office:value="31.5856421326753" calcext:value-type="float">
            <text:p>31,5856</text:p>
          </table:table-cell>
          <table:table-cell table:formula="of:=NORMINV(RAND();30;5)" office:value-type="float" office:value="29.6511916538954" calcext:value-type="float">
            <text:p>29,6512</text:p>
          </table:table-cell>
          <table:table-cell table:formula="of:=48+24*RAND()" office:value-type="float" office:value="62.523254130967" calcext:value-type="float">
            <text:p>62,5233</text:p>
          </table:table-cell>
          <table:table-cell table:formula="of:=(([.C1186]+[.D1186])/([.C1186]*[.D1186]))+[.B1186]" office:value-type="float" office:value="31.6353616391987" calcext:value-type="float">
            <text:p>31,6354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27+6*RAND()" office:value-type="float" office:value="31.9639474328142" calcext:value-type="float">
            <text:p>31,9639</text:p>
          </table:table-cell>
          <table:table-cell table:formula="of:=NORMINV(RAND();30;5)" office:value-type="float" office:value="31.9406694311192" calcext:value-type="float">
            <text:p>31,9407</text:p>
          </table:table-cell>
          <table:table-cell table:formula="of:=48+24*RAND()" office:value-type="float" office:value="58.1212486708537" calcext:value-type="float">
            <text:p>58,1212</text:p>
          </table:table-cell>
          <table:table-cell table:formula="of:=(([.C1187]+[.D1187])/([.C1187]*[.D1187]))+[.B1187]" office:value-type="float" office:value="32.0124608919431" calcext:value-type="float">
            <text:p>32,0125</text:p>
          </table:table-cell>
          <table:table-cell table:number-columns-repeated="9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27+6*RAND()" office:value-type="float" office:value="28.629580115201" calcext:value-type="float">
            <text:p>28,6296</text:p>
          </table:table-cell>
          <table:table-cell table:formula="of:=NORMINV(RAND();30;5)" office:value-type="float" office:value="37.1729862621323" calcext:value-type="float">
            <text:p>37,1730</text:p>
          </table:table-cell>
          <table:table-cell table:formula="of:=48+24*RAND()" office:value-type="float" office:value="59.8312740912661" calcext:value-type="float">
            <text:p>59,8313</text:p>
          </table:table-cell>
          <table:table-cell table:formula="of:=(([.C1188]+[.D1188])/([.C1188]*[.D1188]))+[.B1188]" office:value-type="float" office:value="28.673195037815" calcext:value-type="float">
            <text:p>28,6732</text:p>
          </table:table-cell>
          <table:table-cell table:number-columns-repeated="9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27+6*RAND()" office:value-type="float" office:value="32.3649918276351" calcext:value-type="float">
            <text:p>32,3650</text:p>
          </table:table-cell>
          <table:table-cell table:formula="of:=NORMINV(RAND();30;5)" office:value-type="float" office:value="32.9573332831382" calcext:value-type="float">
            <text:p>32,9573</text:p>
          </table:table-cell>
          <table:table-cell table:formula="of:=48+24*RAND()" office:value-type="float" office:value="67.6050648288801" calcext:value-type="float">
            <text:p>67,6051</text:p>
          </table:table-cell>
          <table:table-cell table:formula="of:=(([.C1189]+[.D1189])/([.C1189]*[.D1189]))+[.B1189]" office:value-type="float" office:value="32.4101258795375" calcext:value-type="float">
            <text:p>32,4101</text:p>
          </table:table-cell>
          <table:table-cell table:number-columns-repeated="9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27+6*RAND()" office:value-type="float" office:value="30.2885331355501" calcext:value-type="float">
            <text:p>30,2885</text:p>
          </table:table-cell>
          <table:table-cell table:formula="of:=NORMINV(RAND();30;5)" office:value-type="float" office:value="26.8396822314775" calcext:value-type="float">
            <text:p>26,8397</text:p>
          </table:table-cell>
          <table:table-cell table:formula="of:=48+24*RAND()" office:value-type="float" office:value="61.2219233913347" calcext:value-type="float">
            <text:p>61,2219</text:p>
          </table:table-cell>
          <table:table-cell table:formula="of:=(([.C1190]+[.D1190])/([.C1190]*[.D1190]))+[.B1190]" office:value-type="float" office:value="30.3421254188291" calcext:value-type="float">
            <text:p>30,3421</text:p>
          </table:table-cell>
          <table:table-cell table:number-columns-repeated="9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27+6*RAND()" office:value-type="float" office:value="28.0521164622623" calcext:value-type="float">
            <text:p>28,0521</text:p>
          </table:table-cell>
          <table:table-cell table:formula="of:=NORMINV(RAND();30;5)" office:value-type="float" office:value="27.9788952078262" calcext:value-type="float">
            <text:p>27,9789</text:p>
          </table:table-cell>
          <table:table-cell table:formula="of:=48+24*RAND()" office:value-type="float" office:value="52.7155214147642" calcext:value-type="float">
            <text:p>52,7155</text:p>
          </table:table-cell>
          <table:table-cell table:formula="of:=(([.C1191]+[.D1191])/([.C1191]*[.D1191]))+[.B1191]" office:value-type="float" office:value="28.1068274326831" calcext:value-type="float">
            <text:p>28,1068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27+6*RAND()" office:value-type="float" office:value="28.6786227410194" calcext:value-type="float">
            <text:p>28,6786</text:p>
          </table:table-cell>
          <table:table-cell table:formula="of:=NORMINV(RAND();30;5)" office:value-type="float" office:value="30.3810124734934" calcext:value-type="float">
            <text:p>30,3810</text:p>
          </table:table-cell>
          <table:table-cell table:formula="of:=48+24*RAND()" office:value-type="float" office:value="62.1537925684825" calcext:value-type="float">
            <text:p>62,1538</text:p>
          </table:table-cell>
          <table:table-cell table:formula="of:=(([.C1192]+[.D1192])/([.C1192]*[.D1192]))+[.B1192]" office:value-type="float" office:value="28.7276271591975" calcext:value-type="float">
            <text:p>28,7276</text:p>
          </table:table-cell>
          <table:table-cell table:number-columns-repeated="9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27+6*RAND()" office:value-type="float" office:value="29.7842273411807" calcext:value-type="float">
            <text:p>29,7842</text:p>
          </table:table-cell>
          <table:table-cell table:formula="of:=NORMINV(RAND();30;5)" office:value-type="float" office:value="33.1714718799716" calcext:value-type="float">
            <text:p>33,1715</text:p>
          </table:table-cell>
          <table:table-cell table:formula="of:=48+24*RAND()" office:value-type="float" office:value="48.939509944059" calcext:value-type="float">
            <text:p>48,9395</text:p>
          </table:table-cell>
          <table:table-cell table:formula="of:=(([.C1193]+[.D1193])/([.C1193]*[.D1193]))+[.B1193]" office:value-type="float" office:value="29.8348071154146" calcext:value-type="float">
            <text:p>29,8348</text:p>
          </table:table-cell>
          <table:table-cell table:number-columns-repeated="9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27+6*RAND()" office:value-type="float" office:value="30.0011750150006" calcext:value-type="float">
            <text:p>30,0012</text:p>
          </table:table-cell>
          <table:table-cell table:formula="of:=NORMINV(RAND();30;5)" office:value-type="float" office:value="30.5148369186146" calcext:value-type="float">
            <text:p>30,5148</text:p>
          </table:table-cell>
          <table:table-cell table:formula="of:=48+24*RAND()" office:value-type="float" office:value="49.9436758412048" calcext:value-type="float">
            <text:p>49,9437</text:p>
          </table:table-cell>
          <table:table-cell table:formula="of:=(([.C1194]+[.D1194])/([.C1194]*[.D1194]))+[.B1194]" office:value-type="float" office:value="30.0539685136844" calcext:value-type="float">
            <text:p>30,0540</text:p>
          </table:table-cell>
          <table:table-cell table:number-columns-repeated="9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27+6*RAND()" office:value-type="float" office:value="29.3077178166714" calcext:value-type="float">
            <text:p>29,3077</text:p>
          </table:table-cell>
          <table:table-cell table:formula="of:=NORMINV(RAND();30;5)" office:value-type="float" office:value="32.7762443690611" calcext:value-type="float">
            <text:p>32,7762</text:p>
          </table:table-cell>
          <table:table-cell table:formula="of:=48+24*RAND()" office:value-type="float" office:value="51.6666323924437" calcext:value-type="float">
            <text:p>51,6666</text:p>
          </table:table-cell>
          <table:table-cell table:formula="of:=(([.C1195]+[.D1195])/([.C1195]*[.D1195]))+[.B1195]" office:value-type="float" office:value="29.3575825701098" calcext:value-type="float">
            <text:p>29,3576</text:p>
          </table:table-cell>
          <table:table-cell table:number-columns-repeated="9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27+6*RAND()" office:value-type="float" office:value="27.4605163440574" calcext:value-type="float">
            <text:p>27,4605</text:p>
          </table:table-cell>
          <table:table-cell table:formula="of:=NORMINV(RAND();30;5)" office:value-type="float" office:value="26.7733572366789" calcext:value-type="float">
            <text:p>26,7734</text:p>
          </table:table-cell>
          <table:table-cell table:formula="of:=48+24*RAND()" office:value-type="float" office:value="53.2723624454811" calcext:value-type="float">
            <text:p>53,2724</text:p>
          </table:table-cell>
          <table:table-cell table:formula="of:=(([.C1196]+[.D1196])/([.C1196]*[.D1196]))+[.B1196]" office:value-type="float" office:value="27.5166383679307" calcext:value-type="float">
            <text:p>27,5166</text:p>
          </table:table-cell>
          <table:table-cell table:number-columns-repeated="9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27+6*RAND()" office:value-type="float" office:value="32.1310677097645" calcext:value-type="float">
            <text:p>32,1311</text:p>
          </table:table-cell>
          <table:table-cell table:formula="of:=NORMINV(RAND();30;5)" office:value-type="float" office:value="29.8785979089668" calcext:value-type="float">
            <text:p>29,8786</text:p>
          </table:table-cell>
          <table:table-cell table:formula="of:=48+24*RAND()" office:value-type="float" office:value="54.4956347001717" calcext:value-type="float">
            <text:p>54,4956</text:p>
          </table:table-cell>
          <table:table-cell table:formula="of:=(([.C1197]+[.D1197])/([.C1197]*[.D1197]))+[.B1197]" office:value-type="float" office:value="32.1828865760423" calcext:value-type="float">
            <text:p>32,1829</text:p>
          </table:table-cell>
          <table:table-cell table:number-columns-repeated="9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27+6*RAND()" office:value-type="float" office:value="29.2162928909529" calcext:value-type="float">
            <text:p>29,2163</text:p>
          </table:table-cell>
          <table:table-cell table:formula="of:=NORMINV(RAND();30;5)" office:value-type="float" office:value="32.2421514658512" calcext:value-type="float">
            <text:p>32,2422</text:p>
          </table:table-cell>
          <table:table-cell table:formula="of:=48+24*RAND()" office:value-type="float" office:value="51.8785783918574" calcext:value-type="float">
            <text:p>51,8786</text:p>
          </table:table-cell>
          <table:table-cell table:formula="of:=(([.C1198]+[.D1198])/([.C1198]*[.D1198]))+[.B1198]" office:value-type="float" office:value="29.2665839697121" calcext:value-type="float">
            <text:p>29,2666</text:p>
          </table:table-cell>
          <table:table-cell table:number-columns-repeated="9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27+6*RAND()" office:value-type="float" office:value="31.3287788720336" calcext:value-type="float">
            <text:p>31,3288</text:p>
          </table:table-cell>
          <table:table-cell table:formula="of:=NORMINV(RAND();30;5)" office:value-type="float" office:value="33.9471581621691" calcext:value-type="float">
            <text:p>33,9472</text:p>
          </table:table-cell>
          <table:table-cell table:formula="of:=48+24*RAND()" office:value-type="float" office:value="59.1230074474588" calcext:value-type="float">
            <text:p>59,1230</text:p>
          </table:table-cell>
          <table:table-cell table:formula="of:=(([.C1199]+[.D1199])/([.C1199]*[.D1199]))+[.B1199]" office:value-type="float" office:value="31.3751503080735" calcext:value-type="float">
            <text:p>31,3752</text:p>
          </table:table-cell>
          <table:table-cell table:number-columns-repeated="9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27+6*RAND()" office:value-type="float" office:value="30.4293884311337" calcext:value-type="float">
            <text:p>30,4294</text:p>
          </table:table-cell>
          <table:table-cell table:formula="of:=NORMINV(RAND();30;5)" office:value-type="float" office:value="25.6295163099326" calcext:value-type="float">
            <text:p>25,6295</text:p>
          </table:table-cell>
          <table:table-cell table:formula="of:=48+24*RAND()" office:value-type="float" office:value="55.0506980856881" calcext:value-type="float">
            <text:p>55,0507</text:p>
          </table:table-cell>
          <table:table-cell table:formula="of:=(([.C1200]+[.D1200])/([.C1200]*[.D1200]))+[.B1200]" office:value-type="float" office:value="30.4865710186062" calcext:value-type="float">
            <text:p>30,4866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27+6*RAND()" office:value-type="float" office:value="31.0902702149469" calcext:value-type="float">
            <text:p>31,0903</text:p>
          </table:table-cell>
          <table:table-cell table:formula="of:=NORMINV(RAND();30;5)" office:value-type="float" office:value="30.538585015788" calcext:value-type="float">
            <text:p>30,5386</text:p>
          </table:table-cell>
          <table:table-cell table:formula="of:=48+24*RAND()" office:value-type="float" office:value="53.6213469011709" calcext:value-type="float">
            <text:p>53,6213</text:p>
          </table:table-cell>
          <table:table-cell table:formula="of:=(([.C1201]+[.D1201])/([.C1201]*[.D1201]))+[.B1201]" office:value-type="float" office:value="31.1416649635801" calcext:value-type="float">
            <text:p>31,1417</text:p>
          </table:table-cell>
          <table:table-cell table:number-columns-repeated="9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27+6*RAND()" office:value-type="float" office:value="30.5355970950332" calcext:value-type="float">
            <text:p>30,5356</text:p>
          </table:table-cell>
          <table:table-cell table:formula="of:=NORMINV(RAND();30;5)" office:value-type="float" office:value="34.9259325708691" calcext:value-type="float">
            <text:p>34,9259</text:p>
          </table:table-cell>
          <table:table-cell table:formula="of:=48+24*RAND()" office:value-type="float" office:value="57.9508707644418" calcext:value-type="float">
            <text:p>57,9509</text:p>
          </table:table-cell>
          <table:table-cell table:formula="of:=(([.C1202]+[.D1202])/([.C1202]*[.D1202]))+[.B1202]" office:value-type="float" office:value="30.581485111138" calcext:value-type="float">
            <text:p>30,5815</text:p>
          </table:table-cell>
          <table:table-cell table:number-columns-repeated="9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27+6*RAND()" office:value-type="float" office:value="28.3198250310961" calcext:value-type="float">
            <text:p>28,3198</text:p>
          </table:table-cell>
          <table:table-cell table:formula="of:=NORMINV(RAND();30;5)" office:value-type="float" office:value="30.2507015277539" calcext:value-type="float">
            <text:p>30,2507</text:p>
          </table:table-cell>
          <table:table-cell table:formula="of:=48+24*RAND()" office:value-type="float" office:value="59.0588381392881" calcext:value-type="float">
            <text:p>59,0588</text:p>
          </table:table-cell>
          <table:table-cell table:formula="of:=(([.C1203]+[.D1203])/([.C1203]*[.D1203]))+[.B1203]" office:value-type="float" office:value="28.3698143824366" calcext:value-type="float">
            <text:p>28,3698</text:p>
          </table:table-cell>
          <table:table-cell table:number-columns-repeated="9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27+6*RAND()" office:value-type="float" office:value="31.6031832878944" calcext:value-type="float">
            <text:p>31,6032</text:p>
          </table:table-cell>
          <table:table-cell table:formula="of:=NORMINV(RAND();30;5)" office:value-type="float" office:value="28.1786631518209" calcext:value-type="float">
            <text:p>28,1787</text:p>
          </table:table-cell>
          <table:table-cell table:formula="of:=48+24*RAND()" office:value-type="float" office:value="52.8165292432532" calcext:value-type="float">
            <text:p>52,8165</text:p>
          </table:table-cell>
          <table:table-cell table:formula="of:=(([.C1204]+[.D1204])/([.C1204]*[.D1204]))+[.B1204]" office:value-type="float" office:value="31.657604598566" calcext:value-type="float">
            <text:p>31,6576</text:p>
          </table:table-cell>
          <table:table-cell table:number-columns-repeated="9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27+6*RAND()" office:value-type="float" office:value="31.380452187499" calcext:value-type="float">
            <text:p>31,3805</text:p>
          </table:table-cell>
          <table:table-cell table:formula="of:=NORMINV(RAND();30;5)" office:value-type="float" office:value="25.2086855493579" calcext:value-type="float">
            <text:p>25,2087</text:p>
          </table:table-cell>
          <table:table-cell table:formula="of:=48+24*RAND()" office:value-type="float" office:value="60.91660420876" calcext:value-type="float">
            <text:p>60,9166</text:p>
          </table:table-cell>
          <table:table-cell table:formula="of:=(([.C1205]+[.D1205])/([.C1205]*[.D1205]))+[.B1205]" office:value-type="float" office:value="31.4365369402293" calcext:value-type="float">
            <text:p>31,4365</text:p>
          </table:table-cell>
          <table:table-cell table:number-columns-repeated="9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27+6*RAND()" office:value-type="float" office:value="32.3918833730277" calcext:value-type="float">
            <text:p>32,3919</text:p>
          </table:table-cell>
          <table:table-cell table:formula="of:=NORMINV(RAND();30;5)" office:value-type="float" office:value="27.3602912188207" calcext:value-type="float">
            <text:p>27,3603</text:p>
          </table:table-cell>
          <table:table-cell table:formula="of:=48+24*RAND()" office:value-type="float" office:value="64.1988286552951" calcext:value-type="float">
            <text:p>64,1988</text:p>
          </table:table-cell>
          <table:table-cell table:formula="of:=(([.C1206]+[.D1206])/([.C1206]*[.D1206]))+[.B1206]" office:value-type="float" office:value="32.444009299787" calcext:value-type="float">
            <text:p>32,4440</text:p>
          </table:table-cell>
          <table:table-cell table:number-columns-repeated="9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27+6*RAND()" office:value-type="float" office:value="28.2055588464718" calcext:value-type="float">
            <text:p>28,2056</text:p>
          </table:table-cell>
          <table:table-cell table:formula="of:=NORMINV(RAND();30;5)" office:value-type="float" office:value="26.3274635454766" calcext:value-type="float">
            <text:p>26,3275</text:p>
          </table:table-cell>
          <table:table-cell table:formula="of:=48+24*RAND()" office:value-type="float" office:value="49.6595176393166" calcext:value-type="float">
            <text:p>49,6595</text:p>
          </table:table-cell>
          <table:table-cell table:formula="of:=(([.C1207]+[.D1207])/([.C1207]*[.D1207]))+[.B1207]" office:value-type="float" office:value="28.2636791233159" calcext:value-type="float">
            <text:p>28,2637</text:p>
          </table:table-cell>
          <table:table-cell table:number-columns-repeated="9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27+6*RAND()" office:value-type="float" office:value="28.1431168781128" calcext:value-type="float">
            <text:p>28,1431</text:p>
          </table:table-cell>
          <table:table-cell table:formula="of:=NORMINV(RAND();30;5)" office:value-type="float" office:value="14.5514986993661" calcext:value-type="float">
            <text:p>14,5515</text:p>
          </table:table-cell>
          <table:table-cell table:formula="of:=48+24*RAND()" office:value-type="float" office:value="71.4550963612273" calcext:value-type="float">
            <text:p>71,4551</text:p>
          </table:table-cell>
          <table:table-cell table:formula="of:=(([.C1208]+[.D1208])/([.C1208]*[.D1208]))+[.B1208]" office:value-type="float" office:value="28.2258331249508" calcext:value-type="float">
            <text:p>28,2258</text:p>
          </table:table-cell>
          <table:table-cell table:number-columns-repeated="9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27+6*RAND()" office:value-type="float" office:value="27.0066603852902" calcext:value-type="float">
            <text:p>27,0067</text:p>
          </table:table-cell>
          <table:table-cell table:formula="of:=NORMINV(RAND();30;5)" office:value-type="float" office:value="30.3513118776306" calcext:value-type="float">
            <text:p>30,3513</text:p>
          </table:table-cell>
          <table:table-cell table:formula="of:=48+24*RAND()" office:value-type="float" office:value="69.0337195890024" calcext:value-type="float">
            <text:p>69,0337</text:p>
          </table:table-cell>
          <table:table-cell table:formula="of:=(([.C1209]+[.D1209])/([.C1209]*[.D1209]))+[.B1209]" office:value-type="float" office:value="27.0540935649185" calcext:value-type="float">
            <text:p>27,0541</text:p>
          </table:table-cell>
          <table:table-cell table:number-columns-repeated="9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27+6*RAND()" office:value-type="float" office:value="32.655830579577" calcext:value-type="float">
            <text:p>32,6558</text:p>
          </table:table-cell>
          <table:table-cell table:formula="of:=NORMINV(RAND();30;5)" office:value-type="float" office:value="17.5815001033991" calcext:value-type="float">
            <text:p>17,5815</text:p>
          </table:table-cell>
          <table:table-cell table:formula="of:=48+24*RAND()" office:value-type="float" office:value="58.2529439544305" calcext:value-type="float">
            <text:p>58,2529</text:p>
          </table:table-cell>
          <table:table-cell table:formula="of:=(([.C1210]+[.D1210])/([.C1210]*[.D1210]))+[.B1210]" office:value-type="float" office:value="32.7298750619403" calcext:value-type="float">
            <text:p>32,7299</text:p>
          </table:table-cell>
          <table:table-cell table:number-columns-repeated="9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27+6*RAND()" office:value-type="float" office:value="28.1246781384107" calcext:value-type="float">
            <text:p>28,1247</text:p>
          </table:table-cell>
          <table:table-cell table:formula="of:=NORMINV(RAND();30;5)" office:value-type="float" office:value="28.0210798119902" calcext:value-type="float">
            <text:p>28,0211</text:p>
          </table:table-cell>
          <table:table-cell table:formula="of:=48+24*RAND()" office:value-type="float" office:value="71.8402189062908" calcext:value-type="float">
            <text:p>71,8402</text:p>
          </table:table-cell>
          <table:table-cell table:formula="of:=(([.C1211]+[.D1211])/([.C1211]*[.D1211]))+[.B1211]" office:value-type="float" office:value="28.1742853362475" calcext:value-type="float">
            <text:p>28,1743</text:p>
          </table:table-cell>
          <table:table-cell table:number-columns-repeated="9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27+6*RAND()" office:value-type="float" office:value="28.8053481413517" calcext:value-type="float">
            <text:p>28,8053</text:p>
          </table:table-cell>
          <table:table-cell table:formula="of:=NORMINV(RAND();30;5)" office:value-type="float" office:value="27.7820743801124" calcext:value-type="float">
            <text:p>27,7821</text:p>
          </table:table-cell>
          <table:table-cell table:formula="of:=48+24*RAND()" office:value-type="float" office:value="61.1325903693214" calcext:value-type="float">
            <text:p>61,1326</text:p>
          </table:table-cell>
          <table:table-cell table:formula="of:=(([.C1212]+[.D1212])/([.C1212]*[.D1212]))+[.B1212]" office:value-type="float" office:value="28.8577004607299" calcext:value-type="float">
            <text:p>28,8577</text:p>
          </table:table-cell>
          <table:table-cell table:number-columns-repeated="9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27+6*RAND()" office:value-type="float" office:value="29.6705572579522" calcext:value-type="float">
            <text:p>29,6706</text:p>
          </table:table-cell>
          <table:table-cell table:formula="of:=NORMINV(RAND();30;5)" office:value-type="float" office:value="20.8907337038151" calcext:value-type="float">
            <text:p>20,8907</text:p>
          </table:table-cell>
          <table:table-cell table:formula="of:=48+24*RAND()" office:value-type="float" office:value="66.6911935703829" calcext:value-type="float">
            <text:p>66,6912</text:p>
          </table:table-cell>
          <table:table-cell table:formula="of:=(([.C1213]+[.D1213])/([.C1213]*[.D1213]))+[.B1213]" office:value-type="float" office:value="29.7334198543524" calcext:value-type="float">
            <text:p>29,7334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27+6*RAND()" office:value-type="float" office:value="31.2598721247632" calcext:value-type="float">
            <text:p>31,2599</text:p>
          </table:table-cell>
          <table:table-cell table:formula="of:=NORMINV(RAND();30;5)" office:value-type="float" office:value="23.7192008083615" calcext:value-type="float">
            <text:p>23,7192</text:p>
          </table:table-cell>
          <table:table-cell table:formula="of:=48+24*RAND()" office:value-type="float" office:value="57.8968053320423" calcext:value-type="float">
            <text:p>57,8968</text:p>
          </table:table-cell>
          <table:table-cell table:formula="of:=(([.C1214]+[.D1214])/([.C1214]*[.D1214]))+[.B1214]" office:value-type="float" office:value="31.3193041714337" calcext:value-type="float">
            <text:p>31,3193</text:p>
          </table:table-cell>
          <table:table-cell table:number-columns-repeated="9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27+6*RAND()" office:value-type="float" office:value="27.0755924026016" calcext:value-type="float">
            <text:p>27,0756</text:p>
          </table:table-cell>
          <table:table-cell table:formula="of:=NORMINV(RAND();30;5)" office:value-type="float" office:value="26.967695643577" calcext:value-type="float">
            <text:p>26,9677</text:p>
          </table:table-cell>
          <table:table-cell table:formula="of:=48+24*RAND()" office:value-type="float" office:value="68.9105417719111" calcext:value-type="float">
            <text:p>68,9105</text:p>
          </table:table-cell>
          <table:table-cell table:formula="of:=(([.C1215]+[.D1215])/([.C1215]*[.D1215]))+[.B1215]" office:value-type="float" office:value="27.1271853737809" calcext:value-type="float">
            <text:p>27,1272</text:p>
          </table:table-cell>
          <table:table-cell table:number-columns-repeated="9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27+6*RAND()" office:value-type="float" office:value="31.0809758633841" calcext:value-type="float">
            <text:p>31,0810</text:p>
          </table:table-cell>
          <table:table-cell table:formula="of:=NORMINV(RAND();30;5)" office:value-type="float" office:value="28.5081240564592" calcext:value-type="float">
            <text:p>28,5081</text:p>
          </table:table-cell>
          <table:table-cell table:formula="of:=48+24*RAND()" office:value-type="float" office:value="71.2892405698076" calcext:value-type="float">
            <text:p>71,2892</text:p>
          </table:table-cell>
          <table:table-cell table:formula="of:=(([.C1216]+[.D1216])/([.C1216]*[.D1216]))+[.B1216]" office:value-type="float" office:value="31.1300809458383" calcext:value-type="float">
            <text:p>31,1301</text:p>
          </table:table-cell>
          <table:table-cell table:number-columns-repeated="9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27+6*RAND()" office:value-type="float" office:value="30.370833346853" calcext:value-type="float">
            <text:p>30,3708</text:p>
          </table:table-cell>
          <table:table-cell table:formula="of:=NORMINV(RAND();30;5)" office:value-type="float" office:value="31.5089275556387" calcext:value-type="float">
            <text:p>31,5089</text:p>
          </table:table-cell>
          <table:table-cell table:formula="of:=48+24*RAND()" office:value-type="float" office:value="66.7168643726036" calcext:value-type="float">
            <text:p>66,7169</text:p>
          </table:table-cell>
          <table:table-cell table:formula="of:=(([.C1217]+[.D1217])/([.C1217]*[.D1217]))+[.B1217]" office:value-type="float" office:value="30.4175590978778" calcext:value-type="float">
            <text:p>30,4176</text:p>
          </table:table-cell>
          <table:table-cell table:number-columns-repeated="9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27+6*RAND()" office:value-type="float" office:value="31.615178122418" calcext:value-type="float">
            <text:p>31,6152</text:p>
          </table:table-cell>
          <table:table-cell table:formula="of:=NORMINV(RAND();30;5)" office:value-type="float" office:value="16.9939127677476" calcext:value-type="float">
            <text:p>16,9939</text:p>
          </table:table-cell>
          <table:table-cell table:formula="of:=48+24*RAND()" office:value-type="float" office:value="60.7205190556124" calcext:value-type="float">
            <text:p>60,7205</text:p>
          </table:table-cell>
          <table:table-cell table:formula="of:=(([.C1218]+[.D1218])/([.C1218]*[.D1218]))+[.B1218]" office:value-type="float" office:value="31.6904916198883" calcext:value-type="float">
            <text:p>31,6905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27+6*RAND()" office:value-type="float" office:value="29.0657521777321" calcext:value-type="float">
            <text:p>29,0658</text:p>
          </table:table-cell>
          <table:table-cell table:formula="of:=NORMINV(RAND();30;5)" office:value-type="float" office:value="32.5243495372271" calcext:value-type="float">
            <text:p>32,5243</text:p>
          </table:table-cell>
          <table:table-cell table:formula="of:=48+24*RAND()" office:value-type="float" office:value="69.8789318175986" calcext:value-type="float">
            <text:p>69,8789</text:p>
          </table:table-cell>
          <table:table-cell table:formula="of:=(([.C1219]+[.D1219])/([.C1219]*[.D1219]))+[.B1219]" office:value-type="float" office:value="29.1108088378289" calcext:value-type="float">
            <text:p>29,1108</text:p>
          </table:table-cell>
          <table:table-cell table:number-columns-repeated="9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27+6*RAND()" office:value-type="float" office:value="31.2312289907131" calcext:value-type="float">
            <text:p>31,2312</text:p>
          </table:table-cell>
          <table:table-cell table:formula="of:=NORMINV(RAND();30;5)" office:value-type="float" office:value="23.9074459718504" calcext:value-type="float">
            <text:p>23,9074</text:p>
          </table:table-cell>
          <table:table-cell table:formula="of:=48+24*RAND()" office:value-type="float" office:value="60.5526121230796" calcext:value-type="float">
            <text:p>60,5526</text:p>
          </table:table-cell>
          <table:table-cell table:formula="of:=(([.C1220]+[.D1220])/([.C1220]*[.D1220]))+[.B1220]" office:value-type="float" office:value="31.289571527714" calcext:value-type="float">
            <text:p>31,2896</text:p>
          </table:table-cell>
          <table:table-cell table:number-columns-repeated="9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27+6*RAND()" office:value-type="float" office:value="31.3262819380034" calcext:value-type="float">
            <text:p>31,3263</text:p>
          </table:table-cell>
          <table:table-cell table:formula="of:=NORMINV(RAND();30;5)" office:value-type="float" office:value="24.7780533755582" calcext:value-type="float">
            <text:p>24,7781</text:p>
          </table:table-cell>
          <table:table-cell table:formula="of:=48+24*RAND()" office:value-type="float" office:value="50.0204104157165" calcext:value-type="float">
            <text:p>50,0204</text:p>
          </table:table-cell>
          <table:table-cell table:formula="of:=(([.C1221]+[.D1221])/([.C1221]*[.D1221]))+[.B1221]" office:value-type="float" office:value="31.3866320726666" calcext:value-type="float">
            <text:p>31,3866</text:p>
          </table:table-cell>
          <table:table-cell table:number-columns-repeated="9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27+6*RAND()" office:value-type="float" office:value="27.3840612934437" calcext:value-type="float">
            <text:p>27,3841</text:p>
          </table:table-cell>
          <table:table-cell table:formula="of:=NORMINV(RAND();30;5)" office:value-type="float" office:value="22.2450525295795" calcext:value-type="float">
            <text:p>22,2451</text:p>
          </table:table-cell>
          <table:table-cell table:formula="of:=48+24*RAND()" office:value-type="float" office:value="53.6980175441131" calcext:value-type="float">
            <text:p>53,6980</text:p>
          </table:table-cell>
          <table:table-cell table:formula="of:=(([.C1222]+[.D1222])/([.C1222]*[.D1222]))+[.B1222]" office:value-type="float" office:value="27.4476377709455" calcext:value-type="float">
            <text:p>27,4476</text:p>
          </table:table-cell>
          <table:table-cell table:number-columns-repeated="9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27+6*RAND()" office:value-type="float" office:value="28.7965565642808" calcext:value-type="float">
            <text:p>28,7966</text:p>
          </table:table-cell>
          <table:table-cell table:formula="of:=NORMINV(RAND();30;5)" office:value-type="float" office:value="24.4736946770845" calcext:value-type="float">
            <text:p>24,4737</text:p>
          </table:table-cell>
          <table:table-cell table:formula="of:=48+24*RAND()" office:value-type="float" office:value="58.3914041155949" calcext:value-type="float">
            <text:p>58,3914</text:p>
          </table:table-cell>
          <table:table-cell table:formula="of:=(([.C1223]+[.D1223])/([.C1223]*[.D1223]))+[.B1223]" office:value-type="float" office:value="28.8545425702756" calcext:value-type="float">
            <text:p>28,8545</text:p>
          </table:table-cell>
          <table:table-cell table:number-columns-repeated="9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27+6*RAND()" office:value-type="float" office:value="29.9002205932047" calcext:value-type="float">
            <text:p>29,9002</text:p>
          </table:table-cell>
          <table:table-cell table:formula="of:=NORMINV(RAND();30;5)" office:value-type="float" office:value="35.2231762072893" calcext:value-type="float">
            <text:p>35,2232</text:p>
          </table:table-cell>
          <table:table-cell table:formula="of:=48+24*RAND()" office:value-type="float" office:value="48.103446691297" calcext:value-type="float">
            <text:p>48,1034</text:p>
          </table:table-cell>
          <table:table-cell table:formula="of:=(([.C1224]+[.D1224])/([.C1224]*[.D1224]))+[.B1224]" office:value-type="float" office:value="29.9493995226011" calcext:value-type="float">
            <text:p>29,9494</text:p>
          </table:table-cell>
          <table:table-cell table:number-columns-repeated="9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27+6*RAND()" office:value-type="float" office:value="30.4951638628263" calcext:value-type="float">
            <text:p>30,4952</text:p>
          </table:table-cell>
          <table:table-cell table:formula="of:=NORMINV(RAND();30;5)" office:value-type="float" office:value="29.9387143704646" calcext:value-type="float">
            <text:p>29,9387</text:p>
          </table:table-cell>
          <table:table-cell table:formula="of:=48+24*RAND()" office:value-type="float" office:value="62.1833675773814" calcext:value-type="float">
            <text:p>62,1834</text:p>
          </table:table-cell>
          <table:table-cell table:formula="of:=(([.C1225]+[.D1225])/([.C1225]*[.D1225]))+[.B1225]" office:value-type="float" office:value="30.5446469013369" calcext:value-type="float">
            <text:p>30,5446</text:p>
          </table:table-cell>
          <table:table-cell table:number-columns-repeated="9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27+6*RAND()" office:value-type="float" office:value="29.4598566528875" calcext:value-type="float">
            <text:p>29,4599</text:p>
          </table:table-cell>
          <table:table-cell table:formula="of:=NORMINV(RAND();30;5)" office:value-type="float" office:value="26.3007385303104" calcext:value-type="float">
            <text:p>26,3007</text:p>
          </table:table-cell>
          <table:table-cell table:formula="of:=48+24*RAND()" office:value-type="float" office:value="53.3008934827521" calcext:value-type="float">
            <text:p>53,3009</text:p>
          </table:table-cell>
          <table:table-cell table:formula="of:=(([.C1226]+[.D1226])/([.C1226]*[.D1226]))+[.B1226]" office:value-type="float" office:value="29.5166398104631" calcext:value-type="float">
            <text:p>29,5166</text:p>
          </table:table-cell>
          <table:table-cell table:number-columns-repeated="9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27+6*RAND()" office:value-type="float" office:value="30.379039316671" calcext:value-type="float">
            <text:p>30,3790</text:p>
          </table:table-cell>
          <table:table-cell table:formula="of:=NORMINV(RAND();30;5)" office:value-type="float" office:value="37.1398571375029" calcext:value-type="float">
            <text:p>37,1399</text:p>
          </table:table-cell>
          <table:table-cell table:formula="of:=48+24*RAND()" office:value-type="float" office:value="71.9191840784624" calcext:value-type="float">
            <text:p>71,9192</text:p>
          </table:table-cell>
          <table:table-cell table:formula="of:=(([.C1227]+[.D1227])/([.C1227]*[.D1227]))+[.B1227]" office:value-type="float" office:value="30.4198690642277" calcext:value-type="float">
            <text:p>30,4199</text:p>
          </table:table-cell>
          <table:table-cell table:number-columns-repeated="9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27+6*RAND()" office:value-type="float" office:value="29.4154776495416" calcext:value-type="float">
            <text:p>29,4155</text:p>
          </table:table-cell>
          <table:table-cell table:formula="of:=NORMINV(RAND();30;5)" office:value-type="float" office:value="33.1947471012965" calcext:value-type="float">
            <text:p>33,1947</text:p>
          </table:table-cell>
          <table:table-cell table:formula="of:=48+24*RAND()" office:value-type="float" office:value="63.9369643768296" calcext:value-type="float">
            <text:p>63,9370</text:p>
          </table:table-cell>
          <table:table-cell table:formula="of:=(([.C1228]+[.D1228])/([.C1228]*[.D1228]))+[.B1228]" office:value-type="float" office:value="29.4612433026103" calcext:value-type="float">
            <text:p>29,4612</text:p>
          </table:table-cell>
          <table:table-cell table:number-columns-repeated="9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27+6*RAND()" office:value-type="float" office:value="31.5480806075502" calcext:value-type="float">
            <text:p>31,5481</text:p>
          </table:table-cell>
          <table:table-cell table:formula="of:=NORMINV(RAND();30;5)" office:value-type="float" office:value="23.7213980513503" calcext:value-type="float">
            <text:p>23,7214</text:p>
          </table:table-cell>
          <table:table-cell table:formula="of:=48+24*RAND()" office:value-type="float" office:value="71.5022630346939" calcext:value-type="float">
            <text:p>71,5023</text:p>
          </table:table-cell>
          <table:table-cell table:formula="of:=(([.C1229]+[.D1229])/([.C1229]*[.D1229]))+[.B1229]" office:value-type="float" office:value="31.6042222102347" calcext:value-type="float">
            <text:p>31,6042</text:p>
          </table:table-cell>
          <table:table-cell table:number-columns-repeated="9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27+6*RAND()" office:value-type="float" office:value="27.2806125597563" calcext:value-type="float">
            <text:p>27,2806</text:p>
          </table:table-cell>
          <table:table-cell table:formula="of:=NORMINV(RAND();30;5)" office:value-type="float" office:value="29.0766678463383" calcext:value-type="float">
            <text:p>29,0767</text:p>
          </table:table-cell>
          <table:table-cell table:formula="of:=48+24*RAND()" office:value-type="float" office:value="63.6252183364704" calcext:value-type="float">
            <text:p>63,6252</text:p>
          </table:table-cell>
          <table:table-cell table:formula="of:=(([.C1230]+[.D1230])/([.C1230]*[.D1230]))+[.B1230]" office:value-type="float" office:value="27.3307214344346" calcext:value-type="float">
            <text:p>27,3307</text:p>
          </table:table-cell>
          <table:table-cell table:number-columns-repeated="9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27+6*RAND()" office:value-type="float" office:value="31.9386619816069" calcext:value-type="float">
            <text:p>31,9387</text:p>
          </table:table-cell>
          <table:table-cell table:formula="of:=NORMINV(RAND();30;5)" office:value-type="float" office:value="31.914457141374" calcext:value-type="float">
            <text:p>31,9145</text:p>
          </table:table-cell>
          <table:table-cell table:formula="of:=48+24*RAND()" office:value-type="float" office:value="48.8039836278185" calcext:value-type="float">
            <text:p>48,8040</text:p>
          </table:table-cell>
          <table:table-cell table:formula="of:=(([.C1231]+[.D1231])/([.C1231]*[.D1231]))+[.B1231]" office:value-type="float" office:value="31.9904858741023" calcext:value-type="float">
            <text:p>31,9905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27+6*RAND()" office:value-type="float" office:value="31.8988716860767" calcext:value-type="float">
            <text:p>31,8989</text:p>
          </table:table-cell>
          <table:table-cell table:formula="of:=NORMINV(RAND();30;5)" office:value-type="float" office:value="22.7990881988163" calcext:value-type="float">
            <text:p>22,7991</text:p>
          </table:table-cell>
          <table:table-cell table:formula="of:=48+24*RAND()" office:value-type="float" office:value="51.7629538653418" calcext:value-type="float">
            <text:p>51,7630</text:p>
          </table:table-cell>
          <table:table-cell table:formula="of:=(([.C1232]+[.D1232])/([.C1232]*[.D1232]))+[.B1232]" office:value-type="float" office:value="31.9620519249525" calcext:value-type="float">
            <text:p>31,9621</text:p>
          </table:table-cell>
          <table:table-cell table:number-columns-repeated="9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27+6*RAND()" office:value-type="float" office:value="30.3142901624087" calcext:value-type="float">
            <text:p>30,3143</text:p>
          </table:table-cell>
          <table:table-cell table:formula="of:=NORMINV(RAND();30;5)" office:value-type="float" office:value="30.4111768626864" calcext:value-type="float">
            <text:p>30,4112</text:p>
          </table:table-cell>
          <table:table-cell table:formula="of:=48+24*RAND()" office:value-type="float" office:value="70.5852462043986" calcext:value-type="float">
            <text:p>70,5852</text:p>
          </table:table-cell>
          <table:table-cell table:formula="of:=(([.C1233]+[.D1233])/([.C1233]*[.D1233]))+[.B1233]" office:value-type="float" office:value="30.361340076204" calcext:value-type="float">
            <text:p>30,3613</text:p>
          </table:table-cell>
          <table:table-cell table:number-columns-repeated="9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27+6*RAND()" office:value-type="float" office:value="28.968729530694" calcext:value-type="float">
            <text:p>28,9687</text:p>
          </table:table-cell>
          <table:table-cell table:formula="of:=NORMINV(RAND();30;5)" office:value-type="float" office:value="31.2892784138933" calcext:value-type="float">
            <text:p>31,2893</text:p>
          </table:table-cell>
          <table:table-cell table:formula="of:=48+24*RAND()" office:value-type="float" office:value="56.9936272809282" calcext:value-type="float">
            <text:p>56,9936</text:p>
          </table:table-cell>
          <table:table-cell table:formula="of:=(([.C1234]+[.D1234])/([.C1234]*[.D1234]))+[.B1234]" office:value-type="float" office:value="29.0182351813975" calcext:value-type="float">
            <text:p>29,0182</text:p>
          </table:table-cell>
          <table:table-cell table:number-columns-repeated="9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27+6*RAND()" office:value-type="float" office:value="29.3823026984464" calcext:value-type="float">
            <text:p>29,3823</text:p>
          </table:table-cell>
          <table:table-cell table:formula="of:=NORMINV(RAND();30;5)" office:value-type="float" office:value="27.4848765559635" calcext:value-type="float">
            <text:p>27,4849</text:p>
          </table:table-cell>
          <table:table-cell table:formula="of:=48+24*RAND()" office:value-type="float" office:value="69.4782920619473" calcext:value-type="float">
            <text:p>69,4783</text:p>
          </table:table-cell>
          <table:table-cell table:formula="of:=(([.C1235]+[.D1235])/([.C1235]*[.D1235]))+[.B1235]" office:value-type="float" office:value="29.4330793285337" calcext:value-type="float">
            <text:p>29,4331</text:p>
          </table:table-cell>
          <table:table-cell table:number-columns-repeated="9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27+6*RAND()" office:value-type="float" office:value="27.51290310896" calcext:value-type="float">
            <text:p>27,5129</text:p>
          </table:table-cell>
          <table:table-cell table:formula="of:=NORMINV(RAND();30;5)" office:value-type="float" office:value="26.7373569621141" calcext:value-type="float">
            <text:p>26,7374</text:p>
          </table:table-cell>
          <table:table-cell table:formula="of:=48+24*RAND()" office:value-type="float" office:value="65.0767962606624" calcext:value-type="float">
            <text:p>65,0768</text:p>
          </table:table-cell>
          <table:table-cell table:formula="of:=(([.C1236]+[.D1236])/([.C1236]*[.D1236]))+[.B1236]" office:value-type="float" office:value="27.5656704237601" calcext:value-type="float">
            <text:p>27,5657</text:p>
          </table:table-cell>
          <table:table-cell table:number-columns-repeated="9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27+6*RAND()" office:value-type="float" office:value="28.0783509935718" calcext:value-type="float">
            <text:p>28,0784</text:p>
          </table:table-cell>
          <table:table-cell table:formula="of:=NORMINV(RAND();30;5)" office:value-type="float" office:value="26.6530413892744" calcext:value-type="float">
            <text:p>26,6530</text:p>
          </table:table-cell>
          <table:table-cell table:formula="of:=48+24*RAND()" office:value-type="float" office:value="55.8770968141034" calcext:value-type="float">
            <text:p>55,8771</text:p>
          </table:table-cell>
          <table:table-cell table:formula="of:=(([.C1237]+[.D1237])/([.C1237]*[.D1237]))+[.B1237]" office:value-type="float" office:value="28.1337665840391" calcext:value-type="float">
            <text:p>28,1338</text:p>
          </table:table-cell>
          <table:table-cell table:number-columns-repeated="9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27+6*RAND()" office:value-type="float" office:value="32.6888091077562" calcext:value-type="float">
            <text:p>32,6888</text:p>
          </table:table-cell>
          <table:table-cell table:formula="of:=NORMINV(RAND();30;5)" office:value-type="float" office:value="25.9671882393507" calcext:value-type="float">
            <text:p>25,9672</text:p>
          </table:table-cell>
          <table:table-cell table:formula="of:=48+24*RAND()" office:value-type="float" office:value="64.263357440941" calcext:value-type="float">
            <text:p>64,2634</text:p>
          </table:table-cell>
          <table:table-cell table:formula="of:=(([.C1238]+[.D1238])/([.C1238]*[.D1238]))+[.B1238]" office:value-type="float" office:value="32.7428802128993" calcext:value-type="float">
            <text:p>32,7429</text:p>
          </table:table-cell>
          <table:table-cell table:number-columns-repeated="9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27+6*RAND()" office:value-type="float" office:value="29.7696057201829" calcext:value-type="float">
            <text:p>29,7696</text:p>
          </table:table-cell>
          <table:table-cell table:formula="of:=NORMINV(RAND();30;5)" office:value-type="float" office:value="31.9553294890521" calcext:value-type="float">
            <text:p>31,9553</text:p>
          </table:table-cell>
          <table:table-cell table:formula="of:=48+24*RAND()" office:value-type="float" office:value="62.6116791637614" calcext:value-type="float">
            <text:p>62,6117</text:p>
          </table:table-cell>
          <table:table-cell table:formula="of:=(([.C1239]+[.D1239])/([.C1239]*[.D1239]))+[.B1239]" office:value-type="float" office:value="29.8168708658395" calcext:value-type="float">
            <text:p>29,8169</text:p>
          </table:table-cell>
          <table:table-cell table:number-columns-repeated="9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27+6*RAND()" office:value-type="float" office:value="28.3700112069491" calcext:value-type="float">
            <text:p>28,3700</text:p>
          </table:table-cell>
          <table:table-cell table:formula="of:=NORMINV(RAND();30;5)" office:value-type="float" office:value="23.8301150199562" calcext:value-type="float">
            <text:p>23,8301</text:p>
          </table:table-cell>
          <table:table-cell table:formula="of:=48+24*RAND()" office:value-type="float" office:value="66.415392880328" calcext:value-type="float">
            <text:p>66,4154</text:p>
          </table:table-cell>
          <table:table-cell table:formula="of:=(([.C1240]+[.D1240])/([.C1240]*[.D1240]))+[.B1240]" office:value-type="float" office:value="28.4270316659406" calcext:value-type="float">
            <text:p>28,4270</text:p>
          </table:table-cell>
          <table:table-cell table:number-columns-repeated="9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27+6*RAND()" office:value-type="float" office:value="30.2619430606719" calcext:value-type="float">
            <text:p>30,2619</text:p>
          </table:table-cell>
          <table:table-cell table:formula="of:=NORMINV(RAND();30;5)" office:value-type="float" office:value="30.4102461455064" calcext:value-type="float">
            <text:p>30,4102</text:p>
          </table:table-cell>
          <table:table-cell table:formula="of:=48+24*RAND()" office:value-type="float" office:value="53.5803619595245" calcext:value-type="float">
            <text:p>53,5804</text:p>
          </table:table-cell>
          <table:table-cell table:formula="of:=(([.C1241]+[.D1241])/([.C1241]*[.D1241]))+[.B1241]" office:value-type="float" office:value="30.3134902686635" calcext:value-type="float">
            <text:p>30,3135</text:p>
          </table:table-cell>
          <table:table-cell table:number-columns-repeated="9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27+6*RAND()" office:value-type="float" office:value="28.1852815293241" calcext:value-type="float">
            <text:p>28,1853</text:p>
          </table:table-cell>
          <table:table-cell table:formula="of:=NORMINV(RAND();30;5)" office:value-type="float" office:value="36.7901449207514" calcext:value-type="float">
            <text:p>36,7901</text:p>
          </table:table-cell>
          <table:table-cell table:formula="of:=48+24*RAND()" office:value-type="float" office:value="65.6647581635043" calcext:value-type="float">
            <text:p>65,6648</text:p>
          </table:table-cell>
          <table:table-cell table:formula="of:=(([.C1242]+[.D1242])/([.C1242]*[.D1242]))+[.B1242]" office:value-type="float" office:value="28.22769159052" calcext:value-type="float">
            <text:p>28,2277</text:p>
          </table:table-cell>
          <table:table-cell table:number-columns-repeated="9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27+6*RAND()" office:value-type="float" office:value="27.2211722542997" calcext:value-type="float">
            <text:p>27,2212</text:p>
          </table:table-cell>
          <table:table-cell table:formula="of:=NORMINV(RAND();30;5)" office:value-type="float" office:value="26.4647934595216" calcext:value-type="float">
            <text:p>26,4648</text:p>
          </table:table-cell>
          <table:table-cell table:formula="of:=48+24*RAND()" office:value-type="float" office:value="67.8321146545932" calcext:value-type="float">
            <text:p>67,8321</text:p>
          </table:table-cell>
          <table:table-cell table:formula="of:=(([.C1243]+[.D1243])/([.C1243]*[.D1243]))+[.B1243]" office:value-type="float" office:value="27.273700583562" calcext:value-type="float">
            <text:p>27,2737</text:p>
          </table:table-cell>
          <table:table-cell table:number-columns-repeated="9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27+6*RAND()" office:value-type="float" office:value="29.7893050729763" calcext:value-type="float">
            <text:p>29,7893</text:p>
          </table:table-cell>
          <table:table-cell table:formula="of:=NORMINV(RAND();30;5)" office:value-type="float" office:value="35.2170619245228" calcext:value-type="float">
            <text:p>35,2171</text:p>
          </table:table-cell>
          <table:table-cell table:formula="of:=48+24*RAND()" office:value-type="float" office:value="70.804722209461" calcext:value-type="float">
            <text:p>70,8047</text:p>
          </table:table-cell>
          <table:table-cell table:formula="of:=(([.C1244]+[.D1244])/([.C1244]*[.D1244]))+[.B1244]" office:value-type="float" office:value="29.8318237520671" calcext:value-type="float">
            <text:p>29,8318</text:p>
          </table:table-cell>
          <table:table-cell table:number-columns-repeated="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27+6*RAND()" office:value-type="float" office:value="28.2643372889143" calcext:value-type="float">
            <text:p>28,2643</text:p>
          </table:table-cell>
          <table:table-cell table:formula="of:=NORMINV(RAND();30;5)" office:value-type="float" office:value="38.8766315944055" calcext:value-type="float">
            <text:p>38,8766</text:p>
          </table:table-cell>
          <table:table-cell table:formula="of:=48+24*RAND()" office:value-type="float" office:value="70.8771806051955" calcext:value-type="float">
            <text:p>70,8772</text:p>
          </table:table-cell>
          <table:table-cell table:formula="of:=(([.C1245]+[.D1245])/([.C1245]*[.D1245]))+[.B1245]" office:value-type="float" office:value="28.3041685953621" calcext:value-type="float">
            <text:p>28,3042</text:p>
          </table:table-cell>
          <table:table-cell table:number-columns-repeated="9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27+6*RAND()" office:value-type="float" office:value="28.5846925943624" calcext:value-type="float">
            <text:p>28,5847</text:p>
          </table:table-cell>
          <table:table-cell table:formula="of:=NORMINV(RAND();30;5)" office:value-type="float" office:value="34.7255143082085" calcext:value-type="float">
            <text:p>34,7255</text:p>
          </table:table-cell>
          <table:table-cell table:formula="of:=48+24*RAND()" office:value-type="float" office:value="65.685589925386" calcext:value-type="float">
            <text:p>65,6856</text:p>
          </table:table-cell>
          <table:table-cell table:formula="of:=(([.C1246]+[.D1246])/([.C1246]*[.D1246]))+[.B1246]" office:value-type="float" office:value="28.6287139032959" calcext:value-type="float">
            <text:p>28,6287</text:p>
          </table:table-cell>
          <table:table-cell table:number-columns-repeated="9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27+6*RAND()" office:value-type="float" office:value="30.2294810533058" calcext:value-type="float">
            <text:p>30,2295</text:p>
          </table:table-cell>
          <table:table-cell table:formula="of:=NORMINV(RAND();30;5)" office:value-type="float" office:value="29.9336526473816" calcext:value-type="float">
            <text:p>29,9337</text:p>
          </table:table-cell>
          <table:table-cell table:formula="of:=48+24*RAND()" office:value-type="float" office:value="64.7387760384008" calcext:value-type="float">
            <text:p>64,7388</text:p>
          </table:table-cell>
          <table:table-cell table:formula="of:=(([.C1247]+[.D1247])/([.C1247]*[.D1247]))+[.B1247]" office:value-type="float" office:value="30.2783349623378" calcext:value-type="float">
            <text:p>30,2783</text:p>
          </table:table-cell>
          <table:table-cell table:number-columns-repeated="9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27+6*RAND()" office:value-type="float" office:value="28.3141640543472" calcext:value-type="float">
            <text:p>28,3142</text:p>
          </table:table-cell>
          <table:table-cell table:formula="of:=NORMINV(RAND();30;5)" office:value-type="float" office:value="23.5863124345566" calcext:value-type="float">
            <text:p>23,5863</text:p>
          </table:table-cell>
          <table:table-cell table:formula="of:=48+24*RAND()" office:value-type="float" office:value="59.9351612543687" calcext:value-type="float">
            <text:p>59,9352</text:p>
          </table:table-cell>
          <table:table-cell table:formula="of:=(([.C1248]+[.D1248])/([.C1248]*[.D1248]))+[.B1248]" office:value-type="float" office:value="28.3732462223693" calcext:value-type="float">
            <text:p>28,3732</text:p>
          </table:table-cell>
          <table:table-cell table:number-columns-repeated="9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27+6*RAND()" office:value-type="float" office:value="30.4722603962291" calcext:value-type="float">
            <text:p>30,4723</text:p>
          </table:table-cell>
          <table:table-cell table:formula="of:=NORMINV(RAND();30;5)" office:value-type="float" office:value="25.37108658237" calcext:value-type="float">
            <text:p>25,3711</text:p>
          </table:table-cell>
          <table:table-cell table:formula="of:=48+24*RAND()" office:value-type="float" office:value="55.6614398779348" calcext:value-type="float">
            <text:p>55,6614</text:p>
          </table:table-cell>
          <table:table-cell table:formula="of:=(([.C1249]+[.D1249])/([.C1249]*[.D1249]))+[.B1249]" office:value-type="float" office:value="30.5296411006699" calcext:value-type="float">
            <text:p>30,5296</text:p>
          </table:table-cell>
          <table:table-cell table:number-columns-repeated="9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27+6*RAND()" office:value-type="float" office:value="30.7291583998594" calcext:value-type="float">
            <text:p>30,7292</text:p>
          </table:table-cell>
          <table:table-cell table:formula="of:=NORMINV(RAND();30;5)" office:value-type="float" office:value="29.0832003495361" calcext:value-type="float">
            <text:p>29,0832</text:p>
          </table:table-cell>
          <table:table-cell table:formula="of:=48+24*RAND()" office:value-type="float" office:value="61.6389643689618" calcext:value-type="float">
            <text:p>61,6390</text:p>
          </table:table-cell>
          <table:table-cell table:formula="of:=(([.C1250]+[.D1250])/([.C1250]*[.D1250]))+[.B1250]" office:value-type="float" office:value="30.7797660154792" calcext:value-type="float">
            <text:p>30,7798</text:p>
          </table:table-cell>
          <table:table-cell table:number-columns-repeated="9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27+6*RAND()" office:value-type="float" office:value="32.1266608501319" calcext:value-type="float">
            <text:p>32,1267</text:p>
          </table:table-cell>
          <table:table-cell table:formula="of:=NORMINV(RAND();30;5)" office:value-type="float" office:value="25.5850028052861" calcext:value-type="float">
            <text:p>25,5850</text:p>
          </table:table-cell>
          <table:table-cell table:formula="of:=48+24*RAND()" office:value-type="float" office:value="54.6259534126148" calcext:value-type="float">
            <text:p>54,6260</text:p>
          </table:table-cell>
          <table:table-cell table:formula="of:=(([.C1251]+[.D1251])/([.C1251]*[.D1251]))+[.B1251]" office:value-type="float" office:value="32.1840525640901" calcext:value-type="float">
            <text:p>32,1841</text:p>
          </table:table-cell>
          <table:table-cell table:number-columns-repeated="9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27+6*RAND()" office:value-type="float" office:value="32.4893678936642" calcext:value-type="float">
            <text:p>32,4894</text:p>
          </table:table-cell>
          <table:table-cell table:formula="of:=NORMINV(RAND();30;5)" office:value-type="float" office:value="28.8372034397815" calcext:value-type="float">
            <text:p>28,8372</text:p>
          </table:table-cell>
          <table:table-cell table:formula="of:=48+24*RAND()" office:value-type="float" office:value="63.1779844528064" calcext:value-type="float">
            <text:p>63,1780</text:p>
          </table:table-cell>
          <table:table-cell table:formula="of:=(([.C1252]+[.D1252])/([.C1252]*[.D1252]))+[.B1252]" office:value-type="float" office:value="32.5398736186235" calcext:value-type="float">
            <text:p>32,5399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27+6*RAND()" office:value-type="float" office:value="31.0022716100793" calcext:value-type="float">
            <text:p>31,0023</text:p>
          </table:table-cell>
          <table:table-cell table:formula="of:=NORMINV(RAND();30;5)" office:value-type="float" office:value="36.2391584213502" calcext:value-type="float">
            <text:p>36,2392</text:p>
          </table:table-cell>
          <table:table-cell table:formula="of:=48+24*RAND()" office:value-type="float" office:value="58.9585844641551" calcext:value-type="float">
            <text:p>58,9586</text:p>
          </table:table-cell>
          <table:table-cell table:formula="of:=(([.C1253]+[.D1253])/([.C1253]*[.D1253]))+[.B1253]" office:value-type="float" office:value="31.0468271283697" calcext:value-type="float">
            <text:p>31,0468</text:p>
          </table:table-cell>
          <table:table-cell table:number-columns-repeated="9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27+6*RAND()" office:value-type="float" office:value="31.5763705645222" calcext:value-type="float">
            <text:p>31,5764</text:p>
          </table:table-cell>
          <table:table-cell table:formula="of:=NORMINV(RAND();30;5)" office:value-type="float" office:value="29.5109105987242" calcext:value-type="float">
            <text:p>29,5109</text:p>
          </table:table-cell>
          <table:table-cell table:formula="of:=48+24*RAND()" office:value-type="float" office:value="48.5846964335069" calcext:value-type="float">
            <text:p>48,5847</text:p>
          </table:table-cell>
          <table:table-cell table:formula="of:=(([.C1254]+[.D1254])/([.C1254]*[.D1254]))+[.B1254]" office:value-type="float" office:value="31.630838949836" calcext:value-type="float">
            <text:p>31,6308</text:p>
          </table:table-cell>
          <table:table-cell table:number-columns-repeated="9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27+6*RAND()" office:value-type="float" office:value="28.2061318738852" calcext:value-type="float">
            <text:p>28,2061</text:p>
          </table:table-cell>
          <table:table-cell table:formula="of:=NORMINV(RAND();30;5)" office:value-type="float" office:value="22.2168719764547" calcext:value-type="float">
            <text:p>22,2169</text:p>
          </table:table-cell>
          <table:table-cell table:formula="of:=48+24*RAND()" office:value-type="float" office:value="61.7966669769958" calcext:value-type="float">
            <text:p>61,7967</text:p>
          </table:table-cell>
          <table:table-cell table:formula="of:=(([.C1255]+[.D1255])/([.C1255]*[.D1255]))+[.B1255]" office:value-type="float" office:value="28.2673248132552" calcext:value-type="float">
            <text:p>28,2673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27+6*RAND()" office:value-type="float" office:value="27.8123664830346" calcext:value-type="float">
            <text:p>27,8124</text:p>
          </table:table-cell>
          <table:table-cell table:formula="of:=NORMINV(RAND();30;5)" office:value-type="float" office:value="26.6210361390533" calcext:value-type="float">
            <text:p>26,6210</text:p>
          </table:table-cell>
          <table:table-cell table:formula="of:=48+24*RAND()" office:value-type="float" office:value="55.8669034084305" calcext:value-type="float">
            <text:p>55,8669</text:p>
          </table:table-cell>
          <table:table-cell table:formula="of:=(([.C1256]+[.D1256])/([.C1256]*[.D1256]))+[.B1256]" office:value-type="float" office:value="27.8678304464373" calcext:value-type="float">
            <text:p>27,8678</text:p>
          </table:table-cell>
          <table:table-cell table:number-columns-repeated="9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27+6*RAND()" office:value-type="float" office:value="32.165156317642" calcext:value-type="float">
            <text:p>32,1652</text:p>
          </table:table-cell>
          <table:table-cell table:formula="of:=NORMINV(RAND();30;5)" office:value-type="float" office:value="28.8336244015449" calcext:value-type="float">
            <text:p>28,8336</text:p>
          </table:table-cell>
          <table:table-cell table:formula="of:=48+24*RAND()" office:value-type="float" office:value="56.1499341884628" calcext:value-type="float">
            <text:p>56,1499</text:p>
          </table:table-cell>
          <table:table-cell table:formula="of:=(([.C1257]+[.D1257])/([.C1257]*[.D1257]))+[.B1257]" office:value-type="float" office:value="32.2176475083364" calcext:value-type="float">
            <text:p>32,2176</text:p>
          </table:table-cell>
          <table:table-cell table:number-columns-repeated="9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27+6*RAND()" office:value-type="float" office:value="30.7187872559298" calcext:value-type="float">
            <text:p>30,7188</text:p>
          </table:table-cell>
          <table:table-cell table:formula="of:=NORMINV(RAND();30;5)" office:value-type="float" office:value="25.7679493704811" calcext:value-type="float">
            <text:p>25,7679</text:p>
          </table:table-cell>
          <table:table-cell table:formula="of:=48+24*RAND()" office:value-type="float" office:value="54.8815853828564" calcext:value-type="float">
            <text:p>54,8816</text:p>
          </table:table-cell>
          <table:table-cell table:formula="of:=(([.C1258]+[.D1258])/([.C1258]*[.D1258]))+[.B1258]" office:value-type="float" office:value="30.7758162038089" calcext:value-type="float">
            <text:p>30,7758</text:p>
          </table:table-cell>
          <table:table-cell table:number-columns-repeated="9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27+6*RAND()" office:value-type="float" office:value="32.0376259011682" calcext:value-type="float">
            <text:p>32,0376</text:p>
          </table:table-cell>
          <table:table-cell table:formula="of:=NORMINV(RAND();30;5)" office:value-type="float" office:value="34.3859617071246" calcext:value-type="float">
            <text:p>34,3860</text:p>
          </table:table-cell>
          <table:table-cell table:formula="of:=48+24*RAND()" office:value-type="float" office:value="70.0650643939152" calcext:value-type="float">
            <text:p>70,0651</text:p>
          </table:table-cell>
          <table:table-cell table:formula="of:=(([.C1259]+[.D1259])/([.C1259]*[.D1259]))+[.B1259]" office:value-type="float" office:value="32.0809799847007" calcext:value-type="float">
            <text:p>32,0810</text:p>
          </table:table-cell>
          <table:table-cell table:number-columns-repeated="9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27+6*RAND()" office:value-type="float" office:value="32.5490420165006" calcext:value-type="float">
            <text:p>32,5490</text:p>
          </table:table-cell>
          <table:table-cell table:formula="of:=NORMINV(RAND();30;5)" office:value-type="float" office:value="25.4956469002751" calcext:value-type="float">
            <text:p>25,4956</text:p>
          </table:table-cell>
          <table:table-cell table:formula="of:=48+24*RAND()" office:value-type="float" office:value="57.3556689368561" calcext:value-type="float">
            <text:p>57,3557</text:p>
          </table:table-cell>
          <table:table-cell table:formula="of:=(([.C1260]+[.D1260])/([.C1260]*[.D1260]))+[.B1260]" office:value-type="float" office:value="32.6056994666273" calcext:value-type="float">
            <text:p>32,6057</text:p>
          </table:table-cell>
          <table:table-cell table:number-columns-repeated="9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27+6*RAND()" office:value-type="float" office:value="32.6088100557681" calcext:value-type="float">
            <text:p>32,6088</text:p>
          </table:table-cell>
          <table:table-cell table:formula="of:=NORMINV(RAND();30;5)" office:value-type="float" office:value="33.615155815132" calcext:value-type="float">
            <text:p>33,6152</text:p>
          </table:table-cell>
          <table:table-cell table:formula="of:=48+24*RAND()" office:value-type="float" office:value="66.5877795265988" calcext:value-type="float">
            <text:p>66,5878</text:p>
          </table:table-cell>
          <table:table-cell table:formula="of:=(([.C1261]+[.D1261])/([.C1261]*[.D1261]))+[.B1261]" office:value-type="float" office:value="32.6535763126362" calcext:value-type="float">
            <text:p>32,6536</text:p>
          </table:table-cell>
          <table:table-cell table:number-columns-repeated="9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27+6*RAND()" office:value-type="float" office:value="30.7463133882266" calcext:value-type="float">
            <text:p>30,7463</text:p>
          </table:table-cell>
          <table:table-cell table:formula="of:=NORMINV(RAND();30;5)" office:value-type="float" office:value="40.4739583645256" calcext:value-type="float">
            <text:p>40,4740</text:p>
          </table:table-cell>
          <table:table-cell table:formula="of:=48+24*RAND()" office:value-type="float" office:value="50.9901210470125" calcext:value-type="float">
            <text:p>50,9901</text:p>
          </table:table-cell>
          <table:table-cell table:formula="of:=(([.C1262]+[.D1262])/([.C1262]*[.D1262]))+[.B1262]" office:value-type="float" office:value="30.7906322751019" calcext:value-type="float">
            <text:p>30,7906</text:p>
          </table:table-cell>
          <table:table-cell table:number-columns-repeated="9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27+6*RAND()" office:value-type="float" office:value="30.0567052450497" calcext:value-type="float">
            <text:p>30,0567</text:p>
          </table:table-cell>
          <table:table-cell table:formula="of:=NORMINV(RAND();30;5)" office:value-type="float" office:value="25.2492173299679" calcext:value-type="float">
            <text:p>25,2492</text:p>
          </table:table-cell>
          <table:table-cell table:formula="of:=48+24*RAND()" office:value-type="float" office:value="70.7361992010847" calcext:value-type="float">
            <text:p>70,7362</text:p>
          </table:table-cell>
          <table:table-cell table:formula="of:=(([.C1263]+[.D1263])/([.C1263]*[.D1263]))+[.B1263]" office:value-type="float" office:value="30.1104474663299" calcext:value-type="float">
            <text:p>30,1104</text:p>
          </table:table-cell>
          <table:table-cell table:number-columns-repeated="9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27+6*RAND()" office:value-type="float" office:value="31.6247903059702" calcext:value-type="float">
            <text:p>31,6248</text:p>
          </table:table-cell>
          <table:table-cell table:formula="of:=NORMINV(RAND();30;5)" office:value-type="float" office:value="33.4927963434538" calcext:value-type="float">
            <text:p>33,4928</text:p>
          </table:table-cell>
          <table:table-cell table:formula="of:=48+24*RAND()" office:value-type="float" office:value="66.1517527615652" calcext:value-type="float">
            <text:p>66,1518</text:p>
          </table:table-cell>
          <table:table-cell table:formula="of:=(([.C1264]+[.D1264])/([.C1264]*[.D1264]))+[.B1264]" office:value-type="float" office:value="31.6697642299895" calcext:value-type="float">
            <text:p>31,6698</text:p>
          </table:table-cell>
          <table:table-cell table:number-columns-repeated="9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27+6*RAND()" office:value-type="float" office:value="30.2387262757402" calcext:value-type="float">
            <text:p>30,2387</text:p>
          </table:table-cell>
          <table:table-cell table:formula="of:=NORMINV(RAND();30;5)" office:value-type="float" office:value="32.9575288844116" calcext:value-type="float">
            <text:p>32,9575</text:p>
          </table:table-cell>
          <table:table-cell table:formula="of:=48+24*RAND()" office:value-type="float" office:value="49.7333321990445" calcext:value-type="float">
            <text:p>49,7333</text:p>
          </table:table-cell>
          <table:table-cell table:formula="of:=(([.C1265]+[.D1265])/([.C1265]*[.D1265]))+[.B1265]" office:value-type="float" office:value="30.2891755954718" calcext:value-type="float">
            <text:p>30,2892</text:p>
          </table:table-cell>
          <table:table-cell table:number-columns-repeated="9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27+6*RAND()" office:value-type="float" office:value="31.6948127376381" calcext:value-type="float">
            <text:p>31,6948</text:p>
          </table:table-cell>
          <table:table-cell table:formula="of:=NORMINV(RAND();30;5)" office:value-type="float" office:value="30.7890623605751" calcext:value-type="float">
            <text:p>30,7891</text:p>
          </table:table-cell>
          <table:table-cell table:formula="of:=48+24*RAND()" office:value-type="float" office:value="55.2843843335286" calcext:value-type="float">
            <text:p>55,2844</text:p>
          </table:table-cell>
          <table:table-cell table:formula="of:=(([.C1266]+[.D1266])/([.C1266]*[.D1266]))+[.B1266]" office:value-type="float" office:value="31.7453800944408" calcext:value-type="float">
            <text:p>31,7454</text:p>
          </table:table-cell>
          <table:table-cell table:number-columns-repeated="9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27+6*RAND()" office:value-type="float" office:value="32.6920702562202" calcext:value-type="float">
            <text:p>32,6921</text:p>
          </table:table-cell>
          <table:table-cell table:formula="of:=NORMINV(RAND();30;5)" office:value-type="float" office:value="28.1898854421362" calcext:value-type="float">
            <text:p>28,1899</text:p>
          </table:table-cell>
          <table:table-cell table:formula="of:=48+24*RAND()" office:value-type="float" office:value="48.8226331723854" calcext:value-type="float">
            <text:p>48,8226</text:p>
          </table:table-cell>
          <table:table-cell table:formula="of:=(([.C1267]+[.D1267])/([.C1267]*[.D1267]))+[.B1267]" office:value-type="float" office:value="32.7480262762647" calcext:value-type="float">
            <text:p>32,7480</text:p>
          </table:table-cell>
          <table:table-cell table:number-columns-repeated="9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27+6*RAND()" office:value-type="float" office:value="31.7975507683586" calcext:value-type="float">
            <text:p>31,7976</text:p>
          </table:table-cell>
          <table:table-cell table:formula="of:=NORMINV(RAND();30;5)" office:value-type="float" office:value="29.172611589631" calcext:value-type="float">
            <text:p>29,1726</text:p>
          </table:table-cell>
          <table:table-cell table:formula="of:=48+24*RAND()" office:value-type="float" office:value="55.119533716701" calcext:value-type="float">
            <text:p>55,1195</text:p>
          </table:table-cell>
          <table:table-cell table:formula="of:=(([.C1268]+[.D1268])/([.C1268]*[.D1268]))+[.B1268]" office:value-type="float" office:value="31.8499718843483" calcext:value-type="float">
            <text:p>31,8500</text:p>
          </table:table-cell>
          <table:table-cell table:number-columns-repeated="9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27+6*RAND()" office:value-type="float" office:value="30.8542298076209" calcext:value-type="float">
            <text:p>30,8542</text:p>
          </table:table-cell>
          <table:table-cell table:formula="of:=NORMINV(RAND();30;5)" office:value-type="float" office:value="34.6381450540947" calcext:value-type="float">
            <text:p>34,6381</text:p>
          </table:table-cell>
          <table:table-cell table:formula="of:=48+24*RAND()" office:value-type="float" office:value="66.3985875220969" calcext:value-type="float">
            <text:p>66,3986</text:p>
          </table:table-cell>
          <table:table-cell table:formula="of:=(([.C1269]+[.D1269])/([.C1269]*[.D1269]))+[.B1269]" office:value-type="float" office:value="30.8981602751957" calcext:value-type="float">
            <text:p>30,8982</text:p>
          </table:table-cell>
          <table:table-cell table:number-columns-repeated="9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27+6*RAND()" office:value-type="float" office:value="30.7656515704002" calcext:value-type="float">
            <text:p>30,7657</text:p>
          </table:table-cell>
          <table:table-cell table:formula="of:=NORMINV(RAND();30;5)" office:value-type="float" office:value="34.9543795598737" calcext:value-type="float">
            <text:p>34,9544</text:p>
          </table:table-cell>
          <table:table-cell table:formula="of:=48+24*RAND()" office:value-type="float" office:value="48.8639978980646" calcext:value-type="float">
            <text:p>48,8640</text:p>
          </table:table-cell>
          <table:table-cell table:formula="of:=(([.C1270]+[.D1270])/([.C1270]*[.D1270]))+[.B1270]" office:value-type="float" office:value="30.8147252536143" calcext:value-type="float">
            <text:p>30,8147</text:p>
          </table:table-cell>
          <table:table-cell table:number-columns-repeated="9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27+6*RAND()" office:value-type="float" office:value="28.4882741428446" calcext:value-type="float">
            <text:p>28,4883</text:p>
          </table:table-cell>
          <table:table-cell table:formula="of:=NORMINV(RAND();30;5)" office:value-type="float" office:value="34.6220914120554" calcext:value-type="float">
            <text:p>34,6221</text:p>
          </table:table-cell>
          <table:table-cell table:formula="of:=48+24*RAND()" office:value-type="float" office:value="70.1205738829449" calcext:value-type="float">
            <text:p>70,1206</text:p>
          </table:table-cell>
          <table:table-cell table:formula="of:=(([.C1271]+[.D1271])/([.C1271]*[.D1271]))+[.B1271]" office:value-type="float" office:value="28.5314185852235" calcext:value-type="float">
            <text:p>28,5314</text:p>
          </table:table-cell>
          <table:table-cell table:number-columns-repeated="9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27+6*RAND()" office:value-type="float" office:value="31.7667781852651" calcext:value-type="float">
            <text:p>31,7668</text:p>
          </table:table-cell>
          <table:table-cell table:formula="of:=NORMINV(RAND();30;5)" office:value-type="float" office:value="35.5010536073344" calcext:value-type="float">
            <text:p>35,5011</text:p>
          </table:table-cell>
          <table:table-cell table:formula="of:=48+24*RAND()" office:value-type="float" office:value="68.7030941164121" calcext:value-type="float">
            <text:p>68,7031</text:p>
          </table:table-cell>
          <table:table-cell table:formula="of:=(([.C1272]+[.D1272])/([.C1272]*[.D1272]))+[.B1272]" office:value-type="float" office:value="31.8095017485543" calcext:value-type="float">
            <text:p>31,8095</text:p>
          </table:table-cell>
          <table:table-cell table:number-columns-repeated="9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27+6*RAND()" office:value-type="float" office:value="30.20769137959" calcext:value-type="float">
            <text:p>30,2077</text:p>
          </table:table-cell>
          <table:table-cell table:formula="of:=NORMINV(RAND();30;5)" office:value-type="float" office:value="27.2367424983708" calcext:value-type="float">
            <text:p>27,2367</text:p>
          </table:table-cell>
          <table:table-cell table:formula="of:=48+24*RAND()" office:value-type="float" office:value="59.316681987606" calcext:value-type="float">
            <text:p>59,3167</text:p>
          </table:table-cell>
          <table:table-cell table:formula="of:=(([.C1273]+[.D1273])/([.C1273]*[.D1273]))+[.B1273]" office:value-type="float" office:value="30.2612651535157" calcext:value-type="float">
            <text:p>30,2613</text:p>
          </table:table-cell>
          <table:table-cell table:number-columns-repeated="9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27+6*RAND()" office:value-type="float" office:value="30.6347258349415" calcext:value-type="float">
            <text:p>30,6347</text:p>
          </table:table-cell>
          <table:table-cell table:formula="of:=NORMINV(RAND();30;5)" office:value-type="float" office:value="30.2164230431576" calcext:value-type="float">
            <text:p>30,2164</text:p>
          </table:table-cell>
          <table:table-cell table:formula="of:=48+24*RAND()" office:value-type="float" office:value="62.4407286560163" calcext:value-type="float">
            <text:p>62,4407</text:p>
          </table:table-cell>
          <table:table-cell table:formula="of:=(([.C1274]+[.D1274])/([.C1274]*[.D1274]))+[.B1274]" office:value-type="float" office:value="30.6838356084443" calcext:value-type="float">
            <text:p>30,6838</text:p>
          </table:table-cell>
          <table:table-cell table:number-columns-repeated="9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27+6*RAND()" office:value-type="float" office:value="30.6667470436078" calcext:value-type="float">
            <text:p>30,6667</text:p>
          </table:table-cell>
          <table:table-cell table:formula="of:=NORMINV(RAND();30;5)" office:value-type="float" office:value="23.3930981778716" calcext:value-type="float">
            <text:p>23,3931</text:p>
          </table:table-cell>
          <table:table-cell table:formula="of:=48+24*RAND()" office:value-type="float" office:value="69.4198099756613" calcext:value-type="float">
            <text:p>69,4198</text:p>
          </table:table-cell>
          <table:table-cell table:formula="of:=(([.C1275]+[.D1275])/([.C1275]*[.D1275]))+[.B1275]" office:value-type="float" office:value="30.7238998047643" calcext:value-type="float">
            <text:p>30,7239</text:p>
          </table:table-cell>
          <table:table-cell table:number-columns-repeated="9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27+6*RAND()" office:value-type="float" office:value="32.0810628624167" calcext:value-type="float">
            <text:p>32,0811</text:p>
          </table:table-cell>
          <table:table-cell table:formula="of:=NORMINV(RAND();30;5)" office:value-type="float" office:value="30.763943439904" calcext:value-type="float">
            <text:p>30,7639</text:p>
          </table:table-cell>
          <table:table-cell table:formula="of:=48+24*RAND()" office:value-type="float" office:value="50.8205675734207" calcext:value-type="float">
            <text:p>50,8206</text:p>
          </table:table-cell>
          <table:table-cell table:formula="of:=(([.C1276]+[.D1276])/([.C1276]*[.D1276]))+[.B1276]" office:value-type="float" office:value="32.1332455207631" calcext:value-type="float">
            <text:p>32,1332</text:p>
          </table:table-cell>
          <table:table-cell table:number-columns-repeated="9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27+6*RAND()" office:value-type="float" office:value="32.1523943000939" calcext:value-type="float">
            <text:p>32,1524</text:p>
          </table:table-cell>
          <table:table-cell table:formula="of:=NORMINV(RAND();30;5)" office:value-type="float" office:value="40.4966977779015" calcext:value-type="float">
            <text:p>40,4967</text:p>
          </table:table-cell>
          <table:table-cell table:formula="of:=48+24*RAND()" office:value-type="float" office:value="61.0193482199684" calcext:value-type="float">
            <text:p>61,0193</text:p>
          </table:table-cell>
          <table:table-cell table:formula="of:=(([.C1277]+[.D1277])/([.C1277]*[.D1277]))+[.B1277]" office:value-type="float" office:value="32.193475916061" calcext:value-type="float">
            <text:p>32,1935</text:p>
          </table:table-cell>
          <table:table-cell table:number-columns-repeated="9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27+6*RAND()" office:value-type="float" office:value="28.2276255560573" calcext:value-type="float">
            <text:p>28,2276</text:p>
          </table:table-cell>
          <table:table-cell table:formula="of:=NORMINV(RAND();30;5)" office:value-type="float" office:value="22.2213067360951" calcext:value-type="float">
            <text:p>22,2213</text:p>
          </table:table-cell>
          <table:table-cell table:formula="of:=48+24*RAND()" office:value-type="float" office:value="66.1736386204138" calcext:value-type="float">
            <text:p>66,1736</text:p>
          </table:table-cell>
          <table:table-cell table:formula="of:=(([.C1278]+[.D1278])/([.C1278]*[.D1278]))+[.B1278]" office:value-type="float" office:value="28.2877391677995" calcext:value-type="float">
            <text:p>28,28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27+6*RAND()" office:value-type="float" office:value="29.403741894057" calcext:value-type="float">
            <text:p>29,4037</text:p>
          </table:table-cell>
          <table:table-cell table:formula="of:=NORMINV(RAND();30;5)" office:value-type="float" office:value="28.4273890671741" calcext:value-type="float">
            <text:p>28,4274</text:p>
          </table:table-cell>
          <table:table-cell table:formula="of:=48+24*RAND()" office:value-type="float" office:value="70.5855714501813" calcext:value-type="float">
            <text:p>70,5856</text:p>
          </table:table-cell>
          <table:table-cell table:formula="of:=(([.C1279]+[.D1279])/([.C1279]*[.D1279]))+[.B1279]" office:value-type="float" office:value="29.4530864378064" calcext:value-type="float">
            <text:p>29,453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27+6*RAND()" office:value-type="float" office:value="30.3908224173356" calcext:value-type="float">
            <text:p>30,3908</text:p>
          </table:table-cell>
          <table:table-cell table:formula="of:=NORMINV(RAND();30;5)" office:value-type="float" office:value="33.6966142016702" calcext:value-type="float">
            <text:p>33,6966</text:p>
          </table:table-cell>
          <table:table-cell table:formula="of:=48+24*RAND()" office:value-type="float" office:value="49.0888229599223" calcext:value-type="float">
            <text:p>49,0888</text:p>
          </table:table-cell>
          <table:table-cell table:formula="of:=(([.C1280]+[.D1280])/([.C1280]*[.D1280]))+[.B1280]" office:value-type="float" office:value="30.4408702254608" calcext:value-type="float">
            <text:p>30,4409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27+6*RAND()" office:value-type="float" office:value="30.8289132344071" calcext:value-type="float">
            <text:p>30,8289</text:p>
          </table:table-cell>
          <table:table-cell table:formula="of:=NORMINV(RAND();30;5)" office:value-type="float" office:value="29.7555335729583" calcext:value-type="float">
            <text:p>29,7555</text:p>
          </table:table-cell>
          <table:table-cell table:formula="of:=48+24*RAND()" office:value-type="float" office:value="49.3434616355225" calcext:value-type="float">
            <text:p>49,3435</text:p>
          </table:table-cell>
          <table:table-cell table:formula="of:=(([.C1281]+[.D1281])/([.C1281]*[.D1281]))+[.B1281]" office:value-type="float" office:value="30.8827865383333" calcext:value-type="float">
            <text:p>30,8828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27+6*RAND()" office:value-type="float" office:value="27.944554271875" calcext:value-type="float">
            <text:p>27,9446</text:p>
          </table:table-cell>
          <table:table-cell table:formula="of:=NORMINV(RAND();30;5)" office:value-type="float" office:value="35.0757279394041" calcext:value-type="float">
            <text:p>35,0757</text:p>
          </table:table-cell>
          <table:table-cell table:formula="of:=48+24*RAND()" office:value-type="float" office:value="65.6590307531878" calcext:value-type="float">
            <text:p>65,6590</text:p>
          </table:table-cell>
          <table:table-cell table:formula="of:=(([.C1282]+[.D1282])/([.C1282]*[.D1282]))+[.B1282]" office:value-type="float" office:value="27.9882942125942" calcext:value-type="float">
            <text:p>27,9883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27+6*RAND()" office:value-type="float" office:value="27.6996258341242" calcext:value-type="float">
            <text:p>27,6996</text:p>
          </table:table-cell>
          <table:table-cell table:formula="of:=NORMINV(RAND();30;5)" office:value-type="float" office:value="33.440171252905" calcext:value-type="float">
            <text:p>33,4402</text:p>
          </table:table-cell>
          <table:table-cell table:formula="of:=48+24*RAND()" office:value-type="float" office:value="53.389249750413" calcext:value-type="float">
            <text:p>53,3892</text:p>
          </table:table-cell>
          <table:table-cell table:formula="of:=(([.C1283]+[.D1283])/([.C1283]*[.D1283]))+[.B1283]" office:value-type="float" office:value="27.7482603496724" calcext:value-type="float">
            <text:p>27,7483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27+6*RAND()" office:value-type="float" office:value="28.9221743757371" calcext:value-type="float">
            <text:p>28,9222</text:p>
          </table:table-cell>
          <table:table-cell table:formula="of:=NORMINV(RAND();30;5)" office:value-type="float" office:value="26.0361022880133" calcext:value-type="float">
            <text:p>26,0361</text:p>
          </table:table-cell>
          <table:table-cell table:formula="of:=48+24*RAND()" office:value-type="float" office:value="67.4084768453613" calcext:value-type="float">
            <text:p>67,4085</text:p>
          </table:table-cell>
          <table:table-cell table:formula="of:=(([.C1284]+[.D1284])/([.C1284]*[.D1284]))+[.B1284]" office:value-type="float" office:value="28.9754175119756" calcext:value-type="float">
            <text:p>28,9754</text:p>
          </table:table-cell>
          <table:table-cell table:number-columns-repeated="9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27+6*RAND()" office:value-type="float" office:value="28.0761217048857" calcext:value-type="float">
            <text:p>28,0761</text:p>
          </table:table-cell>
          <table:table-cell table:formula="of:=NORMINV(RAND();30;5)" office:value-type="float" office:value="28.7440979698479" calcext:value-type="float">
            <text:p>28,7441</text:p>
          </table:table-cell>
          <table:table-cell table:formula="of:=48+24*RAND()" office:value-type="float" office:value="50.5977509384975" calcext:value-type="float">
            <text:p>50,5978</text:p>
          </table:table-cell>
          <table:table-cell table:formula="of:=(([.C1285]+[.D1285])/([.C1285]*[.D1285]))+[.B1285]" office:value-type="float" office:value="28.1306751798049" calcext:value-type="float">
            <text:p>28,1307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27+6*RAND()" office:value-type="float" office:value="28.9902879281435" calcext:value-type="float">
            <text:p>28,9903</text:p>
          </table:table-cell>
          <table:table-cell table:formula="of:=NORMINV(RAND();30;5)" office:value-type="float" office:value="29.5060010997517" calcext:value-type="float">
            <text:p>29,5060</text:p>
          </table:table-cell>
          <table:table-cell table:formula="of:=48+24*RAND()" office:value-type="float" office:value="58.5485289478675" calcext:value-type="float">
            <text:p>58,5485</text:p>
          </table:table-cell>
          <table:table-cell table:formula="of:=(([.C1286]+[.D1286])/([.C1286]*[.D1286]))+[.B1286]" office:value-type="float" office:value="29.0412591872226" calcext:value-type="float">
            <text:p>29,04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27+6*RAND()" office:value-type="float" office:value="32.3377723710146" calcext:value-type="float">
            <text:p>32,3378</text:p>
          </table:table-cell>
          <table:table-cell table:formula="of:=NORMINV(RAND();30;5)" office:value-type="float" office:value="34.4158638993603" calcext:value-type="float">
            <text:p>34,4159</text:p>
          </table:table-cell>
          <table:table-cell table:formula="of:=48+24*RAND()" office:value-type="float" office:value="54.1092862905934" calcext:value-type="float">
            <text:p>54,1093</text:p>
          </table:table-cell>
          <table:table-cell table:formula="of:=(([.C1287]+[.D1287])/([.C1287]*[.D1287]))+[.B1287]" office:value-type="float" office:value="32.3853098548884" calcext:value-type="float">
            <text:p>32,3853</text:p>
          </table:table-cell>
          <table:table-cell table:number-columns-repeated="9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27+6*RAND()" office:value-type="float" office:value="28.7829535582569" calcext:value-type="float">
            <text:p>28,7830</text:p>
          </table:table-cell>
          <table:table-cell table:formula="of:=NORMINV(RAND();30;5)" office:value-type="float" office:value="28.1976942242896" calcext:value-type="float">
            <text:p>28,1977</text:p>
          </table:table-cell>
          <table:table-cell table:formula="of:=48+24*RAND()" office:value-type="float" office:value="53.5424505332485" calcext:value-type="float">
            <text:p>53,5425</text:p>
          </table:table-cell>
          <table:table-cell table:formula="of:=(([.C1288]+[.D1288])/([.C1288]*[.D1288]))+[.B1288]" office:value-type="float" office:value="28.8370942202411" calcext:value-type="float">
            <text:p>28,8371</text:p>
          </table:table-cell>
          <table:table-cell table:number-columns-repeated="9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27+6*RAND()" office:value-type="float" office:value="30.1934879415203" calcext:value-type="float">
            <text:p>30,1935</text:p>
          </table:table-cell>
          <table:table-cell table:formula="of:=NORMINV(RAND();30;5)" office:value-type="float" office:value="33.9221707338838" calcext:value-type="float">
            <text:p>33,9222</text:p>
          </table:table-cell>
          <table:table-cell table:formula="of:=48+24*RAND()" office:value-type="float" office:value="49.1413412606344" calcext:value-type="float">
            <text:p>49,1413</text:p>
          </table:table-cell>
          <table:table-cell table:formula="of:=(([.C1289]+[.D1289])/([.C1289]*[.D1289]))+[.B1289]" office:value-type="float" office:value="30.2433166519689" calcext:value-type="float">
            <text:p>30,2433</text:p>
          </table:table-cell>
          <table:table-cell table:number-columns-repeated="9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27+6*RAND()" office:value-type="float" office:value="29.6284654035699" calcext:value-type="float">
            <text:p>29,6285</text:p>
          </table:table-cell>
          <table:table-cell table:formula="of:=NORMINV(RAND();30;5)" office:value-type="float" office:value="33.0928066820974" calcext:value-type="float">
            <text:p>33,0928</text:p>
          </table:table-cell>
          <table:table-cell table:formula="of:=48+24*RAND()" office:value-type="float" office:value="70.2344491397962" calcext:value-type="float">
            <text:p>70,2344</text:p>
          </table:table-cell>
          <table:table-cell table:formula="of:=(([.C1290]+[.D1290])/([.C1290]*[.D1290]))+[.B1290]" office:value-type="float" office:value="29.6729214781816" calcext:value-type="float">
            <text:p>29,6729</text:p>
          </table:table-cell>
          <table:table-cell table:number-columns-repeated="9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27+6*RAND()" office:value-type="float" office:value="27.8560114090797" calcext:value-type="float">
            <text:p>27,8560</text:p>
          </table:table-cell>
          <table:table-cell table:formula="of:=NORMINV(RAND();30;5)" office:value-type="float" office:value="32.2889711583707" calcext:value-type="float">
            <text:p>32,2890</text:p>
          </table:table-cell>
          <table:table-cell table:formula="of:=48+24*RAND()" office:value-type="float" office:value="48.181089556776" calcext:value-type="float">
            <text:p>48,1811</text:p>
          </table:table-cell>
          <table:table-cell table:formula="of:=(([.C1291]+[.D1291])/([.C1291]*[.D1291]))+[.B1291]" office:value-type="float" office:value="27.9077367670733" calcext:value-type="float">
            <text:p>27,9077</text:p>
          </table:table-cell>
          <table:table-cell table:number-columns-repeated="9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27+6*RAND()" office:value-type="float" office:value="30.9907928088214" calcext:value-type="float">
            <text:p>30,9908</text:p>
          </table:table-cell>
          <table:table-cell table:formula="of:=NORMINV(RAND();30;5)" office:value-type="float" office:value="30.5820256953152" calcext:value-type="float">
            <text:p>30,5820</text:p>
          </table:table-cell>
          <table:table-cell table:formula="of:=48+24*RAND()" office:value-type="float" office:value="70.1013676123694" calcext:value-type="float">
            <text:p>70,1014</text:p>
          </table:table-cell>
          <table:table-cell table:formula="of:=(([.C1292]+[.D1292])/([.C1292]*[.D1292]))+[.B1292]" office:value-type="float" office:value="31.0377568115316" calcext:value-type="float">
            <text:p>31,0378</text:p>
          </table:table-cell>
          <table:table-cell table:number-columns-repeated="9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27+6*RAND()" office:value-type="float" office:value="29.2300193065312" calcext:value-type="float">
            <text:p>29,2300</text:p>
          </table:table-cell>
          <table:table-cell table:formula="of:=NORMINV(RAND();30;5)" office:value-type="float" office:value="26.3209640678583" calcext:value-type="float">
            <text:p>26,3210</text:p>
          </table:table-cell>
          <table:table-cell table:formula="of:=48+24*RAND()" office:value-type="float" office:value="71.3581548565999" calcext:value-type="float">
            <text:p>71,3582</text:p>
          </table:table-cell>
          <table:table-cell table:formula="of:=(([.C1293]+[.D1293])/([.C1293]*[.D1293]))+[.B1293]" office:value-type="float" office:value="29.2820256511538" calcext:value-type="float">
            <text:p>29,2820</text:p>
          </table:table-cell>
          <table:table-cell table:number-columns-repeated="9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27+6*RAND()" office:value-type="float" office:value="27.5282739016693" calcext:value-type="float">
            <text:p>27,5283</text:p>
          </table:table-cell>
          <table:table-cell table:formula="of:=NORMINV(RAND();30;5)" office:value-type="float" office:value="36.323279915227" calcext:value-type="float">
            <text:p>36,3233</text:p>
          </table:table-cell>
          <table:table-cell table:formula="of:=48+24*RAND()" office:value-type="float" office:value="61.7078285431489" calcext:value-type="float">
            <text:p>61,7078</text:p>
          </table:table-cell>
          <table:table-cell table:formula="of:=(([.C1294]+[.D1294])/([.C1294]*[.D1294]))+[.B1294]" office:value-type="float" office:value="27.5720098544178" calcext:value-type="float">
            <text:p>27,5720</text:p>
          </table:table-cell>
          <table:table-cell table:number-columns-repeated="9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27+6*RAND()" office:value-type="float" office:value="28.1748551807832" calcext:value-type="float">
            <text:p>28,1749</text:p>
          </table:table-cell>
          <table:table-cell table:formula="of:=NORMINV(RAND();30;5)" office:value-type="float" office:value="20.3610987458836" calcext:value-type="float">
            <text:p>20,3611</text:p>
          </table:table-cell>
          <table:table-cell table:formula="of:=48+24*RAND()" office:value-type="float" office:value="48.9630132140592" calcext:value-type="float">
            <text:p>48,9630</text:p>
          </table:table-cell>
          <table:table-cell table:formula="of:=(([.C1295]+[.D1295])/([.C1295]*[.D1295]))+[.B1295]" office:value-type="float" office:value="28.2443920235416" calcext:value-type="float">
            <text:p>28,2444</text:p>
          </table:table-cell>
          <table:table-cell table:number-columns-repeated="9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27+6*RAND()" office:value-type="float" office:value="32.8088011562359" calcext:value-type="float">
            <text:p>32,8088</text:p>
          </table:table-cell>
          <table:table-cell table:formula="of:=NORMINV(RAND();30;5)" office:value-type="float" office:value="33.6811706768569" calcext:value-type="float">
            <text:p>33,6812</text:p>
          </table:table-cell>
          <table:table-cell table:formula="of:=48+24*RAND()" office:value-type="float" office:value="60.7414733441547" calcext:value-type="float">
            <text:p>60,7415</text:p>
          </table:table-cell>
          <table:table-cell table:formula="of:=(([.C1296]+[.D1296])/([.C1296]*[.D1296]))+[.B1296]" office:value-type="float" office:value="32.8549545517106" calcext:value-type="float">
            <text:p>32,8550</text:p>
          </table:table-cell>
          <table:table-cell table:number-columns-repeated="9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27+6*RAND()" office:value-type="float" office:value="30.8831954926718" calcext:value-type="float">
            <text:p>30,8832</text:p>
          </table:table-cell>
          <table:table-cell table:formula="of:=NORMINV(RAND();30;5)" office:value-type="float" office:value="29.7985160747047" calcext:value-type="float">
            <text:p>29,7985</text:p>
          </table:table-cell>
          <table:table-cell table:formula="of:=48+24*RAND()" office:value-type="float" office:value="49.3365456601605" calcext:value-type="float">
            <text:p>49,3365</text:p>
          </table:table-cell>
          <table:table-cell table:formula="of:=(([.C1297]+[.D1297])/([.C1297]*[.D1297]))+[.B1297]" office:value-type="float" office:value="30.9370231612096" calcext:value-type="float">
            <text:p>30,9370</text:p>
          </table:table-cell>
          <table:table-cell table:number-columns-repeated="9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27+6*RAND()" office:value-type="float" office:value="29.4752328784671" calcext:value-type="float">
            <text:p>29,4752</text:p>
          </table:table-cell>
          <table:table-cell table:formula="of:=NORMINV(RAND();30;5)" office:value-type="float" office:value="36.246090359278" calcext:value-type="float">
            <text:p>36,2461</text:p>
          </table:table-cell>
          <table:table-cell table:formula="of:=48+24*RAND()" office:value-type="float" office:value="60.9636105867103" calcext:value-type="float">
            <text:p>60,9636</text:p>
          </table:table-cell>
          <table:table-cell table:formula="of:=(([.C1298]+[.D1298])/([.C1298]*[.D1298]))+[.B1298]" office:value-type="float" office:value="29.5192252888483" calcext:value-type="float">
            <text:p>29,5192</text:p>
          </table:table-cell>
          <table:table-cell table:number-columns-repeated="9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27+6*RAND()" office:value-type="float" office:value="29.9461848519277" calcext:value-type="float">
            <text:p>29,9462</text:p>
          </table:table-cell>
          <table:table-cell table:formula="of:=NORMINV(RAND();30;5)" office:value-type="float" office:value="35.5285388716801" calcext:value-type="float">
            <text:p>35,5285</text:p>
          </table:table-cell>
          <table:table-cell table:formula="of:=48+24*RAND()" office:value-type="float" office:value="53.9293224373832" calcext:value-type="float">
            <text:p>53,9293</text:p>
          </table:table-cell>
          <table:table-cell table:formula="of:=(([.C1299]+[.D1299])/([.C1299]*[.D1299]))+[.B1299]" office:value-type="float" office:value="29.9928740269284" calcext:value-type="float">
            <text:p>29,9929</text:p>
          </table:table-cell>
          <table:table-cell table:number-columns-repeated="9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27+6*RAND()" office:value-type="float" office:value="29.8779269100633" calcext:value-type="float">
            <text:p>29,8779</text:p>
          </table:table-cell>
          <table:table-cell table:formula="of:=NORMINV(RAND();30;5)" office:value-type="float" office:value="28.6238805922546" calcext:value-type="float">
            <text:p>28,6239</text:p>
          </table:table-cell>
          <table:table-cell table:formula="of:=48+24*RAND()" office:value-type="float" office:value="71.3195933857933" calcext:value-type="float">
            <text:p>71,3196</text:p>
          </table:table-cell>
          <table:table-cell table:formula="of:=(([.C1300]+[.D1300])/([.C1300]*[.D1300]))+[.B1300]" office:value-type="float" office:value="29.9268841664144" calcext:value-type="float">
            <text:p>29,9269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27+6*RAND()" office:value-type="float" office:value="27.7127624808345" calcext:value-type="float">
            <text:p>27,7128</text:p>
          </table:table-cell>
          <table:table-cell table:formula="of:=NORMINV(RAND();30;5)" office:value-type="float" office:value="24.4360472352782" calcext:value-type="float">
            <text:p>24,4360</text:p>
          </table:table-cell>
          <table:table-cell table:formula="of:=48+24*RAND()" office:value-type="float" office:value="55.2719766357914" calcext:value-type="float">
            <text:p>55,2720</text:p>
          </table:table-cell>
          <table:table-cell table:formula="of:=(([.C1301]+[.D1301])/([.C1301]*[.D1301]))+[.B1301]" office:value-type="float" office:value="27.7717779807216" calcext:value-type="float">
            <text:p>27,7718</text:p>
          </table:table-cell>
          <table:table-cell table:number-columns-repeated="9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27+6*RAND()" office:value-type="float" office:value="28.1311903016176" calcext:value-type="float">
            <text:p>28,1312</text:p>
          </table:table-cell>
          <table:table-cell table:formula="of:=NORMINV(RAND();30;5)" office:value-type="float" office:value="28.7042227309508" calcext:value-type="float">
            <text:p>28,7042</text:p>
          </table:table-cell>
          <table:table-cell table:formula="of:=48+24*RAND()" office:value-type="float" office:value="65.7645076895133" calcext:value-type="float">
            <text:p>65,7645</text:p>
          </table:table-cell>
          <table:table-cell table:formula="of:=(([.C1302]+[.D1302])/([.C1302]*[.D1302]))+[.B1302]" office:value-type="float" office:value="28.1812341516777" calcext:value-type="float">
            <text:p>28,1812</text:p>
          </table:table-cell>
          <table:table-cell table:number-columns-repeated="9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27+6*RAND()" office:value-type="float" office:value="29.9927531105932" calcext:value-type="float">
            <text:p>29,9928</text:p>
          </table:table-cell>
          <table:table-cell table:formula="of:=NORMINV(RAND();30;5)" office:value-type="float" office:value="31.3917851056124" calcext:value-type="float">
            <text:p>31,3918</text:p>
          </table:table-cell>
          <table:table-cell table:formula="of:=48+24*RAND()" office:value-type="float" office:value="60.7530657118186" calcext:value-type="float">
            <text:p>60,7531</text:p>
          </table:table-cell>
          <table:table-cell table:formula="of:=(([.C1303]+[.D1303])/([.C1303]*[.D1303]))+[.B1303]" office:value-type="float" office:value="30.0410686531075" calcext:value-type="float">
            <text:p>30,0411</text:p>
          </table:table-cell>
          <table:table-cell table:number-columns-repeated="9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27+6*RAND()" office:value-type="float" office:value="29.5836300405208" calcext:value-type="float">
            <text:p>29,5836</text:p>
          </table:table-cell>
          <table:table-cell table:formula="of:=NORMINV(RAND();30;5)" office:value-type="float" office:value="32.1718863733375" calcext:value-type="float">
            <text:p>32,1719</text:p>
          </table:table-cell>
          <table:table-cell table:formula="of:=48+24*RAND()" office:value-type="float" office:value="50.5729636335745" calcext:value-type="float">
            <text:p>50,5730</text:p>
          </table:table-cell>
          <table:table-cell table:formula="of:=(([.C1304]+[.D1304])/([.C1304]*[.D1304]))+[.B1304]" office:value-type="float" office:value="29.6344864906473" calcext:value-type="float">
            <text:p>29,6345</text:p>
          </table:table-cell>
          <table:table-cell table:number-columns-repeated="9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27+6*RAND()" office:value-type="float" office:value="29.27702200762" calcext:value-type="float">
            <text:p>29,2770</text:p>
          </table:table-cell>
          <table:table-cell table:formula="of:=NORMINV(RAND();30;5)" office:value-type="float" office:value="33.7718724829655" calcext:value-type="float">
            <text:p>33,7719</text:p>
          </table:table-cell>
          <table:table-cell table:formula="of:=48+24*RAND()" office:value-type="float" office:value="51.5659387400374" calcext:value-type="float">
            <text:p>51,5659</text:p>
          </table:table-cell>
          <table:table-cell table:formula="of:=(([.C1305]+[.D1305])/([.C1305]*[.D1305]))+[.B1305]" office:value-type="float" office:value="29.3260250935906" calcext:value-type="float">
            <text:p>29,3260</text:p>
          </table:table-cell>
          <table:table-cell table:number-columns-repeated="9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27+6*RAND()" office:value-type="float" office:value="28.9931451051962" calcext:value-type="float">
            <text:p>28,9931</text:p>
          </table:table-cell>
          <table:table-cell table:formula="of:=NORMINV(RAND();30;5)" office:value-type="float" office:value="28.5790543165959" calcext:value-type="float">
            <text:p>28,5791</text:p>
          </table:table-cell>
          <table:table-cell table:formula="of:=48+24*RAND()" office:value-type="float" office:value="57.8529789140448" calcext:value-type="float">
            <text:p>57,8530</text:p>
          </table:table-cell>
          <table:table-cell table:formula="of:=(([.C1306]+[.D1306])/([.C1306]*[.D1306]))+[.B1306]" office:value-type="float" office:value="29.0454209607731" calcext:value-type="float">
            <text:p>29,0454</text:p>
          </table:table-cell>
          <table:table-cell table:number-columns-repeated="9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27+6*RAND()" office:value-type="float" office:value="32.3021715518553" calcext:value-type="float">
            <text:p>32,3022</text:p>
          </table:table-cell>
          <table:table-cell table:formula="of:=NORMINV(RAND();30;5)" office:value-type="float" office:value="36.3094751069274" calcext:value-type="float">
            <text:p>36,3095</text:p>
          </table:table-cell>
          <table:table-cell table:formula="of:=48+24*RAND()" office:value-type="float" office:value="53.3062723623589" calcext:value-type="float">
            <text:p>53,3063</text:p>
          </table:table-cell>
          <table:table-cell table:formula="of:=(([.C1307]+[.D1307])/([.C1307]*[.D1307]))+[.B1307]" office:value-type="float" office:value="32.3484720908553" calcext:value-type="float">
            <text:p>32,3485</text:p>
          </table:table-cell>
          <table:table-cell table:number-columns-repeated="9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27+6*RAND()" office:value-type="float" office:value="28.0947704699356" calcext:value-type="float">
            <text:p>28,0948</text:p>
          </table:table-cell>
          <table:table-cell table:formula="of:=NORMINV(RAND();30;5)" office:value-type="float" office:value="35.513192475348" calcext:value-type="float">
            <text:p>35,5132</text:p>
          </table:table-cell>
          <table:table-cell table:formula="of:=48+24*RAND()" office:value-type="float" office:value="59.2298334175721" calcext:value-type="float">
            <text:p>59,2298</text:p>
          </table:table-cell>
          <table:table-cell table:formula="of:=(([.C1308]+[.D1308])/([.C1308]*[.D1308]))+[.B1308]" office:value-type="float" office:value="28.1398124033985" calcext:value-type="float">
            <text:p>28,1398</text:p>
          </table:table-cell>
          <table:table-cell table:number-columns-repeated="9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27+6*RAND()" office:value-type="float" office:value="31.3251432089601" calcext:value-type="float">
            <text:p>31,3251</text:p>
          </table:table-cell>
          <table:table-cell table:formula="of:=NORMINV(RAND();30;5)" office:value-type="float" office:value="29.4735700756698" calcext:value-type="float">
            <text:p>29,4736</text:p>
          </table:table-cell>
          <table:table-cell table:formula="of:=48+24*RAND()" office:value-type="float" office:value="50.8862658021972" calcext:value-type="float">
            <text:p>50,8863</text:p>
          </table:table-cell>
          <table:table-cell table:formula="of:=(([.C1309]+[.D1309])/([.C1309]*[.D1309]))+[.B1309]" office:value-type="float" office:value="31.3787235797496" calcext:value-type="float">
            <text:p>31,3787</text:p>
          </table:table-cell>
          <table:table-cell table:number-columns-repeated="9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27+6*RAND()" office:value-type="float" office:value="30.8309970858973" calcext:value-type="float">
            <text:p>30,8310</text:p>
          </table:table-cell>
          <table:table-cell table:formula="of:=NORMINV(RAND();30;5)" office:value-type="float" office:value="26.0449483250357" calcext:value-type="float">
            <text:p>26,0449</text:p>
          </table:table-cell>
          <table:table-cell table:formula="of:=48+24*RAND()" office:value-type="float" office:value="64.1868339842185" calcext:value-type="float">
            <text:p>64,1868</text:p>
          </table:table-cell>
          <table:table-cell table:formula="of:=(([.C1310]+[.D1310])/([.C1310]*[.D1310]))+[.B1310]" office:value-type="float" office:value="30.8849717665109" calcext:value-type="float">
            <text:p>30,8850</text:p>
          </table:table-cell>
          <table:table-cell table:number-columns-repeated="9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27+6*RAND()" office:value-type="float" office:value="30.6173526963685" calcext:value-type="float">
            <text:p>30,6174</text:p>
          </table:table-cell>
          <table:table-cell table:formula="of:=NORMINV(RAND();30;5)" office:value-type="float" office:value="34.5402376108183" calcext:value-type="float">
            <text:p>34,5402</text:p>
          </table:table-cell>
          <table:table-cell table:formula="of:=48+24*RAND()" office:value-type="float" office:value="63.6524583147839" calcext:value-type="float">
            <text:p>63,6525</text:p>
          </table:table-cell>
          <table:table-cell table:formula="of:=(([.C1311]+[.D1311])/([.C1311]*[.D1311]))+[.B1311]" office:value-type="float" office:value="30.6620147492999" calcext:value-type="float">
            <text:p>30,6620</text:p>
          </table:table-cell>
          <table:table-cell table:number-columns-repeated="9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27+6*RAND()" office:value-type="float" office:value="31.9339192674961" calcext:value-type="float">
            <text:p>31,9339</text:p>
          </table:table-cell>
          <table:table-cell table:formula="of:=NORMINV(RAND();30;5)" office:value-type="float" office:value="25.6865853410341" calcext:value-type="float">
            <text:p>25,6866</text:p>
          </table:table-cell>
          <table:table-cell table:formula="of:=48+24*RAND()" office:value-type="float" office:value="61.1127945492044" calcext:value-type="float">
            <text:p>61,1128</text:p>
          </table:table-cell>
          <table:table-cell table:formula="of:=(([.C1312]+[.D1312])/([.C1312]*[.D1312]))+[.B1312]" office:value-type="float" office:value="31.9892132797058" calcext:value-type="float">
            <text:p>31,989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27+6*RAND()" office:value-type="float" office:value="30.8595167461317" calcext:value-type="float">
            <text:p>30,8595</text:p>
          </table:table-cell>
          <table:table-cell table:formula="of:=NORMINV(RAND();30;5)" office:value-type="float" office:value="32.2459453307619" calcext:value-type="float">
            <text:p>32,2459</text:p>
          </table:table-cell>
          <table:table-cell table:formula="of:=48+24*RAND()" office:value-type="float" office:value="50.3169224141166" calcext:value-type="float">
            <text:p>50,3169</text:p>
          </table:table-cell>
          <table:table-cell table:formula="of:=(([.C1313]+[.D1313])/([.C1313]*[.D1313]))+[.B1313]" office:value-type="float" office:value="30.9104024265379" calcext:value-type="float">
            <text:p>30,9104</text:p>
          </table:table-cell>
          <table:table-cell table:number-columns-repeated="9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27+6*RAND()" office:value-type="float" office:value="30.7328693994787" calcext:value-type="float">
            <text:p>30,7329</text:p>
          </table:table-cell>
          <table:table-cell table:formula="of:=NORMINV(RAND();30;5)" office:value-type="float" office:value="37.5118367504746" calcext:value-type="float">
            <text:p>37,5118</text:p>
          </table:table-cell>
          <table:table-cell table:formula="of:=48+24*RAND()" office:value-type="float" office:value="62.6968493917957" calcext:value-type="float">
            <text:p>62,6968</text:p>
          </table:table-cell>
          <table:table-cell table:formula="of:=(([.C1314]+[.D1314])/([.C1314]*[.D1314]))+[.B1314]" office:value-type="float" office:value="30.7754774163327" calcext:value-type="float">
            <text:p>30,7755</text:p>
          </table:table-cell>
          <table:table-cell table:number-columns-repeated="9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27+6*RAND()" office:value-type="float" office:value="27.0231431701686" calcext:value-type="float">
            <text:p>27,0231</text:p>
          </table:table-cell>
          <table:table-cell table:formula="of:=NORMINV(RAND();30;5)" office:value-type="float" office:value="33.1796279775263" calcext:value-type="float">
            <text:p>33,1796</text:p>
          </table:table-cell>
          <table:table-cell table:formula="of:=48+24*RAND()" office:value-type="float" office:value="60.8003124995157" calcext:value-type="float">
            <text:p>60,8003</text:p>
          </table:table-cell>
          <table:table-cell table:formula="of:=(([.C1315]+[.D1315])/([.C1315]*[.D1315]))+[.B1315]" office:value-type="float" office:value="27.0697294297133" calcext:value-type="float">
            <text:p>27,0697</text:p>
          </table:table-cell>
          <table:table-cell table:number-columns-repeated="9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27+6*RAND()" office:value-type="float" office:value="28.2004872404505" calcext:value-type="float">
            <text:p>28,2005</text:p>
          </table:table-cell>
          <table:table-cell table:formula="of:=NORMINV(RAND();30;5)" office:value-type="float" office:value="22.6453005228269" calcext:value-type="float">
            <text:p>22,6453</text:p>
          </table:table-cell>
          <table:table-cell table:formula="of:=48+24*RAND()" office:value-type="float" office:value="66.8680416466668" calcext:value-type="float">
            <text:p>66,8680</text:p>
          </table:table-cell>
          <table:table-cell table:formula="of:=(([.C1316]+[.D1316])/([.C1316]*[.D1316]))+[.B1316]" office:value-type="float" office:value="28.2596013401791" calcext:value-type="float">
            <text:p>28,2596</text:p>
          </table:table-cell>
          <table:table-cell table:number-columns-repeated="9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27+6*RAND()" office:value-type="float" office:value="29.5924782820512" calcext:value-type="float">
            <text:p>29,5925</text:p>
          </table:table-cell>
          <table:table-cell table:formula="of:=NORMINV(RAND();30;5)" office:value-type="float" office:value="36.8693486589594" calcext:value-type="float">
            <text:p>36,8693</text:p>
          </table:table-cell>
          <table:table-cell table:formula="of:=48+24*RAND()" office:value-type="float" office:value="60.1180156068876" calcext:value-type="float">
            <text:p>60,1180</text:p>
          </table:table-cell>
          <table:table-cell table:formula="of:=(([.C1317]+[.D1317])/([.C1317]*[.D1317]))+[.B1317]" office:value-type="float" office:value="29.6362350317772" calcext:value-type="float">
            <text:p>29,6362</text:p>
          </table:table-cell>
          <table:table-cell table:number-columns-repeated="9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27+6*RAND()" office:value-type="float" office:value="27.8359897343908" calcext:value-type="float">
            <text:p>27,8360</text:p>
          </table:table-cell>
          <table:table-cell table:formula="of:=NORMINV(RAND();30;5)" office:value-type="float" office:value="31.5530367855822" calcext:value-type="float">
            <text:p>31,5530</text:p>
          </table:table-cell>
          <table:table-cell table:formula="of:=48+24*RAND()" office:value-type="float" office:value="66.1050428962335" calcext:value-type="float">
            <text:p>66,1050</text:p>
          </table:table-cell>
          <table:table-cell table:formula="of:=(([.C1318]+[.D1318])/([.C1318]*[.D1318]))+[.B1318]" office:value-type="float" office:value="27.8828098438898" calcext:value-type="float">
            <text:p>27,8828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27+6*RAND()" office:value-type="float" office:value="31.66100794659" calcext:value-type="float">
            <text:p>31,6610</text:p>
          </table:table-cell>
          <table:table-cell table:formula="of:=NORMINV(RAND();30;5)" office:value-type="float" office:value="31.571146859902" calcext:value-type="float">
            <text:p>31,5711</text:p>
          </table:table-cell>
          <table:table-cell table:formula="of:=48+24*RAND()" office:value-type="float" office:value="62.0715998550877" calcext:value-type="float">
            <text:p>62,0716</text:p>
          </table:table-cell>
          <table:table-cell table:formula="of:=(([.C1319]+[.D1319])/([.C1319]*[.D1319]))+[.B1319]" office:value-type="float" office:value="31.7087928647165" calcext:value-type="float">
            <text:p>31,7088</text:p>
          </table:table-cell>
          <table:table-cell table:number-columns-repeated="9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27+6*RAND()" office:value-type="float" office:value="30.8104768472258" calcext:value-type="float">
            <text:p>30,8105</text:p>
          </table:table-cell>
          <table:table-cell table:formula="of:=NORMINV(RAND();30;5)" office:value-type="float" office:value="35.509555376106" calcext:value-type="float">
            <text:p>35,5096</text:p>
          </table:table-cell>
          <table:table-cell table:formula="of:=48+24*RAND()" office:value-type="float" office:value="56.4907591911033" calcext:value-type="float">
            <text:p>56,4908</text:p>
          </table:table-cell>
          <table:table-cell table:formula="of:=(([.C1320]+[.D1320])/([.C1320]*[.D1320]))+[.B1320]" office:value-type="float" office:value="30.8563402915045" calcext:value-type="float">
            <text:p>30,8563</text:p>
          </table:table-cell>
          <table:table-cell table:number-columns-repeated="9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27+6*RAND()" office:value-type="float" office:value="32.0998422524426" calcext:value-type="float">
            <text:p>32,0998</text:p>
          </table:table-cell>
          <table:table-cell table:formula="of:=NORMINV(RAND();30;5)" office:value-type="float" office:value="33.6283210327798" calcext:value-type="float">
            <text:p>33,6283</text:p>
          </table:table-cell>
          <table:table-cell table:formula="of:=48+24*RAND()" office:value-type="float" office:value="69.5259849736467" calcext:value-type="float">
            <text:p>69,5260</text:p>
          </table:table-cell>
          <table:table-cell table:formula="of:=(([.C1321]+[.D1321])/([.C1321]*[.D1321]))+[.B1321]" office:value-type="float" office:value="32.1439622039685" calcext:value-type="float">
            <text:p>32,1440</text:p>
          </table:table-cell>
          <table:table-cell table:number-columns-repeated="9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27+6*RAND()" office:value-type="float" office:value="30.1876319053117" calcext:value-type="float">
            <text:p>30,1876</text:p>
          </table:table-cell>
          <table:table-cell table:formula="of:=NORMINV(RAND();30;5)" office:value-type="float" office:value="24.5198832189329" calcext:value-type="float">
            <text:p>24,5199</text:p>
          </table:table-cell>
          <table:table-cell table:formula="of:=48+24*RAND()" office:value-type="float" office:value="64.1324532805011" calcext:value-type="float">
            <text:p>64,1325</text:p>
          </table:table-cell>
          <table:table-cell table:formula="of:=(([.C1322]+[.D1322])/([.C1322]*[.D1322]))+[.B1322]" office:value-type="float" office:value="30.2440078633668" calcext:value-type="float">
            <text:p>30,2440</text:p>
          </table:table-cell>
          <table:table-cell table:number-columns-repeated="9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27+6*RAND()" office:value-type="float" office:value="28.1460919564124" calcext:value-type="float">
            <text:p>28,1461</text:p>
          </table:table-cell>
          <table:table-cell table:formula="of:=NORMINV(RAND();30;5)" office:value-type="float" office:value="27.7455566780757" calcext:value-type="float">
            <text:p>27,7456</text:p>
          </table:table-cell>
          <table:table-cell table:formula="of:=48+24*RAND()" office:value-type="float" office:value="69.1179796596989" calcext:value-type="float">
            <text:p>69,1180</text:p>
          </table:table-cell>
          <table:table-cell table:formula="of:=(([.C1323]+[.D1323])/([.C1323]*[.D1323]))+[.B1323]" office:value-type="float" office:value="28.196601778937" calcext:value-type="float">
            <text:p>28,1966</text:p>
          </table:table-cell>
          <table:table-cell table:number-columns-repeated="9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27+6*RAND()" office:value-type="float" office:value="30.4169551951345" calcext:value-type="float">
            <text:p>30,4170</text:p>
          </table:table-cell>
          <table:table-cell table:formula="of:=NORMINV(RAND();30;5)" office:value-type="float" office:value="29.3680118349016" calcext:value-type="float">
            <text:p>29,3680</text:p>
          </table:table-cell>
          <table:table-cell table:formula="of:=48+24*RAND()" office:value-type="float" office:value="54.2983828978613" calcext:value-type="float">
            <text:p>54,2984</text:p>
          </table:table-cell>
          <table:table-cell table:formula="of:=(([.C1324]+[.D1324])/([.C1324]*[.D1324]))+[.B1324]" office:value-type="float" office:value="30.4694226035344" calcext:value-type="float">
            <text:p>30,4694</text:p>
          </table:table-cell>
          <table:table-cell table:number-columns-repeated="9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27+6*RAND()" office:value-type="float" office:value="28.8908900062088" calcext:value-type="float">
            <text:p>28,8909</text:p>
          </table:table-cell>
          <table:table-cell table:formula="of:=NORMINV(RAND();30;5)" office:value-type="float" office:value="32.3313233593169" calcext:value-type="float">
            <text:p>32,3313</text:p>
          </table:table-cell>
          <table:table-cell table:formula="of:=48+24*RAND()" office:value-type="float" office:value="68.2271497054026" calcext:value-type="float">
            <text:p>68,2271</text:p>
          </table:table-cell>
          <table:table-cell table:formula="of:=(([.C1325]+[.D1325])/([.C1325]*[.D1325]))+[.B1325]" office:value-type="float" office:value="28.9364766858135" calcext:value-type="float">
            <text:p>28,9365</text:p>
          </table:table-cell>
          <table:table-cell table:number-columns-repeated="9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27+6*RAND()" office:value-type="float" office:value="31.2655255899299" calcext:value-type="float">
            <text:p>31,2655</text:p>
          </table:table-cell>
          <table:table-cell table:formula="of:=NORMINV(RAND();30;5)" office:value-type="float" office:value="29.6134092426005" calcext:value-type="float">
            <text:p>29,6134</text:p>
          </table:table-cell>
          <table:table-cell table:formula="of:=48+24*RAND()" office:value-type="float" office:value="48.2929791128263" calcext:value-type="float">
            <text:p>48,2930</text:p>
          </table:table-cell>
          <table:table-cell table:formula="of:=(([.C1326]+[.D1326])/([.C1326]*[.D1326]))+[.B1326]" office:value-type="float" office:value="31.3200010197929" calcext:value-type="float">
            <text:p>31,3200</text:p>
          </table:table-cell>
          <table:table-cell table:number-columns-repeated="9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27+6*RAND()" office:value-type="float" office:value="30.6223016974982" calcext:value-type="float">
            <text:p>30,6223</text:p>
          </table:table-cell>
          <table:table-cell table:formula="of:=NORMINV(RAND();30;5)" office:value-type="float" office:value="25.516231146622" calcext:value-type="float">
            <text:p>25,5162</text:p>
          </table:table-cell>
          <table:table-cell table:formula="of:=48+24*RAND()" office:value-type="float" office:value="63.6658667279407" calcext:value-type="float">
            <text:p>63,6659</text:p>
          </table:table-cell>
          <table:table-cell table:formula="of:=(([.C1327]+[.D1327])/([.C1327]*[.D1327]))+[.B1327]" office:value-type="float" office:value="30.6771994418897" calcext:value-type="float">
            <text:p>30,6772</text:p>
          </table:table-cell>
          <table:table-cell table:number-columns-repeated="9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27+6*RAND()" office:value-type="float" office:value="30.9314308057074" calcext:value-type="float">
            <text:p>30,9314</text:p>
          </table:table-cell>
          <table:table-cell table:formula="of:=NORMINV(RAND();30;5)" office:value-type="float" office:value="27.8442455867167" calcext:value-type="float">
            <text:p>27,8442</text:p>
          </table:table-cell>
          <table:table-cell table:formula="of:=48+24*RAND()" office:value-type="float" office:value="52.9376911567524" calcext:value-type="float">
            <text:p>52,9377</text:p>
          </table:table-cell>
          <table:table-cell table:formula="of:=(([.C1328]+[.D1328])/([.C1328]*[.D1328]))+[.B1328]" office:value-type="float" office:value="30.986235001556" calcext:value-type="float">
            <text:p>30,9862</text:p>
          </table:table-cell>
          <table:table-cell table:number-columns-repeated="9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27+6*RAND()" office:value-type="float" office:value="32.1372392491903" calcext:value-type="float">
            <text:p>32,1372</text:p>
          </table:table-cell>
          <table:table-cell table:formula="of:=NORMINV(RAND();30;5)" office:value-type="float" office:value="33.2867395675042" calcext:value-type="float">
            <text:p>33,2867</text:p>
          </table:table-cell>
          <table:table-cell table:formula="of:=48+24*RAND()" office:value-type="float" office:value="62.7250351170078" calcext:value-type="float">
            <text:p>62,7250</text:p>
          </table:table-cell>
          <table:table-cell table:formula="of:=(([.C1329]+[.D1329])/([.C1329]*[.D1329]))+[.B1329]" office:value-type="float" office:value="32.1832238399687" calcext:value-type="float">
            <text:p>32,1832</text:p>
          </table:table-cell>
          <table:table-cell table:number-columns-repeated="9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27+6*RAND()" office:value-type="float" office:value="28.1861550675239" calcext:value-type="float">
            <text:p>28,1862</text:p>
          </table:table-cell>
          <table:table-cell table:formula="of:=NORMINV(RAND();30;5)" office:value-type="float" office:value="29.9927579060722" calcext:value-type="float">
            <text:p>29,9928</text:p>
          </table:table-cell>
          <table:table-cell table:formula="of:=48+24*RAND()" office:value-type="float" office:value="60.0094902226701" calcext:value-type="float">
            <text:p>60,0095</text:p>
          </table:table-cell>
          <table:table-cell table:formula="of:=(([.C1330]+[.D1330])/([.C1330]*[.D1330]))+[.B1330]" office:value-type="float" office:value="28.2361604804819" calcext:value-type="float">
            <text:p>28,2362</text:p>
          </table:table-cell>
          <table:table-cell table:number-columns-repeated="9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27+6*RAND()" office:value-type="float" office:value="27.7382924112026" calcext:value-type="float">
            <text:p>27,7383</text:p>
          </table:table-cell>
          <table:table-cell table:formula="of:=NORMINV(RAND();30;5)" office:value-type="float" office:value="25.5148397556908" calcext:value-type="float">
            <text:p>25,5148</text:p>
          </table:table-cell>
          <table:table-cell table:formula="of:=48+24*RAND()" office:value-type="float" office:value="63.5349129131064" calcext:value-type="float">
            <text:p>63,5349</text:p>
          </table:table-cell>
          <table:table-cell table:formula="of:=(([.C1331]+[.D1331])/([.C1331]*[.D1331]))+[.B1331]" office:value-type="float" office:value="27.7932246669688" calcext:value-type="float">
            <text:p>27,7932</text:p>
          </table:table-cell>
          <table:table-cell table:number-columns-repeated="9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27+6*RAND()" office:value-type="float" office:value="28.8945185013581" calcext:value-type="float">
            <text:p>28,8945</text:p>
          </table:table-cell>
          <table:table-cell table:formula="of:=NORMINV(RAND();30;5)" office:value-type="float" office:value="33.3510367879679" calcext:value-type="float">
            <text:p>33,3510</text:p>
          </table:table-cell>
          <table:table-cell table:formula="of:=48+24*RAND()" office:value-type="float" office:value="56.8498529540375" calcext:value-type="float">
            <text:p>56,8499</text:p>
          </table:table-cell>
          <table:table-cell table:formula="of:=(([.C1332]+[.D1332])/([.C1332]*[.D1332]))+[.B1332]" office:value-type="float" office:value="28.942092771721" calcext:value-type="float">
            <text:p>28,9421</text:p>
          </table:table-cell>
          <table:table-cell table:number-columns-repeated="9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27+6*RAND()" office:value-type="float" office:value="27.4485490510706" calcext:value-type="float">
            <text:p>27,4485</text:p>
          </table:table-cell>
          <table:table-cell table:formula="of:=NORMINV(RAND();30;5)" office:value-type="float" office:value="33.3147610829509" calcext:value-type="float">
            <text:p>33,3148</text:p>
          </table:table-cell>
          <table:table-cell table:formula="of:=48+24*RAND()" office:value-type="float" office:value="69.8785006692633" calcext:value-type="float">
            <text:p>69,8785</text:p>
          </table:table-cell>
          <table:table-cell table:formula="of:=(([.C1333]+[.D1333])/([.C1333]*[.D1333]))+[.B1333]" office:value-type="float" office:value="27.4928763285947" calcext:value-type="float">
            <text:p>27,4929</text:p>
          </table:table-cell>
          <table:table-cell table:number-columns-repeated="9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27+6*RAND()" office:value-type="float" office:value="29.689780468354" calcext:value-type="float">
            <text:p>29,6898</text:p>
          </table:table-cell>
          <table:table-cell table:formula="of:=NORMINV(RAND();30;5)" office:value-type="float" office:value="28.5608781268264" calcext:value-type="float">
            <text:p>28,5609</text:p>
          </table:table-cell>
          <table:table-cell table:formula="of:=48+24*RAND()" office:value-type="float" office:value="55.3021004414186" calcext:value-type="float">
            <text:p>55,3021</text:p>
          </table:table-cell>
          <table:table-cell table:formula="of:=(([.C1334]+[.D1334])/([.C1334]*[.D1334]))+[.B1334]" office:value-type="float" office:value="29.7428758932417" calcext:value-type="float">
            <text:p>29,7429</text:p>
          </table:table-cell>
          <table:table-cell table:number-columns-repeated="9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27+6*RAND()" office:value-type="float" office:value="28.5721415060107" calcext:value-type="float">
            <text:p>28,5721</text:p>
          </table:table-cell>
          <table:table-cell table:formula="of:=NORMINV(RAND();30;5)" office:value-type="float" office:value="30.3172943245504" calcext:value-type="float">
            <text:p>30,3173</text:p>
          </table:table-cell>
          <table:table-cell table:formula="of:=48+24*RAND()" office:value-type="float" office:value="54.5885344678536" calcext:value-type="float">
            <text:p>54,5885</text:p>
          </table:table-cell>
          <table:table-cell table:formula="of:=(([.C1335]+[.D1335])/([.C1335]*[.D1335]))+[.B1335]" office:value-type="float" office:value="28.6234448449193" calcext:value-type="float">
            <text:p>28,6234</text:p>
          </table:table-cell>
          <table:table-cell table:number-columns-repeated="9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27+6*RAND()" office:value-type="float" office:value="32.0766914833803" calcext:value-type="float">
            <text:p>32,0767</text:p>
          </table:table-cell>
          <table:table-cell table:formula="of:=NORMINV(RAND();30;5)" office:value-type="float" office:value="22.0168807261918" calcext:value-type="float">
            <text:p>22,0169</text:p>
          </table:table-cell>
          <table:table-cell table:formula="of:=48+24*RAND()" office:value-type="float" office:value="53.1059590363875" calcext:value-type="float">
            <text:p>53,1060</text:p>
          </table:table-cell>
          <table:table-cell table:formula="of:=(([.C1336]+[.D1336])/([.C1336]*[.D1336]))+[.B1336]" office:value-type="float" office:value="32.1409414565677" calcext:value-type="float">
            <text:p>32,1409</text:p>
          </table:table-cell>
          <table:table-cell table:number-columns-repeated="9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27+6*RAND()" office:value-type="float" office:value="27.739496309543" calcext:value-type="float">
            <text:p>27,7395</text:p>
          </table:table-cell>
          <table:table-cell table:formula="of:=NORMINV(RAND();30;5)" office:value-type="float" office:value="26.4210517346781" calcext:value-type="float">
            <text:p>26,4211</text:p>
          </table:table-cell>
          <table:table-cell table:formula="of:=48+24*RAND()" office:value-type="float" office:value="49.1752149453387" calcext:value-type="float">
            <text:p>49,1752</text:p>
          </table:table-cell>
          <table:table-cell table:formula="of:=(([.C1337]+[.D1337])/([.C1337]*[.D1337]))+[.B1337]" office:value-type="float" office:value="27.7976803638685" calcext:value-type="float">
            <text:p>27,7977</text:p>
          </table:table-cell>
          <table:table-cell table:number-columns-repeated="9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27+6*RAND()" office:value-type="float" office:value="27.4012123199645" calcext:value-type="float">
            <text:p>27,4012</text:p>
          </table:table-cell>
          <table:table-cell table:formula="of:=NORMINV(RAND();30;5)" office:value-type="float" office:value="30.7606971668434" calcext:value-type="float">
            <text:p>30,7607</text:p>
          </table:table-cell>
          <table:table-cell table:formula="of:=48+24*RAND()" office:value-type="float" office:value="49.0668426090851" calcext:value-type="float">
            <text:p>49,0668</text:p>
          </table:table-cell>
          <table:table-cell table:formula="of:=(([.C1338]+[.D1338])/([.C1338]*[.D1338]))+[.B1338]" office:value-type="float" office:value="27.4541016977857" calcext:value-type="float">
            <text:p>27,4541</text:p>
          </table:table-cell>
          <table:table-cell table:number-columns-repeated="9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27+6*RAND()" office:value-type="float" office:value="31.5177131609526" calcext:value-type="float">
            <text:p>31,5177</text:p>
          </table:table-cell>
          <table:table-cell table:formula="of:=NORMINV(RAND();30;5)" office:value-type="float" office:value="33.6194990927417" calcext:value-type="float">
            <text:p>33,6195</text:p>
          </table:table-cell>
          <table:table-cell table:formula="of:=48+24*RAND()" office:value-type="float" office:value="48.801905603148" calcext:value-type="float">
            <text:p>48,8019</text:p>
          </table:table-cell>
          <table:table-cell table:formula="of:=(([.C1339]+[.D1339])/([.C1339]*[.D1339]))+[.B1339]" office:value-type="float" office:value="31.5679488071221" calcext:value-type="float">
            <text:p>31,5679</text:p>
          </table:table-cell>
          <table:table-cell table:number-columns-repeated="9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27+6*RAND()" office:value-type="float" office:value="30.6667297838721" calcext:value-type="float">
            <text:p>30,6667</text:p>
          </table:table-cell>
          <table:table-cell table:formula="of:=NORMINV(RAND();30;5)" office:value-type="float" office:value="35.2766998172306" calcext:value-type="float">
            <text:p>35,2767</text:p>
          </table:table-cell>
          <table:table-cell table:formula="of:=48+24*RAND()" office:value-type="float" office:value="58.2967063682154" calcext:value-type="float">
            <text:p>58,2967</text:p>
          </table:table-cell>
          <table:table-cell table:formula="of:=(([.C1340]+[.D1340])/([.C1340]*[.D1340]))+[.B1340]" office:value-type="float" office:value="30.7122307345045" calcext:value-type="float">
            <text:p>30,7122</text:p>
          </table:table-cell>
          <table:table-cell table:number-columns-repeated="9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27+6*RAND()" office:value-type="float" office:value="28.7997345111799" calcext:value-type="float">
            <text:p>28,7997</text:p>
          </table:table-cell>
          <table:table-cell table:formula="of:=NORMINV(RAND();30;5)" office:value-type="float" office:value="30.4841070941055" calcext:value-type="float">
            <text:p>30,4841</text:p>
          </table:table-cell>
          <table:table-cell table:formula="of:=48+24*RAND()" office:value-type="float" office:value="71.2342121852562" calcext:value-type="float">
            <text:p>71,2342</text:p>
          </table:table-cell>
          <table:table-cell table:formula="of:=(([.C1341]+[.D1341])/([.C1341]*[.D1341]))+[.B1341]" office:value-type="float" office:value="28.8465766882368" calcext:value-type="float">
            <text:p>28,8466</text:p>
          </table:table-cell>
          <table:table-cell table:number-columns-repeated="9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27+6*RAND()" office:value-type="float" office:value="29.8758110690396" calcext:value-type="float">
            <text:p>29,8758</text:p>
          </table:table-cell>
          <table:table-cell table:formula="of:=NORMINV(RAND();30;5)" office:value-type="float" office:value="31.2735533267333" calcext:value-type="float">
            <text:p>31,2736</text:p>
          </table:table-cell>
          <table:table-cell table:formula="of:=48+24*RAND()" office:value-type="float" office:value="56.2519389940426" calcext:value-type="float">
            <text:p>56,2519</text:p>
          </table:table-cell>
          <table:table-cell table:formula="of:=(([.C1342]+[.D1342])/([.C1342]*[.D1342]))+[.B1342]" office:value-type="float" office:value="29.9255641335787" calcext:value-type="float">
            <text:p>29,9256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27+6*RAND()" office:value-type="float" office:value="29.8233070818242" calcext:value-type="float">
            <text:p>29,8233</text:p>
          </table:table-cell>
          <table:table-cell table:formula="of:=NORMINV(RAND();30;5)" office:value-type="float" office:value="34.6737637057466" calcext:value-type="float">
            <text:p>34,6738</text:p>
          </table:table-cell>
          <table:table-cell table:formula="of:=48+24*RAND()" office:value-type="float" office:value="52.2089419187978" calcext:value-type="float">
            <text:p>52,2089</text:p>
          </table:table-cell>
          <table:table-cell table:formula="of:=(([.C1343]+[.D1343])/([.C1343]*[.D1343]))+[.B1343]" office:value-type="float" office:value="29.8713011384825" calcext:value-type="float">
            <text:p>29,8713</text:p>
          </table:table-cell>
          <table:table-cell table:number-columns-repeated="9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27+6*RAND()" office:value-type="float" office:value="28.846424076939" calcext:value-type="float">
            <text:p>28,8464</text:p>
          </table:table-cell>
          <table:table-cell table:formula="of:=NORMINV(RAND();30;5)" office:value-type="float" office:value="30.3548004611851" calcext:value-type="float">
            <text:p>30,3548</text:p>
          </table:table-cell>
          <table:table-cell table:formula="of:=48+24*RAND()" office:value-type="float" office:value="57.5199360111728" calcext:value-type="float">
            <text:p>57,5199</text:p>
          </table:table-cell>
          <table:table-cell table:formula="of:=(([.C1344]+[.D1344])/([.C1344]*[.D1344]))+[.B1344]" office:value-type="float" office:value="28.8967530720313" calcext:value-type="float">
            <text:p>28,8968</text:p>
          </table:table-cell>
          <table:table-cell table:number-columns-repeated="9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27+6*RAND()" office:value-type="float" office:value="31.1847244414967" calcext:value-type="float">
            <text:p>31,1847</text:p>
          </table:table-cell>
          <table:table-cell table:formula="of:=NORMINV(RAND();30;5)" office:value-type="float" office:value="39.1084295502072" calcext:value-type="float">
            <text:p>39,1084</text:p>
          </table:table-cell>
          <table:table-cell table:formula="of:=48+24*RAND()" office:value-type="float" office:value="61.2840172061697" calcext:value-type="float">
            <text:p>61,2840</text:p>
          </table:table-cell>
          <table:table-cell table:formula="of:=(([.C1345]+[.D1345])/([.C1345]*[.D1345]))+[.B1345]" office:value-type="float" office:value="31.2266118446255" calcext:value-type="float">
            <text:p>31,2266</text:p>
          </table:table-cell>
          <table:table-cell table:number-columns-repeated="9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27+6*RAND()" office:value-type="float" office:value="32.9744087916333" calcext:value-type="float">
            <text:p>32,9744</text:p>
          </table:table-cell>
          <table:table-cell table:formula="of:=NORMINV(RAND();30;5)" office:value-type="float" office:value="28.6512105210749" calcext:value-type="float">
            <text:p>28,6512</text:p>
          </table:table-cell>
          <table:table-cell table:formula="of:=48+24*RAND()" office:value-type="float" office:value="65.9864817308262" calcext:value-type="float">
            <text:p>65,9865</text:p>
          </table:table-cell>
          <table:table-cell table:formula="of:=(([.C1346]+[.D1346])/([.C1346]*[.D1346]))+[.B1346]" office:value-type="float" office:value="33.0244659500462" calcext:value-type="float">
            <text:p>33,0245</text:p>
          </table:table-cell>
          <table:table-cell table:number-columns-repeated="9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27+6*RAND()" office:value-type="float" office:value="31.5995490301866" calcext:value-type="float">
            <text:p>31,5995</text:p>
          </table:table-cell>
          <table:table-cell table:formula="of:=NORMINV(RAND();30;5)" office:value-type="float" office:value="37.0164305097364" calcext:value-type="float">
            <text:p>37,0164</text:p>
          </table:table-cell>
          <table:table-cell table:formula="of:=48+24*RAND()" office:value-type="float" office:value="49.0565627580509" calcext:value-type="float">
            <text:p>49,0566</text:p>
          </table:table-cell>
          <table:table-cell table:formula="of:=(([.C1347]+[.D1347])/([.C1347]*[.D1347]))+[.B1347]" office:value-type="float" office:value="31.6469486931356" calcext:value-type="float">
            <text:p>31,6469</text:p>
          </table:table-cell>
          <table:table-cell table:number-columns-repeated="9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27+6*RAND()" office:value-type="float" office:value="29.2289290067274" calcext:value-type="float">
            <text:p>29,2289</text:p>
          </table:table-cell>
          <table:table-cell table:formula="of:=NORMINV(RAND();30;5)" office:value-type="float" office:value="29.6155593086542" calcext:value-type="float">
            <text:p>29,6156</text:p>
          </table:table-cell>
          <table:table-cell table:formula="of:=48+24*RAND()" office:value-type="float" office:value="70.6028991350904" calcext:value-type="float">
            <text:p>70,6029</text:p>
          </table:table-cell>
          <table:table-cell table:formula="of:=(([.C1348]+[.D1348])/([.C1348]*[.D1348]))+[.B1348]" office:value-type="float" office:value="29.2768587656433" calcext:value-type="float">
            <text:p>29,2769</text:p>
          </table:table-cell>
          <table:table-cell table:number-columns-repeated="9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27+6*RAND()" office:value-type="float" office:value="32.2066265309695" calcext:value-type="float">
            <text:p>32,2066</text:p>
          </table:table-cell>
          <table:table-cell table:formula="of:=NORMINV(RAND();30;5)" office:value-type="float" office:value="24.9698845064269" calcext:value-type="float">
            <text:p>24,9699</text:p>
          </table:table-cell>
          <table:table-cell table:formula="of:=48+24*RAND()" office:value-type="float" office:value="61.4267435437068" calcext:value-type="float">
            <text:p>61,4267</text:p>
          </table:table-cell>
          <table:table-cell table:formula="of:=(([.C1349]+[.D1349])/([.C1349]*[.D1349]))+[.B1349]" office:value-type="float" office:value="32.2629543280598" calcext:value-type="float">
            <text:p>32,2630</text:p>
          </table:table-cell>
          <table:table-cell table:number-columns-repeated="9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27+6*RAND()" office:value-type="float" office:value="30.8092387395445" calcext:value-type="float">
            <text:p>30,8092</text:p>
          </table:table-cell>
          <table:table-cell table:formula="of:=NORMINV(RAND();30;5)" office:value-type="float" office:value="43.1523072760273" calcext:value-type="float">
            <text:p>43,1523</text:p>
          </table:table-cell>
          <table:table-cell table:formula="of:=48+24*RAND()" office:value-type="float" office:value="50.8077903399244" calcext:value-type="float">
            <text:p>50,8078</text:p>
          </table:table-cell>
          <table:table-cell table:formula="of:=(([.C1350]+[.D1350])/([.C1350]*[.D1350]))+[.B1350]" office:value-type="float" office:value="30.8520944925221" calcext:value-type="float">
            <text:p>30,8521</text:p>
          </table:table-cell>
          <table:table-cell table:number-columns-repeated="9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27+6*RAND()" office:value-type="float" office:value="29.1392371400725" calcext:value-type="float">
            <text:p>29,1392</text:p>
          </table:table-cell>
          <table:table-cell table:formula="of:=NORMINV(RAND();30;5)" office:value-type="float" office:value="37.7088299701399" calcext:value-type="float">
            <text:p>37,7088</text:p>
          </table:table-cell>
          <table:table-cell table:formula="of:=48+24*RAND()" office:value-type="float" office:value="67.288736932911" calcext:value-type="float">
            <text:p>67,2887</text:p>
          </table:table-cell>
          <table:table-cell table:formula="of:=(([.C1351]+[.D1351])/([.C1351]*[.D1351]))+[.B1351]" office:value-type="float" office:value="29.180617455966" calcext:value-type="float">
            <text:p>29,1806</text:p>
          </table:table-cell>
          <table:table-cell table:number-columns-repeated="9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27+6*RAND()" office:value-type="float" office:value="29.371750273509" calcext:value-type="float">
            <text:p>29,3718</text:p>
          </table:table-cell>
          <table:table-cell table:formula="of:=NORMINV(RAND();30;5)" office:value-type="float" office:value="31.799143314905" calcext:value-type="float">
            <text:p>31,7991</text:p>
          </table:table-cell>
          <table:table-cell table:formula="of:=48+24*RAND()" office:value-type="float" office:value="57.7194030890241" calcext:value-type="float">
            <text:p>57,7194</text:p>
          </table:table-cell>
          <table:table-cell table:formula="of:=(([.C1352]+[.D1352])/([.C1352]*[.D1352]))+[.B1352]" office:value-type="float" office:value="29.4205228580687" calcext:value-type="float">
            <text:p>29,4205</text:p>
          </table:table-cell>
          <table:table-cell table:number-columns-repeated="9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27+6*RAND()" office:value-type="float" office:value="29.4623172765132" calcext:value-type="float">
            <text:p>29,4623</text:p>
          </table:table-cell>
          <table:table-cell table:formula="of:=NORMINV(RAND();30;5)" office:value-type="float" office:value="27.4066296457003" calcext:value-type="float">
            <text:p>27,4066</text:p>
          </table:table-cell>
          <table:table-cell table:formula="of:=48+24*RAND()" office:value-type="float" office:value="59.5793330473825" calcext:value-type="float">
            <text:p>59,5793</text:p>
          </table:table-cell>
          <table:table-cell table:formula="of:=(([.C1353]+[.D1353])/([.C1353]*[.D1353]))+[.B1353]" office:value-type="float" office:value="29.5155891420799" calcext:value-type="float">
            <text:p>29,5156</text:p>
          </table:table-cell>
          <table:table-cell table:number-columns-repeated="9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27+6*RAND()" office:value-type="float" office:value="30.1055017586332" calcext:value-type="float">
            <text:p>30,1055</text:p>
          </table:table-cell>
          <table:table-cell table:formula="of:=NORMINV(RAND();30;5)" office:value-type="float" office:value="29.28692719733" calcext:value-type="float">
            <text:p>29,2869</text:p>
          </table:table-cell>
          <table:table-cell table:formula="of:=48+24*RAND()" office:value-type="float" office:value="55.4277770547196" calcext:value-type="float">
            <text:p>55,4278</text:p>
          </table:table-cell>
          <table:table-cell table:formula="of:=(([.C1354]+[.D1354])/([.C1354]*[.D1354]))+[.B1354]" office:value-type="float" office:value="30.1576881816083" calcext:value-type="float">
            <text:p>30,1577</text:p>
          </table:table-cell>
          <table:table-cell table:number-columns-repeated="9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27+6*RAND()" office:value-type="float" office:value="30.0125152075198" calcext:value-type="float">
            <text:p>30,0125</text:p>
          </table:table-cell>
          <table:table-cell table:formula="of:=NORMINV(RAND();30;5)" office:value-type="float" office:value="31.5069112165791" calcext:value-type="float">
            <text:p>31,5069</text:p>
          </table:table-cell>
          <table:table-cell table:formula="of:=48+24*RAND()" office:value-type="float" office:value="50.2448033792898" calcext:value-type="float">
            <text:p>50,2448</text:p>
          </table:table-cell>
          <table:table-cell table:formula="of:=(([.C1355]+[.D1355])/([.C1355]*[.D1355]))+[.B1355]" office:value-type="float" office:value="30.0641568313387" calcext:value-type="float">
            <text:p>30,0642</text:p>
          </table:table-cell>
          <table:table-cell table:number-columns-repeated="9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27+6*RAND()" office:value-type="float" office:value="27.1853282887023" calcext:value-type="float">
            <text:p>27,1853</text:p>
          </table:table-cell>
          <table:table-cell table:formula="of:=NORMINV(RAND();30;5)" office:value-type="float" office:value="34.0779765343913" calcext:value-type="float">
            <text:p>34,0780</text:p>
          </table:table-cell>
          <table:table-cell table:formula="of:=48+24*RAND()" office:value-type="float" office:value="62.2871301127598" calcext:value-type="float">
            <text:p>62,2871</text:p>
          </table:table-cell>
          <table:table-cell table:formula="of:=(([.C1356]+[.D1356])/([.C1356]*[.D1356]))+[.B1356]" office:value-type="float" office:value="27.2307274349349" calcext:value-type="float">
            <text:p>27,2307</text:p>
          </table:table-cell>
          <table:table-cell table:number-columns-repeated="9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27+6*RAND()" office:value-type="float" office:value="31.1443507613149" calcext:value-type="float">
            <text:p>31,1444</text:p>
          </table:table-cell>
          <table:table-cell table:formula="of:=NORMINV(RAND();30;5)" office:value-type="float" office:value="27.0223815952047" calcext:value-type="float">
            <text:p>27,0224</text:p>
          </table:table-cell>
          <table:table-cell table:formula="of:=48+24*RAND()" office:value-type="float" office:value="53.0572671415284" calcext:value-type="float">
            <text:p>53,0573</text:p>
          </table:table-cell>
          <table:table-cell table:formula="of:=(([.C1357]+[.D1357])/([.C1357]*[.D1357]))+[.B1357]" office:value-type="float" office:value="31.2002046815164" calcext:value-type="float">
            <text:p>31,2002</text:p>
          </table:table-cell>
          <table:table-cell table:number-columns-repeated="9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27+6*RAND()" office:value-type="float" office:value="28.7200129854027" calcext:value-type="float">
            <text:p>28,7200</text:p>
          </table:table-cell>
          <table:table-cell table:formula="of:=NORMINV(RAND();30;5)" office:value-type="float" office:value="32.8918287914393" calcext:value-type="float">
            <text:p>32,8918</text:p>
          </table:table-cell>
          <table:table-cell table:formula="of:=48+24*RAND()" office:value-type="float" office:value="55.2727142544463" calcext:value-type="float">
            <text:p>55,2727</text:p>
          </table:table-cell>
          <table:table-cell table:formula="of:=(([.C1358]+[.D1358])/([.C1358]*[.D1358]))+[.B1358]" office:value-type="float" office:value="28.7685077826688" calcext:value-type="float">
            <text:p>28,7685</text:p>
          </table:table-cell>
          <table:table-cell table:number-columns-repeated="9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27+6*RAND()" office:value-type="float" office:value="28.3233685700689" calcext:value-type="float">
            <text:p>28,3234</text:p>
          </table:table-cell>
          <table:table-cell table:formula="of:=NORMINV(RAND();30;5)" office:value-type="float" office:value="31.8808867021451" calcext:value-type="float">
            <text:p>31,8809</text:p>
          </table:table-cell>
          <table:table-cell table:formula="of:=48+24*RAND()" office:value-type="float" office:value="67.6890025818721" calcext:value-type="float">
            <text:p>67,6890</text:p>
          </table:table-cell>
          <table:table-cell table:formula="of:=(([.C1359]+[.D1359])/([.C1359]*[.D1359]))+[.B1359]" office:value-type="float" office:value="28.3695087748429" calcext:value-type="float">
            <text:p>28,3695</text:p>
          </table:table-cell>
          <table:table-cell table:number-columns-repeated="9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27+6*RAND()" office:value-type="float" office:value="29.7114938751329" calcext:value-type="float">
            <text:p>29,7115</text:p>
          </table:table-cell>
          <table:table-cell table:formula="of:=NORMINV(RAND();30;5)" office:value-type="float" office:value="34.2793459534096" calcext:value-type="float">
            <text:p>34,2793</text:p>
          </table:table-cell>
          <table:table-cell table:formula="of:=48+24*RAND()" office:value-type="float" office:value="55.3961000377312" calcext:value-type="float">
            <text:p>55,3961</text:p>
          </table:table-cell>
          <table:table-cell table:formula="of:=(([.C1360]+[.D1360])/([.C1360]*[.D1360]))+[.B1360]" office:value-type="float" office:value="29.7587177726103" calcext:value-type="float">
            <text:p>29,7587</text:p>
          </table:table-cell>
          <table:table-cell table:number-columns-repeated="9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27+6*RAND()" office:value-type="float" office:value="27.6926605033223" calcext:value-type="float">
            <text:p>27,6927</text:p>
          </table:table-cell>
          <table:table-cell table:formula="of:=NORMINV(RAND();30;5)" office:value-type="float" office:value="28.2858071234114" calcext:value-type="float">
            <text:p>28,2858</text:p>
          </table:table-cell>
          <table:table-cell table:formula="of:=48+24*RAND()" office:value-type="float" office:value="52.8915809998289" calcext:value-type="float">
            <text:p>52,8916</text:p>
          </table:table-cell>
          <table:table-cell table:formula="of:=(([.C1361]+[.D1361])/([.C1361]*[.D1361]))+[.B1361]" office:value-type="float" office:value="27.7469205232964" calcext:value-type="float">
            <text:p>27,7469</text:p>
          </table:table-cell>
          <table:table-cell table:number-columns-repeated="9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27+6*RAND()" office:value-type="float" office:value="29.470194225898" calcext:value-type="float">
            <text:p>29,4702</text:p>
          </table:table-cell>
          <table:table-cell table:formula="of:=NORMINV(RAND();30;5)" office:value-type="float" office:value="27.2032733020447" calcext:value-type="float">
            <text:p>27,2033</text:p>
          </table:table-cell>
          <table:table-cell table:formula="of:=48+24*RAND()" office:value-type="float" office:value="61.3583360826597" calcext:value-type="float">
            <text:p>61,3583</text:p>
          </table:table-cell>
          <table:table-cell table:formula="of:=(([.C1362]+[.D1362])/([.C1362]*[.D1362]))+[.B1362]" office:value-type="float" office:value="29.5232522119846" calcext:value-type="float">
            <text:p>29,5233</text:p>
          </table:table-cell>
          <table:table-cell table:number-columns-repeated="9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27+6*RAND()" office:value-type="float" office:value="28.2801061284263" calcext:value-type="float">
            <text:p>28,2801</text:p>
          </table:table-cell>
          <table:table-cell table:formula="of:=NORMINV(RAND();30;5)" office:value-type="float" office:value="28.6758818390464" calcext:value-type="float">
            <text:p>28,6759</text:p>
          </table:table-cell>
          <table:table-cell table:formula="of:=48+24*RAND()" office:value-type="float" office:value="62.104968692176" calcext:value-type="float">
            <text:p>62,1050</text:p>
          </table:table-cell>
          <table:table-cell table:formula="of:=(([.C1363]+[.D1363])/([.C1363]*[.D1363]))+[.B1363]" office:value-type="float" office:value="28.3310804105167" calcext:value-type="float">
            <text:p>28,3311</text:p>
          </table:table-cell>
          <table:table-cell table:number-columns-repeated="9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27+6*RAND()" office:value-type="float" office:value="31.1169520898256" calcext:value-type="float">
            <text:p>31,1170</text:p>
          </table:table-cell>
          <table:table-cell table:formula="of:=NORMINV(RAND();30;5)" office:value-type="float" office:value="23.5099554106528" calcext:value-type="float">
            <text:p>23,5100</text:p>
          </table:table-cell>
          <table:table-cell table:formula="of:=48+24*RAND()" office:value-type="float" office:value="54.8591122766957" calcext:value-type="float">
            <text:p>54,8591</text:p>
          </table:table-cell>
          <table:table-cell table:formula="of:=(([.C1364]+[.D1364])/([.C1364]*[.D1364]))+[.B1364]" office:value-type="float" office:value="31.1777157741959" calcext:value-type="float">
            <text:p>31,1777</text:p>
          </table:table-cell>
          <table:table-cell table:number-columns-repeated="9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27+6*RAND()" office:value-type="float" office:value="28.1562912405934" calcext:value-type="float">
            <text:p>28,1563</text:p>
          </table:table-cell>
          <table:table-cell table:formula="of:=NORMINV(RAND();30;5)" office:value-type="float" office:value="30.653942412368" calcext:value-type="float">
            <text:p>30,6539</text:p>
          </table:table-cell>
          <table:table-cell table:formula="of:=48+24*RAND()" office:value-type="float" office:value="71.7412059707567" calcext:value-type="float">
            <text:p>71,7412</text:p>
          </table:table-cell>
          <table:table-cell table:formula="of:=(([.C1365]+[.D1365])/([.C1365]*[.D1365]))+[.B1365]" office:value-type="float" office:value="28.2028524625659" calcext:value-type="float">
            <text:p>28,2029</text:p>
          </table:table-cell>
          <table:table-cell table:number-columns-repeated="9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27+6*RAND()" office:value-type="float" office:value="27.4689296598081" calcext:value-type="float">
            <text:p>27,4689</text:p>
          </table:table-cell>
          <table:table-cell table:formula="of:=NORMINV(RAND();30;5)" office:value-type="float" office:value="30.5356671350164" calcext:value-type="float">
            <text:p>30,5357</text:p>
          </table:table-cell>
          <table:table-cell table:formula="of:=48+24*RAND()" office:value-type="float" office:value="54.5079392334446" calcext:value-type="float">
            <text:p>54,5079</text:p>
          </table:table-cell>
          <table:table-cell table:formula="of:=(([.C1366]+[.D1366])/([.C1366]*[.D1366]))+[.B1366]" office:value-type="float" office:value="27.5200241997123" calcext:value-type="float">
            <text:p>27,5200</text:p>
          </table:table-cell>
          <table:table-cell table:number-columns-repeated="9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27+6*RAND()" office:value-type="float" office:value="27.5913917266298" calcext:value-type="float">
            <text:p>27,5914</text:p>
          </table:table-cell>
          <table:table-cell table:formula="of:=NORMINV(RAND();30;5)" office:value-type="float" office:value="28.4786677537698" calcext:value-type="float">
            <text:p>28,4787</text:p>
          </table:table-cell>
          <table:table-cell table:formula="of:=48+24*RAND()" office:value-type="float" office:value="52.9852086855099" calcext:value-type="float">
            <text:p>52,9852</text:p>
          </table:table-cell>
          <table:table-cell table:formula="of:=(([.C1367]+[.D1367])/([.C1367]*[.D1367]))+[.B1367]" office:value-type="float" office:value="27.6453789204392" calcext:value-type="float">
            <text:p>27,6454</text:p>
          </table:table-cell>
          <table:table-cell table:number-columns-repeated="9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27+6*RAND()" office:value-type="float" office:value="30.6994856216479" calcext:value-type="float">
            <text:p>30,6995</text:p>
          </table:table-cell>
          <table:table-cell table:formula="of:=NORMINV(RAND();30;5)" office:value-type="float" office:value="34.4469023487812" calcext:value-type="float">
            <text:p>34,4469</text:p>
          </table:table-cell>
          <table:table-cell table:formula="of:=48+24*RAND()" office:value-type="float" office:value="70.0542701398954" calcext:value-type="float">
            <text:p>70,0543</text:p>
          </table:table-cell>
          <table:table-cell table:formula="of:=(([.C1368]+[.D1368])/([.C1368]*[.D1368]))+[.B1368]" office:value-type="float" office:value="30.7427904554885" calcext:value-type="float">
            <text:p>30,7428</text:p>
          </table:table-cell>
          <table:table-cell table:number-columns-repeated="9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27+6*RAND()" office:value-type="float" office:value="27.5047797148582" calcext:value-type="float">
            <text:p>27,5048</text:p>
          </table:table-cell>
          <table:table-cell table:formula="of:=NORMINV(RAND();30;5)" office:value-type="float" office:value="27.0211813934971" calcext:value-type="float">
            <text:p>27,0212</text:p>
          </table:table-cell>
          <table:table-cell table:formula="of:=48+24*RAND()" office:value-type="float" office:value="71.8280162019655" calcext:value-type="float">
            <text:p>71,8280</text:p>
          </table:table-cell>
          <table:table-cell table:formula="of:=(([.C1369]+[.D1369])/([.C1369]*[.D1369]))+[.B1369]" office:value-type="float" office:value="27.5557098634734" calcext:value-type="float">
            <text:p>27,5557</text:p>
          </table:table-cell>
          <table:table-cell table:number-columns-repeated="9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27+6*RAND()" office:value-type="float" office:value="28.3633229734842" calcext:value-type="float">
            <text:p>28,3633</text:p>
          </table:table-cell>
          <table:table-cell table:formula="of:=NORMINV(RAND();30;5)" office:value-type="float" office:value="22.7255567405325" calcext:value-type="float">
            <text:p>22,7256</text:p>
          </table:table-cell>
          <table:table-cell table:formula="of:=48+24*RAND()" office:value-type="float" office:value="55.0471269479021" calcext:value-type="float">
            <text:p>55,0471</text:p>
          </table:table-cell>
          <table:table-cell table:formula="of:=(([.C1370]+[.D1370])/([.C1370]*[.D1370]))+[.B1370]" office:value-type="float" office:value="28.4254925482485" calcext:value-type="float">
            <text:p>28,4255</text:p>
          </table:table-cell>
          <table:table-cell table:number-columns-repeated="9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27+6*RAND()" office:value-type="float" office:value="32.8417537787464" calcext:value-type="float">
            <text:p>32,8418</text:p>
          </table:table-cell>
          <table:table-cell table:formula="of:=NORMINV(RAND();30;5)" office:value-type="float" office:value="28.4584810096882" calcext:value-type="float">
            <text:p>28,4585</text:p>
          </table:table-cell>
          <table:table-cell table:formula="of:=48+24*RAND()" office:value-type="float" office:value="68.4531284580007" calcext:value-type="float">
            <text:p>68,4531</text:p>
          </table:table-cell>
          <table:table-cell table:formula="of:=(([.C1371]+[.D1371])/([.C1371]*[.D1371]))+[.B1371]" office:value-type="float" office:value="32.8915012247689" calcext:value-type="float">
            <text:p>32,8915</text:p>
          </table:table-cell>
          <table:table-cell table:number-columns-repeated="9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27+6*RAND()" office:value-type="float" office:value="32.7520565043669" calcext:value-type="float">
            <text:p>32,7521</text:p>
          </table:table-cell>
          <table:table-cell table:formula="of:=NORMINV(RAND();30;5)" office:value-type="float" office:value="46.2742276384528" calcext:value-type="float">
            <text:p>46,2742</text:p>
          </table:table-cell>
          <table:table-cell table:formula="of:=48+24*RAND()" office:value-type="float" office:value="53.1060355408117" calcext:value-type="float">
            <text:p>53,1060</text:p>
          </table:table-cell>
          <table:table-cell table:formula="of:=(([.C1372]+[.D1372])/([.C1372]*[.D1372]))+[.B1372]" office:value-type="float" office:value="32.7924970570287" calcext:value-type="float">
            <text:p>32,7925</text:p>
          </table:table-cell>
          <table:table-cell table:number-columns-repeated="9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27+6*RAND()" office:value-type="float" office:value="28.5073050151113" calcext:value-type="float">
            <text:p>28,5073</text:p>
          </table:table-cell>
          <table:table-cell table:formula="of:=NORMINV(RAND();30;5)" office:value-type="float" office:value="27.9714684815629" calcext:value-type="float">
            <text:p>27,9715</text:p>
          </table:table-cell>
          <table:table-cell table:formula="of:=48+24*RAND()" office:value-type="float" office:value="62.0199724053964" calcext:value-type="float">
            <text:p>62,0200</text:p>
          </table:table-cell>
          <table:table-cell table:formula="of:=(([.C1373]+[.D1373])/([.C1373]*[.D1373]))+[.B1373]" office:value-type="float" office:value="28.5591795683857" calcext:value-type="float">
            <text:p>28,5592</text:p>
          </table:table-cell>
          <table:table-cell table:number-columns-repeated="9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27+6*RAND()" office:value-type="float" office:value="27.7431894808542" calcext:value-type="float">
            <text:p>27,7432</text:p>
          </table:table-cell>
          <table:table-cell table:formula="of:=NORMINV(RAND();30;5)" office:value-type="float" office:value="33.9058051788544" calcext:value-type="float">
            <text:p>33,9058</text:p>
          </table:table-cell>
          <table:table-cell table:formula="of:=48+24*RAND()" office:value-type="float" office:value="54.9526213807985" calcext:value-type="float">
            <text:p>54,9526</text:p>
          </table:table-cell>
          <table:table-cell table:formula="of:=(([.C1374]+[.D1374])/([.C1374]*[.D1374]))+[.B1374]" office:value-type="float" office:value="27.79088044938" calcext:value-type="float">
            <text:p>27,7909</text:p>
          </table:table-cell>
          <table:table-cell table:number-columns-repeated="9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27+6*RAND()" office:value-type="float" office:value="28.4144019784872" calcext:value-type="float">
            <text:p>28,4144</text:p>
          </table:table-cell>
          <table:table-cell table:formula="of:=NORMINV(RAND();30;5)" office:value-type="float" office:value="30.4692685141353" calcext:value-type="float">
            <text:p>30,4693</text:p>
          </table:table-cell>
          <table:table-cell table:formula="of:=48+24*RAND()" office:value-type="float" office:value="69.6444954900071" calcext:value-type="float">
            <text:p>69,6445</text:p>
          </table:table-cell>
          <table:table-cell table:formula="of:=(([.C1375]+[.D1375])/([.C1375]*[.D1375]))+[.B1375]" office:value-type="float" office:value="28.4615805693532" calcext:value-type="float">
            <text:p>28,4616</text:p>
          </table:table-cell>
          <table:table-cell table:number-columns-repeated="9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27+6*RAND()" office:value-type="float" office:value="31.3771118174773" calcext:value-type="float">
            <text:p>31,3771</text:p>
          </table:table-cell>
          <table:table-cell table:formula="of:=NORMINV(RAND();30;5)" office:value-type="float" office:value="30.9335037694145" calcext:value-type="float">
            <text:p>30,9335</text:p>
          </table:table-cell>
          <table:table-cell table:formula="of:=48+24*RAND()" office:value-type="float" office:value="48.7322961604223" calcext:value-type="float">
            <text:p>48,7323</text:p>
          </table:table-cell>
          <table:table-cell table:formula="of:=(([.C1376]+[.D1376])/([.C1376]*[.D1376]))+[.B1376]" office:value-type="float" office:value="31.4299594981335" calcext:value-type="float">
            <text:p>31,4300</text:p>
          </table:table-cell>
          <table:table-cell table:number-columns-repeated="9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27+6*RAND()" office:value-type="float" office:value="28.9869509276468" calcext:value-type="float">
            <text:p>28,9870</text:p>
          </table:table-cell>
          <table:table-cell table:formula="of:=NORMINV(RAND();30;5)" office:value-type="float" office:value="26.1888675908105" calcext:value-type="float">
            <text:p>26,1889</text:p>
          </table:table-cell>
          <table:table-cell table:formula="of:=48+24*RAND()" office:value-type="float" office:value="64.4439195496962" calcext:value-type="float">
            <text:p>64,4439</text:p>
          </table:table-cell>
          <table:table-cell table:formula="of:=(([.C1377]+[.D1377])/([.C1377]*[.D1377]))+[.B1377]" office:value-type="float" office:value="29.0406524588387" calcext:value-type="float">
            <text:p>29,0407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27+6*RAND()" office:value-type="float" office:value="30.0943466525059" calcext:value-type="float">
            <text:p>30,0943</text:p>
          </table:table-cell>
          <table:table-cell table:formula="of:=NORMINV(RAND();30;5)" office:value-type="float" office:value="25.977324565524" calcext:value-type="float">
            <text:p>25,9773</text:p>
          </table:table-cell>
          <table:table-cell table:formula="of:=48+24*RAND()" office:value-type="float" office:value="48.8651863569394" calcext:value-type="float">
            <text:p>48,8652</text:p>
          </table:table-cell>
          <table:table-cell table:formula="of:=(([.C1378]+[.D1378])/([.C1378]*[.D1378]))+[.B1378]" office:value-type="float" office:value="30.1533062309195" calcext:value-type="float">
            <text:p>30,1533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27+6*RAND()" office:value-type="float" office:value="32.543299900135" calcext:value-type="float">
            <text:p>32,5433</text:p>
          </table:table-cell>
          <table:table-cell table:formula="of:=NORMINV(RAND();30;5)" office:value-type="float" office:value="25.6644480276834" calcext:value-type="float">
            <text:p>25,6644</text:p>
          </table:table-cell>
          <table:table-cell table:formula="of:=48+24*RAND()" office:value-type="float" office:value="48.4548640279099" calcext:value-type="float">
            <text:p>48,4549</text:p>
          </table:table-cell>
          <table:table-cell table:formula="of:=(([.C1379]+[.D1379])/([.C1379]*[.D1379]))+[.B1379]" office:value-type="float" office:value="32.602902070198" calcext:value-type="float">
            <text:p>32,6029</text:p>
          </table:table-cell>
          <table:table-cell table:number-columns-repeated="9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27+6*RAND()" office:value-type="float" office:value="29.8430440190714" calcext:value-type="float">
            <text:p>29,8430</text:p>
          </table:table-cell>
          <table:table-cell table:formula="of:=NORMINV(RAND();30;5)" office:value-type="float" office:value="24.3744068196716" calcext:value-type="float">
            <text:p>24,3744</text:p>
          </table:table-cell>
          <table:table-cell table:formula="of:=48+24*RAND()" office:value-type="float" office:value="69.3882417110726" calcext:value-type="float">
            <text:p>69,3882</text:p>
          </table:table-cell>
          <table:table-cell table:formula="of:=(([.C1380]+[.D1380])/([.C1380]*[.D1380]))+[.B1380]" office:value-type="float" office:value="29.8984823221434" calcext:value-type="float">
            <text:p>29,8985</text:p>
          </table:table-cell>
          <table:table-cell table:number-columns-repeated="9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27+6*RAND()" office:value-type="float" office:value="30.3349260978866" calcext:value-type="float">
            <text:p>30,3349</text:p>
          </table:table-cell>
          <table:table-cell table:formula="of:=NORMINV(RAND();30;5)" office:value-type="float" office:value="34.7567699066666" calcext:value-type="float">
            <text:p>34,7568</text:p>
          </table:table-cell>
          <table:table-cell table:formula="of:=48+24*RAND()" office:value-type="float" office:value="65.3897350849584" calcext:value-type="float">
            <text:p>65,3897</text:p>
          </table:table-cell>
          <table:table-cell table:formula="of:=(([.C1381]+[.D1381])/([.C1381]*[.D1381]))+[.B1381]" office:value-type="float" office:value="30.3789903913296" calcext:value-type="float">
            <text:p>30,3790</text:p>
          </table:table-cell>
          <table:table-cell table:number-columns-repeated="9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27+6*RAND()" office:value-type="float" office:value="32.6200210999232" calcext:value-type="float">
            <text:p>32,6200</text:p>
          </table:table-cell>
          <table:table-cell table:formula="of:=NORMINV(RAND();30;5)" office:value-type="float" office:value="28.7780409790546" calcext:value-type="float">
            <text:p>28,7780</text:p>
          </table:table-cell>
          <table:table-cell table:formula="of:=48+24*RAND()" office:value-type="float" office:value="50.5533689456061" calcext:value-type="float">
            <text:p>50,5534</text:p>
          </table:table-cell>
          <table:table-cell table:formula="of:=(([.C1382]+[.D1382])/([.C1382]*[.D1382]))+[.B1382]" office:value-type="float" office:value="32.6745508922047" calcext:value-type="float">
            <text:p>32,6746</text:p>
          </table:table-cell>
          <table:table-cell table:number-columns-repeated="9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27+6*RAND()" office:value-type="float" office:value="31.0072853153106" calcext:value-type="float">
            <text:p>31,0073</text:p>
          </table:table-cell>
          <table:table-cell table:formula="of:=NORMINV(RAND();30;5)" office:value-type="float" office:value="27.6325619075168" calcext:value-type="float">
            <text:p>27,6326</text:p>
          </table:table-cell>
          <table:table-cell table:formula="of:=48+24*RAND()" office:value-type="float" office:value="53.4645825801417" calcext:value-type="float">
            <text:p>53,4646</text:p>
          </table:table-cell>
          <table:table-cell table:formula="of:=(([.C1383]+[.D1383])/([.C1383]*[.D1383]))+[.B1383]" office:value-type="float" office:value="31.0621784750749" calcext:value-type="float">
            <text:p>31,0622</text:p>
          </table:table-cell>
          <table:table-cell table:number-columns-repeated="9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27+6*RAND()" office:value-type="float" office:value="27.034085314488" calcext:value-type="float">
            <text:p>27,0341</text:p>
          </table:table-cell>
          <table:table-cell table:formula="of:=NORMINV(RAND();30;5)" office:value-type="float" office:value="32.1589803638779" calcext:value-type="float">
            <text:p>32,1590</text:p>
          </table:table-cell>
          <table:table-cell table:formula="of:=48+24*RAND()" office:value-type="float" office:value="67.5584486452863" calcext:value-type="float">
            <text:p>67,5584</text:p>
          </table:table-cell>
          <table:table-cell table:formula="of:=(([.C1384]+[.D1384])/([.C1384]*[.D1384]))+[.B1384]" office:value-type="float" office:value="27.079982825416" calcext:value-type="float">
            <text:p>27,0800</text:p>
          </table:table-cell>
          <table:table-cell table:number-columns-repeated="9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27+6*RAND()" office:value-type="float" office:value="32.0581224623602" calcext:value-type="float">
            <text:p>32,0581</text:p>
          </table:table-cell>
          <table:table-cell table:formula="of:=NORMINV(RAND();30;5)" office:value-type="float" office:value="29.850466134663" calcext:value-type="float">
            <text:p>29,8505</text:p>
          </table:table-cell>
          <table:table-cell table:formula="of:=48+24*RAND()" office:value-type="float" office:value="67.0765011934564" calcext:value-type="float">
            <text:p>67,0765</text:p>
          </table:table-cell>
          <table:table-cell table:formula="of:=(([.C1385]+[.D1385])/([.C1385]*[.D1385]))+[.B1385]" office:value-type="float" office:value="32.106531127391" calcext:value-type="float">
            <text:p>32,1065</text:p>
          </table:table-cell>
          <table:table-cell table:number-columns-repeated="9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27+6*RAND()" office:value-type="float" office:value="28.6312243442517" calcext:value-type="float">
            <text:p>28,6312</text:p>
          </table:table-cell>
          <table:table-cell table:formula="of:=NORMINV(RAND();30;5)" office:value-type="float" office:value="28.612494248136" calcext:value-type="float">
            <text:p>28,6125</text:p>
          </table:table-cell>
          <table:table-cell table:formula="of:=48+24*RAND()" office:value-type="float" office:value="50.3495526155457" calcext:value-type="float">
            <text:p>50,3496</text:p>
          </table:table-cell>
          <table:table-cell table:formula="of:=(([.C1386]+[.D1386])/([.C1386]*[.D1386]))+[.B1386]" office:value-type="float" office:value="28.6860352606616" calcext:value-type="float">
            <text:p>28,6860</text:p>
          </table:table-cell>
          <table:table-cell table:number-columns-repeated="9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27+6*RAND()" office:value-type="float" office:value="30.4601895909291" calcext:value-type="float">
            <text:p>30,4602</text:p>
          </table:table-cell>
          <table:table-cell table:formula="of:=NORMINV(RAND();30;5)" office:value-type="float" office:value="29.636702960961" calcext:value-type="float">
            <text:p>29,6367</text:p>
          </table:table-cell>
          <table:table-cell table:formula="of:=48+24*RAND()" office:value-type="float" office:value="66.2986624957994" calcext:value-type="float">
            <text:p>66,2987</text:p>
          </table:table-cell>
          <table:table-cell table:formula="of:=(([.C1387]+[.D1387])/([.C1387]*[.D1387]))+[.B1387]" office:value-type="float" office:value="30.5090147964274" calcext:value-type="float">
            <text:p>30,5090</text:p>
          </table:table-cell>
          <table:table-cell table:number-columns-repeated="9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27+6*RAND()" office:value-type="float" office:value="31.3028654444497" calcext:value-type="float">
            <text:p>31,3029</text:p>
          </table:table-cell>
          <table:table-cell table:formula="of:=NORMINV(RAND();30;5)" office:value-type="float" office:value="39.3702889684591" calcext:value-type="float">
            <text:p>39,3703</text:p>
          </table:table-cell>
          <table:table-cell table:formula="of:=48+24*RAND()" office:value-type="float" office:value="66.5925087416545" calcext:value-type="float">
            <text:p>66,5925</text:p>
          </table:table-cell>
          <table:table-cell table:formula="of:=(([.C1388]+[.D1388])/([.C1388]*[.D1388]))+[.B1388]" office:value-type="float" office:value="31.3432820129338" calcext:value-type="float">
            <text:p>31,3433</text:p>
          </table:table-cell>
          <table:table-cell table:number-columns-repeated="9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27+6*RAND()" office:value-type="float" office:value="27.6077236582059" calcext:value-type="float">
            <text:p>27,6077</text:p>
          </table:table-cell>
          <table:table-cell table:formula="of:=NORMINV(RAND();30;5)" office:value-type="float" office:value="34.2309759057165" calcext:value-type="float">
            <text:p>34,2310</text:p>
          </table:table-cell>
          <table:table-cell table:formula="of:=48+24*RAND()" office:value-type="float" office:value="53.3323343815282" calcext:value-type="float">
            <text:p>53,3323</text:p>
          </table:table-cell>
          <table:table-cell table:formula="of:=(([.C1389]+[.D1389])/([.C1389]*[.D1389]))+[.B1389]" office:value-type="float" office:value="27.6556873161715" calcext:value-type="float">
            <text:p>27,6557</text:p>
          </table:table-cell>
          <table:table-cell table:number-columns-repeated="9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27+6*RAND()" office:value-type="float" office:value="31.4289496976417" calcext:value-type="float">
            <text:p>31,4289</text:p>
          </table:table-cell>
          <table:table-cell table:formula="of:=NORMINV(RAND();30;5)" office:value-type="float" office:value="34.3015252803994" calcext:value-type="float">
            <text:p>34,3015</text:p>
          </table:table-cell>
          <table:table-cell table:formula="of:=48+24*RAND()" office:value-type="float" office:value="53.6830936549231" calcext:value-type="float">
            <text:p>53,6831</text:p>
          </table:table-cell>
          <table:table-cell table:formula="of:=(([.C1390]+[.D1390])/([.C1390]*[.D1390]))+[.B1390]" office:value-type="float" office:value="31.4767307587054" calcext:value-type="float">
            <text:p>31,4767</text:p>
          </table:table-cell>
          <table:table-cell table:number-columns-repeated="9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27+6*RAND()" office:value-type="float" office:value="29.3813731132541" calcext:value-type="float">
            <text:p>29,3814</text:p>
          </table:table-cell>
          <table:table-cell table:formula="of:=NORMINV(RAND();30;5)" office:value-type="float" office:value="20.7976948579348" calcext:value-type="float">
            <text:p>20,7977</text:p>
          </table:table-cell>
          <table:table-cell table:formula="of:=48+24*RAND()" office:value-type="float" office:value="57.1056162128225" calcext:value-type="float">
            <text:p>57,1056</text:p>
          </table:table-cell>
          <table:table-cell table:formula="of:=(([.C1391]+[.D1391])/([.C1391]*[.D1391]))+[.B1391]" office:value-type="float" office:value="29.4469667774776" calcext:value-type="float">
            <text:p>29,4470</text:p>
          </table:table-cell>
          <table:table-cell table:number-columns-repeated="9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27+6*RAND()" office:value-type="float" office:value="32.7749265383463" calcext:value-type="float">
            <text:p>32,7749</text:p>
          </table:table-cell>
          <table:table-cell table:formula="of:=NORMINV(RAND();30;5)" office:value-type="float" office:value="33.5375847826431" calcext:value-type="float">
            <text:p>33,5376</text:p>
          </table:table-cell>
          <table:table-cell table:formula="of:=48+24*RAND()" office:value-type="float" office:value="62.3862846801057" calcext:value-type="float">
            <text:p>62,3863</text:p>
          </table:table-cell>
          <table:table-cell table:formula="of:=(([.C1392]+[.D1392])/([.C1392]*[.D1392]))+[.B1392]" office:value-type="float" office:value="32.8207729957701" calcext:value-type="float">
            <text:p>32,8208</text:p>
          </table:table-cell>
          <table:table-cell table:number-columns-repeated="9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27+6*RAND()" office:value-type="float" office:value="28.465507918736" calcext:value-type="float">
            <text:p>28,4655</text:p>
          </table:table-cell>
          <table:table-cell table:formula="of:=NORMINV(RAND();30;5)" office:value-type="float" office:value="34.4914597449449" calcext:value-type="float">
            <text:p>34,4915</text:p>
          </table:table-cell>
          <table:table-cell table:formula="of:=48+24*RAND()" office:value-type="float" office:value="69.5327711300924" calcext:value-type="float">
            <text:p>69,5328</text:p>
          </table:table-cell>
          <table:table-cell table:formula="of:=(([.C1393]+[.D1393])/([.C1393]*[.D1393]))+[.B1393]" office:value-type="float" office:value="28.5088823107808" calcext:value-type="float">
            <text:p>28,5089</text:p>
          </table:table-cell>
          <table:table-cell table:number-columns-repeated="9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27+6*RAND()" office:value-type="float" office:value="28.6711516825017" calcext:value-type="float">
            <text:p>28,6712</text:p>
          </table:table-cell>
          <table:table-cell table:formula="of:=NORMINV(RAND();30;5)" office:value-type="float" office:value="25.7843406199639" calcext:value-type="float">
            <text:p>25,7843</text:p>
          </table:table-cell>
          <table:table-cell table:formula="of:=48+24*RAND()" office:value-type="float" office:value="67.6126500936225" calcext:value-type="float">
            <text:p>67,6127</text:p>
          </table:table-cell>
          <table:table-cell table:formula="of:=(([.C1394]+[.D1394])/([.C1394]*[.D1394]))+[.B1394]" office:value-type="float" office:value="28.7247250437184" calcext:value-type="float">
            <text:p>28,7247</text:p>
          </table:table-cell>
          <table:table-cell table:number-columns-repeated="9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27+6*RAND()" office:value-type="float" office:value="32.5660747631919" calcext:value-type="float">
            <text:p>32,5661</text:p>
          </table:table-cell>
          <table:table-cell table:formula="of:=NORMINV(RAND();30;5)" office:value-type="float" office:value="27.7132802751091" calcext:value-type="float">
            <text:p>27,7133</text:p>
          </table:table-cell>
          <table:table-cell table:formula="of:=48+24*RAND()" office:value-type="float" office:value="62.8056704783812" calcext:value-type="float">
            <text:p>62,8057</text:p>
          </table:table-cell>
          <table:table-cell table:formula="of:=(([.C1395]+[.D1395])/([.C1395]*[.D1395]))+[.B1395]" office:value-type="float" office:value="32.618080675695" calcext:value-type="float">
            <text:p>32,6181</text:p>
          </table:table-cell>
          <table:table-cell table:number-columns-repeated="9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27+6*RAND()" office:value-type="float" office:value="27.7647295442875" calcext:value-type="float">
            <text:p>27,7647</text:p>
          </table:table-cell>
          <table:table-cell table:formula="of:=NORMINV(RAND();30;5)" office:value-type="float" office:value="29.0323599953451" calcext:value-type="float">
            <text:p>29,0324</text:p>
          </table:table-cell>
          <table:table-cell table:formula="of:=48+24*RAND()" office:value-type="float" office:value="50.9733090447262" calcext:value-type="float">
            <text:p>50,9733</text:p>
          </table:table-cell>
          <table:table-cell table:formula="of:=(([.C1396]+[.D1396])/([.C1396]*[.D1396]))+[.B1396]" office:value-type="float" office:value="27.8187919781155" calcext:value-type="float">
            <text:p>27,8188</text:p>
          </table:table-cell>
          <table:table-cell table:number-columns-repeated="9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27+6*RAND()" office:value-type="float" office:value="29.8221100692172" calcext:value-type="float">
            <text:p>29,8221</text:p>
          </table:table-cell>
          <table:table-cell table:formula="of:=NORMINV(RAND();30;5)" office:value-type="float" office:value="35.6444248562035" calcext:value-type="float">
            <text:p>35,6444</text:p>
          </table:table-cell>
          <table:table-cell table:formula="of:=48+24*RAND()" office:value-type="float" office:value="61.1574698248878" calcext:value-type="float">
            <text:p>61,1575</text:p>
          </table:table-cell>
          <table:table-cell table:formula="of:=(([.C1397]+[.D1397])/([.C1397]*[.D1397]))+[.B1397]" office:value-type="float" office:value="29.8665161798431" calcext:value-type="float">
            <text:p>29,8665</text:p>
          </table:table-cell>
          <table:table-cell table:number-columns-repeated="9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27+6*RAND()" office:value-type="float" office:value="29.3781164393295" calcext:value-type="float">
            <text:p>29,3781</text:p>
          </table:table-cell>
          <table:table-cell table:formula="of:=NORMINV(RAND();30;5)" office:value-type="float" office:value="34.0749851660094" calcext:value-type="float">
            <text:p>34,0750</text:p>
          </table:table-cell>
          <table:table-cell table:formula="of:=48+24*RAND()" office:value-type="float" office:value="63.0691971117631" calcext:value-type="float">
            <text:p>63,0692</text:p>
          </table:table-cell>
          <table:table-cell table:formula="of:=(([.C1398]+[.D1398])/([.C1398]*[.D1398]))+[.B1398]" office:value-type="float" office:value="29.4233190813254" calcext:value-type="float">
            <text:p>29,4233</text:p>
          </table:table-cell>
          <table:table-cell table:number-columns-repeated="9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27+6*RAND()" office:value-type="float" office:value="29.6685558843892" calcext:value-type="float">
            <text:p>29,6686</text:p>
          </table:table-cell>
          <table:table-cell table:formula="of:=NORMINV(RAND();30;5)" office:value-type="float" office:value="26.2436697977175" calcext:value-type="float">
            <text:p>26,2437</text:p>
          </table:table-cell>
          <table:table-cell table:formula="of:=48+24*RAND()" office:value-type="float" office:value="49.031406682916" calcext:value-type="float">
            <text:p>49,0314</text:p>
          </table:table-cell>
          <table:table-cell table:formula="of:=(([.C1399]+[.D1399])/([.C1399]*[.D1399]))+[.B1399]" office:value-type="float" office:value="29.7270554023649" calcext:value-type="float">
            <text:p>29,7271</text:p>
          </table:table-cell>
          <table:table-cell table:number-columns-repeated="9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27+6*RAND()" office:value-type="float" office:value="29.7238812132273" calcext:value-type="float">
            <text:p>29,7239</text:p>
          </table:table-cell>
          <table:table-cell table:formula="of:=NORMINV(RAND();30;5)" office:value-type="float" office:value="39.7225638159476" calcext:value-type="float">
            <text:p>39,7226</text:p>
          </table:table-cell>
          <table:table-cell table:formula="of:=48+24*RAND()" office:value-type="float" office:value="53.1382730333135" calcext:value-type="float">
            <text:p>53,1383</text:p>
          </table:table-cell>
          <table:table-cell table:formula="of:=(([.C1400]+[.D1400])/([.C1400]*[.D1400]))+[.B1400]" office:value-type="float" office:value="29.767874649527" calcext:value-type="float">
            <text:p>29,7679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27+6*RAND()" office:value-type="float" office:value="28.4153829880524" calcext:value-type="float">
            <text:p>28,4154</text:p>
          </table:table-cell>
          <table:table-cell table:formula="of:=NORMINV(RAND();30;5)" office:value-type="float" office:value="33.9987903182601" calcext:value-type="float">
            <text:p>33,9988</text:p>
          </table:table-cell>
          <table:table-cell table:formula="of:=48+24*RAND()" office:value-type="float" office:value="51.8606489701197" calcext:value-type="float">
            <text:p>51,8606</text:p>
          </table:table-cell>
          <table:table-cell table:formula="of:=(([.C1401]+[.D1401])/([.C1401]*[.D1401]))+[.B1401]" office:value-type="float" office:value="28.4640782420844" calcext:value-type="float">
            <text:p>28,4641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27+6*RAND()" office:value-type="float" office:value="30.579146129312" calcext:value-type="float">
            <text:p>30,5791</text:p>
          </table:table-cell>
          <table:table-cell table:formula="of:=NORMINV(RAND();30;5)" office:value-type="float" office:value="31.0949749649937" calcext:value-type="float">
            <text:p>31,0950</text:p>
          </table:table-cell>
          <table:table-cell table:formula="of:=48+24*RAND()" office:value-type="float" office:value="60.872023078613" calcext:value-type="float">
            <text:p>60,8720</text:p>
          </table:table-cell>
          <table:table-cell table:formula="of:=(([.C1402]+[.D1402])/([.C1402]*[.D1402]))+[.B1402]" office:value-type="float" office:value="30.6277335744631" calcext:value-type="float">
            <text:p>30,6277</text:p>
          </table:table-cell>
          <table:table-cell table:number-columns-repeated="9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27+6*RAND()" office:value-type="float" office:value="30.8323228291702" calcext:value-type="float">
            <text:p>30,8323</text:p>
          </table:table-cell>
          <table:table-cell table:formula="of:=NORMINV(RAND();30;5)" office:value-type="float" office:value="27.9477980362074" calcext:value-type="float">
            <text:p>27,9478</text:p>
          </table:table-cell>
          <table:table-cell table:formula="of:=48+24*RAND()" office:value-type="float" office:value="54.2205564128235" calcext:value-type="float">
            <text:p>54,2206</text:p>
          </table:table-cell>
          <table:table-cell table:formula="of:=(([.C1403]+[.D1403])/([.C1403]*[.D1403]))+[.B1403]" office:value-type="float" office:value="30.8865470129509" calcext:value-type="float">
            <text:p>30,8865</text:p>
          </table:table-cell>
          <table:table-cell table:number-columns-repeated="9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27+6*RAND()" office:value-type="float" office:value="31.6782696826849" calcext:value-type="float">
            <text:p>31,6783</text:p>
          </table:table-cell>
          <table:table-cell table:formula="of:=NORMINV(RAND();30;5)" office:value-type="float" office:value="25.3187824479915" calcext:value-type="float">
            <text:p>25,3188</text:p>
          </table:table-cell>
          <table:table-cell table:formula="of:=48+24*RAND()" office:value-type="float" office:value="53.9020124422386" calcext:value-type="float">
            <text:p>53,9020</text:p>
          </table:table-cell>
          <table:table-cell table:formula="of:=(([.C1404]+[.D1404])/([.C1404]*[.D1404]))+[.B1404]" office:value-type="float" office:value="31.7363182357245" calcext:value-type="float">
            <text:p>31,7363</text:p>
          </table:table-cell>
          <table:table-cell table:number-columns-repeated="9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27+6*RAND()" office:value-type="float" office:value="28.1865528544877" calcext:value-type="float">
            <text:p>28,1866</text:p>
          </table:table-cell>
          <table:table-cell table:formula="of:=NORMINV(RAND();30;5)" office:value-type="float" office:value="27.7575459504936" calcext:value-type="float">
            <text:p>27,7575</text:p>
          </table:table-cell>
          <table:table-cell table:formula="of:=48+24*RAND()" office:value-type="float" office:value="62.5701338136569" calcext:value-type="float">
            <text:p>62,5701</text:p>
          </table:table-cell>
          <table:table-cell table:formula="of:=(([.C1405]+[.D1405])/([.C1405]*[.D1405]))+[.B1405]" office:value-type="float" office:value="28.2385611599156" calcext:value-type="float">
            <text:p>28,2386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27+6*RAND()" office:value-type="float" office:value="28.6170249113347" calcext:value-type="float">
            <text:p>28,6170</text:p>
          </table:table-cell>
          <table:table-cell table:formula="of:=NORMINV(RAND();30;5)" office:value-type="float" office:value="27.2725128929304" calcext:value-type="float">
            <text:p>27,2725</text:p>
          </table:table-cell>
          <table:table-cell table:formula="of:=48+24*RAND()" office:value-type="float" office:value="58.3179531237111" calcext:value-type="float">
            <text:p>58,3180</text:p>
          </table:table-cell>
          <table:table-cell table:formula="of:=(([.C1406]+[.D1406])/([.C1406]*[.D1406]))+[.B1406]" office:value-type="float" office:value="28.6708392444586" calcext:value-type="float">
            <text:p>28,6708</text:p>
          </table:table-cell>
          <table:table-cell table:number-columns-repeated="9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27+6*RAND()" office:value-type="float" office:value="32.3842061434407" calcext:value-type="float">
            <text:p>32,3842</text:p>
          </table:table-cell>
          <table:table-cell table:formula="of:=NORMINV(RAND();30;5)" office:value-type="float" office:value="24.703888569171" calcext:value-type="float">
            <text:p>24,7039</text:p>
          </table:table-cell>
          <table:table-cell table:formula="of:=48+24*RAND()" office:value-type="float" office:value="52.3082299260423" calcext:value-type="float">
            <text:p>52,3082</text:p>
          </table:table-cell>
          <table:table-cell table:formula="of:=(([.C1407]+[.D1407])/([.C1407]*[.D1407]))+[.B1407]" office:value-type="float" office:value="32.44380305121" calcext:value-type="float">
            <text:p>32,4438</text:p>
          </table:table-cell>
          <table:table-cell table:number-columns-repeated="9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27+6*RAND()" office:value-type="float" office:value="32.0708848417271" calcext:value-type="float">
            <text:p>32,0709</text:p>
          </table:table-cell>
          <table:table-cell table:formula="of:=NORMINV(RAND();30;5)" office:value-type="float" office:value="28.9135573875359" calcext:value-type="float">
            <text:p>28,9136</text:p>
          </table:table-cell>
          <table:table-cell table:formula="of:=48+24*RAND()" office:value-type="float" office:value="51.658957301639" calcext:value-type="float">
            <text:p>51,6590</text:p>
          </table:table-cell>
          <table:table-cell table:formula="of:=(([.C1408]+[.D1408])/([.C1408]*[.D1408]))+[.B1408]" office:value-type="float" office:value="32.1248284202972" calcext:value-type="float">
            <text:p>32,1248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27+6*RAND()" office:value-type="float" office:value="30.761751257116" calcext:value-type="float">
            <text:p>30,7618</text:p>
          </table:table-cell>
          <table:table-cell table:formula="of:=NORMINV(RAND();30;5)" office:value-type="float" office:value="22.2480795954858" calcext:value-type="float">
            <text:p>22,2481</text:p>
          </table:table-cell>
          <table:table-cell table:formula="of:=48+24*RAND()" office:value-type="float" office:value="69.6268063941971" calcext:value-type="float">
            <text:p>69,6268</text:p>
          </table:table-cell>
          <table:table-cell table:formula="of:=(([.C1409]+[.D1409])/([.C1409]*[.D1409]))+[.B1409]" office:value-type="float" office:value="30.8210612412584" calcext:value-type="float">
            <text:p>30,8211</text:p>
          </table:table-cell>
          <table:table-cell table:number-columns-repeated="9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27+6*RAND()" office:value-type="float" office:value="27.6567249528598" calcext:value-type="float">
            <text:p>27,6567</text:p>
          </table:table-cell>
          <table:table-cell table:formula="of:=NORMINV(RAND();30;5)" office:value-type="float" office:value="37.5572281117854" calcext:value-type="float">
            <text:p>37,5572</text:p>
          </table:table-cell>
          <table:table-cell table:formula="of:=48+24*RAND()" office:value-type="float" office:value="68.3969003716484" calcext:value-type="float">
            <text:p>68,3969</text:p>
          </table:table-cell>
          <table:table-cell table:formula="of:=(([.C1410]+[.D1410])/([.C1410]*[.D1410]))+[.B1410]" office:value-type="float" office:value="27.697971531579" calcext:value-type="float">
            <text:p>27,6980</text:p>
          </table:table-cell>
          <table:table-cell table:number-columns-repeated="9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27+6*RAND()" office:value-type="float" office:value="28.5007974912878" calcext:value-type="float">
            <text:p>28,5008</text:p>
          </table:table-cell>
          <table:table-cell table:formula="of:=NORMINV(RAND();30;5)" office:value-type="float" office:value="25.6156029580904" calcext:value-type="float">
            <text:p>25,6156</text:p>
          </table:table-cell>
          <table:table-cell table:formula="of:=48+24*RAND()" office:value-type="float" office:value="58.8800450032577" calcext:value-type="float">
            <text:p>58,8800</text:p>
          </table:table-cell>
          <table:table-cell table:formula="of:=(([.C1411]+[.D1411])/([.C1411]*[.D1411]))+[.B1411]" office:value-type="float" office:value="28.5568198802364" calcext:value-type="float">
            <text:p>28,5568</text:p>
          </table:table-cell>
          <table:table-cell table:number-columns-repeated="9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27+6*RAND()" office:value-type="float" office:value="29.9175710559357" calcext:value-type="float">
            <text:p>29,9176</text:p>
          </table:table-cell>
          <table:table-cell table:formula="of:=NORMINV(RAND();30;5)" office:value-type="float" office:value="34.3418772301576" calcext:value-type="float">
            <text:p>34,3419</text:p>
          </table:table-cell>
          <table:table-cell table:formula="of:=48+24*RAND()" office:value-type="float" office:value="48.0239887582138" calcext:value-type="float">
            <text:p>48,0240</text:p>
          </table:table-cell>
          <table:table-cell table:formula="of:=(([.C1412]+[.D1412])/([.C1412]*[.D1412]))+[.B1412]" office:value-type="float" office:value="29.96751294998" calcext:value-type="float">
            <text:p>29,9675</text:p>
          </table:table-cell>
          <table:table-cell table:number-columns-repeated="9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27+6*RAND()" office:value-type="float" office:value="28.9322240750771" calcext:value-type="float">
            <text:p>28,9322</text:p>
          </table:table-cell>
          <table:table-cell table:formula="of:=NORMINV(RAND();30;5)" office:value-type="float" office:value="30.9437565395537" calcext:value-type="float">
            <text:p>30,9438</text:p>
          </table:table-cell>
          <table:table-cell table:formula="of:=48+24*RAND()" office:value-type="float" office:value="59.1485411329195" calcext:value-type="float">
            <text:p>59,1485</text:p>
          </table:table-cell>
          <table:table-cell table:formula="of:=(([.C1413]+[.D1413])/([.C1413]*[.D1413]))+[.B1413]" office:value-type="float" office:value="28.9814473596776" calcext:value-type="float">
            <text:p>28,9814</text:p>
          </table:table-cell>
          <table:table-cell table:number-columns-repeated="9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27+6*RAND()" office:value-type="float" office:value="32.1077554912772" calcext:value-type="float">
            <text:p>32,1078</text:p>
          </table:table-cell>
          <table:table-cell table:formula="of:=NORMINV(RAND();30;5)" office:value-type="float" office:value="30.7781814580562" calcext:value-type="float">
            <text:p>30,7782</text:p>
          </table:table-cell>
          <table:table-cell table:formula="of:=48+24*RAND()" office:value-type="float" office:value="68.5035066241399" calcext:value-type="float">
            <text:p>68,5035</text:p>
          </table:table-cell>
          <table:table-cell table:formula="of:=(([.C1414]+[.D1414])/([.C1414]*[.D1414]))+[.B1414]" office:value-type="float" office:value="32.1548438327232" calcext:value-type="float">
            <text:p>32,1548</text:p>
          </table:table-cell>
          <table:table-cell table:number-columns-repeated="9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27+6*RAND()" office:value-type="float" office:value="27.3960033247713" calcext:value-type="float">
            <text:p>27,3960</text:p>
          </table:table-cell>
          <table:table-cell table:formula="of:=NORMINV(RAND();30;5)" office:value-type="float" office:value="29.412073189727" calcext:value-type="float">
            <text:p>29,4121</text:p>
          </table:table-cell>
          <table:table-cell table:formula="of:=48+24*RAND()" office:value-type="float" office:value="48.4602981721982" calcext:value-type="float">
            <text:p>48,4603</text:p>
          </table:table-cell>
          <table:table-cell table:formula="of:=(([.C1415]+[.D1415])/([.C1415]*[.D1415]))+[.B1415]" office:value-type="float" office:value="27.4506384169313" calcext:value-type="float">
            <text:p>27,4506</text:p>
          </table:table-cell>
          <table:table-cell table:number-columns-repeated="9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27+6*RAND()" office:value-type="float" office:value="27.3277865087148" calcext:value-type="float">
            <text:p>27,3278</text:p>
          </table:table-cell>
          <table:table-cell table:formula="of:=NORMINV(RAND();30;5)" office:value-type="float" office:value="24.8121598905062" calcext:value-type="float">
            <text:p>24,8122</text:p>
          </table:table-cell>
          <table:table-cell table:formula="of:=48+24*RAND()" office:value-type="float" office:value="69.1534882960841" calcext:value-type="float">
            <text:p>69,1535</text:p>
          </table:table-cell>
          <table:table-cell table:formula="of:=(([.C1416]+[.D1416])/([.C1416]*[.D1416]))+[.B1416]" office:value-type="float" office:value="27.3825499146658" calcext:value-type="float">
            <text:p>27,3825</text:p>
          </table:table-cell>
          <table:table-cell table:number-columns-repeated="9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27+6*RAND()" office:value-type="float" office:value="28.2209123207722" calcext:value-type="float">
            <text:p>28,2209</text:p>
          </table:table-cell>
          <table:table-cell table:formula="of:=NORMINV(RAND();30;5)" office:value-type="float" office:value="32.0191854705522" calcext:value-type="float">
            <text:p>32,0192</text:p>
          </table:table-cell>
          <table:table-cell table:formula="of:=48+24*RAND()" office:value-type="float" office:value="62.2753777066246" calcext:value-type="float">
            <text:p>62,2754</text:p>
          </table:table-cell>
          <table:table-cell table:formula="of:=(([.C1417]+[.D1417])/([.C1417]*[.D1417]))+[.B1417]" office:value-type="float" office:value="28.2682013069043" calcext:value-type="float">
            <text:p>28,2682</text:p>
          </table:table-cell>
          <table:table-cell table:number-columns-repeated="9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27+6*RAND()" office:value-type="float" office:value="30.199015968712" calcext:value-type="float">
            <text:p>30,1990</text:p>
          </table:table-cell>
          <table:table-cell table:formula="of:=NORMINV(RAND();30;5)" office:value-type="float" office:value="27.9699493607207" calcext:value-type="float">
            <text:p>27,9699</text:p>
          </table:table-cell>
          <table:table-cell table:formula="of:=48+24*RAND()" office:value-type="float" office:value="61.3420179085806" calcext:value-type="float">
            <text:p>61,3420</text:p>
          </table:table-cell>
          <table:table-cell table:formula="of:=(([.C1418]+[.D1418])/([.C1418]*[.D1418]))+[.B1418]" office:value-type="float" office:value="30.2510706650217" calcext:value-type="float">
            <text:p>30,2511</text:p>
          </table:table-cell>
          <table:table-cell table:number-columns-repeated="9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27+6*RAND()" office:value-type="float" office:value="31.0192217712756" calcext:value-type="float">
            <text:p>31,0192</text:p>
          </table:table-cell>
          <table:table-cell table:formula="of:=NORMINV(RAND();30;5)" office:value-type="float" office:value="27.0936620404106" calcext:value-type="float">
            <text:p>27,0937</text:p>
          </table:table-cell>
          <table:table-cell table:formula="of:=48+24*RAND()" office:value-type="float" office:value="71.0440709134564" calcext:value-type="float">
            <text:p>71,0441</text:p>
          </table:table-cell>
          <table:table-cell table:formula="of:=(([.C1419]+[.D1419])/([.C1419]*[.D1419]))+[.B1419]" office:value-type="float" office:value="31.0702065422711" calcext:value-type="float">
            <text:p>31,0702</text:p>
          </table:table-cell>
          <table:table-cell table:number-columns-repeated="9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27+6*RAND()" office:value-type="float" office:value="29.5182207876351" calcext:value-type="float">
            <text:p>29,5182</text:p>
          </table:table-cell>
          <table:table-cell table:formula="of:=NORMINV(RAND();30;5)" office:value-type="float" office:value="32.736292131481" calcext:value-type="float">
            <text:p>32,7363</text:p>
          </table:table-cell>
          <table:table-cell table:formula="of:=48+24*RAND()" office:value-type="float" office:value="62.5272839097306" calcext:value-type="float">
            <text:p>62,5273</text:p>
          </table:table-cell>
          <table:table-cell table:formula="of:=(([.C1420]+[.D1420])/([.C1420]*[.D1420]))+[.B1420]" office:value-type="float" office:value="29.5647609429833" calcext:value-type="float">
            <text:p>29,5648</text:p>
          </table:table-cell>
          <table:table-cell table:number-columns-repeated="9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27+6*RAND()" office:value-type="float" office:value="30.2111468946096" calcext:value-type="float">
            <text:p>30,2111</text:p>
          </table:table-cell>
          <table:table-cell table:formula="of:=NORMINV(RAND();30;5)" office:value-type="float" office:value="35.5071829581367" calcext:value-type="float">
            <text:p>35,5072</text:p>
          </table:table-cell>
          <table:table-cell table:formula="of:=48+24*RAND()" office:value-type="float" office:value="64.5186727149412" calcext:value-type="float">
            <text:p>64,5187</text:p>
          </table:table-cell>
          <table:table-cell table:formula="of:=(([.C1421]+[.D1421])/([.C1421]*[.D1421]))+[.B1421]" office:value-type="float" office:value="30.2548095991219" calcext:value-type="float">
            <text:p>30,2548</text:p>
          </table:table-cell>
          <table:table-cell table:number-columns-repeated="9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27+6*RAND()" office:value-type="float" office:value="29.0727778065484" calcext:value-type="float">
            <text:p>29,0728</text:p>
          </table:table-cell>
          <table:table-cell table:formula="of:=NORMINV(RAND();30;5)" office:value-type="float" office:value="31.9048672616989" calcext:value-type="float">
            <text:p>31,9049</text:p>
          </table:table-cell>
          <table:table-cell table:formula="of:=48+24*RAND()" office:value-type="float" office:value="69.9408912817016" calcext:value-type="float">
            <text:p>69,9409</text:p>
          </table:table-cell>
          <table:table-cell table:formula="of:=(([.C1422]+[.D1422])/([.C1422]*[.D1422]))+[.B1422]" office:value-type="float" office:value="29.1184187741122" calcext:value-type="float">
            <text:p>29,1184</text:p>
          </table:table-cell>
          <table:table-cell table:number-columns-repeated="9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27+6*RAND()" office:value-type="float" office:value="31.5848572568502" calcext:value-type="float">
            <text:p>31,5849</text:p>
          </table:table-cell>
          <table:table-cell table:formula="of:=NORMINV(RAND();30;5)" office:value-type="float" office:value="23.8524721840333" calcext:value-type="float">
            <text:p>23,8525</text:p>
          </table:table-cell>
          <table:table-cell table:formula="of:=48+24*RAND()" office:value-type="float" office:value="63.4331139111891" calcext:value-type="float">
            <text:p>63,4331</text:p>
          </table:table-cell>
          <table:table-cell table:formula="of:=(([.C1423]+[.D1423])/([.C1423]*[.D1423]))+[.B1423]" office:value-type="float" office:value="31.6425462691015" calcext:value-type="float">
            <text:p>31,6425</text:p>
          </table:table-cell>
          <table:table-cell table:number-columns-repeated="9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27+6*RAND()" office:value-type="float" office:value="32.9136910659727" calcext:value-type="float">
            <text:p>32,9137</text:p>
          </table:table-cell>
          <table:table-cell table:formula="of:=NORMINV(RAND();30;5)" office:value-type="float" office:value="29.6295932323504" calcext:value-type="float">
            <text:p>29,6296</text:p>
          </table:table-cell>
          <table:table-cell table:formula="of:=48+24*RAND()" office:value-type="float" office:value="48.1879720604047" calcext:value-type="float">
            <text:p>48,1880</text:p>
          </table:table-cell>
          <table:table-cell table:formula="of:=(([.C1424]+[.D1424])/([.C1424]*[.D1424]))+[.B1424]" office:value-type="float" office:value="32.968193173917" calcext:value-type="float">
            <text:p>32,9682</text:p>
          </table:table-cell>
          <table:table-cell table:number-columns-repeated="9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27+6*RAND()" office:value-type="float" office:value="32.5768785823602" calcext:value-type="float">
            <text:p>32,5769</text:p>
          </table:table-cell>
          <table:table-cell table:formula="of:=NORMINV(RAND();30;5)" office:value-type="float" office:value="23.2114992886602" calcext:value-type="float">
            <text:p>23,2115</text:p>
          </table:table-cell>
          <table:table-cell table:formula="of:=48+24*RAND()" office:value-type="float" office:value="70.7798811374232" calcext:value-type="float">
            <text:p>70,7799</text:p>
          </table:table-cell>
          <table:table-cell table:formula="of:=(([.C1425]+[.D1425])/([.C1425]*[.D1425]))+[.B1425]" office:value-type="float" office:value="32.6340889851608" calcext:value-type="float">
            <text:p>32,6341</text:p>
          </table:table-cell>
          <table:table-cell table:number-columns-repeated="9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27+6*RAND()" office:value-type="float" office:value="28.2307412785012" calcext:value-type="float">
            <text:p>28,2307</text:p>
          </table:table-cell>
          <table:table-cell table:formula="of:=NORMINV(RAND();30;5)" office:value-type="float" office:value="27.1454638434136" calcext:value-type="float">
            <text:p>27,1455</text:p>
          </table:table-cell>
          <table:table-cell table:formula="of:=48+24*RAND()" office:value-type="float" office:value="70.4200654746965" calcext:value-type="float">
            <text:p>70,4201</text:p>
          </table:table-cell>
          <table:table-cell table:formula="of:=(([.C1426]+[.D1426])/([.C1426]*[.D1426]))+[.B1426]" office:value-type="float" office:value="28.2817803439385" calcext:value-type="float">
            <text:p>28,2818</text:p>
          </table:table-cell>
          <table:table-cell table:number-columns-repeated="9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27+6*RAND()" office:value-type="float" office:value="30.1362425994594" calcext:value-type="float">
            <text:p>30,1362</text:p>
          </table:table-cell>
          <table:table-cell table:formula="of:=NORMINV(RAND();30;5)" office:value-type="float" office:value="18.0604361821061" calcext:value-type="float">
            <text:p>18,0604</text:p>
          </table:table-cell>
          <table:table-cell table:formula="of:=48+24*RAND()" office:value-type="float" office:value="54.734615248628" calcext:value-type="float">
            <text:p>54,7346</text:p>
          </table:table-cell>
          <table:table-cell table:formula="of:=(([.C1427]+[.D1427])/([.C1427]*[.D1427]))+[.B1427]" office:value-type="float" office:value="30.2098822218302" calcext:value-type="float">
            <text:p>30,2099</text:p>
          </table:table-cell>
          <table:table-cell table:number-columns-repeated="9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27+6*RAND()" office:value-type="float" office:value="28.875540728448" calcext:value-type="float">
            <text:p>28,8755</text:p>
          </table:table-cell>
          <table:table-cell table:formula="of:=NORMINV(RAND();30;5)" office:value-type="float" office:value="31.5630308253317" calcext:value-type="float">
            <text:p>31,5630</text:p>
          </table:table-cell>
          <table:table-cell table:formula="of:=48+24*RAND()" office:value-type="float" office:value="58.5321141919121" calcext:value-type="float">
            <text:p>58,5321</text:p>
          </table:table-cell>
          <table:table-cell table:formula="of:=(([.C1428]+[.D1428])/([.C1428]*[.D1428]))+[.B1428]" office:value-type="float" office:value="28.9243080022207" calcext:value-type="float">
            <text:p>28,9243</text:p>
          </table:table-cell>
          <table:table-cell table:number-columns-repeated="9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27+6*RAND()" office:value-type="float" office:value="30.6690613010433" calcext:value-type="float">
            <text:p>30,6691</text:p>
          </table:table-cell>
          <table:table-cell table:formula="of:=NORMINV(RAND();30;5)" office:value-type="float" office:value="34.0850393541913" calcext:value-type="float">
            <text:p>34,0850</text:p>
          </table:table-cell>
          <table:table-cell table:formula="of:=48+24*RAND()" office:value-type="float" office:value="64.3563031638041" calcext:value-type="float">
            <text:p>64,3563</text:p>
          </table:table-cell>
          <table:table-cell table:formula="of:=(([.C1429]+[.D1429])/([.C1429]*[.D1429]))+[.B1429]" office:value-type="float" office:value="30.7139381793536" calcext:value-type="float">
            <text:p>30,7139</text:p>
          </table:table-cell>
          <table:table-cell table:number-columns-repeated="9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27+6*RAND()" office:value-type="float" office:value="32.2522420200985" calcext:value-type="float">
            <text:p>32,2522</text:p>
          </table:table-cell>
          <table:table-cell table:formula="of:=NORMINV(RAND();30;5)" office:value-type="float" office:value="27.8178129239777" calcext:value-type="float">
            <text:p>27,8178</text:p>
          </table:table-cell>
          <table:table-cell table:formula="of:=48+24*RAND()" office:value-type="float" office:value="53.9612765489146" calcext:value-type="float">
            <text:p>53,9613</text:p>
          </table:table-cell>
          <table:table-cell table:formula="of:=(([.C1430]+[.D1430])/([.C1430]*[.D1430]))+[.B1430]" office:value-type="float" office:value="32.3067220169176" calcext:value-type="float">
            <text:p>32,3067</text:p>
          </table:table-cell>
          <table:table-cell table:number-columns-repeated="9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27+6*RAND()" office:value-type="float" office:value="32.7264113312122" calcext:value-type="float">
            <text:p>32,7264</text:p>
          </table:table-cell>
          <table:table-cell table:formula="of:=NORMINV(RAND();30;5)" office:value-type="float" office:value="32.8206695840328" calcext:value-type="float">
            <text:p>32,8207</text:p>
          </table:table-cell>
          <table:table-cell table:formula="of:=48+24*RAND()" office:value-type="float" office:value="68.0918128201738" calcext:value-type="float">
            <text:p>68,0918</text:p>
          </table:table-cell>
          <table:table-cell table:formula="of:=(([.C1431]+[.D1431])/([.C1431]*[.D1431]))+[.B1431]" office:value-type="float" office:value="32.7715659890943" calcext:value-type="float">
            <text:p>32,7716</text:p>
          </table:table-cell>
          <table:table-cell table:number-columns-repeated="9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27+6*RAND()" office:value-type="float" office:value="28.2245703272056" calcext:value-type="float">
            <text:p>28,2246</text:p>
          </table:table-cell>
          <table:table-cell table:formula="of:=NORMINV(RAND();30;5)" office:value-type="float" office:value="32.1040327315657" calcext:value-type="float">
            <text:p>32,1040</text:p>
          </table:table-cell>
          <table:table-cell table:formula="of:=48+24*RAND()" office:value-type="float" office:value="51.146626775153" calcext:value-type="float">
            <text:p>51,1466</text:p>
          </table:table-cell>
          <table:table-cell table:formula="of:=(([.C1432]+[.D1432])/([.C1432]*[.D1432]))+[.B1432]" office:value-type="float" office:value="28.2752706934729" calcext:value-type="float">
            <text:p>28,2753</text:p>
          </table:table-cell>
          <table:table-cell table:number-columns-repeated="9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27+6*RAND()" office:value-type="float" office:value="30.6589479509275" calcext:value-type="float">
            <text:p>30,6589</text:p>
          </table:table-cell>
          <table:table-cell table:formula="of:=NORMINV(RAND();30;5)" office:value-type="float" office:value="35.5516024393165" calcext:value-type="float">
            <text:p>35,5516</text:p>
          </table:table-cell>
          <table:table-cell table:formula="of:=48+24*RAND()" office:value-type="float" office:value="58.886182053946" calcext:value-type="float">
            <text:p>58,8862</text:p>
          </table:table-cell>
          <table:table-cell table:formula="of:=(([.C1433]+[.D1433])/([.C1433]*[.D1433]))+[.B1433]" office:value-type="float" office:value="30.7040579909031" calcext:value-type="float">
            <text:p>30,7041</text:p>
          </table:table-cell>
          <table:table-cell table:number-columns-repeated="9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27+6*RAND()" office:value-type="float" office:value="32.727205656236" calcext:value-type="float">
            <text:p>32,7272</text:p>
          </table:table-cell>
          <table:table-cell table:formula="of:=NORMINV(RAND();30;5)" office:value-type="float" office:value="28.9805378463645" calcext:value-type="float">
            <text:p>28,9805</text:p>
          </table:table-cell>
          <table:table-cell table:formula="of:=48+24*RAND()" office:value-type="float" office:value="63.6713742977008" calcext:value-type="float">
            <text:p>63,6714</text:p>
          </table:table-cell>
          <table:table-cell table:formula="of:=(([.C1434]+[.D1434])/([.C1434]*[.D1434]))+[.B1434]" office:value-type="float" office:value="32.7774172170569" calcext:value-type="float">
            <text:p>32,7774</text:p>
          </table:table-cell>
          <table:table-cell table:number-columns-repeated="9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27+6*RAND()" office:value-type="float" office:value="29.7497838393319" calcext:value-type="float">
            <text:p>29,7498</text:p>
          </table:table-cell>
          <table:table-cell table:formula="of:=NORMINV(RAND();30;5)" office:value-type="float" office:value="42.3028261129309" calcext:value-type="float">
            <text:p>42,3028</text:p>
          </table:table-cell>
          <table:table-cell table:formula="of:=48+24*RAND()" office:value-type="float" office:value="67.8972373092547" calcext:value-type="float">
            <text:p>67,8972</text:p>
          </table:table-cell>
          <table:table-cell table:formula="of:=(([.C1435]+[.D1435])/([.C1435]*[.D1435]))+[.B1435]" office:value-type="float" office:value="29.7881510616694" calcext:value-type="float">
            <text:p>29,7882</text:p>
          </table:table-cell>
          <table:table-cell table:number-columns-repeated="9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27+6*RAND()" office:value-type="float" office:value="31.503220843384" calcext:value-type="float">
            <text:p>31,5032</text:p>
          </table:table-cell>
          <table:table-cell table:formula="of:=NORMINV(RAND();30;5)" office:value-type="float" office:value="28.3844054434568" calcext:value-type="float">
            <text:p>28,3844</text:p>
          </table:table-cell>
          <table:table-cell table:formula="of:=48+24*RAND()" office:value-type="float" office:value="55.6274101166055" calcext:value-type="float">
            <text:p>55,6274</text:p>
          </table:table-cell>
          <table:table-cell table:formula="of:=(([.C1436]+[.D1436])/([.C1436]*[.D1436]))+[.B1436]" office:value-type="float" office:value="31.5564282054582" calcext:value-type="float">
            <text:p>31,5564</text:p>
          </table:table-cell>
          <table:table-cell table:number-columns-repeated="9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27+6*RAND()" office:value-type="float" office:value="28.9291118772235" calcext:value-type="float">
            <text:p>28,9291</text:p>
          </table:table-cell>
          <table:table-cell table:formula="of:=NORMINV(RAND();30;5)" office:value-type="float" office:value="38.2384113064457" calcext:value-type="float">
            <text:p>38,2384</text:p>
          </table:table-cell>
          <table:table-cell table:formula="of:=48+24*RAND()" office:value-type="float" office:value="60.486719400622" calcext:value-type="float">
            <text:p>60,4867</text:p>
          </table:table-cell>
          <table:table-cell table:formula="of:=(([.C1437]+[.D1437])/([.C1437]*[.D1437]))+[.B1437]" office:value-type="float" office:value="28.9717961460679" calcext:value-type="float">
            <text:p>28,9718</text:p>
          </table:table-cell>
          <table:table-cell table:number-columns-repeated="9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27+6*RAND()" office:value-type="float" office:value="27.8608943552244" calcext:value-type="float">
            <text:p>27,8609</text:p>
          </table:table-cell>
          <table:table-cell table:formula="of:=NORMINV(RAND();30;5)" office:value-type="float" office:value="30.022886143749" calcext:value-type="float">
            <text:p>30,0229</text:p>
          </table:table-cell>
          <table:table-cell table:formula="of:=48+24*RAND()" office:value-type="float" office:value="53.4560566702858" calcext:value-type="float">
            <text:p>53,4561</text:p>
          </table:table-cell>
          <table:table-cell table:formula="of:=(([.C1438]+[.D1438])/([.C1438]*[.D1438]))+[.B1438]" office:value-type="float" office:value="27.9129092330216" calcext:value-type="float">
            <text:p>27,9129</text:p>
          </table:table-cell>
          <table:table-cell table:number-columns-repeated="9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27+6*RAND()" office:value-type="float" office:value="30.6284469554666" calcext:value-type="float">
            <text:p>30,6284</text:p>
          </table:table-cell>
          <table:table-cell table:formula="of:=NORMINV(RAND();30;5)" office:value-type="float" office:value="28.8245501458515" calcext:value-type="float">
            <text:p>28,8246</text:p>
          </table:table-cell>
          <table:table-cell table:formula="of:=48+24*RAND()" office:value-type="float" office:value="56.9016059087589" calcext:value-type="float">
            <text:p>56,9016</text:p>
          </table:table-cell>
          <table:table-cell table:formula="of:=(([.C1439]+[.D1439])/([.C1439]*[.D1439]))+[.B1439]" office:value-type="float" office:value="30.6807138008793" calcext:value-type="float">
            <text:p>30,6807</text:p>
          </table:table-cell>
          <table:table-cell table:number-columns-repeated="9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27+6*RAND()" office:value-type="float" office:value="27.4268040431198" calcext:value-type="float">
            <text:p>27,4268</text:p>
          </table:table-cell>
          <table:table-cell table:formula="of:=NORMINV(RAND();30;5)" office:value-type="float" office:value="35.9590380317502" calcext:value-type="float">
            <text:p>35,9590</text:p>
          </table:table-cell>
          <table:table-cell table:formula="of:=48+24*RAND()" office:value-type="float" office:value="60.7284669829533" calcext:value-type="float">
            <text:p>60,7285</text:p>
          </table:table-cell>
          <table:table-cell table:formula="of:=(([.C1440]+[.D1440])/([.C1440]*[.D1440]))+[.B1440]" office:value-type="float" office:value="27.4710802053935" calcext:value-type="float">
            <text:p>27,4711</text:p>
          </table:table-cell>
          <table:table-cell table:number-columns-repeated="9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27+6*RAND()" office:value-type="float" office:value="28.3018021874595" calcext:value-type="float">
            <text:p>28,3018</text:p>
          </table:table-cell>
          <table:table-cell table:formula="of:=NORMINV(RAND();30;5)" office:value-type="float" office:value="25.7857268286925" calcext:value-type="float">
            <text:p>25,7857</text:p>
          </table:table-cell>
          <table:table-cell table:formula="of:=48+24*RAND()" office:value-type="float" office:value="57.212057040073" calcext:value-type="float">
            <text:p>57,2121</text:p>
          </table:table-cell>
          <table:table-cell table:formula="of:=(([.C1441]+[.D1441])/([.C1441]*[.D1441]))+[.B1441]" office:value-type="float" office:value="28.3580621651946" calcext:value-type="float">
            <text:p>28,3581</text:p>
          </table:table-cell>
          <table:table-cell table:number-columns-repeated="9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27+6*RAND()" office:value-type="float" office:value="27.4886844966095" calcext:value-type="float">
            <text:p>27,4887</text:p>
          </table:table-cell>
          <table:table-cell table:formula="of:=NORMINV(RAND();30;5)" office:value-type="float" office:value="20.9011518610909" calcext:value-type="float">
            <text:p>20,9012</text:p>
          </table:table-cell>
          <table:table-cell table:formula="of:=48+24*RAND()" office:value-type="float" office:value="66.0662106061354" calcext:value-type="float">
            <text:p>66,0662</text:p>
          </table:table-cell>
          <table:table-cell table:formula="of:=(([.C1442]+[.D1442])/([.C1442]*[.D1442]))+[.B1442]" office:value-type="float" office:value="27.5516650802437" calcext:value-type="float">
            <text:p>27,5517</text:p>
          </table:table-cell>
          <table:table-cell table:number-columns-repeated="9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27+6*RAND()" office:value-type="float" office:value="31.2721363634337" calcext:value-type="float">
            <text:p>31,2721</text:p>
          </table:table-cell>
          <table:table-cell table:formula="of:=NORMINV(RAND();30;5)" office:value-type="float" office:value="34.4677100138718" calcext:value-type="float">
            <text:p>34,4677</text:p>
          </table:table-cell>
          <table:table-cell table:formula="of:=48+24*RAND()" office:value-type="float" office:value="55.9337236443535" calcext:value-type="float">
            <text:p>55,9337</text:p>
          </table:table-cell>
          <table:table-cell table:formula="of:=(([.C1443]+[.D1443])/([.C1443]*[.D1443]))+[.B1443]" office:value-type="float" office:value="31.3190273267786" calcext:value-type="float">
            <text:p>31,3190</text:p>
          </table:table-cell>
          <table:table-cell table:number-columns-repeated="9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27+6*RAND()" office:value-type="float" office:value="28.4023503272329" calcext:value-type="float">
            <text:p>28,4024</text:p>
          </table:table-cell>
          <table:table-cell table:formula="of:=NORMINV(RAND();30;5)" office:value-type="float" office:value="30.0823212372557" calcext:value-type="float">
            <text:p>30,0823</text:p>
          </table:table-cell>
          <table:table-cell table:formula="of:=48+24*RAND()" office:value-type="float" office:value="59.5521717192605" calcext:value-type="float">
            <text:p>59,5522</text:p>
          </table:table-cell>
          <table:table-cell table:formula="of:=(([.C1444]+[.D1444])/([.C1444]*[.D1444]))+[.B1444]" office:value-type="float" office:value="28.4523844416964" calcext:value-type="float">
            <text:p>28,4524</text:p>
          </table:table-cell>
          <table:table-cell table:number-columns-repeated="9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27+6*RAND()" office:value-type="float" office:value="30.8157499653753" calcext:value-type="float">
            <text:p>30,8157</text:p>
          </table:table-cell>
          <table:table-cell table:formula="of:=NORMINV(RAND();30;5)" office:value-type="float" office:value="27.1890786315473" calcext:value-type="float">
            <text:p>27,1891</text:p>
          </table:table-cell>
          <table:table-cell table:formula="of:=48+24*RAND()" office:value-type="float" office:value="64.4779224945232" calcext:value-type="float">
            <text:p>64,4779</text:p>
          </table:table-cell>
          <table:table-cell table:formula="of:=(([.C1445]+[.D1445])/([.C1445]*[.D1445]))+[.B1445]" office:value-type="float" office:value="30.8680386235448" calcext:value-type="float">
            <text:p>30,8680</text:p>
          </table:table-cell>
          <table:table-cell table:number-columns-repeated="9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27+6*RAND()" office:value-type="float" office:value="28.9029922492336" calcext:value-type="float">
            <text:p>28,9030</text:p>
          </table:table-cell>
          <table:table-cell table:formula="of:=NORMINV(RAND();30;5)" office:value-type="float" office:value="34.8775862241401" calcext:value-type="float">
            <text:p>34,8776</text:p>
          </table:table-cell>
          <table:table-cell table:formula="of:=48+24*RAND()" office:value-type="float" office:value="68.972029206343" calcext:value-type="float">
            <text:p>68,9720</text:p>
          </table:table-cell>
          <table:table-cell table:formula="of:=(([.C1446]+[.D1446])/([.C1446]*[.D1446]))+[.B1446]" office:value-type="float" office:value="28.9461625891408" calcext:value-type="float">
            <text:p>28,9462</text:p>
          </table:table-cell>
          <table:table-cell table:number-columns-repeated="9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27+6*RAND()" office:value-type="float" office:value="31.6109095292632" calcext:value-type="float">
            <text:p>31,6109</text:p>
          </table:table-cell>
          <table:table-cell table:formula="of:=NORMINV(RAND();30;5)" office:value-type="float" office:value="29.613238652948" calcext:value-type="float">
            <text:p>29,6132</text:p>
          </table:table-cell>
          <table:table-cell table:formula="of:=48+24*RAND()" office:value-type="float" office:value="49.2362928679213" calcext:value-type="float">
            <text:p>49,2363</text:p>
          </table:table-cell>
          <table:table-cell table:formula="of:=(([.C1447]+[.D1447])/([.C1447]*[.D1447]))+[.B1447]" office:value-type="float" office:value="31.66498843116" calcext:value-type="float">
            <text:p>31,6650</text:p>
          </table:table-cell>
          <table:table-cell table:number-columns-repeated="9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27+6*RAND()" office:value-type="float" office:value="27.056305459002" calcext:value-type="float">
            <text:p>27,0563</text:p>
          </table:table-cell>
          <table:table-cell table:formula="of:=NORMINV(RAND();30;5)" office:value-type="float" office:value="29.917720398132" calcext:value-type="float">
            <text:p>29,9177</text:p>
          </table:table-cell>
          <table:table-cell table:formula="of:=48+24*RAND()" office:value-type="float" office:value="60.6175470678136" calcext:value-type="float">
            <text:p>60,6175</text:p>
          </table:table-cell>
          <table:table-cell table:formula="of:=(([.C1448]+[.D1448])/([.C1448]*[.D1448]))+[.B1448]" office:value-type="float" office:value="27.1062273389464" calcext:value-type="float">
            <text:p>27,1062</text:p>
          </table:table-cell>
          <table:table-cell table:number-columns-repeated="9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27+6*RAND()" office:value-type="float" office:value="31.2649683470372" calcext:value-type="float">
            <text:p>31,2650</text:p>
          </table:table-cell>
          <table:table-cell table:formula="of:=NORMINV(RAND();30;5)" office:value-type="float" office:value="33.6776537454762" calcext:value-type="float">
            <text:p>33,6777</text:p>
          </table:table-cell>
          <table:table-cell table:formula="of:=48+24*RAND()" office:value-type="float" office:value="60.5833693379536" calcext:value-type="float">
            <text:p>60,5834</text:p>
          </table:table-cell>
          <table:table-cell table:formula="of:=(([.C1449]+[.D1449])/([.C1449]*[.D1449]))+[.B1449]" office:value-type="float" office:value="31.3111678069773" calcext:value-type="float">
            <text:p>31,3112</text:p>
          </table:table-cell>
          <table:table-cell table:number-columns-repeated="9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27+6*RAND()" office:value-type="float" office:value="28.9079663401935" calcext:value-type="float">
            <text:p>28,9080</text:p>
          </table:table-cell>
          <table:table-cell table:formula="of:=NORMINV(RAND();30;5)" office:value-type="float" office:value="25.8758200871707" calcext:value-type="float">
            <text:p>25,8758</text:p>
          </table:table-cell>
          <table:table-cell table:formula="of:=48+24*RAND()" office:value-type="float" office:value="50.6345641119406" calcext:value-type="float">
            <text:p>50,6346</text:p>
          </table:table-cell>
          <table:table-cell table:formula="of:=(([.C1450]+[.D1450])/([.C1450]*[.D1450]))+[.B1450]" office:value-type="float" office:value="28.9663618136884" calcext:value-type="float">
            <text:p>28,9664</text:p>
          </table:table-cell>
          <table:table-cell table:number-columns-repeated="9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27+6*RAND()" office:value-type="float" office:value="30.2972381121945" calcext:value-type="float">
            <text:p>30,2972</text:p>
          </table:table-cell>
          <table:table-cell table:formula="of:=NORMINV(RAND();30;5)" office:value-type="float" office:value="25.9406626010446" calcext:value-type="float">
            <text:p>25,9407</text:p>
          </table:table-cell>
          <table:table-cell table:formula="of:=48+24*RAND()" office:value-type="float" office:value="65.6071253707632" calcext:value-type="float">
            <text:p>65,6071</text:p>
          </table:table-cell>
          <table:table-cell table:formula="of:=(([.C1451]+[.D1451])/([.C1451]*[.D1451]))+[.B1451]" office:value-type="float" office:value="30.3510298755072" calcext:value-type="float">
            <text:p>30,3510</text:p>
          </table:table-cell>
          <table:table-cell table:number-columns-repeated="9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27+6*RAND()" office:value-type="float" office:value="31.3053479699884" calcext:value-type="float">
            <text:p>31,3053</text:p>
          </table:table-cell>
          <table:table-cell table:formula="of:=NORMINV(RAND();30;5)" office:value-type="float" office:value="36.7284334055444" calcext:value-type="float">
            <text:p>36,7284</text:p>
          </table:table-cell>
          <table:table-cell table:formula="of:=48+24*RAND()" office:value-type="float" office:value="55.4352929564193" calcext:value-type="float">
            <text:p>55,4353</text:p>
          </table:table-cell>
          <table:table-cell table:formula="of:=(([.C1452]+[.D1452])/([.C1452]*[.D1452]))+[.B1452]" office:value-type="float" office:value="31.3506138819342" calcext:value-type="float">
            <text:p>31,3506</text:p>
          </table:table-cell>
          <table:table-cell table:number-columns-repeated="9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27+6*RAND()" office:value-type="float" office:value="29.8031698486302" calcext:value-type="float">
            <text:p>29,8032</text:p>
          </table:table-cell>
          <table:table-cell table:formula="of:=NORMINV(RAND();30;5)" office:value-type="float" office:value="29.6689416464559" calcext:value-type="float">
            <text:p>29,6689</text:p>
          </table:table-cell>
          <table:table-cell table:formula="of:=48+24*RAND()" office:value-type="float" office:value="68.5256612626836" calcext:value-type="float">
            <text:p>68,5257</text:p>
          </table:table-cell>
          <table:table-cell table:formula="of:=(([.C1453]+[.D1453])/([.C1453]*[.D1453]))+[.B1453]" office:value-type="float" office:value="29.851468202452" calcext:value-type="float">
            <text:p>29,8515</text:p>
          </table:table-cell>
          <table:table-cell table:number-columns-repeated="9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27+6*RAND()" office:value-type="float" office:value="30.3418797820341" calcext:value-type="float">
            <text:p>30,3419</text:p>
          </table:table-cell>
          <table:table-cell table:formula="of:=NORMINV(RAND();30;5)" office:value-type="float" office:value="29.0918061929314" calcext:value-type="float">
            <text:p>29,0918</text:p>
          </table:table-cell>
          <table:table-cell table:formula="of:=48+24*RAND()" office:value-type="float" office:value="67.1508865384385" calcext:value-type="float">
            <text:p>67,1509</text:p>
          </table:table-cell>
          <table:table-cell table:formula="of:=(([.C1454]+[.D1454])/([.C1454]*[.D1454]))+[.B1454]" office:value-type="float" office:value="30.3911455581697" calcext:value-type="float">
            <text:p>30,3911</text:p>
          </table:table-cell>
          <table:table-cell table:number-columns-repeated="9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27+6*RAND()" office:value-type="float" office:value="29.9151259136852" calcext:value-type="float">
            <text:p>29,9151</text:p>
          </table:table-cell>
          <table:table-cell table:formula="of:=NORMINV(RAND();30;5)" office:value-type="float" office:value="35.3040213567787" calcext:value-type="float">
            <text:p>35,3040</text:p>
          </table:table-cell>
          <table:table-cell table:formula="of:=48+24*RAND()" office:value-type="float" office:value="59.0848245257512" calcext:value-type="float">
            <text:p>59,0848</text:p>
          </table:table-cell>
          <table:table-cell table:formula="of:=(([.C1455]+[.D1455])/([.C1455]*[.D1455]))+[.B1455]" office:value-type="float" office:value="29.9603761184351" calcext:value-type="float">
            <text:p>29,9604</text:p>
          </table:table-cell>
          <table:table-cell table:number-columns-repeated="9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27+6*RAND()" office:value-type="float" office:value="27.428992544068" calcext:value-type="float">
            <text:p>27,4290</text:p>
          </table:table-cell>
          <table:table-cell table:formula="of:=NORMINV(RAND();30;5)" office:value-type="float" office:value="25.9087688808137" calcext:value-type="float">
            <text:p>25,9088</text:p>
          </table:table-cell>
          <table:table-cell table:formula="of:=48+24*RAND()" office:value-type="float" office:value="67.4985505538061" calcext:value-type="float">
            <text:p>67,4986</text:p>
          </table:table-cell>
          <table:table-cell table:formula="of:=(([.C1456]+[.D1456])/([.C1456]*[.D1456]))+[.B1456]" office:value-type="float" office:value="27.4824046479683" calcext:value-type="float">
            <text:p>27,4824</text:p>
          </table:table-cell>
          <table:table-cell table:number-columns-repeated="9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27+6*RAND()" office:value-type="float" office:value="27.8526856375393" calcext:value-type="float">
            <text:p>27,8527</text:p>
          </table:table-cell>
          <table:table-cell table:formula="of:=NORMINV(RAND();30;5)" office:value-type="float" office:value="26.8691566495" calcext:value-type="float">
            <text:p>26,8692</text:p>
          </table:table-cell>
          <table:table-cell table:formula="of:=48+24*RAND()" office:value-type="float" office:value="56.4050913406536" calcext:value-type="float">
            <text:p>56,4051</text:p>
          </table:table-cell>
          <table:table-cell table:formula="of:=(([.C1457]+[.D1457])/([.C1457]*[.D1457]))+[.B1457]" office:value-type="float" office:value="27.9076319279621" calcext:value-type="float">
            <text:p>27,9076</text:p>
          </table:table-cell>
          <table:table-cell table:number-columns-repeated="9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27+6*RAND()" office:value-type="float" office:value="27.8750158182811" calcext:value-type="float">
            <text:p>27,8750</text:p>
          </table:table-cell>
          <table:table-cell table:formula="of:=NORMINV(RAND();30;5)" office:value-type="float" office:value="34.7246194380009" calcext:value-type="float">
            <text:p>34,7246</text:p>
          </table:table-cell>
          <table:table-cell table:formula="of:=48+24*RAND()" office:value-type="float" office:value="61.6722372667864" calcext:value-type="float">
            <text:p>61,6722</text:p>
          </table:table-cell>
          <table:table-cell table:formula="of:=(([.C1458]+[.D1458])/([.C1458]*[.D1458]))+[.B1458]" office:value-type="float" office:value="27.9200285815437" calcext:value-type="float">
            <text:p>27,9200</text:p>
          </table:table-cell>
          <table:table-cell table:number-columns-repeated="9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27+6*RAND()" office:value-type="float" office:value="28.7516650438774" calcext:value-type="float">
            <text:p>28,7517</text:p>
          </table:table-cell>
          <table:table-cell table:formula="of:=NORMINV(RAND();30;5)" office:value-type="float" office:value="40.4699767197506" calcext:value-type="float">
            <text:p>40,4700</text:p>
          </table:table-cell>
          <table:table-cell table:formula="of:=48+24*RAND()" office:value-type="float" office:value="66.6718008024618" calcext:value-type="float">
            <text:p>66,6718</text:p>
          </table:table-cell>
          <table:table-cell table:formula="of:=(([.C1459]+[.D1459])/([.C1459]*[.D1459]))+[.B1459]" office:value-type="float" office:value="28.7913735644776" calcext:value-type="float">
            <text:p>28,7914</text:p>
          </table:table-cell>
          <table:table-cell table:number-columns-repeated="9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27+6*RAND()" office:value-type="float" office:value="29.9588436868507" calcext:value-type="float">
            <text:p>29,9588</text:p>
          </table:table-cell>
          <table:table-cell table:formula="of:=NORMINV(RAND();30;5)" office:value-type="float" office:value="33.8259161292007" calcext:value-type="float">
            <text:p>33,8259</text:p>
          </table:table-cell>
          <table:table-cell table:formula="of:=48+24*RAND()" office:value-type="float" office:value="53.4914550622925" calcext:value-type="float">
            <text:p>53,4915</text:p>
          </table:table-cell>
          <table:table-cell table:formula="of:=(([.C1460]+[.D1460])/([.C1460]*[.D1460]))+[.B1460]" office:value-type="float" office:value="30.0071013928083" calcext:value-type="float">
            <text:p>30,0071</text:p>
          </table:table-cell>
          <table:table-cell table:number-columns-repeated="9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27+6*RAND()" office:value-type="float" office:value="32.882917632116" calcext:value-type="float">
            <text:p>32,8829</text:p>
          </table:table-cell>
          <table:table-cell table:formula="of:=NORMINV(RAND();30;5)" office:value-type="float" office:value="33.0850824283813" calcext:value-type="float">
            <text:p>33,0851</text:p>
          </table:table-cell>
          <table:table-cell table:formula="of:=48+24*RAND()" office:value-type="float" office:value="60.8975105406717" calcext:value-type="float">
            <text:p>60,8975</text:p>
          </table:table-cell>
          <table:table-cell table:formula="of:=(([.C1461]+[.D1461])/([.C1461]*[.D1461]))+[.B1461]" office:value-type="float" office:value="32.9295637668897" calcext:value-type="float">
            <text:p>32,9296</text:p>
          </table:table-cell>
          <table:table-cell table:number-columns-repeated="9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27+6*RAND()" office:value-type="float" office:value="31.0610364221502" calcext:value-type="float">
            <text:p>31,0610</text:p>
          </table:table-cell>
          <table:table-cell table:formula="of:=NORMINV(RAND();30;5)" office:value-type="float" office:value="30.8585330488051" calcext:value-type="float">
            <text:p>30,8585</text:p>
          </table:table-cell>
          <table:table-cell table:formula="of:=48+24*RAND()" office:value-type="float" office:value="67.4251098381355" calcext:value-type="float">
            <text:p>67,4251</text:p>
          </table:table-cell>
          <table:table-cell table:formula="of:=(([.C1462]+[.D1462])/([.C1462]*[.D1462]))+[.B1462]" office:value-type="float" office:value="31.1082736394581" calcext:value-type="float">
            <text:p>31,1083</text:p>
          </table:table-cell>
          <table:table-cell table:number-columns-repeated="9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27+6*RAND()" office:value-type="float" office:value="30.8617713467684" calcext:value-type="float">
            <text:p>30,8618</text:p>
          </table:table-cell>
          <table:table-cell table:formula="of:=NORMINV(RAND();30;5)" office:value-type="float" office:value="31.3380965628021" calcext:value-type="float">
            <text:p>31,3381</text:p>
          </table:table-cell>
          <table:table-cell table:formula="of:=48+24*RAND()" office:value-type="float" office:value="60.7684449171647" calcext:value-type="float">
            <text:p>60,7684</text:p>
          </table:table-cell>
          <table:table-cell table:formula="of:=(([.C1463]+[.D1463])/([.C1463]*[.D1463]))+[.B1463]" office:value-type="float" office:value="30.9101372984918" calcext:value-type="float">
            <text:p>30,9101</text:p>
          </table:table-cell>
          <table:table-cell table:number-columns-repeated="9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27+6*RAND()" office:value-type="float" office:value="32.4078023799229" calcext:value-type="float">
            <text:p>32,4078</text:p>
          </table:table-cell>
          <table:table-cell table:formula="of:=NORMINV(RAND();30;5)" office:value-type="float" office:value="39.9570780863065" calcext:value-type="float">
            <text:p>39,9571</text:p>
          </table:table-cell>
          <table:table-cell table:formula="of:=48+24*RAND()" office:value-type="float" office:value="60.4667082158849" calcext:value-type="float">
            <text:p>60,4667</text:p>
          </table:table-cell>
          <table:table-cell table:formula="of:=(([.C1464]+[.D1464])/([.C1464]*[.D1464]))+[.B1464]" office:value-type="float" office:value="32.449367261058" calcext:value-type="float">
            <text:p>32,4494</text:p>
          </table:table-cell>
          <table:table-cell table:number-columns-repeated="9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27+6*RAND()" office:value-type="float" office:value="28.8768707353156" calcext:value-type="float">
            <text:p>28,8769</text:p>
          </table:table-cell>
          <table:table-cell table:formula="of:=NORMINV(RAND();30;5)" office:value-type="float" office:value="29.0467616586122" calcext:value-type="float">
            <text:p>29,0468</text:p>
          </table:table-cell>
          <table:table-cell table:formula="of:=48+24*RAND()" office:value-type="float" office:value="49.2645279290155" calcext:value-type="float">
            <text:p>49,2645</text:p>
          </table:table-cell>
          <table:table-cell table:formula="of:=(([.C1465]+[.D1465])/([.C1465]*[.D1465]))+[.B1465]" office:value-type="float" office:value="28.9315965617864" calcext:value-type="float">
            <text:p>28,9316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27+6*RAND()" office:value-type="float" office:value="29.7858205831144" calcext:value-type="float">
            <text:p>29,7858</text:p>
          </table:table-cell>
          <table:table-cell table:formula="of:=NORMINV(RAND();30;5)" office:value-type="float" office:value="34.5098424739733" calcext:value-type="float">
            <text:p>34,5098</text:p>
          </table:table-cell>
          <table:table-cell table:formula="of:=48+24*RAND()" office:value-type="float" office:value="69.577683149837" calcext:value-type="float">
            <text:p>69,5777</text:p>
          </table:table-cell>
          <table:table-cell table:formula="of:=(([.C1466]+[.D1466])/([.C1466]*[.D1466]))+[.B1466]" office:value-type="float" office:value="29.8291702479993" calcext:value-type="float">
            <text:p>29,8292</text:p>
          </table:table-cell>
          <table:table-cell table:number-columns-repeated="9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27+6*RAND()" office:value-type="float" office:value="28.4964054047596" calcext:value-type="float">
            <text:p>28,4964</text:p>
          </table:table-cell>
          <table:table-cell table:formula="of:=NORMINV(RAND();30;5)" office:value-type="float" office:value="31.0366305170896" calcext:value-type="float">
            <text:p>31,0366</text:p>
          </table:table-cell>
          <table:table-cell table:formula="of:=48+24*RAND()" office:value-type="float" office:value="66.6316512180492" calcext:value-type="float">
            <text:p>66,6317</text:p>
          </table:table-cell>
          <table:table-cell table:formula="of:=(([.C1467]+[.D1467])/([.C1467]*[.D1467]))+[.B1467]" office:value-type="float" office:value="28.5436332797956" calcext:value-type="float">
            <text:p>28,5436</text:p>
          </table:table-cell>
          <table:table-cell table:number-columns-repeated="9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27+6*RAND()" office:value-type="float" office:value="30.9570949848276" calcext:value-type="float">
            <text:p>30,9571</text:p>
          </table:table-cell>
          <table:table-cell table:formula="of:=NORMINV(RAND();30;5)" office:value-type="float" office:value="29.1499378100573" calcext:value-type="float">
            <text:p>29,1499</text:p>
          </table:table-cell>
          <table:table-cell table:formula="of:=48+24*RAND()" office:value-type="float" office:value="51.1881338087842" calcext:value-type="float">
            <text:p>51,1881</text:p>
          </table:table-cell>
          <table:table-cell table:formula="of:=(([.C1468]+[.D1468])/([.C1468]*[.D1468]))+[.B1468]" office:value-type="float" office:value="31.0109361529825" calcext:value-type="float">
            <text:p>31,0109</text:p>
          </table:table-cell>
          <table:table-cell table:number-columns-repeated="9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27+6*RAND()" office:value-type="float" office:value="28.1626735471655" calcext:value-type="float">
            <text:p>28,1627</text:p>
          </table:table-cell>
          <table:table-cell table:formula="of:=NORMINV(RAND();30;5)" office:value-type="float" office:value="26.7233137365723" calcext:value-type="float">
            <text:p>26,7233</text:p>
          </table:table-cell>
          <table:table-cell table:formula="of:=48+24*RAND()" office:value-type="float" office:value="64.6753277862445" calcext:value-type="float">
            <text:p>64,6753</text:p>
          </table:table-cell>
          <table:table-cell table:formula="of:=(([.C1469]+[.D1469])/([.C1469]*[.D1469]))+[.B1469]" office:value-type="float" office:value="28.2155559027294" calcext:value-type="float">
            <text:p>28,2156</text:p>
          </table:table-cell>
          <table:table-cell table:number-columns-repeated="9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27+6*RAND()" office:value-type="float" office:value="32.4255012155045" calcext:value-type="float">
            <text:p>32,4255</text:p>
          </table:table-cell>
          <table:table-cell table:formula="of:=NORMINV(RAND();30;5)" office:value-type="float" office:value="38.7183322517434" calcext:value-type="float">
            <text:p>38,7183</text:p>
          </table:table-cell>
          <table:table-cell table:formula="of:=48+24*RAND()" office:value-type="float" office:value="52.1427624849603" calcext:value-type="float">
            <text:p>52,1428</text:p>
          </table:table-cell>
          <table:table-cell table:formula="of:=(([.C1470]+[.D1470])/([.C1470]*[.D1470]))+[.B1470]" office:value-type="float" office:value="32.4705068912373" calcext:value-type="float">
            <text:p>32,4705</text:p>
          </table:table-cell>
          <table:table-cell table:number-columns-repeated="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27+6*RAND()" office:value-type="float" office:value="27.0907213215251" calcext:value-type="float">
            <text:p>27,0907</text:p>
          </table:table-cell>
          <table:table-cell table:formula="of:=NORMINV(RAND();30;5)" office:value-type="float" office:value="24.575984896174" calcext:value-type="float">
            <text:p>24,5760</text:p>
          </table:table-cell>
          <table:table-cell table:formula="of:=48+24*RAND()" office:value-type="float" office:value="67.7754617342725" calcext:value-type="float">
            <text:p>67,7755</text:p>
          </table:table-cell>
          <table:table-cell table:formula="of:=(([.C1471]+[.D1471])/([.C1471]*[.D1471]))+[.B1471]" office:value-type="float" office:value="27.1461660532411" calcext:value-type="float">
            <text:p>27,1462</text:p>
          </table:table-cell>
          <table:table-cell table:number-columns-repeated="9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27+6*RAND()" office:value-type="float" office:value="28.4467941031326" calcext:value-type="float">
            <text:p>28,4468</text:p>
          </table:table-cell>
          <table:table-cell table:formula="of:=NORMINV(RAND();30;5)" office:value-type="float" office:value="33.7025483420229" calcext:value-type="float">
            <text:p>33,7025</text:p>
          </table:table-cell>
          <table:table-cell table:formula="of:=48+24*RAND()" office:value-type="float" office:value="51.5890363929793" calcext:value-type="float">
            <text:p>51,5890</text:p>
          </table:table-cell>
          <table:table-cell table:formula="of:=(([.C1472]+[.D1472])/([.C1472]*[.D1472]))+[.B1472]" office:value-type="float" office:value="28.4958494134657" calcext:value-type="float">
            <text:p>28,4958</text:p>
          </table:table-cell>
          <table:table-cell table:number-columns-repeated="9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27+6*RAND()" office:value-type="float" office:value="30.9274053897243" calcext:value-type="float">
            <text:p>30,9274</text:p>
          </table:table-cell>
          <table:table-cell table:formula="of:=NORMINV(RAND();30;5)" office:value-type="float" office:value="32.9071633105792" calcext:value-type="float">
            <text:p>32,9072</text:p>
          </table:table-cell>
          <table:table-cell table:formula="of:=48+24*RAND()" office:value-type="float" office:value="66.1453727250919" calcext:value-type="float">
            <text:p>66,1454</text:p>
          </table:table-cell>
          <table:table-cell table:formula="of:=(([.C1473]+[.D1473])/([.C1473]*[.D1473]))+[.B1473]" office:value-type="float" office:value="30.9729121255281" calcext:value-type="float">
            <text:p>30,9729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27+6*RAND()" office:value-type="float" office:value="31.6022657097783" calcext:value-type="float">
            <text:p>31,6023</text:p>
          </table:table-cell>
          <table:table-cell table:formula="of:=NORMINV(RAND();30;5)" office:value-type="float" office:value="35.0639200629824" calcext:value-type="float">
            <text:p>35,0639</text:p>
          </table:table-cell>
          <table:table-cell table:formula="of:=48+24*RAND()" office:value-type="float" office:value="59.982255150564" calcext:value-type="float">
            <text:p>59,9823</text:p>
          </table:table-cell>
          <table:table-cell table:formula="of:=(([.C1474]+[.D1474])/([.C1474]*[.D1474]))+[.B1474]" office:value-type="float" office:value="31.6474566510775" calcext:value-type="float">
            <text:p>31,6475</text:p>
          </table:table-cell>
          <table:table-cell table:number-columns-repeated="9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27+6*RAND()" office:value-type="float" office:value="27.050803428283" calcext:value-type="float">
            <text:p>27,0508</text:p>
          </table:table-cell>
          <table:table-cell table:formula="of:=NORMINV(RAND();30;5)" office:value-type="float" office:value="29.8398758015252" calcext:value-type="float">
            <text:p>29,8399</text:p>
          </table:table-cell>
          <table:table-cell table:formula="of:=48+24*RAND()" office:value-type="float" office:value="63.437194227241" calcext:value-type="float">
            <text:p>63,4372</text:p>
          </table:table-cell>
          <table:table-cell table:formula="of:=(([.C1475]+[.D1475])/([.C1475]*[.D1475]))+[.B1475]" office:value-type="float" office:value="27.1000792548885" calcext:value-type="float">
            <text:p>27,1001</text:p>
          </table:table-cell>
          <table:table-cell table:number-columns-repeated="9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27+6*RAND()" office:value-type="float" office:value="31.210810263874" calcext:value-type="float">
            <text:p>31,2108</text:p>
          </table:table-cell>
          <table:table-cell table:formula="of:=NORMINV(RAND();30;5)" office:value-type="float" office:value="17.6221616799555" calcext:value-type="float">
            <text:p>17,6222</text:p>
          </table:table-cell>
          <table:table-cell table:formula="of:=48+24*RAND()" office:value-type="float" office:value="54.3821798739955" calcext:value-type="float">
            <text:p>54,3822</text:p>
          </table:table-cell>
          <table:table-cell table:formula="of:=(([.C1476]+[.D1476])/([.C1476]*[.D1476]))+[.B1476]" office:value-type="float" office:value="31.2859453675165" calcext:value-type="float">
            <text:p>31,2859</text:p>
          </table:table-cell>
          <table:table-cell table:number-columns-repeated="9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27+6*RAND()" office:value-type="float" office:value="30.4591096134391" calcext:value-type="float">
            <text:p>30,4591</text:p>
          </table:table-cell>
          <table:table-cell table:formula="of:=NORMINV(RAND();30;5)" office:value-type="float" office:value="33.7208072846103" calcext:value-type="float">
            <text:p>33,7208</text:p>
          </table:table-cell>
          <table:table-cell table:formula="of:=48+24*RAND()" office:value-type="float" office:value="58.5469433097169" calcext:value-type="float">
            <text:p>58,5469</text:p>
          </table:table-cell>
          <table:table-cell table:formula="of:=(([.C1477]+[.D1477])/([.C1477]*[.D1477]))+[.B1477]" office:value-type="float" office:value="30.5058452049802" calcext:value-type="float">
            <text:p>30,5058</text:p>
          </table:table-cell>
          <table:table-cell table:number-columns-repeated="9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27+6*RAND()" office:value-type="float" office:value="27.7989623292815" calcext:value-type="float">
            <text:p>27,7990</text:p>
          </table:table-cell>
          <table:table-cell table:formula="of:=NORMINV(RAND();30;5)" office:value-type="float" office:value="28.2303923918972" calcext:value-type="float">
            <text:p>28,2304</text:p>
          </table:table-cell>
          <table:table-cell table:formula="of:=48+24*RAND()" office:value-type="float" office:value="65.7673421977088" calcext:value-type="float">
            <text:p>65,7673</text:p>
          </table:table-cell>
          <table:table-cell table:formula="of:=(([.C1478]+[.D1478])/([.C1478]*[.D1478]))+[.B1478]" office:value-type="float" office:value="27.8495902604271" calcext:value-type="float">
            <text:p>27,8496</text:p>
          </table:table-cell>
          <table:table-cell table:number-columns-repeated="9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27+6*RAND()" office:value-type="float" office:value="27.6295120955911" calcext:value-type="float">
            <text:p>27,6295</text:p>
          </table:table-cell>
          <table:table-cell table:formula="of:=NORMINV(RAND();30;5)" office:value-type="float" office:value="31.5508844703389" calcext:value-type="float">
            <text:p>31,5509</text:p>
          </table:table-cell>
          <table:table-cell table:formula="of:=48+24*RAND()" office:value-type="float" office:value="48.7031489359215" calcext:value-type="float">
            <text:p>48,7031</text:p>
          </table:table-cell>
          <table:table-cell table:formula="of:=(([.C1479]+[.D1479])/([.C1479]*[.D1479]))+[.B1479]" office:value-type="float" office:value="27.6817394814093" calcext:value-type="float">
            <text:p>27,6817</text:p>
          </table:table-cell>
          <table:table-cell table:number-columns-repeated="9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27+6*RAND()" office:value-type="float" office:value="29.979477424873" calcext:value-type="float">
            <text:p>29,9795</text:p>
          </table:table-cell>
          <table:table-cell table:formula="of:=NORMINV(RAND();30;5)" office:value-type="float" office:value="29.3232053252946" calcext:value-type="float">
            <text:p>29,3232</text:p>
          </table:table-cell>
          <table:table-cell table:formula="of:=48+24*RAND()" office:value-type="float" office:value="59.8016600618139" calcext:value-type="float">
            <text:p>59,8017</text:p>
          </table:table-cell>
          <table:table-cell table:formula="of:=(([.C1480]+[.D1480])/([.C1480]*[.D1480]))+[.B1480]" office:value-type="float" office:value="30.0303020525217" calcext:value-type="float">
            <text:p>30,0303</text:p>
          </table:table-cell>
          <table:table-cell table:number-columns-repeated="9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27+6*RAND()" office:value-type="float" office:value="30.761230224045" calcext:value-type="float">
            <text:p>30,7612</text:p>
          </table:table-cell>
          <table:table-cell table:formula="of:=NORMINV(RAND();30;5)" office:value-type="float" office:value="31.3160756413875" calcext:value-type="float">
            <text:p>31,3161</text:p>
          </table:table-cell>
          <table:table-cell table:formula="of:=48+24*RAND()" office:value-type="float" office:value="49.0591718209907" calcext:value-type="float">
            <text:p>49,0592</text:p>
          </table:table-cell>
          <table:table-cell table:formula="of:=(([.C1481]+[.D1481])/([.C1481]*[.D1481]))+[.B1481]" office:value-type="float" office:value="30.8135462536843" calcext:value-type="float">
            <text:p>30,8135</text:p>
          </table:table-cell>
          <table:table-cell table:number-columns-repeated="9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27+6*RAND()" office:value-type="float" office:value="32.3161158200819" calcext:value-type="float">
            <text:p>32,3161</text:p>
          </table:table-cell>
          <table:table-cell table:formula="of:=NORMINV(RAND();30;5)" office:value-type="float" office:value="18.950094526761" calcext:value-type="float">
            <text:p>18,9501</text:p>
          </table:table-cell>
          <table:table-cell table:formula="of:=48+24*RAND()" office:value-type="float" office:value="54.4520530784503" calcext:value-type="float">
            <text:p>54,4521</text:p>
          </table:table-cell>
          <table:table-cell table:formula="of:=(([.C1482]+[.D1482])/([.C1482]*[.D1482]))+[.B1482]" office:value-type="float" office:value="32.3872507858544" calcext:value-type="float">
            <text:p>32,3873</text:p>
          </table:table-cell>
          <table:table-cell table:number-columns-repeated="9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27+6*RAND()" office:value-type="float" office:value="32.4028202772606" calcext:value-type="float">
            <text:p>32,4028</text:p>
          </table:table-cell>
          <table:table-cell table:formula="of:=NORMINV(RAND();30;5)" office:value-type="float" office:value="34.4832075719959" calcext:value-type="float">
            <text:p>34,4832</text:p>
          </table:table-cell>
          <table:table-cell table:formula="of:=48+24*RAND()" office:value-type="float" office:value="65.747265717946" calcext:value-type="float">
            <text:p>65,7473</text:p>
          </table:table-cell>
          <table:table-cell table:formula="of:=(([.C1483]+[.D1483])/([.C1483]*[.D1483]))+[.B1483]" office:value-type="float" office:value="32.4470296576864" calcext:value-type="float">
            <text:p>32,4470</text:p>
          </table:table-cell>
          <table:table-cell table:number-columns-repeated="9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27+6*RAND()" office:value-type="float" office:value="27.8807171105873" calcext:value-type="float">
            <text:p>27,8807</text:p>
          </table:table-cell>
          <table:table-cell table:formula="of:=NORMINV(RAND();30;5)" office:value-type="float" office:value="32.3696296878874" calcext:value-type="float">
            <text:p>32,3696</text:p>
          </table:table-cell>
          <table:table-cell table:formula="of:=48+24*RAND()" office:value-type="float" office:value="59.6815910367295" calcext:value-type="float">
            <text:p>59,6816</text:p>
          </table:table-cell>
          <table:table-cell table:formula="of:=(([.C1484]+[.D1484])/([.C1484]*[.D1484]))+[.B1484]" office:value-type="float" office:value="27.9283658514581" calcext:value-type="float">
            <text:p>27,9284</text:p>
          </table:table-cell>
          <table:table-cell table:number-columns-repeated="9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27+6*RAND()" office:value-type="float" office:value="28.0020421191584" calcext:value-type="float">
            <text:p>28,0020</text:p>
          </table:table-cell>
          <table:table-cell table:formula="of:=NORMINV(RAND();30;5)" office:value-type="float" office:value="28.1600867138319" calcext:value-type="float">
            <text:p>28,1601</text:p>
          </table:table-cell>
          <table:table-cell table:formula="of:=48+24*RAND()" office:value-type="float" office:value="52.7331619234756" calcext:value-type="float">
            <text:p>52,7332</text:p>
          </table:table-cell>
          <table:table-cell table:formula="of:=(([.C1485]+[.D1485])/([.C1485]*[.D1485]))+[.B1485]" office:value-type="float" office:value="28.056516772632" calcext:value-type="float">
            <text:p>28,0565</text:p>
          </table:table-cell>
          <table:table-cell table:number-columns-repeated="9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27+6*RAND()" office:value-type="float" office:value="29.4655590543989" calcext:value-type="float">
            <text:p>29,4656</text:p>
          </table:table-cell>
          <table:table-cell table:formula="of:=NORMINV(RAND();30;5)" office:value-type="float" office:value="32.1894619893689" calcext:value-type="float">
            <text:p>32,1895</text:p>
          </table:table-cell>
          <table:table-cell table:formula="of:=48+24*RAND()" office:value-type="float" office:value="57.4461000440642" calcext:value-type="float">
            <text:p>57,4461</text:p>
          </table:table-cell>
          <table:table-cell table:formula="of:=(([.C1486]+[.D1486])/([.C1486]*[.D1486]))+[.B1486]" office:value-type="float" office:value="29.5140327440196" calcext:value-type="float">
            <text:p>29,5140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27+6*RAND()" office:value-type="float" office:value="27.8099951350596" calcext:value-type="float">
            <text:p>27,8100</text:p>
          </table:table-cell>
          <table:table-cell table:formula="of:=NORMINV(RAND();30;5)" office:value-type="float" office:value="35.6964946095535" calcext:value-type="float">
            <text:p>35,6965</text:p>
          </table:table-cell>
          <table:table-cell table:formula="of:=48+24*RAND()" office:value-type="float" office:value="62.1346913622692" calcext:value-type="float">
            <text:p>62,1347</text:p>
          </table:table-cell>
          <table:table-cell table:formula="of:=(([.C1487]+[.D1487])/([.C1487]*[.D1487]))+[.B1487]" office:value-type="float" office:value="27.8541031590753" calcext:value-type="float">
            <text:p>27,8541</text:p>
          </table:table-cell>
          <table:table-cell table:number-columns-repeated="9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27+6*RAND()" office:value-type="float" office:value="30.2513625228312" calcext:value-type="float">
            <text:p>30,2514</text:p>
          </table:table-cell>
          <table:table-cell table:formula="of:=NORMINV(RAND();30;5)" office:value-type="float" office:value="29.4611289181242" calcext:value-type="float">
            <text:p>29,4611</text:p>
          </table:table-cell>
          <table:table-cell table:formula="of:=48+24*RAND()" office:value-type="float" office:value="48.0471183126792" calcext:value-type="float">
            <text:p>48,0471</text:p>
          </table:table-cell>
          <table:table-cell table:formula="of:=(([.C1488]+[.D1488])/([.C1488]*[.D1488]))+[.B1488]" office:value-type="float" office:value="30.3061184561505" calcext:value-type="float">
            <text:p>30,3061</text:p>
          </table:table-cell>
          <table:table-cell table:number-columns-repeated="9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27+6*RAND()" office:value-type="float" office:value="27.4133894916158" calcext:value-type="float">
            <text:p>27,4134</text:p>
          </table:table-cell>
          <table:table-cell table:formula="of:=NORMINV(RAND();30;5)" office:value-type="float" office:value="23.2948618111779" calcext:value-type="float">
            <text:p>23,2949</text:p>
          </table:table-cell>
          <table:table-cell table:formula="of:=48+24*RAND()" office:value-type="float" office:value="66.9984272802249" calcext:value-type="float">
            <text:p>66,9984</text:p>
          </table:table-cell>
          <table:table-cell table:formula="of:=(([.C1489]+[.D1489])/([.C1489]*[.D1489]))+[.B1489]" office:value-type="float" office:value="27.4712431366431" calcext:value-type="float">
            <text:p>27,4712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27+6*RAND()" office:value-type="float" office:value="32.0208877685946" calcext:value-type="float">
            <text:p>32,0209</text:p>
          </table:table-cell>
          <table:table-cell table:formula="of:=NORMINV(RAND();30;5)" office:value-type="float" office:value="24.7289970678822" calcext:value-type="float">
            <text:p>24,7290</text:p>
          </table:table-cell>
          <table:table-cell table:formula="of:=48+24*RAND()" office:value-type="float" office:value="70.653149231337" calcext:value-type="float">
            <text:p>70,6531</text:p>
          </table:table-cell>
          <table:table-cell table:formula="of:=(([.C1490]+[.D1490])/([.C1490]*[.D1490]))+[.B1490]" office:value-type="float" office:value="32.0754797758918" calcext:value-type="float">
            <text:p>32,0755</text:p>
          </table:table-cell>
          <table:table-cell table:number-columns-repeated="9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27+6*RAND()" office:value-type="float" office:value="32.9614284241106" calcext:value-type="float">
            <text:p>32,9614</text:p>
          </table:table-cell>
          <table:table-cell table:formula="of:=NORMINV(RAND();30;5)" office:value-type="float" office:value="32.5053485846969" calcext:value-type="float">
            <text:p>32,5053</text:p>
          </table:table-cell>
          <table:table-cell table:formula="of:=48+24*RAND()" office:value-type="float" office:value="66.3703557243571" calcext:value-type="float">
            <text:p>66,3704</text:p>
          </table:table-cell>
          <table:table-cell table:formula="of:=(([.C1491]+[.D1491])/([.C1491]*[.D1491]))+[.B1491]" office:value-type="float" office:value="33.0072595595748" calcext:value-type="float">
            <text:p>33,0073</text:p>
          </table:table-cell>
          <table:table-cell table:number-columns-repeated="9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27+6*RAND()" office:value-type="float" office:value="27.6332060925197" calcext:value-type="float">
            <text:p>27,6332</text:p>
          </table:table-cell>
          <table:table-cell table:formula="of:=NORMINV(RAND();30;5)" office:value-type="float" office:value="35.3011261734779" calcext:value-type="float">
            <text:p>35,3011</text:p>
          </table:table-cell>
          <table:table-cell table:formula="of:=48+24*RAND()" office:value-type="float" office:value="52.2133444184437" calcext:value-type="float">
            <text:p>52,2133</text:p>
          </table:table-cell>
          <table:table-cell table:formula="of:=(([.C1492]+[.D1492])/([.C1492]*[.D1492]))+[.B1492]" office:value-type="float" office:value="27.6806859927332" calcext:value-type="float">
            <text:p>27,6807</text:p>
          </table:table-cell>
          <table:table-cell table:number-columns-repeated="9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27+6*RAND()" office:value-type="float" office:value="27.3864231237676" calcext:value-type="float">
            <text:p>27,3864</text:p>
          </table:table-cell>
          <table:table-cell table:formula="of:=NORMINV(RAND();30;5)" office:value-type="float" office:value="30.0128105276899" calcext:value-type="float">
            <text:p>30,0128</text:p>
          </table:table-cell>
          <table:table-cell table:formula="of:=48+24*RAND()" office:value-type="float" office:value="59.0550912218168" calcext:value-type="float">
            <text:p>59,0551</text:p>
          </table:table-cell>
          <table:table-cell table:formula="of:=(([.C1493]+[.D1493])/([.C1493]*[.D1493]))+[.B1493]" office:value-type="float" office:value="27.4366755703001" calcext:value-type="float">
            <text:p>27,4367</text:p>
          </table:table-cell>
          <table:table-cell table:number-columns-repeated="9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27+6*RAND()" office:value-type="float" office:value="32.9950106043834" calcext:value-type="float">
            <text:p>32,9950</text:p>
          </table:table-cell>
          <table:table-cell table:formula="of:=NORMINV(RAND();30;5)" office:value-type="float" office:value="25.1419625360183" calcext:value-type="float">
            <text:p>25,1420</text:p>
          </table:table-cell>
          <table:table-cell table:formula="of:=48+24*RAND()" office:value-type="float" office:value="64.6852233773097" calcext:value-type="float">
            <text:p>64,6852</text:p>
          </table:table-cell>
          <table:table-cell table:formula="of:=(([.C1494]+[.D1494])/([.C1494]*[.D1494]))+[.B1494]" office:value-type="float" office:value="33.0502442281397" calcext:value-type="float">
            <text:p>33,0502</text:p>
          </table:table-cell>
          <table:table-cell table:number-columns-repeated="9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27+6*RAND()" office:value-type="float" office:value="27.6067160374951" calcext:value-type="float">
            <text:p>27,6067</text:p>
          </table:table-cell>
          <table:table-cell table:formula="of:=NORMINV(RAND();30;5)" office:value-type="float" office:value="32.1263715949361" calcext:value-type="float">
            <text:p>32,1264</text:p>
          </table:table-cell>
          <table:table-cell table:formula="of:=48+24*RAND()" office:value-type="float" office:value="66.4365607174113" calcext:value-type="float">
            <text:p>66,4366</text:p>
          </table:table-cell>
          <table:table-cell table:formula="of:=(([.C1495]+[.D1495])/([.C1495]*[.D1495]))+[.B1495]" office:value-type="float" office:value="27.6528950663359" calcext:value-type="float">
            <text:p>27,6529</text:p>
          </table:table-cell>
          <table:table-cell table:number-columns-repeated="9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27+6*RAND()" office:value-type="float" office:value="32.2585065944586" calcext:value-type="float">
            <text:p>32,2585</text:p>
          </table:table-cell>
          <table:table-cell table:formula="of:=NORMINV(RAND();30;5)" office:value-type="float" office:value="22.4023161853927" calcext:value-type="float">
            <text:p>22,4023</text:p>
          </table:table-cell>
          <table:table-cell table:formula="of:=48+24*RAND()" office:value-type="float" office:value="60.7446864070371" calcext:value-type="float">
            <text:p>60,7447</text:p>
          </table:table-cell>
          <table:table-cell table:formula="of:=(([.C1496]+[.D1496])/([.C1496]*[.D1496]))+[.B1496]" office:value-type="float" office:value="32.319607181211" calcext:value-type="float">
            <text:p>32,3196</text:p>
          </table:table-cell>
          <table:table-cell table:number-columns-repeated="9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27+6*RAND()" office:value-type="float" office:value="29.1868963942397" calcext:value-type="float">
            <text:p>29,1869</text:p>
          </table:table-cell>
          <table:table-cell table:formula="of:=NORMINV(RAND();30;5)" office:value-type="float" office:value="31.9249378651509" calcext:value-type="float">
            <text:p>31,9249</text:p>
          </table:table-cell>
          <table:table-cell table:formula="of:=48+24*RAND()" office:value-type="float" office:value="68.9821413466707" calcext:value-type="float">
            <text:p>68,9821</text:p>
          </table:table-cell>
          <table:table-cell table:formula="of:=(([.C1497]+[.D1497])/([.C1497]*[.D1497]))+[.B1497]" office:value-type="float" office:value="29.2327163750802" calcext:value-type="float">
            <text:p>29,2327</text:p>
          </table:table-cell>
          <table:table-cell table:number-columns-repeated="9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27+6*RAND()" office:value-type="float" office:value="31.2696590654086" calcext:value-type="float">
            <text:p>31,2697</text:p>
          </table:table-cell>
          <table:table-cell table:formula="of:=NORMINV(RAND();30;5)" office:value-type="float" office:value="34.4537360251153" calcext:value-type="float">
            <text:p>34,4537</text:p>
          </table:table-cell>
          <table:table-cell table:formula="of:=48+24*RAND()" office:value-type="float" office:value="51.5865795118734" calcext:value-type="float">
            <text:p>51,5866</text:p>
          </table:table-cell>
          <table:table-cell table:formula="of:=(([.C1498]+[.D1498])/([.C1498]*[.D1498]))+[.B1498]" office:value-type="float" office:value="31.3180683806898" calcext:value-type="float">
            <text:p>31,3181</text:p>
          </table:table-cell>
          <table:table-cell table:number-columns-repeated="9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27+6*RAND()" office:value-type="float" office:value="27.126189124072" calcext:value-type="float">
            <text:p>27,1262</text:p>
          </table:table-cell>
          <table:table-cell table:formula="of:=NORMINV(RAND();30;5)" office:value-type="float" office:value="33.4614372754368" calcext:value-type="float">
            <text:p>33,4614</text:p>
          </table:table-cell>
          <table:table-cell table:formula="of:=48+24*RAND()" office:value-type="float" office:value="56.4002728415653" calcext:value-type="float">
            <text:p>56,4003</text:p>
          </table:table-cell>
          <table:table-cell table:formula="of:=(([.C1499]+[.D1499])/([.C1499]*[.D1499]))+[.B1499]" office:value-type="float" office:value="27.1738046825955" calcext:value-type="float">
            <text:p>27,1738</text:p>
          </table:table-cell>
          <table:table-cell table:number-columns-repeated="9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27+6*RAND()" office:value-type="float" office:value="28.0416925360914" calcext:value-type="float">
            <text:p>28,0417</text:p>
          </table:table-cell>
          <table:table-cell table:formula="of:=NORMINV(RAND();30;5)" office:value-type="float" office:value="27.0130437560238" calcext:value-type="float">
            <text:p>27,0130</text:p>
          </table:table-cell>
          <table:table-cell table:formula="of:=48+24*RAND()" office:value-type="float" office:value="64.2766016190872" calcext:value-type="float">
            <text:p>64,2766</text:p>
          </table:table-cell>
          <table:table-cell table:formula="of:=(([.C1500]+[.D1500])/([.C1500]*[.D1500]))+[.B1500]" office:value-type="float" office:value="28.0942694500073" calcext:value-type="float">
            <text:p>28,0943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27+6*RAND()" office:value-type="float" office:value="31.7810200040694" calcext:value-type="float">
            <text:p>31,7810</text:p>
          </table:table-cell>
          <table:table-cell table:formula="of:=NORMINV(RAND();30;5)" office:value-type="float" office:value="33.9792761872698" calcext:value-type="float">
            <text:p>33,9793</text:p>
          </table:table-cell>
          <table:table-cell table:formula="of:=48+24*RAND()" office:value-type="float" office:value="64.4192551234737" calcext:value-type="float">
            <text:p>64,4193</text:p>
          </table:table-cell>
          <table:table-cell table:formula="of:=(([.C1501]+[.D1501])/([.C1501]*[.D1501]))+[.B1501]" office:value-type="float" office:value="31.8259730158387" calcext:value-type="float">
            <text:p>31,826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P0" style:volatile="true">
      <number:number number:decimal-places="4" number:min-decimal-places="4" number:min-integer-digits="1"/>
    </number:number-style>
    <number:number-style style:name="N115">
      <style:text-properties fo:color="#ff0000"/>
      <number:text>-</number:text>
      <number:number number:decimal-places="4" number:min-decimal-places="4" number:min-integer-digits="1"/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₽</number:text>
    </number:number-style>
    <number:number-style style:name="N11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₽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₽</number:text>
    </number:number-style>
    <number:number-style style:name="N120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₽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3P2" style:volatile="true">
      <number:text> </number:text>
      <number:fill-character> </number:fill-character>
      <number:text>- ₽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09:42:52.407000000</meta:creation-date>
    <dc:date>2023-03-21T16:34:02.351000000</dc:date>
    <meta:editing-duration>PT6H4M20S</meta:editing-duration>
    <meta:editing-cycles>11</meta:editing-cycles>
    <meta:generator>LibreOffice/7.5.0.3$Windows_X86_64 LibreOffice_project/c21113d003cd3efa8c53188764377a8272d9d6de</meta:generator>
    <meta:document-statistic meta:table-count="1" meta:cell-count="7701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Гистограмма R1</text:p>
        </chart:title>
        <chart:plot-area chart:style-name="ch3" table:cell-range-address="Лист1.G2:Лист1.G13 Лист1.I2:Лист1.I13" chart:data-source-has-labels="column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Центры карманов</text:p>
            </chart:title>
            <chart:categories table:cell-range-address="Лист1.G2:Лист1.G13"/>
          </chart:axis>
          <chart:axis chart:dimension="y" chart:name="primary-y" chart:style-name="ch6">
            <chart:title svg:x="0.451cm" svg:y="6.731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2:Лист1.I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27.3">
                <text:p>27.3</text:p>
                <draw:g>
                  <svg:desc>Лист1.G2:Лист1.G13</svg:desc>
                </draw:g>
              </table:table-cell>
              <table:table-cell office:value-type="float" office:value="0">
                <text:p>0</text:p>
                <draw:g>
                  <svg:desc>Лист1.I2:Лист1.I13</svg:desc>
                </draw:g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Гистограмма R2</text:p>
        </chart:title>
        <chart:plot-area chart:style-name="ch3" table:cell-range-address="Лист1.G25:Лист1.G36 Лист1.I25:Лист1.I36" chart:data-source-has-labels="column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Центры карманов</text:p>
            </chart:title>
            <chart:categories table:cell-range-address="Лист1.G25:Лист1.G36"/>
          </chart:axis>
          <chart:axis chart:dimension="y" chart:name="primary-y" chart:style-name="ch6">
            <chart:title svg:x="0.451cm" svg:y="6.731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25:Лист1.I3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16.65">
                <text:p>16.65</text:p>
                <draw:g>
                  <svg:desc>Лист1.G25:Лист1.G36</svg:desc>
                </draw:g>
              </table:table-cell>
              <table:table-cell office:value-type="float" office:value="0">
                <text:p>0</text:p>
                <draw:g>
                  <svg:desc>Лист1.I25:Лист1.I36</svg:desc>
                </draw:g>
              </table:table-cell>
            </table:table-row>
            <table:table-row>
              <table:table-cell office:value-type="float" office:value="19.95">
                <text:p>19.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25">
                <text:p>23.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.55">
                <text:p>26.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9.85">
                <text:p>29.8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3.15">
                <text:p>33.1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6.45">
                <text:p>36.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39.75">
                <text:p>39.7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.05">
                <text:p>43.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6.35">
                <text:p>46.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9.65">
                <text:p>49.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.95">
                <text:p>52.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6.236cm" svg:y="0.316cm" chart:style-name="ch2">
          <text:p>Гистограмма R3</text:p>
        </chart:title>
        <chart:plot-area chart:style-name="ch3" table:cell-range-address="Лист1.G48:Лист1.G59 Лист1.I48:Лист1.I59" chart:data-source-has-labels="column" svg:x="1.33cm" svg:y="1.275cm" svg:width="14.35cm" svg:height="6.57cm">
          <chart:coordinate-region svg:x="2.137cm" svg:y="1.474cm" svg:width="13.543cm" svg:height="5.724cm"/>
          <chart:axis chart:dimension="x" chart:name="primary-x" chart:style-name="ch4" chartooo:axis-type="auto">
            <chartooo:date-scale/>
            <chart:title svg:x="7.112cm" svg:y="8.025cm" chart:style-name="ch5">
              <text:p>Центры карманов</text:p>
            </chart:title>
            <chart:categories table:cell-range-address="Лист1.G48:Лист1.G59"/>
          </chart:axis>
          <chart:axis chart:dimension="y" chart:name="primary-y" chart:style-name="ch6">
            <chart:title svg:x="0.451cm" svg:y="6.734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48:Лист1.I5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49.25">
                <text:p>49.25</text:p>
                <draw:g>
                  <svg:desc>Лист1.G48:Лист1.G59</svg:desc>
                </draw:g>
              </table:table-cell>
              <table:table-cell office:value-type="float" office:value="0">
                <text:p>0</text:p>
                <draw:g>
                  <svg:desc>Лист1.I48:Лист1.I59</svg:desc>
                </draw:g>
              </table:table-cell>
            </table:table-row>
            <table:table-row>
              <table:table-cell office:value-type="float" office:value="51.75">
                <text:p>51.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4.25">
                <text:p>54.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.75">
                <text:p>56.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9.25">
                <text:p>59.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1.75">
                <text:p>61.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4.25">
                <text:p>64.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6.75">
                <text:p>66.7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9.25">
                <text:p>69.2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71.75">
                <text:p>71.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4.25">
                <text:p>74.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6.75">
                <text:p>76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Гистограмма Rобщ.</text:p>
        </chart:title>
        <chart:plot-area chart:style-name="ch3" table:cell-range-address="Лист1.G71:Лист1.G82 Лист1.I71:Лист1.I82" chart:data-source-has-labels="column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Центры карманов</text:p>
            </chart:title>
            <chart:categories table:cell-range-address="Лист1.G71:Лист1.G82"/>
          </chart:axis>
          <chart:axis chart:dimension="y" chart:name="primary-y" chart:style-name="ch6">
            <chart:title svg:x="0.451cm" svg:y="6.731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71:Лист1.I8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27.35">
                <text:p>27.35</text:p>
                <draw:g>
                  <svg:desc>Лист1.G71:Лист1.G82</svg:desc>
                </draw:g>
              </table:table-cell>
              <table:table-cell office:value-type="float" office:value="0">
                <text:p>0</text:p>
                <draw:g>
                  <svg:desc>Лист1.I71:Лист1.I82</svg:desc>
                </draw:g>
              </table:table-cell>
            </table:table-row>
            <table:table-row>
              <table:table-cell office:value-type="float" office:value="28.05">
                <text:p>28.0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8.75">
                <text:p>28.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9.45">
                <text:p>29.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0.15">
                <text:p>30.1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.85">
                <text:p>30.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1.55">
                <text:p>31.5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2.25">
                <text:p>32.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2.95">
                <text:p>32.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3.65">
                <text:p>33.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4.35">
                <text:p>34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.05">
                <text:p>35.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